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286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01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6.26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5.078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5.306cm"/>
    </style:style>
    <style:style style:name="co16" style:family="table-column">
      <style:table-column-properties fo:break-before="auto" style:column-width="3.078cm"/>
    </style:style>
    <style:style style:name="co17" style:family="table-column">
      <style:table-column-properties fo:break-before="auto" style:column-width="3.087cm"/>
    </style:style>
    <style:style style:name="co18" style:family="table-column">
      <style:table-column-properties fo:break-before="auto" style:column-width="5.805cm"/>
    </style:style>
    <style:style style:name="co19" style:family="table-column">
      <style:table-column-properties fo:break-before="auto" style:column-width="2.79cm"/>
    </style:style>
    <style:style style:name="co20" style:family="table-column">
      <style:table-column-properties fo:break-before="auto" style:column-width="5.669cm"/>
    </style:style>
    <style:style style:name="co21" style:family="table-column">
      <style:table-column-properties fo:break-before="auto" style:column-width="3.291cm"/>
    </style:style>
    <style:style style:name="co22" style:family="table-column">
      <style:table-column-properties fo:break-before="auto" style:column-width="2.68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1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  <style:text-properties fo:color="#000000" style:font-name="FiraCode Nerd Font"/>
    </style:style>
    <style:style style:name="ce32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style:font-name="FiraCode Nerd Font"/>
    </style:style>
    <style:style style:name="ce33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fo:color="#000000" style:font-name="FiraCode Nerd Fon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Code Nerd Font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FiraCode Nerd Font"/>
    </style:style>
    <style:style style:name="ce36" style:family="table-cell" style:parent-style-name="Default">
      <style:table-cell-properties fo:background-color="#c9211e" style:text-align-source="fix" style:repeat-content="false" style:vertical-align="middle"/>
      <style:paragraph-properties fo:text-align="center"/>
      <style:text-properties style:font-name="FiraCode Nerd Font"/>
    </style:style>
    <style:style style:name="ce39" style:family="table-cell" style:parent-style-name="Default">
      <style:table-cell-properties fo:background-color="#c9211e"/>
      <style:text-properties style:font-name="FiraCode Nerd Font"/>
    </style:style>
    <style:style style:name="ce44" style:family="table-cell" style:parent-style-name="Default">
      <style:table-cell-properties fo:background-color="#c9211e"/>
      <style:text-properties fo:color="#000000" style:font-name="FiraCode Nerd Font"/>
    </style:style>
    <style:style style:name="ce45" style:family="table-cell" style:parent-style-name="Default">
      <style:text-properties style:font-name="FiraCode Nerd Font"/>
    </style:style>
    <style:style style:name="ce51" style:family="table-cell" style:parent-style-name="Default">
      <style:table-cell-properties fo:background-color="#ffffff"/>
      <style:text-properties style:font-name="FiraCode Nerd Font"/>
    </style:style>
    <style:style style:name="ce52" style:family="table-cell" style:parent-style-name="Default">
      <style:table-cell-properties fo:background-color="#c9211e"/>
      <style:text-properties style:font-name="FiraCode Nerd Font"/>
    </style:style>
    <style:style style:name="ce53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FiraCode Nerd Font"/>
    </style:style>
    <style:style style:name="ce55" style:family="table-cell" style:parent-style-name="Default">
      <style:text-properties style:font-name="FiraCode Nerd Font"/>
    </style:style>
    <style:style style:name="ce56" style:family="table-cell" style:parent-style-name="Default">
      <style:table-cell-properties fo:background-color="#ff3838"/>
      <style:text-properties fo:color="#000000" style:font-name="FiraCode Nerd Font"/>
    </style:style>
    <style:style style:name="ce57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FiraCode Nerd Font"/>
    </style:style>
    <style:style style:name="ce58" style:family="table-cell" style:parent-style-name="Default">
      <style:text-properties style:font-name="FiraCode Nerd Font"/>
    </style:style>
    <style:style style:name="ce86" style:family="table-cell" style:parent-style-name="Default">
      <style:text-properties style:font-name="FiraCode Nerd Font"/>
    </style:style>
    <style:style style:name="ce87" style:family="table-cell" style:parent-style-name="Default">
      <style:table-cell-properties fo:background-color="#bbe33d"/>
      <style:text-properties style:font-name="FiraCode Nerd Font"/>
    </style:style>
    <style:style style:name="ce88" style:family="table-cell" style:parent-style-name="Default">
      <style:table-cell-properties fo:background-color="#224b12"/>
      <style:text-properties style:font-name="FiraCode Nerd Font"/>
    </style:style>
    <style:style style:name="ce89" style:family="table-cell" style:parent-style-name="Default">
      <style:table-cell-properties fo:background-color="transparent"/>
      <style:text-properties style:use-window-font-color="true" style:font-name="FiraCode Nerd Font"/>
    </style:style>
    <style:style style:name="ce90" style:family="table-cell" style:parent-style-name="Default">
      <style:table-cell-properties fo:background-color="#3465a4"/>
      <style:text-properties style:font-name="FiraCode Nerd Font"/>
    </style:style>
    <style:style style:name="ce91" style:family="table-cell" style:parent-style-name="Default">
      <style:table-cell-properties fo:background-color="#ff0000"/>
      <style:text-properties style:font-name="FiraCode Nerd Font"/>
    </style:style>
    <style:style style:name="ce92" style:family="table-cell" style:parent-style-name="Default">
      <style:table-cell-properties fo:background-color="#4e102d"/>
      <style:text-properties style:font-name="FiraCode Nerd Font"/>
    </style:style>
    <style:style style:name="ce93" style:family="table-cell" style:parent-style-name="Default">
      <style:table-cell-properties fo:background-color="#ea7500"/>
      <style:text-properties fo:color="#000000" style:font-name="FiraCode Nerd Font"/>
    </style:style>
    <style:style style:name="ce94" style:family="table-cell" style:parent-style-name="Default">
      <style:text-properties style:font-name="FiraCode Nerd Font"/>
    </style:style>
    <style:style style:name="ce95" style:family="table-cell" style:parent-style-name="Default">
      <style:text-properties style:font-name="FiraCode Nerd Font"/>
    </style:style>
    <style:style style:name="ce96" style:family="table-cell" style:parent-style-name="Default">
      <style:table-cell-properties fo:background-color="#ff3838"/>
      <style:text-properties fo:color="#000000" style:font-name="FiraCode Nerd Font"/>
    </style:style>
    <style:style style:name="ce97" style:family="table-cell" style:parent-style-name="Default">
      <style:text-properties style:font-name="FiraCode Nerd Font"/>
    </style:style>
    <style:style style:name="ce98" style:family="table-cell" style:parent-style-name="Default">
      <style:table-cell-properties fo:background-color="#ffffff"/>
      <style:text-properties style:font-name="FiraCode Nerd Font"/>
    </style:style>
    <style:style style:name="ce99" style:family="table-cell" style:parent-style-name="Default">
      <style:table-cell-properties fo:background-color="#395511" style:text-align-source="fix" style:repeat-content="false" style:vertical-align="middle"/>
      <style:paragraph-properties fo:text-align="center" fo:margin-left="0cm"/>
      <style:text-properties style:font-name="FiraCode Nerd Fon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Code Nerd Font"/>
    </style:style>
    <style:style style:name="ce101" style:family="table-cell" style:parent-style-name="Default">
      <style:table-cell-properties fo:background-color="#395511"/>
      <style:text-properties fo:color="#ffffff" style:font-name="FiraCode Nerd Font"/>
    </style:style>
    <style:style style:name="ce102" style:family="table-cell" style:parent-style-name="Default">
      <style:table-cell-properties fo:background-color="transparent"/>
      <style:text-properties style:font-name="FiraCode Nerd Font"/>
    </style:style>
    <style:style style:name="ce103" style:family="table-cell" style:parent-style-name="Default">
      <style:table-cell-properties fo:background-color="transparent"/>
      <style:text-properties style:font-name="FiraCode Nerd Font"/>
    </style:style>
    <style:style style:name="ce104" style:family="table-cell" style:parent-style-name="Default">
      <style:table-cell-properties fo:background-color="transparent"/>
      <style:text-properties style:font-name="FiraCode Nerd Font"/>
    </style:style>
    <style:style style:name="ce105" style:family="table-cell" style:parent-style-name="Default">
      <style:table-cell-properties fo:background-color="transparent"/>
      <style:text-properties style:font-name="FiraCode Nerd Font"/>
    </style:style>
    <style:style style:name="ce106" style:family="table-cell" style:parent-style-name="Default">
      <style:table-cell-properties fo:background-color="transparent"/>
      <style:text-properties style:font-name="FiraCode Nerd Font"/>
    </style:style>
    <style:style style:name="ce107" style:family="table-cell" style:parent-style-name="Default">
      <style:table-cell-properties fo:background-color="transparent"/>
      <style:text-properties style:font-name="FiraCode Nerd Font"/>
    </style:style>
    <style:style style:name="ce108" style:family="table-cell" style:parent-style-name="Default">
      <style:table-cell-properties fo:background-color="transparent"/>
      <style:text-properties style:font-name="FiraCode Nerd Font"/>
    </style:style>
    <style:style style:name="ce109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style:font-name="FiraCode Nerd Font"/>
    </style:style>
    <style:style style:name="ce110" style:family="table-cell" style:parent-style-name="Default">
      <style:table-cell-properties fo:background-color="#383d3c" style:text-align-source="fix" style:repeat-content="false"/>
      <style:paragraph-properties fo:text-align="center" fo:margin-left="0cm"/>
      <style:text-properties style:font-name="FiraCode Nerd Font"/>
    </style:style>
    <style:style style:name="ce111" style:family="table-cell" style:parent-style-name="Default">
      <style:table-cell-properties fo:background-color="transparent"/>
      <style:text-properties style:font-name="FiraCode Nerd Font"/>
    </style:style>
    <style:style style:name="ce112" style:family="table-cell" style:parent-style-name="Default" style:data-style-name="N2">
      <style:table-cell-properties fo:background-color="#395511" style:text-align-source="fix" style:repeat-content="false"/>
      <style:paragraph-properties fo:text-align="center" fo:margin-left="0cm"/>
      <style:text-properties style:font-name="FiraCode Nerd Font"/>
    </style:style>
    <style:style style:name="ce113" style:family="table-cell" style:parent-style-name="Default" style:data-style-name="N2">
      <style:table-cell-properties fo:background-color="#383d3c" style:text-align-source="fix" style:repeat-content="false"/>
      <style:paragraph-properties fo:text-align="center" fo:margin-left="0cm"/>
      <style:text-properties style:font-name="FiraCode Nerd Font"/>
    </style:style>
    <style:style style:name="ce114" style:family="table-cell" style:parent-style-name="Default" style:data-style-name="N2">
      <style:table-cell-properties fo:background-color="#395511"/>
      <style:text-properties fo:color="#ffffff" style:font-name="FiraCode Nerd Font"/>
    </style:style>
    <style:style style:name="ce115" style:family="table-cell" style:parent-style-name="Default" style:data-style-name="N2">
      <style:table-cell-properties fo:background-color="transparent"/>
      <style:text-properties style:font-name="FiraCode Nerd Font"/>
    </style:style>
    <style:style style:name="ce117" style:family="table-cell" style:parent-style-name="Default" style:data-style-name="N2">
      <style:table-cell-properties fo:background-color="transparent"/>
      <style:text-properties style:font-name="FiraCode Nerd Font"/>
    </style:style>
    <style:style style:name="ce118" style:family="table-cell" style:parent-style-name="Default" style:data-style-name="N2">
      <style:text-properties style:font-name="FiraCode Nerd Font"/>
    </style:style>
    <style:style style:name="ce120" style:family="table-cell" style:parent-style-name="Default">
      <style:table-cell-properties fo:background-color="#383d3c"/>
      <style:text-properties style:font-name="FiraCode Nerd Font"/>
    </style:style>
    <style:style style:name="ce121" style:family="table-cell" style:parent-style-name="Default" style:data-style-name="N2">
      <style:text-properties style:font-name="FiraCode Nerd Font"/>
    </style:style>
    <style:style style:name="ce122" style:family="table-cell" style:parent-style-name="Default" style:data-style-name="N2">
      <style:table-cell-properties fo:background-color="#383d3c"/>
      <style:text-properties style:font-name="FiraCode Nerd Font"/>
    </style:style>
    <style:style style:name="ce123" style:family="table-cell" style:parent-style-name="Default" style:data-style-name="N2">
      <style:table-cell-properties fo:background-color="transparent"/>
      <style:text-properties style:font-name="FiraCode Nerd Font"/>
    </style:style>
    <style:style style:name="ce12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FiraCode Nerd Font"/>
    </style:style>
    <style:style style:name="ce125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style:font-name="FiraCode Nerd Font"/>
    </style:style>
    <style:style style:name="ce126" style:family="table-cell" style:parent-style-name="Default">
      <style:table-cell-properties fo:background-color="#780373"/>
      <style:text-properties style:use-window-font-color="true" style:font-name="FiraCode Nerd Font"/>
    </style:style>
    <style:style style:name="ce127" style:family="table-cell" style:parent-style-name="Default">
      <style:text-properties style:font-name="FiraCode Nerd Font"/>
    </style:style>
    <style:style style:name="ce128" style:family="table-cell" style:parent-style-name="Default">
      <style:table-cell-properties fo:background-color="transparent"/>
      <style:text-properties style:font-name="FiraCode Nerd Font"/>
    </style:style>
    <style:style style:name="ce129" style:family="table-cell" style:parent-style-name="Default">
      <style:table-cell-properties fo:background-color="transparent"/>
      <style:text-properties style:font-name="FiraCode Nerd Font"/>
    </style:style>
    <style:style style:name="ce130" style:family="table-cell" style:parent-style-name="Default">
      <style:table-cell-properties fo:background-color="transparent"/>
      <style:text-properties style:font-name="FiraCode Nerd Font"/>
      <style:map style:condition="cell-content()=&quot;MMA&quot;" style:apply-style-name="PMK" style:base-cell-address="Master.A1"/>
    </style:style>
    <style:style style:name="ce131" style:family="table-cell" style:parent-style-name="Default">
      <style:table-cell-properties fo:background-color="#a1467e"/>
      <style:text-properties fo:color="#000000" style:font-name="FiraCode Nerd Font"/>
    </style:style>
    <style:style style:name="ce132" style:family="table-cell" style:parent-style-name="Default" style:data-style-name="N2">
      <style:table-cell-properties fo:background-color="#bf819e"/>
      <style:text-properties fo:color="#000000" style:font-name="FiraCode Nerd Font"/>
    </style:style>
    <style:style style:name="ce133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style:font-name="FiraCode Nerd Font"/>
    </style:style>
    <style:style style:name="ce134" style:family="table-cell" style:parent-style-name="Default">
      <style:table-cell-properties fo:background-color="#780373"/>
      <style:text-properties style:font-name="FiraCode Nerd Font"/>
    </style:style>
    <style:style style:name="ce135" style:family="table-cell" style:parent-style-name="Default">
      <style:table-cell-properties fo:background-color="transparent"/>
      <style:text-properties style:font-name="FiraCode Nerd Font"/>
    </style:style>
    <style:style style:name="ce136" style:family="table-cell" style:parent-style-name="Default">
      <style:table-cell-properties fo:background-color="transparent"/>
      <style:text-properties style:font-name="FiraCode Nerd Font"/>
      <style:map style:condition="cell-content()=&quot;MNM&quot;" style:apply-style-name="MNM" style:base-cell-address="Master.A1"/>
    </style:style>
    <style:style style:name="ce137" style:family="table-cell" style:parent-style-name="Default">
      <style:table-cell-properties fo:background-color="transparent"/>
      <style:text-properties style:font-name="FiraCode Nerd Font"/>
    </style:style>
    <style:style style:name="ce138" style:family="table-cell" style:parent-style-name="Default">
      <style:table-cell-properties fo:background-color="transparent"/>
      <style:text-properties style:font-name="FiraCode Nerd Font"/>
    </style:style>
    <style:style style:name="ce139" style:family="table-cell" style:parent-style-name="Default">
      <style:table-cell-properties fo:background-color="#8d1d75"/>
      <style:text-properties style:font-name="FiraCode Nerd Font"/>
    </style:style>
    <style:style style:name="ce140" style:family="table-cell" style:parent-style-name="Default">
      <style:table-cell-properties fo:background-color="transparent"/>
      <style:text-properties style:font-name="FiraCode Nerd Font"/>
    </style:style>
    <style:style style:name="ce141" style:family="table-cell" style:parent-style-name="Default">
      <style:table-cell-properties fo:background-color="transparent"/>
      <style:text-properties style:font-name="FiraCode Nerd Font"/>
    </style:style>
    <style:style style:name="ce142" style:family="table-cell" style:parent-style-name="Default">
      <style:table-cell-properties fo:background-color="transparent"/>
      <style:text-properties fo:color="#ffffff" style:font-name="FiraCode Nerd Font"/>
    </style:style>
    <style:style style:name="ce178" style:family="table-cell" style:parent-style-name="Default" style:data-style-name="N119">
      <style:text-properties style:font-name="FiraCode Nerd Font"/>
    </style:style>
    <style:style style:name="ce181" style:family="table-cell" style:parent-style-name="Default" style:data-style-name="N119">
      <style:table-cell-properties fo:background-color="#bf819e"/>
      <style:text-properties fo:color="#000000" style:font-name="FiraCode Nerd Font"/>
    </style:style>
    <style:style style:name="ce185" style:family="table-cell" style:parent-style-name="Default" style:data-style-name="N119">
      <style:table-cell-properties fo:background-color="transparent"/>
      <style:text-properties style:font-name="FiraCode Nerd Font"/>
    </style:style>
    <style:style style:name="ce189" style:family="table-cell" style:parent-style-name="Default" style:data-style-name="N119">
      <style:text-properties style:font-name="FiraCode Nerd Font"/>
    </style:style>
    <style:style style:name="ce190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000000" style:font-name="FiraCode Nerd Font"/>
    </style:style>
    <style:style style:name="ce194" style:family="table-cell" style:parent-style-name="Default" style:data-style-name="N2">
      <style:table-cell-properties fo:background-color="transparent"/>
      <style:text-properties style:font-name="FiraCode Nerd Font"/>
    </style:style>
    <style:style style:name="ce195" style:family="table-cell" style:parent-style-name="Default">
      <style:table-cell-properties fo:background-color="transparent"/>
      <style:text-properties style:font-name="FiraCode Nerd Font"/>
    </style:style>
    <style:style style:name="ce196" style:family="table-cell" style:parent-style-name="Default">
      <style:table-cell-properties fo:background-color="transparent"/>
      <style:text-properties style:font-name="FiraCode Nerd Font"/>
    </style:style>
    <style:style style:name="ce198" style:family="table-cell" style:parent-style-name="Default">
      <style:table-cell-properties fo:background-color="transparent"/>
      <style:text-properties style:font-name="FiraCode Nerd Font"/>
    </style:style>
    <style:style style:name="ce2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FiraCode Nerd Font"/>
    </style:style>
    <style:style style:name="ce204" style:family="table-cell" style:parent-style-name="Default" style:data-style-name="N2">
      <style:table-cell-properties fo:background-color="transparent"/>
      <style:text-properties style:font-name="FiraCode Nerd Font"/>
    </style:style>
    <style:style style:name="ce220" style:family="table-cell" style:parent-style-name="Default" style:data-style-name="N2">
      <style:table-cell-properties fo:background-color="transparent"/>
      <style:text-properties style:font-name="FiraCode Nerd Font"/>
    </style:style>
    <style:style style:name="ce221" style:family="table-cell" style:parent-style-name="Default" style:data-style-name="N2">
      <style:table-cell-properties fo:background-color="transparent"/>
      <style:text-properties style:font-name="FiraCode Nerd Font"/>
    </style:style>
    <style:style style:name="ce222" style:family="table-cell" style:parent-style-name="Default" style:data-style-name="N2">
      <style:table-cell-properties fo:background-color="transparent"/>
      <style:text-properties style:font-name="FiraCode Nerd Font"/>
    </style:style>
    <style:style style:name="ce223" style:family="table-cell" style:parent-style-name="Default" style:data-style-name="N2">
      <style:table-cell-properties fo:background-color="transparent"/>
      <style:text-properties style:font-name="FiraCode Nerd Font"/>
    </style:style>
    <style:style style:name="ce224" style:family="table-cell" style:parent-style-name="Default">
      <style:table-cell-properties fo:background-color="transparent"/>
      <style:text-properties style:font-name="FiraCode Nerd Font"/>
    </style:style>
    <style:style style:name="ce225" style:family="table-cell" style:parent-style-name="Default">
      <style:table-cell-properties fo:background-color="transparent"/>
      <style:text-properties style:font-name="FiraCode Nerd Font"/>
    </style:style>
    <style:style style:name="ce226" style:family="table-cell" style:parent-style-name="Default">
      <style:table-cell-properties fo:background-color="transparent"/>
      <style:text-properties style:font-name="FiraCode Nerd Font"/>
    </style:style>
    <style:style style:name="ce227" style:family="table-cell" style:parent-style-name="Default">
      <style:table-cell-properties fo:background-color="transparent"/>
      <style:text-properties fo:color="#000000" style:font-name="FiraCode Nerd Font"/>
    </style:style>
    <style:style style:name="ce162" style:family="table-cell" style:parent-style-name="Default">
      <style:table-cell-properties fo:background-color="transparent"/>
      <style:text-properties fo:color="#ffffff" style:font-name="FiraCode Nerd Font"/>
    </style:style>
    <style:style style:name="ce22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FiraCode Nerd Font"/>
    </style:style>
    <style:style style:name="ce229" style:family="table-cell" style:parent-style-name="Default" style:data-style-name="N2">
      <style:table-cell-properties fo:background-color="transparent"/>
      <style:text-properties style:font-name="FiraCode Nerd Font"/>
    </style:style>
    <style:style style:name="ce230" style:family="table-cell" style:parent-style-name="Default" style:data-style-name="N2">
      <style:table-cell-properties fo:background-color="transparent"/>
      <style:text-properties style:font-name="FiraCode Nerd Font"/>
    </style:style>
    <style:style style:name="ce231" style:family="table-cell" style:parent-style-name="Default">
      <style:table-cell-properties fo:background-color="transparent"/>
      <style:text-properties style:font-name="FiraCode Nerd Font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FiraCode Nerd Font"/>
    </style:style>
    <style:style style:name="ce234" style:family="table-cell" style:parent-style-name="Default">
      <style:text-properties style:font-name="FiraCode Nerd Font"/>
    </style:style>
    <style:style style:name="ce235" style:family="table-cell" style:parent-style-name="Default" style:data-style-name="N2">
      <style:table-cell-properties fo:background-color="transparent"/>
      <style:text-properties style:use-window-font-color="true" style:font-name="FiraCode Nerd Font"/>
    </style:style>
    <style:style style:name="ce236" style:family="table-cell" style:parent-style-name="Default" style:data-style-name="N2">
      <style:table-cell-properties fo:background-color="#ffffff"/>
      <style:text-properties style:font-name="FiraCode Nerd Font"/>
    </style:style>
    <style:style style:name="ce237" style:family="table-cell" style:parent-style-name="Default" style:data-style-name="N4">
      <style:table-cell-properties fo:background-color="transparent"/>
      <style:text-properties style:use-window-font-color="true" style:font-name="FiraCode Nerd Font"/>
    </style:style>
    <style:style style:name="ce238" style:family="table-cell" style:parent-style-name="Default" style:data-style-name="N4">
      <style:text-properties style:font-name="FiraCode Nerd Font"/>
    </style:style>
    <style:style style:name="ce239" style:family="table-cell" style:parent-style-name="Default" style:data-style-name="N4">
      <style:table-cell-properties fo:background-color="#ffffff"/>
      <style:text-properties style:font-name="FiraCode Nerd Font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1" table:number-columns-repeated="4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8" table:default-cell-style-name="ce97"/>
        <table:table-column table:style-name="co10" table:default-cell-style-name="ce45"/>
        <table:table-column table:style-name="co1" table:default-cell-style-name="ce45"/>
        <table:table-column table:style-name="co1" table:default-cell-style-name="ce118"/>
        <table:table-column table:style-name="co1" table:default-cell-style-name="ce45"/>
        <table:table-column table:style-name="co1" table:number-columns-repeated="2" table:default-cell-style-name="ce118"/>
        <table:table-column table:style-name="co1" table:number-columns-repeated="2" table:default-cell-style-name="ce45"/>
        <table:table-column table:style-name="co11" table:default-cell-style-name="ce45"/>
        <table:table-column table:style-name="co1" table:default-cell-style-name="ce45"/>
        <table:table-column table:style-name="co1" table:default-cell-style-name="ce118"/>
        <table:table-column table:style-name="co12" table:number-columns-repeated="2" table:default-cell-style-name="ce45"/>
        <table:table-column table:style-name="co13" table:default-cell-style-name="ce45"/>
        <table:table-column table:style-name="co1" table:default-cell-style-name="ce45"/>
        <table:table-column table:style-name="co1" table:default-cell-style-name="ce189"/>
        <table:table-column table:style-name="co14" table:default-cell-style-name="ce45"/>
        <table:table-column table:style-name="co12" table:default-cell-style-name="ce45"/>
        <table:table-column table:style-name="co15" table:default-cell-style-name="ce45"/>
        <table:table-column table:style-name="co1" table:default-cell-style-name="ce45"/>
        <table:table-column table:style-name="co1" table:default-cell-style-name="ce189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" table:default-cell-style-name="ce45"/>
        <table:table-column table:style-name="co10" table:default-cell-style-name="ce118"/>
        <table:table-column table:style-name="co16" table:default-cell-style-name="ce45"/>
        <table:table-column table:style-name="co19" table:default-cell-style-name="ce45"/>
        <table:table-column table:style-name="co20" table:default-cell-style-name="ce45"/>
        <table:table-column table:style-name="co1" table:default-cell-style-name="ce45"/>
        <table:table-column table:style-name="co1" table:default-cell-style-name="ce118"/>
        <table:table-column table:style-name="co1" table:number-columns-repeated="2" table:default-cell-style-name="ce45"/>
        <table:table-column table:style-name="co1" table:default-cell-style-name="ce118"/>
        <table:table-column table:style-name="co1" table:number-columns-repeated="2" table:default-cell-style-name="ce45"/>
        <table:table-column table:style-name="co21" table:default-cell-style-name="ce45"/>
        <table:table-column table:style-name="co1" table:default-cell-style-name="ce45"/>
        <table:table-column table:style-name="co1" table:default-cell-style-name="ce238"/>
        <table:table-column table:style-name="co1" table:number-columns-repeated="4" table:default-cell-style-name="ce45"/>
        <table:table-column table:style-name="co1" table:default-cell-style-name="ce118"/>
        <table:table-column table:style-name="co1" table:number-columns-repeated="4" table:default-cell-style-name="ce45"/>
        <table:table-column table:style-name="co1" table:default-cell-style-name="ce118"/>
        <table:table-column table:style-name="co1" table:number-columns-repeated="4" table:default-cell-style-name="ce45"/>
        <table:table-column table:style-name="co1" table:default-cell-style-name="ce118"/>
        <table:table-column table:style-name="co1" table:number-columns-repeated="2" table:default-cell-style-name="ce45"/>
        <table:table-column table:style-name="co22" table:default-cell-style-name="ce45"/>
        <table:table-column table:style-name="co1" table:default-cell-style-name="ce45"/>
        <table:table-column table:style-name="co1" table:default-cell-style-name="ce118"/>
        <table:table-column table:style-name="co1" table:number-columns-repeated="16311" table:default-cell-style-name="ce45"/>
        <table:table-row table:style-name="ro1">
          <table:table-cell table:style-name="ce31" office:value-type="string" calcext:value-type="string" table:number-columns-spanned="3" table:number-rows-spanned="2">
            <text:p>Geography / 2011</text:p>
          </table:table-cell>
          <table:covered-table-cell table:style-name="ce36"/>
          <table:covered-table-cell table:style-name="ce52"/>
          <table:table-cell table:style-name="ce53" office:value-type="string" calcext:value-type="string" table:number-columns-spanned="11" table:number-rows-spanned="2">
            <text:p>Factors</text:p>
          </table:table-cell>
          <table:covered-table-cell table:style-name="ce57"/>
          <table:covered-table-cell table:number-columns-repeated="8" table:style-name="ce86"/>
          <table:covered-table-cell table:style-name="ce94"/>
          <table:table-cell table:style-name="ce99" office:value-type="string" calcext:value-type="string" table:number-columns-spanned="6" table:number-rows-spanned="2">
            <text:p>Base Data</text:p>
          </table:table-cell>
          <table:covered-table-cell table:style-name="ce109"/>
          <table:covered-table-cell table:style-name="ce112"/>
          <table:covered-table-cell table:style-name="ce86"/>
          <table:covered-table-cell table:number-columns-repeated="2" table:style-name="ce121"/>
          <table:table-cell table:style-name="ce124" office:value-type="float" office:value="2021" calcext:value-type="float" table:number-columns-spanned="25" table:number-rows-spanned="1">
            <text:p>2021</text:p>
          </table:table-cell>
          <table:covered-table-cell table:number-columns-repeated="3" table:style-name="ce86"/>
          <table:covered-table-cell table:style-name="ce121"/>
          <table:covered-table-cell table:number-columns-repeated="4" table:style-name="ce86"/>
          <table:covered-table-cell table:style-name="ce178"/>
          <table:covered-table-cell table:number-columns-repeated="4" table:style-name="ce86"/>
          <table:covered-table-cell table:style-name="ce178"/>
          <table:covered-table-cell table:number-columns-repeated="4" table:style-name="ce86"/>
          <table:covered-table-cell table:style-name="ce121"/>
          <table:covered-table-cell table:number-columns-repeated="4" table:style-name="ce86"/>
          <table:covered-table-cell table:style-name="ce121"/>
          <table:table-cell table:style-name="ce233"/>
          <table:table-cell table:style-name="ce89"/>
          <table:table-cell table:style-name="ce235"/>
          <table:table-cell table:style-name="ce89" table:number-columns-repeated="4"/>
          <table:table-cell table:style-name="ce237"/>
          <table:table-cell table:style-name="ce89" table:number-columns-repeated="4"/>
          <table:table-cell table:style-name="ce235"/>
          <table:table-cell table:style-name="ce89" table:number-columns-repeated="4"/>
          <table:table-cell table:style-name="ce235"/>
          <table:table-cell table:style-name="ce89" table:number-columns-repeated="4"/>
          <table:table-cell table:style-name="ce235"/>
          <table:table-cell table:style-name="ce89" table:number-columns-repeated="4"/>
          <table:table-cell table:style-name="ce235"/>
          <table:table-cell table:number-columns-repeated="16311"/>
        </table:table-row>
        <table:table-row table:style-name="ro1">
          <table:covered-table-cell table:style-name="ce32"/>
          <table:covered-table-cell table:number-columns-repeated="2" table:style-name="ce39"/>
          <table:covered-table-cell table:style-name="ce55"/>
          <table:covered-table-cell table:number-columns-repeated="9" table:style-name="ce58"/>
          <table:covered-table-cell table:style-name="ce95"/>
          <table:covered-table-cell table:style-name="ce100"/>
          <table:covered-table-cell table:style-name="ce110"/>
          <table:covered-table-cell table:style-name="ce113"/>
          <table:covered-table-cell table:style-name="ce120"/>
          <table:covered-table-cell table:number-columns-repeated="2" table:style-name="ce122"/>
          <table:table-cell table:style-name="ce125" office:value-type="string" calcext:value-type="string" table:number-columns-spanned="5" table:number-rows-spanned="1">
            <text:p>First</text:p>
          </table:table-cell>
          <table:covered-table-cell table:number-columns-repeated="3" table:style-name="ce86"/>
          <table:covered-table-cell table:style-name="ce121"/>
          <table:table-cell table:style-name="ce133" office:value-type="string" calcext:value-type="string" table:number-columns-spanned="5" table:number-rows-spanned="1">
            <text:p>Second</text:p>
          </table:table-cell>
          <table:covered-table-cell table:number-columns-repeated="3" table:style-name="ce86"/>
          <table:covered-table-cell table:style-name="ce178"/>
          <table:table-cell table:style-name="ce190" office:value-type="string" calcext:value-type="string" table:number-columns-spanned="5" table:number-rows-spanned="1">
            <text:p>Third</text:p>
          </table:table-cell>
          <table:covered-table-cell table:number-columns-repeated="3" table:style-name="ce86"/>
          <table:covered-table-cell table:style-name="ce178"/>
          <table:table-cell table:style-name="ce202" office:value-type="string" calcext:value-type="string" table:number-columns-spanned="5" table:number-rows-spanned="1">
            <text:p>Fourth </text:p>
          </table:table-cell>
          <table:covered-table-cell table:number-columns-repeated="3" table:style-name="ce86"/>
          <table:covered-table-cell table:style-name="ce121"/>
          <table:table-cell table:style-name="ce228" office:value-type="string" calcext:value-type="string" table:number-columns-spanned="5" table:number-rows-spanned="1">
            <text:p>Fifth</text:p>
          </table:table-cell>
          <table:covered-table-cell table:number-columns-repeated="3" table:style-name="ce86"/>
          <table:covered-table-cell table:style-name="ce121"/>
          <table:table-cell table:style-name="ce233"/>
          <table:table-cell table:style-name="ce89"/>
          <table:table-cell table:style-name="ce235"/>
          <table:table-cell table:style-name="ce233"/>
          <table:table-cell table:style-name="ce89" table:number-columns-repeated="3"/>
          <table:table-cell table:style-name="ce237"/>
          <table:table-cell table:style-name="ce233"/>
          <table:table-cell table:style-name="ce89" table:number-columns-repeated="3"/>
          <table:table-cell table:style-name="ce235"/>
          <table:table-cell table:style-name="ce233"/>
          <table:table-cell table:style-name="ce89" table:number-columns-repeated="3"/>
          <table:table-cell table:style-name="ce235"/>
          <table:table-cell table:style-name="ce233"/>
          <table:table-cell table:style-name="ce89" table:number-columns-repeated="3"/>
          <table:table-cell table:style-name="ce235"/>
          <table:table-cell table:style-name="ce233"/>
          <table:table-cell table:style-name="ce89" table:number-columns-repeated="3"/>
          <table:table-cell table:style-name="ce235"/>
          <table:table-cell table:number-columns-repeated="16311"/>
        </table:table-row>
        <table:table-row table:style-name="ro1">
          <table:table-cell table:style-name="ce33" office:value-type="string" calcext:value-type="string">
            <text:p>Number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istrict</text:p>
          </table:table-cell>
          <table:table-cell table:style-name="ce56" office:value-type="string" calcext:value-type="string">
            <text:p>Region</text:p>
          </table:table-cell>
          <table:table-cell table:style-name="ce56" office:value-type="string" calcext:value-type="string">
            <text:p>Subregion</text:p>
          </table:table-cell>
          <table:table-cell table:style-name="ce56" office:value-type="string" calcext:value-type="string">
            <text:p>Urbanism</text:p>
          </table:table-cell>
          <table:table-cell table:style-name="ce56" office:value-type="string" calcext:value-type="string">
            <text:p>Reserved</text:p>
          </table:table-cell>
          <table:table-cell table:style-name="ce56" office:value-type="string" calcext:value-type="string">
            <text:p>Special </text:p>
          </table:table-cell>
          <table:table-cell table:style-name="ce56" office:value-type="string" calcext:value-type="string">
            <text:p>Leader</text:p>
          </table:table-cell>
          <table:table-cell table:style-name="ce56" office:value-type="string" calcext:value-type="string">
            <text:p>Satrapy</text:p>
          </table:table-cell>
          <table:table-cell table:style-name="ce56" office:value-type="string" calcext:value-type="string">
            <text:p>Legacy Satrapy</text:p>
          </table:table-cell>
          <table:table-cell table:style-name="ce56" office:value-type="string" calcext:value-type="string">
            <text:p>Kottai</text:p>
          </table:table-cell>
          <table:table-cell table:style-name="ce56" office:value-type="string" calcext:value-type="string">
            <text:p>Legacy Kottai</text:p>
          </table:table-cell>
          <table:table-cell table:style-name="ce96" office:value-type="string" calcext:value-type="string">
            <text:p>Heritage</text:p>
          </table:table-cell>
          <table:table-cell table:style-name="ce101" office:value-type="string" calcext:value-type="string">
            <text:p>Electorate</text:p>
          </table:table-cell>
          <table:table-cell table:style-name="ce101" office:value-type="string" calcext:value-type="string">
            <text:p>Turnout</text:p>
          </table:table-cell>
          <table:table-cell table:style-name="ce114" office:value-type="string" calcext:value-type="string">
            <text:p>Turnout %</text:p>
          </table:table-cell>
          <table:table-cell table:style-name="ce101" office:value-type="string" calcext:value-type="string">
            <text:p>Margin</text:p>
          </table:table-cell>
          <table:table-cell table:style-name="ce114" office:value-type="string" calcext:value-type="string">
            <text:p>Margin %</text:p>
          </table:table-cell>
          <table:table-cell table:style-name="ce114" office:value-type="string" calcext:value-type="string">
            <text:p>Anna Index</text:p>
          </table:table-cell>
          <table:table-cell table:style-name="ce126" office:value-type="string" calcext:value-type="string">
            <text:p>Alliance</text:p>
          </table:table-cell>
          <table:table-cell table:style-name="ce126" office:value-type="string" calcext:value-type="string">
            <text:p>Party</text:p>
          </table:table-cell>
          <table:table-cell table:style-name="ce126" office:value-type="string" calcext:value-type="string">
            <text:p>Name</text:p>
          </table:table-cell>
          <table:table-cell table:style-name="ce131" office:value-type="string" calcext:value-type="string">
            <text:p>Vote </text:p>
          </table:table-cell>
          <table:table-cell table:style-name="ce132" office:value-type="string" calcext:value-type="string">
            <text:p>Vote Share</text:p>
          </table:table-cell>
          <table:table-cell table:style-name="ce134" office:value-type="string" calcext:value-type="string">
            <text:p>Alliance</text:p>
          </table:table-cell>
          <table:table-cell table:style-name="ce139" office:value-type="string" calcext:value-type="string">
            <text:p>Party</text:p>
          </table:table-cell>
          <table:table-cell table:style-name="ce139" office:value-type="string" calcext:value-type="string">
            <text:p>Name</text:p>
          </table:table-cell>
          <table:table-cell table:style-name="ce131" office:value-type="string" calcext:value-type="string">
            <text:p>Vote </text:p>
          </table:table-cell>
          <table:table-cell table:style-name="ce181" office:value-type="string" calcext:value-type="string">
            <text:p>Vote Share</text:p>
          </table:table-cell>
          <table:table-cell table:style-name="ce134" office:value-type="string" calcext:value-type="string">
            <text:p>Alliance</text:p>
          </table:table-cell>
          <table:table-cell table:style-name="ce139" office:value-type="string" calcext:value-type="string">
            <text:p>Party</text:p>
          </table:table-cell>
          <table:table-cell table:style-name="ce139" office:value-type="string" calcext:value-type="string">
            <text:p>Name</text:p>
          </table:table-cell>
          <table:table-cell table:style-name="ce131" office:value-type="string" calcext:value-type="string">
            <text:p>Vote </text:p>
          </table:table-cell>
          <table:table-cell table:style-name="ce181" office:value-type="string" calcext:value-type="string">
            <text:p>Vote Share</text:p>
          </table:table-cell>
          <table:table-cell table:style-name="ce134" office:value-type="string" calcext:value-type="string">
            <text:p>Alliance</text:p>
          </table:table-cell>
          <table:table-cell table:style-name="ce139" office:value-type="string" calcext:value-type="string">
            <text:p>Party</text:p>
          </table:table-cell>
          <table:table-cell table:style-name="ce139" office:value-type="string" calcext:value-type="string">
            <text:p>Name</text:p>
          </table:table-cell>
          <table:table-cell table:style-name="ce131" office:value-type="string" calcext:value-type="string">
            <text:p>Vote </text:p>
          </table:table-cell>
          <table:table-cell table:style-name="ce132" office:value-type="string" calcext:value-type="string">
            <text:p>Vote Share</text:p>
          </table:table-cell>
          <table:table-cell table:style-name="ce134" office:value-type="string" calcext:value-type="string">
            <text:p>Alliance</text:p>
          </table:table-cell>
          <table:table-cell table:style-name="ce139" office:value-type="string" calcext:value-type="string">
            <text:p>Party</text:p>
          </table:table-cell>
          <table:table-cell table:style-name="ce139" office:value-type="string" calcext:value-type="string">
            <text:p>Name</text:p>
          </table:table-cell>
          <table:table-cell table:style-name="ce131" office:value-type="string" calcext:value-type="string">
            <text:p>Vote </text:p>
          </table:table-cell>
          <table:table-cell table:style-name="ce132" office:value-type="string" calcext:value-type="string">
            <text:p>Vote Share</text:p>
          </table:table-cell>
          <table:table-cell table:style-name="ce89" table:number-columns-repeated="2"/>
          <table:table-cell table:style-name="ce235"/>
          <table:table-cell table:style-name="ce89" table:number-columns-repeated="4"/>
          <table:table-cell table:style-name="ce237"/>
          <table:table-cell table:style-name="ce89" table:number-columns-repeated="4"/>
          <table:table-cell table:style-name="ce235"/>
          <table:table-cell table:style-name="ce89" table:number-columns-repeated="4"/>
          <table:table-cell table:style-name="ce235"/>
          <table:table-cell table:style-name="ce89" table:number-columns-repeated="4"/>
          <table:table-cell table:style-name="ce235"/>
          <table:table-cell table:style-name="ce89" table:number-columns-repeated="4"/>
          <table:table-cell table:style-name="ce235"/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mmidipoond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15443" calcext:value-type="float">
            <text:p>215443</text:p>
          </table:table-cell>
          <table:table-cell table:style-name="ce102" office:value-type="float" office:value="179616" calcext:value-type="float">
            <text:p>179616</text:p>
          </table:table-cell>
          <table:table-cell table:style-name="ce115" table:formula="of:=([.P4]/[.O4])*100" office:value-type="float" office:value="83.3705434848197" calcext:value-type="float">
            <text:p>83.37</text:p>
          </table:table-cell>
          <table:table-cell table:style-name="ce102" table:formula="of:=[.X4]-[.AC4]" office:value-type="float" office:value="29256" calcext:value-type="float">
            <text:p>29256</text:p>
          </table:table-cell>
          <table:table-cell table:style-name="ce123" table:formula="of:=([.R4]/[.P4])*100" office:value-type="float" office:value="16.2880812399786" calcext:value-type="float">
            <text:p>16.29</text:p>
          </table:table-cell>
          <table:table-cell table:style-name="ce115" table:formula="of:=[.Y4]+[.AD4]" office:value-type="float" office:value="92.508462497773" calcext:value-type="float">
            <text:p>92.5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ekar C H</text:p>
          </table:table-cell>
          <table:table-cell table:style-name="ce108" office:value-type="float" office:value="97708" calcext:value-type="float">
            <text:p>97708</text:p>
          </table:table-cell>
          <table:table-cell table:style-name="ce117" table:formula="of:=([.X4]/[.P4])*100" office:value-type="float" office:value="54.3982718688758" calcext:value-type="float">
            <text:p>54.40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Sekar K N</text:p>
          </table:table-cell>
          <table:table-cell table:style-name="ce108" office:value-type="float" office:value="68452" calcext:value-type="float">
            <text:p>68452</text:p>
          </table:table-cell>
          <table:table-cell table:style-name="ce117" table:formula="of:=([.AC4]/[.P4])*100" office:value-type="float" office:value="38.1101906288972" calcext:value-type="float">
            <text:p>38.11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elvakumar R</text:p>
          </table:table-cell>
          <table:table-cell table:style-name="ce108" office:value-type="float" office:value="1892" calcext:value-type="float">
            <text:p>1892</text:p>
          </table:table-cell>
          <table:table-cell table:style-name="ce117" table:formula="of:=([.AH4]/[.P4])*100" office:value-type="float" office:value="1.05335827543203" calcext:value-type="float">
            <text:p>1.05</text:p>
          </table:table-cell>
          <table:table-cell table:style-name="ce204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Chakravarthi Sriraman B</text:p>
          </table:table-cell>
          <table:table-cell table:style-name="ce108" office:value-type="float" office:value="1883" calcext:value-type="float">
            <text:p>1883</text:p>
          </table:table-cell>
          <table:table-cell table:style-name="ce117" table:formula="of:=([.AM4]/[.P4])*100" office:value-type="float" office:value="1.04834758596116" calcext:value-type="float">
            <text:p>1.0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Munikrishnan G</text:p>
          </table:table-cell>
          <table:table-cell table:style-name="ce108" office:value-type="float" office:value="1836" calcext:value-type="float">
            <text:p>1836</text:p>
          </table:table-cell>
          <table:table-cell table:style-name="ce117" table:formula="of:=([.AR4]/[.P4])*100" office:value-type="float" office:value="1.02218065205772" calcext:value-type="float">
            <text:p>1.02</text:p>
          </table:table-cell>
          <table:table-cell table:number-columns-repeated="163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nner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2" office:value-type="float" office:value="202449" calcext:value-type="float">
            <text:p>202449</text:p>
          </table:table-cell>
          <table:table-cell table:style-name="ce102" office:value-type="float" office:value="162835" calcext:value-type="float">
            <text:p>162835</text:p>
          </table:table-cell>
          <table:table-cell table:style-name="ce115" table:formula="of:=([.P5]/[.O5])*100" office:value-type="float" office:value="80.4326027789715" calcext:value-type="float">
            <text:p>80.43</text:p>
          </table:table-cell>
          <table:table-cell table:style-name="ce102" table:formula="of:=[.X5]-[.AC5]" office:value-type="float" office:value="31270" calcext:value-type="float">
            <text:p>31270</text:p>
          </table:table-cell>
          <table:table-cell table:style-name="ce123" table:formula="of:=([.R5]/[.P5])*100" office:value-type="float" office:value="19.2034881935702" calcext:value-type="float">
            <text:p>19.20</text:p>
          </table:table-cell>
          <table:table-cell table:style-name="ce115" table:formula="of:=[.Y5]+[.AD5]" office:value-type="float" office:value="95.7889888537477" calcext:value-type="float">
            <text:p>95.7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on Raja</text:p>
          </table:table-cell>
          <table:table-cell table:style-name="ce108" office:value-type="float" office:value="93624" calcext:value-type="float">
            <text:p>93624</text:p>
          </table:table-cell>
          <table:table-cell table:style-name="ce117" table:formula="of:=([.X5]/[.P5])*100" office:value-type="float" office:value="57.4962385236589" calcext:value-type="float">
            <text:p>57.50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animekalai A</text:p>
          </table:table-cell>
          <table:table-cell table:style-name="ce108" office:value-type="float" office:value="62354" calcext:value-type="float">
            <text:p>62354</text:p>
          </table:table-cell>
          <table:table-cell table:style-name="ce117" table:formula="of:=([.AC5]/[.P5])*100" office:value-type="float" office:value="38.2927503300887" calcext:value-type="float">
            <text:p>38.29</text:p>
          </table:table-cell>
          <table:table-cell table:style-name="ce117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Raja S</text:p>
          </table:table-cell>
          <table:table-cell table:style-name="ce108" office:value-type="float" office:value="1347" calcext:value-type="float">
            <text:p>1347</text:p>
          </table:table-cell>
          <table:table-cell table:style-name="ce117" table:formula="of:=([.AH5]/[.P5])*100" office:value-type="float" office:value="0.827217735744772" calcext:value-type="float">
            <text:p>0.83</text:p>
          </table:table-cell>
          <table:table-cell table:style-name="ce220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Ganesan K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7" table:formula="of:=([.AM5]/[.P5])*100" office:value-type="float" office:value="0.819848312709184" calcext:value-type="float">
            <text:p>0.8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yakanthan S</text:p>
          </table:table-cell>
          <table:table-cell table:style-name="ce108" office:value-type="float" office:value="1167" calcext:value-type="float">
            <text:p>1167</text:p>
          </table:table-cell>
          <table:table-cell table:style-name="ce117" table:formula="of:=([.AR5]/[.P5])*100" office:value-type="float" office:value="0.71667639021095" calcext:value-type="float">
            <text:p>0.72</text:p>
          </table:table-cell>
          <table:table-cell table:number-columns-repeated="163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ruttan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2" office:value-type="float" office:value="236733" calcext:value-type="float">
            <text:p>236733</text:p>
          </table:table-cell>
          <table:table-cell table:style-name="ce102" office:value-type="float" office:value="191237" calcext:value-type="float">
            <text:p>191237</text:p>
          </table:table-cell>
          <table:table-cell table:style-name="ce115" table:formula="of:=([.P6]/[.O6])*100" office:value-type="float" office:value="80.7817245588912" calcext:value-type="float">
            <text:p>80.78</text:p>
          </table:table-cell>
          <table:table-cell table:style-name="ce102" table:formula="of:=[.X6]-[.AC6]" office:value-type="float" office:value="23930" calcext:value-type="float">
            <text:p>23930</text:p>
          </table:table-cell>
          <table:table-cell table:style-name="ce123" table:formula="of:=([.R6]/[.P6])*100" office:value-type="float" office:value="12.5132688757929" calcext:value-type="float">
            <text:p>12.51</text:p>
          </table:table-cell>
          <table:table-cell table:style-name="ce115" table:formula="of:=[.Y6]+[.AD6]" office:value-type="float" office:value="87.7999550296229" calcext:value-type="float">
            <text:p>87.8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Arunsubramanian M</text:p>
          </table:table-cell>
          <table:table-cell table:style-name="ce108" office:value-type="float" office:value="95918" calcext:value-type="float">
            <text:p>95918</text:p>
          </table:table-cell>
          <table:table-cell table:style-name="ce117" table:formula="of:=([.X6]/[.P6])*100" office:value-type="float" office:value="50.1566119527079" calcext:value-type="float">
            <text:p>50.16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Raman E S S</text:p>
          </table:table-cell>
          <table:table-cell table:style-name="ce108" office:value-type="float" office:value="71988" calcext:value-type="float">
            <text:p>71988</text:p>
          </table:table-cell>
          <table:table-cell table:style-name="ce117" table:formula="of:=([.AC6]/[.P6])*100" office:value-type="float" office:value="37.643343076915" calcext:value-type="float">
            <text:p>37.64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Subramani A K</text:p>
          </table:table-cell>
          <table:table-cell table:style-name="ce108" office:value-type="float" office:value="9760" calcext:value-type="float">
            <text:p>9760</text:p>
          </table:table-cell>
          <table:table-cell table:style-name="ce117" table:formula="of:=([.AH6]/[.P6])*100" office:value-type="float" office:value="5.10361488624063" calcext:value-type="float">
            <text:p>5.10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Rambai S</text:p>
          </table:table-cell>
          <table:table-cell table:style-name="ce108" office:value-type="float" office:value="3232" calcext:value-type="float">
            <text:p>3232</text:p>
          </table:table-cell>
          <table:table-cell table:style-name="ce117" table:formula="of:=([.AM6]/[.P6])*100" office:value-type="float" office:value="1.69004951970591" calcext:value-type="float">
            <text:p>1.69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Dass D</text:p>
          </table:table-cell>
          <table:table-cell table:style-name="ce108" office:value-type="float" office:value="1859" calcext:value-type="float">
            <text:p>1859</text:p>
          </table:table-cell>
          <table:table-cell table:style-name="ce117" table:formula="of:=([.AR6]/[.P6])*100" office:value-type="float" office:value="0.972092220647678" calcext:value-type="float">
            <text:p>0.97</text:p>
          </table:table-cell>
          <table:table-cell table:number-columns-repeated="163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2" office:value-type="float" office:value="207935" calcext:value-type="float">
            <text:p>207935</text:p>
          </table:table-cell>
          <table:table-cell table:style-name="ce102" office:value-type="float" office:value="170115" calcext:value-type="float">
            <text:p>170115</text:p>
          </table:table-cell>
          <table:table-cell table:style-name="ce115" table:formula="of:=([.P7]/[.O7])*100" office:value-type="float" office:value="81.8116238247529" calcext:value-type="float">
            <text:p>81.81</text:p>
          </table:table-cell>
          <table:table-cell table:style-name="ce102" table:formula="of:=[.X7]-[.AC7]" office:value-type="float" office:value="23648" calcext:value-type="float">
            <text:p>23648</text:p>
          </table:table-cell>
          <table:table-cell table:style-name="ce123" table:formula="of:=([.R7]/[.P7])*100" office:value-type="float" office:value="13.9011844928431" calcext:value-type="float">
            <text:p>13.90</text:p>
          </table:table-cell>
          <table:table-cell table:style-name="ce115" table:formula="of:=[.Y7]+[.AD7]" office:value-type="float" office:value="93.4814684184228" calcext:value-type="float">
            <text:p>93.4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29" office:value-type="string" calcext:value-type="string">
            <text:p>Ramana B V</text:p>
          </table:table-cell>
          <table:table-cell table:style-name="ce108" office:value-type="float" office:value="91337" calcext:value-type="float">
            <text:p>91337</text:p>
          </table:table-cell>
          <table:table-cell table:style-name="ce117" table:formula="of:=([.X7]/[.P7])*100" office:value-type="float" office:value="53.691326455633" calcext:value-type="float">
            <text:p>53.6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hiaji E A P</text:p>
          </table:table-cell>
          <table:table-cell table:style-name="ce108" office:value-type="float" office:value="67689" calcext:value-type="float">
            <text:p>67689</text:p>
          </table:table-cell>
          <table:table-cell table:style-name="ce117" table:formula="of:=([.AC7]/[.P7])*100" office:value-type="float" office:value="39.7901419627899" calcext:value-type="float">
            <text:p>39.79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James E</text:p>
          </table:table-cell>
          <table:table-cell table:style-name="ce108" office:value-type="float" office:value="2220" calcext:value-type="float">
            <text:p>2220</text:p>
          </table:table-cell>
          <table:table-cell table:style-name="ce117" table:formula="of:=([.AH7]/[.P7])*100" office:value-type="float" office:value="1.30499955912177" calcext:value-type="float">
            <text:p>1.30</text:p>
          </table:table-cell>
          <table:table-cell table:style-name="ce221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Janakiraman R M R</text:p>
          </table:table-cell>
          <table:table-cell table:style-name="ce108" office:value-type="float" office:value="1869" calcext:value-type="float">
            <text:p>1869</text:p>
          </table:table-cell>
          <table:table-cell table:style-name="ce117" table:formula="of:=([.AM7]/[.P7])*100" office:value-type="float" office:value="1.09866854774711" calcext:value-type="float">
            <text:p>1.1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RJD</text:p>
          </table:table-cell>
          <table:table-cell table:style-name="ce108" office:value-type="string" calcext:value-type="string">
            <text:p>Deivasigamani T A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17" table:formula="of:=([.AR7]/[.P7])*100" office:value-type="float" office:value="0.634864650383564" calcext:value-type="float">
            <text:p>0.63</text:p>
          </table:table-cell>
          <table:table-cell table:number-columns-repeated="1633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onamallee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2" office:value-type="float" office:value="229460" calcext:value-type="float">
            <text:p>229460</text:p>
          </table:table-cell>
          <table:table-cell table:style-name="ce102" office:value-type="float" office:value="181531" calcext:value-type="float">
            <text:p>181531</text:p>
          </table:table-cell>
          <table:table-cell table:style-name="ce115" table:formula="of:=([.P8]/[.O8])*100" office:value-type="float" office:value="79.1122635753508" calcext:value-type="float">
            <text:p>79.11</text:p>
          </table:table-cell>
          <table:table-cell table:style-name="ce102" table:formula="of:=[.X8]-[.AC8]" office:value-type="float" office:value="41419" calcext:value-type="float">
            <text:p>41419</text:p>
          </table:table-cell>
          <table:table-cell table:style-name="ce123" table:formula="of:=([.R8]/[.P8])*100" office:value-type="float" office:value="22.8164886438129" calcext:value-type="float">
            <text:p>22.82</text:p>
          </table:table-cell>
          <table:table-cell table:style-name="ce115" table:formula="of:=[.Y8]+[.AD8]" office:value-type="float" office:value="86.3626598211876" calcext:value-type="float">
            <text:p>86.3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animaran R</text:p>
          </table:table-cell>
          <table:table-cell table:style-name="ce108" office:value-type="float" office:value="99097" calcext:value-type="float">
            <text:p>99097</text:p>
          </table:table-cell>
          <table:table-cell table:style-name="ce117" table:formula="of:=([.X8]/[.P8])*100" office:value-type="float" office:value="54.5895742325002" calcext:value-type="float">
            <text:p>54.5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Kanchi Gv Mathiazhagan</text:p>
          </table:table-cell>
          <table:table-cell table:style-name="ce108" office:value-type="float" office:value="57678" calcext:value-type="float">
            <text:p>57678</text:p>
          </table:table-cell>
          <table:table-cell table:style-name="ce117" table:formula="of:=([.AC8]/[.P8])*100" office:value-type="float" office:value="31.7730855886873" calcext:value-type="float">
            <text:p>31.77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Jaganmoorthy M</text:p>
          </table:table-cell>
          <table:table-cell table:style-name="ce108" office:value-type="float" office:value="21118" calcext:value-type="float">
            <text:p>21118</text:p>
          </table:table-cell>
          <table:table-cell table:style-name="ce117" table:formula="of:=([.AH8]/[.P8])*100" office:value-type="float" office:value="11.6332747574794" calcext:value-type="float">
            <text:p>11.6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Murali K</text:p>
          </table:table-cell>
          <table:table-cell table:style-name="ce108" office:value-type="float" office:value="2022" calcext:value-type="float">
            <text:p>2022</text:p>
          </table:table-cell>
          <table:table-cell table:style-name="ce117" table:formula="of:=([.AM8]/[.P8])*100" office:value-type="float" office:value="1.11385934082884" calcext:value-type="float">
            <text:p>1.11</text:p>
          </table:table-cell>
          <table:table-cell table:style-name="ce229" office:value-type="string" calcext:value-type="string">
            <text:p>IJK</text:p>
          </table:table-cell>
          <table:table-cell table:style-name="ce227" office:value-type="string" calcext:value-type="string">
            <text:p>IJK</text:p>
          </table:table-cell>
          <table:table-cell table:style-name="ce108" office:value-type="string" calcext:value-type="string">
            <text:p>Theinmathi P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7" table:formula="of:=([.AR8]/[.P8])*100" office:value-type="float" office:value="0.890206080504156" calcext:value-type="float">
            <text:p>0.89</text:p>
          </table:table-cell>
          <table:table-cell table:number-columns-repeated="1633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adi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77885" calcext:value-type="float">
            <text:p>277885</text:p>
          </table:table-cell>
          <table:table-cell table:style-name="ce102" office:value-type="float" office:value="199538" calcext:value-type="float">
            <text:p>199538</text:p>
          </table:table-cell>
          <table:table-cell table:style-name="ce115" table:formula="of:=([.P9]/[.O9])*100" office:value-type="float" office:value="71.8059628983213" calcext:value-type="float">
            <text:p>71.81</text:p>
          </table:table-cell>
          <table:table-cell table:style-name="ce102" table:formula="of:=[.X9]-[.AC9]" office:value-type="float" office:value="43238" calcext:value-type="float">
            <text:p>43238</text:p>
          </table:table-cell>
          <table:table-cell table:style-name="ce123" table:formula="of:=([.R9]/[.P9])*100" office:value-type="float" office:value="21.6690555182472" calcext:value-type="float">
            <text:p>21.67</text:p>
          </table:table-cell>
          <table:table-cell table:style-name="ce115" table:formula="of:=[.Y9]+[.AD9]" office:value-type="float" office:value="88.6878689773376" calcext:value-type="float">
            <text:p>88.6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bdul Rahim S</text:p>
          </table:table-cell>
          <table:table-cell table:style-name="ce108" office:value-type="float" office:value="110102" calcext:value-type="float">
            <text:p>110102</text:p>
          </table:table-cell>
          <table:table-cell table:style-name="ce117" table:formula="of:=([.X9]/[.P9])*100" office:value-type="float" office:value="55.1784622477924" calcext:value-type="float">
            <text:p>55.18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Dhamotharan R</text:p>
          </table:table-cell>
          <table:table-cell table:style-name="ce108" office:value-type="float" office:value="66864" calcext:value-type="float">
            <text:p>66864</text:p>
          </table:table-cell>
          <table:table-cell table:style-name="ce117" table:formula="of:=([.AC9]/[.P9])*100" office:value-type="float" office:value="33.5094067295453" calcext:value-type="float">
            <text:p>33.51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yaraman B</text:p>
          </table:table-cell>
          <table:table-cell table:style-name="ce108" office:value-type="float" office:value="10460" calcext:value-type="float">
            <text:p>10460</text:p>
          </table:table-cell>
          <table:table-cell table:style-name="ce117" table:formula="of:=([.AH9]/[.P9])*100" office:value-type="float" office:value="5.24210927241929" calcext:value-type="float">
            <text:p>5.24</text:p>
          </table:table-cell>
          <table:table-cell table:style-name="ce221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Loganathan J</text:p>
          </table:table-cell>
          <table:table-cell table:style-name="ce108" office:value-type="float" office:value="3795" calcext:value-type="float">
            <text:p>3795</text:p>
          </table:table-cell>
          <table:table-cell table:style-name="ce117" table:formula="of:=([.AM9]/[.P9])*100" office:value-type="float" office:value="1.90189337369323" calcext:value-type="float">
            <text:p>1.90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Sathyamurthi C</text:p>
          </table:table-cell>
          <table:table-cell table:style-name="ce108" office:value-type="float" office:value="1658" calcext:value-type="float">
            <text:p>1658</text:p>
          </table:table-cell>
          <table:table-cell table:style-name="ce117" table:formula="of:=([.AR9]/[.P9])*100" office:value-type="float" office:value="0.830919423869138" calcext:value-type="float">
            <text:p>0.83</text:p>
          </table:table-cell>
          <table:table-cell table:number-columns-repeated="1633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duravoyal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69513" calcext:value-type="float">
            <text:p>269513</text:p>
          </table:table-cell>
          <table:table-cell table:style-name="ce102" office:value-type="float" office:value="185925" calcext:value-type="float">
            <text:p>185925</text:p>
          </table:table-cell>
          <table:table-cell table:style-name="ce115" table:formula="of:=([.P10]/[.O10])*100" office:value-type="float" office:value="68.9855405861684" calcext:value-type="float">
            <text:p>68.99</text:p>
          </table:table-cell>
          <table:table-cell table:style-name="ce102" table:formula="of:=[.X10]-[.AC10]" office:value-type="float" office:value="24011" calcext:value-type="float">
            <text:p>24011</text:p>
          </table:table-cell>
          <table:table-cell table:style-name="ce123" table:formula="of:=([.R10]/[.P10])*100" office:value-type="float" office:value="12.9143471830039" calcext:value-type="float">
            <text:p>12.91</text:p>
          </table:table-cell>
          <table:table-cell table:style-name="ce115" table:formula="of:=[.Y10]+[.AD10]" office:value-type="float" office:value="91.2609923356192" calcext:value-type="float">
            <text:p>91.2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Beem Rao G</text:p>
          </table:table-cell>
          <table:table-cell table:style-name="ce108" office:value-type="float" office:value="96844" calcext:value-type="float">
            <text:p>96844</text:p>
          </table:table-cell>
          <table:table-cell table:style-name="ce117" table:formula="of:=([.X10]/[.P10])*100" office:value-type="float" office:value="52.0876697593116" calcext:value-type="float">
            <text:p>52.0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Selvam K</text:p>
          </table:table-cell>
          <table:table-cell table:style-name="ce108" office:value-type="float" office:value="72833" calcext:value-type="float">
            <text:p>72833</text:p>
          </table:table-cell>
          <table:table-cell table:style-name="ce117" table:formula="of:=([.AC10]/[.P10])*100" office:value-type="float" office:value="39.1733225763077" calcext:value-type="float">
            <text:p>39.17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elvan S</text:p>
          </table:table-cell>
          <table:table-cell table:style-name="ce108" office:value-type="float" office:value="6381" calcext:value-type="float">
            <text:p>6381</text:p>
          </table:table-cell>
          <table:table-cell table:style-name="ce117" table:formula="of:=([.AH10]/[.P10])*100" office:value-type="float" office:value="3.43202904396934" calcext:value-type="float">
            <text:p>3.43</text:p>
          </table:table-cell>
          <table:table-cell table:style-name="ce222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Sivasankaran D</text:p>
          </table:table-cell>
          <table:table-cell table:style-name="ce108" office:value-type="float" office:value="2256" calcext:value-type="float">
            <text:p>2256</text:p>
          </table:table-cell>
          <table:table-cell table:style-name="ce117" table:formula="of:=([.AM10]/[.P10])*100" office:value-type="float" office:value="1.21339249697459" calcext:value-type="float">
            <text:p>1.21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Yosuva P</text:p>
          </table:table-cell>
          <table:table-cell table:style-name="ce108" office:value-type="float" office:value="2040" calcext:value-type="float">
            <text:p>2040</text:p>
          </table:table-cell>
          <table:table-cell table:style-name="ce117" table:formula="of:=([.AR10]/[.P10])*100" office:value-type="float" office:value="1.09721661960468" calcext:value-type="float">
            <text:p>1.10</text:p>
          </table:table-cell>
          <table:table-cell table:number-columns-repeated="1633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batt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64990" calcext:value-type="float">
            <text:p>264990</text:p>
          </table:table-cell>
          <table:table-cell table:style-name="ce102" office:value-type="float" office:value="186347" calcext:value-type="float">
            <text:p>186347</text:p>
          </table:table-cell>
          <table:table-cell table:style-name="ce115" table:formula="of:=([.P11]/[.O11])*100" office:value-type="float" office:value="70.3222763123137" calcext:value-type="float">
            <text:p>70.32</text:p>
          </table:table-cell>
          <table:table-cell table:style-name="ce102" table:formula="of:=[.X11]-[.AC11]" office:value-type="float" office:value="22717" calcext:value-type="float">
            <text:p>22717</text:p>
          </table:table-cell>
          <table:table-cell table:style-name="ce123" table:formula="of:=([.R11]/[.P11])*100" office:value-type="float" office:value="12.1906979988945" calcext:value-type="float">
            <text:p>12.19</text:p>
          </table:table-cell>
          <table:table-cell table:style-name="ce115" table:formula="of:=[.Y11]+[.AD11]" office:value-type="float" office:value="94.4168674569486" calcext:value-type="float">
            <text:p>94.4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edhachalam S</text:p>
          </table:table-cell>
          <table:table-cell table:style-name="ce108" office:value-type="float" office:value="99330" calcext:value-type="float">
            <text:p>99330</text:p>
          </table:table-cell>
          <table:table-cell table:style-name="ce117" table:formula="of:=([.X11]/[.P11])*100" office:value-type="float" office:value="53.3037827279216" calcext:value-type="float">
            <text:p>53.30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anaganathan B</text:p>
          </table:table-cell>
          <table:table-cell table:style-name="ce108" office:value-type="float" office:value="76613" calcext:value-type="float">
            <text:p>76613</text:p>
          </table:table-cell>
          <table:table-cell table:style-name="ce117" table:formula="of:=([.AC11]/[.P11])*100" office:value-type="float" office:value="41.113084729027" calcext:value-type="float">
            <text:p>41.11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Jeyachandra T</text:p>
          </table:table-cell>
          <table:table-cell table:style-name="ce108" office:value-type="float" office:value="3912" calcext:value-type="float">
            <text:p>3912</text:p>
          </table:table-cell>
          <table:table-cell table:style-name="ce117" table:formula="of:=([.AH11]/[.P11])*100" office:value-type="float" office:value="2.09930935298127" calcext:value-type="float">
            <text:p>2.10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JMM</text:p>
          </table:table-cell>
          <table:table-cell table:style-name="ce108" office:value-type="string" calcext:value-type="string">
            <text:p>Devarajan C</text:p>
          </table:table-cell>
          <table:table-cell table:style-name="ce108" office:value-type="float" office:value="1128" calcext:value-type="float">
            <text:p>1128</text:p>
          </table:table-cell>
          <table:table-cell table:style-name="ce117" table:formula="of:=([.AM11]/[.P11])*100" office:value-type="float" office:value="0.605322328773739" calcext:value-type="float">
            <text:p>0.61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Mohamed Abbas S</text:p>
          </table:table-cell>
          <table:table-cell table:style-name="ce108" office:value-type="float" office:value="962" calcext:value-type="float">
            <text:p>962</text:p>
          </table:table-cell>
          <table:table-cell table:style-name="ce117" table:formula="of:=([.AR11]/[.P11])*100" office:value-type="float" office:value="0.516241205922285" calcext:value-type="float">
            <text:p>0.52</text:p>
          </table:table-cell>
          <table:table-cell table:number-columns-repeated="1633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davar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75626" calcext:value-type="float">
            <text:p>275626</text:p>
          </table:table-cell>
          <table:table-cell table:style-name="ce102" office:value-type="float" office:value="207325" calcext:value-type="float">
            <text:p>207325</text:p>
          </table:table-cell>
          <table:table-cell table:style-name="ce115" table:formula="of:=([.P12]/[.O12])*100" office:value-type="float" office:value="75.2196817426513" calcext:value-type="float">
            <text:p>75.22</text:p>
          </table:table-cell>
          <table:table-cell table:style-name="ce102" table:formula="of:=[.X12]-[.AC12]" office:value-type="float" office:value="34765" calcext:value-type="float">
            <text:p>34765</text:p>
          </table:table-cell>
          <table:table-cell table:style-name="ce123" table:formula="of:=([.R12]/[.P12])*100" office:value-type="float" office:value="16.7683588568672" calcext:value-type="float">
            <text:p>16.77</text:p>
          </table:table-cell>
          <table:table-cell table:style-name="ce115" table:formula="of:=[.Y12]+[.AD12]" office:value-type="float" office:value="94.6200409984324" calcext:value-type="float">
            <text:p>94.6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oorthy V</text:p>
          </table:table-cell>
          <table:table-cell table:style-name="ce108" office:value-type="float" office:value="115468" calcext:value-type="float">
            <text:p>115468</text:p>
          </table:table-cell>
          <table:table-cell table:style-name="ce117" table:formula="of:=([.X12]/[.P12])*100" office:value-type="float" office:value="55.6941999276498" calcext:value-type="float">
            <text:p>55.6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animozhi N S</text:p>
          </table:table-cell>
          <table:table-cell table:style-name="ce108" office:value-type="float" office:value="80703" calcext:value-type="float">
            <text:p>80703</text:p>
          </table:table-cell>
          <table:table-cell table:style-name="ce117" table:formula="of:=([.AC12]/[.P12])*100" office:value-type="float" office:value="38.9258410707826" calcext:value-type="float">
            <text:p>38.93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ivakumar B</text:p>
          </table:table-cell>
          <table:table-cell table:style-name="ce108" office:value-type="float" office:value="2599" calcext:value-type="float">
            <text:p>2599</text:p>
          </table:table-cell>
          <table:table-cell table:style-name="ce117" table:formula="of:=([.AH12]/[.P12])*100" office:value-type="float" office:value="1.25358736283613" calcext:value-type="float">
            <text:p>1.2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Kumaran P</text:p>
          </table:table-cell>
          <table:table-cell table:style-name="ce108" office:value-type="float" office:value="2135" calcext:value-type="float">
            <text:p>2135</text:p>
          </table:table-cell>
          <table:table-cell table:style-name="ce117" table:formula="of:=([.AM12]/[.P12])*100" office:value-type="float" office:value="1.02978415531171" calcext:value-type="float">
            <text:p>1.0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Ramesh A</text:p>
          </table:table-cell>
          <table:table-cell table:style-name="ce108" office:value-type="float" office:value="1964" calcext:value-type="float">
            <text:p>1964</text:p>
          </table:table-cell>
          <table:table-cell table:style-name="ce117" table:formula="of:=([.AR12]/[.P12])*100" office:value-type="float" office:value="0.947304955986977" calcext:value-type="float">
            <text:p>0.95</text:p>
          </table:table-cell>
          <table:table-cell table:number-columns-repeated="163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ruvottiy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21495" calcext:value-type="float">
            <text:p>221495</text:p>
          </table:table-cell>
          <table:table-cell table:style-name="ce102" office:value-type="float" office:value="164716" calcext:value-type="float">
            <text:p>164716</text:p>
          </table:table-cell>
          <table:table-cell table:style-name="ce115" table:formula="of:=([.P13]/[.O13])*100" office:value-type="float" office:value="74.3655612993521" calcext:value-type="float">
            <text:p>74.37</text:p>
          </table:table-cell>
          <table:table-cell table:style-name="ce102" table:formula="of:=[.X13]-[.AC13]" office:value-type="float" office:value="27291" calcext:value-type="float">
            <text:p>27291</text:p>
          </table:table-cell>
          <table:table-cell table:style-name="ce123" table:formula="of:=([.R13]/[.P13])*100" office:value-type="float" office:value="16.5685179338983" calcext:value-type="float">
            <text:p>16.57</text:p>
          </table:table-cell>
          <table:table-cell table:style-name="ce115" table:formula="of:=[.Y13]+[.AD13]" office:value-type="float" office:value="97.4993321838801" calcext:value-type="float">
            <text:p>97.5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uppan K</text:p>
          </table:table-cell>
          <table:table-cell table:style-name="ce108" office:value-type="float" office:value="93944" calcext:value-type="float">
            <text:p>93944</text:p>
          </table:table-cell>
          <table:table-cell table:style-name="ce117" table:formula="of:=([.X13]/[.P13])*100" office:value-type="float" office:value="57.0339250588892" calcext:value-type="float">
            <text:p>57.03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amy K P P</text:p>
          </table:table-cell>
          <table:table-cell table:style-name="ce108" office:value-type="float" office:value="66653" calcext:value-type="float">
            <text:p>66653</text:p>
          </table:table-cell>
          <table:table-cell table:style-name="ce117" table:formula="of:=([.AC13]/[.P13])*100" office:value-type="float" office:value="40.4654071249909" calcext:value-type="float">
            <text:p>40.47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enkatakrishnan V</text:p>
          </table:table-cell>
          <table:table-cell table:style-name="ce108" office:value-type="float" office:value="1719" calcext:value-type="float">
            <text:p>1719</text:p>
          </table:table-cell>
          <table:table-cell table:style-name="ce117" table:formula="of:=([.AH13]/[.P13])*100" office:value-type="float" office:value="1.04361446368295" calcext:value-type="float">
            <text:p>1.0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ndiyan S</text:p>
          </table:table-cell>
          <table:table-cell table:style-name="ce108" office:value-type="float" office:value="649" calcext:value-type="float">
            <text:p>649</text:p>
          </table:table-cell>
          <table:table-cell table:style-name="ce117" table:formula="of:=([.AM13]/[.P13])*100" office:value-type="float" office:value="0.394011510721484" calcext:value-type="float">
            <text:p>0.39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Suresh S</text:p>
          </table:table-cell>
          <table:table-cell table:style-name="ce108" office:value-type="float" office:value="464" calcext:value-type="float">
            <text:p>464</text:p>
          </table:table-cell>
          <table:table-cell table:style-name="ce117" table:formula="of:=([.AR13]/[.P13])*100" office:value-type="float" office:value="0.281696981471138" calcext:value-type="float">
            <text:p>0.28</text:p>
          </table:table-cell>
          <table:table-cell table:number-columns-repeated="1633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hakrishnan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102" office:value-type="float" office:value="195179" calcext:value-type="float">
            <text:p>195179</text:p>
          </table:table-cell>
          <table:table-cell table:style-name="ce102" office:value-type="float" office:value="141904" calcext:value-type="float">
            <text:p>141904</text:p>
          </table:table-cell>
          <table:table-cell table:style-name="ce115" table:formula="of:=([.P14]/[.O14])*100" office:value-type="float" office:value="72.7045430092377" calcext:value-type="float">
            <text:p>72.70</text:p>
          </table:table-cell>
          <table:table-cell table:style-name="ce102" table:formula="of:=[.X14]-[.AC14]" office:value-type="float" office:value="31255" calcext:value-type="float">
            <text:p>31255</text:p>
          </table:table-cell>
          <table:table-cell table:style-name="ce123" table:formula="of:=([.R14]/[.P14])*100" office:value-type="float" office:value="22.02545382794" calcext:value-type="float">
            <text:p>22.03</text:p>
          </table:table-cell>
          <table:table-cell table:style-name="ce115" table:formula="of:=[.Y14]+[.AD14]" office:value-type="float" office:value="96.0501465779682" calcext:value-type="float">
            <text:p>96.0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etriivel P</text:p>
          </table:table-cell>
          <table:table-cell table:style-name="ce108" office:value-type="float" office:value="83777" calcext:value-type="float">
            <text:p>83777</text:p>
          </table:table-cell>
          <table:table-cell table:style-name="ce117" table:formula="of:=([.X14]/[.P14])*100" office:value-type="float" office:value="59.0378002029541" calcext:value-type="float">
            <text:p>59.04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ekarbabu P K</text:p>
          </table:table-cell>
          <table:table-cell table:style-name="ce108" office:value-type="float" office:value="52522" calcext:value-type="float">
            <text:p>52522</text:p>
          </table:table-cell>
          <table:table-cell table:style-name="ce117" table:formula="of:=([.AC14]/[.P14])*100" office:value-type="float" office:value="37.0123463750141" calcext:value-type="float">
            <text:p>37.01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inayagam K R</text:p>
          </table:table-cell>
          <table:table-cell table:style-name="ce108" office:value-type="float" office:value="1300" calcext:value-type="float">
            <text:p>1300</text:p>
          </table:table-cell>
          <table:table-cell table:style-name="ce117" table:formula="of:=([.AH14]/[.P14])*100" office:value-type="float" office:value="0.916112301274101" calcext:value-type="float">
            <text:p>0.92</text:p>
          </table:table-cell>
          <table:table-cell table:style-name="ce222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Arockiam S</text:p>
          </table:table-cell>
          <table:table-cell table:style-name="ce108" office:value-type="float" office:value="678" calcext:value-type="float">
            <text:p>678</text:p>
          </table:table-cell>
          <table:table-cell table:style-name="ce117" table:formula="of:=([.AM14]/[.P14])*100" office:value-type="float" office:value="0.477787800202954" calcext:value-type="float">
            <text:p>0.4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rakash R</text:p>
          </table:table-cell>
          <table:table-cell table:style-name="ce108" office:value-type="float" office:value="529" calcext:value-type="float">
            <text:p>529</text:p>
          </table:table-cell>
          <table:table-cell table:style-name="ce117" table:formula="of:=([.AR14]/[.P14])*100" office:value-type="float" office:value="0.372787236441538" calcext:value-type="float">
            <text:p>0.37</text:p>
          </table:table-cell>
          <table:table-cell table:number-columns-repeated="163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amb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2" office:value-type="float" office:value="232344" calcext:value-type="float">
            <text:p>232344</text:p>
          </table:table-cell>
          <table:table-cell table:style-name="ce102" office:value-type="float" office:value="162026" calcext:value-type="float">
            <text:p>162026</text:p>
          </table:table-cell>
          <table:table-cell table:style-name="ce115" table:formula="of:=([.P15]/[.O15])*100" office:value-type="float" office:value="69.7353923492752" calcext:value-type="float">
            <text:p>69.74</text:p>
          </table:table-cell>
          <table:table-cell table:style-name="ce102" table:formula="of:=[.X15]-[.AC15]" office:value-type="float" office:value="17423" calcext:value-type="float">
            <text:p>17423</text:p>
          </table:table-cell>
          <table:table-cell table:style-name="ce123" table:formula="of:=([.R15]/[.P15])*100" office:value-type="float" office:value="10.753212447385" calcext:value-type="float">
            <text:p>10.75</text:p>
          </table:table-cell>
          <table:table-cell table:style-name="ce115" table:formula="of:=[.Y15]+[.AD15]" office:value-type="float" office:value="93.7584091442114" calcext:value-type="float">
            <text:p>93.7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Soundararajan A</text:p>
          </table:table-cell>
          <table:table-cell table:style-name="ce108" office:value-type="float" office:value="84668" calcext:value-type="float">
            <text:p>84668</text:p>
          </table:table-cell>
          <table:table-cell table:style-name="ce117" table:formula="of:=([.X15]/[.P15])*100" office:value-type="float" office:value="52.2558107957982" calcext:value-type="float">
            <text:p>52.26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N R Dhanapalan</text:p>
          </table:table-cell>
          <table:table-cell table:style-name="ce108" office:value-type="float" office:value="67245" calcext:value-type="float">
            <text:p>67245</text:p>
          </table:table-cell>
          <table:table-cell table:style-name="ce117" table:formula="of:=([.AC15]/[.P15])*100" office:value-type="float" office:value="41.5025983484132" calcext:value-type="float">
            <text:p>41.50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 Ravindrakumar</text:p>
          </table:table-cell>
          <table:table-cell table:style-name="ce108" office:value-type="float" office:value="2758" calcext:value-type="float">
            <text:p>2758</text:p>
          </table:table-cell>
          <table:table-cell table:style-name="ce117" table:formula="of:=([.AH15]/[.P15])*100" office:value-type="float" office:value="1.70219594386086" calcext:value-type="float">
            <text:p>1.7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Vijayakumar K</text:p>
          </table:table-cell>
          <table:table-cell table:style-name="ce108" office:value-type="float" office:value="961" calcext:value-type="float">
            <text:p>961</text:p>
          </table:table-cell>
          <table:table-cell table:style-name="ce117" table:formula="of:=([.AM15]/[.P15])*100" office:value-type="float" office:value="0.593114685297421" calcext:value-type="float">
            <text:p>0.59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Palani S</text:p>
          </table:table-cell>
          <table:table-cell table:style-name="ce108" office:value-type="float" office:value="912" calcext:value-type="float">
            <text:p>912</text:p>
          </table:table-cell>
          <table:table-cell table:style-name="ce117" table:formula="of:=([.AR15]/[.P15])*100" office:value-type="float" office:value="0.562872625381112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lath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208018" calcext:value-type="float">
            <text:p>208018</text:p>
          </table:table-cell>
          <table:table-cell table:style-name="ce102" office:value-type="float" office:value="142028" calcext:value-type="float">
            <text:p>142028</text:p>
          </table:table-cell>
          <table:table-cell table:style-name="ce115" table:formula="of:=([.P16]/[.O16])*100" office:value-type="float" office:value="68.2767837398687" calcext:value-type="float">
            <text:p>68.28</text:p>
          </table:table-cell>
          <table:table-cell table:style-name="ce102" table:formula="of:=[.X16]-[.AC16]" office:value-type="float" office:value="2734" calcext:value-type="float">
            <text:p>2734</text:p>
          </table:table-cell>
          <table:table-cell table:style-name="ce123" table:formula="of:=([.R16]/[.P16])*100" office:value-type="float" office:value="1.92497254062579" calcext:value-type="float">
            <text:p>1.92</text:p>
          </table:table-cell>
          <table:table-cell table:style-name="ce115" table:formula="of:=[.Y16]+[.AD16]" office:value-type="float" office:value="94.7841270735348" calcext:value-type="float">
            <text:p>94.78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talin M K</text:p>
          </table:table-cell>
          <table:table-cell table:style-name="ce108" office:value-type="float" office:value="68677" calcext:value-type="float">
            <text:p>68677</text:p>
          </table:table-cell>
          <table:table-cell table:style-name="ce117" table:formula="of:=([.X16]/[.P16])*100" office:value-type="float" office:value="48.3545498070803" calcext:value-type="float">
            <text:p>48.3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adai Sa Duraisamy</text:p>
          </table:table-cell>
          <table:table-cell table:style-name="ce108" office:value-type="float" office:value="65943" calcext:value-type="float">
            <text:p>65943</text:p>
          </table:table-cell>
          <table:table-cell table:style-name="ce117" table:formula="of:=([.AC16]/[.P16])*100" office:value-type="float" office:value="46.4295772664545" calcext:value-type="float">
            <text:p>46.43</text:p>
          </table:table-cell>
          <table:table-cell table:style-name="ce117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Armstrong K</text:p>
          </table:table-cell>
          <table:table-cell table:style-name="ce108" office:value-type="float" office:value="4004" calcext:value-type="float">
            <text:p>4004</text:p>
          </table:table-cell>
          <table:table-cell table:style-name="ce117" table:formula="of:=([.AH16]/[.P16])*100" office:value-type="float" office:value="2.81916241867801" calcext:value-type="float">
            <text:p>2.8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hankar K P M</text:p>
          </table:table-cell>
          <table:table-cell table:style-name="ce108" office:value-type="float" office:value="778" calcext:value-type="float">
            <text:p>778</text:p>
          </table:table-cell>
          <table:table-cell table:style-name="ce117" table:formula="of:=([.AM16]/[.P16])*100" office:value-type="float" office:value="0.547779311121751" calcext:value-type="float">
            <text:p>0.5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LSP</text:p>
          </table:table-cell>
          <table:table-cell table:style-name="ce108" office:value-type="string" calcext:value-type="string">
            <text:p>Ashok Kumar S</text:p>
          </table:table-cell>
          <table:table-cell table:style-name="ce108" office:value-type="float" office:value="502" calcext:value-type="float">
            <text:p>502</text:p>
          </table:table-cell>
          <table:table-cell table:style-name="ce117" table:formula="of:=([.AR16]/[.P16])*100" office:value-type="float" office:value="0.353451432111978" calcext:value-type="float">
            <text:p>0.35</text:p>
          </table:table-cell>
          <table:table-cell table:number-columns-repeated="163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llivakk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3221" calcext:value-type="float">
            <text:p>193221</text:p>
          </table:table-cell>
          <table:table-cell table:style-name="ce102" office:value-type="float" office:value="130828" calcext:value-type="float">
            <text:p>130828</text:p>
          </table:table-cell>
          <table:table-cell table:style-name="ce115" table:formula="of:=([.P17]/[.O17])*100" office:value-type="float" office:value="67.708996434135" calcext:value-type="float">
            <text:p>67.71</text:p>
          </table:table-cell>
          <table:table-cell table:style-name="ce102" table:formula="of:=[.X17]-[.AC17]" office:value-type="float" office:value="10782" calcext:value-type="float">
            <text:p>10782</text:p>
          </table:table-cell>
          <table:table-cell table:style-name="ce123" table:formula="of:=([.R17]/[.P17])*100" office:value-type="float" office:value="8.24135506160761" calcext:value-type="float">
            <text:p>8.24</text:p>
          </table:table-cell>
          <table:table-cell table:style-name="ce115" table:formula="of:=[.Y17]+[.AD17]" office:value-type="float" office:value="96.6475066499526" calcext:value-type="float">
            <text:p>96.6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rabhakar J C D</text:p>
          </table:table-cell>
          <table:table-cell table:style-name="ce108" office:value-type="float" office:value="68612" calcext:value-type="float">
            <text:p>68612</text:p>
          </table:table-cell>
          <table:table-cell table:style-name="ce117" table:formula="of:=([.X17]/[.P17])*100" office:value-type="float" office:value="52.4444308557801" calcext:value-type="float">
            <text:p>52.44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nbazhagan K</text:p>
          </table:table-cell>
          <table:table-cell table:style-name="ce108" office:value-type="float" office:value="57830" calcext:value-type="float">
            <text:p>57830</text:p>
          </table:table-cell>
          <table:table-cell table:style-name="ce117" table:formula="of:=([.AC17]/[.P17])*100" office:value-type="float" office:value="44.2030757941725" calcext:value-type="float">
            <text:p>44.20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Masana Muthu D</text:p>
          </table:table-cell>
          <table:table-cell table:style-name="ce108" office:value-type="float" office:value="1850" calcext:value-type="float">
            <text:p>1850</text:p>
          </table:table-cell>
          <table:table-cell table:style-name="ce117" table:formula="of:=([.AH17]/[.P17])*100" office:value-type="float" office:value="1.41407038248693" calcext:value-type="float">
            <text:p>1.4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MMKA</text:p>
          </table:table-cell>
          <table:table-cell table:style-name="ce108" office:value-type="string" calcext:value-type="string">
            <text:p>Satishkumar K P</text:p>
          </table:table-cell>
          <table:table-cell table:style-name="ce108" office:value-type="float" office:value="589" calcext:value-type="float">
            <text:p>589</text:p>
          </table:table-cell>
          <table:table-cell table:style-name="ce117" table:formula="of:=([.AM17]/[.P17])*100" office:value-type="float" office:value="0.450209435289082" calcext:value-type="float">
            <text:p>0.45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Madhiyalagan P</text:p>
          </table:table-cell>
          <table:table-cell table:style-name="ce108" office:value-type="float" office:value="528" calcext:value-type="float">
            <text:p>528</text:p>
          </table:table-cell>
          <table:table-cell table:style-name="ce117" table:formula="of:=([.AR17]/[.P17])*100" office:value-type="float" office:value="0.403583330785459" calcext:value-type="float">
            <text:p>0.40</text:p>
          </table:table-cell>
          <table:table-cell table:number-columns-repeated="1633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ru ViK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2" office:value-type="float" office:value="181243" calcext:value-type="float">
            <text:p>181243</text:p>
          </table:table-cell>
          <table:table-cell table:style-name="ce102" office:value-type="float" office:value="123807" calcext:value-type="float">
            <text:p>123807</text:p>
          </table:table-cell>
          <table:table-cell table:style-name="ce115" table:formula="of:=([.P18]/[.O18])*100" office:value-type="float" office:value="68.3099485221498" calcext:value-type="float">
            <text:p>68.31</text:p>
          </table:table-cell>
          <table:table-cell table:style-name="ce102" table:formula="of:=[.X18]-[.AC18]" office:value-type="float" office:value="29341" calcext:value-type="float">
            <text:p>29341</text:p>
          </table:table-cell>
          <table:table-cell table:style-name="ce123" table:formula="of:=([.R18]/[.P18])*100" office:value-type="float" office:value="23.6989830946554" calcext:value-type="float">
            <text:p>23.70</text:p>
          </table:table-cell>
          <table:table-cell table:style-name="ce115" table:formula="of:=[.Y18]+[.AD18]" office:value-type="float" office:value="94.0439555114008" calcext:value-type="float">
            <text:p>94.04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eelakandan V</text:p>
          </table:table-cell>
          <table:table-cell table:style-name="ce108" office:value-type="float" office:value="72887" calcext:value-type="float">
            <text:p>72887</text:p>
          </table:table-cell>
          <table:table-cell table:style-name="ce117" table:formula="of:=([.X18]/[.P18])*100" office:value-type="float" office:value="58.8714693030281" calcext:value-type="float">
            <text:p>58.87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Natesan C Dr</text:p>
          </table:table-cell>
          <table:table-cell table:style-name="ce108" office:value-type="float" office:value="43546" calcext:value-type="float">
            <text:p>43546</text:p>
          </table:table-cell>
          <table:table-cell table:style-name="ce117" table:formula="of:=([.AC18]/[.P18])*100" office:value-type="float" office:value="35.1724862083727" calcext:value-type="float">
            <text:p>35.17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arunanidhi E</text:p>
          </table:table-cell>
          <table:table-cell table:style-name="ce108" office:value-type="float" office:value="3561" calcext:value-type="float">
            <text:p>3561</text:p>
          </table:table-cell>
          <table:table-cell table:style-name="ce117" table:formula="of:=([.AH18]/[.P18])*100" office:value-type="float" office:value="2.87625093896145" calcext:value-type="float">
            <text:p>2.88</text:p>
          </table:table-cell>
          <table:table-cell table:style-name="ce221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Ajitha</text:p>
          </table:table-cell>
          <table:table-cell table:style-name="ce108" office:value-type="float" office:value="756" calcext:value-type="float">
            <text:p>756</text:p>
          </table:table-cell>
          <table:table-cell table:style-name="ce117" table:formula="of:=([.AM18]/[.P18])*100" office:value-type="float" office:value="0.610627832028884" calcext:value-type="float">
            <text:p>0.61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Sakthivel C</text:p>
          </table:table-cell>
          <table:table-cell table:style-name="ce108" office:value-type="float" office:value="630" calcext:value-type="float">
            <text:p>630</text:p>
          </table:table-cell>
          <table:table-cell table:style-name="ce117" table:formula="of:=([.AR18]/[.P18])*100" office:value-type="float" office:value="0.508856526690736" calcext:value-type="float">
            <text:p>0.51</text:p>
          </table:table-cell>
          <table:table-cell table:number-columns-repeated="163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mor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2" office:value-type="float" office:value="164768" calcext:value-type="float">
            <text:p>164768</text:p>
          </table:table-cell>
          <table:table-cell table:style-name="ce102" office:value-type="float" office:value="111996" calcext:value-type="float">
            <text:p>111996</text:p>
          </table:table-cell>
          <table:table-cell table:style-name="ce115" table:formula="of:=([.P19]/[.O19])*100" office:value-type="float" office:value="67.9719362983104" calcext:value-type="float">
            <text:p>67.97</text:p>
          </table:table-cell>
          <table:table-cell table:style-name="ce102" table:formula="of:=[.X19]-[.AC19]" office:value-type="float" office:value="202" calcext:value-type="float">
            <text:p>202</text:p>
          </table:table-cell>
          <table:table-cell table:style-name="ce123" table:formula="of:=([.R19]/[.P19])*100" office:value-type="float" office:value="0.180363584413729" calcext:value-type="float">
            <text:p>0.18</text:p>
          </table:table-cell>
          <table:table-cell table:style-name="ce115" table:formula="of:=[.Y19]+[.AD19]" office:value-type="float" office:value="92.2729383192257" calcext:value-type="float">
            <text:p>92.27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Nallathambi K</text:p>
          </table:table-cell>
          <table:table-cell table:style-name="ce108" office:value-type="float" office:value="51772" calcext:value-type="float">
            <text:p>51772</text:p>
          </table:table-cell>
          <table:table-cell table:style-name="ce117" table:formula="of:=([.X19]/[.P19])*100" office:value-type="float" office:value="46.2266509518197" calcext:value-type="float">
            <text:p>46.23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arithi Ellamvzuthi</text:p>
          </table:table-cell>
          <table:table-cell table:style-name="ce108" office:value-type="float" office:value="51570" calcext:value-type="float">
            <text:p>51570</text:p>
          </table:table-cell>
          <table:table-cell table:style-name="ce117" table:formula="of:=([.AC19]/[.P19])*100" office:value-type="float" office:value="46.046287367406" calcext:value-type="float">
            <text:p>46.05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umaravadivel N S</text:p>
          </table:table-cell>
          <table:table-cell table:style-name="ce108" office:value-type="float" office:value="4911" calcext:value-type="float">
            <text:p>4911</text:p>
          </table:table-cell>
          <table:table-cell table:style-name="ce117" table:formula="of:=([.AH19]/[.P19])*100" office:value-type="float" office:value="4.38497803492982" calcext:value-type="float">
            <text:p>4.38</text:p>
          </table:table-cell>
          <table:table-cell table:style-name="ce222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08" office:value-type="string" calcext:value-type="string">
            <text:p>Sundaramurthi R</text:p>
          </table:table-cell>
          <table:table-cell table:style-name="ce108" office:value-type="float" office:value="1132" calcext:value-type="float">
            <text:p>1132</text:p>
          </table:table-cell>
          <table:table-cell table:style-name="ce117" table:formula="of:=([.AM19]/[.P19])*100" office:value-type="float" office:value="1.01075038394228" calcext:value-type="float">
            <text:p>1.01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Sureshbabu D</text:p>
          </table:table-cell>
          <table:table-cell table:style-name="ce108" office:value-type="float" office:value="669" calcext:value-type="float">
            <text:p>669</text:p>
          </table:table-cell>
          <table:table-cell table:style-name="ce117" table:formula="of:=([.AR19]/[.P19])*100" office:value-type="float" office:value="0.597342762241509" calcext:value-type="float">
            <text:p>0.60</text:p>
          </table:table-cell>
          <table:table-cell table:number-columns-repeated="163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yapur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ro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DMK</text:p>
          </table:table-cell>
          <table:table-cell office:value-type="string" calcext:value-type="string">
            <text:p>No</text:p>
          </table:table-cell>
          <table:table-cell table:style-name="ce102" office:value-type="float" office:value="159349" calcext:value-type="float">
            <text:p>159349</text:p>
          </table:table-cell>
          <table:table-cell table:style-name="ce102" office:value-type="float" office:value="112461" calcext:value-type="float">
            <text:p>112461</text:p>
          </table:table-cell>
          <table:table-cell table:style-name="ce115" table:formula="of:=([.P20]/[.O20])*100" office:value-type="float" office:value="70.5752781630258" calcext:value-type="float">
            <text:p>70.58</text:p>
          </table:table-cell>
          <table:table-cell table:style-name="ce102" table:formula="of:=[.X20]-[.AC20]" office:value-type="float" office:value="21372" calcext:value-type="float">
            <text:p>21372</text:p>
          </table:table-cell>
          <table:table-cell table:style-name="ce123" table:formula="of:=([.R20]/[.P20])*100" office:value-type="float" office:value="19.0039213594046" calcext:value-type="float">
            <text:p>19.00</text:p>
          </table:table-cell>
          <table:table-cell table:style-name="ce115" table:formula="of:=[.Y20]+[.AD20]" office:value-type="float" office:value="96.767768381928" calcext:value-type="float">
            <text:p>96.77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Jayakumar D</text:p>
          </table:table-cell>
          <table:table-cell table:style-name="ce108" office:value-type="float" office:value="65099" calcext:value-type="float">
            <text:p>65099</text:p>
          </table:table-cell>
          <table:table-cell table:style-name="ce117" table:formula="of:=([.X20]/[.P20])*100" office:value-type="float" office:value="57.8858448706663" calcext:value-type="float">
            <text:p>57.8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Manohar R</text:p>
          </table:table-cell>
          <table:table-cell table:style-name="ce108" office:value-type="float" office:value="43727" calcext:value-type="float">
            <text:p>43727</text:p>
          </table:table-cell>
          <table:table-cell table:style-name="ce117" table:formula="of:=([.AC20]/[.P20])*100" office:value-type="float" office:value="38.8819235112617" calcext:value-type="float">
            <text:p>38.88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Chandar Alias Chandru D</text:p>
          </table:table-cell>
          <table:table-cell table:style-name="ce108" office:value-type="float" office:value="1683" calcext:value-type="float">
            <text:p>1683</text:p>
          </table:table-cell>
          <table:table-cell table:style-name="ce117" table:formula="of:=([.AH20]/[.P20])*100" office:value-type="float" office:value="1.49651879318164" calcext:value-type="float">
            <text:p>1.5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ebaraj Immanuel S</text:p>
          </table:table-cell>
          <table:table-cell table:style-name="ce108" office:value-type="float" office:value="520" calcext:value-type="float">
            <text:p>520</text:p>
          </table:table-cell>
          <table:table-cell table:style-name="ce117" table:formula="of:=([.AM20]/[.P20])*100" office:value-type="float" office:value="0.462382514827362" calcext:value-type="float">
            <text:p>0.4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shok J</text:p>
          </table:table-cell>
          <table:table-cell table:style-name="ce108" office:value-type="float" office:value="340" calcext:value-type="float">
            <text:p>340</text:p>
          </table:table-cell>
          <table:table-cell table:style-name="ce117" table:formula="of:=([.AR20]/[.P20])*100" office:value-type="float" office:value="0.302327028925583" calcext:value-type="float">
            <text:p>0.30</text:p>
          </table:table-cell>
          <table:table-cell table:number-columns-repeated="163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bo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44" office:value-type="string" calcext:value-type="string">
            <text:p>DMK</text:p>
          </table:table-cell>
          <table:table-cell table:style-name="ce89" office:value-type="string" calcext:value-type="string">
            <text:p>No</text:p>
          </table:table-cell>
          <table:table-cell table:style-name="ce44"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table:style-name="ce102" office:value-type="float" office:value="152817" calcext:value-type="float">
            <text:p>152817</text:p>
          </table:table-cell>
          <table:table-cell table:style-name="ce102" office:value-type="float" office:value="96475" calcext:value-type="float">
            <text:p>96475</text:p>
          </table:table-cell>
          <table:table-cell table:style-name="ce115" table:formula="of:=([.P21]/[.O21])*100" office:value-type="float" office:value="63.1310652610639" calcext:value-type="float">
            <text:p>63.13</text:p>
          </table:table-cell>
          <table:table-cell table:style-name="ce102" table:formula="of:=[.X21]-[.AC21]" office:value-type="float" office:value="20317" calcext:value-type="float">
            <text:p>20317</text:p>
          </table:table-cell>
          <table:table-cell table:style-name="ce123" table:formula="of:=([.R21]/[.P21])*100" office:value-type="float" office:value="21.0593417983934" calcext:value-type="float">
            <text:p>21.06</text:p>
          </table:table-cell>
          <table:table-cell table:style-name="ce115" table:formula="of:=[.Y21]+[.AD21]" office:value-type="float" office:value="90.7209121534076" calcext:value-type="float">
            <text:p>90.7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ruppiah Pala</text:p>
          </table:table-cell>
          <table:table-cell table:style-name="ce108" office:value-type="float" office:value="53920" calcext:value-type="float">
            <text:p>53920</text:p>
          </table:table-cell>
          <table:table-cell table:style-name="ce117" table:formula="of:=([.X21]/[.P21])*100" office:value-type="float" office:value="55.8901269759005" calcext:value-type="float">
            <text:p>55.8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ltaf Hussain</text:p>
          </table:table-cell>
          <table:table-cell table:style-name="ce108" office:value-type="float" office:value="33603" calcext:value-type="float">
            <text:p>33603</text:p>
          </table:table-cell>
          <table:table-cell table:style-name="ce117" table:formula="of:=([.AC21]/[.P21])*100" office:value-type="float" office:value="34.8307851775071" calcext:value-type="float">
            <text:p>34.83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Jaisankar M</text:p>
          </table:table-cell>
          <table:table-cell table:style-name="ce108" office:value-type="float" office:value="4663" calcext:value-type="float">
            <text:p>4663</text:p>
          </table:table-cell>
          <table:table-cell table:style-name="ce117" table:formula="of:=([.AH21]/[.P21])*100" office:value-type="float" office:value="4.83337652241513" calcext:value-type="float">
            <text:p>4.83</text:p>
          </table:table-cell>
          <table:table-cell table:style-name="ce222" office:value-type="string" calcext:value-type="string">
            <text:p>SDPI</text:p>
          </table:table-cell>
          <table:table-cell table:style-name="ce108" office:value-type="string" calcext:value-type="string">
            <text:p>SDPI</text:p>
          </table:table-cell>
          <table:table-cell table:style-name="ce108" office:value-type="string" calcext:value-type="string">
            <text:p>Mohamed Hussain P</text:p>
          </table:table-cell>
          <table:table-cell table:style-name="ce108" office:value-type="float" office:value="2237" calcext:value-type="float">
            <text:p>2237</text:p>
          </table:table-cell>
          <table:table-cell table:style-name="ce117" table:formula="of:=([.AM21]/[.P21])*100" office:value-type="float" office:value="2.31873542368489" calcext:value-type="float">
            <text:p>2.3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raveen Maheshwari</text:p>
          </table:table-cell>
          <table:table-cell table:style-name="ce108" office:value-type="float" office:value="761" calcext:value-type="float">
            <text:p>761</text:p>
          </table:table-cell>
          <table:table-cell table:style-name="ce117" table:formula="of:=([.AR21]/[.P21])*100" office:value-type="float" office:value="0.788805389997409" calcext:value-type="float">
            <text:p>0.79</text:p>
          </table:table-cell>
          <table:table-cell table:number-columns-repeated="1633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pauk Tiruvallikeni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187305" calcext:value-type="float">
            <text:p>187305</text:p>
          </table:table-cell>
          <table:table-cell table:style-name="ce102" office:value-type="float" office:value="129836" calcext:value-type="float">
            <text:p>129836</text:p>
          </table:table-cell>
          <table:table-cell table:style-name="ce115" table:formula="of:=([.P22]/[.O22])*100" office:value-type="float" office:value="69.3179573423027" calcext:value-type="float">
            <text:p>69.32</text:p>
          </table:table-cell>
          <table:table-cell table:style-name="ce102" table:formula="of:=[.X22]-[.AC22]" office:value-type="float" office:value="9203" calcext:value-type="float">
            <text:p>9203</text:p>
          </table:table-cell>
          <table:table-cell table:style-name="ce123" table:formula="of:=([.R22]/[.P22])*100" office:value-type="float" office:value="7.08817277180443" calcext:value-type="float">
            <text:p>7.09</text:p>
          </table:table-cell>
          <table:table-cell table:style-name="ce115" table:formula="of:=[.Y22]+[.AD22]" office:value-type="float" office:value="91.7919529252287" calcext:value-type="float">
            <text:p>91.79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nbazhagan J</text:p>
          </table:table-cell>
          <table:table-cell table:style-name="ce108" office:value-type="float" office:value="64191" calcext:value-type="float">
            <text:p>64191</text:p>
          </table:table-cell>
          <table:table-cell table:style-name="ce117" table:formula="of:=([.X22]/[.P22])*100" office:value-type="float" office:value="49.4400628485166" calcext:value-type="float">
            <text:p>49.4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MAMAK</text:p>
          </table:table-cell>
          <table:table-cell table:style-name="ce108" office:value-type="string" calcext:value-type="string">
            <text:p>Thameemun Ansari M</text:p>
          </table:table-cell>
          <table:table-cell table:style-name="ce108" office:value-type="float" office:value="54988" calcext:value-type="float">
            <text:p>54988</text:p>
          </table:table-cell>
          <table:table-cell table:style-name="ce117" table:formula="of:=([.AC22]/[.P22])*100" office:value-type="float" office:value="42.3518900767122" calcext:value-type="float">
            <text:p>42.35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enkataraman S</text:p>
          </table:table-cell>
          <table:table-cell table:style-name="ce108" office:value-type="float" office:value="5374" calcext:value-type="float">
            <text:p>5374</text:p>
          </table:table-cell>
          <table:table-cell table:style-name="ce117" table:formula="of:=([.AH22]/[.P22])*100" office:value-type="float" office:value="4.13906774700391" calcext:value-type="float">
            <text:p>4.1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L</text:p>
          </table:table-cell>
          <table:table-cell table:style-name="ce108" office:value-type="string" calcext:value-type="string">
            <text:p>Abdul Rahim J</text:p>
          </table:table-cell>
          <table:table-cell table:style-name="ce108" office:value-type="float" office:value="1271" calcext:value-type="float">
            <text:p>1271</text:p>
          </table:table-cell>
          <table:table-cell table:style-name="ce117" table:formula="of:=([.AM22]/[.P22])*100" office:value-type="float" office:value="0.978927262084476" calcext:value-type="float">
            <text:p>0.98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Raghu C</text:p>
          </table:table-cell>
          <table:table-cell table:style-name="ce108" office:value-type="float" office:value="894" calcext:value-type="float">
            <text:p>894</text:p>
          </table:table-cell>
          <table:table-cell table:style-name="ce117" table:formula="of:=([.AR22]/[.P22])*100" office:value-type="float" office:value="0.688560953818663" calcext:value-type="float">
            <text:p>0.69</text:p>
          </table:table-cell>
          <table:table-cell table:number-columns-repeated="163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ousand Lights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44" office:value-type="string" calcext:value-type="string">
            <text:p>DMK</text:p>
          </table:table-cell>
          <table:table-cell table:number-columns-repeated="2" table:style-name="ce89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2" office:value-type="float" office:value="200020" calcext:value-type="float">
            <text:p>200020</text:p>
          </table:table-cell>
          <table:table-cell table:style-name="ce102" office:value-type="float" office:value="133567" calcext:value-type="float">
            <text:p>133567</text:p>
          </table:table-cell>
          <table:table-cell table:style-name="ce115" table:formula="of:=([.P23]/[.O23])*100" office:value-type="float" office:value="66.7768223177682" calcext:value-type="float">
            <text:p>66.78</text:p>
          </table:table-cell>
          <table:table-cell table:style-name="ce102" table:formula="of:=[.X23]-[.AC23]" office:value-type="float" office:value="7592" calcext:value-type="float">
            <text:p>7592</text:p>
          </table:table-cell>
          <table:table-cell table:style-name="ce123" table:formula="of:=([.R23]/[.P23])*100" office:value-type="float" office:value="5.68403872213945" calcext:value-type="float">
            <text:p>5.68</text:p>
          </table:table-cell>
          <table:table-cell table:style-name="ce115" table:formula="of:=[.Y23]+[.AD23]" office:value-type="float" office:value="95.4217733422178" calcext:value-type="float">
            <text:p>95.4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alarmathi B</text:p>
          </table:table-cell>
          <table:table-cell table:style-name="ce108" office:value-type="float" office:value="67522" calcext:value-type="float">
            <text:p>67522</text:p>
          </table:table-cell>
          <table:table-cell table:style-name="ce117" table:formula="of:=([.X23]/[.P23])*100" office:value-type="float" office:value="50.5529060321786" calcext:value-type="float">
            <text:p>50.55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Hasan Mohamed Jinnah</text:p>
          </table:table-cell>
          <table:table-cell table:style-name="ce108" office:value-type="float" office:value="59930" calcext:value-type="float">
            <text:p>59930</text:p>
          </table:table-cell>
          <table:table-cell table:style-name="ce117" table:formula="of:=([.AC23]/[.P23])*100" office:value-type="float" office:value="44.8688673100392" calcext:value-type="float">
            <text:p>44.87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Photo Siva Alias Sivalingam M</text:p>
          </table:table-cell>
          <table:table-cell table:style-name="ce108" office:value-type="float" office:value="3098" calcext:value-type="float">
            <text:p>3098</text:p>
          </table:table-cell>
          <table:table-cell table:style-name="ce117" table:formula="of:=([.AH23]/[.P23])*100" office:value-type="float" office:value="2.31943518982982" calcext:value-type="float">
            <text:p>2.32</text:p>
          </table:table-cell>
          <table:table-cell table:style-name="ce222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08" office:value-type="string" calcext:value-type="string">
            <text:p>Thiwan Muhammedu Nahib</text:p>
          </table:table-cell>
          <table:table-cell table:style-name="ce108" office:value-type="float" office:value="849" calcext:value-type="float">
            <text:p>849</text:p>
          </table:table-cell>
          <table:table-cell table:style-name="ce117" table:formula="of:=([.AM23]/[.P23])*100" office:value-type="float" office:value="0.635636047826185" calcext:value-type="float">
            <text:p>0.6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Arjunan C</text:p>
          </table:table-cell>
          <table:table-cell table:style-name="ce108" office:value-type="float" office:value="409" calcext:value-type="float">
            <text:p>409</text:p>
          </table:table-cell>
          <table:table-cell table:style-name="ce117" table:formula="of:=([.AR23]/[.P23])*100" office:value-type="float" office:value="0.306213361084699" calcext:value-type="float">
            <text:p>0.31</text:p>
          </table:table-cell>
          <table:table-cell table:number-columns-repeated="163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n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etro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44" office:value-type="string" calcext:value-type="string">
            <text:p>DMK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table:style-name="ce102" office:value-type="float" office:value="226836" calcext:value-type="float">
            <text:p>226836</text:p>
          </table:table-cell>
          <table:table-cell table:style-name="ce102" office:value-type="float" office:value="151608" calcext:value-type="float">
            <text:p>151608</text:p>
          </table:table-cell>
          <table:table-cell table:style-name="ce115" table:formula="of:=([.P24]/[.O24])*100" office:value-type="float" office:value="66.8359519652965" calcext:value-type="float">
            <text:p>66.84</text:p>
          </table:table-cell>
          <table:table-cell table:style-name="ce102" table:formula="of:=[.X24]-[.AC24]" office:value-type="float" office:value="36590" calcext:value-type="float">
            <text:p>36590</text:p>
          </table:table-cell>
          <table:table-cell table:style-name="ce123" table:formula="of:=([.R24]/[.P24])*100" office:value-type="float" office:value="24.1346103108015" calcext:value-type="float">
            <text:p>24.13</text:p>
          </table:table-cell>
          <table:table-cell table:style-name="ce115" table:formula="of:=[.Y24]+[.AD24]" office:value-type="float" office:value="93.2127592211493" calcext:value-type="float">
            <text:p>93.21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Gokula Indira S</text:p>
          </table:table-cell>
          <table:table-cell table:style-name="ce108" office:value-type="float" office:value="88954" calcext:value-type="float">
            <text:p>88954</text:p>
          </table:table-cell>
          <table:table-cell table:style-name="ce117" table:formula="of:=([.X24]/[.P24])*100" office:value-type="float" office:value="58.6736847659754" calcext:value-type="float">
            <text:p>58.67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Arivazhagan V K</text:p>
          </table:table-cell>
          <table:table-cell table:style-name="ce108" office:value-type="float" office:value="52364" calcext:value-type="float">
            <text:p>52364</text:p>
          </table:table-cell>
          <table:table-cell table:style-name="ce117" table:formula="of:=([.AC24]/[.P24])*100" office:value-type="float" office:value="34.5390744551739" calcext:value-type="float">
            <text:p>34.54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Haribabu P K</text:p>
          </table:table-cell>
          <table:table-cell table:style-name="ce108" office:value-type="float" office:value="3769" calcext:value-type="float">
            <text:p>3769</text:p>
          </table:table-cell>
          <table:table-cell table:style-name="ce117" table:formula="of:=([.AH24]/[.P24])*100" office:value-type="float" office:value="2.48601656904649" calcext:value-type="float">
            <text:p>2.4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YSP</text:p>
          </table:table-cell>
          <table:table-cell table:style-name="ce108" office:value-type="string" calcext:value-type="string">
            <text:p>Jayaprakash J</text:p>
          </table:table-cell>
          <table:table-cell table:style-name="ce108" office:value-type="float" office:value="763" calcext:value-type="float">
            <text:p>763</text:p>
          </table:table-cell>
          <table:table-cell table:style-name="ce117" table:formula="of:=([.AM24]/[.P24])*100" office:value-type="float" office:value="0.503271595166482" calcext:value-type="float">
            <text:p>0.5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wahar Nesan L</text:p>
          </table:table-cell>
          <table:table-cell table:style-name="ce108" office:value-type="float" office:value="742" calcext:value-type="float">
            <text:p>742</text:p>
          </table:table-cell>
          <table:table-cell table:style-name="ce117" table:formula="of:=([.AR24]/[.P24])*100" office:value-type="float" office:value="0.489420083372909" calcext:value-type="float">
            <text:p>0.49</text:p>
          </table:table-cell>
          <table:table-cell table:number-columns-repeated="1633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rugampakka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14898" calcext:value-type="float">
            <text:p>214898</text:p>
          </table:table-cell>
          <table:table-cell table:style-name="ce102" office:value-type="float" office:value="144069" calcext:value-type="float">
            <text:p>144069</text:p>
          </table:table-cell>
          <table:table-cell table:style-name="ce115" table:formula="of:=([.P25]/[.O25])*100" office:value-type="float" office:value="67.0406425373898" calcext:value-type="float">
            <text:p>67.04</text:p>
          </table:table-cell>
          <table:table-cell table:style-name="ce102" table:formula="of:=[.X25]-[.AC25]" office:value-type="float" office:value="14094" calcext:value-type="float">
            <text:p>14094</text:p>
          </table:table-cell>
          <table:table-cell table:style-name="ce123" table:formula="of:=([.R25]/[.P25])*100" office:value-type="float" office:value="9.78281240239052" calcext:value-type="float">
            <text:p>9.78</text:p>
          </table:table-cell>
          <table:table-cell table:style-name="ce115" table:formula="of:=[.Y25]+[.AD25]" office:value-type="float" office:value="89.5084993995933" calcext:value-type="float">
            <text:p>89.51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Partha Sarathy B</text:p>
          </table:table-cell>
          <table:table-cell table:style-name="ce108" office:value-type="float" office:value="71524" calcext:value-type="float">
            <text:p>71524</text:p>
          </table:table-cell>
          <table:table-cell table:style-name="ce117" table:formula="of:=([.X25]/[.P25])*100" office:value-type="float" office:value="49.6456559009919" calcext:value-type="float">
            <text:p>49.65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hanasekaran K</text:p>
          </table:table-cell>
          <table:table-cell table:style-name="ce108" office:value-type="float" office:value="57430" calcext:value-type="float">
            <text:p>57430</text:p>
          </table:table-cell>
          <table:table-cell table:style-name="ce117" table:formula="of:=([.AC25]/[.P25])*100" office:value-type="float" office:value="39.8628434986014" calcext:value-type="float">
            <text:p>39.86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ritharan P</text:p>
          </table:table-cell>
          <table:table-cell table:style-name="ce108" office:value-type="float" office:value="7525" calcext:value-type="float">
            <text:p>7525</text:p>
          </table:table-cell>
          <table:table-cell table:style-name="ce117" table:formula="of:=([.AH25]/[.P25])*100" office:value-type="float" office:value="5.22319166510492" calcext:value-type="float">
            <text:p>5.2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Nagavel S</text:p>
          </table:table-cell>
          <table:table-cell table:style-name="ce108" office:value-type="float" office:value="3431" calcext:value-type="float">
            <text:p>3431</text:p>
          </table:table-cell>
          <table:table-cell table:style-name="ce117" table:formula="of:=([.AM25]/[.P25])*100" office:value-type="float" office:value="2.38149775454817" calcext:value-type="float">
            <text:p>2.3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Baskar A</text:p>
          </table:table-cell>
          <table:table-cell table:style-name="ce108" office:value-type="float" office:value="1447" calcext:value-type="float">
            <text:p>1447</text:p>
          </table:table-cell>
          <table:table-cell table:style-name="ce117" table:formula="of:=([.AR25]/[.P25])*100" office:value-type="float" office:value="1.00437984576835" calcext:value-type="float">
            <text:p>1.00</text:p>
          </table:table-cell>
          <table:table-cell table:number-columns-repeated="163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dapet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Kalignar</text:p>
          </table:table-cell>
          <table:table-cell table:style-name="ce102" office:value-type="float" office:value="219038" calcext:value-type="float">
            <text:p>219038</text:p>
          </table:table-cell>
          <table:table-cell table:style-name="ce102" office:value-type="float" office:value="154225" calcext:value-type="float">
            <text:p>154225</text:p>
          </table:table-cell>
          <table:table-cell table:style-name="ce115" table:formula="of:=([.P26]/[.O26])*100" office:value-type="float" office:value="70.4101571416832" calcext:value-type="float">
            <text:p>70.41</text:p>
          </table:table-cell>
          <table:table-cell table:style-name="ce102" table:formula="of:=[.X26]-[.AC26]" office:value-type="float" office:value="12071" calcext:value-type="float">
            <text:p>12071</text:p>
          </table:table-cell>
          <table:table-cell table:style-name="ce123" table:formula="of:=([.R26]/[.P26])*100" office:value-type="float" office:value="7.82687631706922" calcext:value-type="float">
            <text:p>7.83</text:p>
          </table:table-cell>
          <table:table-cell table:style-name="ce115" table:formula="of:=[.Y26]+[.AD26]" office:value-type="float" office:value="95.7309126276544" calcext:value-type="float">
            <text:p>95.73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enthamizhan G</text:p>
          </table:table-cell>
          <table:table-cell table:style-name="ce108" office:value-type="float" office:value="79856" calcext:value-type="float">
            <text:p>79856</text:p>
          </table:table-cell>
          <table:table-cell table:style-name="ce117" table:formula="of:=([.X26]/[.P26])*100" office:value-type="float" office:value="51.7788944723618" calcext:value-type="float">
            <text:p>51.78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agesh Kumaar M</text:p>
          </table:table-cell>
          <table:table-cell table:style-name="ce108" office:value-type="float" office:value="67785" calcext:value-type="float">
            <text:p>67785</text:p>
          </table:table-cell>
          <table:table-cell table:style-name="ce117" table:formula="of:=([.AC26]/[.P26])*100" office:value-type="float" office:value="43.9520181552926" calcext:value-type="float">
            <text:p>43.95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alidass V</text:p>
          </table:table-cell>
          <table:table-cell table:style-name="ce108" office:value-type="float" office:value="3018" calcext:value-type="float">
            <text:p>3018</text:p>
          </table:table-cell>
          <table:table-cell table:style-name="ce117" table:formula="of:=([.AH26]/[.P26])*100" office:value-type="float" office:value="1.95688118009402" calcext:value-type="float">
            <text:p>1.9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MMKA</text:p>
          </table:table-cell>
          <table:table-cell table:style-name="ce108" office:value-type="string" calcext:value-type="string">
            <text:p>Chandrasekar S</text:p>
          </table:table-cell>
          <table:table-cell table:style-name="ce108" office:value-type="float" office:value="878" calcext:value-type="float">
            <text:p>878</text:p>
          </table:table-cell>
          <table:table-cell table:style-name="ce117" table:formula="of:=([.AM26]/[.P26])*100" office:value-type="float" office:value="0.569298103420328" calcext:value-type="float">
            <text:p>0.57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Pragalathan P M</text:p>
          </table:table-cell>
          <table:table-cell table:style-name="ce108" office:value-type="float" office:value="481" calcext:value-type="float">
            <text:p>481</text:p>
          </table:table-cell>
          <table:table-cell table:style-name="ce117" table:formula="of:=([.AR26]/[.P26])*100" office:value-type="float" office:value="0.311881990598152" calcext:value-type="float">
            <text:p>0.31</text:p>
          </table:table-cell>
          <table:table-cell table:number-columns-repeated="163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iyagaraya Naga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4922" calcext:value-type="float">
            <text:p>194922</text:p>
          </table:table-cell>
          <table:table-cell table:style-name="ce102" office:value-type="float" office:value="129751" calcext:value-type="float">
            <text:p>129751</text:p>
          </table:table-cell>
          <table:table-cell table:style-name="ce115" table:formula="of:=([.P27]/[.O27])*100" office:value-type="float" office:value="66.5656005992141" calcext:value-type="float">
            <text:p>66.57</text:p>
          </table:table-cell>
          <table:table-cell table:style-name="ce102" table:formula="of:=[.X27]-[.AC27]" office:value-type="float" office:value="32462" calcext:value-type="float">
            <text:p>32462</text:p>
          </table:table-cell>
          <table:table-cell table:style-name="ce123" table:formula="of:=([.R27]/[.P27])*100" office:value-type="float" office:value="25.0186896440105" calcext:value-type="float">
            <text:p>25.02</text:p>
          </table:table-cell>
          <table:table-cell table:style-name="ce115" table:formula="of:=[.Y27]+[.AD27]" office:value-type="float" office:value="91.9484242896009" calcext:value-type="float">
            <text:p>91.9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lairajan V P</text:p>
          </table:table-cell>
          <table:table-cell table:style-name="ce108" office:value-type="float" office:value="75883" calcext:value-type="float">
            <text:p>75883</text:p>
          </table:table-cell>
          <table:table-cell table:style-name="ce117" table:formula="of:=([.X27]/[.P27])*100" office:value-type="float" office:value="58.4835569668057" calcext:value-type="float">
            <text:p>58.48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Chellakumar A</text:p>
          </table:table-cell>
          <table:table-cell table:style-name="ce108" office:value-type="float" office:value="43421" calcext:value-type="float">
            <text:p>43421</text:p>
          </table:table-cell>
          <table:table-cell table:style-name="ce117" table:formula="of:=([.AC27]/[.P27])*100" office:value-type="float" office:value="33.4648673227952" calcext:value-type="float">
            <text:p>33.46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avichandran K</text:p>
          </table:table-cell>
          <table:table-cell table:style-name="ce108" office:value-type="float" office:value="4575" calcext:value-type="float">
            <text:p>4575</text:p>
          </table:table-cell>
          <table:table-cell table:style-name="ce117" table:formula="of:=([.AH27]/[.P27])*100" office:value-type="float" office:value="3.5259843854768" calcext:value-type="float">
            <text:p>3.5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maswamy K R Traffic</text:p>
          </table:table-cell>
          <table:table-cell table:style-name="ce108" office:value-type="float" office:value="1305" calcext:value-type="float">
            <text:p>1305</text:p>
          </table:table-cell>
          <table:table-cell table:style-name="ce117" table:formula="of:=([.AM27]/[.P27])*100" office:value-type="float" office:value="1.00577259520158" calcext:value-type="float">
            <text:p>1.01</text:p>
          </table:table-cell>
          <table:table-cell table:style-name="ce229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Sarada G</text:p>
          </table:table-cell>
          <table:table-cell table:style-name="ce108" office:value-type="float" office:value="958" calcext:value-type="float">
            <text:p>958</text:p>
          </table:table-cell>
          <table:table-cell table:style-name="ce117" table:formula="of:=([.AR27]/[.P27])*100" office:value-type="float" office:value="0.738337276783994" calcext:value-type="float">
            <text:p>0.74</text:p>
          </table:table-cell>
          <table:table-cell table:number-columns-repeated="1633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ylapor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15350" calcext:value-type="float">
            <text:p>215350</text:p>
          </table:table-cell>
          <table:table-cell table:style-name="ce102" office:value-type="float" office:value="142882" calcext:value-type="float">
            <text:p>142882</text:p>
          </table:table-cell>
          <table:table-cell table:style-name="ce115" table:formula="of:=([.P28]/[.O28])*100" office:value-type="float" office:value="66.3487346180636" calcext:value-type="float">
            <text:p>66.35</text:p>
          </table:table-cell>
          <table:table-cell table:style-name="ce102" table:formula="of:=[.X28]-[.AC28]" office:value-type="float" office:value="29204" calcext:value-type="float">
            <text:p>29204</text:p>
          </table:table-cell>
          <table:table-cell table:style-name="ce123" table:formula="of:=([.R28]/[.P28])*100" office:value-type="float" office:value="20.4392435716185" calcext:value-type="float">
            <text:p>20.44</text:p>
          </table:table-cell>
          <table:table-cell table:style-name="ce115" table:formula="of:=[.Y28]+[.AD28]" office:value-type="float" office:value="91.6294564745734" calcext:value-type="float">
            <text:p>91.63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jalakshmi R</text:p>
          </table:table-cell>
          <table:table-cell table:style-name="ce108" office:value-type="float" office:value="80063" calcext:value-type="float">
            <text:p>80063</text:p>
          </table:table-cell>
          <table:table-cell table:style-name="ce117" table:formula="of:=([.X28]/[.P28])*100" office:value-type="float" office:value="56.034350023096" calcext:value-type="float">
            <text:p>56.03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Thangkabalu K V</text:p>
          </table:table-cell>
          <table:table-cell table:style-name="ce108" office:value-type="float" office:value="50859" calcext:value-type="float">
            <text:p>50859</text:p>
          </table:table-cell>
          <table:table-cell table:style-name="ce117" table:formula="of:=([.AC28]/[.P28])*100" office:value-type="float" office:value="35.5951064514774" calcext:value-type="float">
            <text:p>35.60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anathi Srinivasan</text:p>
          </table:table-cell>
          <table:table-cell table:style-name="ce108" office:value-type="float" office:value="6911" calcext:value-type="float">
            <text:p>6911</text:p>
          </table:table-cell>
          <table:table-cell table:style-name="ce117" table:formula="of:=([.AH28]/[.P28])*100" office:value-type="float" office:value="4.83685838664072" calcext:value-type="float">
            <text:p>4.8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LSP</text:p>
          </table:table-cell>
          <table:table-cell table:style-name="ce108" office:value-type="string" calcext:value-type="string">
            <text:p>Ashok Rajendran R</text:p>
          </table:table-cell>
          <table:table-cell table:style-name="ce108" office:value-type="float" office:value="1340" calcext:value-type="float">
            <text:p>1340</text:p>
          </table:table-cell>
          <table:table-cell table:style-name="ce117" table:formula="of:=([.AM28]/[.P28])*100" office:value-type="float" office:value="0.937836816393947" calcext:value-type="float">
            <text:p>0.9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raveenkumar S</text:p>
          </table:table-cell>
          <table:table-cell table:style-name="ce108" office:value-type="float" office:value="527" calcext:value-type="float">
            <text:p>527</text:p>
          </table:table-cell>
          <table:table-cell table:style-name="ce117" table:formula="of:=([.AR28]/[.P28])*100" office:value-type="float" office:value="0.368835822566873" calcext:value-type="float">
            <text:p>0.37</text:p>
          </table:table-cell>
          <table:table-cell table:number-columns-repeated="1633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lachery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tro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27249" calcext:value-type="float">
            <text:p>227249</text:p>
          </table:table-cell>
          <table:table-cell table:style-name="ce102" office:value-type="float" office:value="152364" calcext:value-type="float">
            <text:p>152364</text:p>
          </table:table-cell>
          <table:table-cell table:style-name="ce115" table:formula="of:=([.P29]/[.O29])*100" office:value-type="float" office:value="67.0471597234751" calcext:value-type="float">
            <text:p>67.05</text:p>
          </table:table-cell>
          <table:table-cell table:style-name="ce102" table:formula="of:=[.X29]-[.AC29]" office:value-type="float" office:value="31720" calcext:value-type="float">
            <text:p>31720</text:p>
          </table:table-cell>
          <table:table-cell table:style-name="ce123" table:formula="of:=([.R29]/[.P29])*100" office:value-type="float" office:value="20.8185660654748" calcext:value-type="float">
            <text:p>20.82</text:p>
          </table:table-cell>
          <table:table-cell table:style-name="ce115" table:formula="of:=[.Y29]+[.AD29]" office:value-type="float" office:value="87.0087422225723" calcext:value-type="float">
            <text:p>87.01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shok M K</text:p>
          </table:table-cell>
          <table:table-cell table:style-name="ce108" office:value-type="float" office:value="82145" calcext:value-type="float">
            <text:p>82145</text:p>
          </table:table-cell>
          <table:table-cell table:style-name="ce117" table:formula="of:=([.X29]/[.P29])*100" office:value-type="float" office:value="53.9136541440235" calcext:value-type="float">
            <text:p>53.91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Jayaraman M</text:p>
          </table:table-cell>
          <table:table-cell table:style-name="ce108" office:value-type="float" office:value="50425" calcext:value-type="float">
            <text:p>50425</text:p>
          </table:table-cell>
          <table:table-cell table:style-name="ce117" table:formula="of:=([.AC29]/[.P29])*100" office:value-type="float" office:value="33.0950880785487" calcext:value-type="float">
            <text:p>33.10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E Sarathbabu</text:p>
          </table:table-cell>
          <table:table-cell table:style-name="ce108" office:value-type="float" office:value="7472" calcext:value-type="float">
            <text:p>7472</text:p>
          </table:table-cell>
          <table:table-cell table:style-name="ce117" table:formula="of:=([.AH29]/[.P29])*100" office:value-type="float" office:value="4.90404557507023" calcext:value-type="float">
            <text:p>4.90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Thamizhisai Soundararajan Dr</text:p>
          </table:table-cell>
          <table:table-cell table:style-name="ce108" office:value-type="float" office:value="7048" calcext:value-type="float">
            <text:p>7048</text:p>
          </table:table-cell>
          <table:table-cell table:style-name="ce117" table:formula="of:=([.AM29]/[.P29])*100" office:value-type="float" office:value="4.62576461631357" calcext:value-type="float">
            <text:p>4.6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LSP</text:p>
          </table:table-cell>
          <table:table-cell table:style-name="ce108" office:value-type="string" calcext:value-type="string">
            <text:p>Senthil Kumar Arumugam</text:p>
          </table:table-cell>
          <table:table-cell table:style-name="ce108" office:value-type="float" office:value="1225" calcext:value-type="float">
            <text:p>1225</text:p>
          </table:table-cell>
          <table:table-cell table:style-name="ce117" table:formula="of:=([.AR29]/[.P29])*100" office:value-type="float" office:value="0.803995694521015" calcext:value-type="float">
            <text:p>0.80</text:p>
          </table:table-cell>
          <table:table-cell table:number-columns-repeated="163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olinganall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357660" calcext:value-type="float">
            <text:p>357660</text:p>
          </table:table-cell>
          <table:table-cell table:style-name="ce102" office:value-type="float" office:value="240583" calcext:value-type="float">
            <text:p>240583</text:p>
          </table:table-cell>
          <table:table-cell table:style-name="ce115" table:formula="of:=([.P30]/[.O30])*100" office:value-type="float" office:value="67.2658390650338" calcext:value-type="float">
            <text:p>67.27</text:p>
          </table:table-cell>
          <table:table-cell table:style-name="ce102" table:formula="of:=[.X30]-[.AC30]" office:value-type="float" office:value="66972" calcext:value-type="float">
            <text:p>66972</text:p>
          </table:table-cell>
          <table:table-cell table:style-name="ce123" table:formula="of:=([.R30]/[.P30])*100" office:value-type="float" office:value="27.8373783683801" calcext:value-type="float">
            <text:p>27.84</text:p>
          </table:table-cell>
          <table:table-cell table:style-name="ce115" table:formula="of:=[.Y30]+[.AD30]" office:value-type="float" office:value="93.023197815307" calcext:value-type="float">
            <text:p>93.0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P Kandan</text:p>
          </table:table-cell>
          <table:table-cell table:style-name="ce108" office:value-type="float" office:value="145385" calcext:value-type="float">
            <text:p>145385</text:p>
          </table:table-cell>
          <table:table-cell table:style-name="ce117" table:formula="of:=([.X30]/[.P30])*100" office:value-type="float" office:value="60.4302880918436" calcext:value-type="float">
            <text:p>60.43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VCK</text:p>
          </table:table-cell>
          <table:table-cell table:style-name="ce108" office:value-type="string" calcext:value-type="string">
            <text:p>S S Balaji</text:p>
          </table:table-cell>
          <table:table-cell table:style-name="ce108" office:value-type="float" office:value="78413" calcext:value-type="float">
            <text:p>78413</text:p>
          </table:table-cell>
          <table:table-cell table:style-name="ce117" table:formula="of:=([.AC30]/[.P30])*100" office:value-type="float" office:value="32.5929097234634" calcext:value-type="float">
            <text:p>32.59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 Mohandoss Gandhi</text:p>
          </table:table-cell>
          <table:table-cell table:style-name="ce108" office:value-type="float" office:value="7275" calcext:value-type="float">
            <text:p>7275</text:p>
          </table:table-cell>
          <table:table-cell table:style-name="ce117" table:formula="of:=([.AH30]/[.P30])*100" office:value-type="float" office:value="3.02390443215024" calcext:value-type="float">
            <text:p>3.02</text:p>
          </table:table-cell>
          <table:table-cell table:style-name="ce222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08" office:value-type="string" calcext:value-type="string">
            <text:p>K Utharapathi</text:p>
          </table:table-cell>
          <table:table-cell table:style-name="ce108" office:value-type="float" office:value="1983" calcext:value-type="float">
            <text:p>1983</text:p>
          </table:table-cell>
          <table:table-cell table:style-name="ce117" table:formula="of:=([.AM30]/[.P30])*100" office:value-type="float" office:value="0.824247764804662" calcext:value-type="float">
            <text:p>0.82</text:p>
          </table:table-cell>
          <table:table-cell table:style-name="ce229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K Singaraj</text:p>
          </table:table-cell>
          <table:table-cell table:style-name="ce108" office:value-type="float" office:value="1666" calcext:value-type="float">
            <text:p>1666</text:p>
          </table:table-cell>
          <table:table-cell table:style-name="ce117" table:formula="of:=([.AR30]/[.P30])*100" office:value-type="float" office:value="0.692484506386569" calcext:value-type="float">
            <text:p>0.69</text:p>
          </table:table-cell>
          <table:table-cell table:number-columns-repeated="1633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andur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Greater Chenn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ty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table:style-name="ce102" office:value-type="float" office:value="239939" calcext:value-type="float">
            <text:p>239939</text:p>
          </table:table-cell>
          <table:table-cell table:style-name="ce102" office:value-type="float" office:value="168135" calcext:value-type="float">
            <text:p>168135</text:p>
          </table:table-cell>
          <table:table-cell table:style-name="ce115" table:formula="of:=([.P31]/[.O31])*100" office:value-type="float" office:value="70.0740604903746" calcext:value-type="float">
            <text:p>70.07</text:p>
          </table:table-cell>
          <table:table-cell table:style-name="ce102" table:formula="of:=[.X31]-[.AC31]" office:value-type="float" office:value="5754" calcext:value-type="float">
            <text:p>5754</text:p>
          </table:table-cell>
          <table:table-cell table:style-name="ce123" table:formula="of:=([.R31]/[.P31])*100" office:value-type="float" office:value="3.42224997769649" calcext:value-type="float">
            <text:p>3.42</text:p>
          </table:table-cell>
          <table:table-cell table:style-name="ce115" table:formula="of:=[.Y31]+[.AD31]" office:value-type="float" office:value="87.6200672078984" calcext:value-type="float">
            <text:p>87.6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 Ramachandran</text:p>
          </table:table-cell>
          <table:table-cell table:style-name="ce108" office:value-type="float" office:value="76537" calcext:value-type="float">
            <text:p>76537</text:p>
          </table:table-cell>
          <table:table-cell table:style-name="ce117" table:formula="of:=([.X31]/[.P31])*100" office:value-type="float" office:value="45.5211585927975" calcext:value-type="float">
            <text:p>45.5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K Ghayathri Devi Dr</text:p>
          </table:table-cell>
          <table:table-cell table:style-name="ce108" office:value-type="float" office:value="70783" calcext:value-type="float">
            <text:p>70783</text:p>
          </table:table-cell>
          <table:table-cell table:style-name="ce117" table:formula="of:=([.AC31]/[.P31])*100" office:value-type="float" office:value="42.098908615101" calcext:value-type="float">
            <text:p>42.10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 Sathya Narayanan</text:p>
          </table:table-cell>
          <table:table-cell table:style-name="ce108" office:value-type="float" office:value="9628" calcext:value-type="float">
            <text:p>9628</text:p>
          </table:table-cell>
          <table:table-cell table:style-name="ce117" table:formula="of:=([.AH31]/[.P31])*100" office:value-type="float" office:value="5.72635084902013" calcext:value-type="float">
            <text:p>5.7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L Ayodhi</text:p>
          </table:table-cell>
          <table:table-cell table:style-name="ce108" office:value-type="float" office:value="2731" calcext:value-type="float">
            <text:p>2731</text:p>
          </table:table-cell>
          <table:table-cell table:style-name="ce117" table:formula="of:=([.AM31]/[.P31])*100" office:value-type="float" office:value="1.62429000505546" calcext:value-type="float">
            <text:p>1.6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P Thomas Barnabas</text:p>
          </table:table-cell>
          <table:table-cell table:style-name="ce108" office:value-type="float" office:value="1817" calcext:value-type="float">
            <text:p>1817</text:p>
          </table:table-cell>
          <table:table-cell table:style-name="ce117" table:formula="of:=([.AR31]/[.P31])*100" office:value-type="float" office:value="1.08067921610611" calcext:value-type="float">
            <text:p>1.08</text:p>
          </table:table-cell>
          <table:table-cell table:number-columns-repeated="1633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iperumbudur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2" office:value-type="float" office:value="210457" calcext:value-type="float">
            <text:p>210457</text:p>
          </table:table-cell>
          <table:table-cell table:style-name="ce102" office:value-type="float" office:value="172263" calcext:value-type="float">
            <text:p>172263</text:p>
          </table:table-cell>
          <table:table-cell table:style-name="ce115" table:formula="of:=([.P32]/[.O32])*100" office:value-type="float" office:value="81.8518747297548" calcext:value-type="float">
            <text:p>81.85</text:p>
          </table:table-cell>
          <table:table-cell table:style-name="ce102" table:formula="of:=[.X32]-[.AC32]" office:value-type="float" office:value="40932" calcext:value-type="float">
            <text:p>40932</text:p>
          </table:table-cell>
          <table:table-cell table:style-name="ce123" table:formula="of:=([.R32]/[.P32])*100" office:value-type="float" office:value="23.7613416694241" calcext:value-type="float">
            <text:p>23.76</text:p>
          </table:table-cell>
          <table:table-cell table:style-name="ce115" table:formula="of:=[.Y32]+[.AD32]" office:value-type="float" office:value="94.3731387471483" calcext:value-type="float">
            <text:p>94.37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 Perumal</text:p>
          </table:table-cell>
          <table:table-cell table:style-name="ce108" office:value-type="float" office:value="101751" calcext:value-type="float">
            <text:p>101751</text:p>
          </table:table-cell>
          <table:table-cell table:style-name="ce117" table:formula="of:=([.X32]/[.P32])*100" office:value-type="float" office:value="59.0672402082862" calcext:value-type="float">
            <text:p>59.07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D Yasodha</text:p>
          </table:table-cell>
          <table:table-cell table:style-name="ce108" office:value-type="float" office:value="60819" calcext:value-type="float">
            <text:p>60819</text:p>
          </table:table-cell>
          <table:table-cell table:style-name="ce117" table:formula="of:=([.AC32]/[.P32])*100" office:value-type="float" office:value="35.3058985388621" calcext:value-type="float">
            <text:p>35.31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C Dhanasekaran</text:p>
          </table:table-cell>
          <table:table-cell table:style-name="ce108" office:value-type="float" office:value="2968" calcext:value-type="float">
            <text:p>2968</text:p>
          </table:table-cell>
          <table:table-cell table:style-name="ce117" table:formula="of:=([.AH32]/[.P32])*100" office:value-type="float" office:value="1.72294688934942" calcext:value-type="float">
            <text:p>1.72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A Harikrishnan</text:p>
          </table:table-cell>
          <table:table-cell table:style-name="ce108" office:value-type="float" office:value="2072" calcext:value-type="float">
            <text:p>2072</text:p>
          </table:table-cell>
          <table:table-cell table:style-name="ce117" table:formula="of:=([.AM32]/[.P32])*100" office:value-type="float" office:value="1.20281197935715" calcext:value-type="float">
            <text:p>1.2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 Ramesh</text:p>
          </table:table-cell>
          <table:table-cell table:style-name="ce108" office:value-type="float" office:value="960" calcext:value-type="float">
            <text:p>960</text:p>
          </table:table-cell>
          <table:table-cell table:style-name="ce117" table:formula="of:=([.AR32]/[.P32])*100" office:value-type="float" office:value="0.557287403563156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llavar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77671" calcext:value-type="float">
            <text:p>277671</text:p>
          </table:table-cell>
          <table:table-cell table:style-name="ce102" office:value-type="float" office:value="200455" calcext:value-type="float">
            <text:p>200455</text:p>
          </table:table-cell>
          <table:table-cell table:style-name="ce115" table:formula="of:=([.P33]/[.O33])*100" office:value-type="float" office:value="72.191550431986" calcext:value-type="float">
            <text:p>72.19</text:p>
          </table:table-cell>
          <table:table-cell table:style-name="ce102" table:formula="of:=[.X33]-[.AC33]" office:value-type="float" office:value="17374" calcext:value-type="float">
            <text:p>17374</text:p>
          </table:table-cell>
          <table:table-cell table:style-name="ce123" table:formula="of:=([.R33]/[.P33])*100" office:value-type="float" office:value="8.66728193360106" calcext:value-type="float">
            <text:p>8.67</text:p>
          </table:table-cell>
          <table:table-cell table:style-name="ce115" table:formula="of:=[.Y33]+[.AD33]" office:value-type="float" office:value="96.7239530069093" calcext:value-type="float">
            <text:p>96.7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 Dhansingh</text:p>
          </table:table-cell>
          <table:table-cell table:style-name="ce108" office:value-type="float" office:value="105631" calcext:value-type="float">
            <text:p>105631</text:p>
          </table:table-cell>
          <table:table-cell table:style-name="ce117" table:formula="of:=([.X33]/[.P33])*100" office:value-type="float" office:value="52.6956174702552" calcext:value-type="float">
            <text:p>52.70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 M Anbarasan</text:p>
          </table:table-cell>
          <table:table-cell table:style-name="ce108" office:value-type="float" office:value="88257" calcext:value-type="float">
            <text:p>88257</text:p>
          </table:table-cell>
          <table:table-cell table:style-name="ce117" table:formula="of:=([.AC33]/[.P33])*100" office:value-type="float" office:value="44.0283355366541" calcext:value-type="float">
            <text:p>44.03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LSP</text:p>
          </table:table-cell>
          <table:table-cell table:style-name="ce108" office:value-type="string" calcext:value-type="string">
            <text:p>R Kumar</text:p>
          </table:table-cell>
          <table:table-cell table:style-name="ce108" office:value-type="float" office:value="1082" calcext:value-type="float">
            <text:p>1082</text:p>
          </table:table-cell>
          <table:table-cell table:style-name="ce117" table:formula="of:=([.AH33]/[.P33])*100" office:value-type="float" office:value="0.539772018657554" calcext:value-type="float">
            <text:p>0.54</text:p>
          </table:table-cell>
          <table:table-cell table:style-name="ce222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B Rajappa</text:p>
          </table:table-cell>
          <table:table-cell table:style-name="ce108" office:value-type="float" office:value="1074" calcext:value-type="float">
            <text:p>1074</text:p>
          </table:table-cell>
          <table:table-cell table:style-name="ce117" table:formula="of:=([.AM33]/[.P33])*100" office:value-type="float" office:value="0.535781098002045" calcext:value-type="float">
            <text:p>0.54</text:p>
          </table:table-cell>
          <table:table-cell table:style-name="ce229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R Samesudoss</text:p>
          </table:table-cell>
          <table:table-cell table:style-name="ce108" office:value-type="float" office:value="1052" calcext:value-type="float">
            <text:p>1052</text:p>
          </table:table-cell>
          <table:table-cell table:style-name="ce117" table:formula="of:=([.AR33]/[.P33])*100" office:value-type="float" office:value="0.524806066199396" calcext:value-type="float">
            <text:p>0.52</text:p>
          </table:table-cell>
          <table:table-cell table:number-columns-repeated="1633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bar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55030" calcext:value-type="float">
            <text:p>255030</text:p>
          </table:table-cell>
          <table:table-cell table:style-name="ce102" office:value-type="float" office:value="178230" calcext:value-type="float">
            <text:p>178230</text:p>
          </table:table-cell>
          <table:table-cell table:style-name="ce115" table:formula="of:=([.P34]/[.O34])*100" office:value-type="float" office:value="69.8858957769674" calcext:value-type="float">
            <text:p>69.89</text:p>
          </table:table-cell>
          <table:table-cell table:style-name="ce102" table:formula="of:=[.X34]-[.AC34]" office:value-type="float" office:value="13984" calcext:value-type="float">
            <text:p>13984</text:p>
          </table:table-cell>
          <table:table-cell table:style-name="ce123" table:formula="of:=([.R34]/[.P34])*100" office:value-type="float" office:value="7.84604163159962" calcext:value-type="float">
            <text:p>7.85</text:p>
          </table:table-cell>
          <table:table-cell table:style-name="ce115" table:formula="of:=[.Y34]+[.AD34]" office:value-type="float" office:value="95.0569488862706" calcext:value-type="float">
            <text:p>95.06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TKM Chinnayya</text:p>
          </table:table-cell>
          <table:table-cell table:style-name="ce108" office:value-type="float" office:value="91702" calcext:value-type="float">
            <text:p>91702</text:p>
          </table:table-cell>
          <table:table-cell table:style-name="ce117" table:formula="of:=([.X34]/[.P34])*100" office:value-type="float" office:value="51.4514952589351" calcext:value-type="float">
            <text:p>51.45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 R Raja</text:p>
          </table:table-cell>
          <table:table-cell table:style-name="ce108" office:value-type="float" office:value="77718" calcext:value-type="float">
            <text:p>77718</text:p>
          </table:table-cell>
          <table:table-cell table:style-name="ce117" table:formula="of:=([.AC34]/[.P34])*100" office:value-type="float" office:value="43.6054536273355" calcext:value-type="float">
            <text:p>43.61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A Veda Subramaniam</text:p>
          </table:table-cell>
          <table:table-cell table:style-name="ce108" office:value-type="float" office:value="3061" calcext:value-type="float">
            <text:p>3061</text:p>
          </table:table-cell>
          <table:table-cell table:style-name="ce117" table:formula="of:=([.AH34]/[.P34])*100" office:value-type="float" office:value="1.71744375245469" calcext:value-type="float">
            <text:p>1.7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MGRTK</text:p>
          </table:table-cell>
          <table:table-cell table:style-name="ce108" office:value-type="string" calcext:value-type="string">
            <text:p>D K George</text:p>
          </table:table-cell>
          <table:table-cell table:style-name="ce108" office:value-type="float" office:value="1449" calcext:value-type="float">
            <text:p>1449</text:p>
          </table:table-cell>
          <table:table-cell table:style-name="ce117" table:formula="of:=([.AM34]/[.P34])*100" office:value-type="float" office:value="0.812994445379566" calcext:value-type="float">
            <text:p>0.81</text:p>
          </table:table-cell>
          <table:table-cell table:style-name="ce229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M Raju</text:p>
          </table:table-cell>
          <table:table-cell table:style-name="ce108" office:value-type="float" office:value="955" calcext:value-type="float">
            <text:p>955</text:p>
          </table:table-cell>
          <table:table-cell table:style-name="ce117" table:formula="of:=([.AR34]/[.P34])*100" office:value-type="float" office:value="0.535824496437188" calcext:value-type="float">
            <text:p>0.54</text:p>
          </table:table-cell>
          <table:table-cell table:number-columns-repeated="1633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2" office:value-type="float" office:value="252409" calcext:value-type="float">
            <text:p>252409</text:p>
          </table:table-cell>
          <table:table-cell table:style-name="ce102" office:value-type="float" office:value="186867" calcext:value-type="float">
            <text:p>186867</text:p>
          </table:table-cell>
          <table:table-cell table:style-name="ce115" table:formula="of:=([.P35]/[.O35])*100" office:value-type="float" office:value="74.0334140224794" calcext:value-type="float">
            <text:p>74.03</text:p>
          </table:table-cell>
          <table:table-cell table:style-name="ce102" table:formula="of:=[.X35]-[.AC35]" office:value-type="float" office:value="291" calcext:value-type="float">
            <text:p>291</text:p>
          </table:table-cell>
          <table:table-cell table:style-name="ce123" table:formula="of:=([.R35]/[.P35])*100" office:value-type="float" office:value="0.155725730064698" calcext:value-type="float">
            <text:p>0.16</text:p>
          </table:table-cell>
          <table:table-cell table:style-name="ce115" table:formula="of:=[.Y35]+[.AD35]" office:value-type="float" office:value="88.9953817420947" calcext:value-type="float">
            <text:p>89.00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D Murugesan</text:p>
          </table:table-cell>
          <table:table-cell table:style-name="ce108" office:value-type="float" office:value="83297" calcext:value-type="float">
            <text:p>83297</text:p>
          </table:table-cell>
          <table:table-cell table:style-name="ce117" table:formula="of:=([.X35]/[.P35])*100" office:value-type="float" office:value="44.5755537360797" calcext:value-type="float">
            <text:p>44.58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V G Rangasamy</text:p>
          </table:table-cell>
          <table:table-cell table:style-name="ce108" office:value-type="float" office:value="83006" calcext:value-type="float">
            <text:p>83006</text:p>
          </table:table-cell>
          <table:table-cell table:style-name="ce117" table:formula="of:=([.AC35]/[.P35])*100" office:value-type="float" office:value="44.419828006015" calcext:value-type="float">
            <text:p>44.42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AIJMK</text:p>
          </table:table-cell>
          <table:table-cell table:style-name="ce108" office:value-type="string" calcext:value-type="string">
            <text:p>M Panneer Selvam</text:p>
          </table:table-cell>
          <table:table-cell table:style-name="ce108" office:value-type="float" office:value="4124" calcext:value-type="float">
            <text:p>4124</text:p>
          </table:table-cell>
          <table:table-cell table:style-name="ce117" table:formula="of:=([.AH35]/[.P35])*100" office:value-type="float" office:value="2.20691721919868" calcext:value-type="float">
            <text:p>2.21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K T Raghavan</text:p>
          </table:table-cell>
          <table:table-cell table:style-name="ce108" office:value-type="float" office:value="4073" calcext:value-type="float">
            <text:p>4073</text:p>
          </table:table-cell>
          <table:table-cell table:style-name="ce117" table:formula="of:=([.AM35]/[.P35])*100" office:value-type="float" office:value="2.17962508093992" calcext:value-type="float">
            <text:p>2.1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 Murugan</text:p>
          </table:table-cell>
          <table:table-cell table:style-name="ce108" office:value-type="float" office:value="3597" calcext:value-type="float">
            <text:p>3597</text:p>
          </table:table-cell>
          <table:table-cell table:style-name="ce117" table:formula="of:=([.AR35]/[.P35])*100" office:value-type="float" office:value="1.92489845719148" calcext:value-type="float">
            <text:p>1.92</text:p>
          </table:table-cell>
          <table:table-cell table:number-columns-repeated="1633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iruporur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2007" calcext:value-type="float">
            <text:p>192007</text:p>
          </table:table-cell>
          <table:table-cell table:style-name="ce102" office:value-type="float" office:value="158639" calcext:value-type="float">
            <text:p>158639</text:p>
          </table:table-cell>
          <table:table-cell table:style-name="ce115" table:formula="of:=([.P36]/[.O36])*100" office:value-type="float" office:value="82.621466925685" calcext:value-type="float">
            <text:p>82.62</text:p>
          </table:table-cell>
          <table:table-cell table:style-name="ce102" table:formula="of:=[.X36]-[.AC36]" office:value-type="float" office:value="18288" calcext:value-type="float">
            <text:p>18288</text:p>
          </table:table-cell>
          <table:table-cell table:style-name="ce123" table:formula="of:=([.R36]/[.P36])*100" office:value-type="float" office:value="11.5280605651826" calcext:value-type="float">
            <text:p>11.53</text:p>
          </table:table-cell>
          <table:table-cell table:style-name="ce115" table:formula="of:=[.Y36]+[.AD36]" office:value-type="float" office:value="94.5858206367917" calcext:value-type="float">
            <text:p>94.59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Manoharan</text:p>
          </table:table-cell>
          <table:table-cell table:style-name="ce108" office:value-type="float" office:value="84169" calcext:value-type="float">
            <text:p>84169</text:p>
          </table:table-cell>
          <table:table-cell table:style-name="ce117" table:formula="of:=([.X36]/[.P36])*100" office:value-type="float" office:value="53.0569406009872" calcext:value-type="float">
            <text:p>53.06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K Arumugam</text:p>
          </table:table-cell>
          <table:table-cell table:style-name="ce108" office:value-type="float" office:value="65881" calcext:value-type="float">
            <text:p>65881</text:p>
          </table:table-cell>
          <table:table-cell table:style-name="ce117" table:formula="of:=([.AC36]/[.P36])*100" office:value-type="float" office:value="41.5288800358046" calcext:value-type="float">
            <text:p>41.53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G Sivalingam</text:p>
          </table:table-cell>
          <table:table-cell table:style-name="ce108" office:value-type="float" office:value="1598" calcext:value-type="float">
            <text:p>1598</text:p>
          </table:table-cell>
          <table:table-cell table:style-name="ce117" table:formula="of:=([.AH36]/[.P36])*100" office:value-type="float" office:value="1.00731850301628" calcext:value-type="float">
            <text:p>1.01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N Gopalakrishnan</text:p>
          </table:table-cell>
          <table:table-cell table:style-name="ce108" office:value-type="float" office:value="1579" calcext:value-type="float">
            <text:p>1579</text:p>
          </table:table-cell>
          <table:table-cell table:style-name="ce117" table:formula="of:=([.AM36]/[.P36])*100" office:value-type="float" office:value="0.995341624695063" calcext:value-type="float">
            <text:p>1.0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G Rajamuthu</text:p>
          </table:table-cell>
          <table:table-cell table:style-name="ce108" office:value-type="float" office:value="1367" calcext:value-type="float">
            <text:p>1367</text:p>
          </table:table-cell>
          <table:table-cell table:style-name="ce117" table:formula="of:=([.AR36]/[.P36])*100" office:value-type="float" office:value="0.861704877110925" calcext:value-type="float">
            <text:p>0.86</text:p>
          </table:table-cell>
          <table:table-cell table:number-columns-repeated="1633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eyyur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2" office:value-type="float" office:value="173908" calcext:value-type="float">
            <text:p>173908</text:p>
          </table:table-cell>
          <table:table-cell table:style-name="ce102" office:value-type="float" office:value="140871" calcext:value-type="float">
            <text:p>140871</text:p>
          </table:table-cell>
          <table:table-cell table:style-name="ce115" table:formula="of:=([.P37]/[.O37])*100" office:value-type="float" office:value="81.0031740920487" calcext:value-type="float">
            <text:p>81.00</text:p>
          </table:table-cell>
          <table:table-cell table:style-name="ce102" table:formula="of:=[.X37]-[.AC37]" office:value-type="float" office:value="26584" calcext:value-type="float">
            <text:p>26584</text:p>
          </table:table-cell>
          <table:table-cell table:style-name="ce123" table:formula="of:=([.R37]/[.P37])*100" office:value-type="float" office:value="18.8711658183728" calcext:value-type="float">
            <text:p>18.87</text:p>
          </table:table-cell>
          <table:table-cell table:style-name="ce115" table:formula="of:=[.Y37]+[.AD37]" office:value-type="float" office:value="92.3043067771223" calcext:value-type="float">
            <text:p>92.30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 S Raji</text:p>
          </table:table-cell>
          <table:table-cell table:style-name="ce108" office:value-type="float" office:value="78307" calcext:value-type="float">
            <text:p>78307</text:p>
          </table:table-cell>
          <table:table-cell table:style-name="ce117" table:formula="of:=([.X37]/[.P37])*100" office:value-type="float" office:value="55.5877362977476" calcext:value-type="float">
            <text:p>55.5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VCK</text:p>
          </table:table-cell>
          <table:table-cell table:style-name="ce108" office:value-type="string" calcext:value-type="string">
            <text:p>D Parventhan</text:p>
          </table:table-cell>
          <table:table-cell table:style-name="ce108" office:value-type="float" office:value="51723" calcext:value-type="float">
            <text:p>51723</text:p>
          </table:table-cell>
          <table:table-cell table:style-name="ce117" table:formula="of:=([.AC37]/[.P37])*100" office:value-type="float" office:value="36.7165704793748" calcext:value-type="float">
            <text:p>36.72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O E Sankar</text:p>
          </table:table-cell>
          <table:table-cell table:style-name="ce108" office:value-type="float" office:value="2322" calcext:value-type="float">
            <text:p>2322</text:p>
          </table:table-cell>
          <table:table-cell table:style-name="ce117" table:formula="of:=([.AH37]/[.P37])*100" office:value-type="float" office:value="1.64831654492408" calcext:value-type="float">
            <text:p>1.6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T Raji</text:p>
          </table:table-cell>
          <table:table-cell table:style-name="ce108" office:value-type="float" office:value="2162" calcext:value-type="float">
            <text:p>2162</text:p>
          </table:table-cell>
          <table:table-cell table:style-name="ce117" table:formula="of:=([.AM37]/[.P37])*100" office:value-type="float" office:value="1.53473745483457" calcext:value-type="float">
            <text:p>1.53</text:p>
          </table:table-cell>
          <table:table-cell table:style-name="ce229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P Sampath</text:p>
          </table:table-cell>
          <table:table-cell table:style-name="ce108" office:value-type="float" office:value="1387" calcext:value-type="float">
            <text:p>1387</text:p>
          </table:table-cell>
          <table:table-cell table:style-name="ce117" table:formula="of:=([.AR37]/[.P37])*100" office:value-type="float" office:value="0.984588737213479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duranthakam</text:p>
          </table:table-cell>
          <table:table-cell office:value-type="string" calcext:value-type="string">
            <text:p>Chengalpattu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2" office:value-type="float" office:value="180495" calcext:value-type="float">
            <text:p>180495</text:p>
          </table:table-cell>
          <table:table-cell table:style-name="ce102" office:value-type="float" office:value="147744" calcext:value-type="float">
            <text:p>147744</text:p>
          </table:table-cell>
          <table:table-cell table:style-name="ce115" table:formula="of:=([.P38]/[.O38])*100" office:value-type="float" office:value="81.8548990276739" calcext:value-type="float">
            <text:p>81.85</text:p>
          </table:table-cell>
          <table:table-cell table:style-name="ce102" table:formula="of:=[.X38]-[.AC38]" office:value-type="float" office:value="18494" calcext:value-type="float">
            <text:p>18494</text:p>
          </table:table-cell>
          <table:table-cell table:style-name="ce123" table:formula="of:=([.R38]/[.P38])*100" office:value-type="float" office:value="12.5175980073641" calcext:value-type="float">
            <text:p>12.52</text:p>
          </table:table-cell>
          <table:table-cell table:style-name="ce115" table:formula="of:=[.Y38]+[.AD38]" office:value-type="float" office:value="94.7706844271172" calcext:value-type="float">
            <text:p>94.77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 Kanitha</text:p>
          </table:table-cell>
          <table:table-cell table:style-name="ce108" office:value-type="float" office:value="79256" calcext:value-type="float">
            <text:p>79256</text:p>
          </table:table-cell>
          <table:table-cell table:style-name="ce117" table:formula="of:=([.X38]/[.P38])*100" office:value-type="float" office:value="53.6441412172406" calcext:value-type="float">
            <text:p>53.64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K Jayakumar Dr</text:p>
          </table:table-cell>
          <table:table-cell table:style-name="ce108" office:value-type="float" office:value="60762" calcext:value-type="float">
            <text:p>60762</text:p>
          </table:table-cell>
          <table:table-cell table:style-name="ce117" table:formula="of:=([.AC38]/[.P38])*100" office:value-type="float" office:value="41.1265432098765" calcext:value-type="float">
            <text:p>41.13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C Jaisankar</text:p>
          </table:table-cell>
          <table:table-cell table:style-name="ce108" office:value-type="float" office:value="1885" calcext:value-type="float">
            <text:p>1885</text:p>
          </table:table-cell>
          <table:table-cell table:style-name="ce117" table:formula="of:=([.AH38]/[.P38])*100" office:value-type="float" office:value="1.27585553389647" calcext:value-type="float">
            <text:p>1.28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R Varadhan</text:p>
          </table:table-cell>
          <table:table-cell table:style-name="ce108" office:value-type="float" office:value="1630" calcext:value-type="float">
            <text:p>1630</text:p>
          </table:table-cell>
          <table:table-cell table:style-name="ce117" table:formula="of:=([.AM38]/[.P38])*100" office:value-type="float" office:value="1.10325969244098" calcext:value-type="float">
            <text:p>1.1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 R Paramasivam</text:p>
          </table:table-cell>
          <table:table-cell table:style-name="ce108" office:value-type="float" office:value="1223" calcext:value-type="float">
            <text:p>1223</text:p>
          </table:table-cell>
          <table:table-cell table:style-name="ce117" table:formula="of:=([.AR38]/[.P38])*100" office:value-type="float" office:value="0.827783192549275" calcext:value-type="float">
            <text:p>0.83</text:p>
          </table:table-cell>
          <table:table-cell table:number-columns-repeated="1633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thiramerur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102" office:value-type="float" office:value="194258" calcext:value-type="float">
            <text:p>194258</text:p>
          </table:table-cell>
          <table:table-cell table:style-name="ce102" office:value-type="float" office:value="167946" calcext:value-type="float">
            <text:p>167946</text:p>
          </table:table-cell>
          <table:table-cell table:style-name="ce115" table:formula="of:=([.P39]/[.O39])*100" office:value-type="float" office:value="86.4551266871892" calcext:value-type="float">
            <text:p>86.46</text:p>
          </table:table-cell>
          <table:table-cell table:style-name="ce102" table:formula="of:=[.X39]-[.AC39]" office:value-type="float" office:value="13766" calcext:value-type="float">
            <text:p>13766</text:p>
          </table:table-cell>
          <table:table-cell table:style-name="ce123" table:formula="of:=([.R39]/[.P39])*100" office:value-type="float" office:value="8.19668226691913" calcext:value-type="float">
            <text:p>8.20</text:p>
          </table:table-cell>
          <table:table-cell table:style-name="ce115" table:formula="of:=[.Y39]+[.AD39]" office:value-type="float" office:value="95.3032522358377" calcext:value-type="float">
            <text:p>95.30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 Ganesan</text:p>
          </table:table-cell>
          <table:table-cell table:style-name="ce108" office:value-type="float" office:value="86912" calcext:value-type="float">
            <text:p>86912</text:p>
          </table:table-cell>
          <table:table-cell table:style-name="ce117" table:formula="of:=([.X39]/[.P39])*100" office:value-type="float" office:value="51.7499672513784" calcext:value-type="float">
            <text:p>51.75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onkumar</text:p>
          </table:table-cell>
          <table:table-cell table:style-name="ce108" office:value-type="float" office:value="73146" calcext:value-type="float">
            <text:p>73146</text:p>
          </table:table-cell>
          <table:table-cell table:style-name="ce117" table:formula="of:=([.AC39]/[.P39])*100" office:value-type="float" office:value="43.5532849844593" calcext:value-type="float">
            <text:p>43.55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 Mohanavelu</text:p>
          </table:table-cell>
          <table:table-cell table:style-name="ce108" office:value-type="float" office:value="1917" calcext:value-type="float">
            <text:p>1917</text:p>
          </table:table-cell>
          <table:table-cell table:style-name="ce117" table:formula="of:=([.AH39]/[.P39])*100" office:value-type="float" office:value="1.14143831945983" calcext:value-type="float">
            <text:p>1.14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K Gurumurthy</text:p>
          </table:table-cell>
          <table:table-cell table:style-name="ce108" office:value-type="float" office:value="1407" calcext:value-type="float">
            <text:p>1407</text:p>
          </table:table-cell>
          <table:table-cell table:style-name="ce117" table:formula="of:=([.AM39]/[.P39])*100" office:value-type="float" office:value="0.837769282983816" calcext:value-type="float">
            <text:p>0.8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 J Arokiasamy</text:p>
          </table:table-cell>
          <table:table-cell table:style-name="ce108" office:value-type="float" office:value="1133" calcext:value-type="float">
            <text:p>1133</text:p>
          </table:table-cell>
          <table:table-cell table:style-name="ce117" table:formula="of:=([.AR39]/[.P39])*100" office:value-type="float" office:value="0.674621604563372" calcext:value-type="float">
            <text:p>0.67</text:p>
          </table:table-cell>
          <table:table-cell table:number-columns-repeated="1633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Kanchi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eri Chennai</text:p>
          </table:table-cell>
          <table:table-cell office:value-type="string" calcext:value-type="string">
            <text:p>City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Anna</text:p>
          </table:table-cell>
          <table:table-cell table:style-name="ce102" office:value-type="float" office:value="237837" calcext:value-type="float">
            <text:p>237837</text:p>
          </table:table-cell>
          <table:table-cell table:style-name="ce102" office:value-type="float" office:value="192235" calcext:value-type="float">
            <text:p>192235</text:p>
          </table:table-cell>
          <table:table-cell table:style-name="ce115" table:formula="of:=([.P40]/[.O40])*100" office:value-type="float" office:value="80.8263642746923" calcext:value-type="float">
            <text:p>80.83</text:p>
          </table:table-cell>
          <table:table-cell table:style-name="ce102" table:formula="of:=[.X40]-[.AC40]" office:value-type="float" office:value="25717" calcext:value-type="float">
            <text:p>25717</text:p>
          </table:table-cell>
          <table:table-cell table:style-name="ce123" table:formula="of:=([.R40]/[.P40])*100" office:value-type="float" office:value="13.3778968450074" calcext:value-type="float">
            <text:p>13.38</text:p>
          </table:table-cell>
          <table:table-cell table:style-name="ce115" table:formula="of:=[.Y40]+[.AD40]" office:value-type="float" office:value="93.4808957786043" calcext:value-type="float">
            <text:p>93.48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 Somasundaram</text:p>
          </table:table-cell>
          <table:table-cell table:style-name="ce108" office:value-type="float" office:value="102710" calcext:value-type="float">
            <text:p>102710</text:p>
          </table:table-cell>
          <table:table-cell table:style-name="ce117" table:formula="of:=([.X40]/[.P40])*100" office:value-type="float" office:value="53.4293963118059" calcext:value-type="float">
            <text:p>53.43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P S Ulagarakshagan</text:p>
          </table:table-cell>
          <table:table-cell table:style-name="ce108" office:value-type="float" office:value="76993" calcext:value-type="float">
            <text:p>76993</text:p>
          </table:table-cell>
          <table:table-cell table:style-name="ce117" table:formula="of:=([.AC40]/[.P40])*100" office:value-type="float" office:value="40.0514994667985" calcext:value-type="float">
            <text:p>40.05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AIPPMR</text:p>
          </table:table-cell>
          <table:table-cell table:style-name="ce108" office:value-type="string" calcext:value-type="string">
            <text:p>A N Radhakrishnan</text:p>
          </table:table-cell>
          <table:table-cell table:style-name="ce108" office:value-type="float" office:value="2806" calcext:value-type="float">
            <text:p>2806</text:p>
          </table:table-cell>
          <table:table-cell table:style-name="ce117" table:formula="of:=([.AH40]/[.P40])*100" office:value-type="float" office:value="1.45967175592374" calcext:value-type="float">
            <text:p>1.46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M Perumal</text:p>
          </table:table-cell>
          <table:table-cell table:style-name="ce108" office:value-type="float" office:value="2441" calcext:value-type="float">
            <text:p>2441</text:p>
          </table:table-cell>
          <table:table-cell table:style-name="ce117" table:formula="of:=([.AM40]/[.P40])*100" office:value-type="float" office:value="1.2697999843941" calcext:value-type="float">
            <text:p>1.2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DSMK</text:p>
          </table:table-cell>
          <table:table-cell table:style-name="ce108" office:value-type="string" calcext:value-type="string">
            <text:p>Ta V Passamighu Annan Venkatesanor</text:p>
          </table:table-cell>
          <table:table-cell table:style-name="ce108" office:value-type="float" office:value="1623" calcext:value-type="float">
            <text:p>1623</text:p>
          </table:table-cell>
          <table:table-cell table:style-name="ce117" table:formula="of:=([.AR40]/[.P40])*100" office:value-type="float" office:value="0.84427913751398" calcext:value-type="float">
            <text:p>0.84</text:p>
          </table:table-cell>
          <table:table-cell table:number-columns-repeated="1633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akkonam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180053" calcext:value-type="float">
            <text:p>180053</text:p>
          </table:table-cell>
          <table:table-cell table:style-name="ce102" office:value-type="float" office:value="141959" calcext:value-type="float">
            <text:p>141959</text:p>
          </table:table-cell>
          <table:table-cell table:style-name="ce115" table:formula="of:=([.P41]/[.O41])*100" office:value-type="float" office:value="78.8428962583239" calcext:value-type="float">
            <text:p>78.84</text:p>
          </table:table-cell>
          <table:table-cell table:style-name="ce102" table:formula="of:=[.X41]-[.AC41]" office:value-type="float" office:value="26237" calcext:value-type="float">
            <text:p>26237</text:p>
          </table:table-cell>
          <table:table-cell table:style-name="ce123" table:formula="of:=([.R41]/[.P41])*100" office:value-type="float" office:value="18.4820969434837" calcext:value-type="float">
            <text:p>18.48</text:p>
          </table:table-cell>
          <table:table-cell table:style-name="ce115" table:formula="of:=[.Y41]+[.AD41]" office:value-type="float" office:value="93.393867243359" calcext:value-type="float">
            <text:p>93.39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 Ravi</text:p>
          </table:table-cell>
          <table:table-cell table:style-name="ce108" office:value-type="float" office:value="79409" calcext:value-type="float">
            <text:p>79409</text:p>
          </table:table-cell>
          <table:table-cell table:style-name="ce117" table:formula="of:=([.X41]/[.P41])*100" office:value-type="float" office:value="55.9379820934213" calcext:value-type="float">
            <text:p>55.94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VCK</text:p>
          </table:table-cell>
          <table:table-cell table:style-name="ce108" office:value-type="string" calcext:value-type="string">
            <text:p>S Sellapandian</text:p>
          </table:table-cell>
          <table:table-cell table:style-name="ce108" office:value-type="float" office:value="53172" calcext:value-type="float">
            <text:p>53172</text:p>
          </table:table-cell>
          <table:table-cell table:style-name="ce117" table:formula="of:=([.AC41]/[.P41])*100" office:value-type="float" office:value="37.4558851499377" calcext:value-type="float">
            <text:p>37.46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G Mahalingam</text:p>
          </table:table-cell>
          <table:table-cell table:style-name="ce108" office:value-type="float" office:value="3007" calcext:value-type="float">
            <text:p>3007</text:p>
          </table:table-cell>
          <table:table-cell table:style-name="ce117" table:formula="of:=([.AH41]/[.P41])*100" office:value-type="float" office:value="2.11821723173592" calcext:value-type="float">
            <text:p>2.12</text:p>
          </table:table-cell>
          <table:table-cell table:style-name="ce222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08" office:value-type="string" calcext:value-type="string">
            <text:p>P Sudhakar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7" table:formula="of:=([.AM41]/[.P41])*100" office:value-type="float" office:value="1.42999034932621" calcext:value-type="float">
            <text:p>1.43</text:p>
          </table:table-cell>
          <table:table-cell table:style-name="ce229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S Sendilkumar</text:p>
          </table:table-cell>
          <table:table-cell table:style-name="ce108" office:value-type="float" office:value="1755" calcext:value-type="float">
            <text:p>1755</text:p>
          </table:table-cell>
          <table:table-cell table:style-name="ce117" table:formula="of:=([.AR41]/[.P41])*100" office:value-type="float" office:value="1.23627244486084" calcext:value-type="float">
            <text:p>1.24</text:p>
          </table:table-cell>
          <table:table-cell table:number-columns-repeated="1633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olingur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11864" calcext:value-type="float">
            <text:p>211864</text:p>
          </table:table-cell>
          <table:table-cell table:style-name="ce102" office:value-type="float" office:value="179221" calcext:value-type="float">
            <text:p>179221</text:p>
          </table:table-cell>
          <table:table-cell table:style-name="ce115" table:formula="of:=([.P42]/[.O42])*100" office:value-type="float" office:value="84.5924744175509" calcext:value-type="float">
            <text:p>84.59</text:p>
          </table:table-cell>
          <table:table-cell table:style-name="ce102" table:formula="of:=[.X42]-[.AC42]" office:value-type="float" office:value="9038" calcext:value-type="float">
            <text:p>9038</text:p>
          </table:table-cell>
          <table:table-cell table:style-name="ce123" table:formula="of:=([.R42]/[.P42])*100" office:value-type="float" office:value="5.04293581667327" calcext:value-type="float">
            <text:p>5.04</text:p>
          </table:table-cell>
          <table:table-cell table:style-name="ce115" table:formula="of:=[.Y42]+[.AI42]" office:value-type="float" office:value="59.6581873775953" calcext:value-type="float">
            <text:p>59.66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P R Manokar</text:p>
          </table:table-cell>
          <table:table-cell table:style-name="ce108" office:value-type="float" office:value="69963" calcext:value-type="float">
            <text:p>69963</text:p>
          </table:table-cell>
          <table:table-cell table:style-name="ce117" table:formula="of:=([.X42]/[.P42])*100" office:value-type="float" office:value="39.0372779975561" calcext:value-type="float">
            <text:p>39.04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 M Muniratinam</text:p>
          </table:table-cell>
          <table:table-cell table:style-name="ce108" office:value-type="float" office:value="60925" calcext:value-type="float">
            <text:p>60925</text:p>
          </table:table-cell>
          <table:table-cell table:style-name="ce117" table:formula="of:=([.AC42]/[.P42])*100" office:value-type="float" office:value="33.9943421808828" calcext:value-type="float">
            <text:p>33.9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Arulanbarasu</text:p>
          </table:table-cell>
          <table:table-cell table:style-name="ce108" office:value-type="float" office:value="36957" calcext:value-type="float">
            <text:p>36957</text:p>
          </table:table-cell>
          <table:table-cell table:style-name="ce117" table:formula="of:=([.AH42]/[.P42])*100" office:value-type="float" office:value="20.6209093800392" calcext:value-type="float">
            <text:p>20.6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PB</text:p>
          </table:table-cell>
          <table:table-cell table:style-name="ce108" office:value-type="string" calcext:value-type="string">
            <text:p>M Bhavani</text:p>
          </table:table-cell>
          <table:table-cell table:style-name="ce108" office:value-type="float" office:value="3858" calcext:value-type="float">
            <text:p>3858</text:p>
          </table:table-cell>
          <table:table-cell table:style-name="ce117" table:formula="of:=([.AM42]/[.P42])*100" office:value-type="float" office:value="2.15264952209841" calcext:value-type="float">
            <text:p>2.1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T V Paramasivam</text:p>
          </table:table-cell>
          <table:table-cell table:style-name="ce108" office:value-type="float" office:value="2288" calcext:value-type="float">
            <text:p>2288</text:p>
          </table:table-cell>
          <table:table-cell table:style-name="ce117" table:formula="of:=([.AR42]/[.P42])*100" office:value-type="float" office:value="1.27663610849175" calcext:value-type="float">
            <text:p>1.28</text:p>
          </table:table-cell>
          <table:table-cell table:number-columns-repeated="1633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8641" calcext:value-type="float">
            <text:p>198641</text:p>
          </table:table-cell>
          <table:table-cell table:style-name="ce102" office:value-type="float" office:value="157749" calcext:value-type="float">
            <text:p>157749</text:p>
          </table:table-cell>
          <table:table-cell table:style-name="ce115" table:formula="of:=([.P43]/[.O43])*100" office:value-type="float" office:value="79.414118938185" calcext:value-type="float">
            <text:p>79.41</text:p>
          </table:table-cell>
          <table:table-cell table:style-name="ce102" table:formula="of:=[.X43]-[.AC43]" office:value-type="float" office:value="14201" calcext:value-type="float">
            <text:p>14201</text:p>
          </table:table-cell>
          <table:table-cell table:style-name="ce123" table:formula="of:=([.R43]/[.P43])*100" office:value-type="float" office:value="9.00227576719979" calcext:value-type="float">
            <text:p>9.00</text:p>
          </table:table-cell>
          <table:table-cell table:style-name="ce115" table:formula="of:=[.Y43]+[.AD43]" office:value-type="float" office:value="97.2855612396909" calcext:value-type="float">
            <text:p>97.29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 Mohammed John</text:p>
          </table:table-cell>
          <table:table-cell table:style-name="ce108" office:value-type="float" office:value="83834" calcext:value-type="float">
            <text:p>83834</text:p>
          </table:table-cell>
          <table:table-cell table:style-name="ce117" table:formula="of:=([.X43]/[.P43])*100" office:value-type="float" office:value="53.1439185034453" calcext:value-type="float">
            <text:p>53.14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Gandhi R</text:p>
          </table:table-cell>
          <table:table-cell table:style-name="ce108" office:value-type="float" office:value="69633" calcext:value-type="float">
            <text:p>69633</text:p>
          </table:table-cell>
          <table:table-cell table:style-name="ce117" table:formula="of:=([.AC43]/[.P43])*100" office:value-type="float" office:value="44.1416427362456" calcext:value-type="float">
            <text:p>44.14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 Murugan</text:p>
          </table:table-cell>
          <table:table-cell table:style-name="ce108" office:value-type="float" office:value="1213" calcext:value-type="float">
            <text:p>1213</text:p>
          </table:table-cell>
          <table:table-cell table:style-name="ce117" table:formula="of:=([.AH43]/[.P43])*100" office:value-type="float" office:value="0.768943067784899" calcext:value-type="float">
            <text:p>0.77</text:p>
          </table:table-cell>
          <table:table-cell table:style-name="ce222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08" office:value-type="string" calcext:value-type="string">
            <text:p>S Sasikumar</text:p>
          </table:table-cell>
          <table:table-cell table:style-name="ce108" office:value-type="float" office:value="842" calcext:value-type="float">
            <text:p>842</text:p>
          </table:table-cell>
          <table:table-cell table:style-name="ce117" table:formula="of:=([.AM43]/[.P43])*100" office:value-type="float" office:value="0.533759326525049" calcext:value-type="float">
            <text:p>0.5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IJMK</text:p>
          </table:table-cell>
          <table:table-cell table:style-name="ce108" office:value-type="string" calcext:value-type="string">
            <text:p>Bachimani</text:p>
          </table:table-cell>
          <table:table-cell table:style-name="ce108" office:value-type="float" office:value="662" calcext:value-type="float">
            <text:p>662</text:p>
          </table:table-cell>
          <table:table-cell table:style-name="ce117" table:formula="of:=([.AR43]/[.P43])*100" office:value-type="float" office:value="0.419654007315419" calcext:value-type="float">
            <text:p>0.42</text:p>
          </table:table-cell>
          <table:table-cell table:style-name="Default" table:number-columns-repeated="31"/>
          <table:table-cell table:number-columns-repeated="163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cot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11067" calcext:value-type="float">
            <text:p>211067</text:p>
          </table:table-cell>
          <table:table-cell table:style-name="ce102" office:value-type="float" office:value="175610" calcext:value-type="float">
            <text:p>175610</text:p>
          </table:table-cell>
          <table:table-cell table:style-name="ce115" table:formula="of:=([.P44]/[.O44])*100" office:value-type="float" office:value="83.2010688549134" calcext:value-type="float">
            <text:p>83.20</text:p>
          </table:table-cell>
          <table:table-cell table:style-name="ce102" table:formula="of:=[.X44]-[.AC44]" office:value-type="float" office:value="19253" calcext:value-type="float">
            <text:p>19253</text:p>
          </table:table-cell>
          <table:table-cell table:style-name="ce123" table:formula="of:=([.R44]/[.P44])*100" office:value-type="float" office:value="10.9634986618074" calcext:value-type="float">
            <text:p>10.96</text:p>
          </table:table-cell>
          <table:table-cell table:style-name="ce115" table:formula="of:=[.Y44]+[.AD44]" office:value-type="float" office:value="95.2468538238141" calcext:value-type="float">
            <text:p>95.2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 Srinivasan</text:p>
          </table:table-cell>
          <table:table-cell table:style-name="ce108" office:value-type="float" office:value="93258" calcext:value-type="float">
            <text:p>93258</text:p>
          </table:table-cell>
          <table:table-cell table:style-name="ce117" table:formula="of:=([.X44]/[.P44])*100" office:value-type="float" office:value="53.1051762428108" calcext:value-type="float">
            <text:p>53.11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K L Elavazagan</text:p>
          </table:table-cell>
          <table:table-cell table:style-name="ce108" office:value-type="float" office:value="74005" calcext:value-type="float">
            <text:p>74005</text:p>
          </table:table-cell>
          <table:table-cell table:style-name="ce117" table:formula="of:=([.AC44]/[.P44])*100" office:value-type="float" office:value="42.1416775810034" calcext:value-type="float">
            <text:p>42.14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 Velu</text:p>
          </table:table-cell>
          <table:table-cell table:style-name="ce108" office:value-type="float" office:value="3211" calcext:value-type="float">
            <text:p>3211</text:p>
          </table:table-cell>
          <table:table-cell table:style-name="ce117" table:formula="of:=([.AH44]/[.P44])*100" office:value-type="float" office:value="1.8284835715506" calcext:value-type="float">
            <text:p>1.83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G Thanigachalam</text:p>
          </table:table-cell>
          <table:table-cell table:style-name="ce108" office:value-type="float" office:value="2046" calcext:value-type="float">
            <text:p>2046</text:p>
          </table:table-cell>
          <table:table-cell table:style-name="ce117" table:formula="of:=([.AM44]/[.P44])*100" office:value-type="float" office:value="1.16508171516428" calcext:value-type="float">
            <text:p>1.1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R Vijayan</text:p>
          </table:table-cell>
          <table:table-cell table:style-name="ce108" office:value-type="float" office:value="960" calcext:value-type="float">
            <text:p>960</text:p>
          </table:table-cell>
          <table:table-cell table:style-name="ce117" table:formula="of:=([.AR44]/[.P44])*100" office:value-type="float" office:value="0.546665907408462" calcext:value-type="float">
            <text:p>0.55</text:p>
          </table:table-cell>
          <table:table-cell table:number-columns-repeated="1633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atpadi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190456" calcext:value-type="float">
            <text:p>190456</text:p>
          </table:table-cell>
          <table:table-cell table:style-name="ce102" office:value-type="float" office:value="151498" calcext:value-type="float">
            <text:p>151498</text:p>
          </table:table-cell>
          <table:table-cell table:style-name="ce115" table:formula="of:=([.P45]/[.O45])*100" office:value-type="float" office:value="79.5448817574663" calcext:value-type="float">
            <text:p>79.54</text:p>
          </table:table-cell>
          <table:table-cell table:style-name="ce102" table:formula="of:=[.X45]-[.AC45]" office:value-type="float" office:value="2973" calcext:value-type="float">
            <text:p>2973</text:p>
          </table:table-cell>
          <table:table-cell table:style-name="ce123" table:formula="of:=([.R45]/[.P45])*100" office:value-type="float" office:value="1.96240214392269" calcext:value-type="float">
            <text:p>1.96</text:p>
          </table:table-cell>
          <table:table-cell table:style-name="ce115" table:formula="of:=[.Y45]+[.AD45]" office:value-type="float" office:value="97.1332954890494" calcext:value-type="float">
            <text:p>97.13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Duraimurugan</text:p>
          </table:table-cell>
          <table:table-cell table:style-name="ce108" office:value-type="float" office:value="75064" calcext:value-type="float">
            <text:p>75064</text:p>
          </table:table-cell>
          <table:table-cell table:style-name="ce117" table:formula="of:=([.X45]/[.P45])*100" office:value-type="float" office:value="49.547848816486" calcext:value-type="float">
            <text:p>49.5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ppu S R K</text:p>
          </table:table-cell>
          <table:table-cell table:style-name="ce108" office:value-type="float" office:value="72091" calcext:value-type="float">
            <text:p>72091</text:p>
          </table:table-cell>
          <table:table-cell table:style-name="ce117" table:formula="of:=([.AC45]/[.P45])*100" office:value-type="float" office:value="47.5854466725633" calcext:value-type="float">
            <text:p>47.59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aradarajan A</text:p>
          </table:table-cell>
          <table:table-cell table:style-name="ce108" office:value-type="float" office:value="1539" calcext:value-type="float">
            <text:p>1539</text:p>
          </table:table-cell>
          <table:table-cell table:style-name="ce117" table:formula="of:=([.AH45]/[.P45])*100" office:value-type="float" office:value="1.01585499478541" calcext:value-type="float">
            <text:p>1.0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riram M</text:p>
          </table:table-cell>
          <table:table-cell table:style-name="ce108" office:value-type="float" office:value="1067" calcext:value-type="float">
            <text:p>1067</text:p>
          </table:table-cell>
          <table:table-cell table:style-name="ce117" table:formula="of:=([.AM45]/[.P45])*100" office:value-type="float" office:value="0.704299726729066" calcext:value-type="float">
            <text:p>0.7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yakodi K</text:p>
          </table:table-cell>
          <table:table-cell table:style-name="ce108" office:value-type="float" office:value="646" calcext:value-type="float">
            <text:p>646</text:p>
          </table:table-cell>
          <table:table-cell table:style-name="ce117" table:formula="of:=([.AR45]/[.P45])*100" office:value-type="float" office:value="0.426408269416098" calcext:value-type="float">
            <text:p>0.43</text:p>
          </table:table-cell>
          <table:table-cell table:number-columns-repeated="1633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90" office:value-type="string" calcext:value-type="string">
            <text:p>INCDMK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2" office:value-type="float" office:value="191251" calcext:value-type="float">
            <text:p>191251</text:p>
          </table:table-cell>
          <table:table-cell table:style-name="ce102" office:value-type="float" office:value="140740" calcext:value-type="float">
            <text:p>140740</text:p>
          </table:table-cell>
          <table:table-cell table:style-name="ce115" table:formula="of:=([.P46]/[.O46])*100" office:value-type="float" office:value="73.5891577037506" calcext:value-type="float">
            <text:p>73.59</text:p>
          </table:table-cell>
          <table:table-cell table:style-name="ce102" table:formula="of:=[.X46]-[.AC46]" office:value-type="float" office:value="15176" calcext:value-type="float">
            <text:p>15176</text:p>
          </table:table-cell>
          <table:table-cell table:style-name="ce123" table:formula="of:=([.R46]/[.P46])*100" office:value-type="float" office:value="10.7830041210743" calcext:value-type="float">
            <text:p>10.78</text:p>
          </table:table-cell>
          <table:table-cell table:style-name="ce115" table:formula="of:=[.Y46]+[.AD46]" office:value-type="float" office:value="90.8540571266165" calcext:value-type="float">
            <text:p>90.8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ijay Dr V S</text:p>
          </table:table-cell>
          <table:table-cell table:style-name="ce108" office:value-type="float" office:value="71522" calcext:value-type="float">
            <text:p>71522</text:p>
          </table:table-cell>
          <table:table-cell table:style-name="ce117" table:formula="of:=([.X46]/[.P46])*100" office:value-type="float" office:value="50.8185306238454" calcext:value-type="float">
            <text:p>50.8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Gnanasekaran C</text:p>
          </table:table-cell>
          <table:table-cell table:style-name="ce108" office:value-type="float" office:value="56346" calcext:value-type="float">
            <text:p>56346</text:p>
          </table:table-cell>
          <table:table-cell table:style-name="ce117" table:formula="of:=([.AC46]/[.P46])*100" office:value-type="float" office:value="40.0355265027711" calcext:value-type="float">
            <text:p>40.04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Hassan J</text:p>
          </table:table-cell>
          <table:table-cell table:style-name="ce108" office:value-type="float" office:value="5273" calcext:value-type="float">
            <text:p>5273</text:p>
          </table:table-cell>
          <table:table-cell table:style-name="ce117" table:formula="of:=([.AH46]/[.P46])*100" office:value-type="float" office:value="3.74662498223675" calcext:value-type="float">
            <text:p>3.75</text:p>
          </table:table-cell>
          <table:table-cell table:style-name="ce222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Aravinth Dr V</text:p>
          </table:table-cell>
          <table:table-cell table:style-name="ce108" office:value-type="float" office:value="4334" calcext:value-type="float">
            <text:p>4334</text:p>
          </table:table-cell>
          <table:table-cell table:style-name="ce117" table:formula="of:=([.AM46]/[.P46])*100" office:value-type="float" office:value="3.07943726019611" calcext:value-type="float">
            <text:p>3.0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Elumalai V S</text:p>
          </table:table-cell>
          <table:table-cell table:style-name="ce108" office:value-type="float" office:value="1333" calcext:value-type="float">
            <text:p>1333</text:p>
          </table:table-cell>
          <table:table-cell table:style-name="ce117" table:formula="of:=([.AR46]/[.P46])*100" office:value-type="float" office:value="0.947136563876652" calcext:value-type="float">
            <text:p>0.95</text:p>
          </table:table-cell>
          <table:table-cell table:number-columns-repeated="1633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aicut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88555" calcext:value-type="float">
            <text:p>188555</text:p>
          </table:table-cell>
          <table:table-cell table:style-name="ce102" office:value-type="float" office:value="147194" calcext:value-type="float">
            <text:p>147194</text:p>
          </table:table-cell>
          <table:table-cell table:style-name="ce115" table:formula="of:=([.P47]/[.O47])*100" office:value-type="float" office:value="78.064225292355" calcext:value-type="float">
            <text:p>78.06</text:p>
          </table:table-cell>
          <table:table-cell table:style-name="ce102" table:formula="of:=[.X47]-[.AC47]" office:value-type="float" office:value="27903" calcext:value-type="float">
            <text:p>27903</text:p>
          </table:table-cell>
          <table:table-cell table:style-name="ce123" table:formula="of:=([.R47]/[.P47])*100" office:value-type="float" office:value="18.956615079419" calcext:value-type="float">
            <text:p>18.96</text:p>
          </table:table-cell>
          <table:table-cell table:style-name="ce115" table:formula="of:=[.Y47]+[.AD47]" office:value-type="float" office:value="90.0600567957933" calcext:value-type="float">
            <text:p>90.06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Kalaiarasu M</text:p>
          </table:table-cell>
          <table:table-cell table:style-name="ce108" office:value-type="float" office:value="80233" calcext:value-type="float">
            <text:p>80233</text:p>
          </table:table-cell>
          <table:table-cell table:style-name="ce117" table:formula="of:=([.X47]/[.P47])*100" office:value-type="float" office:value="54.5083359376062" calcext:value-type="float">
            <text:p>54.5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Velu V B</text:p>
          </table:table-cell>
          <table:table-cell table:style-name="ce108" office:value-type="float" office:value="52330" calcext:value-type="float">
            <text:p>52330</text:p>
          </table:table-cell>
          <table:table-cell table:style-name="ce117" table:formula="of:=([.AC47]/[.P47])*100" office:value-type="float" office:value="35.5517208581872" calcext:value-type="float">
            <text:p>35.55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MMKA</text:p>
          </table:table-cell>
          <table:table-cell table:style-name="ce108" office:value-type="string" calcext:value-type="string">
            <text:p>Dharman M</text:p>
          </table:table-cell>
          <table:table-cell table:style-name="ce108" office:value-type="float" office:value="4696" calcext:value-type="float">
            <text:p>4696</text:p>
          </table:table-cell>
          <table:table-cell table:style-name="ce117" table:formula="of:=([.AH47]/[.P47])*100" office:value-type="float" office:value="3.19034743263992" calcext:value-type="float">
            <text:p>3.1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Velu K</text:p>
          </table:table-cell>
          <table:table-cell table:style-name="ce108" office:value-type="float" office:value="2619" calcext:value-type="float">
            <text:p>2619</text:p>
          </table:table-cell>
          <table:table-cell table:style-name="ce117" table:formula="of:=([.AM47]/[.P47])*100" office:value-type="float" office:value="1.77928448170442" calcext:value-type="float">
            <text:p>1.7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hanmugam Dr R</text:p>
          </table:table-cell>
          <table:table-cell table:style-name="ce108" office:value-type="float" office:value="1962" calcext:value-type="float">
            <text:p>1962</text:p>
          </table:table-cell>
          <table:table-cell table:style-name="ce117" table:formula="of:=([.AR47]/[.P47])*100" office:value-type="float" office:value="1.33293476636276" calcext:value-type="float">
            <text:p>1.33</text:p>
          </table:table-cell>
          <table:table-cell table:number-columns-repeated="1633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ilvaithinankuppam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102" office:value-type="float" office:value="175992" calcext:value-type="float">
            <text:p>175992</text:p>
          </table:table-cell>
          <table:table-cell table:style-name="ce102" office:value-type="float" office:value="140848" calcext:value-type="float">
            <text:p>140848</text:p>
          </table:table-cell>
          <table:table-cell table:style-name="ce115" table:formula="of:=([.P48]/[.O48])*100" office:value-type="float" office:value="80.0309104959316" calcext:value-type="float">
            <text:p>80.03</text:p>
          </table:table-cell>
          <table:table-cell table:style-name="ce102" table:formula="of:=[.X48]-[.AC48]" office:value-type="float" office:value="9760" calcext:value-type="float">
            <text:p>9760</text:p>
          </table:table-cell>
          <table:table-cell table:style-name="ce123" table:formula="of:=([.R48]/[.P48])*100" office:value-type="float" office:value="6.92945586731796" calcext:value-type="float">
            <text:p>6.93</text:p>
          </table:table-cell>
          <table:table-cell table:style-name="ce115" table:formula="of:=[.Y48]+[.AD48]" office:value-type="float" office:value="95.3112575258435" calcext:value-type="float">
            <text:p>95.31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Thamizharasan C K</text:p>
          </table:table-cell>
          <table:table-cell table:style-name="ce108" office:value-type="float" office:value="72002" calcext:value-type="float">
            <text:p>72002</text:p>
          </table:table-cell>
          <table:table-cell table:style-name="ce117" table:formula="of:=([.X48]/[.P48])*100" office:value-type="float" office:value="51.1203566965807" calcext:value-type="float">
            <text:p>51.1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eetharaman K</text:p>
          </table:table-cell>
          <table:table-cell table:style-name="ce108" office:value-type="float" office:value="62242" calcext:value-type="float">
            <text:p>62242</text:p>
          </table:table-cell>
          <table:table-cell table:style-name="ce117" table:formula="of:=([.AC48]/[.P48])*100" office:value-type="float" office:value="44.1909008292628" calcext:value-type="float">
            <text:p>44.19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numanthan S</text:p>
          </table:table-cell>
          <table:table-cell table:style-name="ce108" office:value-type="float" office:value="1350" calcext:value-type="float">
            <text:p>1350</text:p>
          </table:table-cell>
          <table:table-cell table:style-name="ce117" table:formula="of:=([.AH48]/[.P48])*100" office:value-type="float" office:value="0.958480063614677" calcext:value-type="float">
            <text:p>0.96</text:p>
          </table:table-cell>
          <table:table-cell table:style-name="ce222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08" office:value-type="string" calcext:value-type="string">
            <text:p>Saravanan B</text:p>
          </table:table-cell>
          <table:table-cell table:style-name="ce108" office:value-type="float" office:value="1226" calcext:value-type="float">
            <text:p>1226</text:p>
          </table:table-cell>
          <table:table-cell table:style-name="ce117" table:formula="of:=([.AM48]/[.P48])*100" office:value-type="float" office:value="0.870441894808588" calcext:value-type="float">
            <text:p>0.87</text:p>
          </table:table-cell>
          <table:table-cell table:style-name="ce229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Ilayakumar N</text:p>
          </table:table-cell>
          <table:table-cell table:style-name="ce108" office:value-type="float" office:value="1111" calcext:value-type="float">
            <text:p>1111</text:p>
          </table:table-cell>
          <table:table-cell table:style-name="ce117" table:formula="of:=([.AR48]/[.P48])*100" office:value-type="float" office:value="0.788793593093264" calcext:value-type="float">
            <text:p>0.79</text:p>
          </table:table-cell>
          <table:table-cell table:number-columns-repeated="1633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udiyatham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table:style-name="ce102" office:value-type="float" office:value="210194" calcext:value-type="float">
            <text:p>210194</text:p>
          </table:table-cell>
          <table:table-cell table:style-name="ce102" office:value-type="float" office:value="161833" calcext:value-type="float">
            <text:p>161833</text:p>
          </table:table-cell>
          <table:table-cell table:style-name="ce115" table:formula="of:=([.P49]/[.O49])*100" office:value-type="float" office:value="76.9922071990637" calcext:value-type="float">
            <text:p>76.99</text:p>
          </table:table-cell>
          <table:table-cell table:style-name="ce102" table:formula="of:=[.X49]-[.AC49]" office:value-type="float" office:value="5842" calcext:value-type="float">
            <text:p>5842</text:p>
          </table:table-cell>
          <table:table-cell table:style-name="ce123" table:formula="of:=([.R49]/[.P49])*100" office:value-type="float" office:value="3.60989415014243" calcext:value-type="float">
            <text:p>3.61</text:p>
          </table:table-cell>
          <table:table-cell table:style-name="ce115" table:formula="of:=[.Y49]+[.AD49]" office:value-type="float" office:value="94.5357250993308" calcext:value-type="float">
            <text:p>94.54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Lingamuthu K</text:p>
          </table:table-cell>
          <table:table-cell table:style-name="ce108" office:value-type="float" office:value="79416" calcext:value-type="float">
            <text:p>79416</text:p>
          </table:table-cell>
          <table:table-cell table:style-name="ce117" table:formula="of:=([.X49]/[.P49])*100" office:value-type="float" office:value="49.0728096247366" calcext:value-type="float">
            <text:p>49.07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 Rajamarthandan</text:p>
          </table:table-cell>
          <table:table-cell table:style-name="ce108" office:value-type="float" office:value="73574" calcext:value-type="float">
            <text:p>73574</text:p>
          </table:table-cell>
          <table:table-cell table:style-name="ce117" table:formula="of:=([.AC49]/[.P49])*100" office:value-type="float" office:value="45.4629154745942" calcext:value-type="float">
            <text:p>45.46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C Bharathi</text:p>
          </table:table-cell>
          <table:table-cell table:style-name="ce108" office:value-type="float" office:value="1687" calcext:value-type="float">
            <text:p>1687</text:p>
          </table:table-cell>
          <table:table-cell table:style-name="ce117" table:formula="of:=([.AH49]/[.P49])*100" office:value-type="float" office:value="1.04243263116917" calcext:value-type="float">
            <text:p>1.0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P Vadivelan</text:p>
          </table:table-cell>
          <table:table-cell table:style-name="ce108" office:value-type="float" office:value="1416" calcext:value-type="float">
            <text:p>1416</text:p>
          </table:table-cell>
          <table:table-cell table:style-name="ce117" table:formula="of:=([.AM49]/[.P49])*100" office:value-type="float" office:value="0.874976055563451" calcext:value-type="float">
            <text:p>0.87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E Karunanithi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7" table:formula="of:=([.AR49]/[.P49])*100" office:value-type="float" office:value="0.824924459164695" calcext:value-type="float">
            <text:p>0.82</text:p>
          </table:table-cell>
          <table:table-cell table:number-columns-repeated="1633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niyambadi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51" office:value-type="string" calcext:value-type="string">
            <text:p>Independant</text:p>
          </table:table-cell>
          <table:table-cell table:style-name="ce89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187055" calcext:value-type="float">
            <text:p>187055</text:p>
          </table:table-cell>
          <table:table-cell table:style-name="ce102" office:value-type="float" office:value="147405" calcext:value-type="float">
            <text:p>147405</text:p>
          </table:table-cell>
          <table:table-cell table:style-name="ce115" table:formula="of:=([.P50]/[.O50])*100" office:value-type="float" office:value="78.8030258480126" calcext:value-type="float">
            <text:p>78.80</text:p>
          </table:table-cell>
          <table:table-cell table:style-name="ce102" table:formula="of:=[.X50]-[.AC50]" office:value-type="float" office:value="18225" calcext:value-type="float">
            <text:p>18225</text:p>
          </table:table-cell>
          <table:table-cell table:style-name="ce123" table:formula="of:=([.R50]/[.P50])*100" office:value-type="float" office:value="12.3638953902513" calcext:value-type="float">
            <text:p>12.36</text:p>
          </table:table-cell>
          <table:table-cell table:style-name="ce115" table:formula="of:=[.Y50]+[.AD50]" office:value-type="float" office:value="96.9444727112378" calcext:value-type="float">
            <text:p>96.94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ampath Kumar Govi</text:p>
          </table:table-cell>
          <table:table-cell table:style-name="ce108" office:value-type="float" office:value="80563" calcext:value-type="float">
            <text:p>80563</text:p>
          </table:table-cell>
          <table:table-cell table:style-name="ce117" table:formula="of:=([.X50]/[.P50])*100" office:value-type="float" office:value="54.6541840507446" calcext:value-type="float">
            <text:p>54.65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bdul Basith H</text:p>
          </table:table-cell>
          <table:table-cell table:style-name="ce108" office:value-type="float" office:value="62338" calcext:value-type="float">
            <text:p>62338</text:p>
          </table:table-cell>
          <table:table-cell table:style-name="ce117" table:formula="of:=([.AC50]/[.P50])*100" office:value-type="float" office:value="42.2902886604932" calcext:value-type="float">
            <text:p>42.29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ohammed Iliyas</text:p>
          </table:table-cell>
          <table:table-cell table:style-name="ce108" office:value-type="float" office:value="2548" calcext:value-type="float">
            <text:p>2548</text:p>
          </table:table-cell>
          <table:table-cell table:style-name="ce117" table:formula="of:=([.AH50]/[.P50])*100" office:value-type="float" office:value="1.72857094399783" calcext:value-type="float">
            <text:p>1.73</text:p>
          </table:table-cell>
          <table:table-cell table:style-name="ce222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Vazeer Ahmed J</text:p>
          </table:table-cell>
          <table:table-cell table:style-name="ce108" office:value-type="float" office:value="1149" calcext:value-type="float">
            <text:p>1149</text:p>
          </table:table-cell>
          <table:table-cell table:style-name="ce117" table:formula="of:=([.AM50]/[.P50])*100" office:value-type="float" office:value="0.779485092093213" calcext:value-type="float">
            <text:p>0.7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bdul Wagith P</text:p>
          </table:table-cell>
          <table:table-cell table:style-name="ce108" office:value-type="float" office:value="807" calcext:value-type="float">
            <text:p>807</text:p>
          </table:table-cell>
          <table:table-cell table:style-name="ce117" table:formula="of:=([.AR50]/[.P50])*100" office:value-type="float" office:value="0.547471252671212" calcext:value-type="float">
            <text:p>0.55</text:p>
          </table:table-cell>
          <table:table-cell table:number-columns-repeated="1633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mbur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76519" calcext:value-type="float">
            <text:p>176519</text:p>
          </table:table-cell>
          <table:table-cell table:style-name="ce102" office:value-type="float" office:value="137149" calcext:value-type="float">
            <text:p>137149</text:p>
          </table:table-cell>
          <table:table-cell table:style-name="ce115" table:formula="of:=([.P51]/[.O51])*100" office:value-type="float" office:value="77.6964519400178" calcext:value-type="float">
            <text:p>77.70</text:p>
          </table:table-cell>
          <table:table-cell table:style-name="ce102" table:formula="of:=[.X51]-[.AC51]" office:value-type="float" office:value="5091" calcext:value-type="float">
            <text:p>5091</text:p>
          </table:table-cell>
          <table:table-cell table:style-name="ce123" table:formula="of:=([.R51]/[.P51])*100" office:value-type="float" office:value="3.7120212323823" calcext:value-type="float">
            <text:p>3.71</text:p>
          </table:table-cell>
          <table:table-cell table:style-name="ce115" table:formula="of:=[.Y51]+[.AD51]" office:value-type="float" office:value="84.3104944257705" calcext:value-type="float">
            <text:p>84.31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MNMK</text:p>
          </table:table-cell>
          <table:table-cell table:style-name="ce108" office:value-type="string" calcext:value-type="string">
            <text:p>Aslam Basha A</text:p>
          </table:table-cell>
          <table:table-cell table:style-name="ce108" office:value-type="float" office:value="60361" calcext:value-type="float">
            <text:p>60361</text:p>
          </table:table-cell>
          <table:table-cell table:style-name="ce117" table:formula="of:=([.X51]/[.P51])*100" office:value-type="float" office:value="44.0112578290764" calcext:value-type="float">
            <text:p>44.01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Vijay Elanchezian</text:p>
          </table:table-cell>
          <table:table-cell table:style-name="ce108" office:value-type="float" office:value="55270" calcext:value-type="float">
            <text:p>55270</text:p>
          </table:table-cell>
          <table:table-cell table:style-name="ce117" table:formula="of:=([.AC51]/[.P51])*100" office:value-type="float" office:value="40.2992365966941" calcext:value-type="float">
            <text:p>40.30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ampath E</text:p>
          </table:table-cell>
          <table:table-cell table:style-name="ce108" office:value-type="float" office:value="6553" calcext:value-type="float">
            <text:p>6553</text:p>
          </table:table-cell>
          <table:table-cell table:style-name="ce117" table:formula="of:=([.AH51]/[.P51])*100" office:value-type="float" office:value="4.77801515140468" calcext:value-type="float">
            <text:p>4.78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62" office:value-type="string" calcext:value-type="string">
            <text:p>Venkatesan G</text:p>
          </table:table-cell>
          <table:table-cell table:style-name="ce108" office:value-type="float" office:value="6047" calcext:value-type="float">
            <text:p>6047</text:p>
          </table:table-cell>
          <table:table-cell table:style-name="ce117" table:formula="of:=([.AM51]/[.P51])*100" office:value-type="float" office:value="4.40907334358982" calcext:value-type="float">
            <text:p>4.41</text:p>
          </table:table-cell>
          <table:table-cell table:style-name="ce229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hameel Ahmed V</text:p>
          </table:table-cell>
          <table:table-cell table:style-name="ce108" office:value-type="float" office:value="1752" calcext:value-type="float">
            <text:p>1752</text:p>
          </table:table-cell>
          <table:table-cell table:style-name="ce117" table:formula="of:=([.AR51]/[.P51])*100" office:value-type="float" office:value="1.27744278120876" calcext:value-type="float">
            <text:p>1.28</text:p>
          </table:table-cell>
          <table:table-cell table:number-columns-repeated="1633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larpet</text:p>
          </table:table-cell>
          <table:table-cell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1688" calcext:value-type="float">
            <text:p>191688</text:p>
          </table:table-cell>
          <table:table-cell table:style-name="ce102" office:value-type="float" office:value="156501" calcext:value-type="float">
            <text:p>156501</text:p>
          </table:table-cell>
          <table:table-cell table:style-name="ce115" table:formula="of:=([.P52]/[.O52])*100" office:value-type="float" office:value="81.6436083635908" calcext:value-type="float">
            <text:p>81.64</text:p>
          </table:table-cell>
          <table:table-cell table:style-name="ce102" table:formula="of:=[.X52]-[.AC52]" office:value-type="float" office:value="22936" calcext:value-type="float">
            <text:p>22936</text:p>
          </table:table-cell>
          <table:table-cell table:style-name="ce123" table:formula="of:=([.R52]/[.P52])*100" office:value-type="float" office:value="14.6554974089622" calcext:value-type="float">
            <text:p>14.66</text:p>
          </table:table-cell>
          <table:table-cell table:style-name="ce115" table:formula="of:=[.Y52]+[.AD52]" office:value-type="float" office:value="95.5968332470719" calcext:value-type="float">
            <text:p>95.60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eeramani K C</text:p>
          </table:table-cell>
          <table:table-cell table:style-name="ce108" office:value-type="float" office:value="86273" calcext:value-type="float">
            <text:p>86273</text:p>
          </table:table-cell>
          <table:table-cell table:style-name="ce117" table:formula="of:=([.X52]/[.P52])*100" office:value-type="float" office:value="55.1261653280171" calcext:value-type="float">
            <text:p>55.13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Ponnusamy G</text:p>
          </table:table-cell>
          <table:table-cell table:style-name="ce108" office:value-type="float" office:value="63337" calcext:value-type="float">
            <text:p>63337</text:p>
          </table:table-cell>
          <table:table-cell table:style-name="ce117" table:formula="of:=([.AC52]/[.P52])*100" office:value-type="float" office:value="40.4706679190548" calcext:value-type="float">
            <text:p>40.47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nnamalai M</text:p>
          </table:table-cell>
          <table:table-cell table:style-name="ce108" office:value-type="float" office:value="1912" calcext:value-type="float">
            <text:p>1912</text:p>
          </table:table-cell>
          <table:table-cell table:style-name="ce117" table:formula="of:=([.AH52]/[.P52])*100" office:value-type="float" office:value="1.22171743311544" calcext:value-type="float">
            <text:p>1.2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Veeramani M S</text:p>
          </table:table-cell>
          <table:table-cell table:style-name="ce108" office:value-type="float" office:value="1442" calcext:value-type="float">
            <text:p>1442</text:p>
          </table:table-cell>
          <table:table-cell table:style-name="ce117" table:formula="of:=([.AM52]/[.P52])*100" office:value-type="float" office:value="0.92139986325966" calcext:value-type="float">
            <text:p>0.92</text:p>
          </table:table-cell>
          <table:table-cell table:style-name="ce229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Gandhibabu M</text:p>
          </table:table-cell>
          <table:table-cell table:style-name="ce108" office:value-type="float" office:value="956" calcext:value-type="float">
            <text:p>956</text:p>
          </table:table-cell>
          <table:table-cell table:style-name="ce117" table:formula="of:=([.AR52]/[.P52])*100" office:value-type="float" office:value="0.610858716557722" calcext:value-type="float">
            <text:p>0.61</text:p>
          </table:table-cell>
          <table:table-cell table:number-columns-repeated="1633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irupattu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44"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table:style-name="ce102" office:value-type="float" office:value="181888" calcext:value-type="float">
            <text:p>181888</text:p>
          </table:table-cell>
          <table:table-cell table:style-name="ce102" office:value-type="float" office:value="149869" calcext:value-type="float">
            <text:p>149869</text:p>
          </table:table-cell>
          <table:table-cell table:style-name="ce115" table:formula="of:=([.P53]/[.O53])*100" office:value-type="float" office:value="82.3963098170303" calcext:value-type="float">
            <text:p>82.40</text:p>
          </table:table-cell>
          <table:table-cell table:style-name="ce102" table:formula="of:=[.X53]-[.AC53]" office:value-type="float" office:value="21792" calcext:value-type="float">
            <text:p>21792</text:p>
          </table:table-cell>
          <table:table-cell table:style-name="ce123" table:formula="of:=([.R53]/[.P53])*100" office:value-type="float" office:value="14.5406988770193" calcext:value-type="float">
            <text:p>14.54</text:p>
          </table:table-cell>
          <table:table-cell table:style-name="ce115" table:formula="of:=[.Y53]+[.AD53]" office:value-type="float" office:value="96.0825787854727" calcext:value-type="float">
            <text:p>96.08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G Ramesh</text:p>
          </table:table-cell>
          <table:table-cell table:style-name="ce108" office:value-type="float" office:value="82895" calcext:value-type="float">
            <text:p>82895</text:p>
          </table:table-cell>
          <table:table-cell table:style-name="ce117" table:formula="of:=([.X53]/[.P53])*100" office:value-type="float" office:value="55.311638831246" calcext:value-type="float">
            <text:p>55.31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 Rajendran</text:p>
          </table:table-cell>
          <table:table-cell table:style-name="ce108" office:value-type="float" office:value="61103" calcext:value-type="float">
            <text:p>61103</text:p>
          </table:table-cell>
          <table:table-cell table:style-name="ce117" table:formula="of:=([.AC53]/[.P53])*100" office:value-type="float" office:value="40.7709399542267" calcext:value-type="float">
            <text:p>40.77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M Selva Kumar</text:p>
          </table:table-cell>
          <table:table-cell table:style-name="ce108" office:value-type="float" office:value="1087" calcext:value-type="float">
            <text:p>1087</text:p>
          </table:table-cell>
          <table:table-cell table:style-name="ce117" table:formula="of:=([.AH53]/[.P53])*100" office:value-type="float" office:value="0.725300095416664" calcext:value-type="float">
            <text:p>0.7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D Kubendiran</text:p>
          </table:table-cell>
          <table:table-cell table:style-name="ce108" office:value-type="float" office:value="1006" calcext:value-type="float">
            <text:p>1006</text:p>
          </table:table-cell>
          <table:table-cell table:style-name="ce117" table:formula="of:=([.AM53]/[.P53])*100" office:value-type="float" office:value="0.671252894194263" calcext:value-type="float">
            <text:p>0.6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 Venkatesan</text:p>
          </table:table-cell>
          <table:table-cell table:style-name="ce108" office:value-type="float" office:value="843" calcext:value-type="float">
            <text:p>843</text:p>
          </table:table-cell>
          <table:table-cell table:style-name="ce117" table:formula="of:=([.AR53]/[.P53])*100" office:value-type="float" office:value="0.562491242351654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thangara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table:style-name="ce89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186855" calcext:value-type="float">
            <text:p>186855</text:p>
          </table:table-cell>
          <table:table-cell table:style-name="ce102" office:value-type="float" office:value="153391" calcext:value-type="float">
            <text:p>153391</text:p>
          </table:table-cell>
          <table:table-cell table:style-name="ce115" table:formula="of:=([.P54]/[.O54])*100" office:value-type="float" office:value="82.0909261191833" calcext:value-type="float">
            <text:p>82.09</text:p>
          </table:table-cell>
          <table:table-cell table:style-name="ce102" table:formula="of:=[.X54]-[.AC54]" office:value-type="float" office:value="39158" calcext:value-type="float">
            <text:p>39158</text:p>
          </table:table-cell>
          <table:table-cell table:style-name="ce123" table:formula="of:=([.R54]/[.P54])*100" office:value-type="float" office:value="25.5282252544152" calcext:value-type="float">
            <text:p>25.53</text:p>
          </table:table-cell>
          <table:table-cell table:style-name="ce115" table:formula="of:=[.Y54]+[.AD54]" office:value-type="float" office:value="92.3157160459219" calcext:value-type="float">
            <text:p>92.3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anoranjitham</text:p>
          </table:table-cell>
          <table:table-cell table:style-name="ce108" office:value-type="float" office:value="90381" calcext:value-type="float">
            <text:p>90381</text:p>
          </table:table-cell>
          <table:table-cell table:style-name="ce117" table:formula="of:=([.X54]/[.P54])*100" office:value-type="float" office:value="58.9219706501685" calcext:value-type="float">
            <text:p>58.9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VCK</text:p>
          </table:table-cell>
          <table:table-cell table:style-name="ce108" office:value-type="string" calcext:value-type="string">
            <text:p>Muniyammal</text:p>
          </table:table-cell>
          <table:table-cell table:style-name="ce108" office:value-type="float" office:value="51223" calcext:value-type="float">
            <text:p>51223</text:p>
          </table:table-cell>
          <table:table-cell table:style-name="ce117" table:formula="of:=([.AC54]/[.P54])*100" office:value-type="float" office:value="33.3937453957533" calcext:value-type="float">
            <text:p>33.39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ediyappan S</text:p>
          </table:table-cell>
          <table:table-cell table:style-name="ce108" office:value-type="float" office:value="4134" calcext:value-type="float">
            <text:p>4134</text:p>
          </table:table-cell>
          <table:table-cell table:style-name="ce117" table:formula="of:=([.AH54]/[.P54])*100" office:value-type="float" office:value="2.69507337457869" calcext:value-type="float">
            <text:p>2.70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Sankar C K</text:p>
          </table:table-cell>
          <table:table-cell table:style-name="ce108" office:value-type="float" office:value="2549" calcext:value-type="float">
            <text:p>2549</text:p>
          </table:table-cell>
          <table:table-cell table:style-name="ce117" table:formula="of:=([.AM54]/[.P54])*100" office:value-type="float" office:value="1.66176633570418" calcext:value-type="float">
            <text:p>1.6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Dr Devarajan V</text:p>
          </table:table-cell>
          <table:table-cell table:style-name="ce108" office:value-type="float" office:value="2138" calcext:value-type="float">
            <text:p>2138</text:p>
          </table:table-cell>
          <table:table-cell table:style-name="ce117" table:formula="of:=([.AR54]/[.P54])*100" office:value-type="float" office:value="1.39382362720107" calcext:value-type="float">
            <text:p>1.39</text:p>
          </table:table-cell>
          <table:table-cell table:number-columns-repeated="1633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gur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102" office:value-type="float" office:value="193531" calcext:value-type="float">
            <text:p>193531</text:p>
          </table:table-cell>
          <table:table-cell table:style-name="ce102" office:value-type="float" office:value="158363" calcext:value-type="float">
            <text:p>158363</text:p>
          </table:table-cell>
          <table:table-cell table:style-name="ce115" table:formula="of:=([.P55]/[.O55])*100" office:value-type="float" office:value="81.8282342363756" calcext:value-type="float">
            <text:p>81.83</text:p>
          </table:table-cell>
          <table:table-cell table:style-name="ce102" table:formula="of:=[.X55]-[.AC55]" office:value-type="float" office:value="29440" calcext:value-type="float">
            <text:p>29440</text:p>
          </table:table-cell>
          <table:table-cell table:style-name="ce123" table:formula="of:=([.R55]/[.P55])*100" office:value-type="float" office:value="18.590200993919" calcext:value-type="float">
            <text:p>18.59</text:p>
          </table:table-cell>
          <table:table-cell table:style-name="ce115" table:formula="of:=[.Y55]+[.AD55]" office:value-type="float" office:value="93.4448071834962" calcext:value-type="float">
            <text:p>93.44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E Krishnamurthi</text:p>
          </table:table-cell>
          <table:table-cell table:style-name="ce108" office:value-type="float" office:value="88711" calcext:value-type="float">
            <text:p>88711</text:p>
          </table:table-cell>
          <table:table-cell table:style-name="ce117" table:formula="of:=([.X55]/[.P55])*100" office:value-type="float" office:value="56.0175040887076" calcext:value-type="float">
            <text:p>56.0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T K Raja</text:p>
          </table:table-cell>
          <table:table-cell table:style-name="ce108" office:value-type="float" office:value="59271" calcext:value-type="float">
            <text:p>59271</text:p>
          </table:table-cell>
          <table:table-cell table:style-name="ce117" table:formula="of:=([.AC55]/[.P55])*100" office:value-type="float" office:value="37.4273030947886" calcext:value-type="float">
            <text:p>37.43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 Asokan</text:p>
          </table:table-cell>
          <table:table-cell table:style-name="ce108" office:value-type="float" office:value="2314" calcext:value-type="float">
            <text:p>2314</text:p>
          </table:table-cell>
          <table:table-cell table:style-name="ce117" table:formula="of:=([.AH55]/[.P55])*100" office:value-type="float" office:value="1.46119990149214" calcext:value-type="float">
            <text:p>1.46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UMK</text:p>
          </table:table-cell>
          <table:table-cell table:style-name="ce108" office:value-type="string" calcext:value-type="string">
            <text:p>K Venkatesan</text:p>
          </table:table-cell>
          <table:table-cell table:style-name="ce108" office:value-type="float" office:value="1611" calcext:value-type="float">
            <text:p>1611</text:p>
          </table:table-cell>
          <table:table-cell table:style-name="ce117" table:formula="of:=([.AM55]/[.P55])*100" office:value-type="float" office:value="1.01728307748653" calcext:value-type="float">
            <text:p>1.0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C Vijayakumar</text:p>
          </table:table-cell>
          <table:table-cell table:style-name="ce108" office:value-type="float" office:value="1512" calcext:value-type="float">
            <text:p>1512</text:p>
          </table:table-cell>
          <table:table-cell table:style-name="ce117" table:formula="of:=([.AR55]/[.P55])*100" office:value-type="float" office:value="0.954768474959429" calcext:value-type="float">
            <text:p>0.95</text:p>
          </table:table-cell>
          <table:table-cell table:number-columns-repeated="1633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table:style-name="ce89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2" office:value-type="float" office:value="201926" calcext:value-type="float">
            <text:p>201926</text:p>
          </table:table-cell>
          <table:table-cell table:style-name="ce102" office:value-type="float" office:value="160679" calcext:value-type="float">
            <text:p>160679</text:p>
          </table:table-cell>
          <table:table-cell table:style-name="ce115" table:formula="of:=([.P56]/[.O56])*100" office:value-type="float" office:value="79.5732099878173" calcext:value-type="float">
            <text:p>79.57</text:p>
          </table:table-cell>
          <table:table-cell table:style-name="ce102" table:formula="of:=[.X56]-[.AC56]" office:value-type="float" office:value="29097" calcext:value-type="float">
            <text:p>29097</text:p>
          </table:table-cell>
          <table:table-cell table:style-name="ce123" table:formula="of:=([.R56]/[.P56])*100" office:value-type="float" office:value="18.1087758823493" calcext:value-type="float">
            <text:p>18.11</text:p>
          </table:table-cell>
          <table:table-cell table:style-name="ce115" table:formula="of:=[.Y56]+[.AD56]" office:value-type="float" office:value="93.6370029686518" calcext:value-type="float">
            <text:p>93.64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P Munusamy</text:p>
          </table:table-cell>
          <table:table-cell table:style-name="ce108" office:value-type="float" office:value="89776" calcext:value-type="float">
            <text:p>89776</text:p>
          </table:table-cell>
          <table:table-cell table:style-name="ce117" table:formula="of:=([.X56]/[.P56])*100" office:value-type="float" office:value="55.8728894255005" calcext:value-type="float">
            <text:p>55.87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Syed Ghiyas Ul Haq</text:p>
          </table:table-cell>
          <table:table-cell table:style-name="ce108" office:value-type="float" office:value="60679" calcext:value-type="float">
            <text:p>60679</text:p>
          </table:table-cell>
          <table:table-cell table:style-name="ce117" table:formula="of:=([.AC56]/[.P56])*100" office:value-type="float" office:value="37.7641135431513" calcext:value-type="float">
            <text:p>37.76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otteswaran M</text:p>
          </table:table-cell>
          <table:table-cell table:style-name="ce108" office:value-type="float" office:value="3025" calcext:value-type="float">
            <text:p>3025</text:p>
          </table:table-cell>
          <table:table-cell table:style-name="ce117" table:formula="of:=([.AH56]/[.P56])*100" office:value-type="float" office:value="1.88263556531967" calcext:value-type="float">
            <text:p>1.88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UMK</text:p>
          </table:table-cell>
          <table:table-cell table:style-name="ce108" office:value-type="string" calcext:value-type="string">
            <text:p>R Raja</text:p>
          </table:table-cell>
          <table:table-cell table:style-name="ce108" office:value-type="float" office:value="2357" calcext:value-type="float">
            <text:p>2357</text:p>
          </table:table-cell>
          <table:table-cell table:style-name="ce117" table:formula="of:=([.AM56]/[.P56])*100" office:value-type="float" office:value="1.46689984378793" calcext:value-type="float">
            <text:p>1.4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Latha G</text:p>
          </table:table-cell>
          <table:table-cell table:style-name="ce108" office:value-type="float" office:value="1561" calcext:value-type="float">
            <text:p>1561</text:p>
          </table:table-cell>
          <table:table-cell table:style-name="ce117" table:formula="of:=([.AR56]/[.P56])*100" office:value-type="float" office:value="0.971502187591409" calcext:value-type="float">
            <text:p>0.97</text:p>
          </table:table-cell>
          <table:table-cell table:number-columns-repeated="1633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eppanahall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85746" calcext:value-type="float">
            <text:p>185746</text:p>
          </table:table-cell>
          <table:table-cell table:style-name="ce102" office:value-type="float" office:value="158504" calcext:value-type="float">
            <text:p>158504</text:p>
          </table:table-cell>
          <table:table-cell table:style-name="ce115" table:formula="of:=([.P57]/[.O57])*100" office:value-type="float" office:value="85.3337353159691" calcext:value-type="float">
            <text:p>85.33</text:p>
          </table:table-cell>
          <table:table-cell table:style-name="ce102" table:formula="of:=[.X57]-[.AC57]" office:value-type="float" office:value="7604" calcext:value-type="float">
            <text:p>7604</text:p>
          </table:table-cell>
          <table:table-cell table:style-name="ce123" table:formula="of:=([.R57]/[.P57])*100" office:value-type="float" office:value="4.79735527179125" calcext:value-type="float">
            <text:p>4.80</text:p>
          </table:table-cell>
          <table:table-cell table:style-name="ce115" table:formula="of:=[.Y57]+[.AD57]" office:value-type="float" office:value="85.3845959723414" calcext:value-type="float">
            <text:p>85.38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 Senguttuvan</text:p>
          </table:table-cell>
          <table:table-cell table:style-name="ce108" office:value-type="float" office:value="71471" calcext:value-type="float">
            <text:p>71471</text:p>
          </table:table-cell>
          <table:table-cell table:style-name="ce117" table:formula="of:=([.X57]/[.P57])*100" office:value-type="float" office:value="45.0909756220663" calcext:value-type="float">
            <text:p>45.0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Kandan @ Murugesan S M</text:p>
          </table:table-cell>
          <table:table-cell table:style-name="ce108" office:value-type="float" office:value="63867" calcext:value-type="float">
            <text:p>63867</text:p>
          </table:table-cell>
          <table:table-cell table:style-name="ce117" table:formula="of:=([.AC57]/[.P57])*100" office:value-type="float" office:value="40.2936203502751" calcext:value-type="float">
            <text:p>40.29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UMK</text:p>
          </table:table-cell>
          <table:table-cell table:style-name="ce108" office:value-type="string" calcext:value-type="string">
            <text:p>V Ranganathan</text:p>
          </table:table-cell>
          <table:table-cell table:style-name="ce108" office:value-type="float" office:value="8943" calcext:value-type="float">
            <text:p>8943</text:p>
          </table:table-cell>
          <table:table-cell table:style-name="ce117" table:formula="of:=([.AH57]/[.P57])*100" office:value-type="float" office:value="5.64212890526422" calcext:value-type="float">
            <text:p>5.64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V S Premanathan</text:p>
          </table:table-cell>
          <table:table-cell table:style-name="ce108" office:value-type="float" office:value="5035" calcext:value-type="float">
            <text:p>5035</text:p>
          </table:table-cell>
          <table:table-cell table:style-name="ce117" table:formula="of:=([.AM57]/[.P57])*100" office:value-type="float" office:value="3.17657598546409" calcext:value-type="float">
            <text:p>3.1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N V Kalyani</text:p>
          </table:table-cell>
          <table:table-cell table:style-name="ce108" office:value-type="float" office:value="4766" calcext:value-type="float">
            <text:p>4766</text:p>
          </table:table-cell>
          <table:table-cell table:style-name="ce117" table:formula="of:=([.AR57]/[.P57])*100" office:value-type="float" office:value="3.00686418008378" calcext:value-type="float">
            <text:p>3.01</text:p>
          </table:table-cell>
          <table:table-cell table:number-columns-repeated="1633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sur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90" office:value-type="string" calcext:value-type="string">
            <text:p>INC </text:p>
          </table:table-cell>
          <table:table-cell office:value-type="string" calcext:value-type="string">
            <text:p>No</text:p>
          </table:table-cell>
          <table:table-cell table:style-name="ce89"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2" office:value-type="float" office:value="229478" calcext:value-type="float">
            <text:p>229478</text:p>
          </table:table-cell>
          <table:table-cell table:style-name="ce102" office:value-type="float" office:value="172106" calcext:value-type="float">
            <text:p>172106</text:p>
          </table:table-cell>
          <table:table-cell table:style-name="ce115" table:formula="of:=([.P58]/[.O58])*100" office:value-type="float" office:value="74.998910570948" calcext:value-type="float">
            <text:p>75.00</text:p>
          </table:table-cell>
          <table:table-cell table:style-name="ce102" table:formula="of:=[.X58]-[.AC58]" office:value-type="float" office:value="14152" calcext:value-type="float">
            <text:p>14152</text:p>
          </table:table-cell>
          <table:table-cell table:style-name="ce123" table:formula="of:=([.R58]/[.P58])*100" office:value-type="float" office:value="8.22283941291995" calcext:value-type="float">
            <text:p>8.22</text:p>
          </table:table-cell>
          <table:table-cell table:style-name="ce115" table:formula="of:=[.Y58]+[.AD58]" office:value-type="float" office:value="67.3515159262315" calcext:value-type="float">
            <text:p>67.35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K Gopinath</text:p>
          </table:table-cell>
          <table:table-cell table:style-name="ce108" office:value-type="float" office:value="65034" calcext:value-type="float">
            <text:p>65034</text:p>
          </table:table-cell>
          <table:table-cell table:style-name="ce117" table:formula="of:=([.X58]/[.P58])*100" office:value-type="float" office:value="37.7871776695757" calcext:value-type="float">
            <text:p>37.7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 John Timothy</text:p>
          </table:table-cell>
          <table:table-cell table:style-name="ce108" office:value-type="float" office:value="50882" calcext:value-type="float">
            <text:p>50882</text:p>
          </table:table-cell>
          <table:table-cell table:style-name="ce117" table:formula="of:=([.AC58]/[.P58])*100" office:value-type="float" office:value="29.5643382566558" calcext:value-type="float">
            <text:p>29.56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A Sathya</text:p>
          </table:table-cell>
          <table:table-cell table:style-name="ce108" office:value-type="float" office:value="24639" calcext:value-type="float">
            <text:p>24639</text:p>
          </table:table-cell>
          <table:table-cell table:style-name="ce117" table:formula="of:=([.AH58]/[.P58])*100" office:value-type="float" office:value="14.3161772396082" calcext:value-type="float">
            <text:p>14.32</text:p>
          </table:table-cell>
          <table:table-cell table:style-name="ce222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Balakrishnan M</text:p>
          </table:table-cell>
          <table:table-cell table:style-name="ce108" office:value-type="float" office:value="19217" calcext:value-type="float">
            <text:p>19217</text:p>
          </table:table-cell>
          <table:table-cell table:style-name="ce117" table:formula="of:=([.AM58]/[.P58])*100" office:value-type="float" office:value="11.1657931739742" calcext:value-type="float">
            <text:p>11.1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Chitrambalam</text:p>
          </table:table-cell>
          <table:table-cell table:style-name="ce108" office:value-type="float" office:value="6325" calcext:value-type="float">
            <text:p>6325</text:p>
          </table:table-cell>
          <table:table-cell table:style-name="ce117" table:formula="of:=([.AR58]/[.P58])*100" office:value-type="float" office:value="3.67506071839448" calcext:value-type="float">
            <text:p>3.68</text:p>
          </table:table-cell>
          <table:table-cell table:number-columns-repeated="1633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alli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PI</text:p>
          </table:table-cell>
          <table:table-cell table:number-columns-repeated="4" office:value-type="string" calcext:value-type="string">
            <text:p>No</text:p>
          </table:table-cell>
          <table:table-cell table:style-name="ce102" office:value-type="float" office:value="184376" calcext:value-type="float">
            <text:p>184376</text:p>
          </table:table-cell>
          <table:table-cell table:style-name="ce102" office:value-type="float" office:value="155238" calcext:value-type="float">
            <text:p>155238</text:p>
          </table:table-cell>
          <table:table-cell table:style-name="ce115" table:formula="of:=([.P59]/[.O59])*100" office:value-type="float" office:value="84.1964246973576" calcext:value-type="float">
            <text:p>84.20</text:p>
          </table:table-cell>
          <table:table-cell table:style-name="ce102" table:formula="of:=[.X59]-[.AC59]" office:value-type="float" office:value="6435" calcext:value-type="float">
            <text:p>6435</text:p>
          </table:table-cell>
          <table:table-cell table:style-name="ce123" table:formula="of:=([.R59]/[.P59])*100" office:value-type="float" office:value="4.1452479418699" calcext:value-type="float">
            <text:p>4.15</text:p>
          </table:table-cell>
          <table:table-cell table:style-name="ce115" table:formula="of:=[.Y59]+[.AD59]" office:value-type="float" office:value="91.6470194153493" calcext:value-type="float">
            <text:p>91.6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Ramachandran T</text:p>
          </table:table-cell>
          <table:table-cell table:style-name="ce108" office:value-type="float" office:value="74353" calcext:value-type="float">
            <text:p>74353</text:p>
          </table:table-cell>
          <table:table-cell table:style-name="ce117" table:formula="of:=([.X59]/[.P59])*100" office:value-type="float" office:value="47.8961336786096" calcext:value-type="float">
            <text:p>47.90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rakaash Y</text:p>
          </table:table-cell>
          <table:table-cell table:style-name="ce108" office:value-type="float" office:value="67918" calcext:value-type="float">
            <text:p>67918</text:p>
          </table:table-cell>
          <table:table-cell table:style-name="ce117" table:formula="of:=([.AC59]/[.P59])*100" office:value-type="float" office:value="43.7508857367397" calcext:value-type="float">
            <text:p>43.75</text:p>
          </table:table-cell>
          <table:table-cell table:style-name="ce117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Narendiran K S</text:p>
          </table:table-cell>
          <table:table-cell table:style-name="ce108" office:value-type="float" office:value="4727" calcext:value-type="float">
            <text:p>4727</text:p>
          </table:table-cell>
          <table:table-cell table:style-name="ce117" table:formula="of:=([.AH59]/[.P59])*100" office:value-type="float" office:value="3.04500186809931" calcext:value-type="float">
            <text:p>3.0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yaz F</text:p>
          </table:table-cell>
          <table:table-cell table:style-name="ce108" office:value-type="float" office:value="2847" calcext:value-type="float">
            <text:p>2847</text:p>
          </table:table-cell>
          <table:table-cell table:style-name="ce117" table:formula="of:=([.AM59]/[.P59])*100" office:value-type="float" office:value="1.83395818034244" calcext:value-type="float">
            <text:p>1.8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uniraj C</text:p>
          </table:table-cell>
          <table:table-cell table:style-name="ce108" office:value-type="float" office:value="2376" calcext:value-type="float">
            <text:p>2376</text:p>
          </table:table-cell>
          <table:table-cell table:style-name="ce117" table:formula="of:=([.AR59]/[.P59])*100" office:value-type="float" office:value="1.53055308622889" calcext:value-type="float">
            <text:p>1.53</text:p>
          </table:table-cell>
          <table:table-cell table:number-columns-repeated="1633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lacode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180193" calcext:value-type="float">
            <text:p>180193</text:p>
          </table:table-cell>
          <table:table-cell table:style-name="ce102" office:value-type="float" office:value="156258" calcext:value-type="float">
            <text:p>156258</text:p>
          </table:table-cell>
          <table:table-cell table:style-name="ce115" table:formula="of:=([.P60]/[.O60])*100" office:value-type="float" office:value="86.717020084021" calcext:value-type="float">
            <text:p>86.72</text:p>
          </table:table-cell>
          <table:table-cell table:style-name="ce102" table:formula="of:=[.X60]-[.AC60]" office:value-type="float" office:value="43213" calcext:value-type="float">
            <text:p>43213</text:p>
          </table:table-cell>
          <table:table-cell table:style-name="ce123" table:formula="of:=([.R60]/[.P60])*100" office:value-type="float" office:value="27.6549040689117" calcext:value-type="float">
            <text:p>27.65</text:p>
          </table:table-cell>
          <table:table-cell table:style-name="ce115" table:formula="of:=[.Y60]+[.AD60]" office:value-type="float" office:value="93.7814383903544" calcext:value-type="float">
            <text:p>93.78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nbalagan K P</text:p>
          </table:table-cell>
          <table:table-cell table:style-name="ce108" office:value-type="float" office:value="94877" calcext:value-type="float">
            <text:p>94877</text:p>
          </table:table-cell>
          <table:table-cell table:style-name="ce117" table:formula="of:=([.X60]/[.P60])*100" office:value-type="float" office:value="60.718171229633" calcext:value-type="float">
            <text:p>60.7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Selvam V</text:p>
          </table:table-cell>
          <table:table-cell table:style-name="ce108" office:value-type="float" office:value="51664" calcext:value-type="float">
            <text:p>51664</text:p>
          </table:table-cell>
          <table:table-cell table:style-name="ce117" table:formula="of:=([.AC60]/[.P60])*100" office:value-type="float" office:value="33.0632671607214" calcext:value-type="float">
            <text:p>33.06</text:p>
          </table:table-cell>
          <table:table-cell table:style-name="ce11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Harinath K</text:p>
          </table:table-cell>
          <table:table-cell table:style-name="ce108" office:value-type="float" office:value="2449" calcext:value-type="float">
            <text:p>2449</text:p>
          </table:table-cell>
          <table:table-cell table:style-name="ce117" table:formula="of:=([.AH60]/[.P60])*100" office:value-type="float" office:value="1.56727975527653" calcext:value-type="float">
            <text:p>1.57</text:p>
          </table:table-cell>
          <table:table-cell table:style-name="ce222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08" office:value-type="string" calcext:value-type="string">
            <text:p>Kumaradevan K P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7" table:formula="of:=([.AM60]/[.P60])*100" office:value-type="float" office:value="1.23961653163358" calcext:value-type="float">
            <text:p>1.2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masamy M</text:p>
          </table:table-cell>
          <table:table-cell table:style-name="ce108" office:value-type="float" office:value="1101" calcext:value-type="float">
            <text:p>1101</text:p>
          </table:table-cell>
          <table:table-cell table:style-name="ce117" table:formula="of:=([.AR60]/[.P60])*100" office:value-type="float" office:value="0.704603924279077" calcext:value-type="float">
            <text:p>0.70</text:p>
          </table:table-cell>
          <table:table-cell table:number-columns-repeated="1633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nnagaram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5492" calcext:value-type="float">
            <text:p>195492</text:p>
          </table:table-cell>
          <table:table-cell table:style-name="ce102" office:value-type="float" office:value="162288" calcext:value-type="float">
            <text:p>162288</text:p>
          </table:table-cell>
          <table:table-cell table:style-name="ce115" table:formula="of:=([.P61]/[.O61])*100" office:value-type="float" office:value="83.0151617457492" calcext:value-type="float">
            <text:p>83.02</text:p>
          </table:table-cell>
          <table:table-cell table:style-name="ce102" table:formula="of:=[.X61]-[.AC61]" office:value-type="float" office:value="11543" calcext:value-type="float">
            <text:p>11543</text:p>
          </table:table-cell>
          <table:table-cell table:style-name="ce123" table:formula="of:=([.R61]/[.P61])*100" office:value-type="float" office:value="7.11266390614217" calcext:value-type="float">
            <text:p>7.11</text:p>
          </table:table-cell>
          <table:table-cell table:style-name="ce115" table:formula="of:=[.Y61]+[.AD61]" office:value-type="float" office:value="91.5120033520655" calcext:value-type="float">
            <text:p>91.51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Nanjappan N</text:p>
          </table:table-cell>
          <table:table-cell table:style-name="ce108" office:value-type="float" office:value="80028" calcext:value-type="float">
            <text:p>80028</text:p>
          </table:table-cell>
          <table:table-cell table:style-name="ce117" table:formula="of:=([.X61]/[.P61])*100" office:value-type="float" office:value="49.3123336291038" calcext:value-type="float">
            <text:p>49.31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41" office:value-type="string" calcext:value-type="string">
            <text:p>Inbasekaran P N P</text:p>
          </table:table-cell>
          <table:table-cell table:style-name="ce141" office:value-type="float" office:value="68485" calcext:value-type="float">
            <text:p>68485</text:p>
          </table:table-cell>
          <table:table-cell table:style-name="ce117" table:formula="of:=([.AC61]/[.P61])*100" office:value-type="float" office:value="42.1996697229616" calcext:value-type="float">
            <text:p>42.20</text:p>
          </table:table-cell>
          <table:table-cell table:style-name="ce194" office:value-type="string" calcext:value-type="string">
            <text:p>Independant</text:p>
          </table:table-cell>
          <table:table-cell table:style-name="ce141" office:value-type="string" calcext:value-type="string">
            <text:p>Independant</text:p>
          </table:table-cell>
          <table:table-cell table:style-name="ce141" office:value-type="string" calcext:value-type="string">
            <text:p>Munusamy M</text:p>
          </table:table-cell>
          <table:table-cell table:style-name="ce141" office:value-type="float" office:value="3047" calcext:value-type="float">
            <text:p>3047</text:p>
          </table:table-cell>
          <table:table-cell table:style-name="ce117" table:formula="of:=([.AH61]/[.P61])*100" office:value-type="float" office:value="1.87752637286799" calcext:value-type="float">
            <text:p>1.88</text:p>
          </table:table-cell>
          <table:table-cell table:style-name="ce223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41" office:value-type="string" calcext:value-type="string">
            <text:p>Kandasamy K P</text:p>
          </table:table-cell>
          <table:table-cell table:style-name="ce141" office:value-type="float" office:value="2660" calcext:value-type="float">
            <text:p>2660</text:p>
          </table:table-cell>
          <table:table-cell table:style-name="ce117" table:formula="of:=([.AM61]/[.P61])*100" office:value-type="float" office:value="1.63906142167012" calcext:value-type="float">
            <text:p>1.6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41" office:value-type="string" calcext:value-type="string">
            <text:p>Shanmugam R</text:p>
          </table:table-cell>
          <table:table-cell table:style-name="ce141" office:value-type="float" office:value="1546" calcext:value-type="float">
            <text:p>1546</text:p>
          </table:table-cell>
          <table:table-cell table:style-name="ce117" table:formula="of:=([.AR61]/[.P61])*100" office:value-type="float" office:value="0.952627427782707" calcext:value-type="float">
            <text:p>0.9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44"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table:style-name="ce102" office:value-type="float" office:value="215940" calcext:value-type="float">
            <text:p>215940</text:p>
          </table:table-cell>
          <table:table-cell table:style-name="ce102" office:value-type="float" office:value="168248" calcext:value-type="float">
            <text:p>168248</text:p>
          </table:table-cell>
          <table:table-cell table:style-name="ce115" table:formula="of:=([.P62]/[.O62])*100" office:value-type="float" office:value="77.9142354357692" calcext:value-type="float">
            <text:p>77.91</text:p>
          </table:table-cell>
          <table:table-cell table:style-name="ce102" table:formula="of:=[.X62]-[.AC62]" office:value-type="float" office:value="4043" calcext:value-type="float">
            <text:p>4043</text:p>
          </table:table-cell>
          <table:table-cell table:style-name="ce123" table:formula="of:=([.R62]/[.P62])*100" office:value-type="float" office:value="2.403000332842" calcext:value-type="float">
            <text:p>2.40</text:p>
          </table:table-cell>
          <table:table-cell table:style-name="ce115" table:formula="of:=[.Y62]+[.AD62]" office:value-type="float" office:value="89.0607912129713" calcext:value-type="float">
            <text:p>89.06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Baskar A</text:p>
          </table:table-cell>
          <table:table-cell table:style-name="ce108" office:value-type="float" office:value="76943" calcext:value-type="float">
            <text:p>76943</text:p>
          </table:table-cell>
          <table:table-cell table:style-name="ce117" table:formula="of:=([.X62]/[.P62])*100" office:value-type="float" office:value="45.7318957729067" calcext:value-type="float">
            <text:p>45.73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41" office:value-type="string" calcext:value-type="string">
            <text:p>Santhamoorthy P</text:p>
          </table:table-cell>
          <table:table-cell table:style-name="ce141" office:value-type="float" office:value="72900" calcext:value-type="float">
            <text:p>72900</text:p>
          </table:table-cell>
          <table:table-cell table:style-name="ce117" table:formula="of:=([.AC62]/[.P62])*100" office:value-type="float" office:value="43.3288954400647" calcext:value-type="float">
            <text:p>43.33</text:p>
          </table:table-cell>
          <table:table-cell table:style-name="ce194" office:value-type="string" calcext:value-type="string">
            <text:p>Independant</text:p>
          </table:table-cell>
          <table:table-cell table:style-name="ce198" office:value-type="string" calcext:value-type="string">
            <text:p>Independant</text:p>
          </table:table-cell>
          <table:table-cell table:style-name="ce198" office:value-type="string" calcext:value-type="string">
            <text:p>Raja P S</text:p>
          </table:table-cell>
          <table:table-cell table:style-name="ce198" office:value-type="float" office:value="6937" calcext:value-type="float">
            <text:p>6937</text:p>
          </table:table-cell>
          <table:table-cell table:style-name="ce117" table:formula="of:=([.AH62]/[.P62])*100" office:value-type="float" office:value="4.12308021492083" calcext:value-type="float">
            <text:p>4.12</text:p>
          </table:table-cell>
          <table:table-cell table:style-name="ce223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rabakaran K</text:p>
          </table:table-cell>
          <table:table-cell table:style-name="ce196" office:value-type="float" office:value="2832" calcext:value-type="float">
            <text:p>2832</text:p>
          </table:table-cell>
          <table:table-cell table:style-name="ce117" table:formula="of:=([.AM62]/[.P62])*100" office:value-type="float" office:value="1.68322951833008" calcext:value-type="float">
            <text:p>1.6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96" office:value-type="string" calcext:value-type="string">
            <text:p>Venkatesh K</text:p>
          </table:table-cell>
          <table:table-cell table:style-name="ce196" office:value-type="float" office:value="2630" calcext:value-type="float">
            <text:p>2630</text:p>
          </table:table-cell>
          <table:table-cell table:style-name="ce117" table:formula="of:=([.AR62]/[.P62])*100" office:value-type="float" office:value="1.56316865579383" calcext:value-type="float">
            <text:p>1.5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ppireddipatti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208543" calcext:value-type="float">
            <text:p>208543</text:p>
          </table:table-cell>
          <table:table-cell table:style-name="ce102" office:value-type="float" office:value="168731" calcext:value-type="float">
            <text:p>168731</text:p>
          </table:table-cell>
          <table:table-cell table:style-name="ce115" table:formula="of:=([.P63]/[.O63])*100" office:value-type="float" office:value="80.9094527267758" calcext:value-type="float">
            <text:p>80.91</text:p>
          </table:table-cell>
          <table:table-cell table:style-name="ce102" table:formula="of:=[.X63]-[.AC63]" office:value-type="float" office:value="10489" calcext:value-type="float">
            <text:p>10489</text:p>
          </table:table-cell>
          <table:table-cell table:style-name="ce123" table:formula="of:=([.R63]/[.P63])*100" office:value-type="float" office:value="6.21640362470441" calcext:value-type="float">
            <text:p>6.22</text:p>
          </table:table-cell>
          <table:table-cell table:style-name="ce115" table:formula="of:=[.Y63]+[.AD63]" office:value-type="float" office:value="84.5576687152924" calcext:value-type="float">
            <text:p>84.56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laniappan P</text:p>
          </table:table-cell>
          <table:table-cell table:style-name="ce108" office:value-type="float" office:value="76582" calcext:value-type="float">
            <text:p>76582</text:p>
          </table:table-cell>
          <table:table-cell table:style-name="ce117" table:formula="of:=([.X63]/[.P63])*100" office:value-type="float" office:value="45.3870361699984" calcext:value-type="float">
            <text:p>45.3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41" office:value-type="string" calcext:value-type="string">
            <text:p>Mullaiventhan V</text:p>
          </table:table-cell>
          <table:table-cell table:style-name="ce141" office:value-type="float" office:value="66093" calcext:value-type="float">
            <text:p>66093</text:p>
          </table:table-cell>
          <table:table-cell table:style-name="ce117" table:formula="of:=([.AC63]/[.P63])*100" office:value-type="float" office:value="39.170632545294" calcext:value-type="float">
            <text:p>39.17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lu M</text:p>
          </table:table-cell>
          <table:table-cell table:style-name="ce196" office:value-type="float" office:value="18710" calcext:value-type="float">
            <text:p>18710</text:p>
          </table:table-cell>
          <table:table-cell table:style-name="ce117" table:formula="of:=([.AH63]/[.P63])*100" office:value-type="float" office:value="11.0886559079244" calcext:value-type="float">
            <text:p>11.0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hankar P</text:p>
          </table:table-cell>
          <table:table-cell table:style-name="ce196" office:value-type="float" office:value="2130" calcext:value-type="float">
            <text:p>2130</text:p>
          </table:table-cell>
          <table:table-cell table:style-name="ce117" table:formula="of:=([.AM63]/[.P63])*100" office:value-type="float" office:value="1.26236435509776" calcext:value-type="float">
            <text:p>1.26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oorthy P</text:p>
          </table:table-cell>
          <table:table-cell table:style-name="ce196" office:value-type="float" office:value="1270" calcext:value-type="float">
            <text:p>1270</text:p>
          </table:table-cell>
          <table:table-cell table:style-name="ce117" table:formula="of:=([.AR63]/[.P63])*100" office:value-type="float" office:value="0.752677338485518" calcext:value-type="float">
            <text:p>0.7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rur</text:p>
          </table:table-cell>
          <table:table-cell office:value-type="string" calcext:value-type="string">
            <text:p>Dharmapur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102" office:value-type="float" office:value="188764" calcext:value-type="float">
            <text:p>188764</text:p>
          </table:table-cell>
          <table:table-cell table:style-name="ce102" office:value-type="float" office:value="150272" calcext:value-type="float">
            <text:p>150272</text:p>
          </table:table-cell>
          <table:table-cell table:style-name="ce115" table:formula="of:=([.P64]/[.O64])*100" office:value-type="float" office:value="79.6083999067619" calcext:value-type="float">
            <text:p>79.61</text:p>
          </table:table-cell>
          <table:table-cell table:style-name="ce102" table:formula="of:=[.X64]-[.AC64]" office:value-type="float" office:value="26503" calcext:value-type="float">
            <text:p>26503</text:p>
          </table:table-cell>
          <table:table-cell table:style-name="ce123" table:formula="of:=([.R64]/[.P64])*100" office:value-type="float" office:value="17.6366854770017" calcext:value-type="float">
            <text:p>17.64</text:p>
          </table:table-cell>
          <table:table-cell table:style-name="ce115" table:formula="of:=[.Y64]+[.AD64]" office:value-type="float" office:value="85.779785988075" calcext:value-type="float">
            <text:p>85.78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Dillibabu P</text:p>
          </table:table-cell>
          <table:table-cell table:style-name="ce108" office:value-type="float" office:value="77703" calcext:value-type="float">
            <text:p>77703</text:p>
          </table:table-cell>
          <table:table-cell table:style-name="ce117" table:formula="of:=([.X64]/[.P64])*100" office:value-type="float" office:value="51.7082357325383" calcext:value-type="float">
            <text:p>51.71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VCK</text:p>
          </table:table-cell>
          <table:table-cell table:style-name="ce141" office:value-type="string" calcext:value-type="string">
            <text:p>Nandhan B M</text:p>
          </table:table-cell>
          <table:table-cell table:style-name="ce141" office:value-type="float" office:value="51200" calcext:value-type="float">
            <text:p>51200</text:p>
          </table:table-cell>
          <table:table-cell table:style-name="ce117" table:formula="of:=([.AC64]/[.P64])*100" office:value-type="float" office:value="34.0715502555366" calcext:value-type="float">
            <text:p>34.07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Parthiban P</text:p>
          </table:table-cell>
          <table:table-cell table:style-name="ce196" office:value-type="float" office:value="5290" calcext:value-type="float">
            <text:p>5290</text:p>
          </table:table-cell>
          <table:table-cell table:style-name="ce117" table:formula="of:=([.AH64]/[.P64])*100" office:value-type="float" office:value="3.5202832197615" calcext:value-type="float">
            <text:p>3.5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jendran S</text:p>
          </table:table-cell>
          <table:table-cell table:style-name="ce196" office:value-type="float" office:value="4844" calcext:value-type="float">
            <text:p>4844</text:p>
          </table:table-cell>
          <table:table-cell table:style-name="ce117" table:formula="of:=([.AM64]/[.P64])*100" office:value-type="float" office:value="3.22348807495741" calcext:value-type="float">
            <text:p>3.22</text:p>
          </table:table-cell>
          <table:table-cell table:style-name="ce230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Samikannu K</text:p>
          </table:table-cell>
          <table:table-cell table:style-name="ce196" office:value-type="float" office:value="3777" calcext:value-type="float">
            <text:p>3777</text:p>
          </table:table-cell>
          <table:table-cell table:style-name="ce117" table:formula="of:=([.AR64]/[.P64])*100" office:value-type="float" office:value="2.51344229131175" calcext:value-type="float">
            <text:p>2.51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engam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2" office:value-type="float" office:value="211656" calcext:value-type="float">
            <text:p>211656</text:p>
          </table:table-cell>
          <table:table-cell table:style-name="ce102" office:value-type="float" office:value="178325" calcext:value-type="float">
            <text:p>178325</text:p>
          </table:table-cell>
          <table:table-cell table:style-name="ce115" table:formula="of:=([.P65]/[.O65])*100" office:value-type="float" office:value="84.2522772801149" calcext:value-type="float">
            <text:p>84.25</text:p>
          </table:table-cell>
          <table:table-cell table:style-name="ce102" table:formula="of:=[.X65]-[.AC65]" office:value-type="float" office:value="11497" calcext:value-type="float">
            <text:p>11497</text:p>
          </table:table-cell>
          <table:table-cell table:style-name="ce123" table:formula="of:=([.R65]/[.P65])*100" office:value-type="float" office:value="6.44721715968036" calcext:value-type="float">
            <text:p>6.45</text:p>
          </table:table-cell>
          <table:table-cell table:style-name="ce115" table:formula="of:=[.Y65]+[.AD65]" office:value-type="float" office:value="87.4510023832889" calcext:value-type="float">
            <text:p>87.4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uresh @ Sureshkumar T</text:p>
          </table:table-cell>
          <table:table-cell table:style-name="ce108" office:value-type="float" office:value="83722" calcext:value-type="float">
            <text:p>83722</text:p>
          </table:table-cell>
          <table:table-cell table:style-name="ce117" table:formula="of:=([.X65]/[.P65])*100" office:value-type="float" office:value="46.9491097714847" calcext:value-type="float">
            <text:p>46.95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41" office:value-type="string" calcext:value-type="string">
            <text:p>Selvaperunthagai K</text:p>
          </table:table-cell>
          <table:table-cell table:style-name="ce141" office:value-type="float" office:value="72225" calcext:value-type="float">
            <text:p>72225</text:p>
          </table:table-cell>
          <table:table-cell table:style-name="ce117" table:formula="of:=([.AC65]/[.P65])*100" office:value-type="float" office:value="40.5018926118043" calcext:value-type="float">
            <text:p>40.50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ureshkumar R</text:p>
          </table:table-cell>
          <table:table-cell table:style-name="ce196" office:value-type="float" office:value="8543" calcext:value-type="float">
            <text:p>8543</text:p>
          </table:table-cell>
          <table:table-cell table:style-name="ce117" table:formula="of:=([.AH65]/[.P65])*100" office:value-type="float" office:value="4.79069115379223" calcext:value-type="float">
            <text:p>4.79</text:p>
          </table:table-cell>
          <table:table-cell table:style-name="ce223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Jayaraman A</text:p>
          </table:table-cell>
          <table:table-cell table:style-name="ce196" office:value-type="float" office:value="4465" calcext:value-type="float">
            <text:p>4465</text:p>
          </table:table-cell>
          <table:table-cell table:style-name="ce117" table:formula="of:=([.AM65]/[.P65])*100" office:value-type="float" office:value="2.50385532034207" calcext:value-type="float">
            <text:p>2.50</text:p>
          </table:table-cell>
          <table:table-cell table:number-columns-repeated="2"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Kumar R</text:p>
          </table:table-cell>
          <table:table-cell table:style-name="ce196" office:value-type="float" office:value="2511" calcext:value-type="float">
            <text:p>2511</text:p>
          </table:table-cell>
          <table:table-cell table:style-name="ce117" table:formula="of:=([.AR65]/[.P65])*100" office:value-type="float" office:value="1.4081031823917" calcext:value-type="float">
            <text:p>1.41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212430" calcext:value-type="float">
            <text:p>212430</text:p>
          </table:table-cell>
          <table:table-cell table:style-name="ce102" office:value-type="float" office:value="171679" calcext:value-type="float">
            <text:p>171679</text:p>
          </table:table-cell>
          <table:table-cell table:style-name="ce115" table:formula="of:=([.P66]/[.O66])*100" office:value-type="float" office:value="80.8167396318787" calcext:value-type="float">
            <text:p>80.82</text:p>
          </table:table-cell>
          <table:table-cell table:style-name="ce102" table:formula="of:=[.X66]-[.AC66]" office:value-type="float" office:value="5126" calcext:value-type="float">
            <text:p>5126</text:p>
          </table:table-cell>
          <table:table-cell table:style-name="ce123" table:formula="of:=([.R66]/[.P66])*100" office:value-type="float" office:value="2.98580490333704" calcext:value-type="float">
            <text:p>2.99</text:p>
          </table:table-cell>
          <table:table-cell table:style-name="ce115" table:formula="of:=[.Y66]+[.AD66]" office:value-type="float" office:value="95.8055440677078" calcext:value-type="float">
            <text:p>95.81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Velu E V</text:p>
          </table:table-cell>
          <table:table-cell table:style-name="ce108" office:value-type="float" office:value="84802" calcext:value-type="float">
            <text:p>84802</text:p>
          </table:table-cell>
          <table:table-cell table:style-name="ce117" table:formula="of:=([.X66]/[.P66])*100" office:value-type="float" office:value="49.3956744855224" calcext:value-type="float">
            <text:p>49.4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41" office:value-type="string" calcext:value-type="string">
            <text:p>Ramachandran S</text:p>
          </table:table-cell>
          <table:table-cell table:style-name="ce141" office:value-type="float" office:value="79676" calcext:value-type="float">
            <text:p>79676</text:p>
          </table:table-cell>
          <table:table-cell table:style-name="ce117" table:formula="of:=([.AC66]/[.P66])*100" office:value-type="float" office:value="46.4098695821854" calcext:value-type="float">
            <text:p>46.41</text:p>
          </table:table-cell>
          <table:table-cell table:style-name="ce194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Arjunan A</text:p>
          </table:table-cell>
          <table:table-cell table:style-name="ce196" office:value-type="float" office:value="1519" calcext:value-type="float">
            <text:p>1519</text:p>
          </table:table-cell>
          <table:table-cell table:style-name="ce117" table:formula="of:=([.AH66]/[.P66])*100" office:value-type="float" office:value="0.884790801437567" calcext:value-type="float">
            <text:p>0.88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athasivaraja S</text:p>
          </table:table-cell>
          <table:table-cell table:style-name="ce196" office:value-type="float" office:value="1186" calcext:value-type="float">
            <text:p>1186</text:p>
          </table:table-cell>
          <table:table-cell table:style-name="ce117" table:formula="of:=([.AM66]/[.P66])*100" office:value-type="float" office:value="0.690824154381142" calcext:value-type="float">
            <text:p>0.69</text:p>
          </table:table-cell>
          <table:table-cell table:style-name="ce230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Raji S</text:p>
          </table:table-cell>
          <table:table-cell table:style-name="ce196" office:value-type="float" office:value="955" calcext:value-type="float">
            <text:p>955</text:p>
          </table:table-cell>
          <table:table-cell table:style-name="ce117" table:formula="of:=([.AR66]/[.P66])*100" office:value-type="float" office:value="0.556270714531189" calcext:value-type="float">
            <text:p>0.5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ilpennathu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05491" calcext:value-type="float">
            <text:p>205491</text:p>
          </table:table-cell>
          <table:table-cell table:style-name="ce102" office:value-type="float" office:value="173576" calcext:value-type="float">
            <text:p>173576</text:p>
          </table:table-cell>
          <table:table-cell table:style-name="ce115" table:formula="of:=([.P67]/[.O67])*100" office:value-type="float" office:value="84.468906180806" calcext:value-type="float">
            <text:p>84.47</text:p>
          </table:table-cell>
          <table:table-cell table:style-name="ce102" table:formula="of:=[.X67]-[.AC67]" office:value-type="float" office:value="4081" calcext:value-type="float">
            <text:p>4081</text:p>
          </table:table-cell>
          <table:table-cell table:style-name="ce123" table:formula="of:=([.R67]/[.P67])*100" office:value-type="float" office:value="2.35113149283311" calcext:value-type="float">
            <text:p>2.35</text:p>
          </table:table-cell>
          <table:table-cell table:style-name="ce115" table:formula="of:=[.Y67]+[.AD67]" office:value-type="float" office:value="94.0481402958934" calcext:value-type="float">
            <text:p>94.0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ranganathan A K</text:p>
          </table:table-cell>
          <table:table-cell table:style-name="ce108" office:value-type="float" office:value="83663" calcext:value-type="float">
            <text:p>83663</text:p>
          </table:table-cell>
          <table:table-cell table:style-name="ce117" table:formula="of:=([.X67]/[.P67])*100" office:value-type="float" office:value="48.1996358943633" calcext:value-type="float">
            <text:p>48.20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41" office:value-type="string" calcext:value-type="string">
            <text:p>Pitchandi K</text:p>
          </table:table-cell>
          <table:table-cell table:style-name="ce141" office:value-type="float" office:value="79582" calcext:value-type="float">
            <text:p>79582</text:p>
          </table:table-cell>
          <table:table-cell table:style-name="ce117" table:formula="of:=([.AC67]/[.P67])*100" office:value-type="float" office:value="45.8485044015302" calcext:value-type="float">
            <text:p>45.85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ridharan D</text:p>
          </table:table-cell>
          <table:table-cell table:style-name="ce196" office:value-type="float" office:value="2301" calcext:value-type="float">
            <text:p>2301</text:p>
          </table:table-cell>
          <table:table-cell table:style-name="ce117" table:formula="of:=([.AH67]/[.P67])*100" office:value-type="float" office:value="1.32564409826243" calcext:value-type="float">
            <text:p>1.33</text:p>
          </table:table-cell>
          <table:table-cell table:style-name="ce223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itchandi D</text:p>
          </table:table-cell>
          <table:table-cell table:style-name="ce196" office:value-type="float" office:value="1811" calcext:value-type="float">
            <text:p>1811</text:p>
          </table:table-cell>
          <table:table-cell table:style-name="ce117" table:formula="of:=([.AM67]/[.P67])*100" office:value-type="float" office:value="1.04334700649859" calcext:value-type="float">
            <text:p>1.0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ettu R</text:p>
          </table:table-cell>
          <table:table-cell table:style-name="ce196" office:value-type="float" office:value="1724" calcext:value-type="float">
            <text:p>1724</text:p>
          </table:table-cell>
          <table:table-cell table:style-name="ce117" table:formula="of:=([.AR67]/[.P67])*100" office:value-type="float" office:value="0.993224869797668" calcext:value-type="float">
            <text:p>0.99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alasapakkam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44" office:value-type="string" calcext:value-type="string">
            <text:p>DMK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2" office:value-type="float" office:value="180390" calcext:value-type="float">
            <text:p>180390</text:p>
          </table:table-cell>
          <table:table-cell table:style-name="ce102" office:value-type="float" office:value="155790" calcext:value-type="float">
            <text:p>155790</text:p>
          </table:table-cell>
          <table:table-cell table:style-name="ce115" table:formula="of:=([.P68]/[.O68])*100" office:value-type="float" office:value="86.3628804257442" calcext:value-type="float">
            <text:p>86.36</text:p>
          </table:table-cell>
          <table:table-cell table:style-name="ce102" table:formula="of:=[.X68]-[.AC68]" office:value-type="float" office:value="38234" calcext:value-type="float">
            <text:p>38234</text:p>
          </table:table-cell>
          <table:table-cell table:style-name="ce123" table:formula="of:=([.R68]/[.P68])*100" office:value-type="float" office:value="24.542011682393" calcext:value-type="float">
            <text:p>24.54</text:p>
          </table:table-cell>
          <table:table-cell table:style-name="ce115" table:formula="of:=[.Y68]+[.AD68]" office:value-type="float" office:value="93.351306245587" calcext:value-type="float">
            <text:p>93.3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gri Krishnamurti S S</text:p>
          </table:table-cell>
          <table:table-cell table:style-name="ce108" office:value-type="float" office:value="91833" calcext:value-type="float">
            <text:p>91833</text:p>
          </table:table-cell>
          <table:table-cell table:style-name="ce117" table:formula="of:=([.X68]/[.P68])*100" office:value-type="float" office:value="58.94665896399" calcext:value-type="float">
            <text:p>58.95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INC</text:p>
          </table:table-cell>
          <table:table-cell table:style-name="ce141" office:value-type="string" calcext:value-type="string">
            <text:p>Vijayakumar P S</text:p>
          </table:table-cell>
          <table:table-cell table:style-name="ce141" office:value-type="float" office:value="53599" calcext:value-type="float">
            <text:p>53599</text:p>
          </table:table-cell>
          <table:table-cell table:style-name="ce117" table:formula="of:=([.AC68]/[.P68])*100" office:value-type="float" office:value="34.404647281597" calcext:value-type="float">
            <text:p>34.40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ijayakumar A</text:p>
          </table:table-cell>
          <table:table-cell table:style-name="ce196" office:value-type="float" office:value="2615" calcext:value-type="float">
            <text:p>2615</text:p>
          </table:table-cell>
          <table:table-cell table:style-name="ce117" table:formula="of:=([.AH68]/[.P68])*100" office:value-type="float" office:value="1.67854162654856" calcext:value-type="float">
            <text:p>1.68</text:p>
          </table:table-cell>
          <table:table-cell table:style-name="ce223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Devendiran S</text:p>
          </table:table-cell>
          <table:table-cell table:style-name="ce196" office:value-type="float" office:value="1656" calcext:value-type="float">
            <text:p>1656</text:p>
          </table:table-cell>
          <table:table-cell table:style-name="ce117" table:formula="of:=([.AM68]/[.P68])*100" office:value-type="float" office:value="1.0629693818602" calcext:value-type="float">
            <text:p>1.06</text:p>
          </table:table-cell>
          <table:table-cell table:style-name="ce230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96" office:value-type="string" calcext:value-type="string">
            <text:p>Rajendran M S</text:p>
          </table:table-cell>
          <table:table-cell table:style-name="ce196" office:value-type="float" office:value="1329" calcext:value-type="float">
            <text:p>1329</text:p>
          </table:table-cell>
          <table:table-cell table:style-name="ce117" table:formula="of:=([.AR68]/[.P68])*100" office:value-type="float" office:value="0.853071442326208" calcext:value-type="float">
            <text:p>0.8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lu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6477" calcext:value-type="float">
            <text:p>196477</text:p>
          </table:table-cell>
          <table:table-cell table:style-name="ce102" office:value-type="float" office:value="166702" calcext:value-type="float">
            <text:p>166702</text:p>
          </table:table-cell>
          <table:table-cell table:style-name="ce115" table:formula="of:=([.P69]/[.O69])*100" office:value-type="float" office:value="84.8455544414868" calcext:value-type="float">
            <text:p>84.85</text:p>
          </table:table-cell>
          <table:table-cell table:style-name="ce102" table:formula="of:=[.X69]-[.AC69]" office:value-type="float" office:value="28545" calcext:value-type="float">
            <text:p>28545</text:p>
          </table:table-cell>
          <table:table-cell table:style-name="ce123" table:formula="of:=([.R69]/[.P69])*100" office:value-type="float" office:value="17.1233698455927" calcext:value-type="float">
            <text:p>17.12</text:p>
          </table:table-cell>
          <table:table-cell table:style-name="ce115" table:formula="of:=[.Y69]+[.AD69]" office:value-type="float" office:value="93.7223308658564" calcext:value-type="float">
            <text:p>93.7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Jayasudha L</text:p>
          </table:table-cell>
          <table:table-cell table:style-name="ce108" office:value-type="float" office:value="92391" calcext:value-type="float">
            <text:p>92391</text:p>
          </table:table-cell>
          <table:table-cell table:style-name="ce117" table:formula="of:=([.X69]/[.P69])*100" office:value-type="float" office:value="55.4228503557246" calcext:value-type="float">
            <text:p>55.4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41" office:value-type="string" calcext:value-type="string">
            <text:p>Edirolimanian G</text:p>
          </table:table-cell>
          <table:table-cell table:style-name="ce141" office:value-type="float" office:value="63846" calcext:value-type="float">
            <text:p>63846</text:p>
          </table:table-cell>
          <table:table-cell table:style-name="ce117" table:formula="of:=([.AC69]/[.P69])*100" office:value-type="float" office:value="38.2994805101319" calcext:value-type="float">
            <text:p>38.30</text:p>
          </table:table-cell>
          <table:table-cell table:style-name="ce117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Perumal V</text:p>
          </table:table-cell>
          <table:table-cell table:style-name="ce196" office:value-type="float" office:value="2320" calcext:value-type="float">
            <text:p>2320</text:p>
          </table:table-cell>
          <table:table-cell table:style-name="ce117" table:formula="of:=([.AH69]/[.P69])*100" office:value-type="float" office:value="1.39170495854879" calcext:value-type="float">
            <text:p>1.3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unisamy M</text:p>
          </table:table-cell>
          <table:table-cell table:style-name="ce196" office:value-type="float" office:value="2132" calcext:value-type="float">
            <text:p>2132</text:p>
          </table:table-cell>
          <table:table-cell table:style-name="ce117" table:formula="of:=([.AM69]/[.P69])*100" office:value-type="float" office:value="1.27892886708018" calcext:value-type="float">
            <text:p>1.28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urugesan D</text:p>
          </table:table-cell>
          <table:table-cell table:style-name="ce196" office:value-type="float" office:value="1881" calcext:value-type="float">
            <text:p>1881</text:p>
          </table:table-cell>
          <table:table-cell table:style-name="ce117" table:formula="of:=([.AR69]/[.P69])*100" office:value-type="float" office:value="1.12836078751305" calcext:value-type="float">
            <text:p>1.1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rani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15794" calcext:value-type="float">
            <text:p>215794</text:p>
          </table:table-cell>
          <table:table-cell table:style-name="ce102" office:value-type="float" office:value="177723" calcext:value-type="float">
            <text:p>177723</text:p>
          </table:table-cell>
          <table:table-cell table:style-name="ce115" table:formula="of:=([.P70]/[.O70])*100" office:value-type="float" office:value="82.357711521173" calcext:value-type="float">
            <text:p>82.36</text:p>
          </table:table-cell>
          <table:table-cell table:style-name="ce102" table:formula="of:=[.X70]-[.AC70]" office:value-type="float" office:value="7966" calcext:value-type="float">
            <text:p>7966</text:p>
          </table:table-cell>
          <table:table-cell table:style-name="ce123" table:formula="of:=([.R70]/[.P70])*100" office:value-type="float" office:value="4.48225609515932" calcext:value-type="float">
            <text:p>4.48</text:p>
          </table:table-cell>
          <table:table-cell table:style-name="ce115" table:formula="of:=[.Y70]+[.AD70]" office:value-type="float" office:value="95.6364679866984" calcext:value-type="float">
            <text:p>95.64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Babu Murugavel R M</text:p>
          </table:table-cell>
          <table:table-cell table:style-name="ce108" office:value-type="float" office:value="88967" calcext:value-type="float">
            <text:p>88967</text:p>
          </table:table-cell>
          <table:table-cell table:style-name="ce117" table:formula="of:=([.X70]/[.P70])*100" office:value-type="float" office:value="50.0593620409289" calcext:value-type="float">
            <text:p>50.06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DMK</text:p>
          </table:table-cell>
          <table:table-cell table:style-name="ce141" office:value-type="string" calcext:value-type="string">
            <text:p>Sivanandham R</text:p>
          </table:table-cell>
          <table:table-cell table:style-name="ce141" office:value-type="float" office:value="81001" calcext:value-type="float">
            <text:p>81001</text:p>
          </table:table-cell>
          <table:table-cell table:style-name="ce117" table:formula="of:=([.AC70]/[.P70])*100" office:value-type="float" office:value="45.5771059457695" calcext:value-type="float">
            <text:p>45.58</text:p>
          </table:table-cell>
          <table:table-cell table:style-name="ce194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Gopi P</text:p>
          </table:table-cell>
          <table:table-cell table:style-name="ce196" office:value-type="float" office:value="1639" calcext:value-type="float">
            <text:p>1639</text:p>
          </table:table-cell>
          <table:table-cell table:style-name="ce117" table:formula="of:=([.AH70]/[.P70])*100" office:value-type="float" office:value="0.922221659548849" calcext:value-type="float">
            <text:p>0.92</text:p>
          </table:table-cell>
          <table:table-cell table:style-name="ce223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Ganesan A</text:p>
          </table:table-cell>
          <table:table-cell table:style-name="ce196" office:value-type="float" office:value="1459" calcext:value-type="float">
            <text:p>1459</text:p>
          </table:table-cell>
          <table:table-cell table:style-name="ce117" table:formula="of:=([.AM70]/[.P70])*100" office:value-type="float" office:value="0.820940452276858" calcext:value-type="float">
            <text:p>0.8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96" office:value-type="string" calcext:value-type="string">
            <text:p>Murugavel K</text:p>
          </table:table-cell>
          <table:table-cell table:style-name="ce196" office:value-type="float" office:value="1327" calcext:value-type="float">
            <text:p>1327</text:p>
          </table:table-cell>
          <table:table-cell table:style-name="ce117" table:formula="of:=([.AR70]/[.P70])*100" office:value-type="float" office:value="0.746667566944065" calcext:value-type="float">
            <text:p>0.7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eyyar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2" office:value-type="float" office:value="211108" calcext:value-type="float">
            <text:p>211108</text:p>
          </table:table-cell>
          <table:table-cell table:style-name="ce102" office:value-type="float" office:value="179221" calcext:value-type="float">
            <text:p>179221</text:p>
          </table:table-cell>
          <table:table-cell table:style-name="ce115" table:formula="of:=([.P71]/[.O71])*100" office:value-type="float" office:value="84.8954089849745" calcext:value-type="float">
            <text:p>84.90</text:p>
          </table:table-cell>
          <table:table-cell table:style-name="ce102" table:formula="of:=[.X71]-[.AC71]" office:value-type="float" office:value="25463" calcext:value-type="float">
            <text:p>25463</text:p>
          </table:table-cell>
          <table:table-cell table:style-name="ce123" table:formula="of:=([.R71]/[.P71])*100" office:value-type="float" office:value="14.207598439915" calcext:value-type="float">
            <text:p>14.21</text:p>
          </table:table-cell>
          <table:table-cell table:style-name="ce115" table:formula="of:=[.Y71]+[.AD71]" office:value-type="float" office:value="93.1235736883513" calcext:value-type="float">
            <text:p>93.12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ubramanian N</text:p>
          </table:table-cell>
          <table:table-cell table:style-name="ce108" office:value-type="float" office:value="96180" calcext:value-type="float">
            <text:p>96180</text:p>
          </table:table-cell>
          <table:table-cell table:style-name="ce117" table:formula="of:=([.X71]/[.P71])*100" office:value-type="float" office:value="53.6655860641331" calcext:value-type="float">
            <text:p>53.67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INC</text:p>
          </table:table-cell>
          <table:table-cell table:style-name="ce141" office:value-type="string" calcext:value-type="string">
            <text:p>Vishnu Prasad M K</text:p>
          </table:table-cell>
          <table:table-cell table:style-name="ce141" office:value-type="float" office:value="70717" calcext:value-type="float">
            <text:p>70717</text:p>
          </table:table-cell>
          <table:table-cell table:style-name="ce117" table:formula="of:=([.AC71]/[.P71])*100" office:value-type="float" office:value="39.4579876242181" calcext:value-type="float">
            <text:p>39.46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iswanathan D</text:p>
          </table:table-cell>
          <table:table-cell table:style-name="ce196" office:value-type="float" office:value="3022" calcext:value-type="float">
            <text:p>3022</text:p>
          </table:table-cell>
          <table:table-cell table:style-name="ce117" table:formula="of:=([.AH71]/[.P71])*100" office:value-type="float" office:value="1.68618632861104" calcext:value-type="float">
            <text:p>1.6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jendiran E</text:p>
          </table:table-cell>
          <table:table-cell table:style-name="ce196" office:value-type="float" office:value="2208" calcext:value-type="float">
            <text:p>2208</text:p>
          </table:table-cell>
          <table:table-cell table:style-name="ce117" table:formula="of:=([.AM71]/[.P71])*100" office:value-type="float" office:value="1.23199848232071" calcext:value-type="float">
            <text:p>1.23</text:p>
          </table:table-cell>
          <table:table-cell table:style-name="ce230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Tamilarasi D</text:p>
          </table:table-cell>
          <table:table-cell table:style-name="ce196" office:value-type="float" office:value="2179" calcext:value-type="float">
            <text:p>2179</text:p>
          </table:table-cell>
          <table:table-cell table:style-name="ce117" table:formula="of:=([.AR71]/[.P71])*100" office:value-type="float" office:value="1.21581734283371" calcext:value-type="float">
            <text:p>1.2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ndavasi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2" office:value-type="float" office:value="199026" calcext:value-type="float">
            <text:p>199026</text:p>
          </table:table-cell>
          <table:table-cell table:style-name="ce102" office:value-type="float" office:value="162399" calcext:value-type="float">
            <text:p>162399</text:p>
          </table:table-cell>
          <table:table-cell table:style-name="ce115" table:formula="of:=([.P72]/[.O72])*100" office:value-type="float" office:value="81.5968767899671" calcext:value-type="float">
            <text:p>81.60</text:p>
          </table:table-cell>
          <table:table-cell table:style-name="ce102" table:formula="of:=[.X72]-[.AC72]" office:value-type="float" office:value="12296" calcext:value-type="float">
            <text:p>12296</text:p>
          </table:table-cell>
          <table:table-cell table:style-name="ce123" table:formula="of:=([.R72]/[.P72])*100" office:value-type="float" office:value="7.57147519381277" calcext:value-type="float">
            <text:p>7.57</text:p>
          </table:table-cell>
          <table:table-cell table:style-name="ce115" table:formula="of:=[.Y72]+[.AD72]" office:value-type="float" office:value="96.5289195130512" calcext:value-type="float">
            <text:p>96.53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Gunaseelan V</text:p>
          </table:table-cell>
          <table:table-cell table:style-name="ce108" office:value-type="float" office:value="84529" calcext:value-type="float">
            <text:p>84529</text:p>
          </table:table-cell>
          <table:table-cell table:style-name="ce117" table:formula="of:=([.X72]/[.P72])*100" office:value-type="float" office:value="52.050197353432" calcext:value-type="float">
            <text:p>52.05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41" office:value-type="string" calcext:value-type="string">
            <text:p>Kamalakkannan J</text:p>
          </table:table-cell>
          <table:table-cell table:style-name="ce141" office:value-type="float" office:value="72233" calcext:value-type="float">
            <text:p>72233</text:p>
          </table:table-cell>
          <table:table-cell table:style-name="ce117" table:formula="of:=([.AC72]/[.P72])*100" office:value-type="float" office:value="44.4787221596192" calcext:value-type="float">
            <text:p>44.48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Devendiran A</text:p>
          </table:table-cell>
          <table:table-cell table:style-name="ce196" office:value-type="float" office:value="2020" calcext:value-type="float">
            <text:p>2020</text:p>
          </table:table-cell>
          <table:table-cell table:style-name="ce117" table:formula="of:=([.AH72]/[.P72])*100" office:value-type="float" office:value="1.24385002370704" calcext:value-type="float">
            <text:p>1.24</text:p>
          </table:table-cell>
          <table:table-cell table:style-name="ce223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Ponnan T</text:p>
          </table:table-cell>
          <table:table-cell table:style-name="ce196" office:value-type="float" office:value="1112" calcext:value-type="float">
            <text:p>1112</text:p>
          </table:table-cell>
          <table:table-cell table:style-name="ce117" table:formula="of:=([.AM72]/[.P72])*100" office:value-type="float" office:value="0.684733280377342" calcext:value-type="float">
            <text:p>0.68</text:p>
          </table:table-cell>
          <table:table-cell table:style-name="ce230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96" office:value-type="string" calcext:value-type="string">
            <text:p>Rajasekar K</text:p>
          </table:table-cell>
          <table:table-cell table:style-name="ce196" office:value-type="float" office:value="1090" calcext:value-type="float">
            <text:p>1090</text:p>
          </table:table-cell>
          <table:table-cell table:style-name="ce117" table:formula="of:=([.AR72]/[.P72])*100" office:value-type="float" office:value="0.671186398931028" calcext:value-type="float">
            <text:p>0.6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ingee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2" office:value-type="float" office:value="213724" calcext:value-type="float">
            <text:p>213724</text:p>
          </table:table-cell>
          <table:table-cell table:style-name="ce102" office:value-type="float" office:value="174449" calcext:value-type="float">
            <text:p>174449</text:p>
          </table:table-cell>
          <table:table-cell table:style-name="ce115" table:formula="of:=([.P73]/[.O73])*100" office:value-type="float" office:value="81.6234957234564" calcext:value-type="float">
            <text:p>81.62</text:p>
          </table:table-cell>
          <table:table-cell table:style-name="ce102" table:formula="of:=[.X73]-[.AC73]" office:value-type="float" office:value="1811" calcext:value-type="float">
            <text:p>1811</text:p>
          </table:table-cell>
          <table:table-cell table:style-name="ce123" table:formula="of:=([.R73]/[.P73])*100" office:value-type="float" office:value="1.0381257559516" calcext:value-type="float">
            <text:p>1.04</text:p>
          </table:table-cell>
          <table:table-cell table:style-name="ce115" table:formula="of:=[.Y73]+[.AD73]" office:value-type="float" office:value="87.2696318121629" calcext:value-type="float">
            <text:p>87.27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Ganesh Kumar A</text:p>
          </table:table-cell>
          <table:table-cell table:style-name="ce108" office:value-type="float" office:value="77026" calcext:value-type="float">
            <text:p>77026</text:p>
          </table:table-cell>
          <table:table-cell table:style-name="ce117" table:formula="of:=([.X73]/[.P73])*100" office:value-type="float" office:value="44.1538787840572" calcext:value-type="float">
            <text:p>44.1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41" office:value-type="string" calcext:value-type="string">
            <text:p>Sivalingam R</text:p>
          </table:table-cell>
          <table:table-cell table:style-name="ce141" office:value-type="float" office:value="75215" calcext:value-type="float">
            <text:p>75215</text:p>
          </table:table-cell>
          <table:table-cell table:style-name="ce117" table:formula="of:=([.AC73]/[.P73])*100" office:value-type="float" office:value="43.1157530281056" calcext:value-type="float">
            <text:p>43.12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ivamark K</text:p>
          </table:table-cell>
          <table:table-cell table:style-name="ce196" office:value-type="float" office:value="8627" calcext:value-type="float">
            <text:p>8627</text:p>
          </table:table-cell>
          <table:table-cell table:style-name="ce117" table:formula="of:=([.AH73]/[.P73])*100" office:value-type="float" office:value="4.94528486835694" calcext:value-type="float">
            <text:p>4.9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Elumalai C A</text:p>
          </table:table-cell>
          <table:table-cell table:style-name="ce196" office:value-type="float" office:value="2962" calcext:value-type="float">
            <text:p>2962</text:p>
          </table:table-cell>
          <table:table-cell table:style-name="ce117" table:formula="of:=([.AM73]/[.P73])*100" office:value-type="float" office:value="1.69791744292028" calcext:value-type="float">
            <text:p>1.7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96" office:value-type="string" calcext:value-type="string">
            <text:p>Vaithilingam (A) Vaithiraja P</text:p>
          </table:table-cell>
          <table:table-cell table:style-name="ce196" office:value-type="float" office:value="2811" calcext:value-type="float">
            <text:p>2811</text:p>
          </table:table-cell>
          <table:table-cell table:style-name="ce117" table:formula="of:=([.AR73]/[.P73])*100" office:value-type="float" office:value="1.61135919380449" calcext:value-type="float">
            <text:p>1.61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il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83634" calcext:value-type="float">
            <text:p>183634</text:p>
          </table:table-cell>
          <table:table-cell table:style-name="ce102" office:value-type="float" office:value="151434" calcext:value-type="float">
            <text:p>151434</text:p>
          </table:table-cell>
          <table:table-cell table:style-name="ce115" table:formula="of:=([.P74]/[.O74])*100" office:value-type="float" office:value="82.465120838189" calcext:value-type="float">
            <text:p>82.47</text:p>
          </table:table-cell>
          <table:table-cell table:style-name="ce102" table:formula="of:=[.X74]-[.AC74]" office:value-type="float" office:value="20081" calcext:value-type="float">
            <text:p>20081</text:p>
          </table:table-cell>
          <table:table-cell table:style-name="ce123" table:formula="of:=([.R74]/[.P74])*100" office:value-type="float" office:value="13.2605623571985" calcext:value-type="float">
            <text:p>13.26</text:p>
          </table:table-cell>
          <table:table-cell table:style-name="ce115" table:formula="of:=[.Y74]+[.AD74]" office:value-type="float" office:value="94.5831187183856" calcext:value-type="float">
            <text:p>94.58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agaraajan P</text:p>
          </table:table-cell>
          <table:table-cell table:style-name="ce108" office:value-type="float" office:value="81656" calcext:value-type="float">
            <text:p>81656</text:p>
          </table:table-cell>
          <table:table-cell table:style-name="ce117" table:formula="of:=([.X74]/[.P74])*100" office:value-type="float" office:value="53.921840537792" calcext:value-type="float">
            <text:p>53.9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41" office:value-type="string" calcext:value-type="string">
            <text:p>Prakash R</text:p>
          </table:table-cell>
          <table:table-cell table:style-name="ce141" office:value-type="float" office:value="61575" calcext:value-type="float">
            <text:p>61575</text:p>
          </table:table-cell>
          <table:table-cell table:style-name="ce117" table:formula="of:=([.AC74]/[.P74])*100" office:value-type="float" office:value="40.6612781805935" calcext:value-type="float">
            <text:p>40.66</text:p>
          </table:table-cell>
          <table:table-cell table:style-name="ce194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Elumalai B</text:p>
          </table:table-cell>
          <table:table-cell table:style-name="ce196" office:value-type="float" office:value="1844" calcext:value-type="float">
            <text:p>1844</text:p>
          </table:table-cell>
          <table:table-cell table:style-name="ce117" table:formula="of:=([.AH74]/[.P74])*100" office:value-type="float" office:value="1.21769219594015" calcext:value-type="float">
            <text:p>1.2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inayagamoorthy S</text:p>
          </table:table-cell>
          <table:table-cell table:style-name="ce196" office:value-type="float" office:value="1555" calcext:value-type="float">
            <text:p>1555</text:p>
          </table:table-cell>
          <table:table-cell table:style-name="ce117" table:formula="of:=([.AM74]/[.P74])*100" office:value-type="float" office:value="1.02684998084974" calcext:value-type="float">
            <text:p>1.0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96" office:value-type="string" calcext:value-type="string">
            <text:p>Vasanthi</text:p>
          </table:table-cell>
          <table:table-cell table:style-name="ce196" office:value-type="float" office:value="1506" calcext:value-type="float">
            <text:p>1506</text:p>
          </table:table-cell>
          <table:table-cell table:style-name="ce117" table:formula="of:=([.AR74]/[.P74])*100" office:value-type="float" office:value="0.994492650263481" calcext:value-type="float">
            <text:p>0.99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ndivan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88461" calcext:value-type="float">
            <text:p>188461</text:p>
          </table:table-cell>
          <table:table-cell table:style-name="ce102" office:value-type="float" office:value="153169" calcext:value-type="float">
            <text:p>153169</text:p>
          </table:table-cell>
          <table:table-cell table:style-name="ce115" table:formula="of:=([.P75]/[.O75])*100" office:value-type="float" office:value="81.2735791490017" calcext:value-type="float">
            <text:p>81.27</text:p>
          </table:table-cell>
          <table:table-cell table:style-name="ce102" table:formula="of:=[.X75]-[.AC75]" office:value-type="float" office:value="15537" calcext:value-type="float">
            <text:p>15537</text:p>
          </table:table-cell>
          <table:table-cell table:style-name="ce123" table:formula="of:=([.R75]/[.P75])*100" office:value-type="float" office:value="10.1436974844779" calcext:value-type="float">
            <text:p>10.14</text:p>
          </table:table-cell>
          <table:table-cell table:style-name="ce115" table:formula="of:=[.Y75]+[.AD75]" office:value-type="float" office:value="95.0381604632791" calcext:value-type="float">
            <text:p>95.04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Haridoss D</text:p>
          </table:table-cell>
          <table:table-cell table:style-name="ce108" office:value-type="float" office:value="80553" calcext:value-type="float">
            <text:p>80553</text:p>
          </table:table-cell>
          <table:table-cell table:style-name="ce117" table:formula="of:=([.X75]/[.P75])*100" office:value-type="float" office:value="52.5909289738785" calcext:value-type="float">
            <text:p>52.5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41" office:value-type="string" calcext:value-type="string">
            <text:p>Sankar M P</text:p>
          </table:table-cell>
          <table:table-cell table:style-name="ce141" office:value-type="float" office:value="65016" calcext:value-type="float">
            <text:p>65016</text:p>
          </table:table-cell>
          <table:table-cell table:style-name="ce117" table:formula="of:=([.AC75]/[.P75])*100" office:value-type="float" office:value="42.4472314894006" calcext:value-type="float">
            <text:p>42.45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unusamy M</text:p>
          </table:table-cell>
          <table:table-cell table:style-name="ce196" office:value-type="float" office:value="2071" calcext:value-type="float">
            <text:p>2071</text:p>
          </table:table-cell>
          <table:table-cell table:style-name="ce117" table:formula="of:=([.AH75]/[.P75])*100" office:value-type="float" office:value="1.35210127375644" calcext:value-type="float">
            <text:p>1.35</text:p>
          </table:table-cell>
          <table:table-cell table:style-name="ce223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Radhika R</text:p>
          </table:table-cell>
          <table:table-cell table:style-name="ce196" office:value-type="float" office:value="1125" calcext:value-type="float">
            <text:p>1125</text:p>
          </table:table-cell>
          <table:table-cell table:style-name="ce117" table:formula="of:=([.AM75]/[.P75])*100" office:value-type="float" office:value="0.73448282615934" calcext:value-type="float">
            <text:p>0.73</text:p>
          </table:table-cell>
          <table:table-cell table:style-name="ce230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96" office:value-type="string" calcext:value-type="string">
            <text:p>Venugopal M</text:p>
          </table:table-cell>
          <table:table-cell table:style-name="ce196" office:value-type="float" office:value="1010" calcext:value-type="float">
            <text:p>1010</text:p>
          </table:table-cell>
          <table:table-cell table:style-name="ce117" table:formula="of:=([.AR75]/[.P75])*100" office:value-type="float" office:value="0.659402359485275" calcext:value-type="float">
            <text:p>0.6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anur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2" office:value-type="float" office:value="196094" calcext:value-type="float">
            <text:p>196094</text:p>
          </table:table-cell>
          <table:table-cell table:style-name="ce102" office:value-type="float" office:value="158671" calcext:value-type="float">
            <text:p>158671</text:p>
          </table:table-cell>
          <table:table-cell table:style-name="ce115" table:formula="of:=([.P76]/[.O76])*100" office:value-type="float" office:value="80.9157852866482" calcext:value-type="float">
            <text:p>80.92</text:p>
          </table:table-cell>
          <table:table-cell table:style-name="ce102" table:formula="of:=[.X76]-[.AC76]" office:value-type="float" office:value="25138" calcext:value-type="float">
            <text:p>25138</text:p>
          </table:table-cell>
          <table:table-cell table:style-name="ce123" table:formula="of:=([.R76]/[.P76])*100" office:value-type="float" office:value="15.8428446281929" calcext:value-type="float">
            <text:p>15.84</text:p>
          </table:table-cell>
          <table:table-cell table:style-name="ce115" table:formula="of:=[.Y76]+[.AD76]" office:value-type="float" office:value="96.1297275494577" calcext:value-type="float">
            <text:p>96.13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Janakiraman I</text:p>
          </table:table-cell>
          <table:table-cell table:style-name="ce108" office:value-type="float" office:value="88834" calcext:value-type="float">
            <text:p>88834</text:p>
          </table:table-cell>
          <table:table-cell table:style-name="ce117" table:formula="of:=([.X76]/[.P76])*100" office:value-type="float" office:value="55.9862860888253" calcext:value-type="float">
            <text:p>55.99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DMK</text:p>
          </table:table-cell>
          <table:table-cell table:style-name="ce141" office:value-type="string" calcext:value-type="string">
            <text:p>Pushparaj S</text:p>
          </table:table-cell>
          <table:table-cell table:style-name="ce141" office:value-type="float" office:value="63696" calcext:value-type="float">
            <text:p>63696</text:p>
          </table:table-cell>
          <table:table-cell table:style-name="ce117" table:formula="of:=([.AC76]/[.P76])*100" office:value-type="float" office:value="40.1434414606324" calcext:value-type="float">
            <text:p>40.14</text:p>
          </table:table-cell>
          <table:table-cell table:style-name="ce194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Vetrivendan D</text:p>
          </table:table-cell>
          <table:table-cell table:style-name="ce196" office:value-type="float" office:value="1520" calcext:value-type="float">
            <text:p>1520</text:p>
          </table:table-cell>
          <table:table-cell table:style-name="ce117" table:formula="of:=([.AH76]/[.P76])*100" office:value-type="float" office:value="0.957957030585299" calcext:value-type="float">
            <text:p>0.96</text:p>
          </table:table-cell>
          <table:table-cell table:style-name="ce223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Ramamoorthy N</text:p>
          </table:table-cell>
          <table:table-cell table:style-name="ce196" office:value-type="float" office:value="1193" calcext:value-type="float">
            <text:p>1193</text:p>
          </table:table-cell>
          <table:table-cell table:style-name="ce117" table:formula="of:=([.AM76]/[.P76])*100" office:value-type="float" office:value="0.751870222031751" calcext:value-type="float">
            <text:p>0.7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Devi D</text:p>
          </table:table-cell>
          <table:table-cell table:style-name="ce196" office:value-type="float" office:value="1191" calcext:value-type="float">
            <text:p>1191</text:p>
          </table:table-cell>
          <table:table-cell table:style-name="ce117" table:formula="of:=([.AR76]/[.P76])*100" office:value-type="float" office:value="0.750609752254665" calcext:value-type="float">
            <text:p>0.7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illipuram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table:style-name="ce102" office:value-type="float" office:value="209392" calcext:value-type="float">
            <text:p>209392</text:p>
          </table:table-cell>
          <table:table-cell table:style-name="ce102" office:value-type="float" office:value="173050" calcext:value-type="float">
            <text:p>173050</text:p>
          </table:table-cell>
          <table:table-cell table:style-name="ce115" table:formula="of:=([.P77]/[.O77])*100" office:value-type="float" office:value="82.6440360663254" calcext:value-type="float">
            <text:p>82.64</text:p>
          </table:table-cell>
          <table:table-cell table:style-name="ce102" table:formula="of:=[.X77]-[.AC77]" office:value-type="float" office:value="12097" calcext:value-type="float">
            <text:p>12097</text:p>
          </table:table-cell>
          <table:table-cell table:style-name="ce123" table:formula="of:=([.R77]/[.P77])*100" office:value-type="float" office:value="6.99046518347299" calcext:value-type="float">
            <text:p>6.99</text:p>
          </table:table-cell>
          <table:table-cell table:style-name="ce115" table:formula="of:=[.Y77]+[.AD77]" office:value-type="float" office:value="97.3770586535683" calcext:value-type="float">
            <text:p>97.38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hanmugam C V</text:p>
          </table:table-cell>
          <table:table-cell table:style-name="ce108" office:value-type="float" office:value="90304" calcext:value-type="float">
            <text:p>90304</text:p>
          </table:table-cell>
          <table:table-cell table:style-name="ce117" table:formula="of:=([.X77]/[.P77])*100" office:value-type="float" office:value="52.1837619185207" calcext:value-type="float">
            <text:p>52.18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DMK</text:p>
          </table:table-cell>
          <table:table-cell table:style-name="ce141" office:value-type="string" calcext:value-type="string">
            <text:p>Ponmudy K</text:p>
          </table:table-cell>
          <table:table-cell table:style-name="ce141" office:value-type="float" office:value="78207" calcext:value-type="float">
            <text:p>78207</text:p>
          </table:table-cell>
          <table:table-cell table:style-name="ce117" table:formula="of:=([.AC77]/[.P77])*100" office:value-type="float" office:value="45.1932967350477" calcext:value-type="float">
            <text:p>45.19</text:p>
          </table:table-cell>
          <table:table-cell table:style-name="ce194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Arokiyasamy C</text:p>
          </table:table-cell>
          <table:table-cell table:style-name="ce196" office:value-type="float" office:value="1100" calcext:value-type="float">
            <text:p>1100</text:p>
          </table:table-cell>
          <table:table-cell table:style-name="ce117" table:formula="of:=([.AH77]/[.P77])*100" office:value-type="float" office:value="0.635654435134354" calcext:value-type="float">
            <text:p>0.6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rinivasan K</text:p>
          </table:table-cell>
          <table:table-cell table:style-name="ce196" office:value-type="float" office:value="769" calcext:value-type="float">
            <text:p>769</text:p>
          </table:table-cell>
          <table:table-cell table:style-name="ce117" table:formula="of:=([.AM77]/[.P77])*100" office:value-type="float" office:value="0.444380236925744" calcext:value-type="float">
            <text:p>0.4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ohamed Ali Jinna M</text:p>
          </table:table-cell>
          <table:table-cell table:style-name="ce196" office:value-type="float" office:value="707" calcext:value-type="float">
            <text:p>707</text:p>
          </table:table-cell>
          <table:table-cell table:style-name="ce117" table:formula="of:=([.AR77]/[.P77])*100" office:value-type="float" office:value="0.408552441490899" calcext:value-type="float">
            <text:p>0.41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ikravandi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86842" calcext:value-type="float">
            <text:p>186842</text:p>
          </table:table-cell>
          <table:table-cell table:style-name="ce102" office:value-type="float" office:value="152070" calcext:value-type="float">
            <text:p>152070</text:p>
          </table:table-cell>
          <table:table-cell table:style-name="ce115" table:formula="of:=([.P78]/[.O78])*100" office:value-type="float" office:value="81.3896233180977" calcext:value-type="float">
            <text:p>81.39</text:p>
          </table:table-cell>
          <table:table-cell table:style-name="ce102" table:formula="of:=[.X78]-[.AC78]" office:value-type="float" office:value="14897" calcext:value-type="float">
            <text:p>14897</text:p>
          </table:table-cell>
          <table:table-cell table:style-name="ce123" table:formula="of:=([.R78]/[.P78])*100" office:value-type="float" office:value="9.79614651147498" calcext:value-type="float">
            <text:p>9.80</text:p>
          </table:table-cell>
          <table:table-cell table:style-name="ce115" table:formula="of:=[.Y78]+[.AD78]" office:value-type="float" office:value="93.6509502202933" calcext:value-type="float">
            <text:p>93.65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Ramamurthy R</text:p>
          </table:table-cell>
          <table:table-cell table:style-name="ce108" office:value-type="float" office:value="78656" calcext:value-type="float">
            <text:p>78656</text:p>
          </table:table-cell>
          <table:table-cell table:style-name="ce117" table:formula="of:=([.X78]/[.P78])*100" office:value-type="float" office:value="51.7235483658841" calcext:value-type="float">
            <text:p>51.72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41" office:value-type="string" calcext:value-type="string">
            <text:p>Rathamani K</text:p>
          </table:table-cell>
          <table:table-cell table:style-name="ce141" office:value-type="float" office:value="63759" calcext:value-type="float">
            <text:p>63759</text:p>
          </table:table-cell>
          <table:table-cell table:style-name="ce117" table:formula="of:=([.AC78]/[.P78])*100" office:value-type="float" office:value="41.9274018544092" calcext:value-type="float">
            <text:p>41.93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mamoorthi K</text:p>
          </table:table-cell>
          <table:table-cell table:style-name="ce196" office:value-type="float" office:value="2442" calcext:value-type="float">
            <text:p>2442</text:p>
          </table:table-cell>
          <table:table-cell table:style-name="ce117" table:formula="of:=([.AH78]/[.P78])*100" office:value-type="float" office:value="1.60583941605839" calcext:value-type="float">
            <text:p>1.6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PB</text:p>
          </table:table-cell>
          <table:table-cell table:style-name="ce196" office:value-type="string" calcext:value-type="string">
            <text:p>Kannadhsan A</text:p>
          </table:table-cell>
          <table:table-cell table:style-name="ce196" office:value-type="float" office:value="2212" calcext:value-type="float">
            <text:p>2212</text:p>
          </table:table-cell>
          <table:table-cell table:style-name="ce117" table:formula="of:=([.AM78]/[.P78])*100" office:value-type="float" office:value="1.4545932794108" calcext:value-type="float">
            <text:p>1.4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96" office:value-type="string" calcext:value-type="string">
            <text:p>Kamalakkannan M</text:p>
          </table:table-cell>
          <table:table-cell table:style-name="ce196" office:value-type="float" office:value="1547" calcext:value-type="float">
            <text:p>1547</text:p>
          </table:table-cell>
          <table:table-cell table:style-name="ce117" table:formula="of:=([.AR78]/[.P78])*100" office:value-type="float" office:value="1.0172946669297" calcext:value-type="float">
            <text:p>1.0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rukkoyilur</text:p>
          </table:table-cell>
          <table:table-cell office:value-type="string" calcext:value-type="string">
            <text:p>Villupura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197599" calcext:value-type="float">
            <text:p>197599</text:p>
          </table:table-cell>
          <table:table-cell table:style-name="ce102" office:value-type="float" office:value="159075" calcext:value-type="float">
            <text:p>159075</text:p>
          </table:table-cell>
          <table:table-cell table:style-name="ce115" table:formula="of:=([.P79]/[.O79])*100" office:value-type="float" office:value="80.5039499187749" calcext:value-type="float">
            <text:p>80.50</text:p>
          </table:table-cell>
          <table:table-cell table:style-name="ce102" table:formula="of:=[.X79]-[.AC79]" office:value-type="float" office:value="8791" calcext:value-type="float">
            <text:p>8791</text:p>
          </table:table-cell>
          <table:table-cell table:style-name="ce123" table:formula="of:=([.R79]/[.P79])*100" office:value-type="float" office:value="5.52632406097753" calcext:value-type="float">
            <text:p>5.53</text:p>
          </table:table-cell>
          <table:table-cell table:style-name="ce115" table:formula="of:=[.Y79]+[.AD79]" office:value-type="float" office:value="92.8285399968568" calcext:value-type="float">
            <text:p>92.83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Venkatesan L</text:p>
          </table:table-cell>
          <table:table-cell table:style-name="ce108" office:value-type="float" office:value="78229" calcext:value-type="float">
            <text:p>78229</text:p>
          </table:table-cell>
          <table:table-cell table:style-name="ce117" table:formula="of:=([.X79]/[.P79])*100" office:value-type="float" office:value="49.1774320289172" calcext:value-type="float">
            <text:p>49.18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41" office:value-type="string" calcext:value-type="string">
            <text:p>Thangam M</text:p>
          </table:table-cell>
          <table:table-cell table:style-name="ce141" office:value-type="float" office:value="69438" calcext:value-type="float">
            <text:p>69438</text:p>
          </table:table-cell>
          <table:table-cell table:style-name="ce117" table:formula="of:=([.AC79]/[.P79])*100" office:value-type="float" office:value="43.6511079679397" calcext:value-type="float">
            <text:p>43.65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katesan V</text:p>
          </table:table-cell>
          <table:table-cell table:style-name="ce196" office:value-type="float" office:value="6029" calcext:value-type="float">
            <text:p>6029</text:p>
          </table:table-cell>
          <table:table-cell table:style-name="ce117" table:formula="of:=([.AH79]/[.P79])*100" office:value-type="float" office:value="3.79003614647179" calcext:value-type="float">
            <text:p>3.79</text:p>
          </table:table-cell>
          <table:table-cell table:style-name="ce223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Venkatesan S S</text:p>
          </table:table-cell>
          <table:table-cell table:style-name="ce196" office:value-type="float" office:value="3280" calcext:value-type="float">
            <text:p>3280</text:p>
          </table:table-cell>
          <table:table-cell table:style-name="ce117" table:formula="of:=([.AM79]/[.P79])*100" office:value-type="float" office:value="2.06192047776206" calcext:value-type="float">
            <text:p>2.06</text:p>
          </table:table-cell>
          <table:table-cell table:style-name="ce230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96" office:value-type="string" calcext:value-type="string">
            <text:p>Periyasamy C</text:p>
          </table:table-cell>
          <table:table-cell table:style-name="ce196" office:value-type="float" office:value="1271" calcext:value-type="float">
            <text:p>1271</text:p>
          </table:table-cell>
          <table:table-cell table:style-name="ce117" table:formula="of:=([.AR79]/[.P79])*100" office:value-type="float" office:value="0.798994185132799" calcext:value-type="float">
            <text:p>0.8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lundurpet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29056" calcext:value-type="float">
            <text:p>229056</text:p>
          </table:table-cell>
          <table:table-cell table:style-name="ce102" office:value-type="float" office:value="191047" calcext:value-type="float">
            <text:p>191047</text:p>
          </table:table-cell>
          <table:table-cell table:style-name="ce115" table:formula="of:=([.P80]/[.O80])*100" office:value-type="float" office:value="83.4062412685108" calcext:value-type="float">
            <text:p>83.41</text:p>
          </table:table-cell>
          <table:table-cell table:style-name="ce102" table:formula="of:=[.X80]-[.AC80]" office:value-type="float" office:value="53508" calcext:value-type="float">
            <text:p>53508</text:p>
          </table:table-cell>
          <table:table-cell table:style-name="ce123" table:formula="of:=([.R80]/[.P80])*100" office:value-type="float" office:value="28.0077677220789" calcext:value-type="float">
            <text:p>28.01</text:p>
          </table:table-cell>
          <table:table-cell table:style-name="ce115" table:formula="of:=[.Y80]+[.AD80]" office:value-type="float" office:value="92.1658021324596" calcext:value-type="float">
            <text:p>92.17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umaraguru R</text:p>
          </table:table-cell>
          <table:table-cell table:style-name="ce108" office:value-type="float" office:value="114794" calcext:value-type="float">
            <text:p>114794</text:p>
          </table:table-cell>
          <table:table-cell table:style-name="ce117" table:formula="of:=([.X80]/[.P80])*100" office:value-type="float" office:value="60.0867849272692" calcext:value-type="float">
            <text:p>60.09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VCK</text:p>
          </table:table-cell>
          <table:table-cell table:style-name="ce141" office:value-type="string" calcext:value-type="string">
            <text:p>Mohamedyousuf M</text:p>
          </table:table-cell>
          <table:table-cell table:style-name="ce141" office:value-type="float" office:value="61286" calcext:value-type="float">
            <text:p>61286</text:p>
          </table:table-cell>
          <table:table-cell table:style-name="ce117" table:formula="of:=([.AC80]/[.P80])*100" office:value-type="float" office:value="32.0790172051904" calcext:value-type="float">
            <text:p>32.08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Chandirasekaran N</text:p>
          </table:table-cell>
          <table:table-cell table:style-name="ce196" office:value-type="float" office:value="3642" calcext:value-type="float">
            <text:p>3642</text:p>
          </table:table-cell>
          <table:table-cell table:style-name="ce117" table:formula="of:=([.AH80]/[.P80])*100" office:value-type="float" office:value="1.90633718404372" calcext:value-type="float">
            <text:p>1.91</text:p>
          </table:table-cell>
          <table:table-cell table:style-name="ce223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Anbu A</text:p>
          </table:table-cell>
          <table:table-cell table:style-name="ce196" office:value-type="float" office:value="2662" calcext:value-type="float">
            <text:p>2662</text:p>
          </table:table-cell>
          <table:table-cell table:style-name="ce117" table:formula="of:=([.AM80]/[.P80])*100" office:value-type="float" office:value="1.39337440525106" calcext:value-type="float">
            <text:p>1.3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Jagateesan L</text:p>
          </table:table-cell>
          <table:table-cell table:style-name="ce196" office:value-type="float" office:value="1811" calcext:value-type="float">
            <text:p>1811</text:p>
          </table:table-cell>
          <table:table-cell table:style-name="ce117" table:formula="of:=([.AR80]/[.P80])*100" office:value-type="float" office:value="0.947934277952546" calcext:value-type="float">
            <text:p>0.9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shivandiyam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DK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Captain</text:p>
          </table:table-cell>
          <table:table-cell table:style-name="ce102" office:value-type="float" office:value="206830" calcext:value-type="float">
            <text:p>206830</text:p>
          </table:table-cell>
          <table:table-cell table:style-name="ce102" office:value-type="float" office:value="171405" calcext:value-type="float">
            <text:p>171405</text:p>
          </table:table-cell>
          <table:table-cell table:style-name="ce115" table:formula="of:=([.P81]/[.O81])*100" office:value-type="float" office:value="82.8724072910119" calcext:value-type="float">
            <text:p>82.87</text:p>
          </table:table-cell>
          <table:table-cell table:style-name="ce102" table:formula="of:=[.X81]-[.AC81]" office:value-type="float" office:value="30795" calcext:value-type="float">
            <text:p>30795</text:p>
          </table:table-cell>
          <table:table-cell table:style-name="ce123" table:formula="of:=([.R81]/[.P81])*100" office:value-type="float" office:value="17.9662203552989" calcext:value-type="float">
            <text:p>17.97</text:p>
          </table:table-cell>
          <table:table-cell table:style-name="ce115" table:formula="of:=[.Y81]+[.AD81]" office:value-type="float" office:value="88.4064058808086" calcext:value-type="float">
            <text:p>88.41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Vijaykant</text:p>
          </table:table-cell>
          <table:table-cell table:style-name="ce108" office:value-type="float" office:value="91164" calcext:value-type="float">
            <text:p>91164</text:p>
          </table:table-cell>
          <table:table-cell table:style-name="ce117" table:formula="of:=([.X81]/[.P81])*100" office:value-type="float" office:value="53.1863131180537" calcext:value-type="float">
            <text:p>53.19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41" office:value-type="string" calcext:value-type="string">
            <text:p>Sivaraj S</text:p>
          </table:table-cell>
          <table:table-cell table:style-name="ce141" office:value-type="float" office:value="60369" calcext:value-type="float">
            <text:p>60369</text:p>
          </table:table-cell>
          <table:table-cell table:style-name="ce117" table:formula="of:=([.AC81]/[.P81])*100" office:value-type="float" office:value="35.2200927627549" calcext:value-type="float">
            <text:p>35.22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ijayakanth M</text:p>
          </table:table-cell>
          <table:table-cell table:style-name="ce196" office:value-type="float" office:value="7355" calcext:value-type="float">
            <text:p>7355</text:p>
          </table:table-cell>
          <table:table-cell table:style-name="ce117" table:formula="of:=([.AH81]/[.P81])*100" office:value-type="float" office:value="4.29100668008518" calcext:value-type="float">
            <text:p>4.29</text:p>
          </table:table-cell>
          <table:table-cell table:style-name="ce223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Natarajan P</text:p>
          </table:table-cell>
          <table:table-cell table:style-name="ce196" office:value-type="float" office:value="3227" calcext:value-type="float">
            <text:p>3227</text:p>
          </table:table-cell>
          <table:table-cell table:style-name="ce117" table:formula="of:=([.AM81]/[.P81])*100" office:value-type="float" office:value="1.88267553455267" calcext:value-type="float">
            <text:p>1.88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majayam M</text:p>
          </table:table-cell>
          <table:table-cell table:style-name="ce196" office:value-type="float" office:value="2044" calcext:value-type="float">
            <text:p>2044</text:p>
          </table:table-cell>
          <table:table-cell table:style-name="ce117" table:formula="of:=([.AR81]/[.P81])*100" office:value-type="float" office:value="1.19249730171232" calcext:value-type="float">
            <text:p>1.19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ankarapuram</text:p>
          </table:table-cell>
          <table:table-cell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2" office:value-type="float" office:value="208838" calcext:value-type="float">
            <text:p>208838</text:p>
          </table:table-cell>
          <table:table-cell table:style-name="ce102" office:value-type="float" office:value="170824" calcext:value-type="float">
            <text:p>170824</text:p>
          </table:table-cell>
          <table:table-cell table:style-name="ce115" table:formula="of:=([.P82]/[.O82])*100" office:value-type="float" office:value="81.7973740411228" calcext:value-type="float">
            <text:p>81.80</text:p>
          </table:table-cell>
          <table:table-cell table:style-name="ce102" table:formula="of:=[.X82]-[.AC82]" office:value-type="float" office:value="12198" calcext:value-type="float">
            <text:p>12198</text:p>
          </table:table-cell>
          <table:table-cell table:style-name="ce123" table:formula="of:=([.R82]/[.P82])*100" office:value-type="float" office:value="7.14068280803634" calcext:value-type="float">
            <text:p>7.14</text:p>
          </table:table-cell>
          <table:table-cell table:style-name="ce115" table:formula="of:=[.Y82]+[.AD82]" office:value-type="float" office:value="95.3296960614433" calcext:value-type="float">
            <text:p>95.33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ohan P</text:p>
          </table:table-cell>
          <table:table-cell table:style-name="ce108" office:value-type="float" office:value="87522" calcext:value-type="float">
            <text:p>87522</text:p>
          </table:table-cell>
          <table:table-cell table:style-name="ce117" table:formula="of:=([.X82]/[.P82])*100" office:value-type="float" office:value="51.2351894347398" calcext:value-type="float">
            <text:p>51.24</text:p>
          </table:table-cell>
          <table:table-cell table:style-name="ce11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41" office:value-type="string" calcext:value-type="string">
            <text:p>Udhayasuriyan T</text:p>
          </table:table-cell>
          <table:table-cell table:style-name="ce141" office:value-type="float" office:value="75324" calcext:value-type="float">
            <text:p>75324</text:p>
          </table:table-cell>
          <table:table-cell table:style-name="ce117" table:formula="of:=([.AC82]/[.P82])*100" office:value-type="float" office:value="44.0945066267035" calcext:value-type="float">
            <text:p>44.09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katesan S</text:p>
          </table:table-cell>
          <table:table-cell table:style-name="ce196" office:value-type="float" office:value="1933" calcext:value-type="float">
            <text:p>1933</text:p>
          </table:table-cell>
          <table:table-cell table:style-name="ce117" table:formula="of:=([.AH82]/[.P82])*100" office:value-type="float" office:value="1.13157401770243" calcext:value-type="float">
            <text:p>1.13</text:p>
          </table:table-cell>
          <table:table-cell table:style-name="ce223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Jayaverma K</text:p>
          </table:table-cell>
          <table:table-cell table:style-name="ce196" office:value-type="float" office:value="1874" calcext:value-type="float">
            <text:p>1874</text:p>
          </table:table-cell>
          <table:table-cell table:style-name="ce117" table:formula="of:=([.AM82]/[.P82])*100" office:value-type="float" office:value="1.09703554535662" calcext:value-type="float">
            <text:p>1.10</text:p>
          </table:table-cell>
          <table:table-cell table:style-name="ce230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Kumar P</text:p>
          </table:table-cell>
          <table:table-cell table:style-name="ce196" office:value-type="float" office:value="1492" calcext:value-type="float">
            <text:p>1492</text:p>
          </table:table-cell>
          <table:table-cell table:style-name="ce117" table:formula="of:=([.AR82]/[.P82])*100" office:value-type="float" office:value="0.873413571863438" calcext:value-type="float">
            <text:p>0.8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Kallakur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2" office:value-type="float" office:value="217252" calcext:value-type="float">
            <text:p>217252</text:p>
          </table:table-cell>
          <table:table-cell table:style-name="ce102" office:value-type="float" office:value="178906" calcext:value-type="float">
            <text:p>178906</text:p>
          </table:table-cell>
          <table:table-cell table:style-name="ce115" table:formula="of:=([.P83]/[.O83])*100" office:value-type="float" office:value="82.3495295785539" calcext:value-type="float">
            <text:p>82.35</text:p>
          </table:table-cell>
          <table:table-cell table:style-name="ce102" table:formula="of:=[.X83]-[.AC83]" office:value-type="float" office:value="59998" calcext:value-type="float">
            <text:p>59998</text:p>
          </table:table-cell>
          <table:table-cell table:style-name="ce123" table:formula="of:=([.R83]/[.P83])*100" office:value-type="float" office:value="33.5360468625982" calcext:value-type="float">
            <text:p>33.54</text:p>
          </table:table-cell>
          <table:table-cell table:style-name="ce115" table:formula="of:=[.Y83]+[.AD83]" office:value-type="float" office:value="90.8298212469118" calcext:value-type="float">
            <text:p>90.83</text:p>
          </table:table-cell>
          <table:table-cell table:style-name="ce127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laguvelu K</text:p>
          </table:table-cell>
          <table:table-cell table:style-name="ce108" office:value-type="float" office:value="111249" calcext:value-type="float">
            <text:p>111249</text:p>
          </table:table-cell>
          <table:table-cell table:style-name="ce117" table:formula="of:=([.X83]/[.P83])*100" office:value-type="float" office:value="62.182934054755" calcext:value-type="float">
            <text:p>62.18</text:p>
          </table:table-cell>
          <table:table-cell table:style-name="ce117" office:value-type="string" calcext:value-type="string">
            <text:p>DMK+</text:p>
          </table:table-cell>
          <table:table-cell table:style-name="ce137" office:value-type="string" calcext:value-type="string">
            <text:p>VCK</text:p>
          </table:table-cell>
          <table:table-cell table:style-name="ce141" office:value-type="string" calcext:value-type="string">
            <text:p>Pavarasu A C</text:p>
          </table:table-cell>
          <table:table-cell table:style-name="ce141" office:value-type="float" office:value="51251" calcext:value-type="float">
            <text:p>51251</text:p>
          </table:table-cell>
          <table:table-cell table:style-name="ce117" table:formula="of:=([.AC83]/[.P83])*100" office:value-type="float" office:value="28.6468871921568" calcext:value-type="float">
            <text:p>28.65</text:p>
          </table:table-cell>
          <table:table-cell table:style-name="ce194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Natesan K</text:p>
          </table:table-cell>
          <table:table-cell table:style-name="ce196" office:value-type="float" office:value="4031" calcext:value-type="float">
            <text:p>4031</text:p>
          </table:table-cell>
          <table:table-cell table:style-name="ce117" table:formula="of:=([.AH83]/[.P83])*100" office:value-type="float" office:value="2.25313851966955" calcext:value-type="float">
            <text:p>2.25</text:p>
          </table:table-cell>
          <table:table-cell table:style-name="ce223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Arivukkarasu K</text:p>
          </table:table-cell>
          <table:table-cell table:style-name="ce196" office:value-type="float" office:value="3246" calcext:value-type="float">
            <text:p>3246</text:p>
          </table:table-cell>
          <table:table-cell table:style-name="ce117" table:formula="of:=([.AM83]/[.P83])*100" office:value-type="float" office:value="1.8143606139537" calcext:value-type="float">
            <text:p>1.8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96" office:value-type="string" calcext:value-type="string">
            <text:p>Senthilkumar M</text:p>
          </table:table-cell>
          <table:table-cell table:style-name="ce196" office:value-type="float" office:value="2425" calcext:value-type="float">
            <text:p>2425</text:p>
          </table:table-cell>
          <table:table-cell table:style-name="ce117" table:formula="of:=([.AR83]/[.P83])*100" office:value-type="float" office:value="1.35546040937699" calcext:value-type="float">
            <text:p>1.3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ittakud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3" office:value-type="float" office:value="175752" calcext:value-type="float">
            <text:p>175752</text:p>
          </table:table-cell>
          <table:table-cell table:style-name="ce103" office:value-type="float" office:value="139261" calcext:value-type="float">
            <text:p>139261</text:p>
          </table:table-cell>
          <table:table-cell table:style-name="ce115" table:formula="of:=([.P84]/[.O84])*100" office:value-type="float" office:value="79.2372206290682" calcext:value-type="float">
            <text:p>79.24</text:p>
          </table:table-cell>
          <table:table-cell table:style-name="ce102" table:formula="of:=[.X84]-[.AC84]" office:value-type="float" office:value="12642" calcext:value-type="float">
            <text:p>12642</text:p>
          </table:table-cell>
          <table:table-cell table:style-name="ce123" table:formula="of:=([.R84]/[.P84])*100" office:value-type="float" office:value="9.07791844091311" calcext:value-type="float">
            <text:p>9.08</text:p>
          </table:table-cell>
          <table:table-cell table:style-name="ce115" table:formula="of:=[.Y84]+[.AD84]" office:value-type="float" office:value="79.8155980497052" calcext:value-type="float">
            <text:p>79.82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DMDK</text:p>
          </table:table-cell>
          <table:table-cell table:style-name="ce128" office:value-type="string" calcext:value-type="string">
            <text:p>K Tamil Azhagan</text:p>
          </table:table-cell>
          <table:table-cell table:style-name="ce128" office:value-type="float" office:value="61897" calcext:value-type="float">
            <text:p>61897</text:p>
          </table:table-cell>
          <table:table-cell table:style-name="ce117" table:formula="of:=([.X84]/[.P84])*100" office:value-type="float" office:value="44.4467582453092" calcext:value-type="float">
            <text:p>44.45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VCK</text:p>
          </table:table-cell>
          <table:table-cell table:style-name="ce140" office:value-type="string" calcext:value-type="string">
            <text:p>M Sinthanaiselevan</text:p>
          </table:table-cell>
          <table:table-cell table:style-name="ce140" office:value-type="float" office:value="49255" calcext:value-type="float">
            <text:p>49255</text:p>
          </table:table-cell>
          <table:table-cell table:style-name="ce117" table:formula="of:=([.AC84]/[.P84])*100" office:value-type="float" office:value="35.3688398043961" calcext:value-type="float">
            <text:p>35.37</text:p>
          </table:table-cell>
          <table:table-cell table:style-name="ce194" office:value-type="string" calcext:value-type="string">
            <text:p>Independant</text:p>
          </table:table-cell>
          <table:table-cell table:style-name="ce195" office:value-type="string" calcext:value-type="string">
            <text:p>Independant</text:p>
          </table:table-cell>
          <table:table-cell table:style-name="ce195" office:value-type="string" calcext:value-type="string">
            <text:p>P Palaniammal</text:p>
          </table:table-cell>
          <table:table-cell table:style-name="ce195" office:value-type="float" office:value="8577" calcext:value-type="float">
            <text:p>8577</text:p>
          </table:table-cell>
          <table:table-cell table:style-name="ce117" table:formula="of:=([.AH84]/[.P84])*100" office:value-type="float" office:value="6.15893897070967" calcext:value-type="float">
            <text:p>6.16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C Ulaganathan</text:p>
          </table:table-cell>
          <table:table-cell table:style-name="ce225" office:value-type="float" office:value="5637" calcext:value-type="float">
            <text:p>5637</text:p>
          </table:table-cell>
          <table:table-cell table:style-name="ce117" table:formula="of:=([.AM84]/[.P84])*100" office:value-type="float" office:value="4.04779514724151" calcext:value-type="float">
            <text:p>4.05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JMM</text:p>
          </table:table-cell>
          <table:table-cell table:style-name="ce225" office:value-type="string" calcext:value-type="string">
            <text:p>T Elangovan</text:p>
          </table:table-cell>
          <table:table-cell table:style-name="ce225" office:value-type="float" office:value="4312" calcext:value-type="float">
            <text:p>4312</text:p>
          </table:table-cell>
          <table:table-cell table:style-name="ce117" table:formula="of:=([.AR84]/[.P84])*100" office:value-type="float" office:value="3.09634427441997" calcext:value-type="float">
            <text:p>3.1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irudhachalam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Captain</text:p>
          </table:table-cell>
          <table:table-cell table:style-name="ce103" office:value-type="float" office:value="195908" calcext:value-type="float">
            <text:p>195908</text:p>
          </table:table-cell>
          <table:table-cell table:style-name="ce103" office:value-type="float" office:value="158288" calcext:value-type="float">
            <text:p>158288</text:p>
          </table:table-cell>
          <table:table-cell table:style-name="ce115" table:formula="of:=([.P85]/[.O85])*100" office:value-type="float" office:value="80.7971088470098" calcext:value-type="float">
            <text:p>80.80</text:p>
          </table:table-cell>
          <table:table-cell table:style-name="ce102" table:formula="of:=[.X85]-[.AC85]" office:value-type="float" office:value="13641" calcext:value-type="float">
            <text:p>13641</text:p>
          </table:table-cell>
          <table:table-cell table:style-name="ce123" table:formula="of:=([.R85]/[.P85])*100" office:value-type="float" office:value="8.61783584352573" calcext:value-type="float">
            <text:p>8.62</text:p>
          </table:table-cell>
          <table:table-cell table:style-name="ce115" table:formula="of:=[.Y85]+[.AD85]" office:value-type="float" office:value="83.4952744364702" calcext:value-type="float">
            <text:p>83.50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DMDK</text:p>
          </table:table-cell>
          <table:table-cell table:style-name="ce128" office:value-type="string" calcext:value-type="string">
            <text:p>V Muthukumar</text:p>
          </table:table-cell>
          <table:table-cell table:style-name="ce128" office:value-type="float" office:value="72902" calcext:value-type="float">
            <text:p>72902</text:p>
          </table:table-cell>
          <table:table-cell table:style-name="ce117" table:formula="of:=([.X85]/[.P85])*100" office:value-type="float" office:value="46.056555139998" calcext:value-type="float">
            <text:p>46.06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INC</text:p>
          </table:table-cell>
          <table:table-cell table:style-name="ce140" office:value-type="string" calcext:value-type="string">
            <text:p>T Neethirajan</text:p>
          </table:table-cell>
          <table:table-cell table:style-name="ce140" office:value-type="float" office:value="59261" calcext:value-type="float">
            <text:p>59261</text:p>
          </table:table-cell>
          <table:table-cell table:style-name="ce117" table:formula="of:=([.AC85]/[.P85])*100" office:value-type="float" office:value="37.4387192964723" calcext:value-type="float">
            <text:p>37.44</text:p>
          </table:table-cell>
          <table:table-cell table:style-name="ce117" office:value-type="string" calcext:value-type="string">
            <text:p>IJK</text:p>
          </table:table-cell>
          <table:table-cell table:style-name="ce195" office:value-type="string" calcext:value-type="string">
            <text:p>IJK</text:p>
          </table:table-cell>
          <table:table-cell table:style-name="ce195" office:value-type="string" calcext:value-type="string">
            <text:p>R Krishnamoorthy</text:p>
          </table:table-cell>
          <table:table-cell table:style-name="ce195" office:value-type="float" office:value="11214" calcext:value-type="float">
            <text:p>11214</text:p>
          </table:table-cell>
          <table:table-cell table:style-name="ce117" table:formula="of:=([.AH85]/[.P85])*100" office:value-type="float" office:value="7.08455473567169" calcext:value-type="float">
            <text:p>7.08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K Rajendiran</text:p>
          </table:table-cell>
          <table:table-cell table:style-name="ce225" office:value-type="float" office:value="5640" calcext:value-type="float">
            <text:p>5640</text:p>
          </table:table-cell>
          <table:table-cell table:style-name="ce117" table:formula="of:=([.AM85]/[.P85])*100" office:value-type="float" office:value="3.56312544223188" calcext:value-type="float">
            <text:p>3.56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S Santhanamoorthi</text:p>
          </table:table-cell>
          <table:table-cell table:style-name="ce225" office:value-type="float" office:value="2907" calcext:value-type="float">
            <text:p>2907</text:p>
          </table:table-cell>
          <table:table-cell table:style-name="ce117" table:formula="of:=([.AR85]/[.P85])*100" office:value-type="float" office:value="1.83652582634186" calcext:value-type="float">
            <text:p>1.84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yvel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3" office:value-type="float" office:value="166099" calcext:value-type="float">
            <text:p>166099</text:p>
          </table:table-cell>
          <table:table-cell table:style-name="ce103" office:value-type="float" office:value="137357" calcext:value-type="float">
            <text:p>137357</text:p>
          </table:table-cell>
          <table:table-cell table:style-name="ce115" table:formula="of:=([.P86]/[.O86])*100" office:value-type="float" office:value="82.6958621063342" calcext:value-type="float">
            <text:p>82.70</text:p>
          </table:table-cell>
          <table:table-cell table:style-name="ce102" table:formula="of:=[.X86]-[.AC86]" office:value-type="float" office:value="8118" calcext:value-type="float">
            <text:p>8118</text:p>
          </table:table-cell>
          <table:table-cell table:style-name="ce123" table:formula="of:=([.R86]/[.P86])*100" office:value-type="float" office:value="5.91014655241451" calcext:value-type="float">
            <text:p>5.91</text:p>
          </table:table-cell>
          <table:table-cell table:style-name="ce115" table:formula="of:=[.Y86]+[.AD86]" office:value-type="float" office:value="95.3573534657863" calcext:value-type="float">
            <text:p>95.36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M P S Sivasubramaniyan</text:p>
          </table:table-cell>
          <table:table-cell table:style-name="ce128" office:value-type="float" office:value="69549" calcext:value-type="float">
            <text:p>69549</text:p>
          </table:table-cell>
          <table:table-cell table:style-name="ce117" table:formula="of:=([.X86]/[.P86])*100" office:value-type="float" office:value="50.6337500091004" calcext:value-type="float">
            <text:p>50.63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PMK</text:p>
          </table:table-cell>
          <table:table-cell table:style-name="ce140" office:value-type="string" calcext:value-type="string">
            <text:p>T Velmurugan</text:p>
          </table:table-cell>
          <table:table-cell table:style-name="ce140" office:value-type="float" office:value="61431" calcext:value-type="float">
            <text:p>61431</text:p>
          </table:table-cell>
          <table:table-cell table:style-name="ce117" table:formula="of:=([.AC86]/[.P86])*100" office:value-type="float" office:value="44.7236034566859" calcext:value-type="float">
            <text:p>44.72</text:p>
          </table:table-cell>
          <table:table-cell table:style-name="ce195" office:value-type="string" calcext:value-type="string">
            <text:p>NDA</text:p>
          </table:table-cell>
          <table:table-cell table:style-name="ce195" office:value-type="string" calcext:value-type="string">
            <text:p>BJP</text:p>
          </table:table-cell>
          <table:table-cell table:style-name="ce195" office:value-type="string" calcext:value-type="string">
            <text:p>M Karpagam</text:p>
          </table:table-cell>
          <table:table-cell table:style-name="ce195" office:value-type="float" office:value="1406" calcext:value-type="float">
            <text:p>1406</text:p>
          </table:table-cell>
          <table:table-cell table:style-name="ce117" table:formula="of:=([.AH86]/[.P86])*100" office:value-type="float" office:value="1.02361000895477" calcext:value-type="float">
            <text:p>1.02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S Pandian</text:p>
          </table:table-cell>
          <table:table-cell table:style-name="ce225" office:value-type="float" office:value="1273" calcext:value-type="float">
            <text:p>1273</text:p>
          </table:table-cell>
          <table:table-cell table:style-name="ce117" table:formula="of:=([.AM86]/[.P86])*100" office:value-type="float" office:value="0.926782035134722" calcext:value-type="float">
            <text:p>0.93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LSP</text:p>
          </table:table-cell>
          <table:table-cell table:style-name="ce225" office:value-type="string" calcext:value-type="string">
            <text:p>P Lily</text:p>
          </table:table-cell>
          <table:table-cell table:style-name="ce225" office:value-type="float" office:value="1232" calcext:value-type="float">
            <text:p>1232</text:p>
          </table:table-cell>
          <table:table-cell table:style-name="ce117" table:formula="of:=([.AR86]/[.P86])*100" office:value-type="float" office:value="0.896932810122528" calcext:value-type="float">
            <text:p>0.9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anrut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table:style-name="ce56" office:value-type="string" calcext:value-type="string">
            <text:p>TAVK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3" office:value-type="float" office:value="193924" calcext:value-type="float">
            <text:p>193924</text:p>
          </table:table-cell>
          <table:table-cell table:style-name="ce103" office:value-type="float" office:value="161443" calcext:value-type="float">
            <text:p>161443</text:p>
          </table:table-cell>
          <table:table-cell table:style-name="ce115" table:formula="of:=([.P87]/[.O87])*100" office:value-type="float" office:value="83.2506548957323" calcext:value-type="float">
            <text:p>83.25</text:p>
          </table:table-cell>
          <table:table-cell table:style-name="ce102" table:formula="of:=[.X87]-[.AC87]" office:value-type="float" office:value="10716" calcext:value-type="float">
            <text:p>10716</text:p>
          </table:table-cell>
          <table:table-cell table:style-name="ce123" table:formula="of:=([.R87]/[.P87])*100" office:value-type="float" office:value="6.63763681299282" calcext:value-type="float">
            <text:p>6.64</text:p>
          </table:table-cell>
          <table:table-cell table:style-name="ce115" table:formula="of:=[.Y87]+[.AD87]" office:value-type="float" office:value="95.1778646333381" calcext:value-type="float">
            <text:p>95.18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DMDK</text:p>
          </table:table-cell>
          <table:table-cell table:style-name="ce128" office:value-type="string" calcext:value-type="string">
            <text:p>P Sivakolunthu</text:p>
          </table:table-cell>
          <table:table-cell table:style-name="ce128" office:value-type="float" office:value="82187" calcext:value-type="float">
            <text:p>82187</text:p>
          </table:table-cell>
          <table:table-cell table:style-name="ce117" table:formula="of:=([.X87]/[.P87])*100" office:value-type="float" office:value="50.9077507231655" calcext:value-type="float">
            <text:p>50.91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DMK</text:p>
          </table:table-cell>
          <table:table-cell table:style-name="ce140" office:value-type="string" calcext:value-type="string">
            <text:p>Saba Rajendran</text:p>
          </table:table-cell>
          <table:table-cell table:style-name="ce140" office:value-type="float" office:value="71471" calcext:value-type="float">
            <text:p>71471</text:p>
          </table:table-cell>
          <table:table-cell table:style-name="ce117" table:formula="of:=([.AC87]/[.P87])*100" office:value-type="float" office:value="44.2701139101726" calcext:value-type="float">
            <text:p>44.27</text:p>
          </table:table-cell>
          <table:table-cell table:style-name="ce117" office:value-type="string" calcext:value-type="string">
            <text:p>IJK</text:p>
          </table:table-cell>
          <table:table-cell table:style-name="ce195" office:value-type="string" calcext:value-type="string">
            <text:p>IJK</text:p>
          </table:table-cell>
          <table:table-cell table:style-name="ce195" office:value-type="string" calcext:value-type="string">
            <text:p>R Sankar</text:p>
          </table:table-cell>
          <table:table-cell table:style-name="ce195" office:value-type="float" office:value="1570" calcext:value-type="float">
            <text:p>1570</text:p>
          </table:table-cell>
          <table:table-cell table:style-name="ce117" table:formula="of:=([.AH87]/[.P87])*100" office:value-type="float" office:value="0.972479450951729" calcext:value-type="float">
            <text:p>0.97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PB</text:p>
          </table:table-cell>
          <table:table-cell table:style-name="ce225" office:value-type="string" calcext:value-type="string">
            <text:p>M Deiveegadas</text:p>
          </table:table-cell>
          <table:table-cell table:style-name="ce225" office:value-type="float" office:value="1155" calcext:value-type="float">
            <text:p>1155</text:p>
          </table:table-cell>
          <table:table-cell table:style-name="ce117" table:formula="of:=([.AM87]/[.P87])*100" office:value-type="float" office:value="0.715422780795699" calcext:value-type="float">
            <text:p>0.72</text:p>
          </table:table-cell>
          <table:table-cell table:style-name="ce231" office:value-type="string" calcext:value-type="string">
            <text:p>NDA</text:p>
          </table:table-cell>
          <table:table-cell table:style-name="ce225" office:value-type="string" calcext:value-type="string">
            <text:p>BJP</text:p>
          </table:table-cell>
          <table:table-cell table:style-name="ce225" office:value-type="string" calcext:value-type="string">
            <text:p>R M Selvakumar</text:p>
          </table:table-cell>
          <table:table-cell table:style-name="ce225" office:value-type="float" office:value="1064" calcext:value-type="float">
            <text:p>1064</text:p>
          </table:table-cell>
          <table:table-cell table:style-name="ce117" table:formula="of:=([.AR87]/[.P87])*100" office:value-type="float" office:value="0.65905613746028" calcext:value-type="float">
            <text:p>0.6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3" office:value-type="float" office:value="181920" calcext:value-type="float">
            <text:p>181920</text:p>
          </table:table-cell>
          <table:table-cell table:style-name="ce103" office:value-type="float" office:value="141930" calcext:value-type="float">
            <text:p>141930</text:p>
          </table:table-cell>
          <table:table-cell table:style-name="ce115" table:formula="of:=([.P88]/[.O88])*100" office:value-type="float" office:value="78.0178100263852" calcext:value-type="float">
            <text:p>78.02</text:p>
          </table:table-cell>
          <table:table-cell table:style-name="ce102" table:formula="of:=[.X88]-[.AC88]" office:value-type="float" office:value="33678" calcext:value-type="float">
            <text:p>33678</text:p>
          </table:table-cell>
          <table:table-cell table:style-name="ce123" table:formula="of:=([.R88]/[.P88])*100" office:value-type="float" office:value="23.7285986049461" calcext:value-type="float">
            <text:p>23.73</text:p>
          </table:table-cell>
          <table:table-cell table:style-name="ce115" table:formula="of:=[.Y88]+[.AD88]" office:value-type="float" office:value="97.3916719509617" calcext:value-type="float">
            <text:p>97.39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M C Sampath</text:p>
          </table:table-cell>
          <table:table-cell table:style-name="ce128" office:value-type="float" office:value="85953" calcext:value-type="float">
            <text:p>85953</text:p>
          </table:table-cell>
          <table:table-cell table:style-name="ce117" table:formula="of:=([.X88]/[.P88])*100" office:value-type="float" office:value="60.5601352779539" calcext:value-type="float">
            <text:p>60.56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DMK</text:p>
          </table:table-cell>
          <table:table-cell table:style-name="ce140" office:value-type="string" calcext:value-type="string">
            <text:p>E Pugazhendi</text:p>
          </table:table-cell>
          <table:table-cell table:style-name="ce140" office:value-type="float" office:value="52275" calcext:value-type="float">
            <text:p>52275</text:p>
          </table:table-cell>
          <table:table-cell table:style-name="ce117" table:formula="of:=([.AC88]/[.P88])*100" office:value-type="float" office:value="36.8315366730078" calcext:value-type="float">
            <text:p>36.83</text:p>
          </table:table-cell>
          <table:table-cell table:style-name="ce195" office:value-type="string" calcext:value-type="string">
            <text:p>NDA</text:p>
          </table:table-cell>
          <table:table-cell table:style-name="ce195" office:value-type="string" calcext:value-type="string">
            <text:p>BJP</text:p>
          </table:table-cell>
          <table:table-cell table:style-name="ce195" office:value-type="string" calcext:value-type="string">
            <text:p>R Gunasekaran</text:p>
          </table:table-cell>
          <table:table-cell table:style-name="ce195" office:value-type="float" office:value="1579" calcext:value-type="float">
            <text:p>1579</text:p>
          </table:table-cell>
          <table:table-cell table:style-name="ce117" table:formula="of:=([.AH88]/[.P88])*100" office:value-type="float" office:value="1.11252025646445" calcext:value-type="float">
            <text:p>1.11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S V Rajan</text:p>
          </table:table-cell>
          <table:table-cell table:style-name="ce225" office:value-type="float" office:value="892" calcext:value-type="float">
            <text:p>892</text:p>
          </table:table-cell>
          <table:table-cell table:style-name="ce117" table:formula="of:=([.AM88]/[.P88])*100" office:value-type="float" office:value="0.628478827591066" calcext:value-type="float">
            <text:p>0.63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LSP</text:p>
          </table:table-cell>
          <table:table-cell table:style-name="ce225" office:value-type="string" calcext:value-type="string">
            <text:p>T E Chithrakala</text:p>
          </table:table-cell>
          <table:table-cell table:style-name="ce225" office:value-type="float" office:value="774" calcext:value-type="float">
            <text:p>774</text:p>
          </table:table-cell>
          <table:table-cell table:style-name="ce117" table:formula="of:=([.AR88]/[.P88])*100" office:value-type="float" office:value="0.545339251743817" calcext:value-type="float">
            <text:p>0.5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urinjipad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103" office:value-type="float" office:value="181914" calcext:value-type="float">
            <text:p>181914</text:p>
          </table:table-cell>
          <table:table-cell table:style-name="ce103" office:value-type="float" office:value="156694" calcext:value-type="float">
            <text:p>156694</text:p>
          </table:table-cell>
          <table:table-cell table:style-name="ce115" table:formula="of:=([.P89]/[.O89])*100" office:value-type="float" office:value="86.1363061666502" calcext:value-type="float">
            <text:p>86.14</text:p>
          </table:table-cell>
          <table:table-cell table:style-name="ce102" table:formula="of:=[.X89]-[.AC89]" office:value-type="float" office:value="23848" calcext:value-type="float">
            <text:p>23848</text:p>
          </table:table-cell>
          <table:table-cell table:style-name="ce123" table:formula="of:=([.R89]/[.P89])*100" office:value-type="float" office:value="15.2194723473777" calcext:value-type="float">
            <text:p>15.22</text:p>
          </table:table-cell>
          <table:table-cell table:style-name="ce115" table:formula="of:=[.Y89]+[.AD89]" office:value-type="float" office:value="97.5417054896805" calcext:value-type="float">
            <text:p>97.54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R Rajendran</text:p>
          </table:table-cell>
          <table:table-cell table:style-name="ce128" office:value-type="float" office:value="88345" calcext:value-type="float">
            <text:p>88345</text:p>
          </table:table-cell>
          <table:table-cell table:style-name="ce117" table:formula="of:=([.X89]/[.P89])*100" office:value-type="float" office:value="56.3805889185291" calcext:value-type="float">
            <text:p>56.38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DMK</text:p>
          </table:table-cell>
          <table:table-cell table:style-name="ce140" office:value-type="string" calcext:value-type="string">
            <text:p>M R K Panneerselvam</text:p>
          </table:table-cell>
          <table:table-cell table:style-name="ce140" office:value-type="float" office:value="64497" calcext:value-type="float">
            <text:p>64497</text:p>
          </table:table-cell>
          <table:table-cell table:style-name="ce117" table:formula="of:=([.AC89]/[.P89])*100" office:value-type="float" office:value="41.1611165711514" calcext:value-type="float">
            <text:p>41.16</text:p>
          </table:table-cell>
          <table:table-cell table:number-columns-repeated="2" table:style-name="ce195" office:value-type="string" calcext:value-type="string">
            <text:p>Independant</text:p>
          </table:table-cell>
          <table:table-cell table:style-name="ce195" office:value-type="string" calcext:value-type="string">
            <text:p>R Panneerselvam</text:p>
          </table:table-cell>
          <table:table-cell table:style-name="ce195" office:value-type="float" office:value="1863" calcext:value-type="float">
            <text:p>1863</text:p>
          </table:table-cell>
          <table:table-cell table:style-name="ce117" table:formula="of:=([.AH89]/[.P89])*100" office:value-type="float" office:value="1.18894150382274" calcext:value-type="float">
            <text:p>1.19</text:p>
          </table:table-cell>
          <table:table-cell table:style-name="ce224" office:value-type="string" calcext:value-type="string">
            <text:p>NDA</text:p>
          </table:table-cell>
          <table:table-cell table:style-name="ce225" office:value-type="string" calcext:value-type="string">
            <text:p>BJP</text:p>
          </table:table-cell>
          <table:table-cell table:style-name="ce225" office:value-type="string" calcext:value-type="string">
            <text:p>A S Vairakannu</text:p>
          </table:table-cell>
          <table:table-cell table:style-name="ce225" office:value-type="float" office:value="1123" calcext:value-type="float">
            <text:p>1123</text:p>
          </table:table-cell>
          <table:table-cell table:style-name="ce117" table:formula="of:=([.AM89]/[.P89])*100" office:value-type="float" office:value="0.716683472245268" calcext:value-type="float">
            <text:p>0.72</text:p>
          </table:table-cell>
          <table:table-cell table:style-name="ce231" office:value-type="string" calcext:value-type="string">
            <text:p>BSP</text:p>
          </table:table-cell>
          <table:table-cell table:style-name="ce225" office:value-type="string" calcext:value-type="string">
            <text:p>BSP</text:p>
          </table:table-cell>
          <table:table-cell table:style-name="ce225" office:value-type="string" calcext:value-type="string">
            <text:p>T S Premalatha</text:p>
          </table:table-cell>
          <table:table-cell table:style-name="ce225" office:value-type="float" office:value="866" calcext:value-type="float">
            <text:p>866</text:p>
          </table:table-cell>
          <table:table-cell table:style-name="ce117" table:formula="of:=([.AR89]/[.P89])*100" office:value-type="float" office:value="0.552669534251471" calcext:value-type="float">
            <text:p>0.5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huvanagiri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3" office:value-type="float" office:value="207558" calcext:value-type="float">
            <text:p>207558</text:p>
          </table:table-cell>
          <table:table-cell table:style-name="ce103" office:value-type="float" office:value="170265" calcext:value-type="float">
            <text:p>170265</text:p>
          </table:table-cell>
          <table:table-cell table:style-name="ce115" table:formula="of:=([.P90]/[.O90])*100" office:value-type="float" office:value="82.0324921226838" calcext:value-type="float">
            <text:p>82.03</text:p>
          </table:table-cell>
          <table:table-cell table:style-name="ce102" table:formula="of:=[.X90]-[.AC90]" office:value-type="float" office:value="13117" calcext:value-type="float">
            <text:p>13117</text:p>
          </table:table-cell>
          <table:table-cell table:style-name="ce123" table:formula="of:=([.R90]/[.P90])*100" office:value-type="float" office:value="7.7038733738584" calcext:value-type="float">
            <text:p>7.70</text:p>
          </table:table-cell>
          <table:table-cell table:style-name="ce115" table:formula="of:=[.Y90]+[.AD90]" office:value-type="float" office:value="94.974892079993" calcext:value-type="float">
            <text:p>94.97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Selvi R</text:p>
          </table:table-cell>
          <table:table-cell table:style-name="ce128" office:value-type="float" office:value="87413" calcext:value-type="float">
            <text:p>87413</text:p>
          </table:table-cell>
          <table:table-cell table:style-name="ce117" table:formula="of:=([.X90]/[.P90])*100" office:value-type="float" office:value="51.3393827269257" calcext:value-type="float">
            <text:p>51.34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PMK</text:p>
          </table:table-cell>
          <table:table-cell table:style-name="ce140" office:value-type="string" calcext:value-type="string">
            <text:p>T Arivuselvan</text:p>
          </table:table-cell>
          <table:table-cell table:style-name="ce140" office:value-type="float" office:value="74296" calcext:value-type="float">
            <text:p>74296</text:p>
          </table:table-cell>
          <table:table-cell table:style-name="ce117" table:formula="of:=([.AC90]/[.P90])*100" office:value-type="float" office:value="43.6355093530673" calcext:value-type="float">
            <text:p>43.64</text:p>
          </table:table-cell>
          <table:table-cell table:number-columns-repeated="2" table:style-name="ce195" office:value-type="string" calcext:value-type="string">
            <text:p>Independant</text:p>
          </table:table-cell>
          <table:table-cell table:style-name="ce195" office:value-type="string" calcext:value-type="string">
            <text:p>K Murugavel</text:p>
          </table:table-cell>
          <table:table-cell table:style-name="ce195" office:value-type="float" office:value="2511" calcext:value-type="float">
            <text:p>2511</text:p>
          </table:table-cell>
          <table:table-cell table:style-name="ce117" table:formula="of:=([.AH90]/[.P90])*100" office:value-type="float" office:value="1.47475993304555" calcext:value-type="float">
            <text:p>1.47</text:p>
          </table:table-cell>
          <table:table-cell table:style-name="ce221" office:value-type="string" calcext:value-type="string">
            <text:p>Independant</text:p>
          </table:table-cell>
          <table:table-cell table:style-name="ce226" office:value-type="string" calcext:value-type="string">
            <text:p>JMM</text:p>
          </table:table-cell>
          <table:table-cell table:style-name="ce226" office:value-type="string" calcext:value-type="string">
            <text:p>A Muthu</text:p>
          </table:table-cell>
          <table:table-cell table:style-name="ce226" office:value-type="float" office:value="1475" calcext:value-type="float">
            <text:p>1475</text:p>
          </table:table-cell>
          <table:table-cell table:style-name="ce117" table:formula="of:=([.AM90]/[.P90])*100" office:value-type="float" office:value="0.866296655213931" calcext:value-type="float">
            <text:p>0.87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LSP</text:p>
          </table:table-cell>
          <table:table-cell table:style-name="ce225" office:value-type="string" calcext:value-type="string">
            <text:p>R Kamalakannan</text:p>
          </table:table-cell>
          <table:table-cell table:style-name="ce225" office:value-type="float" office:value="1189" calcext:value-type="float">
            <text:p>1189</text:p>
          </table:table-cell>
          <table:table-cell table:style-name="ce117" table:formula="of:=([.AR90]/[.P90])*100" office:value-type="float" office:value="0.698323202067366" calcext:value-type="float">
            <text:p>0.7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idambaram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3" office:value-type="float" office:value="191446" calcext:value-type="float">
            <text:p>191446</text:p>
          </table:table-cell>
          <table:table-cell table:style-name="ce103" office:value-type="float" office:value="149166" calcext:value-type="float">
            <text:p>149166</text:p>
          </table:table-cell>
          <table:table-cell table:style-name="ce115" table:formula="of:=([.P91]/[.O91])*100" office:value-type="float" office:value="77.9154435193214" calcext:value-type="float">
            <text:p>77.92</text:p>
          </table:table-cell>
          <table:table-cell table:style-name="ce102" table:formula="of:=[.X91]-[.AC91]" office:value-type="float" office:value="2879" calcext:value-type="float">
            <text:p>2879</text:p>
          </table:table-cell>
          <table:table-cell table:style-name="ce123" table:formula="of:=([.R91]/[.P91])*100" office:value-type="float" office:value="1.93006449190834" calcext:value-type="float">
            <text:p>1.93</text:p>
          </table:table-cell>
          <table:table-cell table:style-name="ce115" table:formula="of:=[.Y91]+[.AD91]" office:value-type="float" office:value="94.6790823646139" calcext:value-type="float">
            <text:p>94.68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CPIM</text:p>
          </table:table-cell>
          <table:table-cell table:style-name="ce128" office:value-type="string" calcext:value-type="string">
            <text:p>K Balakrishnan</text:p>
          </table:table-cell>
          <table:table-cell table:style-name="ce128" office:value-type="float" office:value="72054" calcext:value-type="float">
            <text:p>72054</text:p>
          </table:table-cell>
          <table:table-cell table:style-name="ce117" table:formula="of:=([.X91]/[.P91])*100" office:value-type="float" office:value="48.3045734282611" calcext:value-type="float">
            <text:p>48.30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DMK</text:p>
          </table:table-cell>
          <table:table-cell table:style-name="ce140" office:value-type="string" calcext:value-type="string">
            <text:p>Sridhar Vandaiyar</text:p>
          </table:table-cell>
          <table:table-cell table:style-name="ce140" office:value-type="float" office:value="69175" calcext:value-type="float">
            <text:p>69175</text:p>
          </table:table-cell>
          <table:table-cell table:style-name="ce117" table:formula="of:=([.AC91]/[.P91])*100" office:value-type="float" office:value="46.3745089363528" calcext:value-type="float">
            <text:p>46.37</text:p>
          </table:table-cell>
          <table:table-cell table:style-name="ce195" office:value-type="string" calcext:value-type="string">
            <text:p>NDA</text:p>
          </table:table-cell>
          <table:table-cell table:style-name="ce195" office:value-type="string" calcext:value-type="string">
            <text:p>BJP</text:p>
          </table:table-cell>
          <table:table-cell table:style-name="ce195" office:value-type="string" calcext:value-type="string">
            <text:p>V Kannan</text:p>
          </table:table-cell>
          <table:table-cell table:style-name="ce195" office:value-type="float" office:value="4034" calcext:value-type="float">
            <text:p>4034</text:p>
          </table:table-cell>
          <table:table-cell table:style-name="ce117" table:formula="of:=([.AH91]/[.P91])*100" office:value-type="float" office:value="2.70436962846761" calcext:value-type="float">
            <text:p>2.70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LSP</text:p>
          </table:table-cell>
          <table:table-cell table:style-name="ce225" office:value-type="string" calcext:value-type="string">
            <text:p>R Panneer</text:p>
          </table:table-cell>
          <table:table-cell table:style-name="ce225" office:value-type="float" office:value="1010" calcext:value-type="float">
            <text:p>1010</text:p>
          </table:table-cell>
          <table:table-cell table:style-name="ce117" table:formula="of:=([.AM91]/[.P91])*100" office:value-type="float" office:value="0.677097998203344" calcext:value-type="float">
            <text:p>0.68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C Vinoba</text:p>
          </table:table-cell>
          <table:table-cell table:style-name="ce225" office:value-type="float" office:value="933" calcext:value-type="float">
            <text:p>933</text:p>
          </table:table-cell>
          <table:table-cell table:style-name="ce117" table:formula="of:=([.AR91]/[.P91])*100" office:value-type="float" office:value="0.625477655766059" calcext:value-type="float">
            <text:p>0.6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attumannarkoil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 Arco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3" office:value-type="float" office:value="182058" calcext:value-type="float">
            <text:p>182058</text:p>
          </table:table-cell>
          <table:table-cell table:style-name="ce103" office:value-type="float" office:value="144773" calcext:value-type="float">
            <text:p>144773</text:p>
          </table:table-cell>
          <table:table-cell table:style-name="ce115" table:formula="of:=([.P92]/[.O92])*100" office:value-type="float" office:value="79.5202627734019" calcext:value-type="float">
            <text:p>79.52</text:p>
          </table:table-cell>
          <table:table-cell table:style-name="ce102" table:formula="of:=[.X92]-[.AC92]" office:value-type="float" office:value="31725" calcext:value-type="float">
            <text:p>31725</text:p>
          </table:table-cell>
          <table:table-cell table:style-name="ce123" table:formula="of:=([.R92]/[.P92])*100" office:value-type="float" office:value="21.9136164892625" calcext:value-type="float">
            <text:p>21.91</text:p>
          </table:table-cell>
          <table:table-cell table:style-name="ce115" table:formula="of:=[.Y92]+[.AD92]" office:value-type="float" office:value="93.6673274712826" calcext:value-type="float">
            <text:p>93.67</text:p>
          </table:table-cell>
          <table:table-cell table:style-name="ce127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N Murugumaran</text:p>
          </table:table-cell>
          <table:table-cell table:style-name="ce128" office:value-type="float" office:value="83665" calcext:value-type="float">
            <text:p>83665</text:p>
          </table:table-cell>
          <table:table-cell table:style-name="ce117" table:formula="of:=([.X92]/[.P92])*100" office:value-type="float" office:value="57.7904719802726" calcext:value-type="float">
            <text:p>57.79</text:p>
          </table:table-cell>
          <table:table-cell table:style-name="ce117" office:value-type="string" calcext:value-type="string">
            <text:p>DMK+</text:p>
          </table:table-cell>
          <table:table-cell table:style-name="ce140" office:value-type="string" calcext:value-type="string">
            <text:p>VCK</text:p>
          </table:table-cell>
          <table:table-cell table:style-name="ce140" office:value-type="string" calcext:value-type="string">
            <text:p>D Ravikumar</text:p>
          </table:table-cell>
          <table:table-cell table:style-name="ce140" office:value-type="float" office:value="51940" calcext:value-type="float">
            <text:p>51940</text:p>
          </table:table-cell>
          <table:table-cell table:style-name="ce117" table:formula="of:=([.AC92]/[.P92])*100" office:value-type="float" office:value="35.8768554910101" calcext:value-type="float">
            <text:p>35.88</text:p>
          </table:table-cell>
          <table:table-cell table:number-columns-repeated="2" table:style-name="ce195" office:value-type="string" calcext:value-type="string">
            <text:p>Independant</text:p>
          </table:table-cell>
          <table:table-cell table:style-name="ce195" office:value-type="string" calcext:value-type="string">
            <text:p>L E Nandhakumar</text:p>
          </table:table-cell>
          <table:table-cell table:style-name="ce195" office:value-type="float" office:value="2330" calcext:value-type="float">
            <text:p>2330</text:p>
          </table:table-cell>
          <table:table-cell table:style-name="ce117" table:formula="of:=([.AH92]/[.P92])*100" office:value-type="float" office:value="1.60941612040919" calcext:value-type="float">
            <text:p>1.61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PB</text:p>
          </table:table-cell>
          <table:table-cell table:style-name="ce225" office:value-type="string" calcext:value-type="string">
            <text:p>P K Bakkiyaraj</text:p>
          </table:table-cell>
          <table:table-cell table:style-name="ce225" office:value-type="float" office:value="1969" calcext:value-type="float">
            <text:p>1969</text:p>
          </table:table-cell>
          <table:table-cell table:style-name="ce117" table:formula="of:=([.AM92]/[.P92])*100" office:value-type="float" office:value="1.36006023222562" calcext:value-type="float">
            <text:p>1.36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M Muruganandam</text:p>
          </table:table-cell>
          <table:table-cell table:style-name="ce225" office:value-type="float" office:value="1665" calcext:value-type="float">
            <text:p>1665</text:p>
          </table:table-cell>
          <table:table-cell table:style-name="ce117" table:formula="of:=([.AR92]/[.P92])*100" office:value-type="float" office:value="1.15007632638683" calcext:value-type="float">
            <text:p>1.1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ngavall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4" office:value-type="float" office:value="183269" calcext:value-type="float">
            <text:p>183269</text:p>
          </table:table-cell>
          <table:table-cell table:style-name="ce104" office:value-type="float" office:value="150047" calcext:value-type="float">
            <text:p>150047</text:p>
          </table:table-cell>
          <table:table-cell table:style-name="ce115" table:formula="of:=([.P93]/[.O93])*100" office:value-type="float" office:value="81.8725480032084" calcext:value-type="float">
            <text:p>81.87</text:p>
          </table:table-cell>
          <table:table-cell table:style-name="ce102" table:formula="of:=[.X93]-[.AC93]" office:value-type="float" office:value="13465" calcext:value-type="float">
            <text:p>13465</text:p>
          </table:table-cell>
          <table:table-cell table:style-name="ce123" table:formula="of:=([.R93]/[.P93])*100" office:value-type="float" office:value="8.97385485881091" calcext:value-type="float">
            <text:p>8.97</text:p>
          </table:table-cell>
          <table:table-cell table:style-name="ce115" table:formula="of:=[.Y93]+[.AD93]" office:value-type="float" office:value="88.2250228261811" calcext:value-type="float">
            <text:p>88.23</text:p>
          </table:table-cell>
          <table:table-cell table:style-name="ce108" office:value-type="string" calcext:value-type="string">
            <text:p>AIADMK+</text:p>
          </table:table-cell>
          <table:table-cell table:style-name="ce128" office:value-type="string" calcext:value-type="string">
            <text:p>DMDK</text:p>
          </table:table-cell>
          <table:table-cell table:style-name="ce128" office:value-type="string" calcext:value-type="string">
            <text:p>R Subha</text:p>
          </table:table-cell>
          <table:table-cell table:style-name="ce128" office:value-type="float" office:value="72922" calcext:value-type="float">
            <text:p>72922</text:p>
          </table:table-cell>
          <table:table-cell table:style-name="ce117" table:formula="of:=([.X93]/[.P93])*100" office:value-type="float" office:value="48.599438842496" calcext:value-type="float">
            <text:p>48.60</text:p>
          </table:table-cell>
          <table:table-cell table:style-name="ce135" office:value-type="string" calcext:value-type="string">
            <text:p>DMK+</text:p>
          </table:table-cell>
          <table:table-cell table:style-name="ce140" office:value-type="string" calcext:value-type="string">
            <text:p>DMK</text:p>
          </table:table-cell>
          <table:table-cell table:style-name="ce140" office:value-type="string" calcext:value-type="string">
            <text:p>K Chinnadurai</text:p>
          </table:table-cell>
          <table:table-cell table:style-name="ce140" office:value-type="float" office:value="59457" calcext:value-type="float">
            <text:p>59457</text:p>
          </table:table-cell>
          <table:table-cell table:style-name="ce117" table:formula="of:=([.AC93]/[.P93])*100" office:value-type="float" office:value="39.6255839836851" calcext:value-type="float">
            <text:p>39.63</text:p>
          </table:table-cell>
          <table:table-cell table:number-columns-repeated="2" table:style-name="ce195" office:value-type="string" calcext:value-type="string">
            <text:p>Independant</text:p>
          </table:table-cell>
          <table:table-cell table:style-name="ce195" office:value-type="string" calcext:value-type="string">
            <text:p>J Manimaran</text:p>
          </table:table-cell>
          <table:table-cell table:style-name="ce195" office:value-type="float" office:value="5978" calcext:value-type="float">
            <text:p>5978</text:p>
          </table:table-cell>
          <table:table-cell table:style-name="ce117" table:formula="of:=([.AH93]/[.P93])*100" office:value-type="float" office:value="3.98408498670417" calcext:value-type="float">
            <text:p>3.98</text:p>
          </table:table-cell>
          <table:table-cell table:style-name="ce224" office:value-type="string" calcext:value-type="string">
            <text:p>IJK</text:p>
          </table:table-cell>
          <table:table-cell table:style-name="ce225" office:value-type="string" calcext:value-type="string">
            <text:p>IJK</text:p>
          </table:table-cell>
          <table:table-cell table:style-name="ce225" office:value-type="string" calcext:value-type="string">
            <text:p>P Sivakami</text:p>
          </table:table-cell>
          <table:table-cell table:style-name="ce225" office:value-type="float" office:value="4048" calcext:value-type="float">
            <text:p>4048</text:p>
          </table:table-cell>
          <table:table-cell table:style-name="ce117" table:formula="of:=([.AM93]/[.P93])*100" office:value-type="float" office:value="2.69782134931055" calcext:value-type="float">
            <text:p>2.70</text:p>
          </table:table-cell>
          <table:table-cell table:number-columns-repeated="2"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A Murugesan</text:p>
          </table:table-cell>
          <table:table-cell table:style-name="ce225" office:value-type="float" office:value="2452" calcext:value-type="float">
            <text:p>2452</text:p>
          </table:table-cell>
          <table:table-cell table:style-name="ce117" table:formula="of:=([.AR93]/[.P93])*100" office:value-type="float" office:value="1.63415463154878" calcext:value-type="float">
            <text:p>1.6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tt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196894" calcext:value-type="float">
            <text:p>196894</text:p>
          </table:table-cell>
          <table:table-cell table:style-name="ce104" office:value-type="float" office:value="158536" calcext:value-type="float">
            <text:p>158536</text:p>
          </table:table-cell>
          <table:table-cell table:style-name="ce115" table:formula="of:=([.P94]/[.O94])*100" office:value-type="float" office:value="80.5184515526121" calcext:value-type="float">
            <text:p>80.52</text:p>
          </table:table-cell>
          <table:table-cell table:style-name="ce102" table:formula="of:=[.X94]-[.AC94]" office:value-type="float" office:value="29856" calcext:value-type="float">
            <text:p>29856</text:p>
          </table:table-cell>
          <table:table-cell table:style-name="ce123" table:formula="of:=([.R94]/[.P94])*100" office:value-type="float" office:value="18.8323156885502" calcext:value-type="float">
            <text:p>18.83</text:p>
          </table:table-cell>
          <table:table-cell table:style-name="ce115" table:formula="of:=[.Y94]+[.AD94]" office:value-type="float" office:value="92.22889438361" calcext:value-type="float">
            <text:p>92.23</text:p>
          </table:table-cell>
          <table:table-cell table:style-name="ce108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Madheswaran S</text:p>
          </table:table-cell>
          <table:table-cell table:style-name="ce128" office:value-type="float" office:value="88036" calcext:value-type="float">
            <text:p>88036</text:p>
          </table:table-cell>
          <table:table-cell table:style-name="ce117" table:formula="of:=([.X94]/[.P94])*100" office:value-type="float" office:value="55.5306050360801" calcext:value-type="float">
            <text:p>55.53</text:p>
          </table:table-cell>
          <table:table-cell table:style-name="ce135" office:value-type="string" calcext:value-type="string">
            <text:p>DMK+</text:p>
          </table:table-cell>
          <table:table-cell table:style-name="ce140" office:value-type="string" calcext:value-type="string">
            <text:p>INC</text:p>
          </table:table-cell>
          <table:table-cell table:style-name="ce140" office:value-type="string" calcext:value-type="string">
            <text:p>Arthanari S K</text:p>
          </table:table-cell>
          <table:table-cell table:style-name="ce140" office:value-type="float" office:value="58180" calcext:value-type="float">
            <text:p>58180</text:p>
          </table:table-cell>
          <table:table-cell table:style-name="ce117" table:formula="of:=([.AC94]/[.P94])*100" office:value-type="float" office:value="36.6982893475299" calcext:value-type="float">
            <text:p>36.70</text:p>
          </table:table-cell>
          <table:table-cell table:style-name="ce117" office:value-type="string" calcext:value-type="string">
            <text:p>IJK</text:p>
          </table:table-cell>
          <table:table-cell table:style-name="ce195" office:value-type="string" calcext:value-type="string">
            <text:p>IJK</text:p>
          </table:table-cell>
          <table:table-cell table:style-name="ce195" office:value-type="string" calcext:value-type="string">
            <text:p>Arulkumar N</text:p>
          </table:table-cell>
          <table:table-cell table:style-name="ce195" office:value-type="float" office:value="2993" calcext:value-type="float">
            <text:p>2993</text:p>
          </table:table-cell>
          <table:table-cell table:style-name="ce117" table:formula="of:=([.AH94]/[.P94])*100" office:value-type="float" office:value="1.88789927839734" calcext:value-type="float">
            <text:p>1.89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Palaniraja K</text:p>
          </table:table-cell>
          <table:table-cell table:style-name="ce225" office:value-type="float" office:value="2348" calcext:value-type="float">
            <text:p>2348</text:p>
          </table:table-cell>
          <table:table-cell table:style-name="ce117" table:formula="of:=([.AM94]/[.P94])*100" office:value-type="float" office:value="1.48105162234445" calcext:value-type="float">
            <text:p>1.48</text:p>
          </table:table-cell>
          <table:table-cell table:style-name="ce231" office:value-type="string" calcext:value-type="string">
            <text:p>NDA</text:p>
          </table:table-cell>
          <table:table-cell table:style-name="ce225" office:value-type="string" calcext:value-type="string">
            <text:p>BJP</text:p>
          </table:table-cell>
          <table:table-cell table:style-name="ce225" office:value-type="string" calcext:value-type="string">
            <text:p>Annadurai K</text:p>
          </table:table-cell>
          <table:table-cell table:style-name="ce225" office:value-type="float" office:value="1690" calcext:value-type="float">
            <text:p>1690</text:p>
          </table:table-cell>
          <table:table-cell table:style-name="ce117" table:formula="of:=([.AR94]/[.P94])*100" office:value-type="float" office:value="1.06600393601453" calcext:value-type="float">
            <text:p>1.0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rcaud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o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10158" calcext:value-type="float">
            <text:p>210158</text:p>
          </table:table-cell>
          <table:table-cell table:style-name="ce104" office:value-type="float" office:value="179492" calcext:value-type="float">
            <text:p>179492</text:p>
          </table:table-cell>
          <table:table-cell table:style-name="ce115" table:formula="of:=([.P95]/[.O95])*100" office:value-type="float" office:value="85.4081215085793" calcext:value-type="float">
            <text:p>85.41</text:p>
          </table:table-cell>
          <table:table-cell table:style-name="ce102" table:formula="of:=[.X95]-[.AC95]" office:value-type="float" office:value="37582" calcext:value-type="float">
            <text:p>37582</text:p>
          </table:table-cell>
          <table:table-cell table:style-name="ce123" table:formula="of:=([.R95]/[.P95])*100" office:value-type="float" office:value="20.9379805228088" calcext:value-type="float">
            <text:p>20.94</text:p>
          </table:table-cell>
          <table:table-cell table:style-name="ce115" table:formula="of:=[.Y95]+[.AD95]" office:value-type="float" office:value="95.1908720165801" calcext:value-type="float">
            <text:p>95.19</text:p>
          </table:table-cell>
          <table:table-cell table:style-name="ce108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Perumal C</text:p>
          </table:table-cell>
          <table:table-cell table:style-name="ce128" office:value-type="float" office:value="104221" calcext:value-type="float">
            <text:p>104221</text:p>
          </table:table-cell>
          <table:table-cell table:style-name="ce117" table:formula="of:=([.X95]/[.P95])*100" office:value-type="float" office:value="58.0644262696945" calcext:value-type="float">
            <text:p>58.06</text:p>
          </table:table-cell>
          <table:table-cell table:style-name="ce135" office:value-type="string" calcext:value-type="string">
            <text:p>DMK+</text:p>
          </table:table-cell>
          <table:table-cell table:style-name="ce140" office:value-type="string" calcext:value-type="string">
            <text:p>DMK</text:p>
          </table:table-cell>
          <table:table-cell table:style-name="ce140" office:value-type="string" calcext:value-type="string">
            <text:p>Tamilselvan C</text:p>
          </table:table-cell>
          <table:table-cell table:style-name="ce140" office:value-type="float" office:value="66639" calcext:value-type="float">
            <text:p>66639</text:p>
          </table:table-cell>
          <table:table-cell table:style-name="ce117" table:formula="of:=([.AC95]/[.P95])*100" office:value-type="float" office:value="37.1264457468857" calcext:value-type="float">
            <text:p>37.13</text:p>
          </table:table-cell>
          <table:table-cell table:number-columns-repeated="2" table:style-name="ce195" office:value-type="string" calcext:value-type="string">
            <text:p>Independant</text:p>
          </table:table-cell>
          <table:table-cell table:style-name="ce195" office:value-type="string" calcext:value-type="string">
            <text:p>Selvam L</text:p>
          </table:table-cell>
          <table:table-cell table:style-name="ce195" office:value-type="float" office:value="2437" calcext:value-type="float">
            <text:p>2437</text:p>
          </table:table-cell>
          <table:table-cell table:style-name="ce117" table:formula="of:=([.AH95]/[.P95])*100" office:value-type="float" office:value="1.35772067835892" calcext:value-type="float">
            <text:p>1.36</text:p>
          </table:table-cell>
          <table:table-cell table:style-name="ce224" office:value-type="string" calcext:value-type="string">
            <text:p>NDA</text:p>
          </table:table-cell>
          <table:table-cell table:style-name="ce225" office:value-type="string" calcext:value-type="string">
            <text:p>BJP</text:p>
          </table:table-cell>
          <table:table-cell table:style-name="ce225" office:value-type="string" calcext:value-type="string">
            <text:p>Rajaselvam P</text:p>
          </table:table-cell>
          <table:table-cell table:style-name="ce225" office:value-type="float" office:value="2266" calcext:value-type="float">
            <text:p>2266</text:p>
          </table:table-cell>
          <table:table-cell table:style-name="ce117" table:formula="of:=([.AM95]/[.P95])*100" office:value-type="float" office:value="1.26245180843714" calcext:value-type="float">
            <text:p>1.26</text:p>
          </table:table-cell>
          <table:table-cell table:style-name="ce231" office:value-type="string" calcext:value-type="string">
            <text:p>IJK</text:p>
          </table:table-cell>
          <table:table-cell table:style-name="ce225" office:value-type="string" calcext:value-type="string">
            <text:p>IJK</text:p>
          </table:table-cell>
          <table:table-cell table:style-name="ce225" office:value-type="string" calcext:value-type="string">
            <text:p>Maheswaran K</text:p>
          </table:table-cell>
          <table:table-cell table:style-name="ce225" office:value-type="float" office:value="2185" calcext:value-type="float">
            <text:p>2185</text:p>
          </table:table-cell>
          <table:table-cell table:style-name="ce117" table:formula="of:=([.AR95]/[.P95])*100" office:value-type="float" office:value="1.21732444900051" calcext:value-type="float">
            <text:p>1.2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mal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27342" calcext:value-type="float">
            <text:p>227342</text:p>
          </table:table-cell>
          <table:table-cell table:style-name="ce104" office:value-type="float" office:value="187770" calcext:value-type="float">
            <text:p>187770</text:p>
          </table:table-cell>
          <table:table-cell table:style-name="ce115" table:formula="of:=([.P96]/[.O96])*100" office:value-type="float" office:value="82.5936254629589" calcext:value-type="float">
            <text:p>82.59</text:p>
          </table:table-cell>
          <table:table-cell table:style-name="ce102" table:formula="of:=[.X96]-[.AC96]" office:value-type="float" office:value="46544" calcext:value-type="float">
            <text:p>46544</text:p>
          </table:table-cell>
          <table:table-cell table:style-name="ce123" table:formula="of:=([.R96]/[.P96])*100" office:value-type="float" office:value="24.7877722745913" calcext:value-type="float">
            <text:p>24.79</text:p>
          </table:table-cell>
          <table:table-cell table:style-name="ce115" table:formula="of:=[.Y96]+[.AD96]" office:value-type="float" office:value="94.6157533152261" calcext:value-type="float">
            <text:p>94.62</text:p>
          </table:table-cell>
          <table:table-cell table:style-name="ce108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C Krishnan</text:p>
          </table:table-cell>
          <table:table-cell table:style-name="ce128" office:value-type="float" office:value="112102" calcext:value-type="float">
            <text:p>112102</text:p>
          </table:table-cell>
          <table:table-cell table:style-name="ce117" table:formula="of:=([.X96]/[.P96])*100" office:value-type="float" office:value="59.7017627949087" calcext:value-type="float">
            <text:p>59.70</text:p>
          </table:table-cell>
          <table:table-cell table:style-name="ce135" office:value-type="string" calcext:value-type="string">
            <text:p>DMK+</text:p>
          </table:table-cell>
          <table:table-cell table:style-name="ce140" office:value-type="string" calcext:value-type="string">
            <text:p>PMK</text:p>
          </table:table-cell>
          <table:table-cell table:style-name="ce140" office:value-type="string" calcext:value-type="string">
            <text:p>A Tamizharasu</text:p>
          </table:table-cell>
          <table:table-cell table:style-name="ce140" office:value-type="float" office:value="65558" calcext:value-type="float">
            <text:p>65558</text:p>
          </table:table-cell>
          <table:table-cell table:style-name="ce117" table:formula="of:=([.AC96]/[.P96])*100" office:value-type="float" office:value="34.9139905203174" calcext:value-type="float">
            <text:p>34.91</text:p>
          </table:table-cell>
          <table:table-cell table:style-name="ce195" office:value-type="string" calcext:value-type="string">
            <text:p>NDA</text:p>
          </table:table-cell>
          <table:table-cell table:style-name="ce195" office:value-type="string" calcext:value-type="string">
            <text:p>BJP</text:p>
          </table:table-cell>
          <table:table-cell table:style-name="ce195" office:value-type="string" calcext:value-type="string">
            <text:p>B Sivaram</text:p>
          </table:table-cell>
          <table:table-cell table:style-name="ce195" office:value-type="float" office:value="2139" calcext:value-type="float">
            <text:p>2139</text:p>
          </table:table-cell>
          <table:table-cell table:style-name="ce117" table:formula="of:=([.AH96]/[.P96])*100" office:value-type="float" office:value="1.13915961016137" calcext:value-type="float">
            <text:p>1.14</text:p>
          </table:table-cell>
          <table:table-cell table:style-name="ce224" office:value-type="string" calcext:value-type="string">
            <text:p>IJK</text:p>
          </table:table-cell>
          <table:table-cell table:style-name="ce225" office:value-type="string" calcext:value-type="string">
            <text:p>IJK</text:p>
          </table:table-cell>
          <table:table-cell table:style-name="ce225" office:value-type="string" calcext:value-type="string">
            <text:p>S Kandasami</text:p>
          </table:table-cell>
          <table:table-cell table:style-name="ce225" office:value-type="float" office:value="1863" calcext:value-type="float">
            <text:p>1863</text:p>
          </table:table-cell>
          <table:table-cell table:style-name="ce117" table:formula="of:=([.AM96]/[.P96])*100" office:value-type="float" office:value="0.992171273366353" calcext:value-type="float">
            <text:p>0.99</text:p>
          </table:table-cell>
          <table:table-cell table:style-name="ce23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P Ramachandiran</text:p>
          </table:table-cell>
          <table:table-cell table:style-name="ce225" office:value-type="float" office:value="1840" calcext:value-type="float">
            <text:p>1840</text:p>
          </table:table-cell>
          <table:table-cell table:style-name="ce117" table:formula="of:=([.AR96]/[.P96])*100" office:value-type="float" office:value="0.979922245300101" calcext:value-type="float">
            <text:p>0.98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ttu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4" office:value-type="float" office:value="212992" calcext:value-type="float">
            <text:p>212992</text:p>
          </table:table-cell>
          <table:table-cell table:style-name="ce104" office:value-type="float" office:value="169607" calcext:value-type="float">
            <text:p>169607</text:p>
          </table:table-cell>
          <table:table-cell table:style-name="ce115" table:formula="of:=([.P97]/[.O97])*100" office:value-type="float" office:value="79.6306903545673" calcext:value-type="float">
            <text:p>79.63</text:p>
          </table:table-cell>
          <table:table-cell table:style-name="ce102" table:formula="of:=[.X97]-[.AC97]" office:value-type="float" office:value="2594" calcext:value-type="float">
            <text:p>2594</text:p>
          </table:table-cell>
          <table:table-cell table:style-name="ce123" table:formula="of:=([.R97]/[.P97])*100" office:value-type="float" office:value="1.52941800751148" calcext:value-type="float">
            <text:p>1.53</text:p>
          </table:table-cell>
          <table:table-cell table:style-name="ce115" table:formula="of:=[.Y97]+[.AD97]" office:value-type="float" office:value="87.7027481177074" calcext:value-type="float">
            <text:p>87.70</text:p>
          </table:table-cell>
          <table:table-cell table:style-name="ce108" office:value-type="string" calcext:value-type="string">
            <text:p>AIADMK+</text:p>
          </table:table-cell>
          <table:table-cell table:style-name="ce128" office:value-type="string" calcext:value-type="string">
            <text:p>DMDK</text:p>
          </table:table-cell>
          <table:table-cell table:style-name="ce128" office:value-type="string" calcext:value-type="string">
            <text:p>Parthiban S R</text:p>
          </table:table-cell>
          <table:table-cell table:style-name="ce128" office:value-type="float" office:value="75672" calcext:value-type="float">
            <text:p>75672</text:p>
          </table:table-cell>
          <table:table-cell table:style-name="ce117" table:formula="of:=([.X97]/[.P97])*100" office:value-type="float" office:value="44.6160830626095" calcext:value-type="float">
            <text:p>44.62</text:p>
          </table:table-cell>
          <table:table-cell table:style-name="ce135" office:value-type="string" calcext:value-type="string">
            <text:p>DMK+</text:p>
          </table:table-cell>
          <table:table-cell table:style-name="ce140" office:value-type="string" calcext:value-type="string">
            <text:p>PMK</text:p>
          </table:table-cell>
          <table:table-cell table:style-name="ce140" office:value-type="string" calcext:value-type="string">
            <text:p>Mani G K</text:p>
          </table:table-cell>
          <table:table-cell table:style-name="ce140" office:value-type="float" office:value="73078" calcext:value-type="float">
            <text:p>73078</text:p>
          </table:table-cell>
          <table:table-cell table:style-name="ce117" table:formula="of:=([.AC97]/[.P97])*100" office:value-type="float" office:value="43.086665055098" calcext:value-type="float">
            <text:p>43.09</text:p>
          </table:table-cell>
          <table:table-cell table:number-columns-repeated="2" table:style-name="ce195" office:value-type="string" calcext:value-type="string">
            <text:p>Independant</text:p>
          </table:table-cell>
          <table:table-cell table:style-name="ce195" office:value-type="string" calcext:value-type="string">
            <text:p>Padmarajan K</text:p>
          </table:table-cell>
          <table:table-cell table:style-name="ce195" office:value-type="float" office:value="6273" calcext:value-type="float">
            <text:p>6273</text:p>
          </table:table-cell>
          <table:table-cell table:style-name="ce117" table:formula="of:=([.AH97]/[.P97])*100" office:value-type="float" office:value="3.69855017776389" calcext:value-type="float">
            <text:p>3.70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Pakkiyam A</text:p>
          </table:table-cell>
          <table:table-cell table:style-name="ce225" office:value-type="float" office:value="2738" calcext:value-type="float">
            <text:p>2738</text:p>
          </table:table-cell>
          <table:table-cell table:style-name="ce117" table:formula="of:=([.AM97]/[.P97])*100" office:value-type="float" office:value="1.61432016367249" calcext:value-type="float">
            <text:p>1.61</text:p>
          </table:table-cell>
          <table:table-cell table:style-name="ce231" office:value-type="string" calcext:value-type="string">
            <text:p>IJK</text:p>
          </table:table-cell>
          <table:table-cell table:style-name="ce225" office:value-type="string" calcext:value-type="string">
            <text:p>IJK</text:p>
          </table:table-cell>
          <table:table-cell table:style-name="ce225" office:value-type="string" calcext:value-type="string">
            <text:p>Senthilkumar R</text:p>
          </table:table-cell>
          <table:table-cell table:style-name="ce225" office:value-type="float" office:value="2487" calcext:value-type="float">
            <text:p>2487</text:p>
          </table:table-cell>
          <table:table-cell table:style-name="ce117" table:formula="of:=([.AR97]/[.P97])*100" office:value-type="float" office:value="1.4663309886974" calcext:value-type="float">
            <text:p>1.4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dappad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5" office:value-type="float" office:value="217074" calcext:value-type="float">
            <text:p>217074</text:p>
          </table:table-cell>
          <table:table-cell table:style-name="ce111" office:value-type="float" office:value="185494" calcext:value-type="float">
            <text:p>185494</text:p>
          </table:table-cell>
          <table:table-cell table:style-name="ce115" table:formula="of:=([.P98]/[.O98])*100" office:value-type="float" office:value="85.4519656891198" calcext:value-type="float">
            <text:p>85.45</text:p>
          </table:table-cell>
          <table:table-cell table:style-name="ce102" table:formula="of:=[.X98]-[.AC98]" office:value-type="float" office:value="34738" calcext:value-type="float">
            <text:p>34738</text:p>
          </table:table-cell>
          <table:table-cell table:style-name="ce123" table:formula="of:=([.R98]/[.P98])*100" office:value-type="float" office:value="18.727290370578" calcext:value-type="float">
            <text:p>18.73</text:p>
          </table:table-cell>
          <table:table-cell table:style-name="ce115" table:formula="of:=[.Y98]+[.AD98]" office:value-type="float" office:value="94.0375429933044" calcext:value-type="float">
            <text:p>94.04</text:p>
          </table:table-cell>
          <table:table-cell table:style-name="ce108" office:value-type="string" calcext:value-type="string">
            <text:p>AIADMK+</text:p>
          </table:table-cell>
          <table:table-cell table:style-name="ce128" office:value-type="string" calcext:value-type="string">
            <text:p>AIADMK</text:p>
          </table:table-cell>
          <table:table-cell table:style-name="ce128" office:value-type="string" calcext:value-type="string">
            <text:p>Palaniswami K</text:p>
          </table:table-cell>
          <table:table-cell table:style-name="ce128" office:value-type="float" office:value="104586" calcext:value-type="float">
            <text:p>104586</text:p>
          </table:table-cell>
          <table:table-cell table:style-name="ce117" table:formula="of:=([.X98]/[.P98])*100" office:value-type="float" office:value="56.3824166819412" calcext:value-type="float">
            <text:p>56.38</text:p>
          </table:table-cell>
          <table:table-cell table:style-name="ce135" office:value-type="string" calcext:value-type="string">
            <text:p>DMK+</text:p>
          </table:table-cell>
          <table:table-cell table:style-name="ce140" office:value-type="string" calcext:value-type="string">
            <text:p>PMK</text:p>
          </table:table-cell>
          <table:table-cell table:style-name="ce140" office:value-type="string" calcext:value-type="string">
            <text:p>Karthe M</text:p>
          </table:table-cell>
          <table:table-cell table:style-name="ce140" office:value-type="float" office:value="69848" calcext:value-type="float">
            <text:p>69848</text:p>
          </table:table-cell>
          <table:table-cell table:style-name="ce117" table:formula="of:=([.AC98]/[.P98])*100" office:value-type="float" office:value="37.6551263113632" calcext:value-type="float">
            <text:p>37.66</text:p>
          </table:table-cell>
          <table:table-cell table:style-name="ce117" office:value-type="string" calcext:value-type="string">
            <text:p>IJK</text:p>
          </table:table-cell>
          <table:table-cell table:style-name="ce195" office:value-type="string" calcext:value-type="string">
            <text:p>IJK</text:p>
          </table:table-cell>
          <table:table-cell table:style-name="ce195" office:value-type="string" calcext:value-type="string">
            <text:p>Venkatesan M</text:p>
          </table:table-cell>
          <table:table-cell table:style-name="ce195" office:value-type="float" office:value="3638" calcext:value-type="float">
            <text:p>3638</text:p>
          </table:table-cell>
          <table:table-cell table:style-name="ce117" table:formula="of:=([.AH98]/[.P98])*100" office:value-type="float" office:value="1.96124942046643" calcext:value-type="float">
            <text:p>1.96</text:p>
          </table:table-cell>
          <table:table-cell table:style-name="ce221" office:value-type="string" calcext:value-type="string">
            <text:p>Independant</text:p>
          </table:table-cell>
          <table:table-cell table:style-name="ce225" office:value-type="string" calcext:value-type="string">
            <text:p>Independant</text:p>
          </table:table-cell>
          <table:table-cell table:style-name="ce225" office:value-type="string" calcext:value-type="string">
            <text:p>Purusothaman N R</text:p>
          </table:table-cell>
          <table:table-cell table:style-name="ce225" office:value-type="float" office:value="1924" calcext:value-type="float">
            <text:p>1924</text:p>
          </table:table-cell>
          <table:table-cell table:style-name="ce117" table:formula="of:=([.AM98]/[.P98])*100" office:value-type="float" office:value="1.03723031472716" calcext:value-type="float">
            <text:p>1.04</text:p>
          </table:table-cell>
          <table:table-cell table:style-name="ce231" office:value-type="string" calcext:value-type="string">
            <text:p>NDA</text:p>
          </table:table-cell>
          <table:table-cell table:style-name="ce225" office:value-type="string" calcext:value-type="string">
            <text:p>BJP</text:p>
          </table:table-cell>
          <table:table-cell table:style-name="ce225" office:value-type="string" calcext:value-type="string">
            <text:p>Thangaraj B</text:p>
          </table:table-cell>
          <table:table-cell table:style-name="ce225" office:value-type="float" office:value="1901" calcext:value-type="float">
            <text:p>1901</text:p>
          </table:table-cell>
          <table:table-cell table:style-name="ce117" table:formula="of:=([.AR98]/[.P98])*100" office:value-type="float" office:value="1.02483099183801" calcext:value-type="float">
            <text:p>1.0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ngagir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14637" calcext:value-type="float">
            <text:p>214637</text:p>
          </table:table-cell>
          <table:table-cell table:style-name="ce104" office:value-type="float" office:value="184859" calcext:value-type="float">
            <text:p>184859</text:p>
          </table:table-cell>
          <table:table-cell table:style-name="ce115" table:formula="of:=([.P99]/[.O99])*100" office:value-type="float" office:value="86.1263435474778" calcext:value-type="float">
            <text:p>86.13</text:p>
          </table:table-cell>
          <table:table-cell table:style-name="ce102" table:formula="of:=[.X99]-[.AC99]" office:value-type="float" office:value="35079" calcext:value-type="float">
            <text:p>35079</text:p>
          </table:table-cell>
          <table:table-cell table:style-name="ce123" table:formula="of:=([.R99]/[.P99])*100" office:value-type="float" office:value="18.9760844751946" calcext:value-type="float">
            <text:p>18.98</text:p>
          </table:table-cell>
          <table:table-cell table:style-name="ce115" table:formula="of:=[.Y99]+[.AD99]" office:value-type="float" office:value="95.1671273781639" calcext:value-type="float">
            <text:p>95.1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ijayalakshmi Palanisamy P</text:p>
          </table:table-cell>
          <table:table-cell table:style-name="ce108" office:value-type="float" office:value="105502" calcext:value-type="float">
            <text:p>105502</text:p>
          </table:table-cell>
          <table:table-cell table:style-name="ce117" table:formula="of:=([.X99]/[.P99])*100" office:value-type="float" office:value="57.0716059266793" calcext:value-type="float">
            <text:p>57.07</text:p>
          </table:table-cell>
          <table:table-cell table:style-name="ce136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Veerapandi S Arumugam</text:p>
          </table:table-cell>
          <table:table-cell table:style-name="ce141" office:value-type="float" office:value="70423" calcext:value-type="float">
            <text:p>70423</text:p>
          </table:table-cell>
          <table:table-cell table:style-name="ce117" table:formula="of:=([.AC99]/[.P99])*100" office:value-type="float" office:value="38.0955214514846" calcext:value-type="float">
            <text:p>38.10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Boopathy M</text:p>
          </table:table-cell>
          <table:table-cell table:style-name="ce196" office:value-type="float" office:value="1194" calcext:value-type="float">
            <text:p>1194</text:p>
          </table:table-cell>
          <table:table-cell table:style-name="ce117" table:formula="of:=([.AH99]/[.P99])*100" office:value-type="float" office:value="0.645897684180916" calcext:value-type="float">
            <text:p>0.65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Natarajan P</text:p>
          </table:table-cell>
          <table:table-cell table:style-name="ce196" office:value-type="float" office:value="1127" calcext:value-type="float">
            <text:p>1127</text:p>
          </table:table-cell>
          <table:table-cell table:style-name="ce117" table:formula="of:=([.AM99]/[.P99])*100" office:value-type="float" office:value="0.609653844281317" calcext:value-type="float">
            <text:p>0.6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kadachalam S K</text:p>
          </table:table-cell>
          <table:table-cell table:style-name="ce196" office:value-type="float" office:value="1103" calcext:value-type="float">
            <text:p>1103</text:p>
          </table:table-cell>
          <table:table-cell table:style-name="ce117" table:formula="of:=([.AR99]/[.P99])*100" office:value-type="float" office:value="0.59667097625758" calcext:value-type="float">
            <text:p>0.6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lem West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212454" calcext:value-type="float">
            <text:p>212454</text:p>
          </table:table-cell>
          <table:table-cell table:style-name="ce104" office:value-type="float" office:value="169785" calcext:value-type="float">
            <text:p>169785</text:p>
          </table:table-cell>
          <table:table-cell table:style-name="ce115" table:formula="of:=([.P100]/[.O100])*100" office:value-type="float" office:value="79.9161230195713" calcext:value-type="float">
            <text:p>79.92</text:p>
          </table:table-cell>
          <table:table-cell table:style-name="ce102" table:formula="of:=[.X100]-[.AC100]" office:value-type="float" office:value="27661" calcext:value-type="float">
            <text:p>27661</text:p>
          </table:table-cell>
          <table:table-cell table:style-name="ce123" table:formula="of:=([.R100]/[.P100])*100" office:value-type="float" office:value="16.2917807815767" calcext:value-type="float">
            <text:p>16.29</text:p>
          </table:table-cell>
          <table:table-cell table:style-name="ce115" table:formula="of:=[.Y100]+[.AD100]" office:value-type="float" office:value="96.7158465117649" calcext:value-type="float">
            <text:p>96.7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enkatachalam G</text:p>
          </table:table-cell>
          <table:table-cell table:style-name="ce108" office:value-type="float" office:value="95935" calcext:value-type="float">
            <text:p>95935</text:p>
          </table:table-cell>
          <table:table-cell table:style-name="ce117" table:formula="of:=([.X100]/[.P100])*100" office:value-type="float" office:value="56.5038136466708" calcext:value-type="float">
            <text:p>56.50</text:p>
          </table:table-cell>
          <table:table-cell table:style-name="ce136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Rajendran R</text:p>
          </table:table-cell>
          <table:table-cell table:style-name="ce141" office:value-type="float" office:value="68274" calcext:value-type="float">
            <text:p>68274</text:p>
          </table:table-cell>
          <table:table-cell table:style-name="ce117" table:formula="of:=([.AC100]/[.P100])*100" office:value-type="float" office:value="40.2120328650941" calcext:value-type="float">
            <text:p>40.21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Elumalai K K</text:p>
          </table:table-cell>
          <table:table-cell table:style-name="ce196" office:value-type="float" office:value="1327" calcext:value-type="float">
            <text:p>1327</text:p>
          </table:table-cell>
          <table:table-cell table:style-name="ce117" table:formula="of:=([.AH100]/[.P100])*100" office:value-type="float" office:value="0.781576699944047" calcext:value-type="float">
            <text:p>0.78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APM</text:p>
          </table:table-cell>
          <table:table-cell table:style-name="ce196" office:value-type="string" calcext:value-type="string">
            <text:p>Annadurai A</text:p>
          </table:table-cell>
          <table:table-cell table:style-name="ce196" office:value-type="float" office:value="853" calcext:value-type="float">
            <text:p>853</text:p>
          </table:table-cell>
          <table:table-cell table:style-name="ce117" table:formula="of:=([.AM100]/[.P100])*100" office:value-type="float" office:value="0.502400094236829" calcext:value-type="float">
            <text:p>0.50</text:p>
          </table:table-cell>
          <table:table-cell table:style-name="ce108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Balaji K R</text:p>
          </table:table-cell>
          <table:table-cell table:style-name="ce196" office:value-type="float" office:value="796" calcext:value-type="float">
            <text:p>796</text:p>
          </table:table-cell>
          <table:table-cell table:style-name="ce117" table:formula="of:=([.AR100]/[.P100])*100" office:value-type="float" office:value="0.468828223930265" calcext:value-type="float">
            <text:p>0.4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lem North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219327" calcext:value-type="float">
            <text:p>219327</text:p>
          </table:table-cell>
          <table:table-cell table:style-name="ce104" office:value-type="float" office:value="163459" calcext:value-type="float">
            <text:p>163459</text:p>
          </table:table-cell>
          <table:table-cell table:style-name="ce115" table:formula="of:=([.P101]/[.O101])*100" office:value-type="float" office:value="74.5275319500107" calcext:value-type="float">
            <text:p>74.53</text:p>
          </table:table-cell>
          <table:table-cell table:style-name="ce102" table:formula="of:=[.X101]-[.AC101]" office:value-type="float" office:value="29365" calcext:value-type="float">
            <text:p>29365</text:p>
          </table:table-cell>
          <table:table-cell table:style-name="ce123" table:formula="of:=([.R101]/[.P101])*100" office:value-type="float" office:value="17.9647495702286" calcext:value-type="float">
            <text:p>17.96</text:p>
          </table:table-cell>
          <table:table-cell table:style-name="ce115" table:formula="of:=[.Y101]+[.AD101]" office:value-type="float" office:value="90.8772230345224" calcext:value-type="float">
            <text:p>90.8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Alagapuram R Mohanraj</text:p>
          </table:table-cell>
          <table:table-cell table:style-name="ce108" office:value-type="float" office:value="88956" calcext:value-type="float">
            <text:p>88956</text:p>
          </table:table-cell>
          <table:table-cell table:style-name="ce117" table:formula="of:=([.X101]/[.P101])*100" office:value-type="float" office:value="54.4209863023755" calcext:value-type="float">
            <text:p>54.42</text:p>
          </table:table-cell>
          <table:table-cell table:style-name="ce136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Jayaprakash G</text:p>
          </table:table-cell>
          <table:table-cell table:style-name="ce141" office:value-type="float" office:value="59591" calcext:value-type="float">
            <text:p>59591</text:p>
          </table:table-cell>
          <table:table-cell table:style-name="ce117" table:formula="of:=([.AC101]/[.P101])*100" office:value-type="float" office:value="36.4562367321469" calcext:value-type="float">
            <text:p>36.46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UMK</text:p>
          </table:table-cell>
          <table:table-cell table:style-name="ce196" office:value-type="string" calcext:value-type="string">
            <text:p>Chinnusamy C</text:p>
          </table:table-cell>
          <table:table-cell table:style-name="ce196" office:value-type="float" office:value="4517" calcext:value-type="float">
            <text:p>4517</text:p>
          </table:table-cell>
          <table:table-cell table:style-name="ce117" table:formula="of:=([.AH101]/[.P101])*100" office:value-type="float" office:value="2.76338409019999" calcext:value-type="float">
            <text:p>2.7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Mohan D</text:p>
          </table:table-cell>
          <table:table-cell table:style-name="ce196" office:value-type="float" office:value="4133" calcext:value-type="float">
            <text:p>4133</text:p>
          </table:table-cell>
          <table:table-cell table:style-name="ce117" table:formula="of:=([.AM101]/[.P101])*100" office:value-type="float" office:value="2.52846279495164" calcext:value-type="float">
            <text:p>2.53</text:p>
          </table:table-cell>
          <table:table-cell table:number-columns-repeated="2" table:style-name="ce196" office:value-type="string" calcext:value-type="string">
            <text:p>IJK</text:p>
          </table:table-cell>
          <table:table-cell table:style-name="ce196" office:value-type="string" calcext:value-type="string">
            <text:p>Venkatesan V</text:p>
          </table:table-cell>
          <table:table-cell table:style-name="ce196" office:value-type="float" office:value="1965" calcext:value-type="float">
            <text:p>1965</text:p>
          </table:table-cell>
          <table:table-cell table:style-name="ce117" table:formula="of:=([.AR101]/[.P101])*100" office:value-type="float" office:value="1.20213631552866" calcext:value-type="float">
            <text:p>1.2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em South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19949" calcext:value-type="float">
            <text:p>219949</text:p>
          </table:table-cell>
          <table:table-cell table:style-name="ce104" office:value-type="float" office:value="173464" calcext:value-type="float">
            <text:p>173464</text:p>
          </table:table-cell>
          <table:table-cell table:style-name="ce115" table:formula="of:=([.P102]/[.O102])*100" office:value-type="float" office:value="78.8655551968866" calcext:value-type="float">
            <text:p>78.87</text:p>
          </table:table-cell>
          <table:table-cell table:style-name="ce102" table:formula="of:=[.X102]-[.AC102]" office:value-type="float" office:value="60215" calcext:value-type="float">
            <text:p>60215</text:p>
          </table:table-cell>
          <table:table-cell table:style-name="ce123" table:formula="of:=([.R102]/[.P102])*100" office:value-type="float" office:value="34.7132546234377" calcext:value-type="float">
            <text:p>34.71</text:p>
          </table:table-cell>
          <table:table-cell table:style-name="ce115" table:formula="of:=[.Y102]+[.AD102]" office:value-type="float" office:value="95.2168749711756" calcext:value-type="float">
            <text:p>95.2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elvaraju M K</text:p>
          </table:table-cell>
          <table:table-cell table:style-name="ce108" office:value-type="float" office:value="112691" calcext:value-type="float">
            <text:p>112691</text:p>
          </table:table-cell>
          <table:table-cell table:style-name="ce117" table:formula="of:=([.X102]/[.P102])*100" office:value-type="float" office:value="64.9650647973067" calcext:value-type="float">
            <text:p>64.97</text:p>
          </table:table-cell>
          <table:table-cell table:style-name="ce136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Sivalingam S R</text:p>
          </table:table-cell>
          <table:table-cell table:style-name="ce141" office:value-type="float" office:value="52476" calcext:value-type="float">
            <text:p>52476</text:p>
          </table:table-cell>
          <table:table-cell table:style-name="ce117" table:formula="of:=([.AC102]/[.P102])*100" office:value-type="float" office:value="30.2518101738689" calcext:value-type="float">
            <text:p>30.25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Annadurai N</text:p>
          </table:table-cell>
          <table:table-cell table:style-name="ce196" office:value-type="float" office:value="2377" calcext:value-type="float">
            <text:p>2377</text:p>
          </table:table-cell>
          <table:table-cell table:style-name="ce117" table:formula="of:=([.AH102]/[.P102])*100" office:value-type="float" office:value="1.37031314854956" calcext:value-type="float">
            <text:p>1.37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UCPI</text:p>
          </table:table-cell>
          <table:table-cell table:style-name="ce196" office:value-type="string" calcext:value-type="string">
            <text:p>Mahalingam N</text:p>
          </table:table-cell>
          <table:table-cell table:style-name="ce196" office:value-type="float" office:value="2325" calcext:value-type="float">
            <text:p>2325</text:p>
          </table:table-cell>
          <table:table-cell table:style-name="ce117" table:formula="of:=([.AM102]/[.P102])*100" office:value-type="float" office:value="1.34033574689849" calcext:value-type="float">
            <text:p>1.34</text:p>
          </table:table-cell>
          <table:table-cell table:style-name="ce108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Sivanandham M R</text:p>
          </table:table-cell>
          <table:table-cell table:style-name="ce196" office:value-type="float" office:value="622" calcext:value-type="float">
            <text:p>622</text:p>
          </table:table-cell>
          <table:table-cell table:style-name="ce117" table:formula="of:=([.AR102]/[.P102])*100" office:value-type="float" office:value="0.358575842826177" calcext:value-type="float">
            <text:p>0.3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eerapand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Baramahal</text:p>
          </table:table-cell>
          <table:table-cell office:value-type="string" calcext:value-type="string">
            <text:p>Rural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01660" calcext:value-type="float">
            <text:p>201660</text:p>
          </table:table-cell>
          <table:table-cell table:style-name="ce104" office:value-type="float" office:value="179729" calcext:value-type="float">
            <text:p>179729</text:p>
          </table:table-cell>
          <table:table-cell table:style-name="ce115" table:formula="of:=([.P103]/[.O103])*100" office:value-type="float" office:value="89.1247644550233" calcext:value-type="float">
            <text:p>89.12</text:p>
          </table:table-cell>
          <table:table-cell table:style-name="ce102" table:formula="of:=[.X103]-[.AC103]" office:value-type="float" office:value="26498" calcext:value-type="float">
            <text:p>26498</text:p>
          </table:table-cell>
          <table:table-cell table:style-name="ce123" table:formula="of:=([.R103]/[.P103])*100" office:value-type="float" office:value="14.7433079803482" calcext:value-type="float">
            <text:p>14.74</text:p>
          </table:table-cell>
          <table:table-cell table:style-name="ce115" table:formula="of:=[.Y103]+[.AD103]" office:value-type="float" office:value="96.7078212197253" calcext:value-type="float">
            <text:p>96.7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elvam S K</text:p>
          </table:table-cell>
          <table:table-cell table:style-name="ce108" office:value-type="float" office:value="100155" calcext:value-type="float">
            <text:p>100155</text:p>
          </table:table-cell>
          <table:table-cell table:style-name="ce117" table:formula="of:=([.X103]/[.P103])*100" office:value-type="float" office:value="55.7255646000367" calcext:value-type="float">
            <text:p>55.73</text:p>
          </table:table-cell>
          <table:table-cell table:style-name="ce136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Rajendran A</text:p>
          </table:table-cell>
          <table:table-cell table:style-name="ce141" office:value-type="float" office:value="73657" calcext:value-type="float">
            <text:p>73657</text:p>
          </table:table-cell>
          <table:table-cell table:style-name="ce117" table:formula="of:=([.AC103]/[.P103])*100" office:value-type="float" office:value="40.9822566196885" calcext:value-type="float">
            <text:p>40.98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aithi M</text:p>
          </table:table-cell>
          <table:table-cell table:style-name="ce196" office:value-type="float" office:value="1558" calcext:value-type="float">
            <text:p>1558</text:p>
          </table:table-cell>
          <table:table-cell table:style-name="ce117" table:formula="of:=([.AH103]/[.P103])*100" office:value-type="float" office:value="0.866860662441787" calcext:value-type="float">
            <text:p>0.87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Tamizharasan K</text:p>
          </table:table-cell>
          <table:table-cell table:style-name="ce196" office:value-type="float" office:value="1355" calcext:value-type="float">
            <text:p>1355</text:p>
          </table:table-cell>
          <table:table-cell table:style-name="ce117" table:formula="of:=([.AM103]/[.P103])*100" office:value-type="float" office:value="0.753912835435572" calcext:value-type="float">
            <text:p>0.7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jarathinam R</text:p>
          </table:table-cell>
          <table:table-cell table:style-name="ce196" office:value-type="float" office:value="724" calcext:value-type="float">
            <text:p>724</text:p>
          </table:table-cell>
          <table:table-cell table:style-name="ce117" table:formula="of:=([.AR103]/[.P103])*100" office:value-type="float" office:value="0.402828703214284" calcext:value-type="float">
            <text:p>0.4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sipur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4" office:value-type="float" office:value="194596" calcext:value-type="float">
            <text:p>194596</text:p>
          </table:table-cell>
          <table:table-cell table:style-name="ce104" office:value-type="float" office:value="162217" calcext:value-type="float">
            <text:p>162217</text:p>
          </table:table-cell>
          <table:table-cell table:style-name="ce115" table:formula="of:=([.P104]/[.O104])*100" office:value-type="float" office:value="83.360911837859" calcext:value-type="float">
            <text:p>83.36</text:p>
          </table:table-cell>
          <table:table-cell table:style-name="ce102" table:formula="of:=[.X104]-[.AC104]" office:value-type="float" office:value="24717" calcext:value-type="float">
            <text:p>24717</text:p>
          </table:table-cell>
          <table:table-cell table:style-name="ce123" table:formula="of:=([.R104]/[.P104])*100" office:value-type="float" office:value="15.2369973553943" calcext:value-type="float">
            <text:p>15.24</text:p>
          </table:table-cell>
          <table:table-cell table:style-name="ce115" table:formula="of:=[.Y104]+[.AD104]" office:value-type="float" office:value="95.9548012846989" calcext:value-type="float">
            <text:p>95.9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Dhanapal P</text:p>
          </table:table-cell>
          <table:table-cell table:style-name="ce108" office:value-type="float" office:value="90186" calcext:value-type="float">
            <text:p>90186</text:p>
          </table:table-cell>
          <table:table-cell table:style-name="ce117" table:formula="of:=([.X104]/[.P104])*100" office:value-type="float" office:value="55.5958993200466" calcext:value-type="float">
            <text:p>55.60</text:p>
          </table:table-cell>
          <table:table-cell table:style-name="ce136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Duraisamy V P</text:p>
          </table:table-cell>
          <table:table-cell table:style-name="ce141" office:value-type="float" office:value="65469" calcext:value-type="float">
            <text:p>65469</text:p>
          </table:table-cell>
          <table:table-cell table:style-name="ce117" table:formula="of:=([.AC104]/[.P104])*100" office:value-type="float" office:value="40.3589019646523" calcext:value-type="float">
            <text:p>40.3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Murugan L</text:p>
          </table:table-cell>
          <table:table-cell table:style-name="ce196" office:value-type="float" office:value="1730" calcext:value-type="float">
            <text:p>1730</text:p>
          </table:table-cell>
          <table:table-cell table:style-name="ce117" table:formula="of:=([.AH104]/[.P104])*100" office:value-type="float" office:value="1.0664726878194" calcext:value-type="float">
            <text:p>1.07</text:p>
          </table:table-cell>
          <table:table-cell table:number-columns-repeated="2" table:style-name="ce196" office:value-type="string" calcext:value-type="string">
            <text:p>IJK</text:p>
          </table:table-cell>
          <table:table-cell table:style-name="ce196" office:value-type="string" calcext:value-type="string">
            <text:p>Periasamy S</text:p>
          </table:table-cell>
          <table:table-cell table:style-name="ce196" office:value-type="float" office:value="1704" calcext:value-type="float">
            <text:p>1704</text:p>
          </table:table-cell>
          <table:table-cell table:style-name="ce117" table:formula="of:=([.AM104]/[.P104])*100" office:value-type="float" office:value="1.05044477459206" calcext:value-type="float">
            <text:p>1.0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ngarasu V</text:p>
          </table:table-cell>
          <table:table-cell table:style-name="ce196" office:value-type="float" office:value="1700" calcext:value-type="float">
            <text:p>1700</text:p>
          </table:table-cell>
          <table:table-cell table:style-name="ce117" table:formula="of:=([.AR104]/[.P104])*100" office:value-type="float" office:value="1.04797894178785" calcext:value-type="float">
            <text:p>1.0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nthamangal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T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4" office:value-type="float" office:value="197693" calcext:value-type="float">
            <text:p>197693</text:p>
          </table:table-cell>
          <table:table-cell table:style-name="ce104" office:value-type="float" office:value="161295" calcext:value-type="float">
            <text:p>161295</text:p>
          </table:table-cell>
          <table:table-cell table:style-name="ce115" table:formula="of:=([.P105]/[.O105])*100" office:value-type="float" office:value="81.5886247869171" calcext:value-type="float">
            <text:p>81.59</text:p>
          </table:table-cell>
          <table:table-cell table:style-name="ce102" table:formula="of:=[.X105]-[.AC105]" office:value-type="float" office:value="8505" calcext:value-type="float">
            <text:p>8505</text:p>
          </table:table-cell>
          <table:table-cell table:style-name="ce123" table:formula="of:=([.R105]/[.P105])*100" office:value-type="float" office:value="5.27294708453455" calcext:value-type="float">
            <text:p>5.27</text:p>
          </table:table-cell>
          <table:table-cell table:style-name="ce115" table:formula="of:=[.Y105]+[.AD105]" office:value-type="float" office:value="89.7541771288633" calcext:value-type="float">
            <text:p>89.7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anthi R</text:p>
          </table:table-cell>
          <table:table-cell table:style-name="ce108" office:value-type="float" office:value="76637" calcext:value-type="float">
            <text:p>76637</text:p>
          </table:table-cell>
          <table:table-cell table:style-name="ce117" table:formula="of:=([.X105]/[.P105])*100" office:value-type="float" office:value="47.5135621066989" calcext:value-type="float">
            <text:p>47.51</text:p>
          </table:table-cell>
          <table:table-cell table:style-name="ce136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Ponnusamy K</text:p>
          </table:table-cell>
          <table:table-cell table:style-name="ce141" office:value-type="float" office:value="68132" calcext:value-type="float">
            <text:p>68132</text:p>
          </table:table-cell>
          <table:table-cell table:style-name="ce117" table:formula="of:=([.AC105]/[.P105])*100" office:value-type="float" office:value="42.2406150221644" calcext:value-type="float">
            <text:p>42.24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anthi T</text:p>
          </table:table-cell>
          <table:table-cell table:style-name="ce196" office:value-type="float" office:value="5208" calcext:value-type="float">
            <text:p>5208</text:p>
          </table:table-cell>
          <table:table-cell table:style-name="ce117" table:formula="of:=([.AH105]/[.P105])*100" office:value-type="float" office:value="3.22886636287548" calcext:value-type="float">
            <text:p>3.2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Ambala Ponnusamy</text:p>
          </table:table-cell>
          <table:table-cell table:style-name="ce196" office:value-type="float" office:value="3745" calcext:value-type="float">
            <text:p>3745</text:p>
          </table:table-cell>
          <table:table-cell table:style-name="ce117" table:formula="of:=([.AM105]/[.P105])*100" office:value-type="float" office:value="2.32183266685266" calcext:value-type="float">
            <text:p>2.32</text:p>
          </table:table-cell>
          <table:table-cell table:style-name="ce108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Palanisamy V</text:p>
          </table:table-cell>
          <table:table-cell table:style-name="ce196" office:value-type="float" office:value="3392" calcext:value-type="float">
            <text:p>3392</text:p>
          </table:table-cell>
          <table:table-cell table:style-name="ce117" table:formula="of:=([.AR105]/[.P105])*100" office:value-type="float" office:value="2.10297901360861" calcext:value-type="float">
            <text:p>2.1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4" office:value-type="float" office:value="206748" calcext:value-type="float">
            <text:p>206748</text:p>
          </table:table-cell>
          <table:table-cell table:style-name="ce104" office:value-type="float" office:value="169649" calcext:value-type="float">
            <text:p>169649</text:p>
          </table:table-cell>
          <table:table-cell table:style-name="ce115" table:formula="of:=([.P106]/[.O106])*100" office:value-type="float" office:value="82.0559328264361" calcext:value-type="float">
            <text:p>82.06</text:p>
          </table:table-cell>
          <table:table-cell table:style-name="ce102" table:formula="of:=[.X106]-[.AC106]" office:value-type="float" office:value="35855" calcext:value-type="float">
            <text:p>35855</text:p>
          </table:table-cell>
          <table:table-cell table:style-name="ce123" table:formula="of:=([.R106]/[.P106])*100" office:value-type="float" office:value="21.1348136446428" calcext:value-type="float">
            <text:p>21.13</text:p>
          </table:table-cell>
          <table:table-cell table:style-name="ce115" table:formula="of:=[.Y106]+[.AD106]" office:value-type="float" office:value="91.5437167327836" calcext:value-type="float">
            <text:p>91.5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Baskar K P P</text:p>
          </table:table-cell>
          <table:table-cell table:style-name="ce108" office:value-type="float" office:value="95579" calcext:value-type="float">
            <text:p>95579</text:p>
          </table:table-cell>
          <table:table-cell table:style-name="ce117" table:formula="of:=([.X106]/[.P106])*100" office:value-type="float" office:value="56.3392651887132" calcext:value-type="float">
            <text:p>56.34</text:p>
          </table:table-cell>
          <table:table-cell table:style-name="ce135" office:value-type="string" calcext:value-type="string">
            <text:p>DMK+</text:p>
          </table:table-cell>
          <table:table-cell table:style-name="ce141" office:value-type="string" calcext:value-type="string">
            <text:p>KNMK</text:p>
          </table:table-cell>
          <table:table-cell table:style-name="ce141" office:value-type="string" calcext:value-type="string">
            <text:p>Devarasan R</text:p>
          </table:table-cell>
          <table:table-cell table:style-name="ce141" office:value-type="float" office:value="59724" calcext:value-type="float">
            <text:p>59724</text:p>
          </table:table-cell>
          <table:table-cell table:style-name="ce117" table:formula="of:=([.AC106]/[.P106])*100" office:value-type="float" office:value="35.2044515440704" calcext:value-type="float">
            <text:p>35.20</text:p>
          </table:table-cell>
          <table:table-cell table:style-name="ce117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Sathyamoorthy C</text:p>
          </table:table-cell>
          <table:table-cell table:style-name="ce196" office:value-type="float" office:value="2996" calcext:value-type="float">
            <text:p>2996</text:p>
          </table:table-cell>
          <table:table-cell table:style-name="ce117" table:formula="of:=([.AH106]/[.P106])*100" office:value-type="float" office:value="1.76599921013386" calcext:value-type="float">
            <text:p>1.77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alaniappan K</text:p>
          </table:table-cell>
          <table:table-cell table:style-name="ce196" office:value-type="float" office:value="2168" calcext:value-type="float">
            <text:p>2168</text:p>
          </table:table-cell>
          <table:table-cell table:style-name="ce117" table:formula="of:=([.AM106]/[.P106])*100" office:value-type="float" office:value="1.27793267275374" calcext:value-type="float">
            <text:p>1.28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Arjunan S</text:p>
          </table:table-cell>
          <table:table-cell table:style-name="ce196" office:value-type="float" office:value="1333" calcext:value-type="float">
            <text:p>1333</text:p>
          </table:table-cell>
          <table:table-cell table:style-name="ce117" table:formula="of:=([.AR106]/[.P106])*100" office:value-type="float" office:value="0.785739968994807" calcext:value-type="float">
            <text:p>0.79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ramathi Velur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186699" calcext:value-type="float">
            <text:p>186699</text:p>
          </table:table-cell>
          <table:table-cell table:style-name="ce104" office:value-type="float" office:value="151705" calcext:value-type="float">
            <text:p>151705</text:p>
          </table:table-cell>
          <table:table-cell table:style-name="ce115" table:formula="of:=([.P107]/[.O107])*100" office:value-type="float" office:value="81.2564609344453" calcext:value-type="float">
            <text:p>81.26</text:p>
          </table:table-cell>
          <table:table-cell table:style-name="ce102" table:formula="of:=[.X107]-[.AC107]" office:value-type="float" office:value="31018" calcext:value-type="float">
            <text:p>31018</text:p>
          </table:table-cell>
          <table:table-cell table:style-name="ce123" table:formula="of:=([.R107]/[.P107])*100" office:value-type="float" office:value="20.4462608351735" calcext:value-type="float">
            <text:p>20.45</text:p>
          </table:table-cell>
          <table:table-cell table:style-name="ce115" table:formula="of:=[.Y107]+[.AD107]" office:value-type="float" office:value="88.5573975808312" calcext:value-type="float">
            <text:p>88.5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Thaniyarasu U</text:p>
          </table:table-cell>
          <table:table-cell table:style-name="ce108" office:value-type="float" office:value="82682" calcext:value-type="float">
            <text:p>82682</text:p>
          </table:table-cell>
          <table:table-cell table:style-name="ce117" table:formula="of:=([.X107]/[.P107])*100" office:value-type="float" office:value="54.5018292080024" calcext:value-type="float">
            <text:p>54.50</text:p>
          </table:table-cell>
          <table:table-cell table:style-name="ce135" office:value-type="string" calcext:value-type="string">
            <text:p>DMK+</text:p>
          </table:table-cell>
          <table:table-cell table:style-name="ce141" office:value-type="string" calcext:value-type="string">
            <text:p>PMK</text:p>
          </table:table-cell>
          <table:table-cell table:style-name="ce141" office:value-type="string" calcext:value-type="string">
            <text:p>Vadivel C</text:p>
          </table:table-cell>
          <table:table-cell table:style-name="ce141" office:value-type="float" office:value="51664" calcext:value-type="float">
            <text:p>51664</text:p>
          </table:table-cell>
          <table:table-cell table:style-name="ce117" table:formula="of:=([.AC107]/[.P107])*100" office:value-type="float" office:value="34.0555683728288" calcext:value-type="float">
            <text:p>34.06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aithiyanathan V</text:p>
          </table:table-cell>
          <table:table-cell table:style-name="ce196" office:value-type="float" office:value="6233" calcext:value-type="float">
            <text:p>6233</text:p>
          </table:table-cell>
          <table:table-cell table:style-name="ce117" table:formula="of:=([.AH107]/[.P107])*100" office:value-type="float" office:value="4.10863188424904" calcext:value-type="float">
            <text:p>4.11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Manoharan K</text:p>
          </table:table-cell>
          <table:table-cell table:style-name="ce196" office:value-type="float" office:value="2140" calcext:value-type="float">
            <text:p>2140</text:p>
          </table:table-cell>
          <table:table-cell table:style-name="ce117" table:formula="of:=([.AM107]/[.P107])*100" office:value-type="float" office:value="1.41063247750569" calcext:value-type="float">
            <text:p>1.4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ivasankar A</text:p>
          </table:table-cell>
          <table:table-cell table:style-name="ce196" office:value-type="float" office:value="2012" calcext:value-type="float">
            <text:p>2012</text:p>
          </table:table-cell>
          <table:table-cell table:style-name="ce117" table:formula="of:=([.AR107]/[.P107])*100" office:value-type="float" office:value="1.32625819847731" calcext:value-type="float">
            <text:p>1.3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iruchengode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4" office:value-type="float" office:value="182669" calcext:value-type="float">
            <text:p>182669</text:p>
          </table:table-cell>
          <table:table-cell table:style-name="ce104" office:value-type="float" office:value="149845" calcext:value-type="float">
            <text:p>149845</text:p>
          </table:table-cell>
          <table:table-cell table:style-name="ce115" table:formula="of:=([.P108]/[.O108])*100" office:value-type="float" office:value="82.0308864667787" calcext:value-type="float">
            <text:p>82.03</text:p>
          </table:table-cell>
          <table:table-cell table:style-name="ce102" table:formula="of:=[.X108]-[.AC108]" office:value-type="float" office:value="23945" calcext:value-type="float">
            <text:p>23945</text:p>
          </table:table-cell>
          <table:table-cell table:style-name="ce123" table:formula="of:=([.R108]/[.P108])*100" office:value-type="float" office:value="15.9798458407021" calcext:value-type="float">
            <text:p>15.98</text:p>
          </table:table-cell>
          <table:table-cell table:style-name="ce115" table:formula="of:=[.Y108]+[.AD108]" office:value-type="float" office:value="88.2652073809603" calcext:value-type="float">
            <text:p>88.2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P Sampath Kumar</text:p>
          </table:table-cell>
          <table:table-cell table:style-name="ce108" office:value-type="float" office:value="78103" calcext:value-type="float">
            <text:p>78103</text:p>
          </table:table-cell>
          <table:table-cell table:style-name="ce117" table:formula="of:=([.X108]/[.P108])*100" office:value-type="float" office:value="52.1225266108312" calcext:value-type="float">
            <text:p>52.12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M R Sundaram</text:p>
          </table:table-cell>
          <table:table-cell table:style-name="ce141" office:value-type="float" office:value="54158" calcext:value-type="float">
            <text:p>54158</text:p>
          </table:table-cell>
          <table:table-cell table:style-name="ce117" table:formula="of:=([.AC108]/[.P108])*100" office:value-type="float" office:value="36.1426807701291" calcext:value-type="float">
            <text:p>36.14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 Selvaraj</text:p>
          </table:table-cell>
          <table:table-cell table:style-name="ce196" office:value-type="float" office:value="3809" calcext:value-type="float">
            <text:p>3809</text:p>
          </table:table-cell>
          <table:table-cell table:style-name="ce117" table:formula="of:=([.AH108]/[.P108])*100" office:value-type="float" office:value="2.54196002535954" calcext:value-type="float">
            <text:p>2.54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 Senthilkumar</text:p>
          </table:table-cell>
          <table:table-cell table:style-name="ce196" office:value-type="float" office:value="3311" calcext:value-type="float">
            <text:p>3311</text:p>
          </table:table-cell>
          <table:table-cell table:style-name="ce117" table:formula="of:=([.AM108]/[.P108])*100" office:value-type="float" office:value="2.20961660382395" calcext:value-type="float">
            <text:p>2.21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 Tamilarasu</text:p>
          </table:table-cell>
          <table:table-cell table:style-name="ce196" office:value-type="float" office:value="2776" calcext:value-type="float">
            <text:p>2776</text:p>
          </table:table-cell>
          <table:table-cell table:style-name="ce117" table:formula="of:=([.AR108]/[.P108])*100" office:value-type="float" office:value="1.85258100036705" calcext:value-type="float">
            <text:p>1.8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umarapalayam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186437" calcext:value-type="float">
            <text:p>186437</text:p>
          </table:table-cell>
          <table:table-cell table:style-name="ce104" office:value-type="float" office:value="160955" calcext:value-type="float">
            <text:p>160955</text:p>
          </table:table-cell>
          <table:table-cell table:style-name="ce115" table:formula="of:=([.P109]/[.O109])*100" office:value-type="float" office:value="86.3321121880314" calcext:value-type="float">
            <text:p>86.33</text:p>
          </table:table-cell>
          <table:table-cell table:style-name="ce102" table:formula="of:=[.X109]-[.AC109]" office:value-type="float" office:value="26887" calcext:value-type="float">
            <text:p>26887</text:p>
          </table:table-cell>
          <table:table-cell table:style-name="ce123" table:formula="of:=([.R109]/[.P109])*100" office:value-type="float" office:value="16.7046690068653" calcext:value-type="float">
            <text:p>16.70</text:p>
          </table:table-cell>
          <table:table-cell table:style-name="ce115" table:formula="of:=[.Y109]+[.AD109]" office:value-type="float" office:value="96.4660930073623" calcext:value-type="float">
            <text:p>96.4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 Thangamani</text:p>
          </table:table-cell>
          <table:table-cell table:style-name="ce108" office:value-type="float" office:value="91077" calcext:value-type="float">
            <text:p>91077</text:p>
          </table:table-cell>
          <table:table-cell table:style-name="ce117" table:formula="of:=([.X109]/[.P109])*100" office:value-type="float" office:value="56.5853810071138" calcext:value-type="float">
            <text:p>56.59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G Selvaraju</text:p>
          </table:table-cell>
          <table:table-cell table:style-name="ce141" office:value-type="float" office:value="64190" calcext:value-type="float">
            <text:p>64190</text:p>
          </table:table-cell>
          <table:table-cell table:style-name="ce117" table:formula="of:=([.AC109]/[.P109])*100" office:value-type="float" office:value="39.8807120002485" calcext:value-type="float">
            <text:p>39.88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K S Balamurugan</text:p>
          </table:table-cell>
          <table:table-cell table:style-name="ce196" office:value-type="float" office:value="1600" calcext:value-type="float">
            <text:p>1600</text:p>
          </table:table-cell>
          <table:table-cell table:style-name="ce117" table:formula="of:=([.AH109]/[.P109])*100" office:value-type="float" office:value="0.994066664595695" calcext:value-type="float">
            <text:p>0.99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 Thangamani</text:p>
          </table:table-cell>
          <table:table-cell table:style-name="ce196" office:value-type="float" office:value="1179" calcext:value-type="float">
            <text:p>1179</text:p>
          </table:table-cell>
          <table:table-cell table:style-name="ce117" table:formula="of:=([.AM109]/[.P109])*100" office:value-type="float" office:value="0.732502873473952" calcext:value-type="float">
            <text:p>0.73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K Venugopal</text:p>
          </table:table-cell>
          <table:table-cell table:style-name="ce196" office:value-type="float" office:value="1126" calcext:value-type="float">
            <text:p>1126</text:p>
          </table:table-cell>
          <table:table-cell table:style-name="ce117" table:formula="of:=([.AR109]/[.P109])*100" office:value-type="float" office:value="0.69957441520922" calcext:value-type="float">
            <text:p>0.7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rode East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104" office:value-type="float" office:value="175395" calcext:value-type="float">
            <text:p>175395</text:p>
          </table:table-cell>
          <table:table-cell table:style-name="ce104" office:value-type="float" office:value="136071" calcext:value-type="float">
            <text:p>136071</text:p>
          </table:table-cell>
          <table:table-cell table:style-name="ce115" table:formula="of:=([.P110]/[.O110])*100" office:value-type="float" office:value="77.579748567519" calcext:value-type="float">
            <text:p>77.58</text:p>
          </table:table-cell>
          <table:table-cell table:style-name="ce102" table:formula="of:=[.X110]-[.AC110]" office:value-type="float" office:value="10644" calcext:value-type="float">
            <text:p>10644</text:p>
          </table:table-cell>
          <table:table-cell table:style-name="ce123" table:formula="of:=([.R110]/[.P110])*100" office:value-type="float" office:value="7.82238684216328" calcext:value-type="float">
            <text:p>7.82</text:p>
          </table:table-cell>
          <table:table-cell table:style-name="ce115" table:formula="of:=[.Y110]+[.AD110]" office:value-type="float" office:value="93.8392456879129" calcext:value-type="float">
            <text:p>93.8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VC Chandirakumar</text:p>
          </table:table-cell>
          <table:table-cell table:style-name="ce108" office:value-type="float" office:value="69166" calcext:value-type="float">
            <text:p>69166</text:p>
          </table:table-cell>
          <table:table-cell table:style-name="ce117" table:formula="of:=([.X110]/[.P110])*100" office:value-type="float" office:value="50.8308162650381" calcext:value-type="float">
            <text:p>50.83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S Muthusamy</text:p>
          </table:table-cell>
          <table:table-cell table:style-name="ce141" office:value-type="float" office:value="58522" calcext:value-type="float">
            <text:p>58522</text:p>
          </table:table-cell>
          <table:table-cell table:style-name="ce117" table:formula="of:=([.AC110]/[.P110])*100" office:value-type="float" office:value="43.0084294228748" calcext:value-type="float">
            <text:p>43.01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Rajeshkumar P</text:p>
          </table:table-cell>
          <table:table-cell table:style-name="ce196" office:value-type="float" office:value="3244" calcext:value-type="float">
            <text:p>3244</text:p>
          </table:table-cell>
          <table:table-cell table:style-name="ce117" table:formula="of:=([.AH110]/[.P110])*100" office:value-type="float" office:value="2.38404950356799" calcext:value-type="float">
            <text:p>2.38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innal Murugash R</text:p>
          </table:table-cell>
          <table:table-cell table:style-name="ce196" office:value-type="float" office:value="2439" calcext:value-type="float">
            <text:p>2439</text:p>
          </table:table-cell>
          <table:table-cell table:style-name="ce117" table:formula="of:=([.AM110]/[.P110])*100" office:value-type="float" office:value="1.79244659038296" calcext:value-type="float">
            <text:p>1.79</text:p>
          </table:table-cell>
          <table:table-cell table:style-name="ce108" office:value-type="string" calcext:value-type="string">
            <text:p>NOTA</text:p>
          </table:table-cell>
          <table:table-cell table:number-columns-repeated="2" table:style-name="ce196" office:value-type="string" calcext:value-type="string">
            <text:p>NOTA</text:p>
          </table:table-cell>
          <table:table-cell table:style-name="ce196" office:value-type="float" office:value="2700" calcext:value-type="float">
            <text:p>2700</text:p>
          </table:table-cell>
          <table:table-cell table:style-name="ce117" table:formula="of:=([.AR110]/[.P110])*100" office:value-type="float" office:value="1.98425821813612" calcext:value-type="float">
            <text:p>1.98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rode West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193170" calcext:value-type="float">
            <text:p>193170</text:p>
          </table:table-cell>
          <table:table-cell table:style-name="ce104" office:value-type="float" office:value="153133" calcext:value-type="float">
            <text:p>153133</text:p>
          </table:table-cell>
          <table:table-cell table:style-name="ce115" table:formula="of:=([.P111]/[.O111])*100" office:value-type="float" office:value="79.2736967438008" calcext:value-type="float">
            <text:p>79.27</text:p>
          </table:table-cell>
          <table:table-cell table:style-name="ce102" table:formula="of:=[.X111]-[.AC111]" office:value-type="float" office:value="37868" calcext:value-type="float">
            <text:p>37868</text:p>
          </table:table-cell>
          <table:table-cell table:style-name="ce123" table:formula="of:=([.R111]/[.P111])*100" office:value-type="float" office:value="24.7288304937538" calcext:value-type="float">
            <text:p>24.73</text:p>
          </table:table-cell>
          <table:table-cell table:style-name="ce115" table:formula="of:=[.Y111]+[.AD111]" office:value-type="float" office:value="93.8465255692764" calcext:value-type="float">
            <text:p>93.8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V Ramalingam</text:p>
          </table:table-cell>
          <table:table-cell table:style-name="ce108" office:value-type="float" office:value="90789" calcext:value-type="float">
            <text:p>90789</text:p>
          </table:table-cell>
          <table:table-cell table:style-name="ce117" table:formula="of:=([.X111]/[.P111])*100" office:value-type="float" office:value="59.2876780315151" calcext:value-type="float">
            <text:p>59.29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Yuvaraja M</text:p>
          </table:table-cell>
          <table:table-cell table:style-name="ce141" office:value-type="float" office:value="52921" calcext:value-type="float">
            <text:p>52921</text:p>
          </table:table-cell>
          <table:table-cell table:style-name="ce117" table:formula="of:=([.AC111]/[.P111])*100" office:value-type="float" office:value="34.5588475377613" calcext:value-type="float">
            <text:p>34.5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alanisamy N P</text:p>
          </table:table-cell>
          <table:table-cell table:style-name="ce196" office:value-type="float" office:value="3516" calcext:value-type="float">
            <text:p>3516</text:p>
          </table:table-cell>
          <table:table-cell table:style-name="ce117" table:formula="of:=([.AH111]/[.P111])*100" office:value-type="float" office:value="2.29604330875775" calcext:value-type="float">
            <text:p>2.30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katachalam K</text:p>
          </table:table-cell>
          <table:table-cell table:style-name="ce196" office:value-type="float" office:value="1371" calcext:value-type="float">
            <text:p>1371</text:p>
          </table:table-cell>
          <table:table-cell table:style-name="ce117" table:formula="of:=([.AM111]/[.P111])*100" office:value-type="float" office:value="0.895300163909804" calcext:value-type="float">
            <text:p>0.90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Tamilarasu M</text:p>
          </table:table-cell>
          <table:table-cell table:style-name="ce196" office:value-type="float" office:value="1183" calcext:value-type="float">
            <text:p>1183</text:p>
          </table:table-cell>
          <table:table-cell table:style-name="ce117" table:formula="of:=([.AR111]/[.P111])*100" office:value-type="float" office:value="0.772531067764623" calcext:value-type="float">
            <text:p>0.7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dakkurich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104" office:value-type="float" office:value="187832" calcext:value-type="float">
            <text:p>187832</text:p>
          </table:table-cell>
          <table:table-cell table:style-name="ce104" office:value-type="float" office:value="153092" calcext:value-type="float">
            <text:p>153092</text:p>
          </table:table-cell>
          <table:table-cell table:style-name="ce115" table:formula="of:=([.P112]/[.O112])*100" office:value-type="float" office:value="81.5047489245709" calcext:value-type="float">
            <text:p>81.50</text:p>
          </table:table-cell>
          <table:table-cell table:style-name="ce102" table:formula="of:=[.X112]-[.AC112]" office:value-type="float" office:value="40162" calcext:value-type="float">
            <text:p>40162</text:p>
          </table:table-cell>
          <table:table-cell table:style-name="ce123" table:formula="of:=([.R112]/[.P112])*100" office:value-type="float" office:value="26.233898570794" calcext:value-type="float">
            <text:p>26.23</text:p>
          </table:table-cell>
          <table:table-cell table:style-name="ce115" table:formula="of:=[.Y112]+[.AD112]" office:value-type="float" office:value="88.3442635800695" calcext:value-type="float">
            <text:p>88.3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ittusamy R N</text:p>
          </table:table-cell>
          <table:table-cell table:style-name="ce108" office:value-type="float" office:value="87705" calcext:value-type="float">
            <text:p>87705</text:p>
          </table:table-cell>
          <table:table-cell table:style-name="ce117" table:formula="of:=([.X112]/[.P112])*100" office:value-type="float" office:value="57.2890810754318" calcext:value-type="float">
            <text:p>57.29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Palanisami R M</text:p>
          </table:table-cell>
          <table:table-cell table:style-name="ce141" office:value-type="float" office:value="47543" calcext:value-type="float">
            <text:p>47543</text:p>
          </table:table-cell>
          <table:table-cell table:style-name="ce117" table:formula="of:=([.AC112]/[.P112])*100" office:value-type="float" office:value="31.0551825046377" calcext:value-type="float">
            <text:p>31.0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Kathirvel T</text:p>
          </table:table-cell>
          <table:table-cell table:style-name="ce196" office:value-type="float" office:value="8376" calcext:value-type="float">
            <text:p>8376</text:p>
          </table:table-cell>
          <table:table-cell table:style-name="ce117" table:formula="of:=([.AH112]/[.P112])*100" office:value-type="float" office:value="5.47121992004808" calcext:value-type="float">
            <text:p>5.47</text:p>
          </table:table-cell>
          <table:table-cell table:number-columns-repeated="2" table:style-name="ce196" office:value-type="string" calcext:value-type="string">
            <text:p>BSP</text:p>
          </table:table-cell>
          <table:table-cell table:style-name="ce196" office:value-type="string" calcext:value-type="string">
            <text:p>Devendiran K</text:p>
          </table:table-cell>
          <table:table-cell table:style-name="ce196" office:value-type="float" office:value="1992" calcext:value-type="float">
            <text:p>1992</text:p>
          </table:table-cell>
          <table:table-cell table:style-name="ce117" table:formula="of:=([.AM112]/[.P112])*100" office:value-type="float" office:value="1.30117837640112" calcext:value-type="float">
            <text:p>1.30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Govanam Thangavel K S</text:p>
          </table:table-cell>
          <table:table-cell table:style-name="ce196" office:value-type="float" office:value="1555" calcext:value-type="float">
            <text:p>1555</text:p>
          </table:table-cell>
          <table:table-cell table:style-name="ce117" table:formula="of:=([.AR112]/[.P112])*100" office:value-type="float" office:value="1.01572910406814" calcext:value-type="float">
            <text:p>1.0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harapur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4" office:value-type="float" office:value="205145" calcext:value-type="float">
            <text:p>205145</text:p>
          </table:table-cell>
          <table:table-cell table:style-name="ce104" office:value-type="float" office:value="162248" calcext:value-type="float">
            <text:p>162248</text:p>
          </table:table-cell>
          <table:table-cell table:style-name="ce115" table:formula="of:=([.P113]/[.O113])*100" office:value-type="float" office:value="79.0894245533647" calcext:value-type="float">
            <text:p>79.09</text:p>
          </table:table-cell>
          <table:table-cell table:style-name="ce102" table:formula="of:=[.X113]-[.AC113]" office:value-type="float" office:value="15025" calcext:value-type="float">
            <text:p>15025</text:p>
          </table:table-cell>
          <table:table-cell table:style-name="ce123" table:formula="of:=([.R113]/[.P113])*100" office:value-type="float" office:value="9.2605147675164" calcext:value-type="float">
            <text:p>9.26</text:p>
          </table:table-cell>
          <table:table-cell table:style-name="ce115" table:formula="of:=[.Y113]+[.AD113]" office:value-type="float" office:value="94.1071692717322" calcext:value-type="float">
            <text:p>94.1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onnusamy K</text:p>
          </table:table-cell>
          <table:table-cell table:style-name="ce108" office:value-type="float" office:value="83856" calcext:value-type="float">
            <text:p>83856</text:p>
          </table:table-cell>
          <table:table-cell table:style-name="ce117" table:formula="of:=([.X113]/[.P113])*100" office:value-type="float" office:value="51.6838420196243" calcext:value-type="float">
            <text:p>51.68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Jayanthi R</text:p>
          </table:table-cell>
          <table:table-cell table:style-name="ce141" office:value-type="float" office:value="68831" calcext:value-type="float">
            <text:p>68831</text:p>
          </table:table-cell>
          <table:table-cell table:style-name="ce117" table:formula="of:=([.AC113]/[.P113])*100" office:value-type="float" office:value="42.4233272521079" calcext:value-type="float">
            <text:p>42.42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Karunakaran P</text:p>
          </table:table-cell>
          <table:table-cell table:style-name="ce196" office:value-type="float" office:value="3353" calcext:value-type="float">
            <text:p>3353</text:p>
          </table:table-cell>
          <table:table-cell table:style-name="ce117" table:formula="of:=([.AH113]/[.P113])*100" office:value-type="float" office:value="2.06658941866772" calcext:value-type="float">
            <text:p>2.07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jesh R</text:p>
          </table:table-cell>
          <table:table-cell table:style-name="ce196" office:value-type="float" office:value="2882" calcext:value-type="float">
            <text:p>2882</text:p>
          </table:table-cell>
          <table:table-cell table:style-name="ce117" table:formula="of:=([.AM113]/[.P113])*100" office:value-type="float" office:value="1.77629308219516" calcext:value-type="float">
            <text:p>1.78</text:p>
          </table:table-cell>
          <table:table-cell table:style-name="ce108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Arumugam S</text:p>
          </table:table-cell>
          <table:table-cell table:style-name="ce196" office:value-type="float" office:value="1378" calcext:value-type="float">
            <text:p>1378</text:p>
          </table:table-cell>
          <table:table-cell table:style-name="ce117" table:formula="of:=([.AR113]/[.P113])*100" office:value-type="float" office:value="0.84931709481781" calcext:value-type="float">
            <text:p>0.8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angay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104" office:value-type="float" office:value="193597" calcext:value-type="float">
            <text:p>193597</text:p>
          </table:table-cell>
          <table:table-cell table:style-name="ce104" office:value-type="float" office:value="158338" calcext:value-type="float">
            <text:p>158338</text:p>
          </table:table-cell>
          <table:table-cell table:style-name="ce115" table:formula="of:=([.P114]/[.O114])*100" office:value-type="float" office:value="81.7874243919069" calcext:value-type="float">
            <text:p>81.79</text:p>
          </table:table-cell>
          <table:table-cell table:style-name="ce102" table:formula="of:=[.X114]-[.AC114]" office:value-type="float" office:value="41765" calcext:value-type="float">
            <text:p>41765</text:p>
          </table:table-cell>
          <table:table-cell table:style-name="ce123" table:formula="of:=([.R114]/[.P114])*100" office:value-type="float" office:value="26.3771173060162" calcext:value-type="float">
            <text:p>26.38</text:p>
          </table:table-cell>
          <table:table-cell table:style-name="ce115" table:formula="of:=[.Y114]+[.AD114]" office:value-type="float" office:value="94.888782225366" calcext:value-type="float">
            <text:p>94.8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ataraj Nsn</text:p>
          </table:table-cell>
          <table:table-cell table:style-name="ce108" office:value-type="float" office:value="96005" calcext:value-type="float">
            <text:p>96005</text:p>
          </table:table-cell>
          <table:table-cell table:style-name="ce117" table:formula="of:=([.X114]/[.P114])*100" office:value-type="float" office:value="60.6329497656911" calcext:value-type="float">
            <text:p>60.63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Videyal Sekar S</text:p>
          </table:table-cell>
          <table:table-cell table:style-name="ce141" office:value-type="float" office:value="54240" calcext:value-type="float">
            <text:p>54240</text:p>
          </table:table-cell>
          <table:table-cell table:style-name="ce117" table:formula="of:=([.AC114]/[.P114])*100" office:value-type="float" office:value="34.2558324596749" calcext:value-type="float">
            <text:p>34.2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onnusamy C</text:p>
          </table:table-cell>
          <table:table-cell table:style-name="ce196" office:value-type="float" office:value="1884" calcext:value-type="float">
            <text:p>1884</text:p>
          </table:table-cell>
          <table:table-cell table:style-name="ce117" table:formula="of:=([.AH114]/[.P114])*100" office:value-type="float" office:value="1.18985966729402" calcext:value-type="float">
            <text:p>1.1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jamanickam N</text:p>
          </table:table-cell>
          <table:table-cell table:style-name="ce196" office:value-type="float" office:value="1802" calcext:value-type="float">
            <text:p>1802</text:p>
          </table:table-cell>
          <table:table-cell table:style-name="ce117" table:formula="of:=([.AM114]/[.P114])*100" office:value-type="float" office:value="1.13807171999141" calcext:value-type="float">
            <text:p>1.1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Periyasamy P K</text:p>
          </table:table-cell>
          <table:table-cell table:style-name="ce196" office:value-type="float" office:value="1165" calcext:value-type="float">
            <text:p>1165</text:p>
          </table:table-cell>
          <table:table-cell table:style-name="ce117" table:formula="of:=([.AR114]/[.P114])*100" office:value-type="float" office:value="0.735767787896778" calcext:value-type="float">
            <text:p>0.74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undura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4" office:value-type="float" office:value="178269" calcext:value-type="float">
            <text:p>178269</text:p>
          </table:table-cell>
          <table:table-cell table:style-name="ce104" office:value-type="float" office:value="149561" calcext:value-type="float">
            <text:p>149561</text:p>
          </table:table-cell>
          <table:table-cell table:style-name="ce115" table:formula="of:=([.P115]/[.O115])*100" office:value-type="float" office:value="83.896246683383" calcext:value-type="float">
            <text:p>83.90</text:p>
          </table:table-cell>
          <table:table-cell table:style-name="ce102" table:formula="of:=[.X115]-[.AC115]" office:value-type="float" office:value="42167" calcext:value-type="float">
            <text:p>42167</text:p>
          </table:table-cell>
          <table:table-cell table:style-name="ce123" table:formula="of:=([.R115]/[.P115])*100" office:value-type="float" office:value="28.1938473265089" calcext:value-type="float">
            <text:p>28.19</text:p>
          </table:table-cell>
          <table:table-cell table:style-name="ce115" table:formula="of:=[.Y115]+[.AD115]" office:value-type="float" office:value="92.1048936554316" calcext:value-type="float">
            <text:p>92.1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enkatachalam N D</text:p>
          </table:table-cell>
          <table:table-cell table:style-name="ce108" office:value-type="float" office:value="89960" calcext:value-type="float">
            <text:p>89960</text:p>
          </table:table-cell>
          <table:table-cell table:style-name="ce117" table:formula="of:=([.X115]/[.P115])*100" office:value-type="float" office:value="60.1493704909702" calcext:value-type="float">
            <text:p>60.15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KNMK</text:p>
          </table:table-cell>
          <table:table-cell table:style-name="ce141" office:value-type="string" calcext:value-type="string">
            <text:p>Kkc Balu</text:p>
          </table:table-cell>
          <table:table-cell table:style-name="ce141" office:value-type="float" office:value="47793" calcext:value-type="float">
            <text:p>47793</text:p>
          </table:table-cell>
          <table:table-cell table:style-name="ce117" table:formula="of:=([.AC115]/[.P115])*100" office:value-type="float" office:value="31.9555231644613" calcext:value-type="float">
            <text:p>31.96</text:p>
          </table:table-cell>
          <table:table-cell table:number-columns-repeated="2" table:style-name="ce196" office:value-type="string" calcext:value-type="string">
            <text:p>BSP</text:p>
          </table:table-cell>
          <table:table-cell table:style-name="ce196" office:value-type="string" calcext:value-type="string">
            <text:p>Anbazhagan G</text:p>
          </table:table-cell>
          <table:table-cell table:style-name="ce196" office:value-type="float" office:value="2033" calcext:value-type="float">
            <text:p>2033</text:p>
          </table:table-cell>
          <table:table-cell table:style-name="ce117" table:formula="of:=([.AH115]/[.P115])*100" office:value-type="float" office:value="1.35931158523947" calcext:value-type="float">
            <text:p>1.36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Antony Peter L</text:p>
          </table:table-cell>
          <table:table-cell table:style-name="ce196" office:value-type="float" office:value="1464" calcext:value-type="float">
            <text:p>1464</text:p>
          </table:table-cell>
          <table:table-cell table:style-name="ce117" table:formula="of:=([.AM115]/[.P115])*100" office:value-type="float" office:value="0.978864811013566" calcext:value-type="float">
            <text:p>0.98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JD(U)</text:p>
          </table:table-cell>
          <table:table-cell table:style-name="ce196" office:value-type="string" calcext:value-type="string">
            <text:p>Arumugam K</text:p>
          </table:table-cell>
          <table:table-cell table:style-name="ce196" office:value-type="float" office:value="1371" calcext:value-type="float">
            <text:p>1371</text:p>
          </table:table-cell>
          <table:table-cell table:style-name="ce117" table:formula="of:=([.AR115]/[.P115])*100" office:value-type="float" office:value="0.916682825068032" calcext:value-type="float">
            <text:p>0.9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havani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196163" calcext:value-type="float">
            <text:p>196163</text:p>
          </table:table-cell>
          <table:table-cell table:style-name="ce104" office:value-type="float" office:value="160496" calcext:value-type="float">
            <text:p>160496</text:p>
          </table:table-cell>
          <table:table-cell table:style-name="ce115" table:formula="of:=([.P116]/[.O116])*100" office:value-type="float" office:value="81.81767203805" calcext:value-type="float">
            <text:p>81.82</text:p>
          </table:table-cell>
          <table:table-cell table:style-name="ce102" table:formula="of:=[.X116]-[.AC116]" office:value-type="float" office:value="28041" calcext:value-type="float">
            <text:p>28041</text:p>
          </table:table-cell>
          <table:table-cell table:style-name="ce123" table:formula="of:=([.R116]/[.P116])*100" office:value-type="float" office:value="17.4714634632639" calcext:value-type="float">
            <text:p>17.47</text:p>
          </table:table-cell>
          <table:table-cell table:style-name="ce115" table:formula="of:=[.Y116]+[.AD116]" office:value-type="float" office:value="91.0932359684977" calcext:value-type="float">
            <text:p>91.0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arayanan P G</text:p>
          </table:table-cell>
          <table:table-cell table:style-name="ce108" office:value-type="float" office:value="87121" calcext:value-type="float">
            <text:p>87121</text:p>
          </table:table-cell>
          <table:table-cell table:style-name="ce117" table:formula="of:=([.X116]/[.P116])*100" office:value-type="float" office:value="54.2823497158808" calcext:value-type="float">
            <text:p>54.28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PMK</text:p>
          </table:table-cell>
          <table:table-cell table:style-name="ce141" office:value-type="string" calcext:value-type="string">
            <text:p>Mahendran K S</text:p>
          </table:table-cell>
          <table:table-cell table:style-name="ce141" office:value-type="float" office:value="59080" calcext:value-type="float">
            <text:p>59080</text:p>
          </table:table-cell>
          <table:table-cell table:style-name="ce117" table:formula="of:=([.AC116]/[.P116])*100" office:value-type="float" office:value="36.8108862526169" calcext:value-type="float">
            <text:p>36.81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Shithi Vinayagan K A</text:p>
          </table:table-cell>
          <table:table-cell table:style-name="ce196" office:value-type="float" office:value="3432" calcext:value-type="float">
            <text:p>3432</text:p>
          </table:table-cell>
          <table:table-cell table:style-name="ce117" table:formula="of:=([.AH116]/[.P116])*100" office:value-type="float" office:value="2.13837104974579" calcext:value-type="float">
            <text:p>2.1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LSP</text:p>
          </table:table-cell>
          <table:table-cell table:style-name="ce196" office:value-type="string" calcext:value-type="string">
            <text:p>Kumar M</text:p>
          </table:table-cell>
          <table:table-cell table:style-name="ce196" office:value-type="float" office:value="1534" calcext:value-type="float">
            <text:p>1534</text:p>
          </table:table-cell>
          <table:table-cell table:style-name="ce117" table:formula="of:=([.AM116]/[.P116])*100" office:value-type="float" office:value="0.955787060113648" calcext:value-type="float">
            <text:p>0.96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katachalam K</text:p>
          </table:table-cell>
          <table:table-cell table:style-name="ce196" office:value-type="float" office:value="1325" calcext:value-type="float">
            <text:p>1325</text:p>
          </table:table-cell>
          <table:table-cell table:style-name="ce117" table:formula="of:=([.AR116]/[.P116])*100" office:value-type="float" office:value="0.825565746186821" calcext:value-type="float">
            <text:p>0.8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thiyur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4" office:value-type="float" office:value="173681" calcext:value-type="float">
            <text:p>173681</text:p>
          </table:table-cell>
          <table:table-cell table:style-name="ce104" office:value-type="float" office:value="142922" calcext:value-type="float">
            <text:p>142922</text:p>
          </table:table-cell>
          <table:table-cell table:style-name="ce115" table:formula="of:=([.P117]/[.O117])*100" office:value-type="float" office:value="82.289945359596" calcext:value-type="float">
            <text:p>82.29</text:p>
          </table:table-cell>
          <table:table-cell table:style-name="ce102" table:formula="of:=[.X117]-[.AC117]" office:value-type="float" office:value="25254" calcext:value-type="float">
            <text:p>25254</text:p>
          </table:table-cell>
          <table:table-cell table:style-name="ce123" table:formula="of:=([.R117]/[.P117])*100" office:value-type="float" office:value="17.6697779208239" calcext:value-type="float">
            <text:p>17.67</text:p>
          </table:table-cell>
          <table:table-cell table:style-name="ce115" table:formula="of:=[.Y117]+[.AD117]" office:value-type="float" office:value="92.1747526622913" calcext:value-type="float">
            <text:p>92.1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manitharan S S</text:p>
          </table:table-cell>
          <table:table-cell table:style-name="ce108" office:value-type="float" office:value="78496" calcext:value-type="float">
            <text:p>78496</text:p>
          </table:table-cell>
          <table:table-cell table:style-name="ce117" table:formula="of:=([.X117]/[.P117])*100" office:value-type="float" office:value="54.9222652915576" calcext:value-type="float">
            <text:p>54.92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Raaja N K K P</text:p>
          </table:table-cell>
          <table:table-cell table:style-name="ce141" office:value-type="float" office:value="53242" calcext:value-type="float">
            <text:p>53242</text:p>
          </table:table-cell>
          <table:table-cell table:style-name="ce117" table:formula="of:=([.AC117]/[.P117])*100" office:value-type="float" office:value="37.2524873707337" calcext:value-type="float">
            <text:p>37.25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Pongiyia Gounder K</text:p>
          </table:table-cell>
          <table:table-cell table:style-name="ce196" office:value-type="float" office:value="2269" calcext:value-type="float">
            <text:p>2269</text:p>
          </table:table-cell>
          <table:table-cell table:style-name="ce117" table:formula="of:=([.AH117]/[.P117])*100" office:value-type="float" office:value="1.58757923902548" calcext:value-type="float">
            <text:p>1.59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Bargunan A P S</text:p>
          </table:table-cell>
          <table:table-cell table:style-name="ce196" office:value-type="float" office:value="1988" calcext:value-type="float">
            <text:p>1988</text:p>
          </table:table-cell>
          <table:table-cell table:style-name="ce117" table:formula="of:=([.AM117]/[.P117])*100" office:value-type="float" office:value="1.39096850030086" calcext:value-type="float">
            <text:p>1.3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heikdavood A M</text:p>
          </table:table-cell>
          <table:table-cell table:style-name="ce196" office:value-type="float" office:value="1528" calcext:value-type="float">
            <text:p>1528</text:p>
          </table:table-cell>
          <table:table-cell table:style-name="ce117" table:formula="of:=([.AR117]/[.P117])*100" office:value-type="float" office:value="1.06911462196163" calcext:value-type="float">
            <text:p>1.0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obichettipalayam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4" office:value-type="float" office:value="209023" calcext:value-type="float">
            <text:p>209023</text:p>
          </table:table-cell>
          <table:table-cell table:style-name="ce104" office:value-type="float" office:value="174184" calcext:value-type="float">
            <text:p>174184</text:p>
          </table:table-cell>
          <table:table-cell table:style-name="ce115" table:formula="of:=([.P118]/[.O118])*100" office:value-type="float" office:value="83.3324562368735" calcext:value-type="float">
            <text:p>83.33</text:p>
          </table:table-cell>
          <table:table-cell table:style-name="ce102" table:formula="of:=[.X118]-[.AC118]" office:value-type="float" office:value="41912" calcext:value-type="float">
            <text:p>41912</text:p>
          </table:table-cell>
          <table:table-cell table:style-name="ce123" table:formula="of:=([.R118]/[.P118])*100" office:value-type="float" office:value="24.0619115418179" calcext:value-type="float">
            <text:p>24.06</text:p>
          </table:table-cell>
          <table:table-cell table:style-name="ce115" table:formula="of:=[.Y118]+[.AD118]" office:value-type="float" office:value="84.8711707160244" calcext:value-type="float">
            <text:p>84.8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engottaiyan K A</text:p>
          </table:table-cell>
          <table:table-cell table:style-name="ce108" office:value-type="float" office:value="94872" calcext:value-type="float">
            <text:p>94872</text:p>
          </table:table-cell>
          <table:table-cell table:style-name="ce117" table:formula="of:=([.X118]/[.P118])*100" office:value-type="float" office:value="54.4665411289211" calcext:value-type="float">
            <text:p>54.47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KNMK</text:p>
          </table:table-cell>
          <table:table-cell table:style-name="ce141" office:value-type="string" calcext:value-type="string">
            <text:p>Sivaraj N S</text:p>
          </table:table-cell>
          <table:table-cell table:style-name="ce141" office:value-type="float" office:value="52960" calcext:value-type="float">
            <text:p>52960</text:p>
          </table:table-cell>
          <table:table-cell table:style-name="ce117" table:formula="of:=([.AC118]/[.P118])*100" office:value-type="float" office:value="30.4046295871033" calcext:value-type="float">
            <text:p>30.40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katachalam C S</text:p>
          </table:table-cell>
          <table:table-cell table:style-name="ce196" office:value-type="float" office:value="10095" calcext:value-type="float">
            <text:p>10095</text:p>
          </table:table-cell>
          <table:table-cell table:style-name="ce117" table:formula="of:=([.AH118]/[.P118])*100" office:value-type="float" office:value="5.79559546226978" calcext:value-type="float">
            <text:p>5.80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Sennayyan N</text:p>
          </table:table-cell>
          <table:table-cell table:style-name="ce196" office:value-type="float" office:value="3408" calcext:value-type="float">
            <text:p>3408</text:p>
          </table:table-cell>
          <table:table-cell table:style-name="ce117" table:formula="of:=([.AM118]/[.P118])*100" office:value-type="float" office:value="1.95655169246314" calcext:value-type="float">
            <text:p>1.96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visekaran R</text:p>
          </table:table-cell>
          <table:table-cell table:style-name="ce196" office:value-type="float" office:value="2349" calcext:value-type="float">
            <text:p>2349</text:p>
          </table:table-cell>
          <table:table-cell table:style-name="ce117" table:formula="of:=([.AR118]/[.P118])*100" office:value-type="float" office:value="1.34857392182979" calcext:value-type="float">
            <text:p>1.3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havanisagar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4" office:value-type="float" office:value="199502" calcext:value-type="float">
            <text:p>199502</text:p>
          </table:table-cell>
          <table:table-cell table:style-name="ce104" office:value-type="float" office:value="163511" calcext:value-type="float">
            <text:p>163511</text:p>
          </table:table-cell>
          <table:table-cell table:style-name="ce115" table:formula="of:=([.P119]/[.O119])*100" office:value-type="float" office:value="81.9595793525879" calcext:value-type="float">
            <text:p>81.96</text:p>
          </table:table-cell>
          <table:table-cell table:style-name="ce102" table:formula="of:=[.X119]-[.AC119]" office:value-type="float" office:value="19403" calcext:value-type="float">
            <text:p>19403</text:p>
          </table:table-cell>
          <table:table-cell table:style-name="ce123" table:formula="of:=([.R119]/[.P119])*100" office:value-type="float" office:value="11.8664799310138" calcext:value-type="float">
            <text:p>11.87</text:p>
          </table:table-cell>
          <table:table-cell table:style-name="ce115" table:formula="of:=[.Y119]+[.AD119]" office:value-type="float" office:value="89.5211942927387" calcext:value-type="float">
            <text:p>89.5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Sundaram P L</text:p>
          </table:table-cell>
          <table:table-cell table:style-name="ce108" office:value-type="float" office:value="82890" calcext:value-type="float">
            <text:p>82890</text:p>
          </table:table-cell>
          <table:table-cell table:style-name="ce117" table:formula="of:=([.X119]/[.P119])*100" office:value-type="float" office:value="50.6938371118763" calcext:value-type="float">
            <text:p>50.69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Logeswari R</text:p>
          </table:table-cell>
          <table:table-cell table:style-name="ce141" office:value-type="float" office:value="63487" calcext:value-type="float">
            <text:p>63487</text:p>
          </table:table-cell>
          <table:table-cell table:style-name="ce117" table:formula="of:=([.AC119]/[.P119])*100" office:value-type="float" office:value="38.8273571808625" calcext:value-type="float">
            <text:p>38.83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alaniswami R</text:p>
          </table:table-cell>
          <table:table-cell table:style-name="ce196" office:value-type="float" office:value="4440" calcext:value-type="float">
            <text:p>4440</text:p>
          </table:table-cell>
          <table:table-cell table:style-name="ce117" table:formula="of:=([.AH119]/[.P119])*100" office:value-type="float" office:value="2.71541364189565" calcext:value-type="float">
            <text:p>2.7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Jayaraman J</text:p>
          </table:table-cell>
          <table:table-cell table:style-name="ce196" office:value-type="float" office:value="2848" calcext:value-type="float">
            <text:p>2848</text:p>
          </table:table-cell>
          <table:table-cell table:style-name="ce117" table:formula="of:=([.AM119]/[.P119])*100" office:value-type="float" office:value="1.7417788405673" calcext:value-type="float">
            <text:p>1.74</text:p>
          </table:table-cell>
          <table:table-cell table:style-name="ce108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Arumugam S R</text:p>
          </table:table-cell>
          <table:table-cell table:style-name="ce196" office:value-type="float" office:value="2287" calcext:value-type="float">
            <text:p>2287</text:p>
          </table:table-cell>
          <table:table-cell table:style-name="ce117" table:formula="of:=([.AR119]/[.P119])*100" office:value-type="float" office:value="1.39868265743589" calcext:value-type="float">
            <text:p>1.4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dagamandalam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4" office:value-type="float" office:value="172086" calcext:value-type="float">
            <text:p>172086</text:p>
          </table:table-cell>
          <table:table-cell table:style-name="ce104" office:value-type="float" office:value="122675" calcext:value-type="float">
            <text:p>122675</text:p>
          </table:table-cell>
          <table:table-cell table:style-name="ce115" table:formula="of:=([.P120]/[.O120])*100" office:value-type="float" office:value="71.2870309031531" calcext:value-type="float">
            <text:p>71.29</text:p>
          </table:table-cell>
          <table:table-cell table:style-name="ce102" table:formula="of:=[.X120]-[.AC120]" office:value-type="float" office:value="7545" calcext:value-type="float">
            <text:p>7545</text:p>
          </table:table-cell>
          <table:table-cell table:style-name="ce123" table:formula="of:=([.R120]/[.P120])*100" office:value-type="float" office:value="6.15039739148156" calcext:value-type="float">
            <text:p>6.15</text:p>
          </table:table-cell>
          <table:table-cell table:style-name="ce115" table:formula="of:=[.Y120]+[.AD120]" office:value-type="float" office:value="94.2857142857143" calcext:value-type="float">
            <text:p>94.2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Budhichandhiran M</text:p>
          </table:table-cell>
          <table:table-cell table:style-name="ce108" office:value-type="float" office:value="61605" calcext:value-type="float">
            <text:p>61605</text:p>
          </table:table-cell>
          <table:table-cell table:style-name="ce117" table:formula="of:=([.X120]/[.P120])*100" office:value-type="float" office:value="50.2180558385979" calcext:value-type="float">
            <text:p>50.22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Ganesh R</text:p>
          </table:table-cell>
          <table:table-cell table:style-name="ce141" office:value-type="float" office:value="54060" calcext:value-type="float">
            <text:p>54060</text:p>
          </table:table-cell>
          <table:table-cell table:style-name="ce117" table:formula="of:=([.AC120]/[.P120])*100" office:value-type="float" office:value="44.0676584471164" calcext:value-type="float">
            <text:p>44.07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Kumaran B</text:p>
          </table:table-cell>
          <table:table-cell table:style-name="ce196" office:value-type="float" office:value="2716" calcext:value-type="float">
            <text:p>2716</text:p>
          </table:table-cell>
          <table:table-cell table:style-name="ce117" table:formula="of:=([.AH120]/[.P120])*100" office:value-type="float" office:value="2.21398002853067" calcext:value-type="float">
            <text:p>2.2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elvaraj D</text:p>
          </table:table-cell>
          <table:table-cell table:style-name="ce196" office:value-type="float" office:value="1743" calcext:value-type="float">
            <text:p>1743</text:p>
          </table:table-cell>
          <table:table-cell table:style-name="ce117" table:formula="of:=([.AM120]/[.P120])*100" office:value-type="float" office:value="1.42082738944365" calcext:value-type="float">
            <text:p>1.4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Inthira Raj J</text:p>
          </table:table-cell>
          <table:table-cell table:style-name="ce196" office:value-type="float" office:value="590" calcext:value-type="float">
            <text:p>590</text:p>
          </table:table-cell>
          <table:table-cell table:style-name="ce117" table:formula="of:=([.AR120]/[.P120])*100" office:value-type="float" office:value="0.480945587935602" calcext:value-type="float">
            <text:p>0.48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udalur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oot</text:p>
          </table:table-cell>
          <table:table-cell table:number-columns-repeated="6" office:value-type="string" calcext:value-type="string">
            <text:p>No</text:p>
          </table:table-cell>
          <table:table-cell table:style-name="ce104" office:value-type="float" office:value="159402" calcext:value-type="float">
            <text:p>159402</text:p>
          </table:table-cell>
          <table:table-cell table:style-name="ce104" office:value-type="float" office:value="113985" calcext:value-type="float">
            <text:p>113985</text:p>
          </table:table-cell>
          <table:table-cell table:style-name="ce115" table:formula="of:=([.P121]/[.O121])*100" office:value-type="float" office:value="71.5078857228893" calcext:value-type="float">
            <text:p>71.51</text:p>
          </table:table-cell>
          <table:table-cell table:style-name="ce102" table:formula="of:=[.X121]-[.AC121]" office:value-type="float" office:value="27374" calcext:value-type="float">
            <text:p>27374</text:p>
          </table:table-cell>
          <table:table-cell table:style-name="ce123" table:formula="of:=([.R121]/[.P121])*100" office:value-type="float" office:value="24.0154406281528" calcext:value-type="float">
            <text:p>24.02</text:p>
          </table:table-cell>
          <table:table-cell table:style-name="ce115" table:formula="of:=[.Y121]+[.AD121]" office:value-type="float" office:value="93.3175417818134" calcext:value-type="float">
            <text:p>93.32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hiraividamani M</text:p>
          </table:table-cell>
          <table:table-cell table:style-name="ce108" office:value-type="float" office:value="66871" calcext:value-type="float">
            <text:p>66871</text:p>
          </table:table-cell>
          <table:table-cell table:style-name="ce117" table:formula="of:=([.X121]/[.P121])*100" office:value-type="float" office:value="58.6664912049831" calcext:value-type="float">
            <text:p>58.67</text:p>
          </table:table-cell>
          <table:table-cell table:style-name="ce108" office:value-type="string" calcext:value-type="string">
            <text:p>AIADMK+</text:p>
          </table:table-cell>
          <table:table-cell table:style-name="ce141" office:value-type="string" calcext:value-type="string">
            <text:p>DMDK</text:p>
          </table:table-cell>
          <table:table-cell table:style-name="ce141" office:value-type="string" calcext:value-type="string">
            <text:p>Selvaraj S</text:p>
          </table:table-cell>
          <table:table-cell table:style-name="ce141" office:value-type="float" office:value="39497" calcext:value-type="float">
            <text:p>39497</text:p>
          </table:table-cell>
          <table:table-cell table:style-name="ce117" table:formula="of:=([.AC121]/[.P121])*100" office:value-type="float" office:value="34.6510505768303" calcext:value-type="float">
            <text:p>34.65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Anbarasan D</text:p>
          </table:table-cell>
          <table:table-cell table:style-name="ce196" office:value-type="float" office:value="3741" calcext:value-type="float">
            <text:p>3741</text:p>
          </table:table-cell>
          <table:table-cell table:style-name="ce117" table:formula="of:=([.AH121]/[.P121])*100" office:value-type="float" office:value="3.28201079089354" calcext:value-type="float">
            <text:p>3.28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iswanathan S</text:p>
          </table:table-cell>
          <table:table-cell table:style-name="ce196" office:value-type="float" office:value="2288" calcext:value-type="float">
            <text:p>2288</text:p>
          </table:table-cell>
          <table:table-cell table:style-name="ce117" table:formula="of:=([.AM121]/[.P121])*100" office:value-type="float" office:value="2.00728165986753" calcext:value-type="float">
            <text:p>2.0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enthilkumar K</text:p>
          </table:table-cell>
          <table:table-cell table:style-name="ce196" office:value-type="float" office:value="1588" calcext:value-type="float">
            <text:p>1588</text:p>
          </table:table-cell>
          <table:table-cell table:style-name="ce117" table:formula="of:=([.AR121]/[.P121])*100" office:value-type="float" office:value="1.39316576742554" calcext:value-type="float">
            <text:p>1.39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onoor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Mountain Kongudam</text:p>
          </table:table-cell>
          <table:table-cell office:value-type="string" calcext:value-type="string">
            <text:p>Town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4" office:value-type="float" office:value="165620" calcext:value-type="float">
            <text:p>165620</text:p>
          </table:table-cell>
          <table:table-cell table:style-name="ce104" office:value-type="float" office:value="121015" calcext:value-type="float">
            <text:p>121015</text:p>
          </table:table-cell>
          <table:table-cell table:style-name="ce115" table:formula="of:=([.P122]/[.O122])*100" office:value-type="float" office:value="73.0678661997343" calcext:value-type="float">
            <text:p>73.07</text:p>
          </table:table-cell>
          <table:table-cell table:style-name="ce102" table:formula="of:=[.X122]-[.AC122]" office:value-type="float" office:value="9292" calcext:value-type="float">
            <text:p>9292</text:p>
          </table:table-cell>
          <table:table-cell table:style-name="ce123" table:formula="of:=([.R122]/[.P122])*100" office:value-type="float" office:value="7.67838697682106" calcext:value-type="float">
            <text:p>7.68</text:p>
          </table:table-cell>
          <table:table-cell table:style-name="ce115" table:formula="of:=[.Y122]+[.AD122]" office:value-type="float" office:value="93.6346733875966" calcext:value-type="float">
            <text:p>93.63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amachandran K</text:p>
          </table:table-cell>
          <table:table-cell table:style-name="ce108" office:value-type="float" office:value="61302" calcext:value-type="float">
            <text:p>61302</text:p>
          </table:table-cell>
          <table:table-cell table:style-name="ce117" table:formula="of:=([.X122]/[.P122])*100" office:value-type="float" office:value="50.6565301822088" calcext:value-type="float">
            <text:p>50.66</text:p>
          </table:table-cell>
          <table:table-cell table:style-name="ce108" office:value-type="string" calcext:value-type="string">
            <text:p>AIADMK+</text:p>
          </table:table-cell>
          <table:table-cell table:style-name="ce141" office:value-type="string" calcext:value-type="string">
            <text:p>CPI</text:p>
          </table:table-cell>
          <table:table-cell table:style-name="ce141" office:value-type="string" calcext:value-type="string">
            <text:p>Bellie A</text:p>
          </table:table-cell>
          <table:table-cell table:style-name="ce141" office:value-type="float" office:value="52010" calcext:value-type="float">
            <text:p>52010</text:p>
          </table:table-cell>
          <table:table-cell table:style-name="ce117" table:formula="of:=([.AC122]/[.P122])*100" office:value-type="float" office:value="42.9781432053878" calcext:value-type="float">
            <text:p>42.98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Alwas M</text:p>
          </table:table-cell>
          <table:table-cell table:style-name="ce196" office:value-type="float" office:value="3040" calcext:value-type="float">
            <text:p>3040</text:p>
          </table:table-cell>
          <table:table-cell table:style-name="ce117" table:formula="of:=([.AH122]/[.P122])*100" office:value-type="float" office:value="2.51208527868446" calcext:value-type="float">
            <text:p>2.5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Abdul Wahab</text:p>
          </table:table-cell>
          <table:table-cell table:style-name="ce196" office:value-type="float" office:value="1231" calcext:value-type="float">
            <text:p>1231</text:p>
          </table:table-cell>
          <table:table-cell table:style-name="ce117" table:formula="of:=([.AM122]/[.P122])*100" office:value-type="float" office:value="1.01722926909887" calcext:value-type="float">
            <text:p>1.0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Jothilingam R</text:p>
          </table:table-cell>
          <table:table-cell table:style-name="ce196" office:value-type="float" office:value="871" calcext:value-type="float">
            <text:p>871</text:p>
          </table:table-cell>
          <table:table-cell table:style-name="ce117" table:formula="of:=([.AR122]/[.P122])*100" office:value-type="float" office:value="0.719745486096765" calcext:value-type="float">
            <text:p>0.7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ettupalayam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11799" calcext:value-type="float">
            <text:p>211799</text:p>
          </table:table-cell>
          <table:table-cell table:style-name="ce104" office:value-type="float" office:value="171836" calcext:value-type="float">
            <text:p>171836</text:p>
          </table:table-cell>
          <table:table-cell table:style-name="ce115" table:formula="of:=([.P123]/[.O123])*100" office:value-type="float" office:value="81.1316389595796" calcext:value-type="float">
            <text:p>81.13</text:p>
          </table:table-cell>
          <table:table-cell table:style-name="ce102" table:formula="of:=[.X123]-[.AC123]" office:value-type="float" office:value="25775" calcext:value-type="float">
            <text:p>25775</text:p>
          </table:table-cell>
          <table:table-cell table:style-name="ce123" table:formula="of:=([.R123]/[.P123])*100" office:value-type="float" office:value="14.9997672199074" calcext:value-type="float">
            <text:p>15.00</text:p>
          </table:table-cell>
          <table:table-cell table:style-name="ce115" table:formula="of:=[.Y123]+[.AD123]" office:value-type="float" office:value="94.0577061849671" calcext:value-type="float">
            <text:p>94.0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Chinnaraj O K</text:p>
          </table:table-cell>
          <table:table-cell table:style-name="ce108" office:value-type="float" office:value="93700" calcext:value-type="float">
            <text:p>93700</text:p>
          </table:table-cell>
          <table:table-cell table:style-name="ce117" table:formula="of:=([.X123]/[.P123])*100" office:value-type="float" office:value="54.5287367024372" calcext:value-type="float">
            <text:p>54.53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Arunkumar B</text:p>
          </table:table-cell>
          <table:table-cell table:style-name="ce141" office:value-type="float" office:value="67925" calcext:value-type="float">
            <text:p>67925</text:p>
          </table:table-cell>
          <table:table-cell table:style-name="ce117" table:formula="of:=([.AC123]/[.P123])*100" office:value-type="float" office:value="39.5289694825299" calcext:value-type="float">
            <text:p>39.53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Nandhakumar K R</text:p>
          </table:table-cell>
          <table:table-cell table:style-name="ce196" office:value-type="float" office:value="5647" calcext:value-type="float">
            <text:p>5647</text:p>
          </table:table-cell>
          <table:table-cell table:style-name="ce117" table:formula="of:=([.AH123]/[.P123])*100" office:value-type="float" office:value="3.28627295793664" calcext:value-type="float">
            <text:p>3.2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CPI(ML)(L)</text:p>
          </table:table-cell>
          <table:table-cell table:style-name="ce196" office:value-type="string" calcext:value-type="string">
            <text:p>Janaki Raman R</text:p>
          </table:table-cell>
          <table:table-cell table:style-name="ce196" office:value-type="float" office:value="1433" calcext:value-type="float">
            <text:p>1433</text:p>
          </table:table-cell>
          <table:table-cell table:style-name="ce117" table:formula="of:=([.AM123]/[.P123])*100" office:value-type="float" office:value="0.833934681906003" calcext:value-type="float">
            <text:p>0.8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vichandran B</text:p>
          </table:table-cell>
          <table:table-cell table:style-name="ce196" office:value-type="float" office:value="1382" calcext:value-type="float">
            <text:p>1382</text:p>
          </table:table-cell>
          <table:table-cell table:style-name="ce117" table:formula="of:=([.AR123]/[.P123])*100" office:value-type="float" office:value="0.804255220093578" calcext:value-type="float">
            <text:p>0.8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vanashi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192750" calcext:value-type="float">
            <text:p>192750</text:p>
          </table:table-cell>
          <table:table-cell table:style-name="ce104" office:value-type="float" office:value="154654" calcext:value-type="float">
            <text:p>154654</text:p>
          </table:table-cell>
          <table:table-cell table:style-name="ce115" table:formula="of:=([.P124]/[.O124])*100" office:value-type="float" office:value="80.2355382619974" calcext:value-type="float">
            <text:p>80.24</text:p>
          </table:table-cell>
          <table:table-cell table:style-name="ce102" table:formula="of:=[.X124]-[.AC124]" office:value-type="float" office:value="61411" calcext:value-type="float">
            <text:p>61411</text:p>
          </table:table-cell>
          <table:table-cell table:style-name="ce123" table:formula="of:=([.R124]/[.P124])*100" office:value-type="float" office:value="39.7086399317186" calcext:value-type="float">
            <text:p>39.71</text:p>
          </table:table-cell>
          <table:table-cell table:style-name="ce115" table:formula="of:=[.Y124]+[.AD124]" office:value-type="float" office:value="93.4945103262767" calcext:value-type="float">
            <text:p>93.4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ruppasamy M A</text:p>
          </table:table-cell>
          <table:table-cell table:style-name="ce108" office:value-type="float" office:value="103002" calcext:value-type="float">
            <text:p>103002</text:p>
          </table:table-cell>
          <table:table-cell table:style-name="ce117" table:formula="of:=([.X124]/[.P124])*100" office:value-type="float" office:value="66.6015751289976" calcext:value-type="float">
            <text:p>66.60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Natarajan A R</text:p>
          </table:table-cell>
          <table:table-cell table:style-name="ce141" office:value-type="float" office:value="41591" calcext:value-type="float">
            <text:p>41591</text:p>
          </table:table-cell>
          <table:table-cell table:style-name="ce117" table:formula="of:=([.AC124]/[.P124])*100" office:value-type="float" office:value="26.8929351972791" calcext:value-type="float">
            <text:p>26.89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Rangasamy R</text:p>
          </table:table-cell>
          <table:table-cell table:style-name="ce196" office:value-type="float" office:value="5405" calcext:value-type="float">
            <text:p>5405</text:p>
          </table:table-cell>
          <table:table-cell table:style-name="ce117" table:formula="of:=([.AH124]/[.P124])*100" office:value-type="float" office:value="3.49489828908402" calcext:value-type="float">
            <text:p>3.4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Jaya V</text:p>
          </table:table-cell>
          <table:table-cell table:style-name="ce196" office:value-type="float" office:value="2798" calcext:value-type="float">
            <text:p>2798</text:p>
          </table:table-cell>
          <table:table-cell table:style-name="ce117" table:formula="of:=([.AM124]/[.P124])*100" office:value-type="float" office:value="1.80919989137041" calcext:value-type="float">
            <text:p>1.8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oorthy R</text:p>
          </table:table-cell>
          <table:table-cell table:style-name="ce196" office:value-type="float" office:value="1858" calcext:value-type="float">
            <text:p>1858</text:p>
          </table:table-cell>
          <table:table-cell table:style-name="ce117" table:formula="of:=([.AR124]/[.P124])*100" office:value-type="float" office:value="1.20139149326885" calcext:value-type="float">
            <text:p>1.2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iruppur North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16324" calcext:value-type="float">
            <text:p>216324</text:p>
          </table:table-cell>
          <table:table-cell table:style-name="ce104" office:value-type="float" office:value="160907" calcext:value-type="float">
            <text:p>160907</text:p>
          </table:table-cell>
          <table:table-cell table:style-name="ce115" table:formula="of:=([.P125]/[.O125])*100" office:value-type="float" office:value="74.382407869677" calcext:value-type="float">
            <text:p>74.38</text:p>
          </table:table-cell>
          <table:table-cell table:style-name="ce102" table:formula="of:=[.X125]-[.AC125]" office:value-type="float" office:value="73271" calcext:value-type="float">
            <text:p>73271</text:p>
          </table:table-cell>
          <table:table-cell table:style-name="ce123" table:formula="of:=([.R125]/[.P125])*100" office:value-type="float" office:value="45.5362414313858" calcext:value-type="float">
            <text:p>45.54</text:p>
          </table:table-cell>
          <table:table-cell table:style-name="ce115" table:formula="of:=[.Y125]+[.AD125]" office:value-type="float" office:value="95.7130516385241" calcext:value-type="float">
            <text:p>95.7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nandan M S M</text:p>
          </table:table-cell>
          <table:table-cell table:style-name="ce108" office:value-type="float" office:value="113640" calcext:value-type="float">
            <text:p>113640</text:p>
          </table:table-cell>
          <table:table-cell table:style-name="ce117" table:formula="of:=([.X125]/[.P125])*100" office:value-type="float" office:value="70.624646534955" calcext:value-type="float">
            <text:p>70.62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Govindasamy C</text:p>
          </table:table-cell>
          <table:table-cell table:style-name="ce141" office:value-type="float" office:value="40369" calcext:value-type="float">
            <text:p>40369</text:p>
          </table:table-cell>
          <table:table-cell table:style-name="ce117" table:formula="of:=([.AC125]/[.P125])*100" office:value-type="float" office:value="25.0884051035691" calcext:value-type="float">
            <text:p>25.09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arthiban A</text:p>
          </table:table-cell>
          <table:table-cell table:style-name="ce196" office:value-type="float" office:value="3009" calcext:value-type="float">
            <text:p>3009</text:p>
          </table:table-cell>
          <table:table-cell table:style-name="ce117" table:formula="of:=([.AH125]/[.P125])*100" office:value-type="float" office:value="1.87002429975079" calcext:value-type="float">
            <text:p>1.87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Krishnasamy P</text:p>
          </table:table-cell>
          <table:table-cell table:style-name="ce196" office:value-type="float" office:value="1595" calcext:value-type="float">
            <text:p>1595</text:p>
          </table:table-cell>
          <table:table-cell table:style-name="ce117" table:formula="of:=([.AM125]/[.P125])*100" office:value-type="float" office:value="0.991255818578434" calcext:value-type="float">
            <text:p>0.99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urugesan D</text:p>
          </table:table-cell>
          <table:table-cell table:style-name="ce196" office:value-type="float" office:value="847" calcext:value-type="float">
            <text:p>847</text:p>
          </table:table-cell>
          <table:table-cell table:style-name="ce117" table:formula="of:=([.AR125]/[.P125])*100" office:value-type="float" office:value="0.526391020900272" calcext:value-type="float">
            <text:p>0.5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iruppur South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167927" calcext:value-type="float">
            <text:p>167927</text:p>
          </table:table-cell>
          <table:table-cell table:style-name="ce104" office:value-type="float" office:value="122375" calcext:value-type="float">
            <text:p>122375</text:p>
          </table:table-cell>
          <table:table-cell table:style-name="ce115" table:formula="of:=([.P126]/[.O126])*100" office:value-type="float" office:value="72.8739273612939" calcext:value-type="float">
            <text:p>72.87</text:p>
          </table:table-cell>
          <table:table-cell table:style-name="ce102" table:formula="of:=[.X126]-[.AC126]" office:value-type="float" office:value="38303" calcext:value-type="float">
            <text:p>38303</text:p>
          </table:table-cell>
          <table:table-cell table:style-name="ce123" table:formula="of:=([.R126]/[.P126])*100" office:value-type="float" office:value="31.2996935648621" calcext:value-type="float">
            <text:p>31.30</text:p>
          </table:table-cell>
          <table:table-cell table:style-name="ce115" table:formula="of:=[.Y126]+[.AD126]" office:value-type="float" office:value="91.9673135852911" calcext:value-type="float">
            <text:p>91.9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Thangavel K</text:p>
          </table:table-cell>
          <table:table-cell table:style-name="ce108" office:value-type="float" office:value="75424" calcext:value-type="float">
            <text:p>75424</text:p>
          </table:table-cell>
          <table:table-cell table:style-name="ce117" table:formula="of:=([.X126]/[.P126])*100" office:value-type="float" office:value="61.6335035750766" calcext:value-type="float">
            <text:p>61.63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Senthilkumar K</text:p>
          </table:table-cell>
          <table:table-cell table:style-name="ce141" office:value-type="float" office:value="37121" calcext:value-type="float">
            <text:p>37121</text:p>
          </table:table-cell>
          <table:table-cell table:style-name="ce117" table:formula="of:=([.AC126]/[.P126])*100" office:value-type="float" office:value="30.3338100102145" calcext:value-type="float">
            <text:p>30.33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ointmani N</text:p>
          </table:table-cell>
          <table:table-cell table:style-name="ce196" office:value-type="float" office:value="4397" calcext:value-type="float">
            <text:p>4397</text:p>
          </table:table-cell>
          <table:table-cell table:style-name="ce117" table:formula="of:=([.AH126]/[.P126])*100" office:value-type="float" office:value="3.59305413687436" calcext:value-type="float">
            <text:p>3.59</text:p>
          </table:table-cell>
          <table:table-cell table:number-columns-repeated="2" table:style-name="ce196" office:value-type="string" calcext:value-type="string">
            <text:p>SDPI</text:p>
          </table:table-cell>
          <table:table-cell table:style-name="ce196" office:value-type="string" calcext:value-type="string">
            <text:p>Mohmedamanulla M</text:p>
          </table:table-cell>
          <table:table-cell table:style-name="ce196" office:value-type="float" office:value="2645" calcext:value-type="float">
            <text:p>2645</text:p>
          </table:table-cell>
          <table:table-cell table:style-name="ce117" table:formula="of:=([.AM126]/[.P126])*100" office:value-type="float" office:value="2.16138917262513" calcext:value-type="float">
            <text:p>2.16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Maswooth L M</text:p>
          </table:table-cell>
          <table:table-cell table:style-name="ce196" office:value-type="float" office:value="944" calcext:value-type="float">
            <text:p>944</text:p>
          </table:table-cell>
          <table:table-cell table:style-name="ce117" table:formula="of:=([.AR126]/[.P126])*100" office:value-type="float" office:value="0.771399387129724" calcext:value-type="float">
            <text:p>0.77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llad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28611" calcext:value-type="float">
            <text:p>228611</text:p>
          </table:table-cell>
          <table:table-cell table:style-name="ce104" office:value-type="float" office:value="176910" calcext:value-type="float">
            <text:p>176910</text:p>
          </table:table-cell>
          <table:table-cell table:style-name="ce115" table:formula="of:=([.P127]/[.O127])*100" office:value-type="float" office:value="77.384727769005" calcext:value-type="float">
            <text:p>77.38</text:p>
          </table:table-cell>
          <table:table-cell table:style-name="ce102" table:formula="of:=[.X127]-[.AC127]" office:value-type="float" office:value="69776" calcext:value-type="float">
            <text:p>69776</text:p>
          </table:table-cell>
          <table:table-cell table:style-name="ce123" table:formula="of:=([.R127]/[.P127])*100" office:value-type="float" office:value="39.4415239387259" calcext:value-type="float">
            <text:p>39.44</text:p>
          </table:table-cell>
          <table:table-cell table:style-name="ce115" table:formula="of:=[.Y127]+[.AD127]" office:value-type="float" office:value="94.1179130631394" calcext:value-type="float">
            <text:p>94.1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ramasivam K P</text:p>
          </table:table-cell>
          <table:table-cell table:style-name="ce108" office:value-type="float" office:value="118140" calcext:value-type="float">
            <text:p>118140</text:p>
          </table:table-cell>
          <table:table-cell table:style-name="ce117" table:formula="of:=([.X127]/[.P127])*100" office:value-type="float" office:value="66.7797185009327" calcext:value-type="float">
            <text:p>66.78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KNMK</text:p>
          </table:table-cell>
          <table:table-cell table:style-name="ce141" office:value-type="string" calcext:value-type="string">
            <text:p>Balasubramanian K</text:p>
          </table:table-cell>
          <table:table-cell table:style-name="ce141" office:value-type="float" office:value="48364" calcext:value-type="float">
            <text:p>48364</text:p>
          </table:table-cell>
          <table:table-cell table:style-name="ce117" table:formula="of:=([.AC127]/[.P127])*100" office:value-type="float" office:value="27.3381945622068" calcext:value-type="float">
            <text:p>27.34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Shanmuuga Sundaram M</text:p>
          </table:table-cell>
          <table:table-cell table:style-name="ce196" office:value-type="float" office:value="4423" calcext:value-type="float">
            <text:p>4423</text:p>
          </table:table-cell>
          <table:table-cell table:style-name="ce117" table:formula="of:=([.AH127]/[.P127])*100" office:value-type="float" office:value="2.50014131479283" calcext:value-type="float">
            <text:p>2.50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Annadurai A</text:p>
          </table:table-cell>
          <table:table-cell table:style-name="ce196" office:value-type="float" office:value="2693" calcext:value-type="float">
            <text:p>2693</text:p>
          </table:table-cell>
          <table:table-cell table:style-name="ce117" table:formula="of:=([.AM127]/[.P127])*100" office:value-type="float" office:value="1.52224294839184" calcext:value-type="float">
            <text:p>1.5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Annadurai R</text:p>
          </table:table-cell>
          <table:table-cell table:style-name="ce196" office:value-type="float" office:value="1819" calcext:value-type="float">
            <text:p>1819</text:p>
          </table:table-cell>
          <table:table-cell table:style-name="ce117" table:formula="of:=([.AR127]/[.P127])*100" office:value-type="float" office:value="1.02820643264937" calcext:value-type="float">
            <text:p>1.0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ul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211574" calcext:value-type="float">
            <text:p>211574</text:p>
          </table:table-cell>
          <table:table-cell table:style-name="ce104" office:value-type="float" office:value="169588" calcext:value-type="float">
            <text:p>169588</text:p>
          </table:table-cell>
          <table:table-cell table:style-name="ce115" table:formula="of:=([.P128]/[.O128])*100" office:value-type="float" office:value="80.1554066189607" calcext:value-type="float">
            <text:p>80.16</text:p>
          </table:table-cell>
          <table:table-cell table:style-name="ce102" table:formula="of:=[.X128]-[.AC128]" office:value-type="float" office:value="29532" calcext:value-type="float">
            <text:p>29532</text:p>
          </table:table-cell>
          <table:table-cell table:style-name="ce123" table:formula="of:=([.R128]/[.P128])*100" office:value-type="float" office:value="17.4139679694318" calcext:value-type="float">
            <text:p>17.41</text:p>
          </table:table-cell>
          <table:table-cell table:style-name="ce115" table:formula="of:=[.Y128]+[.AD128]" office:value-type="float" office:value="87.1689034601505" calcext:value-type="float">
            <text:p>87.1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Thinakaran K</text:p>
          </table:table-cell>
          <table:table-cell table:style-name="ce108" office:value-type="float" office:value="88680" calcext:value-type="float">
            <text:p>88680</text:p>
          </table:table-cell>
          <table:table-cell table:style-name="ce117" table:formula="of:=([.X128]/[.P128])*100" office:value-type="float" office:value="52.2914357147912" calcext:value-type="float">
            <text:p>52.29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KNMK</text:p>
          </table:table-cell>
          <table:table-cell table:style-name="ce141" office:value-type="string" calcext:value-type="string">
            <text:p>Eswaran E R</text:p>
          </table:table-cell>
          <table:table-cell table:style-name="ce141" office:value-type="float" office:value="59148" calcext:value-type="float">
            <text:p>59148</text:p>
          </table:table-cell>
          <table:table-cell table:style-name="ce117" table:formula="of:=([.AC128]/[.P128])*100" office:value-type="float" office:value="34.8774677453593" calcext:value-type="float">
            <text:p>34.88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Dhinakaran K</text:p>
          </table:table-cell>
          <table:table-cell table:style-name="ce196" office:value-type="float" office:value="7285" calcext:value-type="float">
            <text:p>7285</text:p>
          </table:table-cell>
          <table:table-cell table:style-name="ce117" table:formula="of:=([.AH128]/[.P128])*100" office:value-type="float" office:value="4.29570488477958" calcext:value-type="float">
            <text:p>4.30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Senthilkumar K</text:p>
          </table:table-cell>
          <table:table-cell table:style-name="ce196" office:value-type="float" office:value="4353" calcext:value-type="float">
            <text:p>4353</text:p>
          </table:table-cell>
          <table:table-cell table:style-name="ce117" table:formula="of:=([.AM128]/[.P128])*100" office:value-type="float" office:value="2.56680897233295" calcext:value-type="float">
            <text:p>2.57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Karthikeyan Pon</text:p>
          </table:table-cell>
          <table:table-cell table:style-name="ce196" office:value-type="float" office:value="3053" calcext:value-type="float">
            <text:p>3053</text:p>
          </table:table-cell>
          <table:table-cell table:style-name="ce117" table:formula="of:=([.AR128]/[.P128])*100" office:value-type="float" office:value="1.80024530037503" calcext:value-type="float">
            <text:p>1.8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vundampalayam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94632" calcext:value-type="float">
            <text:p>294632</text:p>
          </table:table-cell>
          <table:table-cell table:style-name="ce104" office:value-type="float" office:value="216785" calcext:value-type="float">
            <text:p>216785</text:p>
          </table:table-cell>
          <table:table-cell table:style-name="ce115" table:formula="of:=([.P129]/[.O129])*100" office:value-type="float" office:value="73.5782263976758" calcext:value-type="float">
            <text:p>73.58</text:p>
          </table:table-cell>
          <table:table-cell table:style-name="ce102" table:formula="of:=[.X129]-[.AC129]" office:value-type="float" office:value="69260" calcext:value-type="float">
            <text:p>69260</text:p>
          </table:table-cell>
          <table:table-cell table:style-name="ce123" table:formula="of:=([.R129]/[.P129])*100" office:value-type="float" office:value="31.9487049380723" calcext:value-type="float">
            <text:p>31.95</text:p>
          </table:table-cell>
          <table:table-cell table:style-name="ce115" table:formula="of:=[.Y129]+[.AD129]" office:value-type="float" office:value="94.4973130059737" calcext:value-type="float">
            <text:p>94.5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rukutty V C</text:p>
          </table:table-cell>
          <table:table-cell table:style-name="ce108" office:value-type="float" office:value="137058" calcext:value-type="float">
            <text:p>137058</text:p>
          </table:table-cell>
          <table:table-cell table:style-name="ce117" table:formula="of:=([.X129]/[.P129])*100" office:value-type="float" office:value="63.223008972023" calcext:value-type="float">
            <text:p>63.22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Subramanian T P</text:p>
          </table:table-cell>
          <table:table-cell table:style-name="ce141" office:value-type="float" office:value="67798" calcext:value-type="float">
            <text:p>67798</text:p>
          </table:table-cell>
          <table:table-cell table:style-name="ce117" table:formula="of:=([.AC129]/[.P129])*100" office:value-type="float" office:value="31.2743040339507" calcext:value-type="float">
            <text:p>31.27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Nandakumar R</text:p>
          </table:table-cell>
          <table:table-cell table:style-name="ce196" office:value-type="float" office:value="6175" calcext:value-type="float">
            <text:p>6175</text:p>
          </table:table-cell>
          <table:table-cell table:style-name="ce117" table:formula="of:=([.AH129]/[.P129])*100" office:value-type="float" office:value="2.84844431118389" calcext:value-type="float">
            <text:p>2.8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Ganesan D</text:p>
          </table:table-cell>
          <table:table-cell table:style-name="ce196" office:value-type="float" office:value="1749" calcext:value-type="float">
            <text:p>1749</text:p>
          </table:table-cell>
          <table:table-cell table:style-name="ce117" table:formula="of:=([.AM129]/[.P129])*100" office:value-type="float" office:value="0.806790137694029" calcext:value-type="float">
            <text:p>0.8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asanthakumar D</text:p>
          </table:table-cell>
          <table:table-cell table:style-name="ce196" office:value-type="float" office:value="1436" calcext:value-type="float">
            <text:p>1436</text:p>
          </table:table-cell>
          <table:table-cell table:style-name="ce117" table:formula="of:=([.AR129]/[.P129])*100" office:value-type="float" office:value="0.662407454390295" calcext:value-type="float">
            <text:p>0.6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imbatore North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21863" calcext:value-type="float">
            <text:p>221863</text:p>
          </table:table-cell>
          <table:table-cell table:style-name="ce104" office:value-type="float" office:value="155282" calcext:value-type="float">
            <text:p>155282</text:p>
          </table:table-cell>
          <table:table-cell table:style-name="ce115" table:formula="of:=([.P130]/[.O130])*100" office:value-type="float" office:value="69.9900388978784" calcext:value-type="float">
            <text:p>69.99</text:p>
          </table:table-cell>
          <table:table-cell table:style-name="ce102" table:formula="of:=[.X130]-[.AC130]" office:value-type="float" office:value="40098" calcext:value-type="float">
            <text:p>40098</text:p>
          </table:table-cell>
          <table:table-cell table:style-name="ce123" table:formula="of:=([.R130]/[.P130])*100" office:value-type="float" office:value="25.8226967710359" calcext:value-type="float">
            <text:p>25.82</text:p>
          </table:table-cell>
          <table:table-cell table:style-name="ce115" table:formula="of:=[.Y130]+[.AD130]" office:value-type="float" office:value="94.3148594170606" calcext:value-type="float">
            <text:p>94.3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alaravan T</text:p>
          </table:table-cell>
          <table:table-cell table:style-name="ce108" office:value-type="float" office:value="93276" calcext:value-type="float">
            <text:p>93276</text:p>
          </table:table-cell>
          <table:table-cell table:style-name="ce117" table:formula="of:=([.X130]/[.P130])*100" office:value-type="float" office:value="60.0687780940483" calcext:value-type="float">
            <text:p>60.07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Veeragopal M</text:p>
          </table:table-cell>
          <table:table-cell table:style-name="ce141" office:value-type="float" office:value="53178" calcext:value-type="float">
            <text:p>53178</text:p>
          </table:table-cell>
          <table:table-cell table:style-name="ce117" table:formula="of:=([.AC130]/[.P130])*100" office:value-type="float" office:value="34.2460813230123" calcext:value-type="float">
            <text:p>34.25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Subbian G M</text:p>
          </table:table-cell>
          <table:table-cell table:style-name="ce196" office:value-type="float" office:value="4910" calcext:value-type="float">
            <text:p>4910</text:p>
          </table:table-cell>
          <table:table-cell table:style-name="ce117" table:formula="of:=([.AH130]/[.P130])*100" office:value-type="float" office:value="3.16198915521438" calcext:value-type="float">
            <text:p>3.16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LSP</text:p>
          </table:table-cell>
          <table:table-cell table:style-name="ce196" office:value-type="string" calcext:value-type="string">
            <text:p>Durairaj K</text:p>
          </table:table-cell>
          <table:table-cell table:style-name="ce196" office:value-type="float" office:value="1887" calcext:value-type="float">
            <text:p>1887</text:p>
          </table:table-cell>
          <table:table-cell table:style-name="ce117" table:formula="of:=([.AM130]/[.P130])*100" office:value-type="float" office:value="1.21520845944797" calcext:value-type="float">
            <text:p>1.2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UMK</text:p>
          </table:table-cell>
          <table:table-cell table:style-name="ce196" office:value-type="string" calcext:value-type="string">
            <text:p>Sathish Kumar T</text:p>
          </table:table-cell>
          <table:table-cell table:style-name="ce196" office:value-type="float" office:value="975" calcext:value-type="float">
            <text:p>975</text:p>
          </table:table-cell>
          <table:table-cell table:style-name="ce117" table:formula="of:=([.AR130]/[.P130])*100" office:value-type="float" office:value="0.627889903530351" calcext:value-type="float">
            <text:p>0.6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ondamuth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13185" calcext:value-type="float">
            <text:p>213185</text:p>
          </table:table-cell>
          <table:table-cell table:style-name="ce104" office:value-type="float" office:value="160248" calcext:value-type="float">
            <text:p>160248</text:p>
          </table:table-cell>
          <table:table-cell table:style-name="ce115" table:formula="of:=([.P131]/[.O131])*100" office:value-type="float" office:value="75.168515608509" calcext:value-type="float">
            <text:p>75.17</text:p>
          </table:table-cell>
          <table:table-cell table:style-name="ce102" table:formula="of:=[.X131]-[.AC131]" office:value-type="float" office:value="53203" calcext:value-type="float">
            <text:p>53203</text:p>
          </table:table-cell>
          <table:table-cell table:style-name="ce123" table:formula="of:=([.R131]/[.P131])*100" office:value-type="float" office:value="33.2004143577455" calcext:value-type="float">
            <text:p>33.20</text:p>
          </table:table-cell>
          <table:table-cell table:style-name="ce115" table:formula="of:=[.Y131]+[.AD131]" office:value-type="float" office:value="91.4638560231641" calcext:value-type="float">
            <text:p>91.4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elumani S P</text:p>
          </table:table-cell>
          <table:table-cell table:style-name="ce108" office:value-type="float" office:value="99886" calcext:value-type="float">
            <text:p>99886</text:p>
          </table:table-cell>
          <table:table-cell table:style-name="ce117" table:formula="of:=([.X131]/[.P131])*100" office:value-type="float" office:value="62.3321351904548" calcext:value-type="float">
            <text:p>62.33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Kandaswamy M N</text:p>
          </table:table-cell>
          <table:table-cell table:style-name="ce141" office:value-type="float" office:value="46683" calcext:value-type="float">
            <text:p>46683</text:p>
          </table:table-cell>
          <table:table-cell table:style-name="ce117" table:formula="of:=([.AC131]/[.P131])*100" office:value-type="float" office:value="29.1317208327093" calcext:value-type="float">
            <text:p>29.13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Shridhar Murthy A</text:p>
          </table:table-cell>
          <table:table-cell table:style-name="ce196" office:value-type="float" office:value="5581" calcext:value-type="float">
            <text:p>5581</text:p>
          </table:table-cell>
          <table:table-cell table:style-name="ce117" table:formula="of:=([.AH131]/[.P131])*100" office:value-type="float" office:value="3.48272677350107" calcext:value-type="float">
            <text:p>3.48</text:p>
          </table:table-cell>
          <table:table-cell table:style-name="ce221" office:value-type="string" calcext:value-type="string">
            <text:p>SDPI</text:p>
          </table:table-cell>
          <table:table-cell table:style-name="ce196" office:value-type="string" calcext:value-type="string">
            <text:p>SDPI</text:p>
          </table:table-cell>
          <table:table-cell table:style-name="ce196" office:value-type="string" calcext:value-type="string">
            <text:p>Ummar Kathap T M</text:p>
          </table:table-cell>
          <table:table-cell table:style-name="ce196" office:value-type="float" office:value="4519" calcext:value-type="float">
            <text:p>4519</text:p>
          </table:table-cell>
          <table:table-cell table:style-name="ce117" table:formula="of:=([.AM131]/[.P131])*100" office:value-type="float" office:value="2.8200039938096" calcext:value-type="float">
            <text:p>2.8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LSP</text:p>
          </table:table-cell>
          <table:table-cell table:style-name="ce196" office:value-type="string" calcext:value-type="string">
            <text:p>Jagadeesan Tmt Kannammal</text:p>
          </table:table-cell>
          <table:table-cell table:style-name="ce196" office:value-type="float" office:value="932" calcext:value-type="float">
            <text:p>932</text:p>
          </table:table-cell>
          <table:table-cell table:style-name="ce117" table:formula="of:=([.AR131]/[.P131])*100" office:value-type="float" office:value="0.58159852229045" calcext:value-type="float">
            <text:p>0.58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imbatore South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200261" calcext:value-type="float">
            <text:p>200261</text:p>
          </table:table-cell>
          <table:table-cell table:style-name="ce104" office:value-type="float" office:value="143369" calcext:value-type="float">
            <text:p>143369</text:p>
          </table:table-cell>
          <table:table-cell table:style-name="ce115" table:formula="of:=([.P132]/[.O132])*100" office:value-type="float" office:value="71.5910736488882" calcext:value-type="float">
            <text:p>71.59</text:p>
          </table:table-cell>
          <table:table-cell table:style-name="ce102" table:formula="of:=[.X132]-[.AC132]" office:value-type="float" office:value="27796" calcext:value-type="float">
            <text:p>27796</text:p>
          </table:table-cell>
          <table:table-cell table:style-name="ce123" table:formula="of:=([.R132]/[.P132])*100" office:value-type="float" office:value="19.3877337499738" calcext:value-type="float">
            <text:p>19.39</text:p>
          </table:table-cell>
          <table:table-cell table:style-name="ce115" table:formula="of:=[.Y132]+[.AD132]" office:value-type="float" office:value="93.1010190487483" calcext:value-type="float">
            <text:p>93.1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Doraiswamy R Alias Challenger Dorai</text:p>
          </table:table-cell>
          <table:table-cell table:style-name="ce108" office:value-type="float" office:value="80637" calcext:value-type="float">
            <text:p>80637</text:p>
          </table:table-cell>
          <table:table-cell table:style-name="ce117" table:formula="of:=([.X132]/[.P132])*100" office:value-type="float" office:value="56.2443763993611" calcext:value-type="float">
            <text:p>56.24</text:p>
          </table:table-cell>
          <table:table-cell table:style-name="ce137" office:value-type="string" calcext:value-type="string">
            <text:p>DMK+</text:p>
          </table:table-cell>
          <table:table-cell table:style-name="ce142" office:value-type="string" calcext:value-type="string">
            <text:p>DMK</text:p>
          </table:table-cell>
          <table:table-cell table:style-name="ce141" office:value-type="string" calcext:value-type="string">
            <text:p>Pongalur Palanisamy N</text:p>
          </table:table-cell>
          <table:table-cell table:style-name="ce141" office:value-type="float" office:value="52841" calcext:value-type="float">
            <text:p>52841</text:p>
          </table:table-cell>
          <table:table-cell table:style-name="ce117" table:formula="of:=([.AC132]/[.P132])*100" office:value-type="float" office:value="36.8566426493873" calcext:value-type="float">
            <text:p>36.8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Nandha Kumar C R</text:p>
          </table:table-cell>
          <table:table-cell table:style-name="ce196" office:value-type="float" office:value="5177" calcext:value-type="float">
            <text:p>5177</text:p>
          </table:table-cell>
          <table:table-cell table:style-name="ce117" table:formula="of:=([.AH132]/[.P132])*100" office:value-type="float" office:value="3.61096192342836" calcext:value-type="float">
            <text:p>3.6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LSP</text:p>
          </table:table-cell>
          <table:table-cell table:style-name="ce196" office:value-type="string" calcext:value-type="string">
            <text:p>Vijay Anand M</text:p>
          </table:table-cell>
          <table:table-cell table:style-name="ce196" office:value-type="float" office:value="1765" calcext:value-type="float">
            <text:p>1765</text:p>
          </table:table-cell>
          <table:table-cell table:style-name="ce117" table:formula="of:=([.AM132]/[.P132])*100" office:value-type="float" office:value="1.23108900808403" calcext:value-type="float">
            <text:p>1.23</text:p>
          </table:table-cell>
          <table:table-cell table:style-name="ce108" office:value-type="string" calcext:value-type="string">
            <text:p>IJK</text:p>
          </table:table-cell>
          <table:table-cell table:style-name="ce196" office:value-type="string" calcext:value-type="string">
            <text:p>IJK</text:p>
          </table:table-cell>
          <table:table-cell table:style-name="ce196" office:value-type="string" calcext:value-type="string">
            <text:p>Eswaran G R</text:p>
          </table:table-cell>
          <table:table-cell table:style-name="ce196" office:value-type="float" office:value="573" calcext:value-type="float">
            <text:p>573</text:p>
          </table:table-cell>
          <table:table-cell table:style-name="ce117" table:formula="of:=([.AR132]/[.P132])*100" office:value-type="float" office:value="0.399667989593287" calcext:value-type="float">
            <text:p>0.40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nganallur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230350" calcext:value-type="float">
            <text:p>230350</text:p>
          </table:table-cell>
          <table:table-cell table:style-name="ce104" office:value-type="float" office:value="159148" calcext:value-type="float">
            <text:p>159148</text:p>
          </table:table-cell>
          <table:table-cell table:style-name="ce115" table:formula="of:=([.P133]/[.O133])*100" office:value-type="float" office:value="69.0896461905796" calcext:value-type="float">
            <text:p>69.09</text:p>
          </table:table-cell>
          <table:table-cell table:style-name="ce102" table:formula="of:=[.X133]-[.AC133]" office:value-type="float" office:value="34326" calcext:value-type="float">
            <text:p>34326</text:p>
          </table:table-cell>
          <table:table-cell table:style-name="ce123" table:formula="of:=([.R133]/[.P133])*100" office:value-type="float" office:value="21.5686028099631" calcext:value-type="float">
            <text:p>21.57</text:p>
          </table:table-cell>
          <table:table-cell table:style-name="ce115" table:formula="of:=[.Y133]+[.AD133]" office:value-type="float" office:value="90.8889838389424" calcext:value-type="float">
            <text:p>90.8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Chinnasamy R</text:p>
          </table:table-cell>
          <table:table-cell table:style-name="ce108" office:value-type="float" office:value="89487" calcext:value-type="float">
            <text:p>89487</text:p>
          </table:table-cell>
          <table:table-cell table:style-name="ce117" table:formula="of:=([.X133]/[.P133])*100" office:value-type="float" office:value="56.2287933244527" calcext:value-type="float">
            <text:p>56.23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Mayura S Jayakumar</text:p>
          </table:table-cell>
          <table:table-cell table:style-name="ce141" office:value-type="float" office:value="55161" calcext:value-type="float">
            <text:p>55161</text:p>
          </table:table-cell>
          <table:table-cell table:style-name="ce117" table:formula="of:=([.AC133]/[.P133])*100" office:value-type="float" office:value="34.6601905144897" calcext:value-type="float">
            <text:p>34.6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Rajendran R</text:p>
          </table:table-cell>
          <table:table-cell table:style-name="ce196" office:value-type="float" office:value="8142" calcext:value-type="float">
            <text:p>8142</text:p>
          </table:table-cell>
          <table:table-cell table:style-name="ce117" table:formula="of:=([.AH133]/[.P133])*100" office:value-type="float" office:value="5.1159926609194" calcext:value-type="float">
            <text:p>5.12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LSP</text:p>
          </table:table-cell>
          <table:table-cell table:style-name="ce196" office:value-type="string" calcext:value-type="string">
            <text:p>Dhandapani P</text:p>
          </table:table-cell>
          <table:table-cell table:style-name="ce196" office:value-type="float" office:value="1983" calcext:value-type="float">
            <text:p>1983</text:p>
          </table:table-cell>
          <table:table-cell table:style-name="ce117" table:formula="of:=([.AM133]/[.P133])*100" office:value-type="float" office:value="1.2460100032674" calcext:value-type="float">
            <text:p>1.2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ashan V V</text:p>
          </table:table-cell>
          <table:table-cell table:style-name="ce196" office:value-type="float" office:value="1663" calcext:value-type="float">
            <text:p>1663</text:p>
          </table:table-cell>
          <table:table-cell table:style-name="ce117" table:formula="of:=([.AR133]/[.P133])*100" office:value-type="float" office:value="1.04493930178199" calcext:value-type="float">
            <text:p>1.04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inathukadavu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style-name="ce91" office:value-type="string" calcext:value-type="string">
            <text:p>DMKAIADMK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14627" calcext:value-type="float">
            <text:p>214627</text:p>
          </table:table-cell>
          <table:table-cell table:style-name="ce104" office:value-type="float" office:value="167567" calcext:value-type="float">
            <text:p>167567</text:p>
          </table:table-cell>
          <table:table-cell table:style-name="ce115" table:formula="of:=([.P134]/[.O134])*100" office:value-type="float" office:value="78.0735881319685" calcext:value-type="float">
            <text:p>78.07</text:p>
          </table:table-cell>
          <table:table-cell table:style-name="ce102" table:formula="of:=[.X134]-[.AC134]" office:value-type="float" office:value="30266" calcext:value-type="float">
            <text:p>30266</text:p>
          </table:table-cell>
          <table:table-cell table:style-name="ce123" table:formula="of:=([.R134]/[.P134])*100" office:value-type="float" office:value="18.0620289197754" calcext:value-type="float">
            <text:p>18.06</text:p>
          </table:table-cell>
          <table:table-cell table:style-name="ce115" table:formula="of:=[.Y134]+[.AD134]" office:value-type="float" office:value="94.2787064278766" calcext:value-type="float">
            <text:p>94.2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Damodaran S</text:p>
          </table:table-cell>
          <table:table-cell table:style-name="ce108" office:value-type="float" office:value="94123" calcext:value-type="float">
            <text:p>94123</text:p>
          </table:table-cell>
          <table:table-cell table:style-name="ce117" table:formula="of:=([.X134]/[.P134])*100" office:value-type="float" office:value="56.170367673826" calcext:value-type="float">
            <text:p>56.17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M Kannappan</text:p>
          </table:table-cell>
          <table:table-cell table:style-name="ce141" office:value-type="float" office:value="63857" calcext:value-type="float">
            <text:p>63857</text:p>
          </table:table-cell>
          <table:table-cell table:style-name="ce117" table:formula="of:=([.AC134]/[.P134])*100" office:value-type="float" office:value="38.1083387540506" calcext:value-type="float">
            <text:p>38.11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Dharmalingam K</text:p>
          </table:table-cell>
          <table:table-cell table:style-name="ce196" office:value-type="float" office:value="4587" calcext:value-type="float">
            <text:p>4587</text:p>
          </table:table-cell>
          <table:table-cell table:style-name="ce117" table:formula="of:=([.AH134]/[.P134])*100" office:value-type="float" office:value="2.73741249768749" calcext:value-type="float">
            <text:p>2.7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LSP</text:p>
          </table:table-cell>
          <table:table-cell table:style-name="ce196" office:value-type="string" calcext:value-type="string">
            <text:p>Ilango Dr B</text:p>
          </table:table-cell>
          <table:table-cell table:style-name="ce196" office:value-type="float" office:value="1737" calcext:value-type="float">
            <text:p>1737</text:p>
          </table:table-cell>
          <table:table-cell table:style-name="ce117" table:formula="of:=([.AM134]/[.P134])*100" office:value-type="float" office:value="1.03660028525903" calcext:value-type="float">
            <text:p>1.0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Nagaraj S</text:p>
          </table:table-cell>
          <table:table-cell table:style-name="ce196" office:value-type="float" office:value="1592" calcext:value-type="float">
            <text:p>1592</text:p>
          </table:table-cell>
          <table:table-cell table:style-name="ce117" table:formula="of:=([.AR134]/[.P134])*100" office:value-type="float" office:value="0.95006773410039" calcext:value-type="float">
            <text:p>0.95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llachi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4" office:value-type="float" office:value="177052" calcext:value-type="float">
            <text:p>177052</text:p>
          </table:table-cell>
          <table:table-cell table:style-name="ce104" office:value-type="float" office:value="141747" calcext:value-type="float">
            <text:p>141747</text:p>
          </table:table-cell>
          <table:table-cell table:style-name="ce115" table:formula="of:=([.P135]/[.O135])*100" office:value-type="float" office:value="80.0595305334026" calcext:value-type="float">
            <text:p>80.06</text:p>
          </table:table-cell>
          <table:table-cell table:style-name="ce102" table:formula="of:=[.X135]-[.AC135]" office:value-type="float" office:value="30308" calcext:value-type="float">
            <text:p>30308</text:p>
          </table:table-cell>
          <table:table-cell table:style-name="ce123" table:formula="of:=([.R135]/[.P135])*100" office:value-type="float" office:value="21.3817576386096" calcext:value-type="float">
            <text:p>21.38</text:p>
          </table:table-cell>
          <table:table-cell table:style-name="ce115" table:formula="of:=[.Y135]+[.AD135]" office:value-type="float" office:value="93.535665657827" calcext:value-type="float">
            <text:p>93.5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 K Muthukaruppannasamy</text:p>
          </table:table-cell>
          <table:table-cell table:style-name="ce108" office:value-type="float" office:value="81446" calcext:value-type="float">
            <text:p>81446</text:p>
          </table:table-cell>
          <table:table-cell table:style-name="ce117" table:formula="of:=([.X135]/[.P135])*100" office:value-type="float" office:value="57.4587116482183" calcext:value-type="float">
            <text:p>57.46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KNMK</text:p>
          </table:table-cell>
          <table:table-cell table:style-name="ce141" office:value-type="string" calcext:value-type="string">
            <text:p>K Nityanandhan</text:p>
          </table:table-cell>
          <table:table-cell table:style-name="ce141" office:value-type="float" office:value="51138" calcext:value-type="float">
            <text:p>51138</text:p>
          </table:table-cell>
          <table:table-cell table:style-name="ce117" table:formula="of:=([.AC135]/[.P135])*100" office:value-type="float" office:value="36.0769540096087" calcext:value-type="float">
            <text:p>36.08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V K Ragunathan</text:p>
          </table:table-cell>
          <table:table-cell table:style-name="ce196" office:value-type="float" office:value="3909" calcext:value-type="float">
            <text:p>3909</text:p>
          </table:table-cell>
          <table:table-cell table:style-name="ce117" table:formula="of:=([.AH135]/[.P135])*100" office:value-type="float" office:value="2.75773032233486" calcext:value-type="float">
            <text:p>2.76</text:p>
          </table:table-cell>
          <table:table-cell table:number-columns-repeated="2" table:style-name="ce196" office:value-type="string" calcext:value-type="string">
            <text:p>BSP</text:p>
          </table:table-cell>
          <table:table-cell table:style-name="ce196" office:value-type="string" calcext:value-type="string">
            <text:p>M Kalimuthu</text:p>
          </table:table-cell>
          <table:table-cell table:style-name="ce196" office:value-type="float" office:value="1528" calcext:value-type="float">
            <text:p>1528</text:p>
          </table:table-cell>
          <table:table-cell table:style-name="ce117" table:formula="of:=([.AM135]/[.P135])*100" office:value-type="float" office:value="1.07797695894798" calcext:value-type="float">
            <text:p>1.08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N Praveen Kumar</text:p>
          </table:table-cell>
          <table:table-cell table:style-name="ce196" office:value-type="float" office:value="1449" calcext:value-type="float">
            <text:p>1449</text:p>
          </table:table-cell>
          <table:table-cell table:style-name="ce117" table:formula="of:=([.AR135]/[.P135])*100" office:value-type="float" office:value="1.02224385701285" calcext:value-type="float">
            <text:p>1.02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alparai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Kovai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4" office:value-type="float" office:value="162159" calcext:value-type="float">
            <text:p>162159</text:p>
          </table:table-cell>
          <table:table-cell table:style-name="ce104" office:value-type="float" office:value="124440" calcext:value-type="float">
            <text:p>124440</text:p>
          </table:table-cell>
          <table:table-cell table:style-name="ce115" table:formula="of:=([.P136]/[.O136])*100" office:value-type="float" office:value="76.7394964201802" calcext:value-type="float">
            <text:p>76.74</text:p>
          </table:table-cell>
          <table:table-cell table:style-name="ce102" table:formula="of:=[.X136]-[.AC136]" office:value-type="float" office:value="3421" calcext:value-type="float">
            <text:p>3421</text:p>
          </table:table-cell>
          <table:table-cell table:style-name="ce123" table:formula="of:=([.R136]/[.P136])*100" office:value-type="float" office:value="2.74911603985857" calcext:value-type="float">
            <text:p>2.75</text:p>
          </table:table-cell>
          <table:table-cell table:style-name="ce115" table:formula="of:=[.Y136]+[.AD136]" office:value-type="float" office:value="95.564930890389" calcext:value-type="float">
            <text:p>95.5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Arumugham M</text:p>
          </table:table-cell>
          <table:table-cell table:style-name="ce108" office:value-type="float" office:value="61171" calcext:value-type="float">
            <text:p>61171</text:p>
          </table:table-cell>
          <table:table-cell table:style-name="ce117" table:formula="of:=([.X136]/[.P136])*100" office:value-type="float" office:value="49.1570234651238" calcext:value-type="float">
            <text:p>49.16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INC</text:p>
          </table:table-cell>
          <table:table-cell table:style-name="ce141" office:value-type="string" calcext:value-type="string">
            <text:p>Kovaithangam M</text:p>
          </table:table-cell>
          <table:table-cell table:style-name="ce141" office:value-type="float" office:value="57750" calcext:value-type="float">
            <text:p>57750</text:p>
          </table:table-cell>
          <table:table-cell table:style-name="ce117" table:formula="of:=([.AC136]/[.P136])*100" office:value-type="float" office:value="46.4079074252652" calcext:value-type="float">
            <text:p>46.41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Murugesan P</text:p>
          </table:table-cell>
          <table:table-cell table:style-name="ce196" office:value-type="float" office:value="2273" calcext:value-type="float">
            <text:p>2273</text:p>
          </table:table-cell>
          <table:table-cell table:style-name="ce117" table:formula="of:=([.AH136]/[.P136])*100" office:value-type="float" office:value="1.82658309225329" calcext:value-type="float">
            <text:p>1.8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Rangasami M</text:p>
          </table:table-cell>
          <table:table-cell table:style-name="ce196" office:value-type="float" office:value="1912" calcext:value-type="float">
            <text:p>1912</text:p>
          </table:table-cell>
          <table:table-cell table:style-name="ce117" table:formula="of:=([.AM136]/[.P136])*100" office:value-type="float" office:value="1.53648344583735" calcext:value-type="float">
            <text:p>1.54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Arumugam M</text:p>
          </table:table-cell>
          <table:table-cell table:style-name="ce196" office:value-type="float" office:value="787" calcext:value-type="float">
            <text:p>787</text:p>
          </table:table-cell>
          <table:table-cell table:style-name="ce117" table:formula="of:=([.AR136]/[.P136])*100" office:value-type="float" office:value="0.632433301189328" calcext:value-type="float">
            <text:p>0.6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dumalpettai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00450" calcext:value-type="float">
            <text:p>200450</text:p>
          </table:table-cell>
          <table:table-cell table:style-name="ce104" office:value-type="float" office:value="156845" calcext:value-type="float">
            <text:p>156845</text:p>
          </table:table-cell>
          <table:table-cell table:style-name="ce115" table:formula="of:=([.P137]/[.O137])*100" office:value-type="float" office:value="78.2464454976303" calcext:value-type="float">
            <text:p>78.25</text:p>
          </table:table-cell>
          <table:table-cell table:style-name="ce102" table:formula="of:=[.X137]-[.AC137]" office:value-type="float" office:value="44560" calcext:value-type="float">
            <text:p>44560</text:p>
          </table:table-cell>
          <table:table-cell table:style-name="ce123" table:formula="of:=([.R137]/[.P137])*100" office:value-type="float" office:value="28.4102139054481" calcext:value-type="float">
            <text:p>28.41</text:p>
          </table:table-cell>
          <table:table-cell table:style-name="ce115" table:formula="of:=[.Y137]+[.AD137]" office:value-type="float" office:value="93.3367337180019" calcext:value-type="float">
            <text:p>93.3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ollachi Jayaraman V</text:p>
          </table:table-cell>
          <table:table-cell table:style-name="ce108" office:value-type="float" office:value="95477" calcext:value-type="float">
            <text:p>95477</text:p>
          </table:table-cell>
          <table:table-cell table:style-name="ce117" table:formula="of:=([.X137]/[.P137])*100" office:value-type="float" office:value="60.873473811725" calcext:value-type="float">
            <text:p>60.87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KNMK</text:p>
          </table:table-cell>
          <table:table-cell table:style-name="ce141" office:value-type="string" calcext:value-type="string">
            <text:p>Ilamparrithi T</text:p>
          </table:table-cell>
          <table:table-cell table:style-name="ce141" office:value-type="float" office:value="50917" calcext:value-type="float">
            <text:p>50917</text:p>
          </table:table-cell>
          <table:table-cell table:style-name="ce117" table:formula="of:=([.AC137]/[.P137])*100" office:value-type="float" office:value="32.4632599062769" calcext:value-type="float">
            <text:p>32.46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Viswanathan M</text:p>
          </table:table-cell>
          <table:table-cell table:style-name="ce196" office:value-type="float" office:value="3817" calcext:value-type="float">
            <text:p>3817</text:p>
          </table:table-cell>
          <table:table-cell table:style-name="ce117" table:formula="of:=([.AH137]/[.P137])*100" office:value-type="float" office:value="2.43361280244828" calcext:value-type="float">
            <text:p>2.4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katachalam M</text:p>
          </table:table-cell>
          <table:table-cell table:style-name="ce196" office:value-type="float" office:value="2403" calcext:value-type="float">
            <text:p>2403</text:p>
          </table:table-cell>
          <table:table-cell table:style-name="ce117" table:formula="of:=([.AM137]/[.P137])*100" office:value-type="float" office:value="1.53208581720807" calcext:value-type="float">
            <text:p>1.5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Jayaraman K</text:p>
          </table:table-cell>
          <table:table-cell table:style-name="ce196" office:value-type="float" office:value="1870" calcext:value-type="float">
            <text:p>1870</text:p>
          </table:table-cell>
          <table:table-cell table:style-name="ce117" table:formula="of:=([.AR137]/[.P137])*100" office:value-type="float" office:value="1.19225987439829" calcext:value-type="float">
            <text:p>1.19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dathukulam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176351" calcext:value-type="float">
            <text:p>176351</text:p>
          </table:table-cell>
          <table:table-cell table:style-name="ce104" office:value-type="float" office:value="143703" calcext:value-type="float">
            <text:p>143703</text:p>
          </table:table-cell>
          <table:table-cell table:style-name="ce115" table:formula="of:=([.P138]/[.O138])*100" office:value-type="float" office:value="81.4869209701108" calcext:value-type="float">
            <text:p>81.49</text:p>
          </table:table-cell>
          <table:table-cell table:style-name="ce102" table:formula="of:=[.X138]-[.AC138]" office:value-type="float" office:value="19669" calcext:value-type="float">
            <text:p>19669</text:p>
          </table:table-cell>
          <table:table-cell table:style-name="ce123" table:formula="of:=([.R138]/[.P138])*100" office:value-type="float" office:value="13.6872577468807" calcext:value-type="float">
            <text:p>13.69</text:p>
          </table:table-cell>
          <table:table-cell table:style-name="ce115" table:formula="of:=[.Y138]+[.AD138]" office:value-type="float" office:value="95.7356492209627" calcext:value-type="float">
            <text:p>95.7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C Shanmugavelu</text:p>
          </table:table-cell>
          <table:table-cell table:style-name="ce108" office:value-type="float" office:value="78622" calcext:value-type="float">
            <text:p>78622</text:p>
          </table:table-cell>
          <table:table-cell table:style-name="ce117" table:formula="of:=([.X138]/[.P138])*100" office:value-type="float" office:value="54.7114534839217" calcext:value-type="float">
            <text:p>54.71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M P Saminathan</text:p>
          </table:table-cell>
          <table:table-cell table:style-name="ce141" office:value-type="float" office:value="58953" calcext:value-type="float">
            <text:p>58953</text:p>
          </table:table-cell>
          <table:table-cell table:style-name="ce117" table:formula="of:=([.AC138]/[.P138])*100" office:value-type="float" office:value="41.024195737041" calcext:value-type="float">
            <text:p>41.02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D Varadharajan</text:p>
          </table:table-cell>
          <table:table-cell table:style-name="ce196" office:value-type="float" office:value="1742" calcext:value-type="float">
            <text:p>1742</text:p>
          </table:table-cell>
          <table:table-cell table:style-name="ce117" table:formula="of:=([.AH138]/[.P138])*100" office:value-type="float" office:value="1.21222243098613" calcext:value-type="float">
            <text:p>1.21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R Vijayaragavan</text:p>
          </table:table-cell>
          <table:table-cell table:style-name="ce196" office:value-type="float" office:value="1166" calcext:value-type="float">
            <text:p>1166</text:p>
          </table:table-cell>
          <table:table-cell table:style-name="ce117" table:formula="of:=([.AM138]/[.P138])*100" office:value-type="float" office:value="0.811395725906905" calcext:value-type="float">
            <text:p>0.81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P Nandakumar</text:p>
          </table:table-cell>
          <table:table-cell table:style-name="ce196" office:value-type="float" office:value="946" calcext:value-type="float">
            <text:p>946</text:p>
          </table:table-cell>
          <table:table-cell table:style-name="ce117" table:formula="of:=([.AR138]/[.P138])*100" office:value-type="float" office:value="0.658302192716923" calcext:value-type="float">
            <text:p>0.66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lani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209823" calcext:value-type="float">
            <text:p>209823</text:p>
          </table:table-cell>
          <table:table-cell table:style-name="ce104" office:value-type="float" office:value="169884" calcext:value-type="float">
            <text:p>169884</text:p>
          </table:table-cell>
          <table:table-cell table:style-name="ce115" table:formula="of:=([.P139]/[.O139])*100" office:value-type="float" office:value="80.9653851103073" calcext:value-type="float">
            <text:p>80.97</text:p>
          </table:table-cell>
          <table:table-cell table:style-name="ce102" table:formula="of:=[.X139]-[.AC139]" office:value-type="float" office:value="1754" calcext:value-type="float">
            <text:p>1754</text:p>
          </table:table-cell>
          <table:table-cell table:style-name="ce123" table:formula="of:=([.R139]/[.P139])*100" office:value-type="float" office:value="1.0324692142874" calcext:value-type="float">
            <text:p>1.03</text:p>
          </table:table-cell>
          <table:table-cell table:style-name="ce115" table:formula="of:=[.Y139]+[.AD139]" office:value-type="float" office:value="95.5640319276683" calcext:value-type="float">
            <text:p>95.5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enugopalu K S N</text:p>
          </table:table-cell>
          <table:table-cell table:style-name="ce108" office:value-type="float" office:value="82051" calcext:value-type="float">
            <text:p>82051</text:p>
          </table:table-cell>
          <table:table-cell table:style-name="ce117" table:formula="of:=([.X139]/[.P139])*100" office:value-type="float" office:value="48.2982505709779" calcext:value-type="float">
            <text:p>48.30</text:p>
          </table:table-cell>
          <table:table-cell table:style-name="ce137" office:value-type="string" calcext:value-type="string">
            <text:p>DMK+</text:p>
          </table:table-cell>
          <table:table-cell table:style-name="ce141" office:value-type="string" calcext:value-type="string">
            <text:p>DMK</text:p>
          </table:table-cell>
          <table:table-cell table:style-name="ce141" office:value-type="string" calcext:value-type="string">
            <text:p>Senthilkumar I P</text:p>
          </table:table-cell>
          <table:table-cell table:style-name="ce141" office:value-type="float" office:value="80297" calcext:value-type="float">
            <text:p>80297</text:p>
          </table:table-cell>
          <table:table-cell table:style-name="ce117" table:formula="of:=([.AC139]/[.P139])*100" office:value-type="float" office:value="47.2657813566905" calcext:value-type="float">
            <text:p>47.27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Deenadayalan K</text:p>
          </table:table-cell>
          <table:table-cell table:style-name="ce196" office:value-type="float" office:value="1745" calcext:value-type="float">
            <text:p>1745</text:p>
          </table:table-cell>
          <table:table-cell table:style-name="ce117" table:formula="of:=([.AH139]/[.P139])*100" office:value-type="float" office:value="1.02717148171694" calcext:value-type="float">
            <text:p>1.03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ngudusamy A</text:p>
          </table:table-cell>
          <table:table-cell table:style-name="ce196" office:value-type="float" office:value="1442" calcext:value-type="float">
            <text:p>1442</text:p>
          </table:table-cell>
          <table:table-cell table:style-name="ce117" table:formula="of:=([.AM139]/[.P139])*100" office:value-type="float" office:value="0.848814485178121" calcext:value-type="float">
            <text:p>0.85</text:p>
          </table:table-cell>
          <table:table-cell table:style-name="ce221" office:value-type="string" calcext:value-type="string">
            <text:p>Independant</text:p>
          </table:table-cell>
          <table:table-cell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Sivakumar R</text:p>
          </table:table-cell>
          <table:table-cell table:style-name="ce196" office:value-type="float" office:value="1066" calcext:value-type="float">
            <text:p>1066</text:p>
          </table:table-cell>
          <table:table-cell table:style-name="ce117" table:formula="of:=([.AR139]/[.P139])*100" office:value-type="float" office:value="0.627486991123355" calcext:value-type="float">
            <text:p>0.63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ddanchatram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195975" calcext:value-type="float">
            <text:p>195975</text:p>
          </table:table-cell>
          <table:table-cell table:style-name="ce104" office:value-type="float" office:value="168785" calcext:value-type="float">
            <text:p>168785</text:p>
          </table:table-cell>
          <table:table-cell table:style-name="ce115" table:formula="of:=([.P140]/[.O140])*100" office:value-type="float" office:value="86.125781349662" calcext:value-type="float">
            <text:p>86.13</text:p>
          </table:table-cell>
          <table:table-cell table:style-name="ce102" table:formula="of:=[.X140]-[.AC140]" office:value-type="float" office:value="14933" calcext:value-type="float">
            <text:p>14933</text:p>
          </table:table-cell>
          <table:table-cell table:style-name="ce123" table:formula="of:=([.R140]/[.P140])*100" office:value-type="float" office:value="8.84735017922209" calcext:value-type="float">
            <text:p>8.85</text:p>
          </table:table-cell>
          <table:table-cell table:style-name="ce115" table:formula="of:=[.Y140]+[.AD140]" office:value-type="float" office:value="95.1227893473946" calcext:value-type="float">
            <text:p>95.12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akkarapani R</text:p>
          </table:table-cell>
          <table:table-cell table:style-name="ce108" office:value-type="float" office:value="87743" calcext:value-type="float">
            <text:p>87743</text:p>
          </table:table-cell>
          <table:table-cell table:style-name="ce117" table:formula="of:=([.X140]/[.P140])*100" office:value-type="float" office:value="51.9850697633084" calcext:value-type="float">
            <text:p>51.99</text:p>
          </table:table-cell>
          <table:table-cell table:style-name="ce108" office:value-type="string" calcext:value-type="string">
            <text:p>AIADMK+</text:p>
          </table:table-cell>
          <table:table-cell table:style-name="ce141" office:value-type="string" calcext:value-type="string">
            <text:p>AIADMK</text:p>
          </table:table-cell>
          <table:table-cell table:style-name="ce141" office:value-type="string" calcext:value-type="string">
            <text:p>Baalasubramani P</text:p>
          </table:table-cell>
          <table:table-cell table:style-name="ce141" office:value-type="float" office:value="72810" calcext:value-type="float">
            <text:p>72810</text:p>
          </table:table-cell>
          <table:table-cell table:style-name="ce117" table:formula="of:=([.AC140]/[.P140])*100" office:value-type="float" office:value="43.1377195840863" calcext:value-type="float">
            <text:p>43.14</text:p>
          </table:table-cell>
          <table:table-cell table:number-columns-repeated="2" table:style-name="ce196" office:value-type="string" calcext:value-type="string">
            <text:p>Independant</text:p>
          </table:table-cell>
          <table:table-cell table:style-name="ce196" office:value-type="string" calcext:value-type="string">
            <text:p>Velkumar P</text:p>
          </table:table-cell>
          <table:table-cell table:style-name="ce196" office:value-type="float" office:value="3092" calcext:value-type="float">
            <text:p>3092</text:p>
          </table:table-cell>
          <table:table-cell table:style-name="ce117" table:formula="of:=([.AH140]/[.P140])*100" office:value-type="float" office:value="1.83191634327695" calcext:value-type="float">
            <text:p>1.83</text:p>
          </table:table-cell>
          <table:table-cell table:style-name="ce196" office:value-type="string" calcext:value-type="string">
            <text:p>NDA</text:p>
          </table:table-cell>
          <table:table-cell table:style-name="ce196" office:value-type="string" calcext:value-type="string">
            <text:p>BJP</text:p>
          </table:table-cell>
          <table:table-cell table:style-name="ce196" office:value-type="string" calcext:value-type="string">
            <text:p>Palanisamy S K</text:p>
          </table:table-cell>
          <table:table-cell table:style-name="ce196" office:value-type="float" office:value="1708" calcext:value-type="float">
            <text:p>1708</text:p>
          </table:table-cell>
          <table:table-cell table:style-name="ce117" table:formula="of:=([.AM140]/[.P140])*100" office:value-type="float" office:value="1.01193826465622" calcext:value-type="float">
            <text:p>1.01</text:p>
          </table:table-cell>
          <table:table-cell table:style-name="ce108" office:value-type="string" calcext:value-type="string">
            <text:p>BSP</text:p>
          </table:table-cell>
          <table:table-cell table:style-name="ce196" office:value-type="string" calcext:value-type="string">
            <text:p>BSP</text:p>
          </table:table-cell>
          <table:table-cell table:style-name="ce196" office:value-type="string" calcext:value-type="string">
            <text:p>Pitchai Muthu R</text:p>
          </table:table-cell>
          <table:table-cell table:style-name="ce196" office:value-type="float" office:value="744" calcext:value-type="float">
            <text:p>744</text:p>
          </table:table-cell>
          <table:table-cell table:style-name="ce117" table:formula="of:=([.AR140]/[.P140])*100" office:value-type="float" office:value="0.440797464229641" calcext:value-type="float">
            <text:p>0.44</text:p>
          </table:table-cell>
          <table:table-cell table:style-name="ce234"/>
          <table:table-cell table:number-columns-repeated="1633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thoor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4" office:value-type="float" office:value="226859" calcext:value-type="float">
            <text:p>226859</text:p>
          </table:table-cell>
          <table:table-cell table:style-name="ce104" office:value-type="float" office:value="189245" calcext:value-type="float">
            <text:p>189245</text:p>
          </table:table-cell>
          <table:table-cell table:style-name="ce115" table:formula="of:=([.P141]/[.O141])*100" office:value-type="float" office:value="83.4196571438647" calcext:value-type="float">
            <text:p>83.42</text:p>
          </table:table-cell>
          <table:table-cell table:style-name="ce102" table:formula="of:=[.X141]-[.AC141]" office:value-type="float" office:value="53932" calcext:value-type="float">
            <text:p>53932</text:p>
          </table:table-cell>
          <table:table-cell table:style-name="ce123" table:formula="of:=([.R141]/[.P141])*100" office:value-type="float" office:value="28.4985072260826" calcext:value-type="float">
            <text:p>28.50</text:p>
          </table:table-cell>
          <table:table-cell table:style-name="ce115" table:formula="of:=[.Y141]+[.AD141]" office:value-type="float" office:value="90.6602552247087" calcext:value-type="float">
            <text:p>90.66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eriyasamy I</text:p>
          </table:table-cell>
          <table:table-cell table:style-name="ce108" office:value-type="float" office:value="112751" calcext:value-type="float">
            <text:p>112751</text:p>
          </table:table-cell>
          <table:table-cell table:style-name="ce117" table:formula="of:=([.X141]/[.P141])*100" office:value-type="float" office:value="59.5793812253957" calcext:value-type="float">
            <text:p>59.5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Balasubramani S</text:p>
          </table:table-cell>
          <table:table-cell table:style-name="ce108" office:value-type="float" office:value="58819" calcext:value-type="float">
            <text:p>58819</text:p>
          </table:table-cell>
          <table:table-cell table:style-name="ce117" table:formula="of:=([.AC141]/[.P141])*100" office:value-type="float" office:value="31.0808739993131" calcext:value-type="float">
            <text:p>31.08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Balasubramani S</text:p>
          </table:table-cell>
          <table:table-cell table:style-name="ce108" office:value-type="float" office:value="6685" calcext:value-type="float">
            <text:p>6685</text:p>
          </table:table-cell>
          <table:table-cell table:style-name="ce117" table:formula="of:=([.AH141]/[.P141])*100" office:value-type="float" office:value="3.53245792491215" calcext:value-type="float">
            <text:p>3.5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ja T</text:p>
          </table:table-cell>
          <table:table-cell table:style-name="ce108" office:value-type="float" office:value="3207" calcext:value-type="float">
            <text:p>3207</text:p>
          </table:table-cell>
          <table:table-cell table:style-name="ce117" table:formula="of:=([.AM141]/[.P141])*100" office:value-type="float" office:value="1.69462865597506" calcext:value-type="float">
            <text:p>1.69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Bharanidharan J</text:p>
          </table:table-cell>
          <table:table-cell table:style-name="ce108" office:value-type="float" office:value="2233" calcext:value-type="float">
            <text:p>2233</text:p>
          </table:table-cell>
          <table:table-cell table:style-name="ce117" table:formula="of:=([.AR141]/[.P141])*100" office:value-type="float" office:value="1.17995191418532" calcext:value-type="float">
            <text:p>1.18</text:p>
          </table:table-cell>
          <table:table-cell table:number-columns-repeated="163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lakottai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4" office:value-type="float" office:value="181623" calcext:value-type="float">
            <text:p>181623</text:p>
          </table:table-cell>
          <table:table-cell table:style-name="ce104" office:value-type="float" office:value="143243" calcext:value-type="float">
            <text:p>143243</text:p>
          </table:table-cell>
          <table:table-cell table:style-name="ce115" table:formula="of:=([.P142]/[.O142])*100" office:value-type="float" office:value="78.8683151362988" calcext:value-type="float">
            <text:p>78.87</text:p>
          </table:table-cell>
          <table:table-cell table:style-name="ce102" table:formula="of:=[.X142]-[.AC142]" office:value-type="float" office:value="24714" calcext:value-type="float">
            <text:p>24714</text:p>
          </table:table-cell>
          <table:table-cell table:style-name="ce123" table:formula="of:=([.R142]/[.P142])*100" office:value-type="float" office:value="17.253199109206" calcext:value-type="float">
            <text:p>17.25</text:p>
          </table:table-cell>
          <table:table-cell table:style-name="ce115" table:formula="of:=[.Y142]+[.AD142]" office:value-type="float" office:value="87.6370922139302" calcext:value-type="float">
            <text:p>87.6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PT</text:p>
          </table:table-cell>
          <table:table-cell table:style-name="ce108" office:value-type="string" calcext:value-type="string">
            <text:p>Ramasamy A</text:p>
          </table:table-cell>
          <table:table-cell table:style-name="ce108" office:value-type="float" office:value="75124" calcext:value-type="float">
            <text:p>75124</text:p>
          </table:table-cell>
          <table:table-cell table:style-name="ce117" table:formula="of:=([.X142]/[.P142])*100" office:value-type="float" office:value="52.4451456615681" calcext:value-type="float">
            <text:p>52.45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Rajangam K</text:p>
          </table:table-cell>
          <table:table-cell table:style-name="ce108" office:value-type="float" office:value="50410" calcext:value-type="float">
            <text:p>50410</text:p>
          </table:table-cell>
          <table:table-cell table:style-name="ce117" table:formula="of:=([.AC142]/[.P142])*100" office:value-type="float" office:value="35.1919465523621" calcext:value-type="float">
            <text:p>35.19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TMMK</text:p>
          </table:table-cell>
          <table:table-cell table:style-name="ce108" office:value-type="string" calcext:value-type="string">
            <text:p>Johnpandian B</text:p>
          </table:table-cell>
          <table:table-cell table:style-name="ce108" office:value-type="float" office:value="6882" calcext:value-type="float">
            <text:p>6882</text:p>
          </table:table-cell>
          <table:table-cell table:style-name="ce117" table:formula="of:=([.AH142]/[.P142])*100" office:value-type="float" office:value="4.8044232527942" calcext:value-type="float">
            <text:p>4.80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Chinnappan @ Rajendran V</text:p>
          </table:table-cell>
          <table:table-cell table:style-name="ce108" office:value-type="float" office:value="3952" calcext:value-type="float">
            <text:p>3952</text:p>
          </table:table-cell>
          <table:table-cell table:style-name="ce117" table:formula="of:=([.AM142]/[.P142])*100" office:value-type="float" office:value="2.75894808123259" calcext:value-type="float">
            <text:p>2.7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LJP</text:p>
          </table:table-cell>
          <table:table-cell table:style-name="ce108" office:value-type="string" calcext:value-type="string">
            <text:p>Selvaraj S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7" table:formula="of:=([.AR142]/[.P142])*100" office:value-type="float" office:value="1.70339911897964" calcext:value-type="float">
            <text:p>1.70</text:p>
          </table:table-cell>
          <table:table-cell table:number-columns-repeated="163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tham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DMK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INC</text:p>
          </table:table-cell>
          <table:table-cell office:value-type="string" calcext:value-type="string">
            <text:p>No</text:p>
          </table:table-cell>
          <table:table-cell table:style-name="ce104" office:value-type="float" office:value="207464" calcext:value-type="float">
            <text:p>207464</text:p>
          </table:table-cell>
          <table:table-cell table:style-name="ce104" office:value-type="float" office:value="176251" calcext:value-type="float">
            <text:p>176251</text:p>
          </table:table-cell>
          <table:table-cell table:style-name="ce115" table:formula="of:=([.P143]/[.O143])*100" office:value-type="float" office:value="84.9549801411329" calcext:value-type="float">
            <text:p>84.95</text:p>
          </table:table-cell>
          <table:table-cell table:style-name="ce102" table:formula="of:=[.X143]-[.AC143]" office:value-type="float" office:value="53089" calcext:value-type="float">
            <text:p>53089</text:p>
          </table:table-cell>
          <table:table-cell table:style-name="ce123" table:formula="of:=([.R143]/[.P143])*100" office:value-type="float" office:value="30.1212475390211" calcext:value-type="float">
            <text:p>30.12</text:p>
          </table:table-cell>
          <table:table-cell table:style-name="ce115" table:formula="of:=[.Y143]+[.AD143]" office:value-type="float" office:value="77.6194177621687" calcext:value-type="float">
            <text:p>77.6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iswanathan R</text:p>
          </table:table-cell>
          <table:table-cell table:style-name="ce108" office:value-type="float" office:value="94947" calcext:value-type="float">
            <text:p>94947</text:p>
          </table:table-cell>
          <table:table-cell table:style-name="ce117" table:formula="of:=([.X143]/[.P143])*100" office:value-type="float" office:value="53.8703326505949" calcext:value-type="float">
            <text:p>53.8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Vijayan K</text:p>
          </table:table-cell>
          <table:table-cell table:style-name="ce108" office:value-type="float" office:value="41858" calcext:value-type="float">
            <text:p>41858</text:p>
          </table:table-cell>
          <table:table-cell table:style-name="ce117" table:formula="of:=([.AC143]/[.P143])*100" office:value-type="float" office:value="23.7490851115738" calcext:value-type="float">
            <text:p>23.75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ndi Ambalam M A</text:p>
          </table:table-cell>
          <table:table-cell table:style-name="ce108" office:value-type="float" office:value="29834" calcext:value-type="float">
            <text:p>29834</text:p>
          </table:table-cell>
          <table:table-cell table:style-name="ce117" table:formula="of:=([.AH143]/[.P143])*100" office:value-type="float" office:value="16.926996158887" calcext:value-type="float">
            <text:p>16.9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Durai K</text:p>
          </table:table-cell>
          <table:table-cell table:style-name="ce108" office:value-type="float" office:value="1870" calcext:value-type="float">
            <text:p>1870</text:p>
          </table:table-cell>
          <table:table-cell table:style-name="ce117" table:formula="of:=([.AM143]/[.P143])*100" office:value-type="float" office:value="1.06098688801766" calcext:value-type="float">
            <text:p>1.0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enkatesan G</text:p>
          </table:table-cell>
          <table:table-cell table:style-name="ce108" office:value-type="float" office:value="1038" calcext:value-type="float">
            <text:p>1038</text:p>
          </table:table-cell>
          <table:table-cell table:style-name="ce117" table:formula="of:=([.AR143]/[.P143])*100" office:value-type="float" office:value="0.588932828749908" calcext:value-type="float">
            <text:p>0.59</text:p>
          </table:table-cell>
          <table:table-cell table:number-columns-repeated="1633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192479" calcext:value-type="float">
            <text:p>192479</text:p>
          </table:table-cell>
          <table:table-cell table:style-name="ce104" office:value-type="float" office:value="147805" calcext:value-type="float">
            <text:p>147805</text:p>
          </table:table-cell>
          <table:table-cell table:style-name="ce115" table:formula="of:=([.P144]/[.O144])*100" office:value-type="float" office:value="76.7901952940321" calcext:value-type="float">
            <text:p>76.79</text:p>
          </table:table-cell>
          <table:table-cell table:style-name="ce102" table:formula="of:=[.X144]-[.AC144]" office:value-type="float" office:value="39115" calcext:value-type="float">
            <text:p>39115</text:p>
          </table:table-cell>
          <table:table-cell table:style-name="ce123" table:formula="of:=([.R144]/[.P144])*100" office:value-type="float" office:value="26.4639220594702" calcext:value-type="float">
            <text:p>26.46</text:p>
          </table:table-cell>
          <table:table-cell table:style-name="ce115" table:formula="of:=[.Y144]+[.AD144]" office:value-type="float" office:value="91.1667399614357" calcext:value-type="float">
            <text:p>91.1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Balabharathi K</text:p>
          </table:table-cell>
          <table:table-cell table:style-name="ce108" office:value-type="float" office:value="86932" calcext:value-type="float">
            <text:p>86932</text:p>
          </table:table-cell>
          <table:table-cell table:style-name="ce117" table:formula="of:=([.X144]/[.P144])*100" office:value-type="float" office:value="58.815331010453" calcext:value-type="float">
            <text:p>58.8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Paul Baskar J</text:p>
          </table:table-cell>
          <table:table-cell table:style-name="ce108" office:value-type="float" office:value="47817" calcext:value-type="float">
            <text:p>47817</text:p>
          </table:table-cell>
          <table:table-cell table:style-name="ce117" table:formula="of:=([.AC144]/[.P144])*100" office:value-type="float" office:value="32.3514089509827" calcext:value-type="float">
            <text:p>32.35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Bose P G</text:p>
          </table:table-cell>
          <table:table-cell table:style-name="ce108" office:value-type="float" office:value="5761" calcext:value-type="float">
            <text:p>5761</text:p>
          </table:table-cell>
          <table:table-cell table:style-name="ce117" table:formula="of:=([.AH144]/[.P144])*100" office:value-type="float" office:value="3.89770305470045" calcext:value-type="float">
            <text:p>3.9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BHM</text:p>
          </table:table-cell>
          <table:table-cell table:style-name="ce108" office:value-type="string" calcext:value-type="string">
            <text:p>Ganesan V</text:p>
          </table:table-cell>
          <table:table-cell table:style-name="ce108" office:value-type="float" office:value="2014" calcext:value-type="float">
            <text:p>2014</text:p>
          </table:table-cell>
          <table:table-cell table:style-name="ce117" table:formula="of:=([.AM144]/[.P144])*100" office:value-type="float" office:value="1.36260613646358" calcext:value-type="float">
            <text:p>1.3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lanichamy M</text:p>
          </table:table-cell>
          <table:table-cell table:style-name="ce108" office:value-type="float" office:value="1107" calcext:value-type="float">
            <text:p>1107</text:p>
          </table:table-cell>
          <table:table-cell table:style-name="ce117" table:formula="of:=([.AR144]/[.P144])*100" office:value-type="float" office:value="0.748959778085992" calcext:value-type="float">
            <text:p>0.75</text:p>
          </table:table-cell>
          <table:table-cell table:number-columns-repeated="163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edasandur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4" office:value-type="float" office:value="211823" calcext:value-type="float">
            <text:p>211823</text:p>
          </table:table-cell>
          <table:table-cell table:style-name="ce104" office:value-type="float" office:value="168772" calcext:value-type="float">
            <text:p>168772</text:p>
          </table:table-cell>
          <table:table-cell table:style-name="ce115" table:formula="of:=([.P145]/[.O145])*100" office:value-type="float" office:value="79.675955868815" calcext:value-type="float">
            <text:p>79.68</text:p>
          </table:table-cell>
          <table:table-cell table:style-name="ce102" table:formula="of:=[.X145]-[.AC145]" office:value-type="float" office:value="50712" calcext:value-type="float">
            <text:p>50712</text:p>
          </table:table-cell>
          <table:table-cell table:style-name="ce123" table:formula="of:=([.R145]/[.P145])*100" office:value-type="float" office:value="30.0476382338303" calcext:value-type="float">
            <text:p>30.05</text:p>
          </table:table-cell>
          <table:table-cell table:style-name="ce115" table:formula="of:=[.Y145]+[.AD145]" office:value-type="float" office:value="93.8011044486052" calcext:value-type="float">
            <text:p>93.8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lanichamy S</text:p>
          </table:table-cell>
          <table:table-cell table:style-name="ce108" office:value-type="float" office:value="104511" calcext:value-type="float">
            <text:p>104511</text:p>
          </table:table-cell>
          <table:table-cell table:style-name="ce117" table:formula="of:=([.X145]/[.P145])*100" office:value-type="float" office:value="61.9243713412177" calcext:value-type="float">
            <text:p>61.9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Dhandapani M</text:p>
          </table:table-cell>
          <table:table-cell table:style-name="ce108" office:value-type="float" office:value="53799" calcext:value-type="float">
            <text:p>53799</text:p>
          </table:table-cell>
          <table:table-cell table:style-name="ce117" table:formula="of:=([.AC145]/[.P145])*100" office:value-type="float" office:value="31.8767331073875" calcext:value-type="float">
            <text:p>31.88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aratharaj P</text:p>
          </table:table-cell>
          <table:table-cell table:style-name="ce108" office:value-type="float" office:value="2018" calcext:value-type="float">
            <text:p>2018</text:p>
          </table:table-cell>
          <table:table-cell table:style-name="ce117" table:formula="of:=([.AH145]/[.P145])*100" office:value-type="float" office:value="1.19569596852558" calcext:value-type="float">
            <text:p>1.2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jan N</text:p>
          </table:table-cell>
          <table:table-cell table:style-name="ce108" office:value-type="float" office:value="1643" calcext:value-type="float">
            <text:p>1643</text:p>
          </table:table-cell>
          <table:table-cell table:style-name="ce117" table:formula="of:=([.AM145]/[.P145])*100" office:value-type="float" office:value="0.973502713720285" calcext:value-type="float">
            <text:p>0.97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Palanichamy M</text:p>
          </table:table-cell>
          <table:table-cell table:style-name="ce108" office:value-type="float" office:value="1640" calcext:value-type="float">
            <text:p>1640</text:p>
          </table:table-cell>
          <table:table-cell table:style-name="ce117" table:formula="of:=([.AR145]/[.P145])*100" office:value-type="float" office:value="0.971725167681843" calcext:value-type="float">
            <text:p>0.97</text:p>
          </table:table-cell>
          <table:table-cell table:number-columns-repeated="16339"/>
        </table:table-row>
        <table:table-row table:style-name="ro1">
          <table:table-cell table:style-name="ce35" office:value-type="float" office:value="134" calcext:value-type="float">
            <text:p>134</text:p>
          </table:table-cell>
          <table:table-cell table:style-name="ce51" office:value-type="string" calcext:value-type="string">
            <text:p>Aravakurichi</text:p>
          </table:table-cell>
          <table:table-cell table:style-name="ce51" office:value-type="string" calcext:value-type="string">
            <text:p>Karur</text:p>
          </table:table-cell>
          <table:table-cell table:style-name="ce51" office:value-type="string" calcext:value-type="string">
            <text:p>Kongu</text:p>
          </table:table-cell>
          <table:table-cell table:style-name="ce51" office:value-type="string" calcext:value-type="string">
            <text:p>Ponni</text:p>
          </table:table-cell>
          <table:table-cell table:style-name="ce51" office:value-type="string" calcext:value-type="string">
            <text:p>Rural</text:p>
          </table:table-cell>
          <table:table-cell table:number-columns-repeated="7" table:style-name="ce51" office:value-type="string" calcext:value-type="string">
            <text:p>No</text:p>
          </table:table-cell>
          <table:table-cell table:style-name="ce98" office:value-type="string" calcext:value-type="string">
            <text:p>No</text:p>
          </table:table-cell>
          <table:table-cell table:style-name="ce104" office:value-type="float" office:value="170483" calcext:value-type="float">
            <text:p>170483</text:p>
          </table:table-cell>
          <table:table-cell table:style-name="ce104" office:value-type="float" office:value="146509" calcext:value-type="float">
            <text:p>146509</text:p>
          </table:table-cell>
          <table:table-cell table:style-name="ce115" table:formula="of:=([.P146]/[.O146])*100" office:value-type="float" office:value="85.9376008165037" calcext:value-type="float">
            <text:p>85.94</text:p>
          </table:table-cell>
          <table:table-cell table:style-name="ce102" table:formula="of:=[.X146]-[.AC146]" office:value-type="float" office:value="4541" calcext:value-type="float">
            <text:p>4541</text:p>
          </table:table-cell>
          <table:table-cell table:style-name="ce123" table:formula="of:=([.R146]/[.P146])*100" office:value-type="float" office:value="3.09946829205032" calcext:value-type="float">
            <text:p>3.10</text:p>
          </table:table-cell>
          <table:table-cell table:style-name="ce115" table:formula="of:=[.Y146]+[.AD146]" office:value-type="float" office:value="96.3224102273581" calcext:value-type="float">
            <text:p>96.32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allanishamy K C</text:p>
          </table:table-cell>
          <table:table-cell table:style-name="ce108" office:value-type="float" office:value="72831" calcext:value-type="float">
            <text:p>72831</text:p>
          </table:table-cell>
          <table:table-cell table:style-name="ce117" table:formula="of:=([.X146]/[.P146])*100" office:value-type="float" office:value="49.7109392597042" calcext:value-type="float">
            <text:p>49.7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enthilnathan V</text:p>
          </table:table-cell>
          <table:table-cell table:style-name="ce108" office:value-type="float" office:value="68290" calcext:value-type="float">
            <text:p>68290</text:p>
          </table:table-cell>
          <table:table-cell table:style-name="ce117" table:formula="of:=([.AC146]/[.P146])*100" office:value-type="float" office:value="46.6114709676539" calcext:value-type="float">
            <text:p>46.61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ijayakumar R</text:p>
          </table:table-cell>
          <table:table-cell table:style-name="ce108" office:value-type="float" office:value="1530" calcext:value-type="float">
            <text:p>1530</text:p>
          </table:table-cell>
          <table:table-cell table:style-name="ce117" table:formula="of:=([.AH146]/[.P146])*100" office:value-type="float" office:value="1.04430444546069" calcext:value-type="float">
            <text:p>1.0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gadeesan N</text:p>
          </table:table-cell>
          <table:table-cell table:style-name="ce108" office:value-type="float" office:value="1355" calcext:value-type="float">
            <text:p>1355</text:p>
          </table:table-cell>
          <table:table-cell table:style-name="ce117" table:formula="of:=([.AM146]/[.P146])*100" office:value-type="float" office:value="0.92485785856159" calcext:value-type="float">
            <text:p>0.92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Marimuthu C</text:p>
          </table:table-cell>
          <table:table-cell table:style-name="ce108" office:value-type="float" office:value="779" calcext:value-type="float">
            <text:p>779</text:p>
          </table:table-cell>
          <table:table-cell table:style-name="ce117" table:formula="of:=([.AR146]/[.P146])*100" office:value-type="float" office:value="0.531707949682272" calcext:value-type="float">
            <text:p>0.53</text:p>
          </table:table-cell>
          <table:table-cell table:style-name="ce51" table:number-columns-repeated="2"/>
          <table:table-cell table:style-name="ce236"/>
          <table:table-cell table:style-name="ce51" table:number-columns-repeated="4"/>
          <table:table-cell table:style-name="ce239"/>
          <table:table-cell table:style-name="ce51" table:number-columns-repeated="4"/>
          <table:table-cell table:style-name="ce236"/>
          <table:table-cell table:style-name="ce51" table:number-columns-repeated="4"/>
          <table:table-cell table:style-name="ce236"/>
          <table:table-cell table:style-name="ce51" table:number-columns-repeated="4"/>
          <table:table-cell table:style-name="ce236"/>
          <table:table-cell table:style-name="ce51" table:number-columns-repeated="4"/>
          <table:table-cell table:style-name="ce236"/>
          <table:table-cell table:style-name="ce51" table:number-columns-repeated="1631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106" office:value-type="float" office:value="194257" calcext:value-type="float">
            <text:p>194257</text:p>
          </table:table-cell>
          <table:table-cell table:style-name="ce104" office:value-type="float" office:value="163031" calcext:value-type="float">
            <text:p>163031</text:p>
          </table:table-cell>
          <table:table-cell table:style-name="ce115" table:formula="of:=([.P147]/[.O147])*100" office:value-type="float" office:value="83.9254183890413" calcext:value-type="float">
            <text:p>83.93</text:p>
          </table:table-cell>
          <table:table-cell table:style-name="ce102" table:formula="of:=[.X147]-[.AC147]" office:value-type="float" office:value="44145" calcext:value-type="float">
            <text:p>44145</text:p>
          </table:table-cell>
          <table:table-cell table:style-name="ce123" table:formula="of:=([.R147]/[.P147])*100" office:value-type="float" office:value="27.0776723445234" calcext:value-type="float">
            <text:p>27.08</text:p>
          </table:table-cell>
          <table:table-cell table:style-name="ce115" table:formula="of:=[.Y147]+[.AD147]" office:value-type="float" office:value="95.2769718642467" calcext:value-type="float">
            <text:p>95.2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enthil Balaji V</text:p>
          </table:table-cell>
          <table:table-cell table:style-name="ce108" office:value-type="float" office:value="99738" calcext:value-type="float">
            <text:p>99738</text:p>
          </table:table-cell>
          <table:table-cell table:style-name="ce117" table:formula="of:=([.X147]/[.P147])*100" office:value-type="float" office:value="61.1773221043851" calcext:value-type="float">
            <text:p>61.18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Jothi Mani S</text:p>
          </table:table-cell>
          <table:table-cell table:style-name="ce108" office:value-type="float" office:value="55593" calcext:value-type="float">
            <text:p>55593</text:p>
          </table:table-cell>
          <table:table-cell table:style-name="ce117" table:formula="of:=([.AC147]/[.P147])*100" office:value-type="float" office:value="34.0996497598616" calcext:value-type="float">
            <text:p>34.10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ivamani S</text:p>
          </table:table-cell>
          <table:table-cell table:style-name="ce108" office:value-type="float" office:value="2417" calcext:value-type="float">
            <text:p>2417</text:p>
          </table:table-cell>
          <table:table-cell table:style-name="ce117" table:formula="of:=([.AH147]/[.P147])*100" office:value-type="float" office:value="1.48254013040465" calcext:value-type="float">
            <text:p>1.4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PPIS</text:p>
          </table:table-cell>
          <table:table-cell table:style-name="ce108" office:value-type="string" calcext:value-type="string">
            <text:p>Ashokkumar B</text:p>
          </table:table-cell>
          <table:table-cell table:style-name="ce108" office:value-type="float" office:value="681" calcext:value-type="float">
            <text:p>681</text:p>
          </table:table-cell>
          <table:table-cell table:style-name="ce117" table:formula="of:=([.AM147]/[.P147])*100" office:value-type="float" office:value="0.417711968889352" calcext:value-type="float">
            <text:p>0.42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Aadhikrishnan P</text:p>
          </table:table-cell>
          <table:table-cell table:style-name="ce108" office:value-type="float" office:value="620" calcext:value-type="float">
            <text:p>620</text:p>
          </table:table-cell>
          <table:table-cell table:style-name="ce117" table:formula="of:=([.AR147]/[.P147])*100" office:value-type="float" office:value="0.380295771969748" calcext:value-type="float">
            <text:p>0.38</text:p>
          </table:table-cell>
          <table:table-cell table:number-columns-repeated="163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rishnarayapuram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6" office:value-type="float" office:value="174944" calcext:value-type="float">
            <text:p>174944</text:p>
          </table:table-cell>
          <table:table-cell table:style-name="ce104" office:value-type="float" office:value="151699" calcext:value-type="float">
            <text:p>151699</text:p>
          </table:table-cell>
          <table:table-cell table:style-name="ce115" table:formula="of:=([.P148]/[.O148])*100" office:value-type="float" office:value="86.7128909822572" calcext:value-type="float">
            <text:p>86.71</text:p>
          </table:table-cell>
          <table:table-cell table:style-name="ce102" table:formula="of:=[.X148]-[.AC148]" office:value-type="float" office:value="22509" calcext:value-type="float">
            <text:p>22509</text:p>
          </table:table-cell>
          <table:table-cell table:style-name="ce123" table:formula="of:=([.R148]/[.P148])*100" office:value-type="float" office:value="14.8379356488836" calcext:value-type="float">
            <text:p>14.84</text:p>
          </table:table-cell>
          <table:table-cell table:style-name="ce115" table:formula="of:=[.Y148]+[.AD148]" office:value-type="float" office:value="94.7804533978471" calcext:value-type="float">
            <text:p>94.7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maraj S</text:p>
          </table:table-cell>
          <table:table-cell table:style-name="ce108" office:value-type="float" office:value="83145" calcext:value-type="float">
            <text:p>83145</text:p>
          </table:table-cell>
          <table:table-cell table:style-name="ce117" table:formula="of:=([.X148]/[.P148])*100" office:value-type="float" office:value="54.8091945233654" calcext:value-type="float">
            <text:p>54.81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amaraj P</text:p>
          </table:table-cell>
          <table:table-cell table:style-name="ce108" office:value-type="float" office:value="60636" calcext:value-type="float">
            <text:p>60636</text:p>
          </table:table-cell>
          <table:table-cell table:style-name="ce117" table:formula="of:=([.AC148]/[.P148])*100" office:value-type="float" office:value="39.9712588744817" calcext:value-type="float">
            <text:p>39.97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enthilkumar V</text:p>
          </table:table-cell>
          <table:table-cell table:style-name="ce108" office:value-type="float" office:value="2300" calcext:value-type="float">
            <text:p>2300</text:p>
          </table:table-cell>
          <table:table-cell table:style-name="ce117" table:formula="of:=([.AH148]/[.P148])*100" office:value-type="float" office:value="1.51616029110278" calcext:value-type="float">
            <text:p>1.5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udhakar K</text:p>
          </table:table-cell>
          <table:table-cell table:style-name="ce108" office:value-type="float" office:value="1194" calcext:value-type="float">
            <text:p>1194</text:p>
          </table:table-cell>
          <table:table-cell table:style-name="ce117" table:formula="of:=([.AM148]/[.P148])*100" office:value-type="float" office:value="0.787084951120311" calcext:value-type="float">
            <text:p>0.7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Ganesan P</text:p>
          </table:table-cell>
          <table:table-cell table:style-name="ce108" office:value-type="float" office:value="1093" calcext:value-type="float">
            <text:p>1093</text:p>
          </table:table-cell>
          <table:table-cell table:style-name="ce117" table:formula="of:=([.AR148]/[.P148])*100" office:value-type="float" office:value="0.720505738337102" calcext:value-type="float">
            <text:p>0.72</text:p>
          </table:table-cell>
          <table:table-cell table:number-columns-repeated="163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ulithalai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ongu</text:p>
          </table:table-cell>
          <table:table-cell office:value-type="string" calcext:value-type="string">
            <text:p>Ponni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6" office:value-type="float" office:value="179805" calcext:value-type="float">
            <text:p>179805</text:p>
          </table:table-cell>
          <table:table-cell table:style-name="ce104" office:value-type="float" office:value="159662" calcext:value-type="float">
            <text:p>159662</text:p>
          </table:table-cell>
          <table:table-cell table:style-name="ce115" table:formula="of:=([.P149]/[.O149])*100" office:value-type="float" office:value="88.797308194989" calcext:value-type="float">
            <text:p>88.80</text:p>
          </table:table-cell>
          <table:table-cell table:style-name="ce102" table:formula="of:=[.X149]-[.AC149]" office:value-type="float" office:value="22473" calcext:value-type="float">
            <text:p>22473</text:p>
          </table:table-cell>
          <table:table-cell table:style-name="ce123" table:formula="of:=([.R149]/[.P149])*100" office:value-type="float" office:value="14.0753591963022" calcext:value-type="float">
            <text:p>14.08</text:p>
          </table:table-cell>
          <table:table-cell table:style-name="ce115" table:formula="of:=[.Y149]+[.AD149]" office:value-type="float" office:value="95.4798261327053" calcext:value-type="float">
            <text:p>95.4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ppasundaram A</text:p>
          </table:table-cell>
          <table:table-cell table:style-name="ce108" office:value-type="float" office:value="87459" calcext:value-type="float">
            <text:p>87459</text:p>
          </table:table-cell>
          <table:table-cell table:style-name="ce117" table:formula="of:=([.X149]/[.P149])*100" office:value-type="float" office:value="54.7775926645038" calcext:value-type="float">
            <text:p>54.78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anickam R</text:p>
          </table:table-cell>
          <table:table-cell table:style-name="ce108" office:value-type="float" office:value="64986" calcext:value-type="float">
            <text:p>64986</text:p>
          </table:table-cell>
          <table:table-cell table:style-name="ce117" table:formula="of:=([.AC149]/[.P149])*100" office:value-type="float" office:value="40.7022334682016" calcext:value-type="float">
            <text:p>40.70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Dhanasekaran A</text:p>
          </table:table-cell>
          <table:table-cell table:style-name="ce108" office:value-type="float" office:value="2200" calcext:value-type="float">
            <text:p>2200</text:p>
          </table:table-cell>
          <table:table-cell table:style-name="ce117" table:formula="of:=([.AH149]/[.P149])*100" office:value-type="float" office:value="1.37791083664241" calcext:value-type="float">
            <text:p>1.3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Chinnasami K V</text:p>
          </table:table-cell>
          <table:table-cell table:style-name="ce108" office:value-type="float" office:value="1670" calcext:value-type="float">
            <text:p>1670</text:p>
          </table:table-cell>
          <table:table-cell table:style-name="ce117" table:formula="of:=([.AM149]/[.P149])*100" office:value-type="float" office:value="1.0459595896331" calcext:value-type="float">
            <text:p>1.05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Prakashkanna R</text:p>
          </table:table-cell>
          <table:table-cell table:style-name="ce108" office:value-type="float" office:value="1344" calcext:value-type="float">
            <text:p>1344</text:p>
          </table:table-cell>
          <table:table-cell table:style-name="ce117" table:formula="of:=([.AR149]/[.P149])*100" office:value-type="float" office:value="0.841778256566998" calcext:value-type="float">
            <text:p>0.84</text:p>
          </table:table-cell>
          <table:table-cell table:number-columns-repeated="163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paara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6" office:value-type="float" office:value="216436" calcext:value-type="float">
            <text:p>216436</text:p>
          </table:table-cell>
          <table:table-cell table:style-name="ce104" office:value-type="float" office:value="173248" calcext:value-type="float">
            <text:p>173248</text:p>
          </table:table-cell>
          <table:table-cell table:style-name="ce115" table:formula="of:=([.P150]/[.O150])*100" office:value-type="float" office:value="80.0458334103384" calcext:value-type="float">
            <text:p>80.05</text:p>
          </table:table-cell>
          <table:table-cell table:style-name="ce102" table:formula="of:=[.X150]-[.AC150]" office:value-type="float" office:value="28299" calcext:value-type="float">
            <text:p>28299</text:p>
          </table:table-cell>
          <table:table-cell table:style-name="ce123" table:formula="of:=([.R150]/[.P150])*100" office:value-type="float" office:value="16.3343876985593" calcext:value-type="float">
            <text:p>16.33</text:p>
          </table:table-cell>
          <table:table-cell table:style-name="ce115" table:formula="of:=[.Y150]+[.AI150]" office:value-type="float" office:value="62.1357822312524" calcext:value-type="float">
            <text:p>62.1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Chandra Sekar R</text:p>
          </table:table-cell>
          <table:table-cell table:style-name="ce108" office:value-type="float" office:value="81020" calcext:value-type="float">
            <text:p>81020</text:p>
          </table:table-cell>
          <table:table-cell table:style-name="ce117" table:formula="of:=([.X150]/[.P150])*100" office:value-type="float" office:value="46.7653306243074" calcext:value-type="float">
            <text:p>46.77</text:p>
          </table:table-cell>
          <table:table-cell table:style-name="ce13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onnusamy K</text:p>
          </table:table-cell>
          <table:table-cell table:style-name="ce108" office:value-type="float" office:value="52721" calcext:value-type="float">
            <text:p>52721</text:p>
          </table:table-cell>
          <table:table-cell table:style-name="ce117" table:formula="of:=([.AC150]/[.P150])*100" office:value-type="float" office:value="30.4309429257481" calcext:value-type="float">
            <text:p>30.43</text:p>
          </table:table-cell>
          <table:table-cell table:style-name="ce196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Subbha Somu</text:p>
          </table:table-cell>
          <table:table-cell table:style-name="ce108" office:value-type="float" office:value="26629" calcext:value-type="float">
            <text:p>26629</text:p>
          </table:table-cell>
          <table:table-cell table:style-name="ce117" table:formula="of:=([.AH150]/[.P150])*100" office:value-type="float" office:value="15.370451606945" calcext:value-type="float">
            <text:p>15.3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incent De Paul Y</text:p>
          </table:table-cell>
          <table:table-cell table:style-name="ce108" office:value-type="float" office:value="3523" calcext:value-type="float">
            <text:p>3523</text:p>
          </table:table-cell>
          <table:table-cell table:style-name="ce117" table:formula="of:=([.AM150]/[.P150])*100" office:value-type="float" office:value="2.0335011082379" calcext:value-type="float">
            <text:p>2.03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enthil Deepak C</text:p>
          </table:table-cell>
          <table:table-cell table:style-name="ce108" office:value-type="float" office:value="2589" calcext:value-type="float">
            <text:p>2589</text:p>
          </table:table-cell>
          <table:table-cell table:style-name="ce117" table:formula="of:=([.AR150]/[.P150])*100" office:value-type="float" office:value="1.49438954562246" calcext:value-type="float">
            <text:p>1.49</text:p>
          </table:table-cell>
          <table:table-cell table:number-columns-repeated="163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rirangam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Amma</text:p>
          </table:table-cell>
          <table:table-cell table:style-name="ce106" office:value-type="float" office:value="221158" calcext:value-type="float">
            <text:p>221158</text:p>
          </table:table-cell>
          <table:table-cell table:style-name="ce104" office:value-type="float" office:value="178547" calcext:value-type="float">
            <text:p>178547</text:p>
          </table:table-cell>
          <table:table-cell table:style-name="ce115" table:formula="of:=([.P151]/[.O151])*100" office:value-type="float" office:value="80.7327792799718" calcext:value-type="float">
            <text:p>80.73</text:p>
          </table:table-cell>
          <table:table-cell table:style-name="ce102" table:formula="of:=[.X151]-[.AC151]" office:value-type="float" office:value="41848" calcext:value-type="float">
            <text:p>41848</text:p>
          </table:table-cell>
          <table:table-cell table:style-name="ce123" table:formula="of:=([.R151]/[.P151])*100" office:value-type="float" office:value="23.43808633021" calcext:value-type="float">
            <text:p>23.44</text:p>
          </table:table-cell>
          <table:table-cell table:style-name="ce115" table:formula="of:=[.Y151]+[.AD151]" office:value-type="float" office:value="94.5454138126096" calcext:value-type="float">
            <text:p>94.5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J Jayalalithaa</text:p>
          </table:table-cell>
          <table:table-cell table:style-name="ce108" office:value-type="float" office:value="105328" calcext:value-type="float">
            <text:p>105328</text:p>
          </table:table-cell>
          <table:table-cell table:style-name="ce117" table:formula="of:=([.X151]/[.P151])*100" office:value-type="float" office:value="58.9917500714098" calcext:value-type="float">
            <text:p>58.9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N Anand</text:p>
          </table:table-cell>
          <table:table-cell table:style-name="ce108" office:value-type="float" office:value="63480" calcext:value-type="float">
            <text:p>63480</text:p>
          </table:table-cell>
          <table:table-cell table:style-name="ce117" table:formula="of:=([.AC151]/[.P151])*100" office:value-type="float" office:value="35.5536637411998" calcext:value-type="float">
            <text:p>35.55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Arivalagon K A S</text:p>
          </table:table-cell>
          <table:table-cell table:style-name="ce108" office:value-type="float" office:value="2017" calcext:value-type="float">
            <text:p>2017</text:p>
          </table:table-cell>
          <table:table-cell table:style-name="ce117" table:formula="of:=([.AH151]/[.P151])*100" office:value-type="float" office:value="1.129674539477" calcext:value-type="float">
            <text:p>1.13</text:p>
          </table:table-cell>
          <table:table-cell table:style-name="ce221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Tamilarasi V</text:p>
          </table:table-cell>
          <table:table-cell table:style-name="ce108" office:value-type="float" office:value="1221" calcext:value-type="float">
            <text:p>1221</text:p>
          </table:table-cell>
          <table:table-cell table:style-name="ce117" table:formula="of:=([.AM151]/[.P151])*100" office:value-type="float" office:value="0.6838535511658" calcext:value-type="float">
            <text:p>0.68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Natarajan S</text:p>
          </table:table-cell>
          <table:table-cell table:style-name="ce108" office:value-type="float" office:value="928" calcext:value-type="float">
            <text:p>928</text:p>
          </table:table-cell>
          <table:table-cell table:style-name="ce117" table:formula="of:=([.AR151]/[.P151])*100" office:value-type="float" office:value="0.519751101950747" calcext:value-type="float">
            <text:p>0.52</text:p>
          </table:table-cell>
          <table:table-cell table:number-columns-repeated="163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ruchirappalli West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6" office:value-type="float" office:value="205662" calcext:value-type="float">
            <text:p>205662</text:p>
          </table:table-cell>
          <table:table-cell table:style-name="ce104" office:value-type="float" office:value="154321" calcext:value-type="float">
            <text:p>154321</text:p>
          </table:table-cell>
          <table:table-cell table:style-name="ce115" table:formula="of:=([.P152]/[.O152])*100" office:value-type="float" office:value="75.0362244848343" calcext:value-type="float">
            <text:p>75.04</text:p>
          </table:table-cell>
          <table:table-cell table:style-name="ce102" table:formula="of:=[.X152]-[.AC152]" office:value-type="float" office:value="7179" calcext:value-type="float">
            <text:p>7179</text:p>
          </table:table-cell>
          <table:table-cell table:style-name="ce123" table:formula="of:=([.R152]/[.P152])*100" office:value-type="float" office:value="4.65199162784067" calcext:value-type="float">
            <text:p>4.65</text:p>
          </table:table-cell>
          <table:table-cell table:style-name="ce115" table:formula="of:=[.Y152]+[.AD152]" office:value-type="float" office:value="95.7776323377894" calcext:value-type="float">
            <text:p>95.7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 Mariam Pitchai</text:p>
          </table:table-cell>
          <table:table-cell table:style-name="ce108" office:value-type="float" office:value="77492" calcext:value-type="float">
            <text:p>77492</text:p>
          </table:table-cell>
          <table:table-cell table:style-name="ce117" table:formula="of:=([.X152]/[.P152])*100" office:value-type="float" office:value="50.214811982815" calcext:value-type="float">
            <text:p>50.21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 N Nehru</text:p>
          </table:table-cell>
          <table:table-cell table:style-name="ce108" office:value-type="float" office:value="70313" calcext:value-type="float">
            <text:p>70313</text:p>
          </table:table-cell>
          <table:table-cell table:style-name="ce117" table:formula="of:=([.AC152]/[.P152])*100" office:value-type="float" office:value="45.5628203549744" calcext:value-type="float">
            <text:p>45.56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 Thirumalai</text:p>
          </table:table-cell>
          <table:table-cell table:style-name="ce108" office:value-type="float" office:value="2569" calcext:value-type="float">
            <text:p>2569</text:p>
          </table:table-cell>
          <table:table-cell table:style-name="ce117" table:formula="of:=([.AH152]/[.P152])*100" office:value-type="float" office:value="1.66471186682305" calcext:value-type="float">
            <text:p>1.66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P Selvam</text:p>
          </table:table-cell>
          <table:table-cell table:style-name="ce108" office:value-type="float" office:value="1487" calcext:value-type="float">
            <text:p>1487</text:p>
          </table:table-cell>
          <table:table-cell table:style-name="ce117" table:formula="of:=([.AM152]/[.P152])*100" office:value-type="float" office:value="0.963575922913926" calcext:value-type="float">
            <text:p>0.9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L Venkatachalam</text:p>
          </table:table-cell>
          <table:table-cell table:style-name="ce108" office:value-type="float" office:value="475" calcext:value-type="float">
            <text:p>475</text:p>
          </table:table-cell>
          <table:table-cell table:style-name="ce117" table:formula="of:=([.AR152]/[.P152])*100" office:value-type="float" office:value="0.307799975376002" calcext:value-type="float">
            <text:p>0.31</text:p>
          </table:table-cell>
          <table:table-cell table:number-columns-repeated="1633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iruchirappalli East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6" office:value-type="float" office:value="200933" calcext:value-type="float">
            <text:p>200933</text:p>
          </table:table-cell>
          <table:table-cell table:style-name="ce104" office:value-type="float" office:value="151439" calcext:value-type="float">
            <text:p>151439</text:p>
          </table:table-cell>
          <table:table-cell table:style-name="ce115" table:formula="of:=([.P153]/[.O153])*100" office:value-type="float" office:value="75.367908705887" calcext:value-type="float">
            <text:p>75.37</text:p>
          </table:table-cell>
          <table:table-cell table:style-name="ce102" table:formula="of:=[.X153]-[.AC153]" office:value-type="float" office:value="20626" calcext:value-type="float">
            <text:p>20626</text:p>
          </table:table-cell>
          <table:table-cell table:style-name="ce123" table:formula="of:=([.R153]/[.P153])*100" office:value-type="float" office:value="13.6200054147214" calcext:value-type="float">
            <text:p>13.62</text:p>
          </table:table-cell>
          <table:table-cell table:style-name="ce115" table:formula="of:=[.Y153]+[.AD153]" office:value-type="float" office:value="96.0558376640099" calcext:value-type="float">
            <text:p>96.0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anoharan R</text:p>
          </table:table-cell>
          <table:table-cell table:style-name="ce108" office:value-type="float" office:value="83046" calcext:value-type="float">
            <text:p>83046</text:p>
          </table:table-cell>
          <table:table-cell table:style-name="ce117" table:formula="of:=([.X153]/[.P153])*100" office:value-type="float" office:value="54.8379215393657" calcext:value-type="float">
            <text:p>54.84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nbil Periyasamy</text:p>
          </table:table-cell>
          <table:table-cell table:style-name="ce108" office:value-type="float" office:value="62420" calcext:value-type="float">
            <text:p>62420</text:p>
          </table:table-cell>
          <table:table-cell table:style-name="ce117" table:formula="of:=([.AC153]/[.P153])*100" office:value-type="float" office:value="41.2179161246442" calcext:value-type="float">
            <text:p>41.22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Parthiban P</text:p>
          </table:table-cell>
          <table:table-cell table:style-name="ce108" office:value-type="float" office:value="3170" calcext:value-type="float">
            <text:p>3170</text:p>
          </table:table-cell>
          <table:table-cell table:style-name="ce117" table:formula="of:=([.AH153]/[.P153])*100" office:value-type="float" office:value="2.09325206848962" calcext:value-type="float">
            <text:p>2.0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anoj Kumar S</text:p>
          </table:table-cell>
          <table:table-cell table:style-name="ce108" office:value-type="float" office:value="631" calcext:value-type="float">
            <text:p>631</text:p>
          </table:table-cell>
          <table:table-cell table:style-name="ce117" table:formula="of:=([.AM153]/[.P153])*100" office:value-type="float" office:value="0.416669418049512" calcext:value-type="float">
            <text:p>0.4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RJD</text:p>
          </table:table-cell>
          <table:table-cell table:style-name="ce108" office:value-type="string" calcext:value-type="string">
            <text:p>Elango N M</text:p>
          </table:table-cell>
          <table:table-cell table:style-name="ce108" office:value-type="float" office:value="539" calcext:value-type="float">
            <text:p>539</text:p>
          </table:table-cell>
          <table:table-cell table:style-name="ce117" table:formula="of:=([.AR153]/[.P153])*100" office:value-type="float" office:value="0.355918884831516" calcext:value-type="float">
            <text:p>0.36</text:p>
          </table:table-cell>
          <table:table-cell table:number-columns-repeated="1633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hiruverumb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106" office:value-type="float" office:value="209398" calcext:value-type="float">
            <text:p>209398</text:p>
          </table:table-cell>
          <table:table-cell table:style-name="ce104" office:value-type="float" office:value="150543" calcext:value-type="float">
            <text:p>150543</text:p>
          </table:table-cell>
          <table:table-cell table:style-name="ce115" table:formula="of:=([.P154]/[.O154])*100" office:value-type="float" office:value="71.8932368026438" calcext:value-type="float">
            <text:p>71.89</text:p>
          </table:table-cell>
          <table:table-cell table:style-name="ce102" table:formula="of:=[.X154]-[.AC154]" office:value-type="float" office:value="4205" calcext:value-type="float">
            <text:p>4205</text:p>
          </table:table-cell>
          <table:table-cell table:style-name="ce123" table:formula="of:=([.R154]/[.P154])*100" office:value-type="float" office:value="2.79322187016334" calcext:value-type="float">
            <text:p>2.79</text:p>
          </table:table-cell>
          <table:table-cell table:style-name="ce115" table:formula="of:=[.Y154]+[.AD154]" office:value-type="float" office:value="92.0049421095634" calcext:value-type="float">
            <text:p>92.0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 Senthilkumar</text:p>
          </table:table-cell>
          <table:table-cell table:style-name="ce108" office:value-type="float" office:value="71356" calcext:value-type="float">
            <text:p>71356</text:p>
          </table:table-cell>
          <table:table-cell table:style-name="ce117" table:formula="of:=([.X154]/[.P154])*100" office:value-type="float" office:value="47.3990819898634" calcext:value-type="float">
            <text:p>47.40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 N Seharan</text:p>
          </table:table-cell>
          <table:table-cell table:style-name="ce108" office:value-type="float" office:value="67151" calcext:value-type="float">
            <text:p>67151</text:p>
          </table:table-cell>
          <table:table-cell table:style-name="ce117" table:formula="of:=([.AC154]/[.P154])*100" office:value-type="float" office:value="44.6058601197" calcext:value-type="float">
            <text:p>44.61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A Edwin Jerald</text:p>
          </table:table-cell>
          <table:table-cell table:style-name="ce108" office:value-type="float" office:value="3688" calcext:value-type="float">
            <text:p>3688</text:p>
          </table:table-cell>
          <table:table-cell table:style-name="ce117" table:formula="of:=([.AH154]/[.P154])*100" office:value-type="float" office:value="2.44979839647144" calcext:value-type="float">
            <text:p>2.4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 Sundarrajan</text:p>
          </table:table-cell>
          <table:table-cell table:style-name="ce108" office:value-type="float" office:value="3145" calcext:value-type="float">
            <text:p>3145</text:p>
          </table:table-cell>
          <table:table-cell table:style-name="ce117" table:formula="of:=([.AM154]/[.P154])*100" office:value-type="float" office:value="2.08910410978923" calcext:value-type="float">
            <text:p>2.0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I Syed Mohammed Abuthagir</text:p>
          </table:table-cell>
          <table:table-cell table:style-name="ce108" office:value-type="float" office:value="1885" calcext:value-type="float">
            <text:p>1885</text:p>
          </table:table-cell>
          <table:table-cell table:style-name="ce117" table:formula="of:=([.AR154]/[.P154])*100" office:value-type="float" office:value="1.25213394179736" calcext:value-type="float">
            <text:p>1.25</text:p>
          </table:table-cell>
          <table:table-cell table:number-columns-repeated="1633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lgud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6" office:value-type="float" office:value="175172" calcext:value-type="float">
            <text:p>175172</text:p>
          </table:table-cell>
          <table:table-cell table:style-name="ce104" office:value-type="float" office:value="146201" calcext:value-type="float">
            <text:p>146201</text:p>
          </table:table-cell>
          <table:table-cell table:style-name="ce115" table:formula="of:=([.P155]/[.O155])*100" office:value-type="float" office:value="83.4613979403101" calcext:value-type="float">
            <text:p>83.46</text:p>
          </table:table-cell>
          <table:table-cell table:style-name="ce102" table:formula="of:=[.X155]-[.AC155]" office:value-type="float" office:value="7155" calcext:value-type="float">
            <text:p>7155</text:p>
          </table:table-cell>
          <table:table-cell table:style-name="ce123" table:formula="of:=([.R155]/[.P155])*100" office:value-type="float" office:value="4.89394737382097" calcext:value-type="float">
            <text:p>4.89</text:p>
          </table:table-cell>
          <table:table-cell table:style-name="ce115" table:formula="of:=[.Y155]+[.AD155]" office:value-type="float" office:value="84.521309703764" calcext:value-type="float">
            <text:p>84.52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oundarapandian A</text:p>
          </table:table-cell>
          <table:table-cell table:style-name="ce108" office:value-type="float" office:value="65363" calcext:value-type="float">
            <text:p>65363</text:p>
          </table:table-cell>
          <table:table-cell table:style-name="ce117" table:formula="of:=([.X155]/[.P155])*100" office:value-type="float" office:value="44.7076285387925" calcext:value-type="float">
            <text:p>44.7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endhureswaran A D</text:p>
          </table:table-cell>
          <table:table-cell table:style-name="ce108" office:value-type="float" office:value="58208" calcext:value-type="float">
            <text:p>58208</text:p>
          </table:table-cell>
          <table:table-cell table:style-name="ce117" table:formula="of:=([.AC155]/[.P155])*100" office:value-type="float" office:value="39.8136811649715" calcext:value-type="float">
            <text:p>39.81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Parkkavan Pachamuthu P</text:p>
          </table:table-cell>
          <table:table-cell table:style-name="ce108" office:value-type="float" office:value="14004" calcext:value-type="float">
            <text:p>14004</text:p>
          </table:table-cell>
          <table:table-cell table:style-name="ce117" table:formula="of:=([.AH155]/[.P155])*100" office:value-type="float" office:value="9.57859385366721" calcext:value-type="float">
            <text:p>9.58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Lohithasan M S</text:p>
          </table:table-cell>
          <table:table-cell table:style-name="ce108" office:value-type="float" office:value="2413" calcext:value-type="float">
            <text:p>2413</text:p>
          </table:table-cell>
          <table:table-cell table:style-name="ce117" table:formula="of:=([.AM155]/[.P155])*100" office:value-type="float" office:value="1.6504675070622" calcext:value-type="float">
            <text:p>1.6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Thangamani K</text:p>
          </table:table-cell>
          <table:table-cell table:style-name="ce108" office:value-type="float" office:value="1452" calcext:value-type="float">
            <text:p>1452</text:p>
          </table:table-cell>
          <table:table-cell table:style-name="ce117" table:formula="of:=([.AR155]/[.P155])*100" office:value-type="float" office:value="0.993153261605598" calcext:value-type="float">
            <text:p>0.99</text:p>
          </table:table-cell>
          <table:table-cell table:number-columns-repeated="1633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nachanall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6" office:value-type="float" office:value="186109" calcext:value-type="float">
            <text:p>186109</text:p>
          </table:table-cell>
          <table:table-cell table:style-name="ce104" office:value-type="float" office:value="156437" calcext:value-type="float">
            <text:p>156437</text:p>
          </table:table-cell>
          <table:table-cell table:style-name="ce115" table:formula="of:=([.P156]/[.O156])*100" office:value-type="float" office:value="84.0566549710116" calcext:value-type="float">
            <text:p>84.06</text:p>
          </table:table-cell>
          <table:table-cell table:style-name="ce102" table:formula="of:=[.X156]-[.AC156]" office:value-type="float" office:value="19190" calcext:value-type="float">
            <text:p>19190</text:p>
          </table:table-cell>
          <table:table-cell table:style-name="ce123" table:formula="of:=([.R156]/[.P156])*100" office:value-type="float" office:value="12.266918951399" calcext:value-type="float">
            <text:p>12.27</text:p>
          </table:table-cell>
          <table:table-cell table:style-name="ce115" table:formula="of:=[.Y156]+[.AD156]" office:value-type="float" office:value="93.9803243478205" calcext:value-type="float">
            <text:p>93.9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oonachi T P</text:p>
          </table:table-cell>
          <table:table-cell table:style-name="ce108" office:value-type="float" office:value="83105" calcext:value-type="float">
            <text:p>83105</text:p>
          </table:table-cell>
          <table:table-cell table:style-name="ce117" table:formula="of:=([.X156]/[.P156])*100" office:value-type="float" office:value="53.1236216496097" calcext:value-type="float">
            <text:p>53.1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elvaraj N</text:p>
          </table:table-cell>
          <table:table-cell table:style-name="ce108" office:value-type="float" office:value="63915" calcext:value-type="float">
            <text:p>63915</text:p>
          </table:table-cell>
          <table:table-cell table:style-name="ce117" table:formula="of:=([.AC156]/[.P156])*100" office:value-type="float" office:value="40.8567026982108" calcext:value-type="float">
            <text:p>40.86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ubramaniam M</text:p>
          </table:table-cell>
          <table:table-cell table:style-name="ce108" office:value-type="float" office:value="4127" calcext:value-type="float">
            <text:p>4127</text:p>
          </table:table-cell>
          <table:table-cell table:style-name="ce117" table:formula="of:=([.AH156]/[.P156])*100" office:value-type="float" office:value="2.63812269475891" calcext:value-type="float">
            <text:p>2.6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ethinakumar G</text:p>
          </table:table-cell>
          <table:table-cell table:style-name="ce108" office:value-type="float" office:value="1093" calcext:value-type="float">
            <text:p>1093</text:p>
          </table:table-cell>
          <table:table-cell table:style-name="ce117" table:formula="of:=([.AM156]/[.P156])*100" office:value-type="float" office:value="0.698683815209957" calcext:value-type="float">
            <text:p>0.7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PB</text:p>
          </table:table-cell>
          <table:table-cell table:style-name="ce108" office:value-type="string" calcext:value-type="string">
            <text:p>Anbalagan V</text:p>
          </table:table-cell>
          <table:table-cell table:style-name="ce108" office:value-type="float" office:value="1010" calcext:value-type="float">
            <text:p>1010</text:p>
          </table:table-cell>
          <table:table-cell table:style-name="ce117" table:formula="of:=([.AR156]/[.P156])*100" office:value-type="float" office:value="0.645627313231524" calcext:value-type="float">
            <text:p>0.65</text:p>
          </table:table-cell>
          <table:table-cell table:number-columns-repeated="1633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usiri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6" office:value-type="float" office:value="184922" calcext:value-type="float">
            <text:p>184922</text:p>
          </table:table-cell>
          <table:table-cell table:style-name="ce104" office:value-type="float" office:value="150808" calcext:value-type="float">
            <text:p>150808</text:p>
          </table:table-cell>
          <table:table-cell table:style-name="ce115" table:formula="of:=([.P157]/[.O157])*100" office:value-type="float" office:value="81.5522220179319" calcext:value-type="float">
            <text:p>81.55</text:p>
          </table:table-cell>
          <table:table-cell table:style-name="ce102" table:formula="of:=[.X157]-[.AC157]" office:value-type="float" office:value="43791" calcext:value-type="float">
            <text:p>43791</text:p>
          </table:table-cell>
          <table:table-cell table:style-name="ce123" table:formula="of:=([.R157]/[.P157])*100" office:value-type="float" office:value="29.0375842130391" calcext:value-type="float">
            <text:p>29.04</text:p>
          </table:table-cell>
          <table:table-cell table:style-name="ce115" table:formula="of:=[.Y157]+[.AD157]" office:value-type="float" office:value="80.546787968808" calcext:value-type="float">
            <text:p>80.5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 R Sivapathy</text:p>
          </table:table-cell>
          <table:table-cell table:style-name="ce108" office:value-type="float" office:value="82631" calcext:value-type="float">
            <text:p>82631</text:p>
          </table:table-cell>
          <table:table-cell table:style-name="ce117" table:formula="of:=([.X157]/[.P157])*100" office:value-type="float" office:value="54.7921860909236" calcext:value-type="float">
            <text:p>54.7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M Rajasekharan</text:p>
          </table:table-cell>
          <table:table-cell table:style-name="ce108" office:value-type="float" office:value="38840" calcext:value-type="float">
            <text:p>38840</text:p>
          </table:table-cell>
          <table:table-cell table:style-name="ce117" table:formula="of:=([.AC157]/[.P157])*100" office:value-type="float" office:value="25.7546018778845" calcext:value-type="float">
            <text:p>25.75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 Kanniyan</text:p>
          </table:table-cell>
          <table:table-cell table:style-name="ce108" office:value-type="float" office:value="19193" calcext:value-type="float">
            <text:p>19193</text:p>
          </table:table-cell>
          <table:table-cell table:style-name="ce117" table:formula="of:=([.AH157]/[.P157])*100" office:value-type="float" office:value="12.726778420243" calcext:value-type="float">
            <text:p>12.73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 P Rajendran</text:p>
          </table:table-cell>
          <table:table-cell table:style-name="ce108" office:value-type="float" office:value="2743" calcext:value-type="float">
            <text:p>2743</text:p>
          </table:table-cell>
          <table:table-cell table:style-name="ce117" table:formula="of:=([.AM157]/[.P157])*100" office:value-type="float" office:value="1.81886902551589" calcext:value-type="float">
            <text:p>1.8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 Panneerselvam</text:p>
          </table:table-cell>
          <table:table-cell table:style-name="ce108" office:value-type="float" office:value="1761" calcext:value-type="float">
            <text:p>1761</text:p>
          </table:table-cell>
          <table:table-cell table:style-name="ce117" table:formula="of:=([.AR157]/[.P157])*100" office:value-type="float" office:value="1.16770993581242" calcext:value-type="float">
            <text:p>1.17</text:p>
          </table:table-cell>
          <table:table-cell table:number-columns-repeated="1633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uraiyur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106" office:value-type="float" office:value="180988" calcext:value-type="float">
            <text:p>180988</text:p>
          </table:table-cell>
          <table:table-cell table:style-name="ce104" office:value-type="float" office:value="148452" calcext:value-type="float">
            <text:p>148452</text:p>
          </table:table-cell>
          <table:table-cell table:style-name="ce115" table:formula="of:=([.P158]/[.O158])*100" office:value-type="float" office:value="82.023117554755" calcext:value-type="float">
            <text:p>82.02</text:p>
          </table:table-cell>
          <table:table-cell table:style-name="ce102" table:formula="of:=[.X158]-[.AC158]" office:value-type="float" office:value="10935" calcext:value-type="float">
            <text:p>10935</text:p>
          </table:table-cell>
          <table:table-cell table:style-name="ce123" table:formula="of:=([.R158]/[.P158])*100" office:value-type="float" office:value="7.36601729852074" calcext:value-type="float">
            <text:p>7.37</text:p>
          </table:table-cell>
          <table:table-cell table:style-name="ce115" table:formula="of:=[.Y158]+[.AD158]" office:value-type="float" office:value="93.9839139924016" calcext:value-type="float">
            <text:p>93.9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Indraganthi T</text:p>
          </table:table-cell>
          <table:table-cell table:style-name="ce108" office:value-type="float" office:value="75228" calcext:value-type="float">
            <text:p>75228</text:p>
          </table:table-cell>
          <table:table-cell table:style-name="ce117" table:formula="of:=([.X158]/[.P158])*100" office:value-type="float" office:value="50.6749656454612" calcext:value-type="float">
            <text:p>50.6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arimala Devi S</text:p>
          </table:table-cell>
          <table:table-cell table:style-name="ce108" office:value-type="float" office:value="64293" calcext:value-type="float">
            <text:p>64293</text:p>
          </table:table-cell>
          <table:table-cell table:style-name="ce117" table:formula="of:=([.AC158]/[.P158])*100" office:value-type="float" office:value="43.3089483469404" calcext:value-type="float">
            <text:p>43.31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 Rengaraji</text:p>
          </table:table-cell>
          <table:table-cell table:style-name="ce108" office:value-type="float" office:value="1828" calcext:value-type="float">
            <text:p>1828</text:p>
          </table:table-cell>
          <table:table-cell table:style-name="ce117" table:formula="of:=([.AH158]/[.P158])*100" office:value-type="float" office:value="1.231374451001" calcext:value-type="float">
            <text:p>1.2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 Ganesan</text:p>
          </table:table-cell>
          <table:table-cell table:style-name="ce108" office:value-type="float" office:value="1753" calcext:value-type="float">
            <text:p>1753</text:p>
          </table:table-cell>
          <table:table-cell table:style-name="ce117" table:formula="of:=([.AM158]/[.P158])*100" office:value-type="float" office:value="1.18085307035271" calcext:value-type="float">
            <text:p>1.1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 Dharmalingam</text:p>
          </table:table-cell>
          <table:table-cell table:style-name="ce108" office:value-type="float" office:value="1295" calcext:value-type="float">
            <text:p>1295</text:p>
          </table:table-cell>
          <table:table-cell table:style-name="ce117" table:formula="of:=([.AR158]/[.P158])*100" office:value-type="float" office:value="0.872335839193814" calcext:value-type="float">
            <text:p>0.87</text:p>
          </table:table-cell>
          <table:table-cell table:number-columns-repeated="1633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eramb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6" office:value-type="float" office:value="228439" calcext:value-type="float">
            <text:p>228439</text:p>
          </table:table-cell>
          <table:table-cell table:style-name="ce104" office:value-type="float" office:value="188725" calcext:value-type="float">
            <text:p>188725</text:p>
          </table:table-cell>
          <table:table-cell table:style-name="ce115" table:formula="of:=([.P159]/[.O159])*100" office:value-type="float" office:value="82.6150525960979" calcext:value-type="float">
            <text:p>82.62</text:p>
          </table:table-cell>
          <table:table-cell table:style-name="ce102" table:formula="of:=[.X159]-[.AC159]" office:value-type="float" office:value="19079" calcext:value-type="float">
            <text:p>19079</text:p>
          </table:table-cell>
          <table:table-cell table:style-name="ce123" table:formula="of:=([.R159]/[.P159])*100" office:value-type="float" office:value="10.109418466022" calcext:value-type="float">
            <text:p>10.11</text:p>
          </table:table-cell>
          <table:table-cell table:style-name="ce115" table:formula="of:=[.Y159]+[.AD159]" office:value-type="float" office:value="94.272089018413" calcext:value-type="float">
            <text:p>94.2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Tamizhselvan R</text:p>
          </table:table-cell>
          <table:table-cell table:style-name="ce108" office:value-type="float" office:value="98497" calcext:value-type="float">
            <text:p>98497</text:p>
          </table:table-cell>
          <table:table-cell table:style-name="ce117" table:formula="of:=([.X159]/[.P159])*100" office:value-type="float" office:value="52.1907537422175" calcext:value-type="float">
            <text:p>52.1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rabhaharan M</text:p>
          </table:table-cell>
          <table:table-cell table:style-name="ce108" office:value-type="float" office:value="79418" calcext:value-type="float">
            <text:p>79418</text:p>
          </table:table-cell>
          <table:table-cell table:style-name="ce117" table:formula="of:=([.AC159]/[.P159])*100" office:value-type="float" office:value="42.0813352761955" calcext:value-type="float">
            <text:p>42.08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Jayabalaji J</text:p>
          </table:table-cell>
          <table:table-cell table:style-name="ce108" office:value-type="float" office:value="3668" calcext:value-type="float">
            <text:p>3668</text:p>
          </table:table-cell>
          <table:table-cell table:style-name="ce117" table:formula="of:=([.AH159]/[.P159])*100" office:value-type="float" office:value="1.94356868459399" calcext:value-type="float">
            <text:p>1.9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vichandran S</text:p>
          </table:table-cell>
          <table:table-cell table:style-name="ce108" office:value-type="float" office:value="2020" calcext:value-type="float">
            <text:p>2020</text:p>
          </table:table-cell>
          <table:table-cell table:style-name="ce117" table:formula="of:=([.AM159]/[.P159])*100" office:value-type="float" office:value="1.07034044244271" calcext:value-type="float">
            <text:p>1.07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Krishnamoorthy S</text:p>
          </table:table-cell>
          <table:table-cell table:style-name="ce108" office:value-type="float" office:value="1851" calcext:value-type="float">
            <text:p>1851</text:p>
          </table:table-cell>
          <table:table-cell table:style-name="ce117" table:formula="of:=([.AR159]/[.P159])*100" office:value-type="float" office:value="0.980792157901709" calcext:value-type="float">
            <text:p>0.98</text:p>
          </table:table-cell>
          <table:table-cell table:number-columns-repeated="1633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unnam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6" office:value-type="float" office:value="212789" calcext:value-type="float">
            <text:p>212789</text:p>
          </table:table-cell>
          <table:table-cell table:style-name="ce104" office:value-type="float" office:value="174294" calcext:value-type="float">
            <text:p>174294</text:p>
          </table:table-cell>
          <table:table-cell table:style-name="ce115" table:formula="of:=([.P160]/[.O160])*100" office:value-type="float" office:value="81.9093092218113" calcext:value-type="float">
            <text:p>81.91</text:p>
          </table:table-cell>
          <table:table-cell table:style-name="ce102" table:formula="of:=[.X160]-[.AC160]" office:value-type="float" office:value="22957" calcext:value-type="float">
            <text:p>22957</text:p>
          </table:table-cell>
          <table:table-cell table:style-name="ce123" table:formula="of:=([.R160]/[.P160])*100" office:value-type="float" office:value="13.171422997923" calcext:value-type="float">
            <text:p>13.17</text:p>
          </table:table-cell>
          <table:table-cell table:style-name="ce115" table:formula="of:=[.Y160]+[.AD160]" office:value-type="float" office:value="80.6046106004797" calcext:value-type="float">
            <text:p>80.60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ivasankar S S</text:p>
          </table:table-cell>
          <table:table-cell table:style-name="ce108" office:value-type="float" office:value="81723" calcext:value-type="float">
            <text:p>81723</text:p>
          </table:table-cell>
          <table:table-cell table:style-name="ce117" table:formula="of:=([.X160]/[.P160])*100" office:value-type="float" office:value="46.8880167992013" calcext:value-type="float">
            <text:p>46.8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Durai Kamaraj</text:p>
          </table:table-cell>
          <table:table-cell table:style-name="ce108" office:value-type="float" office:value="58766" calcext:value-type="float">
            <text:p>58766</text:p>
          </table:table-cell>
          <table:table-cell table:style-name="ce117" table:formula="of:=([.AC160]/[.P160])*100" office:value-type="float" office:value="33.7165938012783" calcext:value-type="float">
            <text:p>33.72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Jayaseelan P</text:p>
          </table:table-cell>
          <table:table-cell table:style-name="ce108" office:value-type="float" office:value="13735" calcext:value-type="float">
            <text:p>13735</text:p>
          </table:table-cell>
          <table:table-cell table:style-name="ce117" table:formula="of:=([.AH160]/[.P160])*100" office:value-type="float" office:value="7.88036306470676" calcext:value-type="float">
            <text:p>7.8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onnivalavan P</text:p>
          </table:table-cell>
          <table:table-cell table:style-name="ce108" office:value-type="float" office:value="8395" calcext:value-type="float">
            <text:p>8395</text:p>
          </table:table-cell>
          <table:table-cell table:style-name="ce117" table:formula="of:=([.AM160]/[.P160])*100" office:value-type="float" office:value="4.81657429400897" calcext:value-type="float">
            <text:p>4.82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Baskaran T</text:p>
          </table:table-cell>
          <table:table-cell table:style-name="ce108" office:value-type="float" office:value="2509" calcext:value-type="float">
            <text:p>2509</text:p>
          </table:table-cell>
          <table:table-cell table:style-name="ce117" table:formula="of:=([.AR160]/[.P160])*100" office:value-type="float" office:value="1.43952172765557" calcext:value-type="float">
            <text:p>1.44</text:p>
          </table:table-cell>
          <table:table-cell table:number-columns-repeated="1633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Ariy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6" office:value-type="float" office:value="218992" calcext:value-type="float">
            <text:p>218992</text:p>
          </table:table-cell>
          <table:table-cell table:style-name="ce104" office:value-type="float" office:value="185749" calcext:value-type="float">
            <text:p>185749</text:p>
          </table:table-cell>
          <table:table-cell table:style-name="ce115" table:formula="of:=([.P161]/[.O161])*100" office:value-type="float" office:value="84.8199934244173" calcext:value-type="float">
            <text:p>84.82</text:p>
          </table:table-cell>
          <table:table-cell table:style-name="ce102" table:formula="of:=[.X161]-[.AC161]" office:value-type="float" office:value="17820" calcext:value-type="float">
            <text:p>17820</text:p>
          </table:table-cell>
          <table:table-cell table:style-name="ce123" table:formula="of:=([.R161]/[.P161])*100" office:value-type="float" office:value="9.5935913517704" calcext:value-type="float">
            <text:p>9.59</text:p>
          </table:table-cell>
          <table:table-cell table:style-name="ce115" table:formula="of:=[.Y161]+[.AD161]" office:value-type="float" office:value="85.9396282079581" calcext:value-type="float">
            <text:p>85.9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anivel Durai</text:p>
          </table:table-cell>
          <table:table-cell table:style-name="ce108" office:value-type="float" office:value="88726" calcext:value-type="float">
            <text:p>88726</text:p>
          </table:table-cell>
          <table:table-cell table:style-name="ce117" table:formula="of:=([.X161]/[.P161])*100" office:value-type="float" office:value="47.7666097798642" calcext:value-type="float">
            <text:p>47.7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Amaramoorthy D</text:p>
          </table:table-cell>
          <table:table-cell table:style-name="ce108" office:value-type="float" office:value="70906" calcext:value-type="float">
            <text:p>70906</text:p>
          </table:table-cell>
          <table:table-cell table:style-name="ce117" table:formula="of:=([.AC161]/[.P161])*100" office:value-type="float" office:value="38.1730184280938" calcext:value-type="float">
            <text:p>38.17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Baskar C</text:p>
          </table:table-cell>
          <table:table-cell table:style-name="ce108" office:value-type="float" office:value="9501" calcext:value-type="float">
            <text:p>9501</text:p>
          </table:table-cell>
          <table:table-cell table:style-name="ce117" table:formula="of:=([.AH161]/[.P161])*100" office:value-type="float" office:value="5.11496697155839" calcext:value-type="float">
            <text:p>5.1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nneerselvam R</text:p>
          </table:table-cell>
          <table:table-cell table:style-name="ce108" office:value-type="float" office:value="7099" calcext:value-type="float">
            <text:p>7099</text:p>
          </table:table-cell>
          <table:table-cell table:style-name="ce117" table:formula="of:=([.AM161]/[.P161])*100" office:value-type="float" office:value="3.82182407442301" calcext:value-type="float">
            <text:p>3.82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Abirami P</text:p>
          </table:table-cell>
          <table:table-cell table:style-name="ce108" office:value-type="float" office:value="2981" calcext:value-type="float">
            <text:p>2981</text:p>
          </table:table-cell>
          <table:table-cell table:style-name="ce117" table:formula="of:=([.AR161]/[.P161])*100" office:value-type="float" office:value="1.60485386193196" calcext:value-type="float">
            <text:p>1.60</text:p>
          </table:table-cell>
          <table:table-cell table:number-columns-repeated="1633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ayankondam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st Chol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7" office:value-type="float" office:value="216216" calcext:value-type="float">
            <text:p>216216</text:p>
          </table:table-cell>
          <table:table-cell table:style-name="ce108" office:value-type="float" office:value="179981" calcext:value-type="float">
            <text:p>179981</text:p>
          </table:table-cell>
          <table:table-cell table:style-name="ce115" table:formula="of:=([.P162]/[.O162])*100" office:value-type="float" office:value="83.2412957412957" calcext:value-type="float">
            <text:p>83.24</text:p>
          </table:table-cell>
          <table:table-cell table:style-name="ce102" table:formula="of:=[.X162]-[.AC162]" office:value-type="float" office:value="15138" calcext:value-type="float">
            <text:p>15138</text:p>
          </table:table-cell>
          <table:table-cell table:style-name="ce123" table:formula="of:=([.R162]/[.P162])*100" office:value-type="float" office:value="8.41088781593613" calcext:value-type="float">
            <text:p>8.41</text:p>
          </table:table-cell>
          <table:table-cell table:style-name="ce115" table:formula="of:=[.Y162]+[.AD162]" office:value-type="float" office:value="94.643323461921" calcext:value-type="float">
            <text:p>94.64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Guru @ Gurunathan J</text:p>
          </table:table-cell>
          <table:table-cell table:style-name="ce108" office:value-type="float" office:value="92739" calcext:value-type="float">
            <text:p>92739</text:p>
          </table:table-cell>
          <table:table-cell table:style-name="ce117" table:formula="of:=([.X162]/[.P162])*100" office:value-type="float" office:value="51.5271056389285" calcext:value-type="float">
            <text:p>51.53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Elavazhagan P</text:p>
          </table:table-cell>
          <table:table-cell table:style-name="ce108" office:value-type="float" office:value="77601" calcext:value-type="float">
            <text:p>77601</text:p>
          </table:table-cell>
          <table:table-cell table:style-name="ce117" table:formula="of:=([.AC162]/[.P162])*100" office:value-type="float" office:value="43.1162178229924" calcext:value-type="float">
            <text:p>43.12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rishnamoorthy S</text:p>
          </table:table-cell>
          <table:table-cell table:style-name="ce108" office:value-type="float" office:value="1775" calcext:value-type="float">
            <text:p>1775</text:p>
          </table:table-cell>
          <table:table-cell table:style-name="ce117" table:formula="of:=([.AH162]/[.P162])*100" office:value-type="float" office:value="0.98621521160567" calcext:value-type="float">
            <text:p>0.99</text:p>
          </table:table-cell>
          <table:table-cell table:style-name="ce221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Ramachandran G</text:p>
          </table:table-cell>
          <table:table-cell table:style-name="ce108" office:value-type="float" office:value="1771" calcext:value-type="float">
            <text:p>1771</text:p>
          </table:table-cell>
          <table:table-cell table:style-name="ce117" table:formula="of:=([.AM162]/[.P162])*100" office:value-type="float" office:value="0.983992754790784" calcext:value-type="float">
            <text:p>0.9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adivel V</text:p>
          </table:table-cell>
          <table:table-cell table:style-name="ce108" office:value-type="float" office:value="1698" calcext:value-type="float">
            <text:p>1698</text:p>
          </table:table-cell>
          <table:table-cell table:style-name="ce117" table:formula="of:=([.AR162]/[.P162])*100" office:value-type="float" office:value="0.943432917919114" calcext:value-type="float">
            <text:p>0.94</text:p>
          </table:table-cell>
          <table:table-cell table:number-columns-repeated="1633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rkazhi</text:p>
          </table:table-cell>
          <table:table-cell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108" office:value-type="float" office:value="194824" calcext:value-type="float">
            <text:p>194824</text:p>
          </table:table-cell>
          <table:table-cell table:style-name="ce108" office:value-type="float" office:value="153561" calcext:value-type="float">
            <text:p>153561</text:p>
          </table:table-cell>
          <table:table-cell table:style-name="ce115" table:formula="of:=([.P163]/[.O163])*100" office:value-type="float" office:value="78.8203712068328" calcext:value-type="float">
            <text:p>78.82</text:p>
          </table:table-cell>
          <table:table-cell table:style-name="ce102" table:formula="of:=[.X163]-[.AC163]" office:value-type="float" office:value="27379" calcext:value-type="float">
            <text:p>27379</text:p>
          </table:table-cell>
          <table:table-cell table:style-name="ce123" table:formula="of:=([.R163]/[.P163])*100" office:value-type="float" office:value="17.8293967869446" calcext:value-type="float">
            <text:p>17.83</text:p>
          </table:table-cell>
          <table:table-cell table:style-name="ce115" table:formula="of:=[.Y163]+[.AD163]" office:value-type="float" office:value="91.4183939932665" calcext:value-type="float">
            <text:p>91.4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akthi M</text:p>
          </table:table-cell>
          <table:table-cell table:style-name="ce108" office:value-type="float" office:value="83881" calcext:value-type="float">
            <text:p>83881</text:p>
          </table:table-cell>
          <table:table-cell table:style-name="ce117" table:formula="of:=([.X163]/[.P163])*100" office:value-type="float" office:value="54.6238953901056" calcext:value-type="float">
            <text:p>54.6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VCK</text:p>
          </table:table-cell>
          <table:table-cell table:style-name="ce108" office:value-type="string" calcext:value-type="string">
            <text:p>Durairajan P</text:p>
          </table:table-cell>
          <table:table-cell table:style-name="ce108" office:value-type="float" office:value="56502" calcext:value-type="float">
            <text:p>56502</text:p>
          </table:table-cell>
          <table:table-cell table:style-name="ce117" table:formula="of:=([.AC163]/[.P163])*100" office:value-type="float" office:value="36.794498603161" calcext:value-type="float">
            <text:p>36.79</text:p>
          </table:table-cell>
          <table:table-cell table:number-columns-repeated="2"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alaivani P</text:p>
          </table:table-cell>
          <table:table-cell table:style-name="ce108" office:value-type="float" office:value="4018" calcext:value-type="float">
            <text:p>4018</text:p>
          </table:table-cell>
          <table:table-cell table:style-name="ce117" table:formula="of:=([.AH163]/[.P163])*100" office:value-type="float" office:value="2.61654977500798" calcext:value-type="float">
            <text:p>2.6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anivannan M</text:p>
          </table:table-cell>
          <table:table-cell table:style-name="ce108" office:value-type="float" office:value="3779" calcext:value-type="float">
            <text:p>3779</text:p>
          </table:table-cell>
          <table:table-cell table:style-name="ce117" table:formula="of:=([.AM163]/[.P163])*100" office:value-type="float" office:value="2.46091129909287" calcext:value-type="float">
            <text:p>2.4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umararaja S</text:p>
          </table:table-cell>
          <table:table-cell table:style-name="ce108" office:value-type="float" office:value="1721" calcext:value-type="float">
            <text:p>1721</text:p>
          </table:table-cell>
          <table:table-cell table:style-name="ce117" table:formula="of:=([.AR163]/[.P163])*100" office:value-type="float" office:value="1.12072726799122" calcext:value-type="float">
            <text:p>1.12</text:p>
          </table:table-cell>
          <table:table-cell table:number-columns-repeated="1633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84990" calcext:value-type="float">
            <text:p>184990</text:p>
          </table:table-cell>
          <table:table-cell table:style-name="ce108" office:value-type="float" office:value="141847" calcext:value-type="float">
            <text:p>141847</text:p>
          </table:table-cell>
          <table:table-cell table:style-name="ce115" table:formula="of:=([.P164]/[.O164])*100" office:value-type="float" office:value="76.6781988215579" calcext:value-type="float">
            <text:p>76.68</text:p>
          </table:table-cell>
          <table:table-cell table:style-name="ce102" table:formula="of:=[.X164]-[.AC164]" office:value-type="float" office:value="3017" calcext:value-type="float">
            <text:p>3017</text:p>
          </table:table-cell>
          <table:table-cell table:style-name="ce123" table:formula="of:=([.R164]/[.P164])*100" office:value-type="float" office:value="2.12693958983976" calcext:value-type="float">
            <text:p>2.13</text:p>
          </table:table-cell>
          <table:table-cell table:style-name="ce115" table:formula="of:=[.Y164]+[.AD164]" office:value-type="float" office:value="87.1608141166186" calcext:value-type="float">
            <text:p>87.1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R Arulselvan</text:p>
          </table:table-cell>
          <table:table-cell table:style-name="ce108" office:value-type="float" office:value="63326" calcext:value-type="float">
            <text:p>63326</text:p>
          </table:table-cell>
          <table:table-cell table:style-name="ce117" table:formula="of:=([.X164]/[.P164])*100" office:value-type="float" office:value="44.6438768532292" calcext:value-type="float">
            <text:p>44.64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S Rajakumar</text:p>
          </table:table-cell>
          <table:table-cell table:style-name="ce108" office:value-type="float" office:value="60309" calcext:value-type="float">
            <text:p>60309</text:p>
          </table:table-cell>
          <table:table-cell table:style-name="ce117" table:formula="of:=([.AC164]/[.P164])*100" office:value-type="float" office:value="42.5169372633894" calcext:value-type="float">
            <text:p>42.52</text:p>
          </table:table-cell>
          <table:table-cell table:number-columns-repeated="2"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B Manimaran</text:p>
          </table:table-cell>
          <table:table-cell table:style-name="ce108" office:value-type="float" office:value="6023" calcext:value-type="float">
            <text:p>6023</text:p>
          </table:table-cell>
          <table:table-cell table:style-name="ce117" table:formula="of:=([.AH164]/[.P164])*100" office:value-type="float" office:value="4.24612434524523" calcext:value-type="float">
            <text:p>4.25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G Sethuraman</text:p>
          </table:table-cell>
          <table:table-cell table:style-name="ce108" office:value-type="float" office:value="4202" calcext:value-type="float">
            <text:p>4202</text:p>
          </table:table-cell>
          <table:table-cell table:style-name="ce117" table:formula="of:=([.AM164]/[.P164])*100" office:value-type="float" office:value="2.9623467538968" calcext:value-type="float">
            <text:p>2.9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Mathiyazhagan</text:p>
          </table:table-cell>
          <table:table-cell table:style-name="ce108" office:value-type="float" office:value="1678" calcext:value-type="float">
            <text:p>1678</text:p>
          </table:table-cell>
          <table:table-cell table:style-name="ce117" table:formula="of:=([.AR164]/[.P164])*100" office:value-type="float" office:value="1.18296474370272" calcext:value-type="float">
            <text:p>1.18</text:p>
          </table:table-cell>
          <table:table-cell table:number-columns-repeated="1633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ompuhar</text:p>
          </table:table-cell>
          <table:table-cell office:value-type="string" calcext:value-type="string">
            <text:p>Mayiladuthura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12106" calcext:value-type="float">
            <text:p>212106</text:p>
          </table:table-cell>
          <table:table-cell table:style-name="ce108" office:value-type="float" office:value="169457" calcext:value-type="float">
            <text:p>169457</text:p>
          </table:table-cell>
          <table:table-cell table:style-name="ce115" table:formula="of:=([.P165]/[.O165])*100" office:value-type="float" office:value="79.8926008693766" calcext:value-type="float">
            <text:p>79.89</text:p>
          </table:table-cell>
          <table:table-cell table:style-name="ce102" table:formula="of:=[.X165]-[.AC165]" office:value-type="float" office:value="11373" calcext:value-type="float">
            <text:p>11373</text:p>
          </table:table-cell>
          <table:table-cell table:style-name="ce123" table:formula="of:=([.R165]/[.P165])*100" office:value-type="float" office:value="6.71143711974129" calcext:value-type="float">
            <text:p>6.71</text:p>
          </table:table-cell>
          <table:table-cell table:style-name="ce115" table:formula="of:=[.Y165]+[.AD165]" office:value-type="float" office:value="94.5992198610857" calcext:value-type="float">
            <text:p>94.6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vunraj S</text:p>
          </table:table-cell>
          <table:table-cell table:style-name="ce108" office:value-type="float" office:value="85839" calcext:value-type="float">
            <text:p>85839</text:p>
          </table:table-cell>
          <table:table-cell table:style-name="ce117" table:formula="of:=([.X165]/[.P165])*100" office:value-type="float" office:value="50.6553284904135" calcext:value-type="float">
            <text:p>50.66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Agoram K</text:p>
          </table:table-cell>
          <table:table-cell table:style-name="ce108" office:value-type="float" office:value="74466" calcext:value-type="float">
            <text:p>74466</text:p>
          </table:table-cell>
          <table:table-cell table:style-name="ce117" table:formula="of:=([.AC165]/[.P165])*100" office:value-type="float" office:value="43.9438913706722" calcext:value-type="float">
            <text:p>43.94</text:p>
          </table:table-cell>
          <table:table-cell table:number-columns-repeated="2" table:style-name="ce108" office:value-type="string" calcext:value-type="string">
            <text:p>SDPI</text:p>
          </table:table-cell>
          <table:table-cell table:style-name="ce108" office:value-type="string" calcext:value-type="string">
            <text:p>Mohamed Tharik M Y</text:p>
          </table:table-cell>
          <table:table-cell table:style-name="ce108" office:value-type="float" office:value="2984" calcext:value-type="float">
            <text:p>2984</text:p>
          </table:table-cell>
          <table:table-cell table:style-name="ce117" table:formula="of:=([.AH165]/[.P165])*100" office:value-type="float" office:value="1.76091869913901" calcext:value-type="float">
            <text:p>1.76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Balasubramanian R</text:p>
          </table:table-cell>
          <table:table-cell table:style-name="ce108" office:value-type="float" office:value="2091" calcext:value-type="float">
            <text:p>2091</text:p>
          </table:table-cell>
          <table:table-cell table:style-name="ce117" table:formula="of:=([.AM165]/[.P165])*100" office:value-type="float" office:value="1.23394135385378" calcext:value-type="float">
            <text:p>1.2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Dhakshinamoorthy M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7" table:formula="of:=([.AR165]/[.P165])*100" office:value-type="float" office:value="0.782499395126788" calcext:value-type="float">
            <text:p>0.78</text:p>
          </table:table-cell>
          <table:table-cell table:number-columns-repeated="1633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City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51882" calcext:value-type="float">
            <text:p>151882</text:p>
          </table:table-cell>
          <table:table-cell table:style-name="ce108" office:value-type="float" office:value="120690" calcext:value-type="float">
            <text:p>120690</text:p>
          </table:table-cell>
          <table:table-cell table:style-name="ce115" table:formula="of:=([.P166]/[.O166])*100" office:value-type="float" office:value="79.4630041742932" calcext:value-type="float">
            <text:p>79.46</text:p>
          </table:table-cell>
          <table:table-cell table:style-name="ce102" table:formula="of:=[.X166]-[.AC166]" office:value-type="float" office:value="5743" calcext:value-type="float">
            <text:p>5743</text:p>
          </table:table-cell>
          <table:table-cell table:style-name="ce123" table:formula="of:=([.R166]/[.P166])*100" office:value-type="float" office:value="4.75847211865109" calcext:value-type="float">
            <text:p>4.76</text:p>
          </table:table-cell>
          <table:table-cell table:style-name="ce115" table:formula="of:=[.Y166]+[.AD166]" office:value-type="float" office:value="97.7686635181042" calcext:value-type="float">
            <text:p>97.7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A Jayapal</text:p>
          </table:table-cell>
          <table:table-cell table:style-name="ce108" office:value-type="float" office:value="61870" calcext:value-type="float">
            <text:p>61870</text:p>
          </table:table-cell>
          <table:table-cell table:style-name="ce117" table:formula="of:=([.X166]/[.P166])*100" office:value-type="float" office:value="51.2635678183777" calcext:value-type="float">
            <text:p>51.26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ohamed Sheik Dawood</text:p>
          </table:table-cell>
          <table:table-cell table:style-name="ce108" office:value-type="float" office:value="56127" calcext:value-type="float">
            <text:p>56127</text:p>
          </table:table-cell>
          <table:table-cell table:style-name="ce117" table:formula="of:=([.AC166]/[.P166])*100" office:value-type="float" office:value="46.5050956997266" calcext:value-type="float">
            <text:p>46.51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M Muruganantham</text:p>
          </table:table-cell>
          <table:table-cell table:style-name="ce108" office:value-type="float" office:value="1972" calcext:value-type="float">
            <text:p>1972</text:p>
          </table:table-cell>
          <table:table-cell table:style-name="ce117" table:formula="of:=([.AH166]/[.P166])*100" office:value-type="float" office:value="1.63393818874803" calcext:value-type="float">
            <text:p>1.63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Jagabar Sathick A</text:p>
          </table:table-cell>
          <table:table-cell table:style-name="ce108" office:value-type="float" office:value="721" calcext:value-type="float">
            <text:p>721</text:p>
          </table:table-cell>
          <table:table-cell table:style-name="ce117" table:formula="of:=([.AM166]/[.P166])*100" office:value-type="float" office:value="0.597398293147734" calcext:value-type="float">
            <text:p>0.60</text:p>
          </table:table-cell>
          <table:table-cell table:style-name="ce108" table:number-columns-repeated="3"/>
          <table:table-cell table:style-name="ce108" office:value-type="float" office:value="0" calcext:value-type="float">
            <text:p>0</text:p>
          </table:table-cell>
          <table:table-cell table:style-name="ce117" table:formula="of:=([.AR166]/[.P166])*100" office:value-type="float" office:value="0" calcext:value-type="float">
            <text:p>0.00</text:p>
          </table:table-cell>
          <table:table-cell table:number-columns-repeated="1633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ilvelur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8" office:value-type="float" office:value="141185" calcext:value-type="float">
            <text:p>141185</text:p>
          </table:table-cell>
          <table:table-cell table:style-name="ce108" office:value-type="float" office:value="121254" calcext:value-type="float">
            <text:p>121254</text:p>
          </table:table-cell>
          <table:table-cell table:style-name="ce115" table:formula="of:=([.P167]/[.O167])*100" office:value-type="float" office:value="85.8830612317173" calcext:value-type="float">
            <text:p>85.88</text:p>
          </table:table-cell>
          <table:table-cell table:style-name="ce102" table:formula="of:=[.X167]-[.AC167]" office:value-type="float" office:value="724" calcext:value-type="float">
            <text:p>724</text:p>
          </table:table-cell>
          <table:table-cell table:style-name="ce123" table:formula="of:=([.R167]/[.P167])*100" office:value-type="float" office:value="0.597093704125225" calcext:value-type="float">
            <text:p>0.60</text:p>
          </table:table-cell>
          <table:table-cell table:style-name="ce115" table:formula="of:=[.Y167]+[.AD167]" office:value-type="float" office:value="97.382354396556" calcext:value-type="float">
            <text:p>97.3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Mahalingam P</text:p>
          </table:table-cell>
          <table:table-cell table:style-name="ce108" office:value-type="float" office:value="59402" calcext:value-type="float">
            <text:p>59402</text:p>
          </table:table-cell>
          <table:table-cell table:style-name="ce117" table:formula="of:=([.X167]/[.P167])*100" office:value-type="float" office:value="48.9897240503406" calcext:value-type="float">
            <text:p>48.9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athivanan U</text:p>
          </table:table-cell>
          <table:table-cell table:style-name="ce108" office:value-type="float" office:value="58678" calcext:value-type="float">
            <text:p>58678</text:p>
          </table:table-cell>
          <table:table-cell table:style-name="ce117" table:formula="of:=([.AC167]/[.P167])*100" office:value-type="float" office:value="48.3926303462154" calcext:value-type="float">
            <text:p>48.39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Devaki G</text:p>
          </table:table-cell>
          <table:table-cell table:style-name="ce108" office:value-type="float" office:value="1487" calcext:value-type="float">
            <text:p>1487</text:p>
          </table:table-cell>
          <table:table-cell table:style-name="ce117" table:formula="of:=([.AH167]/[.P167])*100" office:value-type="float" office:value="1.22635129562736" calcext:value-type="float">
            <text:p>1.23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Shajahan J</text:p>
          </table:table-cell>
          <table:table-cell table:style-name="ce108" office:value-type="float" office:value="743" calcext:value-type="float">
            <text:p>743</text:p>
          </table:table-cell>
          <table:table-cell table:style-name="ce117" table:formula="of:=([.AM167]/[.P167])*100" office:value-type="float" office:value="0.612763290283207" calcext:value-type="float">
            <text:p>0.6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elvarasu T</text:p>
          </table:table-cell>
          <table:table-cell table:style-name="ce108" office:value-type="float" office:value="605" calcext:value-type="float">
            <text:p>605</text:p>
          </table:table-cell>
          <table:table-cell table:style-name="ce117" table:formula="of:=([.AR167]/[.P167])*100" office:value-type="float" office:value="0.498952611872598" calcext:value-type="float">
            <text:p>0.50</text:p>
          </table:table-cell>
          <table:table-cell table:number-columns-repeated="1633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daranyam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ast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155065" calcext:value-type="float">
            <text:p>155065</text:p>
          </table:table-cell>
          <table:table-cell table:style-name="ce108" office:value-type="float" office:value="130708" calcext:value-type="float">
            <text:p>130708</text:p>
          </table:table-cell>
          <table:table-cell table:style-name="ce115" table:formula="of:=([.P168]/[.O168])*100" office:value-type="float" office:value="84.292393512398" calcext:value-type="float">
            <text:p>84.29</text:p>
          </table:table-cell>
          <table:table-cell table:style-name="ce102" table:formula="of:=[.X168]-[.AC168]" office:value-type="float" office:value="10928" calcext:value-type="float">
            <text:p>10928</text:p>
          </table:table-cell>
          <table:table-cell table:style-name="ce123" table:formula="of:=([.R168]/[.P168])*100" office:value-type="float" office:value="8.36062062000796" calcext:value-type="float">
            <text:p>8.36</text:p>
          </table:table-cell>
          <table:table-cell table:style-name="ce115" table:formula="of:=[.Y168]+[.AI168]" office:value-type="float" office:value="58.6987789576766" calcext:value-type="float">
            <text:p>58.7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 V Kamaraj</text:p>
          </table:table-cell>
          <table:table-cell table:style-name="ce108" office:value-type="float" office:value="53799" calcext:value-type="float">
            <text:p>53799</text:p>
          </table:table-cell>
          <table:table-cell table:style-name="ce117" table:formula="of:=([.X168]/[.P168])*100" office:value-type="float" office:value="41.1596841815344" calcext:value-type="float">
            <text:p>41.16</text:p>
          </table:table-cell>
          <table:table-cell table:style-name="ce137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K Vedarathinam</text:p>
          </table:table-cell>
          <table:table-cell table:style-name="ce108" office:value-type="float" office:value="42871" calcext:value-type="float">
            <text:p>42871</text:p>
          </table:table-cell>
          <table:table-cell table:style-name="ce117" table:formula="of:=([.AC168]/[.P168])*100" office:value-type="float" office:value="32.7990635615265" calcext:value-type="float">
            <text:p>32.80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R Chinnathurai</text:p>
          </table:table-cell>
          <table:table-cell table:style-name="ce108" office:value-type="float" office:value="22925" calcext:value-type="float">
            <text:p>22925</text:p>
          </table:table-cell>
          <table:table-cell table:style-name="ce117" table:formula="of:=([.AH168]/[.P168])*100" office:value-type="float" office:value="17.5390947761422" calcext:value-type="float">
            <text:p>17.5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 Jegan</text:p>
          </table:table-cell>
          <table:table-cell table:style-name="ce108" office:value-type="float" office:value="2270" calcext:value-type="float">
            <text:p>2270</text:p>
          </table:table-cell>
          <table:table-cell table:style-name="ce117" table:formula="of:=([.AM168]/[.P168])*100" office:value-type="float" office:value="1.73669553508584" calcext:value-type="float">
            <text:p>1.7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G Shanmugavel</text:p>
          </table:table-cell>
          <table:table-cell table:style-name="ce108" office:value-type="float" office:value="2041" calcext:value-type="float">
            <text:p>2041</text:p>
          </table:table-cell>
          <table:table-cell table:style-name="ce117" table:formula="of:=([.AR168]/[.P168])*100" office:value-type="float" office:value="1.56149585335251" calcext:value-type="float">
            <text:p>1.56</text:p>
          </table:table-cell>
          <table:table-cell table:number-columns-repeated="1633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iruthuraipoondi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PI 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93844" calcext:value-type="float">
            <text:p>193844</text:p>
          </table:table-cell>
          <table:table-cell table:style-name="ce108" office:value-type="float" office:value="156294" calcext:value-type="float">
            <text:p>156294</text:p>
          </table:table-cell>
          <table:table-cell table:style-name="ce115" table:formula="of:=([.P169]/[.O169])*100" office:value-type="float" office:value="80.6287530178907" calcext:value-type="float">
            <text:p>80.63</text:p>
          </table:table-cell>
          <table:table-cell table:style-name="ce102" table:formula="of:=[.X169]-[.AC169]" office:value-type="float" office:value="22287" calcext:value-type="float">
            <text:p>22287</text:p>
          </table:table-cell>
          <table:table-cell table:style-name="ce123" table:formula="of:=([.R169]/[.P169])*100" office:value-type="float" office:value="14.2596644784829" calcext:value-type="float">
            <text:p>14.26</text:p>
          </table:table-cell>
          <table:table-cell table:style-name="ce115" table:formula="of:=[.Y169]+[.AD169]" office:value-type="float" office:value="92.4610029815604" calcext:value-type="float">
            <text:p>92.4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K Ulaganathan</text:p>
          </table:table-cell>
          <table:table-cell table:style-name="ce108" office:value-type="float" office:value="83399" calcext:value-type="float">
            <text:p>83399</text:p>
          </table:table-cell>
          <table:table-cell table:style-name="ce117" table:formula="of:=([.X169]/[.P169])*100" office:value-type="float" office:value="53.3603337300216" calcext:value-type="float">
            <text:p>53.36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P Selvadurai</text:p>
          </table:table-cell>
          <table:table-cell table:style-name="ce108" office:value-type="float" office:value="61112" calcext:value-type="float">
            <text:p>61112</text:p>
          </table:table-cell>
          <table:table-cell table:style-name="ce117" table:formula="of:=([.AC169]/[.P169])*100" office:value-type="float" office:value="39.1006692515388" calcext:value-type="float">
            <text:p>39.10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P Sivashanmugam</text:p>
          </table:table-cell>
          <table:table-cell table:style-name="ce108" office:value-type="float" office:value="3025" calcext:value-type="float">
            <text:p>3025</text:p>
          </table:table-cell>
          <table:table-cell table:style-name="ce117" table:formula="of:=([.AH169]/[.P169])*100" office:value-type="float" office:value="1.93545497587879" calcext:value-type="float">
            <text:p>1.9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Rajkumar</text:p>
          </table:table-cell>
          <table:table-cell table:style-name="ce108" office:value-type="float" office:value="1981" calcext:value-type="float">
            <text:p>1981</text:p>
          </table:table-cell>
          <table:table-cell table:style-name="ce117" table:formula="of:=([.AM169]/[.P169])*100" office:value-type="float" office:value="1.26748307676558" calcext:value-type="float">
            <text:p>1.2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LSP</text:p>
          </table:table-cell>
          <table:table-cell table:style-name="ce108" office:value-type="string" calcext:value-type="string">
            <text:p>S Saravanan</text:p>
          </table:table-cell>
          <table:table-cell table:style-name="ce108" office:value-type="float" office:value="1857" calcext:value-type="float">
            <text:p>1857</text:p>
          </table:table-cell>
          <table:table-cell table:style-name="ce117" table:formula="of:=([.AR169]/[.P169])*100" office:value-type="float" office:value="1.18814541825022" calcext:value-type="float">
            <text:p>1.19</text:p>
          </table:table-cell>
          <table:table-cell table:number-columns-repeated="1633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nnargudi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05522" calcext:value-type="float">
            <text:p>205522</text:p>
          </table:table-cell>
          <table:table-cell table:style-name="ce108" office:value-type="float" office:value="166186" calcext:value-type="float">
            <text:p>166186</text:p>
          </table:table-cell>
          <table:table-cell table:style-name="ce115" table:formula="of:=([.P170]/[.O170])*100" office:value-type="float" office:value="80.8604431642355" calcext:value-type="float">
            <text:p>80.86</text:p>
          </table:table-cell>
          <table:table-cell table:style-name="ce102" table:formula="of:=[.X170]-[.AC170]" office:value-type="float" office:value="3982" calcext:value-type="float">
            <text:p>3982</text:p>
          </table:table-cell>
          <table:table-cell table:style-name="ce123" table:formula="of:=([.R170]/[.P170])*100" office:value-type="float" office:value="2.39611038234268" calcext:value-type="float">
            <text:p>2.40</text:p>
          </table:table-cell>
          <table:table-cell table:style-name="ce115" table:formula="of:=[.Y170]+[.AD170]" office:value-type="float" office:value="95.4701358718544" calcext:value-type="float">
            <text:p>95.47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ajaa T R B</text:p>
          </table:table-cell>
          <table:table-cell table:style-name="ce108" office:value-type="float" office:value="81320" calcext:value-type="float">
            <text:p>81320</text:p>
          </table:table-cell>
          <table:table-cell table:style-name="ce117" table:formula="of:=([.X170]/[.P170])*100" office:value-type="float" office:value="48.9331231270986" calcext:value-type="float">
            <text:p>48.93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jamanickam Siva</text:p>
          </table:table-cell>
          <table:table-cell table:style-name="ce108" office:value-type="float" office:value="77338" calcext:value-type="float">
            <text:p>77338</text:p>
          </table:table-cell>
          <table:table-cell table:style-name="ce117" table:formula="of:=([.AC170]/[.P170])*100" office:value-type="float" office:value="46.5370127447559" calcext:value-type="float">
            <text:p>46.54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yachandran M</text:p>
          </table:table-cell>
          <table:table-cell table:style-name="ce108" office:value-type="float" office:value="1863" calcext:value-type="float">
            <text:p>1863</text:p>
          </table:table-cell>
          <table:table-cell table:style-name="ce117" table:formula="of:=([.AH170]/[.P170])*100" office:value-type="float" office:value="1.12103305934315" calcext:value-type="float">
            <text:p>1.12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asudevan P</text:p>
          </table:table-cell>
          <table:table-cell table:style-name="ce108" office:value-type="float" office:value="1435" calcext:value-type="float">
            <text:p>1435</text:p>
          </table:table-cell>
          <table:table-cell table:style-name="ce117" table:formula="of:=([.AM170]/[.P170])*100" office:value-type="float" office:value="0.863490306042627" calcext:value-type="float">
            <text:p>0.8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etrivel K</text:p>
          </table:table-cell>
          <table:table-cell table:style-name="ce108" office:value-type="float" office:value="924" calcext:value-type="float">
            <text:p>924</text:p>
          </table:table-cell>
          <table:table-cell table:style-name="ce117" table:formula="of:=([.AR170]/[.P170])*100" office:value-type="float" office:value="0.556003514134765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CPIM</text:p>
          </table:table-cell>
          <table:table-cell office:value-type="string" calcext:value-type="string">
            <text:p>Kalignar</text:p>
          </table:table-cell>
          <table:table-cell table:style-name="ce108" office:value-type="float" office:value="209530" calcext:value-type="float">
            <text:p>209530</text:p>
          </table:table-cell>
          <table:table-cell table:style-name="ce108" office:value-type="float" office:value="173159" calcext:value-type="float">
            <text:p>173159</text:p>
          </table:table-cell>
          <table:table-cell table:style-name="ce115" table:formula="of:=([.P171]/[.O171])*100" office:value-type="float" office:value="82.641626497399" calcext:value-type="float">
            <text:p>82.64</text:p>
          </table:table-cell>
          <table:table-cell table:style-name="ce102" table:formula="of:=[.X171]-[.AC171]" office:value-type="float" office:value="50249" calcext:value-type="float">
            <text:p>50249</text:p>
          </table:table-cell>
          <table:table-cell table:style-name="ce123" table:formula="of:=([.R171]/[.P171])*100" office:value-type="float" office:value="29.0189941036851" calcext:value-type="float">
            <text:p>29.02</text:p>
          </table:table-cell>
          <table:table-cell table:style-name="ce115" table:formula="of:=[.Y171]+[.AD171]" office:value-type="float" office:value="96.8930289502711" calcext:value-type="float">
            <text:p>96.89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arunanidhi M</text:p>
          </table:table-cell>
          <table:table-cell table:style-name="ce108" office:value-type="float" office:value="109014" calcext:value-type="float">
            <text:p>109014</text:p>
          </table:table-cell>
          <table:table-cell table:style-name="ce117" table:formula="of:=([.X171]/[.P171])*100" office:value-type="float" office:value="62.9560115269781" calcext:value-type="float">
            <text:p>62.9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jendran M</text:p>
          </table:table-cell>
          <table:table-cell table:style-name="ce108" office:value-type="float" office:value="58765" calcext:value-type="float">
            <text:p>58765</text:p>
          </table:table-cell>
          <table:table-cell table:style-name="ce117" table:formula="of:=([.AC171]/[.P171])*100" office:value-type="float" office:value="33.937017423293" calcext:value-type="float">
            <text:p>33.94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riramachandran Pn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7" table:formula="of:=([.AH171]/[.P171])*100" office:value-type="float" office:value="1.00543431181746" calcext:value-type="float">
            <text:p>1.01</text:p>
          </table:table-cell>
          <table:table-cell table:style-name="ce108" office:value-type="string" calcext:value-type="string">
            <text:p>NDA</text:p>
          </table:table-cell>
          <table:table-cell table:style-name="ce227" office:value-type="string" calcext:value-type="string">
            <text:p>BJP</text:p>
          </table:table-cell>
          <table:table-cell table:style-name="ce108" office:value-type="string" calcext:value-type="string">
            <text:p>Pingalan R</text:p>
          </table:table-cell>
          <table:table-cell table:style-name="ce108" office:value-type="float" office:value="1263" calcext:value-type="float">
            <text:p>1263</text:p>
          </table:table-cell>
          <table:table-cell table:style-name="ce117" table:formula="of:=([.AM171]/[.P171])*100" office:value-type="float" office:value="0.729387441599917" calcext:value-type="float">
            <text:p>0.7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utharasan S</text:p>
          </table:table-cell>
          <table:table-cell table:style-name="ce108" office:value-type="float" office:value="737" calcext:value-type="float">
            <text:p>737</text:p>
          </table:table-cell>
          <table:table-cell table:style-name="ce117" table:formula="of:=([.AR171]/[.P171])*100" office:value-type="float" office:value="0.425620383578099" calcext:value-type="float">
            <text:p>0.43</text:p>
          </table:table-cell>
          <table:table-cell table:number-columns-repeated="1633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annilam</text:p>
          </table:table-cell>
          <table:table-cell office:value-type="string" calcext:value-type="string">
            <text:p>Tiruvar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18867" calcext:value-type="float">
            <text:p>218867</text:p>
          </table:table-cell>
          <table:table-cell table:style-name="ce108" office:value-type="float" office:value="180684" calcext:value-type="float">
            <text:p>180684</text:p>
          </table:table-cell>
          <table:table-cell table:style-name="ce115" table:formula="of:=([.P172]/[.O172])*100" office:value-type="float" office:value="82.554245272243" calcext:value-type="float">
            <text:p>82.55</text:p>
          </table:table-cell>
          <table:table-cell table:style-name="ce102" table:formula="of:=[.X172]-[.AC172]" office:value-type="float" office:value="10404" calcext:value-type="float">
            <text:p>10404</text:p>
          </table:table-cell>
          <table:table-cell table:style-name="ce123" table:formula="of:=([.R172]/[.P172])*100" office:value-type="float" office:value="5.75811914724049" calcext:value-type="float">
            <text:p>5.76</text:p>
          </table:table-cell>
          <table:table-cell table:style-name="ce115" table:formula="of:=[.Y172]+[.AD172]" office:value-type="float" office:value="96.1557193774767" calcext:value-type="float">
            <text:p>96.1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maraj R</text:p>
          </table:table-cell>
          <table:table-cell table:style-name="ce108" office:value-type="float" office:value="92071" calcext:value-type="float">
            <text:p>92071</text:p>
          </table:table-cell>
          <table:table-cell table:style-name="ce117" table:formula="of:=([.X172]/[.P172])*100" office:value-type="float" office:value="50.9569192623586" calcext:value-type="float">
            <text:p>50.96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Elangovan R</text:p>
          </table:table-cell>
          <table:table-cell table:style-name="ce108" office:value-type="float" office:value="81667" calcext:value-type="float">
            <text:p>81667</text:p>
          </table:table-cell>
          <table:table-cell table:style-name="ce117" table:formula="of:=([.AC172]/[.P172])*100" office:value-type="float" office:value="45.1988001151181" calcext:value-type="float">
            <text:p>45.20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Ganesan G</text:p>
          </table:table-cell>
          <table:table-cell table:style-name="ce108" office:value-type="float" office:value="2835" calcext:value-type="float">
            <text:p>2835</text:p>
          </table:table-cell>
          <table:table-cell table:style-name="ce117" table:formula="of:=([.AH172]/[.P172])*100" office:value-type="float" office:value="1.56903765690377" calcext:value-type="float">
            <text:p>1.57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Immanuvel T</text:p>
          </table:table-cell>
          <table:table-cell table:style-name="ce108" office:value-type="float" office:value="1247" calcext:value-type="float">
            <text:p>1247</text:p>
          </table:table-cell>
          <table:table-cell table:style-name="ce117" table:formula="of:=([.AM172]/[.P172])*100" office:value-type="float" office:value="0.690155188063138" calcext:value-type="float">
            <text:p>0.6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nasaiarangan K N</text:p>
          </table:table-cell>
          <table:table-cell table:style-name="ce108" office:value-type="float" office:value="1211" calcext:value-type="float">
            <text:p>1211</text:p>
          </table:table-cell>
          <table:table-cell table:style-name="ce117" table:formula="of:=([.AR172]/[.P172])*100" office:value-type="float" office:value="0.670230900356423" calcext:value-type="float">
            <text:p>0.67</text:p>
          </table:table-cell>
          <table:table-cell table:number-columns-repeated="1633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hiruvidaimarudur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196663" calcext:value-type="float">
            <text:p>196663</text:p>
          </table:table-cell>
          <table:table-cell table:style-name="ce108" office:value-type="float" office:value="160392" calcext:value-type="float">
            <text:p>160392</text:p>
          </table:table-cell>
          <table:table-cell table:style-name="ce115" table:formula="of:=([.P173]/[.O173])*100" office:value-type="float" office:value="81.5567747873266" calcext:value-type="float">
            <text:p>81.56</text:p>
          </table:table-cell>
          <table:table-cell table:style-name="ce102" table:formula="of:=[.X173]-[.AC173]" office:value-type="float" office:value="394" calcext:value-type="float">
            <text:p>394</text:p>
          </table:table-cell>
          <table:table-cell table:style-name="ce123" table:formula="of:=([.R173]/[.P173])*100" office:value-type="float" office:value="0.245648162003092" calcext:value-type="float">
            <text:p>0.25</text:p>
          </table:table-cell>
          <table:table-cell table:style-name="ce115" table:formula="of:=[.Y173]+[.AD173]" office:value-type="float" office:value="95.9873310389546" calcext:value-type="float">
            <text:p>95.99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Chezhiaan Govi</text:p>
          </table:table-cell>
          <table:table-cell table:style-name="ce108" office:value-type="float" office:value="77175" calcext:value-type="float">
            <text:p>77175</text:p>
          </table:table-cell>
          <table:table-cell table:style-name="ce117" table:formula="of:=([.X173]/[.P173])*100" office:value-type="float" office:value="48.1164896004788" calcext:value-type="float">
            <text:p>48.1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ndiyarajan T</text:p>
          </table:table-cell>
          <table:table-cell table:style-name="ce108" office:value-type="float" office:value="76781" calcext:value-type="float">
            <text:p>76781</text:p>
          </table:table-cell>
          <table:table-cell table:style-name="ce117" table:formula="of:=([.AC173]/[.P173])*100" office:value-type="float" office:value="47.8708414384757" calcext:value-type="float">
            <text:p>47.87</text:p>
          </table:table-cell>
          <table:table-cell table:number-columns-repeated="2"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udanthai Arasan</text:p>
          </table:table-cell>
          <table:table-cell table:style-name="ce108" office:value-type="float" office:value="1646" calcext:value-type="float">
            <text:p>1646</text:p>
          </table:table-cell>
          <table:table-cell table:style-name="ce117" table:formula="of:=([.AH173]/[.P173])*100" office:value-type="float" office:value="1.02623572247992" calcext:value-type="float">
            <text:p>1.0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vi Chandran S</text:p>
          </table:table-cell>
          <table:table-cell table:style-name="ce108" office:value-type="float" office:value="1253" calcext:value-type="float">
            <text:p>1253</text:p>
          </table:table-cell>
          <table:table-cell table:style-name="ce117" table:formula="of:=([.AM173]/[.P173])*100" office:value-type="float" office:value="0.781211032969225" calcext:value-type="float">
            <text:p>0.78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Rajavelu K</text:p>
          </table:table-cell>
          <table:table-cell table:style-name="ce108" office:value-type="float" office:value="902" calcext:value-type="float">
            <text:p>902</text:p>
          </table:table-cell>
          <table:table-cell table:style-name="ce117" table:formula="of:=([.AR173]/[.P173])*100" office:value-type="float" office:value="0.562372188139059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umbakonam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00372" calcext:value-type="float">
            <text:p>200372</text:p>
          </table:table-cell>
          <table:table-cell table:style-name="ce108" office:value-type="float" office:value="161408" calcext:value-type="float">
            <text:p>161408</text:p>
          </table:table-cell>
          <table:table-cell table:style-name="ce115" table:formula="of:=([.P174]/[.O174])*100" office:value-type="float" office:value="80.5541692452039" calcext:value-type="float">
            <text:p>80.55</text:p>
          </table:table-cell>
          <table:table-cell table:style-name="ce102" table:formula="of:=[.X174]-[.AC174]" office:value-type="float" office:value="1272" calcext:value-type="float">
            <text:p>1272</text:p>
          </table:table-cell>
          <table:table-cell table:style-name="ce123" table:formula="of:=([.R174]/[.P174])*100" office:value-type="float" office:value="0.788065027755749" calcext:value-type="float">
            <text:p>0.79</text:p>
          </table:table-cell>
          <table:table-cell table:style-name="ce115" table:formula="of:=[.Y174]+[.AD174]" office:value-type="float" office:value="96.656919111816" calcext:value-type="float">
            <text:p>96.66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nbalagan G</text:p>
          </table:table-cell>
          <table:table-cell table:style-name="ce108" office:value-type="float" office:value="78642" calcext:value-type="float">
            <text:p>78642</text:p>
          </table:table-cell>
          <table:table-cell table:style-name="ce117" table:formula="of:=([.X174]/[.P174])*100" office:value-type="float" office:value="48.7224920697859" calcext:value-type="float">
            <text:p>48.7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Eramanathan Rama</text:p>
          </table:table-cell>
          <table:table-cell table:style-name="ce108" office:value-type="float" office:value="77370" calcext:value-type="float">
            <text:p>77370</text:p>
          </table:table-cell>
          <table:table-cell table:style-name="ce117" table:formula="of:=([.AC174]/[.P174])*100" office:value-type="float" office:value="47.9344270420301" calcext:value-type="float">
            <text:p>47.93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Annamalai Pl</text:p>
          </table:table-cell>
          <table:table-cell table:style-name="ce108" office:value-type="float" office:value="1606" calcext:value-type="float">
            <text:p>1606</text:p>
          </table:table-cell>
          <table:table-cell table:style-name="ce117" table:formula="of:=([.AH174]/[.P174])*100" office:value-type="float" office:value="0.994994052339413" calcext:value-type="float">
            <text:p>0.99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Dhasnamurthi M B S</text:p>
          </table:table-cell>
          <table:table-cell table:style-name="ce108" office:value-type="float" office:value="1087" calcext:value-type="float">
            <text:p>1087</text:p>
          </table:table-cell>
          <table:table-cell table:style-name="ce117" table:formula="of:=([.AM174]/[.P174])*100" office:value-type="float" office:value="0.6734486518636" calcext:value-type="float">
            <text:p>0.67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Rajkumar G</text:p>
          </table:table-cell>
          <table:table-cell table:style-name="ce108" office:value-type="float" office:value="727" calcext:value-type="float">
            <text:p>727</text:p>
          </table:table-cell>
          <table:table-cell table:style-name="ce117" table:formula="of:=([.AR174]/[.P174])*100" office:value-type="float" office:value="0.450411379857256" calcext:value-type="float">
            <text:p>0.45</text:p>
          </table:table-cell>
          <table:table-cell table:number-columns-repeated="1633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anasam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style-name="ce8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98200" calcext:value-type="float">
            <text:p>198200</text:p>
          </table:table-cell>
          <table:table-cell table:style-name="ce108" office:value-type="float" office:value="160162" calcext:value-type="float">
            <text:p>160162</text:p>
          </table:table-cell>
          <table:table-cell table:style-name="ce115" table:formula="of:=([.P175]/[.O175])*100" office:value-type="float" office:value="80.8082744702321" calcext:value-type="float">
            <text:p>80.81</text:p>
          </table:table-cell>
          <table:table-cell table:style-name="ce102" table:formula="of:=[.X175]-[.AC175]" office:value-type="float" office:value="18007" calcext:value-type="float">
            <text:p>18007</text:p>
          </table:table-cell>
          <table:table-cell table:style-name="ce123" table:formula="of:=([.R175]/[.P175])*100" office:value-type="float" office:value="11.2429914711355" calcext:value-type="float">
            <text:p>11.24</text:p>
          </table:table-cell>
          <table:table-cell table:style-name="ce115" table:formula="of:=[.Y175]+[.AD175]" office:value-type="float" office:value="95.692486357563" calcext:value-type="float">
            <text:p>95.6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 Doraikkannu</text:p>
          </table:table-cell>
          <table:table-cell table:style-name="ce108" office:value-type="float" office:value="85635" calcext:value-type="float">
            <text:p>85635</text:p>
          </table:table-cell>
          <table:table-cell table:style-name="ce117" table:formula="of:=([.X175]/[.P175])*100" office:value-type="float" office:value="53.4677389143492" calcext:value-type="float">
            <text:p>53.4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M Ramkumar</text:p>
          </table:table-cell>
          <table:table-cell table:style-name="ce108" office:value-type="float" office:value="67628" calcext:value-type="float">
            <text:p>67628</text:p>
          </table:table-cell>
          <table:table-cell table:style-name="ce117" table:formula="of:=([.AC175]/[.P175])*100" office:value-type="float" office:value="42.2247474432137" calcext:value-type="float">
            <text:p>42.22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T Mahendren</text:p>
          </table:table-cell>
          <table:table-cell table:style-name="ce108" office:value-type="float" office:value="1596" calcext:value-type="float">
            <text:p>1596</text:p>
          </table:table-cell>
          <table:table-cell table:style-name="ce117" table:formula="of:=([.AH175]/[.P175])*100" office:value-type="float" office:value="0.996491052809031" calcext:value-type="float">
            <text:p>1.0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 A Mohamed Gani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7" table:formula="of:=([.AM175]/[.P175])*100" office:value-type="float" office:value="0.768596795744309" calcext:value-type="float">
            <text:p>0.7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BHM</text:p>
          </table:table-cell>
          <table:table-cell table:style-name="ce108" office:value-type="string" calcext:value-type="string">
            <text:p>K Sambavaidyanathan</text:p>
          </table:table-cell>
          <table:table-cell table:style-name="ce108" office:value-type="float" office:value="1174" calcext:value-type="float">
            <text:p>1174</text:p>
          </table:table-cell>
          <table:table-cell table:style-name="ce117" table:formula="of:=([.AR175]/[.P175])*100" office:value-type="float" office:value="0.733007829572558" calcext:value-type="float">
            <text:p>0.73</text:p>
          </table:table-cell>
          <table:table-cell table:number-columns-repeated="1633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iruvaiyaru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108" office:value-type="float" office:value="207331" calcext:value-type="float">
            <text:p>207331</text:p>
          </table:table-cell>
          <table:table-cell table:style-name="ce108" office:value-type="float" office:value="173706" calcext:value-type="float">
            <text:p>173706</text:p>
          </table:table-cell>
          <table:table-cell table:style-name="ce115" table:formula="of:=([.P176]/[.O176])*100" office:value-type="float" office:value="83.781971822834" calcext:value-type="float">
            <text:p>83.78</text:p>
          </table:table-cell>
          <table:table-cell table:style-name="ce102" table:formula="of:=[.X176]-[.AC176]" office:value-type="float" office:value="12962" calcext:value-type="float">
            <text:p>12962</text:p>
          </table:table-cell>
          <table:table-cell table:style-name="ce123" table:formula="of:=([.R176]/[.P176])*100" office:value-type="float" office:value="7.4620335509424" calcext:value-type="float">
            <text:p>7.46</text:p>
          </table:table-cell>
          <table:table-cell table:style-name="ce115" table:formula="of:=[.Y176]+[.AD176]" office:value-type="float" office:value="94.7612632839395" calcext:value-type="float">
            <text:p>94.7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 Rethinasami</text:p>
          </table:table-cell>
          <table:table-cell table:style-name="ce108" office:value-type="float" office:value="88784" calcext:value-type="float">
            <text:p>88784</text:p>
          </table:table-cell>
          <table:table-cell table:style-name="ce117" table:formula="of:=([.X176]/[.P176])*100" office:value-type="float" office:value="51.111648417441" calcext:value-type="float">
            <text:p>51.11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 Aranganathan</text:p>
          </table:table-cell>
          <table:table-cell table:style-name="ce108" office:value-type="float" office:value="75822" calcext:value-type="float">
            <text:p>75822</text:p>
          </table:table-cell>
          <table:table-cell table:style-name="ce117" table:formula="of:=([.AC176]/[.P176])*100" office:value-type="float" office:value="43.6496148664986" calcext:value-type="float">
            <text:p>43.65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G Muthukumar</text:p>
          </table:table-cell>
          <table:table-cell table:style-name="ce108" office:value-type="float" office:value="4879" calcext:value-type="float">
            <text:p>4879</text:p>
          </table:table-cell>
          <table:table-cell table:style-name="ce117" table:formula="of:=([.AH176]/[.P176])*100" office:value-type="float" office:value="2.80876883930319" calcext:value-type="float">
            <text:p>2.8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IJMK</text:p>
          </table:table-cell>
          <table:table-cell table:style-name="ce108" office:value-type="string" calcext:value-type="string">
            <text:p>D Rajesh Kannan</text:p>
          </table:table-cell>
          <table:table-cell table:style-name="ce108" office:value-type="float" office:value="1408" calcext:value-type="float">
            <text:p>1408</text:p>
          </table:table-cell>
          <table:table-cell table:style-name="ce117" table:formula="of:=([.AM176]/[.P176])*100" office:value-type="float" office:value="0.81056497760584" calcext:value-type="float">
            <text:p>0.81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J Sivakumar</text:p>
          </table:table-cell>
          <table:table-cell table:style-name="ce108" office:value-type="float" office:value="1276" calcext:value-type="float">
            <text:p>1276</text:p>
          </table:table-cell>
          <table:table-cell table:style-name="ce117" table:formula="of:=([.AR176]/[.P176])*100" office:value-type="float" office:value="0.734574510955292" calcext:value-type="float">
            <text:p>0.73</text:p>
          </table:table-cell>
          <table:table-cell table:number-columns-repeated="16339"/>
        </table:table-row>
        <table:table-row table:style-name="ro1">
          <table:table-cell table:style-name="ce35" office:value-type="float" office:value="174" calcext:value-type="float">
            <text:p>174</text:p>
          </table:table-cell>
          <table:table-cell table:number-columns-repeated="2" table:style-name="ce51" office:value-type="string" calcext:value-type="string">
            <text:p>Thanjavur</text:p>
          </table:table-cell>
          <table:table-cell table:style-name="ce51" office:value-type="string" calcext:value-type="string">
            <text:p>Delta</text:p>
          </table:table-cell>
          <table:table-cell table:style-name="ce51" office:value-type="string" calcext:value-type="string">
            <text:p>Central Chola</text:p>
          </table:table-cell>
          <table:table-cell table:style-name="ce51" office:value-type="string" calcext:value-type="string">
            <text:p>City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Interest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DMK</text:p>
          </table:table-cell>
          <table:table-cell table:style-name="ce51" office:value-type="string" calcext:value-type="string">
            <text:p>AIADMK</text:p>
          </table:table-cell>
          <table:table-cell table:style-name="ce51" office:value-type="string" calcext:value-type="string">
            <text:p>DMK</text:p>
          </table:table-cell>
          <table:table-cell table:style-name="ce51" office:value-type="string" calcext:value-type="string">
            <text:p>No</text:p>
          </table:table-cell>
          <table:table-cell table:style-name="ce98" office:value-type="string" calcext:value-type="string">
            <text:p>Kalignar</text:p>
          </table:table-cell>
          <table:table-cell table:style-name="ce108" office:value-type="float" office:value="202002" calcext:value-type="float">
            <text:p>202002</text:p>
          </table:table-cell>
          <table:table-cell table:style-name="ce108" office:value-type="float" office:value="149130" calcext:value-type="float">
            <text:p>149130</text:p>
          </table:table-cell>
          <table:table-cell table:style-name="ce115" table:formula="of:=([.P177]/[.O177])*100" office:value-type="float" office:value="73.8260017227552" calcext:value-type="float">
            <text:p>73.83</text:p>
          </table:table-cell>
          <table:table-cell table:style-name="ce102" table:formula="of:=[.X177]-[.AC177]" office:value-type="float" office:value="7329" calcext:value-type="float">
            <text:p>7329</text:p>
          </table:table-cell>
          <table:table-cell table:style-name="ce123" table:formula="of:=([.R177]/[.P177])*100" office:value-type="float" office:value="4.91450412391873" calcext:value-type="float">
            <text:p>4.91</text:p>
          </table:table-cell>
          <table:table-cell table:style-name="ce115" table:formula="of:=[.Y177]+[.AD177]" office:value-type="float" office:value="96.2254408904982" calcext:value-type="float">
            <text:p>96.23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30" office:value-type="string" calcext:value-type="string">
            <text:p>M Rengasamy</text:p>
          </table:table-cell>
          <table:table-cell table:style-name="ce130" office:value-type="float" office:value="75415" calcext:value-type="float">
            <text:p>75415</text:p>
          </table:table-cell>
          <table:table-cell table:style-name="ce117" table:formula="of:=([.X177]/[.P177])*100" office:value-type="float" office:value="50.5699725072085" calcext:value-type="float">
            <text:p>50.57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30" office:value-type="string" calcext:value-type="string">
            <text:p>S N M Ubayadullah</text:p>
          </table:table-cell>
          <table:table-cell table:style-name="ce130" office:value-type="float" office:value="68086" calcext:value-type="float">
            <text:p>68086</text:p>
          </table:table-cell>
          <table:table-cell table:style-name="ce117" table:formula="of:=([.AC177]/[.P177])*100" office:value-type="float" office:value="45.6554683832898" calcext:value-type="float">
            <text:p>45.66</text:p>
          </table:table-cell>
          <table:table-cell table:style-name="ce130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30" office:value-type="string" calcext:value-type="string">
            <text:p>M S Ramalingam</text:p>
          </table:table-cell>
          <table:table-cell table:style-name="ce130" office:value-type="float" office:value="1901" calcext:value-type="float">
            <text:p>1901</text:p>
          </table:table-cell>
          <table:table-cell table:style-name="ce117" table:formula="of:=([.AH177]/[.P177])*100" office:value-type="float" office:value="1.27472674847449" calcext:value-type="float">
            <text:p>1.27</text:p>
          </table:table-cell>
          <table:table-cell table:number-columns-repeated="2" table:style-name="ce130" office:value-type="string" calcext:value-type="string">
            <text:p>IJK</text:p>
          </table:table-cell>
          <table:table-cell table:style-name="ce130" office:value-type="string" calcext:value-type="string">
            <text:p>P Rayar Victor Arokiyaraj</text:p>
          </table:table-cell>
          <table:table-cell table:style-name="ce130" office:value-type="float" office:value="1505" calcext:value-type="float">
            <text:p>1505</text:p>
          </table:table-cell>
          <table:table-cell table:style-name="ce117" table:formula="of:=([.AM177]/[.P177])*100" office:value-type="float" office:value="1.00918661570442" calcext:value-type="float">
            <text:p>1.01</text:p>
          </table:table-cell>
          <table:table-cell table:style-name="ce221" office:value-type="string" calcext:value-type="string">
            <text:p>Independant</text:p>
          </table:table-cell>
          <table:table-cell table:style-name="ce130" office:value-type="string" calcext:value-type="string">
            <text:p>Independant</text:p>
          </table:table-cell>
          <table:table-cell table:style-name="ce130" office:value-type="string" calcext:value-type="string">
            <text:p>K Muthukumaran</text:p>
          </table:table-cell>
          <table:table-cell table:style-name="ce130" office:value-type="float" office:value="712" calcext:value-type="float">
            <text:p>712</text:p>
          </table:table-cell>
          <table:table-cell table:style-name="ce117" table:formula="of:=([.AR177]/[.P177])*100" office:value-type="float" office:value="0.477435794273453" calcext:value-type="float">
            <text:p>0.48</text:p>
          </table:table-cell>
          <table:table-cell table:style-name="ce51" table:number-columns-repeated="2"/>
          <table:table-cell table:style-name="ce236"/>
          <table:table-cell table:style-name="ce51" table:number-columns-repeated="4"/>
          <table:table-cell table:style-name="ce239"/>
          <table:table-cell table:style-name="ce51" table:number-columns-repeated="4"/>
          <table:table-cell table:style-name="ce236"/>
          <table:table-cell table:style-name="ce51" table:number-columns-repeated="4"/>
          <table:table-cell table:style-name="ce236"/>
          <table:table-cell table:style-name="ce51" table:number-columns-repeated="4"/>
          <table:table-cell table:style-name="ce236"/>
          <table:table-cell table:style-name="ce51" table:number-columns-repeated="4"/>
          <table:table-cell table:style-name="ce236"/>
          <table:table-cell table:style-name="ce51" table:number-columns-repeated="163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193265" calcext:value-type="float">
            <text:p>193265</text:p>
          </table:table-cell>
          <table:table-cell table:style-name="ce108" office:value-type="float" office:value="158681" calcext:value-type="float">
            <text:p>158681</text:p>
          </table:table-cell>
          <table:table-cell table:style-name="ce115" table:formula="of:=([.P178]/[.O178])*100" office:value-type="float" office:value="82.1053993221742" calcext:value-type="float">
            <text:p>82.11</text:p>
          </table:table-cell>
          <table:table-cell table:style-name="ce102" table:formula="of:=[.X178]-[.AC178]" office:value-type="float" office:value="32644" calcext:value-type="float">
            <text:p>32644</text:p>
          </table:table-cell>
          <table:table-cell table:style-name="ce123" table:formula="of:=([.R178]/[.P178])*100" office:value-type="float" office:value="20.5720911766374" calcext:value-type="float">
            <text:p>20.57</text:p>
          </table:table-cell>
          <table:table-cell table:style-name="ce115" table:formula="of:=[.Y178]+[.AD178]" office:value-type="float" office:value="95.0359526345309" calcext:value-type="float">
            <text:p>95.0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 Vaithilingam</text:p>
          </table:table-cell>
          <table:table-cell table:style-name="ce108" office:value-type="float" office:value="91724" calcext:value-type="float">
            <text:p>91724</text:p>
          </table:table-cell>
          <table:table-cell table:style-name="ce117" table:formula="of:=([.X178]/[.P178])*100" office:value-type="float" office:value="57.8040219055842" calcext:value-type="float">
            <text:p>57.80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 Mahesh Krishanasamy</text:p>
          </table:table-cell>
          <table:table-cell table:style-name="ce108" office:value-type="float" office:value="59080" calcext:value-type="float">
            <text:p>59080</text:p>
          </table:table-cell>
          <table:table-cell table:style-name="ce117" table:formula="of:=([.AC178]/[.P178])*100" office:value-type="float" office:value="37.2319307289468" calcext:value-type="float">
            <text:p>37.23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A Arokiyasamy</text:p>
          </table:table-cell>
          <table:table-cell table:style-name="ce108" office:value-type="float" office:value="1843" calcext:value-type="float">
            <text:p>1843</text:p>
          </table:table-cell>
          <table:table-cell table:style-name="ce117" table:formula="of:=([.AH178]/[.P178])*100" office:value-type="float" office:value="1.16144970097239" calcext:value-type="float">
            <text:p>1.1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 Murugaiyan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7" table:formula="of:=([.AM178]/[.P178])*100" office:value-type="float" office:value="1.01587461636869" calcext:value-type="float">
            <text:p>1.02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A Jayabal</text:p>
          </table:table-cell>
          <table:table-cell table:style-name="ce108" office:value-type="float" office:value="1542" calcext:value-type="float">
            <text:p>1542</text:p>
          </table:table-cell>
          <table:table-cell table:style-name="ce117" table:formula="of:=([.AR178]/[.P178])*100" office:value-type="float" office:value="0.971760954367568" calcext:value-type="float">
            <text:p>0.97</text:p>
          </table:table-cell>
          <table:table-cell table:number-columns-repeated="1633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187627" calcext:value-type="float">
            <text:p>187627</text:p>
          </table:table-cell>
          <table:table-cell table:style-name="ce108" office:value-type="float" office:value="146353" calcext:value-type="float">
            <text:p>146353</text:p>
          </table:table-cell>
          <table:table-cell table:style-name="ce115" table:formula="of:=([.P179]/[.O179])*100" office:value-type="float" office:value="78.0020999109936" calcext:value-type="float">
            <text:p>78.00</text:p>
          </table:table-cell>
          <table:table-cell table:style-name="ce102" table:formula="of:=[.X179]-[.AC179]" office:value-type="float" office:value="8779" calcext:value-type="float">
            <text:p>8779</text:p>
          </table:table-cell>
          <table:table-cell table:style-name="ce123" table:formula="of:=([.R179]/[.P179])*100" office:value-type="float" office:value="5.99851045075947" calcext:value-type="float">
            <text:p>6.00</text:p>
          </table:table-cell>
          <table:table-cell table:style-name="ce115" table:formula="of:=[.Y179]+[.AD179]" office:value-type="float" office:value="69.8209124514018" calcext:value-type="float">
            <text:p>69.82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N R Rengarajan</text:p>
          </table:table-cell>
          <table:table-cell table:style-name="ce108" office:value-type="float" office:value="55482" calcext:value-type="float">
            <text:p>55482</text:p>
          </table:table-cell>
          <table:table-cell table:style-name="ce117" table:formula="of:=([.X179]/[.P179])*100" office:value-type="float" office:value="37.9097114510806" calcext:value-type="float">
            <text:p>37.9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N Senthilkumar</text:p>
          </table:table-cell>
          <table:table-cell table:style-name="ce108" office:value-type="float" office:value="46703" calcext:value-type="float">
            <text:p>46703</text:p>
          </table:table-cell>
          <table:table-cell table:style-name="ce117" table:formula="of:=([.AC179]/[.P179])*100" office:value-type="float" office:value="31.9112010003211" calcext:value-type="float">
            <text:p>31.91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 R M Yoganandam</text:p>
          </table:table-cell>
          <table:table-cell table:style-name="ce108" office:value-type="float" office:value="22066" calcext:value-type="float">
            <text:p>22066</text:p>
          </table:table-cell>
          <table:table-cell table:style-name="ce117" table:formula="of:=([.AH179]/[.P179])*100" office:value-type="float" office:value="15.0772447438727" calcext:value-type="float">
            <text:p>15.08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 Murali Ganesh</text:p>
          </table:table-cell>
          <table:table-cell table:style-name="ce108" office:value-type="float" office:value="10164" calcext:value-type="float">
            <text:p>10164</text:p>
          </table:table-cell>
          <table:table-cell table:style-name="ce117" table:formula="of:=([.AM179]/[.P179])*100" office:value-type="float" office:value="6.9448525141268" calcext:value-type="float">
            <text:p>6.9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Senthilkumar</text:p>
          </table:table-cell>
          <table:table-cell table:style-name="ce108" office:value-type="float" office:value="6775" calcext:value-type="float">
            <text:p>6775</text:p>
          </table:table-cell>
          <table:table-cell table:style-name="ce117" table:formula="of:=([.AR179]/[.P179])*100" office:value-type="float" office:value="4.6292183966164" calcext:value-type="float">
            <text:p>4.63</text:p>
          </table:table-cell>
          <table:table-cell table:number-columns-repeated="1633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eravurani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entral Chola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173298" calcext:value-type="float">
            <text:p>173298</text:p>
          </table:table-cell>
          <table:table-cell table:style-name="ce108" office:value-type="float" office:value="140044" calcext:value-type="float">
            <text:p>140044</text:p>
          </table:table-cell>
          <table:table-cell table:style-name="ce115" table:formula="of:=([.P180]/[.O180])*100" office:value-type="float" office:value="80.8110884141767" calcext:value-type="float">
            <text:p>80.81</text:p>
          </table:table-cell>
          <table:table-cell table:style-name="ce102" table:formula="of:=[.X180]-[.AC180]" office:value-type="float" office:value="7194" calcext:value-type="float">
            <text:p>7194</text:p>
          </table:table-cell>
          <table:table-cell table:style-name="ce123" table:formula="of:=([.R180]/[.P180])*100" office:value-type="float" office:value="5.13695695638514" calcext:value-type="float">
            <text:p>5.14</text:p>
          </table:table-cell>
          <table:table-cell table:style-name="ce115" table:formula="of:=[.Y180]+[.AD180]" office:value-type="float" office:value="67.7115763617149" calcext:value-type="float">
            <text:p>67.7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C Arunpandian</text:p>
          </table:table-cell>
          <table:table-cell table:style-name="ce108" office:value-type="float" office:value="51010" calcext:value-type="float">
            <text:p>51010</text:p>
          </table:table-cell>
          <table:table-cell table:style-name="ce117" table:formula="of:=([.X180]/[.P180])*100" office:value-type="float" office:value="36.42426665905" calcext:value-type="float">
            <text:p>36.4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K Mahendran</text:p>
          </table:table-cell>
          <table:table-cell table:style-name="ce108" office:value-type="float" office:value="43816" calcext:value-type="float">
            <text:p>43816</text:p>
          </table:table-cell>
          <table:table-cell table:style-name="ce117" table:formula="of:=([.AC180]/[.P180])*100" office:value-type="float" office:value="31.2873097026649" calcext:value-type="float">
            <text:p>31.29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V Thirugnana Sambandam</text:p>
          </table:table-cell>
          <table:table-cell table:style-name="ce108" office:value-type="float" office:value="25137" calcext:value-type="float">
            <text:p>25137</text:p>
          </table:table-cell>
          <table:table-cell table:style-name="ce117" table:formula="of:=([.AH180]/[.P180])*100" office:value-type="float" office:value="17.9493587729571" calcext:value-type="float">
            <text:p>17.9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 Subramaniyan</text:p>
          </table:table-cell>
          <table:table-cell table:style-name="ce108" office:value-type="float" office:value="7470" calcext:value-type="float">
            <text:p>7470</text:p>
          </table:table-cell>
          <table:table-cell table:style-name="ce117" table:formula="of:=([.AM180]/[.P180])*100" office:value-type="float" office:value="5.33403787381109" calcext:value-type="float">
            <text:p>5.3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K Thangamuthu</text:p>
          </table:table-cell>
          <table:table-cell table:style-name="ce108" office:value-type="float" office:value="4453" calcext:value-type="float">
            <text:p>4453</text:p>
          </table:table-cell>
          <table:table-cell table:style-name="ce117" table:formula="of:=([.AR180]/[.P180])*100" office:value-type="float" office:value="3.17971494673103" calcext:value-type="float">
            <text:p>3.18</text:p>
          </table:table-cell>
          <table:table-cell table:number-columns-repeated="1633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andharvakott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8" office:value-type="float" office:value="152708" calcext:value-type="float">
            <text:p>152708</text:p>
          </table:table-cell>
          <table:table-cell table:style-name="ce108" office:value-type="float" office:value="122381" calcext:value-type="float">
            <text:p>122381</text:p>
          </table:table-cell>
          <table:table-cell table:style-name="ce115" table:formula="of:=([.P181]/[.O181])*100" office:value-type="float" office:value="80.1405296382639" calcext:value-type="float">
            <text:p>80.14</text:p>
          </table:table-cell>
          <table:table-cell table:style-name="ce102" table:formula="of:=[.X181]-[.AC181]" office:value-type="float" office:value="19699" calcext:value-type="float">
            <text:p>19699</text:p>
          </table:table-cell>
          <table:table-cell table:style-name="ce123" table:formula="of:=([.R181]/[.P181])*100" office:value-type="float" office:value="16.0964528807576" calcext:value-type="float">
            <text:p>16.10</text:p>
          </table:table-cell>
          <table:table-cell table:style-name="ce115" table:formula="of:=[.Y181]+[.AD181]" office:value-type="float" office:value="93.606850736634" calcext:value-type="float">
            <text:p>93.6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ubramanian N</text:p>
          </table:table-cell>
          <table:table-cell table:style-name="ce108" office:value-type="float" office:value="67128" calcext:value-type="float">
            <text:p>67128</text:p>
          </table:table-cell>
          <table:table-cell table:style-name="ce117" table:formula="of:=([.X181]/[.P181])*100" office:value-type="float" office:value="54.8516518086958" calcext:value-type="float">
            <text:p>54.85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avithaipithan S</text:p>
          </table:table-cell>
          <table:table-cell table:style-name="ce108" office:value-type="float" office:value="47429" calcext:value-type="float">
            <text:p>47429</text:p>
          </table:table-cell>
          <table:table-cell table:style-name="ce117" table:formula="of:=([.AC181]/[.P181])*100" office:value-type="float" office:value="38.7551989279382" calcext:value-type="float">
            <text:p>38.76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Selvarani R</text:p>
          </table:table-cell>
          <table:table-cell table:style-name="ce108" office:value-type="float" office:value="2974" calcext:value-type="float">
            <text:p>2974</text:p>
          </table:table-cell>
          <table:table-cell table:style-name="ce117" table:formula="of:=([.AH181]/[.P181])*100" office:value-type="float" office:value="2.43011578594717" calcext:value-type="float">
            <text:p>2.4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ethinam V</text:p>
          </table:table-cell>
          <table:table-cell table:style-name="ce108" office:value-type="float" office:value="1357" calcext:value-type="float">
            <text:p>1357</text:p>
          </table:table-cell>
          <table:table-cell table:style-name="ce117" table:formula="of:=([.AM181]/[.P181])*100" office:value-type="float" office:value="1.10883225337266" calcext:value-type="float">
            <text:p>1.11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Murugesan M</text:p>
          </table:table-cell>
          <table:table-cell table:style-name="ce108" office:value-type="float" office:value="1073" calcext:value-type="float">
            <text:p>1073</text:p>
          </table:table-cell>
          <table:table-cell table:style-name="ce117" table:formula="of:=([.AR181]/[.P181])*100" office:value-type="float" office:value="0.876770086859888" calcext:value-type="float">
            <text:p>0.88</text:p>
          </table:table-cell>
          <table:table-cell table:number-columns-repeated="1633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iralimal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160449" calcext:value-type="float">
            <text:p>160449</text:p>
          </table:table-cell>
          <table:table-cell table:style-name="ce108" office:value-type="float" office:value="138022" calcext:value-type="float">
            <text:p>138022</text:p>
          </table:table-cell>
          <table:table-cell table:style-name="ce115" table:formula="of:=([.P182]/[.O182])*100" office:value-type="float" office:value="86.0223497809273" calcext:value-type="float">
            <text:p>86.02</text:p>
          </table:table-cell>
          <table:table-cell table:style-name="ce102" table:formula="of:=[.X182]-[.AC182]" office:value-type="float" office:value="39309" calcext:value-type="float">
            <text:p>39309</text:p>
          </table:table-cell>
          <table:table-cell table:style-name="ce123" table:formula="of:=([.R182]/[.P182])*100" office:value-type="float" office:value="28.4802422802162" calcext:value-type="float">
            <text:p>28.48</text:p>
          </table:table-cell>
          <table:table-cell table:style-name="ce115" table:formula="of:=[.Y182]+[.AD182]" office:value-type="float" office:value="83.5091507151034" calcext:value-type="float">
            <text:p>83.5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ijaya Basker C</text:p>
          </table:table-cell>
          <table:table-cell table:style-name="ce108" office:value-type="float" office:value="77285" calcext:value-type="float">
            <text:p>77285</text:p>
          </table:table-cell>
          <table:table-cell table:style-name="ce117" table:formula="of:=([.X182]/[.P182])*100" office:value-type="float" office:value="55.9946964976598" calcext:value-type="float">
            <text:p>55.9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egupathy S</text:p>
          </table:table-cell>
          <table:table-cell table:style-name="ce108" office:value-type="float" office:value="37976" calcext:value-type="float">
            <text:p>37976</text:p>
          </table:table-cell>
          <table:table-cell table:style-name="ce117" table:formula="of:=([.AC182]/[.P182])*100" office:value-type="float" office:value="27.5144542174436" calcext:value-type="float">
            <text:p>27.51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laniappan M</text:p>
          </table:table-cell>
          <table:table-cell table:style-name="ce108" office:value-type="float" office:value="15397" calcext:value-type="float">
            <text:p>15397</text:p>
          </table:table-cell>
          <table:table-cell table:style-name="ce117" table:formula="of:=([.AH182]/[.P182])*100" office:value-type="float" office:value="11.1554679688745" calcext:value-type="float">
            <text:p>11.16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Savarimuthu Y</text:p>
          </table:table-cell>
          <table:table-cell table:style-name="ce108" office:value-type="float" office:value="2639" calcext:value-type="float">
            <text:p>2639</text:p>
          </table:table-cell>
          <table:table-cell table:style-name="ce117" table:formula="of:=([.AM182]/[.P182])*100" office:value-type="float" office:value="1.91201402674936" calcext:value-type="float">
            <text:p>1.9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lagu P</text:p>
          </table:table-cell>
          <table:table-cell table:style-name="ce108" office:value-type="float" office:value="1404" calcext:value-type="float">
            <text:p>1404</text:p>
          </table:table-cell>
          <table:table-cell table:style-name="ce117" table:formula="of:=([.AR182]/[.P182])*100" office:value-type="float" office:value="1.0172291373839" calcext:value-type="float">
            <text:p>1.02</text:p>
          </table:table-cell>
          <table:table-cell table:number-columns-repeated="1633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udukkotta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City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77413" calcext:value-type="float">
            <text:p>177413</text:p>
          </table:table-cell>
          <table:table-cell table:style-name="ce108" office:value-type="float" office:value="139957" calcext:value-type="float">
            <text:p>139957</text:p>
          </table:table-cell>
          <table:table-cell table:style-name="ce115" table:formula="of:=([.P183]/[.O183])*100" office:value-type="float" office:value="78.8876801587257" calcext:value-type="float">
            <text:p>78.89</text:p>
          </table:table-cell>
          <table:table-cell table:style-name="ce102" table:formula="of:=[.X183]-[.AC183]" office:value-type="float" office:value="3101" calcext:value-type="float">
            <text:p>3101</text:p>
          </table:table-cell>
          <table:table-cell table:style-name="ce123" table:formula="of:=([.R183]/[.P183])*100" office:value-type="float" office:value="2.21568053044864" calcext:value-type="float">
            <text:p>2.22</text:p>
          </table:table-cell>
          <table:table-cell table:style-name="ce115" table:formula="of:=[.Y183]+[.AD183]" office:value-type="float" office:value="91.3359103153111" calcext:value-type="float">
            <text:p>91.3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Muthukumaran P</text:p>
          </table:table-cell>
          <table:table-cell table:style-name="ce108" office:value-type="float" office:value="65466" calcext:value-type="float">
            <text:p>65466</text:p>
          </table:table-cell>
          <table:table-cell table:style-name="ce117" table:formula="of:=([.X183]/[.P183])*100" office:value-type="float" office:value="46.7757954228799" calcext:value-type="float">
            <text:p>46.78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eriyannan Arassu</text:p>
          </table:table-cell>
          <table:table-cell table:style-name="ce108" office:value-type="float" office:value="62365" calcext:value-type="float">
            <text:p>62365</text:p>
          </table:table-cell>
          <table:table-cell table:style-name="ce117" table:formula="of:=([.AC183]/[.P183])*100" office:value-type="float" office:value="44.5601148924312" calcext:value-type="float">
            <text:p>44.56</text:p>
          </table:table-cell>
          <table:table-cell table:style-name="ce117" office:value-type="string" calcext:value-type="string">
            <text:p>IJK</text:p>
          </table:table-cell>
          <table:table-cell table:style-name="ce108" office:value-type="string" calcext:value-type="string">
            <text:p>IJK</text:p>
          </table:table-cell>
          <table:table-cell table:style-name="ce108" office:value-type="string" calcext:value-type="string">
            <text:p>Srinivasan N</text:p>
          </table:table-cell>
          <table:table-cell table:style-name="ce108" office:value-type="float" office:value="4098" calcext:value-type="float">
            <text:p>4098</text:p>
          </table:table-cell>
          <table:table-cell table:style-name="ce117" table:formula="of:=([.AH183]/[.P183])*100" office:value-type="float" office:value="2.9280421843852" calcext:value-type="float">
            <text:p>2.9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Bharathan V</text:p>
          </table:table-cell>
          <table:table-cell table:style-name="ce108" office:value-type="float" office:value="3901" calcext:value-type="float">
            <text:p>3901</text:p>
          </table:table-cell>
          <table:table-cell table:style-name="ce117" table:formula="of:=([.AM183]/[.P183])*100" office:value-type="float" office:value="2.78728466600456" calcext:value-type="float">
            <text:p>2.79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elvam Pala</text:p>
          </table:table-cell>
          <table:table-cell table:style-name="ce108" office:value-type="float" office:value="1748" calcext:value-type="float">
            <text:p>1748</text:p>
          </table:table-cell>
          <table:table-cell table:style-name="ce117" table:formula="of:=([.AR183]/[.P183])*100" office:value-type="float" office:value="1.24895503618969" calcext:value-type="float">
            <text:p>1.25</text:p>
          </table:table-cell>
          <table:table-cell table:number-columns-repeated="1633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irumayam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108" office:value-type="float" office:value="171992" calcext:value-type="float">
            <text:p>171992</text:p>
          </table:table-cell>
          <table:table-cell table:style-name="ce108" office:value-type="float" office:value="135429" calcext:value-type="float">
            <text:p>135429</text:p>
          </table:table-cell>
          <table:table-cell table:style-name="ce115" table:formula="of:=([.P184]/[.O184])*100" office:value-type="float" office:value="78.7414530908414" calcext:value-type="float">
            <text:p>78.74</text:p>
          </table:table-cell>
          <table:table-cell table:style-name="ce102" table:formula="of:=[.X184]-[.AC184]" office:value-type="float" office:value="31135" calcext:value-type="float">
            <text:p>31135</text:p>
          </table:table-cell>
          <table:table-cell table:style-name="ce123" table:formula="of:=([.R184]/[.P184])*100" office:value-type="float" office:value="22.989906150086" calcext:value-type="float">
            <text:p>22.99</text:p>
          </table:table-cell>
          <table:table-cell table:style-name="ce115" table:formula="of:=[.Y184]+[.AD184]" office:value-type="float" office:value="93.5479107133627" calcext:value-type="float">
            <text:p>93.5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airamuthu P K</text:p>
          </table:table-cell>
          <table:table-cell table:style-name="ce108" office:value-type="float" office:value="78913" calcext:value-type="float">
            <text:p>78913</text:p>
          </table:table-cell>
          <table:table-cell table:style-name="ce117" table:formula="of:=([.X184]/[.P184])*100" office:value-type="float" office:value="58.2689084317244" calcext:value-type="float">
            <text:p>58.2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Subburam RM</text:p>
          </table:table-cell>
          <table:table-cell table:style-name="ce108" office:value-type="float" office:value="47778" calcext:value-type="float">
            <text:p>47778</text:p>
          </table:table-cell>
          <table:table-cell table:style-name="ce117" table:formula="of:=([.AC184]/[.P184])*100" office:value-type="float" office:value="35.2790022816384" calcext:value-type="float">
            <text:p>35.28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adamalai P</text:p>
          </table:table-cell>
          <table:table-cell table:style-name="ce108" office:value-type="float" office:value="2686" calcext:value-type="float">
            <text:p>2686</text:p>
          </table:table-cell>
          <table:table-cell table:style-name="ce117" table:formula="of:=([.AH184]/[.P184])*100" office:value-type="float" office:value="1.98332705698189" calcext:value-type="float">
            <text:p>1.9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Ilango R</text:p>
          </table:table-cell>
          <table:table-cell table:style-name="ce108" office:value-type="float" office:value="1457" calcext:value-type="float">
            <text:p>1457</text:p>
          </table:table-cell>
          <table:table-cell table:style-name="ce117" table:formula="of:=([.AM184]/[.P184])*100" office:value-type="float" office:value="1.07584047729807" calcext:value-type="float">
            <text:p>1.0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dhakrishnan A</text:p>
          </table:table-cell>
          <table:table-cell table:style-name="ce108" office:value-type="float" office:value="1046" calcext:value-type="float">
            <text:p>1046</text:p>
          </table:table-cell>
          <table:table-cell table:style-name="ce117" table:formula="of:=([.AR184]/[.P184])*100" office:value-type="float" office:value="0.772360425019752" calcext:value-type="float">
            <text:p>0.77</text:p>
          </table:table-cell>
          <table:table-cell table:number-columns-repeated="1633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langud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168687" calcext:value-type="float">
            <text:p>168687</text:p>
          </table:table-cell>
          <table:table-cell table:style-name="ce108" office:value-type="float" office:value="138203" calcext:value-type="float">
            <text:p>138203</text:p>
          </table:table-cell>
          <table:table-cell table:style-name="ce115" table:formula="of:=([.P185]/[.O185])*100" office:value-type="float" office:value="81.9286607740964" calcext:value-type="float">
            <text:p>81.93</text:p>
          </table:table-cell>
          <table:table-cell table:style-name="ce102" table:formula="of:=[.X185]-[.AC185]" office:value-type="float" office:value="5127" calcext:value-type="float">
            <text:p>5127</text:p>
          </table:table-cell>
          <table:table-cell table:style-name="ce123" table:formula="of:=([.R185]/[.P185])*100" office:value-type="float" office:value="3.70976028016758" calcext:value-type="float">
            <text:p>3.71</text:p>
          </table:table-cell>
          <table:table-cell table:style-name="ce115" table:formula="of:=[.Y185]+[.AD185]" office:value-type="float" office:value="79.139381923692" calcext:value-type="float">
            <text:p>79.1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rishnan Kupa</text:p>
          </table:table-cell>
          <table:table-cell table:style-name="ce108" office:value-type="float" office:value="57250" calcext:value-type="float">
            <text:p>57250</text:p>
          </table:table-cell>
          <table:table-cell table:style-name="ce117" table:formula="of:=([.X185]/[.P185])*100" office:value-type="float" office:value="41.4245711019298" calcext:value-type="float">
            <text:p>41.4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Arulmani S</text:p>
          </table:table-cell>
          <table:table-cell table:style-name="ce108" office:value-type="float" office:value="52123" calcext:value-type="float">
            <text:p>52123</text:p>
          </table:table-cell>
          <table:table-cell table:style-name="ce117" table:formula="of:=([.AC185]/[.P185])*100" office:value-type="float" office:value="37.7148108217622" calcext:value-type="float">
            <text:p>37.71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japandiyan A V</text:p>
          </table:table-cell>
          <table:table-cell table:style-name="ce108" office:value-type="float" office:value="21717" calcext:value-type="float">
            <text:p>21717</text:p>
          </table:table-cell>
          <table:table-cell table:style-name="ce117" table:formula="of:=([.AH185]/[.P185])*100" office:value-type="float" office:value="15.7138412335478" calcext:value-type="float">
            <text:p>15.71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Saravanan A</text:p>
          </table:table-cell>
          <table:table-cell table:style-name="ce108" office:value-type="float" office:value="3666" calcext:value-type="float">
            <text:p>3666</text:p>
          </table:table-cell>
          <table:table-cell table:style-name="ce117" table:formula="of:=([.AM185]/[.P185])*100" office:value-type="float" office:value="2.65261969711222" calcext:value-type="float">
            <text:p>2.65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Jeganathan S</text:p>
          </table:table-cell>
          <table:table-cell table:style-name="ce108" office:value-type="float" office:value="2033" calcext:value-type="float">
            <text:p>2033</text:p>
          </table:table-cell>
          <table:table-cell table:style-name="ce117" table:formula="of:=([.AR185]/[.P185])*100" office:value-type="float" office:value="1.47102450742748" calcext:value-type="float">
            <text:p>1.47</text:p>
          </table:table-cell>
          <table:table-cell table:number-columns-repeated="1633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ranthangi</text:p>
          </table:table-cell>
          <table:table-cell office:value-type="string" calcext:value-type="string">
            <text:p>Pudukott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table:style-name="ce92" office:value-type="string" calcext:value-type="string">
            <text:p>MADMK</text:p>
          </table:table-cell>
          <table:table-cell office:value-type="string" calcext:value-type="string">
            <text:p>No</text:p>
          </table:table-cell>
          <table:table-cell table:style-name="ce92" office:value-type="string" calcext:value-type="string">
            <text:p>MADMK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70564" calcext:value-type="float">
            <text:p>170564</text:p>
          </table:table-cell>
          <table:table-cell table:style-name="ce108" office:value-type="float" office:value="128027" calcext:value-type="float">
            <text:p>128027</text:p>
          </table:table-cell>
          <table:table-cell table:style-name="ce115" table:formula="of:=([.P186]/[.O186])*100" office:value-type="float" office:value="75.06097417978" calcext:value-type="float">
            <text:p>75.06</text:p>
          </table:table-cell>
          <table:table-cell table:style-name="ce102" table:formula="of:=[.X186]-[.AC186]" office:value-type="float" office:value="16656" calcext:value-type="float">
            <text:p>16656</text:p>
          </table:table-cell>
          <table:table-cell table:style-name="ce123" table:formula="of:=([.R186]/[.P186])*100" office:value-type="float" office:value="13.0097557546455" calcext:value-type="float">
            <text:p>13.01</text:p>
          </table:table-cell>
          <table:table-cell table:style-name="ce115" table:formula="of:=[.Y186]+[.AD186]" office:value-type="float" office:value="92.5289196810048" calcext:value-type="float">
            <text:p>92.53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ja Nayagam M</text:p>
          </table:table-cell>
          <table:table-cell table:style-name="ce108" office:value-type="float" office:value="67559" calcext:value-type="float">
            <text:p>67559</text:p>
          </table:table-cell>
          <table:table-cell table:style-name="ce117" table:formula="of:=([.X186]/[.P186])*100" office:value-type="float" office:value="52.7693377178252" calcext:value-type="float">
            <text:p>52.7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Thirunavukkarasar Su</text:p>
          </table:table-cell>
          <table:table-cell table:style-name="ce108" office:value-type="float" office:value="50903" calcext:value-type="float">
            <text:p>50903</text:p>
          </table:table-cell>
          <table:table-cell table:style-name="ce117" table:formula="of:=([.AC186]/[.P186])*100" office:value-type="float" office:value="39.7595819631796" calcext:value-type="float">
            <text:p>39.76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hariff Km</text:p>
          </table:table-cell>
          <table:table-cell table:style-name="ce108" office:value-type="float" office:value="2729" calcext:value-type="float">
            <text:p>2729</text:p>
          </table:table-cell>
          <table:table-cell table:style-name="ce117" table:formula="of:=([.AH186]/[.P186])*100" office:value-type="float" office:value="2.13158161950214" calcext:value-type="float">
            <text:p>2.13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Appa Durai S</text:p>
          </table:table-cell>
          <table:table-cell table:style-name="ce108" office:value-type="float" office:value="2305" calcext:value-type="float">
            <text:p>2305</text:p>
          </table:table-cell>
          <table:table-cell table:style-name="ce117" table:formula="of:=([.AM186]/[.P186])*100" office:value-type="float" office:value="1.80040147781327" calcext:value-type="float">
            <text:p>1.80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abapathi K</text:p>
          </table:table-cell>
          <table:table-cell table:style-name="ce108" office:value-type="float" office:value="2218" calcext:value-type="float">
            <text:p>2218</text:p>
          </table:table-cell>
          <table:table-cell table:style-name="ce117" table:formula="of:=([.AR186]/[.P186])*100" office:value-type="float" office:value="1.73244706194787" calcext:value-type="float">
            <text:p>1.73</text:p>
          </table:table-cell>
          <table:table-cell table:number-columns-repeated="1633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raikudi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26934" calcext:value-type="float">
            <text:p>226934</text:p>
          </table:table-cell>
          <table:table-cell table:style-name="ce108" office:value-type="float" office:value="168797" calcext:value-type="float">
            <text:p>168797</text:p>
          </table:table-cell>
          <table:table-cell table:style-name="ce115" table:formula="of:=([.P187]/[.O187])*100" office:value-type="float" office:value="74.3815382445998" calcext:value-type="float">
            <text:p>74.38</text:p>
          </table:table-cell>
          <table:table-cell table:style-name="ce102" table:formula="of:=[.X187]-[.AC187]" office:value-type="float" office:value="18900" calcext:value-type="float">
            <text:p>18900</text:p>
          </table:table-cell>
          <table:table-cell table:style-name="ce123" table:formula="of:=([.R187]/[.P187])*100" office:value-type="float" office:value="11.1968814611634" calcext:value-type="float">
            <text:p>11.20</text:p>
          </table:table-cell>
          <table:table-cell table:style-name="ce115" table:formula="of:=[.Y187]+[.AD187]" office:value-type="float" office:value="90.8238890501608" calcext:value-type="float">
            <text:p>90.8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lanichamy Cholan Ct</text:p>
          </table:table-cell>
          <table:table-cell table:style-name="ce108" office:value-type="float" office:value="86104" calcext:value-type="float">
            <text:p>86104</text:p>
          </table:table-cell>
          <table:table-cell table:style-name="ce117" table:formula="of:=([.X187]/[.P187])*100" office:value-type="float" office:value="51.0103852556621" calcext:value-type="float">
            <text:p>51.01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Ramasamy Kr</text:p>
          </table:table-cell>
          <table:table-cell table:style-name="ce108" office:value-type="float" office:value="67204" calcext:value-type="float">
            <text:p>67204</text:p>
          </table:table-cell>
          <table:table-cell table:style-name="ce117" table:formula="of:=([.AC187]/[.P187])*100" office:value-type="float" office:value="39.8135037944987" calcext:value-type="float">
            <text:p>39.81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Chidambaram V</text:p>
          </table:table-cell>
          <table:table-cell table:style-name="ce108" office:value-type="float" office:value="4194" calcext:value-type="float">
            <text:p>4194</text:p>
          </table:table-cell>
          <table:table-cell table:style-name="ce117" table:formula="of:=([.AH187]/[.P187])*100" office:value-type="float" office:value="2.48464131471531" calcext:value-type="float">
            <text:p>2.48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Asaithambi S</text:p>
          </table:table-cell>
          <table:table-cell table:style-name="ce108" office:value-type="float" office:value="3895" calcext:value-type="float">
            <text:p>3895</text:p>
          </table:table-cell>
          <table:table-cell table:style-name="ce117" table:formula="of:=([.AM187]/[.P187])*100" office:value-type="float" office:value="2.30750546514452" calcext:value-type="float">
            <text:p>2.31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Baluswamy N</text:p>
          </table:table-cell>
          <table:table-cell table:style-name="ce108" office:value-type="float" office:value="2272" calcext:value-type="float">
            <text:p>2272</text:p>
          </table:table-cell>
          <table:table-cell table:style-name="ce117" table:formula="of:=([.AR187]/[.P187])*100" office:value-type="float" office:value="1.34599548570176" calcext:value-type="float">
            <text:p>1.35</text:p>
          </table:table-cell>
          <table:table-cell table:number-columns-repeated="1633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iruppattur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18453" calcext:value-type="float">
            <text:p>218453</text:p>
          </table:table-cell>
          <table:table-cell table:style-name="ce108" office:value-type="float" office:value="173020" calcext:value-type="float">
            <text:p>173020</text:p>
          </table:table-cell>
          <table:table-cell table:style-name="ce115" table:formula="of:=([.P188]/[.O188])*100" office:value-type="float" office:value="79.2023913610708" calcext:value-type="float">
            <text:p>79.20</text:p>
          </table:table-cell>
          <table:table-cell table:style-name="ce102" table:formula="of:=[.X188]-[.AC188]" office:value-type="float" office:value="1584" calcext:value-type="float">
            <text:p>1584</text:p>
          </table:table-cell>
          <table:table-cell table:style-name="ce123" table:formula="of:=([.R188]/[.P188])*100" office:value-type="float" office:value="0.915501098138944" calcext:value-type="float">
            <text:p>0.92</text:p>
          </table:table-cell>
          <table:table-cell table:style-name="ce115" table:formula="of:=[.Y188]+[.AD188]" office:value-type="float" office:value="95.5877933186915" calcext:value-type="float">
            <text:p>95.59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Periyakaruppan Kr</text:p>
          </table:table-cell>
          <table:table-cell table:style-name="ce108" office:value-type="float" office:value="83485" calcext:value-type="float">
            <text:p>83485</text:p>
          </table:table-cell>
          <table:table-cell table:style-name="ce117" table:formula="of:=([.X188]/[.P188])*100" office:value-type="float" office:value="48.2516472084152" calcext:value-type="float">
            <text:p>48.2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ja Kannappan Rs</text:p>
          </table:table-cell>
          <table:table-cell table:style-name="ce108" office:value-type="float" office:value="81901" calcext:value-type="float">
            <text:p>81901</text:p>
          </table:table-cell>
          <table:table-cell table:style-name="ce117" table:formula="of:=([.AC188]/[.P188])*100" office:value-type="float" office:value="47.3361461102763" calcext:value-type="float">
            <text:p>47.34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anickavalli M</text:p>
          </table:table-cell>
          <table:table-cell table:style-name="ce108" office:value-type="float" office:value="1289" calcext:value-type="float">
            <text:p>1289</text:p>
          </table:table-cell>
          <table:table-cell table:style-name="ce117" table:formula="of:=([.AH188]/[.P188])*100" office:value-type="float" office:value="0.745000577967865" calcext:value-type="float">
            <text:p>0.75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Singaravelu M</text:p>
          </table:table-cell>
          <table:table-cell table:style-name="ce108" office:value-type="float" office:value="1270" calcext:value-type="float">
            <text:p>1270</text:p>
          </table:table-cell>
          <table:table-cell table:style-name="ce117" table:formula="of:=([.AM188]/[.P188])*100" office:value-type="float" office:value="0.734019188533118" calcext:value-type="float">
            <text:p>0.73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heik Dawood M</text:p>
          </table:table-cell>
          <table:table-cell table:style-name="ce108" office:value-type="float" office:value="1154" calcext:value-type="float">
            <text:p>1154</text:p>
          </table:table-cell>
          <table:table-cell table:style-name="ce117" table:formula="of:=([.AR188]/[.P188])*100" office:value-type="float" office:value="0.66697491619466" calcext:value-type="float">
            <text:p>0.67</text:p>
          </table:table-cell>
          <table:table-cell table:number-columns-repeated="1633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214027" calcext:value-type="float">
            <text:p>214027</text:p>
          </table:table-cell>
          <table:table-cell table:style-name="ce108" office:value-type="float" office:value="157216" calcext:value-type="float">
            <text:p>157216</text:p>
          </table:table-cell>
          <table:table-cell table:style-name="ce115" table:formula="of:=([.P189]/[.O189])*100" office:value-type="float" office:value="73.4561527283941" calcext:value-type="float">
            <text:p>73.46</text:p>
          </table:table-cell>
          <table:table-cell table:style-name="ce102" table:formula="of:=[.X189]-[.AC189]" office:value-type="float" office:value="4382" calcext:value-type="float">
            <text:p>4382</text:p>
          </table:table-cell>
          <table:table-cell table:style-name="ce123" table:formula="of:=([.R189]/[.P189])*100" office:value-type="float" office:value="2.78724811723998" calcext:value-type="float">
            <text:p>2.79</text:p>
          </table:table-cell>
          <table:table-cell table:style-name="ce115" table:formula="of:=[.Y189]+[.AD189]" office:value-type="float" office:value="92.8467840423367" calcext:value-type="float">
            <text:p>92.8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Gunasekaran S</text:p>
          </table:table-cell>
          <table:table-cell table:style-name="ce108" office:value-type="float" office:value="75176" calcext:value-type="float">
            <text:p>75176</text:p>
          </table:table-cell>
          <table:table-cell table:style-name="ce117" table:formula="of:=([.X189]/[.P189])*100" office:value-type="float" office:value="47.8170160797883" calcext:value-type="float">
            <text:p>47.8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Rajasekaran V</text:p>
          </table:table-cell>
          <table:table-cell table:style-name="ce108" office:value-type="float" office:value="70794" calcext:value-type="float">
            <text:p>70794</text:p>
          </table:table-cell>
          <table:table-cell table:style-name="ce117" table:formula="of:=([.AC189]/[.P189])*100" office:value-type="float" office:value="45.0297679625483" calcext:value-type="float">
            <text:p>45.03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ajendran P M</text:p>
          </table:table-cell>
          <table:table-cell table:style-name="ce108" office:value-type="float" office:value="2957" calcext:value-type="float">
            <text:p>2957</text:p>
          </table:table-cell>
          <table:table-cell table:style-name="ce117" table:formula="of:=([.AH189]/[.P189])*100" office:value-type="float" office:value="1.88085182169754" calcext:value-type="float">
            <text:p>1.88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Kulanthisamy C</text:p>
          </table:table-cell>
          <table:table-cell table:style-name="ce108" office:value-type="float" office:value="2484" calcext:value-type="float">
            <text:p>2484</text:p>
          </table:table-cell>
          <table:table-cell table:style-name="ce117" table:formula="of:=([.AM189]/[.P189])*100" office:value-type="float" office:value="1.57999185833503" calcext:value-type="float">
            <text:p>1.58</text:p>
          </table:table-cell>
          <table:table-cell table:number-columns-repeated="2"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Gandhi R</text:p>
          </table:table-cell>
          <table:table-cell table:style-name="ce108" office:value-type="float" office:value="1815" calcext:value-type="float">
            <text:p>1815</text:p>
          </table:table-cell>
          <table:table-cell table:style-name="ce117" table:formula="of:=([.AR189]/[.P189])*100" office:value-type="float" office:value="1.15446265011195" calcext:value-type="float">
            <text:p>1.15</text:p>
          </table:table-cell>
          <table:table-cell table:number-columns-repeated="1633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namadurai</text:p>
          </table:table-cell>
          <table:table-cell office:value-type="string" calcext:value-type="string">
            <text:p>Sivagang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8" office:value-type="float" office:value="210956" calcext:value-type="float">
            <text:p>210956</text:p>
          </table:table-cell>
          <table:table-cell table:style-name="ce108" office:value-type="float" office:value="161626" calcext:value-type="float">
            <text:p>161626</text:p>
          </table:table-cell>
          <table:table-cell table:style-name="ce115" table:formula="of:=([.P190]/[.O190])*100" office:value-type="float" office:value="76.6159767913688" calcext:value-type="float">
            <text:p>76.62</text:p>
          </table:table-cell>
          <table:table-cell table:style-name="ce102" table:formula="of:=[.X190]-[.AC190]" office:value-type="float" office:value="14020" calcext:value-type="float">
            <text:p>14020</text:p>
          </table:table-cell>
          <table:table-cell table:style-name="ce123" table:formula="of:=([.R190]/[.P190])*100" office:value-type="float" office:value="8.67434694912947" calcext:value-type="float">
            <text:p>8.67</text:p>
          </table:table-cell>
          <table:table-cell table:style-name="ce115" table:formula="of:=[.Y190]+[.AD190]" office:value-type="float" office:value="94.6939230074369" calcext:value-type="float">
            <text:p>94.6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Gunasekaran M</text:p>
          </table:table-cell>
          <table:table-cell table:style-name="ce108" office:value-type="float" office:value="83535" calcext:value-type="float">
            <text:p>83535</text:p>
          </table:table-cell>
          <table:table-cell table:style-name="ce117" table:formula="of:=([.X190]/[.P190])*100" office:value-type="float" office:value="51.6841349782832" calcext:value-type="float">
            <text:p>51.68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amilarasi A</text:p>
          </table:table-cell>
          <table:table-cell table:style-name="ce108" office:value-type="float" office:value="69515" calcext:value-type="float">
            <text:p>69515</text:p>
          </table:table-cell>
          <table:table-cell table:style-name="ce117" table:formula="of:=([.AC190]/[.P190])*100" office:value-type="float" office:value="43.0097880291537" calcext:value-type="float">
            <text:p>43.01</text:p>
          </table:table-cell>
          <table:table-cell table:style-name="ce196" office:value-type="string" calcext:value-type="string">
            <text:p>BSP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Murugavelrajan K</text:p>
          </table:table-cell>
          <table:table-cell table:style-name="ce108" office:value-type="float" office:value="2883" calcext:value-type="float">
            <text:p>2883</text:p>
          </table:table-cell>
          <table:table-cell table:style-name="ce117" table:formula="of:=([.AH190]/[.P190])*100" office:value-type="float" office:value="1.78374766436093" calcext:value-type="float">
            <text:p>1.7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elmurugan O</text:p>
          </table:table-cell>
          <table:table-cell table:style-name="ce108" office:value-type="float" office:value="1766" calcext:value-type="float">
            <text:p>1766</text:p>
          </table:table-cell>
          <table:table-cell table:style-name="ce117" table:formula="of:=([.AM190]/[.P190])*100" office:value-type="float" office:value="1.09264598517565" calcext:value-type="float">
            <text:p>1.09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iswanatha Gopalan V</text:p>
          </table:table-cell>
          <table:table-cell table:style-name="ce108" office:value-type="float" office:value="1185" calcext:value-type="float">
            <text:p>1185</text:p>
          </table:table-cell>
          <table:table-cell table:style-name="ce117" table:formula="of:=([.AR190]/[.P190])*100" office:value-type="float" office:value="0.733174118025565" calcext:value-type="float">
            <text:p>0.73</text:p>
          </table:table-cell>
          <table:table-cell table:number-columns-repeated="1633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elur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AIADMK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98652" calcext:value-type="float">
            <text:p>198652</text:p>
          </table:table-cell>
          <table:table-cell table:style-name="ce108" office:value-type="float" office:value="154050" calcext:value-type="float">
            <text:p>154050</text:p>
          </table:table-cell>
          <table:table-cell table:style-name="ce115" table:formula="of:=([.P191]/[.O191])*100" office:value-type="float" office:value="77.547671304593" calcext:value-type="float">
            <text:p>77.55</text:p>
          </table:table-cell>
          <table:table-cell table:style-name="ce102" table:formula="of:=[.X191]-[.AC191]" office:value-type="float" office:value="24462" calcext:value-type="float">
            <text:p>24462</text:p>
          </table:table-cell>
          <table:table-cell table:style-name="ce123" table:formula="of:=([.R191]/[.P191])*100" office:value-type="float" office:value="15.8792599805258" calcext:value-type="float">
            <text:p>15.88</text:p>
          </table:table-cell>
          <table:table-cell table:style-name="ce115" table:formula="of:=[.Y191]+[.AD191]" office:value-type="float" office:value="95.6027263875365" calcext:value-type="float">
            <text:p>95.6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amy R</text:p>
          </table:table-cell>
          <table:table-cell table:style-name="ce108" office:value-type="float" office:value="85869" calcext:value-type="float">
            <text:p>85869</text:p>
          </table:table-cell>
          <table:table-cell table:style-name="ce117" table:formula="of:=([.X191]/[.P191])*100" office:value-type="float" office:value="55.7409931840312" calcext:value-type="float">
            <text:p>55.74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ani R</text:p>
          </table:table-cell>
          <table:table-cell table:style-name="ce108" office:value-type="float" office:value="61407" calcext:value-type="float">
            <text:p>61407</text:p>
          </table:table-cell>
          <table:table-cell table:style-name="ce117" table:formula="of:=([.AC191]/[.P191])*100" office:value-type="float" office:value="39.8617332035054" calcext:value-type="float">
            <text:p>39.86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Dharmalingam P V</text:p>
          </table:table-cell>
          <table:table-cell table:style-name="ce108" office:value-type="float" office:value="1608" calcext:value-type="float">
            <text:p>1608</text:p>
          </table:table-cell>
          <table:table-cell table:style-name="ce117" table:formula="of:=([.AH191]/[.P191])*100" office:value-type="float" office:value="1.04381694255112" calcext:value-type="float">
            <text:p>1.04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Sarasukumar Vaira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17" table:formula="of:=([.AM191]/[.P191])*100" office:value-type="float" office:value="0.701071080817916" calcext:value-type="float">
            <text:p>0.7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RJD</text:p>
          </table:table-cell>
          <table:table-cell table:style-name="ce108" office:value-type="string" calcext:value-type="string">
            <text:p>Gopalakrishnan M</text:p>
          </table:table-cell>
          <table:table-cell table:style-name="ce108" office:value-type="float" office:value="856" calcext:value-type="float">
            <text:p>856</text:p>
          </table:table-cell>
          <table:table-cell table:style-name="ce117" table:formula="of:=([.AR191]/[.P191])*100" office:value-type="float" office:value="0.555663745537163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durai East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33061" calcext:value-type="float">
            <text:p>233061</text:p>
          </table:table-cell>
          <table:table-cell table:style-name="ce108" office:value-type="float" office:value="179869" calcext:value-type="float">
            <text:p>179869</text:p>
          </table:table-cell>
          <table:table-cell table:style-name="ce115" table:formula="of:=([.P192]/[.O192])*100" office:value-type="float" office:value="77.1767906256302" calcext:value-type="float">
            <text:p>77.18</text:p>
          </table:table-cell>
          <table:table-cell table:style-name="ce102" table:formula="of:=[.X192]-[.AC192]" office:value-type="float" office:value="28755" calcext:value-type="float">
            <text:p>28755</text:p>
          </table:table-cell>
          <table:table-cell table:style-name="ce123" table:formula="of:=([.R192]/[.P192])*100" office:value-type="float" office:value="15.9866347174888" calcext:value-type="float">
            <text:p>15.99</text:p>
          </table:table-cell>
          <table:table-cell table:style-name="ce115" table:formula="of:=[.Y192]+[.AD192]" office:value-type="float" office:value="94.5905075360401" calcext:value-type="float">
            <text:p>94.5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Tamilarasan K</text:p>
          </table:table-cell>
          <table:table-cell table:style-name="ce108" office:value-type="float" office:value="99447" calcext:value-type="float">
            <text:p>99447</text:p>
          </table:table-cell>
          <table:table-cell table:style-name="ce117" table:formula="of:=([.X192]/[.P192])*100" office:value-type="float" office:value="55.2885711267645" calcext:value-type="float">
            <text:p>55.2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oorthy P</text:p>
          </table:table-cell>
          <table:table-cell table:style-name="ce108" office:value-type="float" office:value="70692" calcext:value-type="float">
            <text:p>70692</text:p>
          </table:table-cell>
          <table:table-cell table:style-name="ce117" table:formula="of:=([.AC192]/[.P192])*100" office:value-type="float" office:value="39.3019364092756" calcext:value-type="float">
            <text:p>39.30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rinivasan K M</text:p>
          </table:table-cell>
          <table:table-cell table:style-name="ce108" office:value-type="float" office:value="2677" calcext:value-type="float">
            <text:p>2677</text:p>
          </table:table-cell>
          <table:table-cell table:style-name="ce117" table:formula="of:=([.AH192]/[.P192])*100" office:value-type="float" office:value="1.48830537780273" calcext:value-type="float">
            <text:p>1.4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Govindaraj V</text:p>
          </table:table-cell>
          <table:table-cell table:style-name="ce108" office:value-type="float" office:value="2287" calcext:value-type="float">
            <text:p>2287</text:p>
          </table:table-cell>
          <table:table-cell table:style-name="ce117" table:formula="of:=([.AM192]/[.P192])*100" office:value-type="float" office:value="1.27148091110753" calcext:value-type="float">
            <text:p>1.27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Gnanesekaran K G</text:p>
          </table:table-cell>
          <table:table-cell table:style-name="ce108" office:value-type="float" office:value="1008" calcext:value-type="float">
            <text:p>1008</text:p>
          </table:table-cell>
          <table:table-cell table:style-name="ce117" table:formula="of:=([.AR192]/[.P192])*100" office:value-type="float" office:value="0.560407852381455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holavandan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8" office:value-type="float" office:value="174634" calcext:value-type="float">
            <text:p>174634</text:p>
          </table:table-cell>
          <table:table-cell table:style-name="ce108" office:value-type="float" office:value="144348" calcext:value-type="float">
            <text:p>144348</text:p>
          </table:table-cell>
          <table:table-cell table:style-name="ce115" table:formula="of:=([.P193]/[.O193])*100" office:value-type="float" office:value="82.6574435676901" calcext:value-type="float">
            <text:p>82.66</text:p>
          </table:table-cell>
          <table:table-cell table:style-name="ce102" table:formula="of:=[.X193]-[.AC193]" office:value-type="float" office:value="36608" calcext:value-type="float">
            <text:p>36608</text:p>
          </table:table-cell>
          <table:table-cell table:style-name="ce123" table:formula="of:=([.R193]/[.P193])*100" office:value-type="float" office:value="25.3609333000804" calcext:value-type="float">
            <text:p>25.36</text:p>
          </table:table-cell>
          <table:table-cell table:style-name="ce115" table:formula="of:=[.Y193]+[.AD193]" office:value-type="float" office:value="94.3165128716712" calcext:value-type="float">
            <text:p>94.3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ruppiah M V</text:p>
          </table:table-cell>
          <table:table-cell table:style-name="ce108" office:value-type="float" office:value="86376" calcext:value-type="float">
            <text:p>86376</text:p>
          </table:table-cell>
          <table:table-cell table:style-name="ce117" table:formula="of:=([.X193]/[.P193])*100" office:value-type="float" office:value="59.8387230858758" calcext:value-type="float">
            <text:p>59.84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Ilanseliyan M</text:p>
          </table:table-cell>
          <table:table-cell table:style-name="ce108" office:value-type="float" office:value="49768" calcext:value-type="float">
            <text:p>49768</text:p>
          </table:table-cell>
          <table:table-cell table:style-name="ce117" table:formula="of:=([.AC193]/[.P193])*100" office:value-type="float" office:value="34.4777897857954" calcext:value-type="float">
            <text:p>34.48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Palanivelswamy S</text:p>
          </table:table-cell>
          <table:table-cell table:style-name="ce108" office:value-type="float" office:value="2002" calcext:value-type="float">
            <text:p>2002</text:p>
          </table:table-cell>
          <table:table-cell table:style-name="ce117" table:formula="of:=([.AH193]/[.P193])*100" office:value-type="float" office:value="1.38692603984814" calcext:value-type="float">
            <text:p>1.3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eeran A</text:p>
          </table:table-cell>
          <table:table-cell table:style-name="ce108" office:value-type="float" office:value="1998" calcext:value-type="float">
            <text:p>1998</text:p>
          </table:table-cell>
          <table:table-cell table:style-name="ce117" table:formula="of:=([.AM193]/[.P193])*100" office:value-type="float" office:value="1.38415495884945" calcext:value-type="float">
            <text:p>1.3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azhipiranthal M</text:p>
          </table:table-cell>
          <table:table-cell table:style-name="ce108" office:value-type="float" office:value="975" calcext:value-type="float">
            <text:p>975</text:p>
          </table:table-cell>
          <table:table-cell table:style-name="ce117" table:formula="of:=([.AR193]/[.P193])*100" office:value-type="float" office:value="0.675450993432538" calcext:value-type="float">
            <text:p>0.68</text:p>
          </table:table-cell>
          <table:table-cell table:number-columns-repeated="1633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durai North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195659" calcext:value-type="float">
            <text:p>195659</text:p>
          </table:table-cell>
          <table:table-cell table:style-name="ce108" office:value-type="float" office:value="142571" calcext:value-type="float">
            <text:p>142571</text:p>
          </table:table-cell>
          <table:table-cell table:style-name="ce115" table:formula="of:=([.P194]/[.O194])*100" office:value-type="float" office:value="72.8670799707655" calcext:value-type="float">
            <text:p>72.87</text:p>
          </table:table-cell>
          <table:table-cell table:style-name="ce102" table:formula="of:=[.X194]-[.AC194]" office:value-type="float" office:value="46400" calcext:value-type="float">
            <text:p>46400</text:p>
          </table:table-cell>
          <table:table-cell table:style-name="ce123" table:formula="of:=([.R194]/[.P194])*100" office:value-type="float" office:value="32.5451880115872" calcext:value-type="float">
            <text:p>32.55</text:p>
          </table:table-cell>
          <table:table-cell table:style-name="ce115" table:formula="of:=[.Y194]+[.AD194]" office:value-type="float" office:value="94.6980802547503" calcext:value-type="float">
            <text:p>94.7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Bose A K</text:p>
          </table:table-cell>
          <table:table-cell table:style-name="ce108" office:value-type="float" office:value="90706" calcext:value-type="float">
            <text:p>90706</text:p>
          </table:table-cell>
          <table:table-cell table:style-name="ce117" table:formula="of:=([.X194]/[.P194])*100" office:value-type="float" office:value="63.6216341331687" calcext:value-type="float">
            <text:p>63.6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Rajendran K S K</text:p>
          </table:table-cell>
          <table:table-cell table:style-name="ce108" office:value-type="float" office:value="44306" calcext:value-type="float">
            <text:p>44306</text:p>
          </table:table-cell>
          <table:table-cell table:style-name="ce117" table:formula="of:=([.AC194]/[.P194])*100" office:value-type="float" office:value="31.0764461215815" calcext:value-type="float">
            <text:p>31.08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umaralingam M</text:p>
          </table:table-cell>
          <table:table-cell table:style-name="ce108" office:value-type="float" office:value="3505" calcext:value-type="float">
            <text:p>3505</text:p>
          </table:table-cell>
          <table:table-cell table:style-name="ce117" table:formula="of:=([.AH194]/[.P194])*100" office:value-type="float" office:value="2.45842422372011" calcext:value-type="float">
            <text:p>2.46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Senthilkumar S</text:p>
          </table:table-cell>
          <table:table-cell table:style-name="ce108" office:value-type="float" office:value="1148" calcext:value-type="float">
            <text:p>1148</text:p>
          </table:table-cell>
          <table:table-cell table:style-name="ce117" table:formula="of:=([.AM194]/[.P194])*100" office:value-type="float" office:value="0.805212841321166" calcext:value-type="float">
            <text:p>0.8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eyachandran S</text:p>
          </table:table-cell>
          <table:table-cell table:style-name="ce108" office:value-type="float" office:value="780" calcext:value-type="float">
            <text:p>780</text:p>
          </table:table-cell>
          <table:table-cell table:style-name="ce117" table:formula="of:=([.AR194]/[.P194])*100" office:value-type="float" office:value="0.547095832953406" calcext:value-type="float">
            <text:p>0.55</text:p>
          </table:table-cell>
          <table:table-cell table:number-columns-repeated="1633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durai South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178736" calcext:value-type="float">
            <text:p>178736</text:p>
          </table:table-cell>
          <table:table-cell table:style-name="ce108" office:value-type="float" office:value="135472" calcext:value-type="float">
            <text:p>135472</text:p>
          </table:table-cell>
          <table:table-cell table:style-name="ce115" table:formula="of:=([.P195]/[.O195])*100" office:value-type="float" office:value="75.7944678184585" calcext:value-type="float">
            <text:p>75.79</text:p>
          </table:table-cell>
          <table:table-cell table:style-name="ce102" table:formula="of:=[.X195]-[.AC195]" office:value-type="float" office:value="45451" calcext:value-type="float">
            <text:p>45451</text:p>
          </table:table-cell>
          <table:table-cell table:style-name="ce123" table:formula="of:=([.R195]/[.P195])*100" office:value-type="float" office:value="33.5501062950278" calcext:value-type="float">
            <text:p>33.55</text:p>
          </table:table-cell>
          <table:table-cell table:style-name="ce115" table:formula="of:=[.Y195]+[.AD195]" office:value-type="float" office:value="89.6354966339908" calcext:value-type="float">
            <text:p>89.6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Annadurai R</text:p>
          </table:table-cell>
          <table:table-cell table:style-name="ce108" office:value-type="float" office:value="83441" calcext:value-type="float">
            <text:p>83441</text:p>
          </table:table-cell>
          <table:table-cell table:style-name="ce117" table:formula="of:=([.X195]/[.P195])*100" office:value-type="float" office:value="61.5928014645093" calcext:value-type="float">
            <text:p>61.5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Varadharajan S P</text:p>
          </table:table-cell>
          <table:table-cell table:style-name="ce108" office:value-type="float" office:value="37990" calcext:value-type="float">
            <text:p>37990</text:p>
          </table:table-cell>
          <table:table-cell table:style-name="ce117" table:formula="of:=([.AC195]/[.P195])*100" office:value-type="float" office:value="28.0426951694815" calcext:value-type="float">
            <text:p>28.04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nuppanadi Jeya K</text:p>
          </table:table-cell>
          <table:table-cell table:style-name="ce108" office:value-type="float" office:value="6243" calcext:value-type="float">
            <text:p>6243</text:p>
          </table:table-cell>
          <table:table-cell table:style-name="ce117" table:formula="of:=([.AH195]/[.P195])*100" office:value-type="float" office:value="4.60833234912011" calcext:value-type="float">
            <text:p>4.61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antharam N S R</text:p>
          </table:table-cell>
          <table:table-cell table:style-name="ce108" office:value-type="float" office:value="6204" calcext:value-type="float">
            <text:p>6204</text:p>
          </table:table-cell>
          <table:table-cell table:style-name="ce117" table:formula="of:=([.AM195]/[.P195])*100" office:value-type="float" office:value="4.57954411243652" calcext:value-type="float">
            <text:p>4.58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Josephine Mary A</text:p>
          </table:table-cell>
          <table:table-cell table:style-name="ce108" office:value-type="float" office:value="1061" calcext:value-type="float">
            <text:p>1061</text:p>
          </table:table-cell>
          <table:table-cell table:style-name="ce117" table:formula="of:=([.AR195]/[.P195])*100" office:value-type="float" office:value="0.783187669776781" calcext:value-type="float">
            <text:p>0.78</text:p>
          </table:table-cell>
          <table:table-cell table:number-columns-repeated="1633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durai Central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192815" calcext:value-type="float">
            <text:p>192815</text:p>
          </table:table-cell>
          <table:table-cell table:style-name="ce108" office:value-type="float" office:value="144151" calcext:value-type="float">
            <text:p>144151</text:p>
          </table:table-cell>
          <table:table-cell table:style-name="ce115" table:formula="of:=([.P196]/[.O196])*100" office:value-type="float" office:value="74.7612996914141" calcext:value-type="float">
            <text:p>74.76</text:p>
          </table:table-cell>
          <table:table-cell table:style-name="ce102" table:formula="of:=[.X196]-[.AC196]" office:value-type="float" office:value="19560" calcext:value-type="float">
            <text:p>19560</text:p>
          </table:table-cell>
          <table:table-cell table:style-name="ce123" table:formula="of:=([.R196]/[.P196])*100" office:value-type="float" office:value="13.5691046194615" calcext:value-type="float">
            <text:p>13.57</text:p>
          </table:table-cell>
          <table:table-cell table:style-name="ce115" table:formula="of:=[.Y196]+[.AD196]" office:value-type="float" office:value="91.9632884960909" calcext:value-type="float">
            <text:p>91.9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undarrajan R</text:p>
          </table:table-cell>
          <table:table-cell table:style-name="ce108" office:value-type="float" office:value="76063" calcext:value-type="float">
            <text:p>76063</text:p>
          </table:table-cell>
          <table:table-cell table:style-name="ce117" table:formula="of:=([.X196]/[.P196])*100" office:value-type="float" office:value="52.7661965577762" calcext:value-type="float">
            <text:p>52.7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yed Ghouse Basha S</text:p>
          </table:table-cell>
          <table:table-cell table:style-name="ce108" office:value-type="float" office:value="56503" calcext:value-type="float">
            <text:p>56503</text:p>
          </table:table-cell>
          <table:table-cell table:style-name="ce117" table:formula="of:=([.AC196]/[.P196])*100" office:value-type="float" office:value="39.1970919383147" calcext:value-type="float">
            <text:p>39.20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asikumar A</text:p>
          </table:table-cell>
          <table:table-cell table:style-name="ce108" office:value-type="float" office:value="3708" calcext:value-type="float">
            <text:p>3708</text:p>
          </table:table-cell>
          <table:table-cell table:style-name="ce117" table:formula="of:=([.AH196]/[.P196])*100" office:value-type="float" office:value="2.57230265485498" calcext:value-type="float">
            <text:p>2.5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rinivasan G</text:p>
          </table:table-cell>
          <table:table-cell table:style-name="ce108" office:value-type="float" office:value="2569" calcext:value-type="float">
            <text:p>2569</text:p>
          </table:table-cell>
          <table:table-cell table:style-name="ce117" table:formula="of:=([.AM196]/[.P196])*100" office:value-type="float" office:value="1.78215898606323" calcext:value-type="float">
            <text:p>1.7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uthuraj K M</text:p>
          </table:table-cell>
          <table:table-cell table:style-name="ce108" office:value-type="float" office:value="2140" calcext:value-type="float">
            <text:p>2140</text:p>
          </table:table-cell>
          <table:table-cell table:style-name="ce117" table:formula="of:=([.AR196]/[.P196])*100" office:value-type="float" office:value="1.48455439088178" calcext:value-type="float">
            <text:p>1.48</text:p>
          </table:table-cell>
          <table:table-cell table:number-columns-repeated="1633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durai West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table:style-name="ce108" office:value-type="float" office:value="214423" calcext:value-type="float">
            <text:p>214423</text:p>
          </table:table-cell>
          <table:table-cell table:style-name="ce108" office:value-type="float" office:value="158950" calcext:value-type="float">
            <text:p>158950</text:p>
          </table:table-cell>
          <table:table-cell table:style-name="ce115" table:formula="of:=([.P197]/[.O197])*100" office:value-type="float" office:value="74.1291745754886" calcext:value-type="float">
            <text:p>74.13</text:p>
          </table:table-cell>
          <table:table-cell table:style-name="ce102" table:formula="of:=[.X197]-[.AC197]" office:value-type="float" office:value="38761" calcext:value-type="float">
            <text:p>38761</text:p>
          </table:table-cell>
          <table:table-cell table:style-name="ce123" table:formula="of:=([.R197]/[.P197])*100" office:value-type="float" office:value="24.3856558666247" calcext:value-type="float">
            <text:p>24.39</text:p>
          </table:table-cell>
          <table:table-cell table:style-name="ce115" table:formula="of:=[.Y197]+[.AD197]" office:value-type="float" office:value="94.8946209499843" calcext:value-type="float">
            <text:p>94.8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ju K</text:p>
          </table:table-cell>
          <table:table-cell table:style-name="ce108" office:value-type="float" office:value="94798" calcext:value-type="float">
            <text:p>94798</text:p>
          </table:table-cell>
          <table:table-cell table:style-name="ce117" table:formula="of:=([.X197]/[.P197])*100" office:value-type="float" office:value="59.6401384083045" calcext:value-type="float">
            <text:p>59.64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halapathi G</text:p>
          </table:table-cell>
          <table:table-cell table:style-name="ce108" office:value-type="float" office:value="56037" calcext:value-type="float">
            <text:p>56037</text:p>
          </table:table-cell>
          <table:table-cell table:style-name="ce117" table:formula="of:=([.AC197]/[.P197])*100" office:value-type="float" office:value="35.2544825416798" calcext:value-type="float">
            <text:p>35.25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ajarathinam M</text:p>
          </table:table-cell>
          <table:table-cell table:style-name="ce108" office:value-type="float" office:value="3149" calcext:value-type="float">
            <text:p>3149</text:p>
          </table:table-cell>
          <table:table-cell table:style-name="ce117" table:formula="of:=([.AH197]/[.P197])*100" office:value-type="float" office:value="1.98112614029569" calcext:value-type="float">
            <text:p>1.9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ul Pandi M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7" table:formula="of:=([.AM197]/[.P197])*100" office:value-type="float" office:value="1.86159169550173" calcext:value-type="float">
            <text:p>1.86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Moorthy P</text:p>
          </table:table-cell>
          <table:table-cell table:style-name="ce108" office:value-type="float" office:value="897" calcext:value-type="float">
            <text:p>897</text:p>
          </table:table-cell>
          <table:table-cell table:style-name="ce117" table:formula="of:=([.AR197]/[.P197])*100" office:value-type="float" office:value="0.564328405158855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iruparankundram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13775" calcext:value-type="float">
            <text:p>213775</text:p>
          </table:table-cell>
          <table:table-cell table:style-name="ce108" office:value-type="float" office:value="162630" calcext:value-type="float">
            <text:p>162630</text:p>
          </table:table-cell>
          <table:table-cell table:style-name="ce115" table:formula="of:=([.P198]/[.O198])*100" office:value-type="float" office:value="76.0753128289089" calcext:value-type="float">
            <text:p>76.08</text:p>
          </table:table-cell>
          <table:table-cell table:style-name="ce102" table:formula="of:=[.X198]-[.AC198]" office:value-type="float" office:value="48502" calcext:value-type="float">
            <text:p>48502</text:p>
          </table:table-cell>
          <table:table-cell table:style-name="ce123" table:formula="of:=([.R198]/[.P198])*100" office:value-type="float" office:value="29.8235257947488" calcext:value-type="float">
            <text:p>29.82</text:p>
          </table:table-cell>
          <table:table-cell table:style-name="ce115" table:formula="of:=[.Y198]+[.AD198]" office:value-type="float" office:value="87.5828567914899" calcext:value-type="float">
            <text:p>87.5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Raja A K T</text:p>
          </table:table-cell>
          <table:table-cell table:style-name="ce108" office:value-type="float" office:value="95469" calcext:value-type="float">
            <text:p>95469</text:p>
          </table:table-cell>
          <table:table-cell table:style-name="ce117" table:formula="of:=([.X198]/[.P198])*100" office:value-type="float" office:value="58.7031912931194" calcext:value-type="float">
            <text:p>58.70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Sundararajan C R</text:p>
          </table:table-cell>
          <table:table-cell table:style-name="ce108" office:value-type="float" office:value="46967" calcext:value-type="float">
            <text:p>46967</text:p>
          </table:table-cell>
          <table:table-cell table:style-name="ce117" table:formula="of:=([.AC198]/[.P198])*100" office:value-type="float" office:value="28.8796654983705" calcext:value-type="float">
            <text:p>28.88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rumugam G</text:p>
          </table:table-cell>
          <table:table-cell table:style-name="ce108" office:value-type="float" office:value="9793" calcext:value-type="float">
            <text:p>9793</text:p>
          </table:table-cell>
          <table:table-cell table:style-name="ce117" table:formula="of:=([.AH198]/[.P198])*100" office:value-type="float" office:value="6.02164422308307" calcext:value-type="float">
            <text:p>6.02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andhan R</text:p>
          </table:table-cell>
          <table:table-cell table:style-name="ce108" office:value-type="float" office:value="3543" calcext:value-type="float">
            <text:p>3543</text:p>
          </table:table-cell>
          <table:table-cell table:style-name="ce117" table:formula="of:=([.AM198]/[.P198])*100" office:value-type="float" office:value="2.17856484043534" calcext:value-type="float">
            <text:p>2.18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Selvam P</text:p>
          </table:table-cell>
          <table:table-cell table:style-name="ce108" office:value-type="float" office:value="1251" calcext:value-type="float">
            <text:p>1251</text:p>
          </table:table-cell>
          <table:table-cell table:style-name="ce117" table:formula="of:=([.AR198]/[.P198])*100" office:value-type="float" office:value="0.769230769230769" calcext:value-type="float">
            <text:p>0.77</text:p>
          </table:table-cell>
          <table:table-cell table:number-columns-repeated="1633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irumangalam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108" office:value-type="float" office:value="223822" calcext:value-type="float">
            <text:p>223822</text:p>
          </table:table-cell>
          <table:table-cell table:style-name="ce108" office:value-type="float" office:value="182703" calcext:value-type="float">
            <text:p>182703</text:p>
          </table:table-cell>
          <table:table-cell table:style-name="ce115" table:formula="of:=([.P199]/[.O199])*100" office:value-type="float" office:value="81.628704953043" calcext:value-type="float">
            <text:p>81.63</text:p>
          </table:table-cell>
          <table:table-cell table:style-name="ce102" table:formula="of:=[.X199]-[.AC199]" office:value-type="float" office:value="26367" calcext:value-type="float">
            <text:p>26367</text:p>
          </table:table-cell>
          <table:table-cell table:style-name="ce123" table:formula="of:=([.R199]/[.P199])*100" office:value-type="float" office:value="14.4316185284314" calcext:value-type="float">
            <text:p>14.43</text:p>
          </table:table-cell>
          <table:table-cell table:style-name="ce115" table:formula="of:=[.Y199]+[.AD199]" office:value-type="float" office:value="96.6711000914052" calcext:value-type="float">
            <text:p>96.6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uthuramalingam M</text:p>
          </table:table-cell>
          <table:table-cell table:style-name="ce108" office:value-type="float" office:value="101494" calcext:value-type="float">
            <text:p>101494</text:p>
          </table:table-cell>
          <table:table-cell table:style-name="ce117" table:formula="of:=([.X199]/[.P199])*100" office:value-type="float" office:value="55.5513593099183" calcext:value-type="float">
            <text:p>55.55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animaran M</text:p>
          </table:table-cell>
          <table:table-cell table:style-name="ce108" office:value-type="float" office:value="75127" calcext:value-type="float">
            <text:p>75127</text:p>
          </table:table-cell>
          <table:table-cell table:style-name="ce117" table:formula="of:=([.AC199]/[.P199])*100" office:value-type="float" office:value="41.1197407814869" calcext:value-type="float">
            <text:p>41.12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yapandi P</text:p>
          </table:table-cell>
          <table:table-cell table:style-name="ce108" office:value-type="float" office:value="1469" calcext:value-type="float">
            <text:p>1469</text:p>
          </table:table-cell>
          <table:table-cell table:style-name="ce117" table:formula="of:=([.AH199]/[.P199])*100" office:value-type="float" office:value="0.804037153193981" calcext:value-type="float">
            <text:p>0.80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Vaiyadhurai V</text:p>
          </table:table-cell>
          <table:table-cell table:style-name="ce108" office:value-type="float" office:value="1389" calcext:value-type="float">
            <text:p>1389</text:p>
          </table:table-cell>
          <table:table-cell table:style-name="ce117" table:formula="of:=([.AM199]/[.P199])*100" office:value-type="float" office:value="0.760250242196351" calcext:value-type="float">
            <text:p>0.7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mesh Babu M</text:p>
          </table:table-cell>
          <table:table-cell table:style-name="ce108" office:value-type="float" office:value="787" calcext:value-type="float">
            <text:p>787</text:p>
          </table:table-cell>
          <table:table-cell table:style-name="ce117" table:formula="of:=([.AR199]/[.P199])*100" office:value-type="float" office:value="0.430753736939186" calcext:value-type="float">
            <text:p>0.43</text:p>
          </table:table-cell>
          <table:table-cell table:number-columns-repeated="1633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silampatti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style-name="ce92" office:value-type="string" calcext:value-type="string">
            <text:p>AIFB</text:p>
          </table:table-cell>
          <table:table-cell office:value-type="string" calcext:value-type="string">
            <text:p>No</text:p>
          </table:table-cell>
          <table:table-cell table:style-name="ce92" office:value-type="string" calcext:value-type="string">
            <text:p>AIFB</text:p>
          </table:table-cell>
          <table:table-cell office:value-type="string" calcext:value-type="string">
            <text:p>No</text:p>
          </table:table-cell>
          <table:table-cell table:style-name="ce108" office:value-type="float" office:value="217244" calcext:value-type="float">
            <text:p>217244</text:p>
          </table:table-cell>
          <table:table-cell table:style-name="ce108" office:value-type="float" office:value="172293" calcext:value-type="float">
            <text:p>172293</text:p>
          </table:table-cell>
          <table:table-cell table:style-name="ce115" table:formula="of:=([.P200]/[.O200])*100" office:value-type="float" office:value="79.3085194527812" calcext:value-type="float">
            <text:p>79.31</text:p>
          </table:table-cell>
          <table:table-cell table:style-name="ce102" table:formula="of:=[.X200]-[.AC200]" office:value-type="float" office:value="15320" calcext:value-type="float">
            <text:p>15320</text:p>
          </table:table-cell>
          <table:table-cell table:style-name="ce123" table:formula="of:=([.R200]/[.P200])*100" office:value-type="float" office:value="8.89182961582885" calcext:value-type="float">
            <text:p>8.89</text:p>
          </table:table-cell>
          <table:table-cell table:style-name="ce115" table:formula="of:=[.Y200]+[.AD200]" office:value-type="float" office:value="93.5534235285241" calcext:value-type="float">
            <text:p>93.5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FB</text:p>
          </table:table-cell>
          <table:table-cell table:style-name="ce108" office:value-type="string" calcext:value-type="string">
            <text:p>Kathiravan P V</text:p>
          </table:table-cell>
          <table:table-cell table:style-name="ce108" office:value-type="float" office:value="88253" calcext:value-type="float">
            <text:p>88253</text:p>
          </table:table-cell>
          <table:table-cell table:style-name="ce117" table:formula="of:=([.X200]/[.P200])*100" office:value-type="float" office:value="51.2226265721765" calcext:value-type="float">
            <text:p>51.22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amasamy S O</text:p>
          </table:table-cell>
          <table:table-cell table:style-name="ce108" office:value-type="float" office:value="72933" calcext:value-type="float">
            <text:p>72933</text:p>
          </table:table-cell>
          <table:table-cell table:style-name="ce117" table:formula="of:=([.AC200]/[.P200])*100" office:value-type="float" office:value="42.3307969563476" calcext:value-type="float">
            <text:p>42.33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annan C</text:p>
          </table:table-cell>
          <table:table-cell table:style-name="ce108" office:value-type="float" office:value="3354" calcext:value-type="float">
            <text:p>3354</text:p>
          </table:table-cell>
          <table:table-cell table:style-name="ce117" table:formula="of:=([.AH200]/[.P200])*100" office:value-type="float" office:value="1.946683846703" calcext:value-type="float">
            <text:p>1.95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Venkatesan K</text:p>
          </table:table-cell>
          <table:table-cell table:style-name="ce108" office:value-type="float" office:value="2235" calcext:value-type="float">
            <text:p>2235</text:p>
          </table:table-cell>
          <table:table-cell table:style-name="ce117" table:formula="of:=([.AM200]/[.P200])*100" office:value-type="float" office:value="1.29720882450245" calcext:value-type="float">
            <text:p>1.30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Mathuran R</text:p>
          </table:table-cell>
          <table:table-cell table:style-name="ce108" office:value-type="float" office:value="1919" calcext:value-type="float">
            <text:p>1919</text:p>
          </table:table-cell>
          <table:table-cell table:style-name="ce117" table:formula="of:=([.AR200]/[.P200])*100" office:value-type="float" office:value="1.11380032851015" calcext:value-type="float">
            <text:p>1.11</text:p>
          </table:table-cell>
          <table:table-cell table:number-columns-repeated="1633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ndipatti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MGR</text:p>
          </table:table-cell>
          <table:table-cell table:style-name="ce108" office:value-type="float" office:value="209097" calcext:value-type="float">
            <text:p>209097</text:p>
          </table:table-cell>
          <table:table-cell table:style-name="ce108" office:value-type="float" office:value="170652" calcext:value-type="float">
            <text:p>170652</text:p>
          </table:table-cell>
          <table:table-cell table:style-name="ce115" table:formula="of:=([.P201]/[.O201])*100" office:value-type="float" office:value="81.6137964676681" calcext:value-type="float">
            <text:p>81.61</text:p>
          </table:table-cell>
          <table:table-cell table:style-name="ce102" table:formula="of:=[.X201]-[.AC201]" office:value-type="float" office:value="21031" calcext:value-type="float">
            <text:p>21031</text:p>
          </table:table-cell>
          <table:table-cell table:style-name="ce123" table:formula="of:=([.R201]/[.P201])*100" office:value-type="float" office:value="12.3239106485714" calcext:value-type="float">
            <text:p>12.32</text:p>
          </table:table-cell>
          <table:table-cell table:style-name="ce115" table:formula="of:=[.Y201]+[.AD201]" office:value-type="float" office:value="95.1708740594895" calcext:value-type="float">
            <text:p>95.1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Thangatamilselvam</text:p>
          </table:table-cell>
          <table:table-cell table:style-name="ce108" office:value-type="float" office:value="91721" calcext:value-type="float">
            <text:p>91721</text:p>
          </table:table-cell>
          <table:table-cell table:style-name="ce117" table:formula="of:=([.X201]/[.P201])*100" office:value-type="float" office:value="53.7473923540304" calcext:value-type="float">
            <text:p>53.75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ookaiah L</text:p>
          </table:table-cell>
          <table:table-cell table:style-name="ce108" office:value-type="float" office:value="70690" calcext:value-type="float">
            <text:p>70690</text:p>
          </table:table-cell>
          <table:table-cell table:style-name="ce117" table:formula="of:=([.AC201]/[.P201])*100" office:value-type="float" office:value="41.4234817054591" calcext:value-type="float">
            <text:p>41.42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umar R</text:p>
          </table:table-cell>
          <table:table-cell table:style-name="ce108" office:value-type="float" office:value="1660" calcext:value-type="float">
            <text:p>1660</text:p>
          </table:table-cell>
          <table:table-cell table:style-name="ce117" table:formula="of:=([.AH201]/[.P201])*100" office:value-type="float" office:value="0.972739844830415" calcext:value-type="float">
            <text:p>0.9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Rajapandi R</text:p>
          </table:table-cell>
          <table:table-cell table:style-name="ce108" office:value-type="float" office:value="1015" calcext:value-type="float">
            <text:p>1015</text:p>
          </table:table-cell>
          <table:table-cell table:style-name="ce117" table:formula="of:=([.AM201]/[.P201])*100" office:value-type="float" office:value="0.594777676206549" calcext:value-type="float">
            <text:p>0.5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itchaimani S</text:p>
          </table:table-cell>
          <table:table-cell table:style-name="ce108" office:value-type="float" office:value="961" calcext:value-type="float">
            <text:p>961</text:p>
          </table:table-cell>
          <table:table-cell table:style-name="ce117" table:formula="of:=([.AR201]/[.P201])*100" office:value-type="float" office:value="0.563134331856644" calcext:value-type="float">
            <text:p>0.56</text:p>
          </table:table-cell>
          <table:table-cell table:number-columns-repeated="1633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eriyakulam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No</text:p>
          </table:table-cell>
          <table:table-cell table:style-name="ce108" office:value-type="float" office:value="203137" calcext:value-type="float">
            <text:p>203137</text:p>
          </table:table-cell>
          <table:table-cell table:style-name="ce108" office:value-type="float" office:value="160242" calcext:value-type="float">
            <text:p>160242</text:p>
          </table:table-cell>
          <table:table-cell table:style-name="ce115" table:formula="of:=([.P202]/[.O202])*100" office:value-type="float" office:value="78.8837090239592" calcext:value-type="float">
            <text:p>78.88</text:p>
          </table:table-cell>
          <table:table-cell table:style-name="ce102" table:formula="of:=[.X202]-[.AC202]" office:value-type="float" office:value="5641" calcext:value-type="float">
            <text:p>5641</text:p>
          </table:table-cell>
          <table:table-cell table:style-name="ce123" table:formula="of:=([.R202]/[.P202])*100" office:value-type="float" office:value="3.52030054542504" calcext:value-type="float">
            <text:p>3.52</text:p>
          </table:table-cell>
          <table:table-cell table:style-name="ce115" table:formula="of:=[.Y202]+[.AD202]" office:value-type="float" office:value="92.1936820558905" calcext:value-type="float">
            <text:p>92.1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Laser A</text:p>
          </table:table-cell>
          <table:table-cell table:style-name="ce108" office:value-type="float" office:value="76687" calcext:value-type="float">
            <text:p>76687</text:p>
          </table:table-cell>
          <table:table-cell table:style-name="ce117" table:formula="of:=([.X202]/[.P202])*100" office:value-type="float" office:value="47.8569913006578" calcext:value-type="float">
            <text:p>47.86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nbazhagan V</text:p>
          </table:table-cell>
          <table:table-cell table:style-name="ce108" office:value-type="float" office:value="71046" calcext:value-type="float">
            <text:p>71046</text:p>
          </table:table-cell>
          <table:table-cell table:style-name="ce117" table:formula="of:=([.AC202]/[.P202])*100" office:value-type="float" office:value="44.3366907552327" calcext:value-type="float">
            <text:p>44.34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Ganapathy M</text:p>
          </table:table-cell>
          <table:table-cell table:style-name="ce108" office:value-type="float" office:value="3422" calcext:value-type="float">
            <text:p>3422</text:p>
          </table:table-cell>
          <table:table-cell table:style-name="ce117" table:formula="of:=([.AH202]/[.P202])*100" office:value-type="float" office:value="2.13552002596073" calcext:value-type="float">
            <text:p>2.1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elvam M</text:p>
          </table:table-cell>
          <table:table-cell table:style-name="ce108" office:value-type="float" office:value="2347" calcext:value-type="float">
            <text:p>2347</text:p>
          </table:table-cell>
          <table:table-cell table:style-name="ce117" table:formula="of:=([.AM202]/[.P202])*100" office:value-type="float" office:value="1.46465970220042" calcext:value-type="float">
            <text:p>1.4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jaguru P</text:p>
          </table:table-cell>
          <table:table-cell table:style-name="ce108" office:value-type="float" office:value="1260" calcext:value-type="float">
            <text:p>1260</text:p>
          </table:table-cell>
          <table:table-cell table:style-name="ce117" table:formula="of:=([.AR202]/[.P202])*100" office:value-type="float" office:value="0.786310705058599" calcext:value-type="float">
            <text:p>0.79</text:p>
          </table:table-cell>
          <table:table-cell table:number-columns-repeated="1633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odinayakanur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ma</text:p>
          </table:table-cell>
          <table:table-cell table:style-name="ce108" office:value-type="float" office:value="207412" calcext:value-type="float">
            <text:p>207412</text:p>
          </table:table-cell>
          <table:table-cell table:style-name="ce108" office:value-type="float" office:value="167998" calcext:value-type="float">
            <text:p>167998</text:p>
          </table:table-cell>
          <table:table-cell table:style-name="ce115" table:formula="of:=([.P203]/[.O203])*100" office:value-type="float" office:value="80.9972422039226" calcext:value-type="float">
            <text:p>81.00</text:p>
          </table:table-cell>
          <table:table-cell table:style-name="ce102" table:formula="of:=[.X203]-[.AC203]" office:value-type="float" office:value="29906" calcext:value-type="float">
            <text:p>29906</text:p>
          </table:table-cell>
          <table:table-cell table:style-name="ce123" table:formula="of:=([.R203]/[.P203])*100" office:value-type="float" office:value="17.8014023976476" calcext:value-type="float">
            <text:p>17.80</text:p>
          </table:table-cell>
          <table:table-cell table:style-name="ce115" table:formula="of:=[.Y203]+[.AD203]" office:value-type="float" office:value="95.5749473208014" calcext:value-type="float">
            <text:p>95.5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O Panneerselvam</text:p>
          </table:table-cell>
          <table:table-cell table:style-name="ce108" office:value-type="float" office:value="95235" calcext:value-type="float">
            <text:p>95235</text:p>
          </table:table-cell>
          <table:table-cell table:style-name="ce117" table:formula="of:=([.X203]/[.P203])*100" office:value-type="float" office:value="56.6881748592245" calcext:value-type="float">
            <text:p>56.6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Lakshmanan S</text:p>
          </table:table-cell>
          <table:table-cell table:style-name="ce108" office:value-type="float" office:value="65329" calcext:value-type="float">
            <text:p>65329</text:p>
          </table:table-cell>
          <table:table-cell table:style-name="ce117" table:formula="of:=([.AC203]/[.P203])*100" office:value-type="float" office:value="38.8867724615769" calcext:value-type="float">
            <text:p>38.89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eerasamy S N</text:p>
          </table:table-cell>
          <table:table-cell table:style-name="ce108" office:value-type="float" office:value="1598" calcext:value-type="float">
            <text:p>1598</text:p>
          </table:table-cell>
          <table:table-cell table:style-name="ce117" table:formula="of:=([.AH203]/[.P203])*100" office:value-type="float" office:value="0.951201800021429" calcext:value-type="float">
            <text:p>0.95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Arumugam S</text:p>
          </table:table-cell>
          <table:table-cell table:style-name="ce108" office:value-type="float" office:value="927" calcext:value-type="float">
            <text:p>927</text:p>
          </table:table-cell>
          <table:table-cell table:style-name="ce117" table:formula="of:=([.AM203]/[.P203])*100" office:value-type="float" office:value="0.551792283241467" calcext:value-type="float">
            <text:p>0.5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ehalingam P</text:p>
          </table:table-cell>
          <table:table-cell table:style-name="ce108" office:value-type="float" office:value="611" calcext:value-type="float">
            <text:p>611</text:p>
          </table:table-cell>
          <table:table-cell table:style-name="ce117" table:formula="of:=([.AR203]/[.P203])*100" office:value-type="float" office:value="0.363694805890546" calcext:value-type="float">
            <text:p>0.36</text:p>
          </table:table-cell>
          <table:table-cell table:number-columns-repeated="1633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umbum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table:style-name="ce108" office:value-type="float" office:value="216907" calcext:value-type="float">
            <text:p>216907</text:p>
          </table:table-cell>
          <table:table-cell table:style-name="ce108" office:value-type="float" office:value="165321" calcext:value-type="float">
            <text:p>165321</text:p>
          </table:table-cell>
          <table:table-cell table:style-name="ce115" table:formula="of:=([.P204]/[.O204])*100" office:value-type="float" office:value="76.2174572512644" calcext:value-type="float">
            <text:p>76.22</text:p>
          </table:table-cell>
          <table:table-cell table:style-name="ce102" table:formula="of:=[.X204]-[.AC204]" office:value-type="float" office:value="12168" calcext:value-type="float">
            <text:p>12168</text:p>
          </table:table-cell>
          <table:table-cell table:style-name="ce123" table:formula="of:=([.R204]/[.P204])*100" office:value-type="float" office:value="7.36022646850672" calcext:value-type="float">
            <text:p>7.36</text:p>
          </table:table-cell>
          <table:table-cell table:style-name="ce115" table:formula="of:=[.Y204]+[.AD204]" office:value-type="float" office:value="89.7925853339866" calcext:value-type="float">
            <text:p>89.79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Eramakrishnan N</text:p>
          </table:table-cell>
          <table:table-cell table:style-name="ce108" office:value-type="float" office:value="80307" calcext:value-type="float">
            <text:p>80307</text:p>
          </table:table-cell>
          <table:table-cell table:style-name="ce117" table:formula="of:=([.X204]/[.P204])*100" office:value-type="float" office:value="48.5764059012467" calcext:value-type="float">
            <text:p>48.5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Murugesan P</text:p>
          </table:table-cell>
          <table:table-cell table:style-name="ce108" office:value-type="float" office:value="68139" calcext:value-type="float">
            <text:p>68139</text:p>
          </table:table-cell>
          <table:table-cell table:style-name="ce117" table:formula="of:=([.AC204]/[.P204])*100" office:value-type="float" office:value="41.2161794327399" calcext:value-type="float">
            <text:p>41.22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bbas Mandhiri R</text:p>
          </table:table-cell>
          <table:table-cell table:style-name="ce108" office:value-type="float" office:value="6205" calcext:value-type="float">
            <text:p>6205</text:p>
          </table:table-cell>
          <table:table-cell table:style-name="ce117" table:formula="of:=([.AH204]/[.P204])*100" office:value-type="float" office:value="3.75330417793263" calcext:value-type="float">
            <text:p>3.7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rakash P</text:p>
          </table:table-cell>
          <table:table-cell table:style-name="ce108" office:value-type="float" office:value="2478" calcext:value-type="float">
            <text:p>2478</text:p>
          </table:table-cell>
          <table:table-cell table:style-name="ce117" table:formula="of:=([.AM204]/[.P204])*100" office:value-type="float" office:value="1.49890213584481" calcext:value-type="float">
            <text:p>1.5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Narayanan S</text:p>
          </table:table-cell>
          <table:table-cell table:style-name="ce108" office:value-type="float" office:value="1648" calcext:value-type="float">
            <text:p>1648</text:p>
          </table:table-cell>
          <table:table-cell table:style-name="ce117" table:formula="of:=([.AR204]/[.P204])*100" office:value-type="float" office:value="0.996848555234967" calcext:value-type="float">
            <text:p>1.00</text:p>
          </table:table-cell>
          <table:table-cell table:number-columns-repeated="1633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ajapalayam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185596" calcext:value-type="float">
            <text:p>185596</text:p>
          </table:table-cell>
          <table:table-cell table:style-name="ce108" office:value-type="float" office:value="148925" calcext:value-type="float">
            <text:p>148925</text:p>
          </table:table-cell>
          <table:table-cell table:style-name="ce115" table:formula="of:=([.P205]/[.O205])*100" office:value-type="float" office:value="80.2414922735404" calcext:value-type="float">
            <text:p>80.24</text:p>
          </table:table-cell>
          <table:table-cell table:style-name="ce102" table:formula="of:=[.X205]-[.AC205]" office:value-type="float" office:value="21432" calcext:value-type="float">
            <text:p>21432</text:p>
          </table:table-cell>
          <table:table-cell table:style-name="ce123" table:formula="of:=([.R205]/[.P205])*100" office:value-type="float" office:value="14.391136478093" calcext:value-type="float">
            <text:p>14.39</text:p>
          </table:table-cell>
          <table:table-cell table:style-name="ce115" table:formula="of:=[.Y205]+[.AD205]" office:value-type="float" office:value="93.2133624307537" calcext:value-type="float">
            <text:p>93.2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 Gopalsamy</text:p>
          </table:table-cell>
          <table:table-cell table:style-name="ce108" office:value-type="float" office:value="80125" calcext:value-type="float">
            <text:p>80125</text:p>
          </table:table-cell>
          <table:table-cell table:style-name="ce117" table:formula="of:=([.X205]/[.P205])*100" office:value-type="float" office:value="53.8022494544234" calcext:value-type="float">
            <text:p>53.80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 Thangapandian</text:p>
          </table:table-cell>
          <table:table-cell table:style-name="ce108" office:value-type="float" office:value="58693" calcext:value-type="float">
            <text:p>58693</text:p>
          </table:table-cell>
          <table:table-cell table:style-name="ce117" table:formula="of:=([.AC205]/[.P205])*100" office:value-type="float" office:value="39.4111129763304" calcext:value-type="float">
            <text:p>39.41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N S Ramakrishnan</text:p>
          </table:table-cell>
          <table:table-cell table:style-name="ce108" office:value-type="float" office:value="5428" calcext:value-type="float">
            <text:p>5428</text:p>
          </table:table-cell>
          <table:table-cell table:style-name="ce117" table:formula="of:=([.AH205]/[.P205])*100" office:value-type="float" office:value="3.64478764478764" calcext:value-type="float">
            <text:p>3.6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 Murugan</text:p>
          </table:table-cell>
          <table:table-cell table:style-name="ce108" office:value-type="float" office:value="736" calcext:value-type="float">
            <text:p>736</text:p>
          </table:table-cell>
          <table:table-cell table:style-name="ce117" table:formula="of:=([.AM205]/[.P205])*100" office:value-type="float" office:value="0.494208494208494" calcext:value-type="float">
            <text:p>0.4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 Jakir Hussian</text:p>
          </table:table-cell>
          <table:table-cell table:style-name="ce108" office:value-type="float" office:value="701" calcext:value-type="float">
            <text:p>701</text:p>
          </table:table-cell>
          <table:table-cell table:style-name="ce117" table:formula="of:=([.AR205]/[.P205])*100" office:value-type="float" office:value="0.470706731576297" calcext:value-type="float">
            <text:p>0.47</text:p>
          </table:table-cell>
          <table:table-cell table:number-columns-repeated="1633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rivilliputhur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192117" calcext:value-type="float">
            <text:p>192117</text:p>
          </table:table-cell>
          <table:table-cell table:style-name="ce108" office:value-type="float" office:value="153759" calcext:value-type="float">
            <text:p>153759</text:p>
          </table:table-cell>
          <table:table-cell table:style-name="ce115" table:formula="of:=([.P206]/[.O206])*100" office:value-type="float" office:value="80.0340417558051" calcext:value-type="float">
            <text:p>80.03</text:p>
          </table:table-cell>
          <table:table-cell table:style-name="ce102" table:formula="of:=[.X206]-[.AC206]" office:value-type="float" office:value="6228" calcext:value-type="float">
            <text:p>6228</text:p>
          </table:table-cell>
          <table:table-cell table:style-name="ce123" table:formula="of:=([.R206]/[.P206])*100" office:value-type="float" office:value="4.05049460519384" calcext:value-type="float">
            <text:p>4.05</text:p>
          </table:table-cell>
          <table:table-cell table:style-name="ce115" table:formula="of:=[.Y206]+[.AD206]" office:value-type="float" office:value="91.5341540982967" calcext:value-type="float">
            <text:p>91.53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</text:p>
          </table:table-cell>
          <table:table-cell table:style-name="ce108" office:value-type="string" calcext:value-type="string">
            <text:p>V Ponnupandi</text:p>
          </table:table-cell>
          <table:table-cell table:style-name="ce108" office:value-type="float" office:value="73485" calcext:value-type="float">
            <text:p>73485</text:p>
          </table:table-cell>
          <table:table-cell table:style-name="ce117" table:formula="of:=([.X206]/[.P206])*100" office:value-type="float" office:value="47.7923243517453" calcext:value-type="float">
            <text:p>47.79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 V K Durai</text:p>
          </table:table-cell>
          <table:table-cell table:style-name="ce108" office:value-type="float" office:value="67257" calcext:value-type="float">
            <text:p>67257</text:p>
          </table:table-cell>
          <table:table-cell table:style-name="ce117" table:formula="of:=([.AC206]/[.P206])*100" office:value-type="float" office:value="43.7418297465514" calcext:value-type="float">
            <text:p>43.74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Chinnapparaj</text:p>
          </table:table-cell>
          <table:table-cell table:style-name="ce108" office:value-type="float" office:value="5720" calcext:value-type="float">
            <text:p>5720</text:p>
          </table:table-cell>
          <table:table-cell table:style-name="ce117" table:formula="of:=([.AH206]/[.P206])*100" office:value-type="float" office:value="3.72010744086525" calcext:value-type="float">
            <text:p>3.72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I Sundarraj</text:p>
          </table:table-cell>
          <table:table-cell table:style-name="ce108" office:value-type="float" office:value="1309" calcext:value-type="float">
            <text:p>1309</text:p>
          </table:table-cell>
          <table:table-cell table:style-name="ce117" table:formula="of:=([.AM206]/[.P206])*100" office:value-type="float" office:value="0.851332279736471" calcext:value-type="float">
            <text:p>0.8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 K Ganesan</text:p>
          </table:table-cell>
          <table:table-cell table:style-name="ce108" office:value-type="float" office:value="1263" calcext:value-type="float">
            <text:p>1263</text:p>
          </table:table-cell>
          <table:table-cell table:style-name="ce117" table:formula="of:=([.AR206]/[.P206])*100" office:value-type="float" office:value="0.821415331785456" calcext:value-type="float">
            <text:p>0.82</text:p>
          </table:table-cell>
          <table:table-cell table:number-columns-repeated="1633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attur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table:style-name="ce108" office:value-type="float" office:value="185572" calcext:value-type="float">
            <text:p>185572</text:p>
          </table:table-cell>
          <table:table-cell table:style-name="ce108" office:value-type="float" office:value="152462" calcext:value-type="float">
            <text:p>152462</text:p>
          </table:table-cell>
          <table:table-cell table:style-name="ce115" table:formula="of:=([.P207]/[.O207])*100" office:value-type="float" office:value="82.1578686439765" calcext:value-type="float">
            <text:p>82.16</text:p>
          </table:table-cell>
          <table:table-cell table:style-name="ce102" table:formula="of:=[.X207]-[.AC207]" office:value-type="float" office:value="29345" calcext:value-type="float">
            <text:p>29345</text:p>
          </table:table-cell>
          <table:table-cell table:style-name="ce123" table:formula="of:=([.R207]/[.P207])*100" office:value-type="float" office:value="19.2474190290039" calcext:value-type="float">
            <text:p>19.25</text:p>
          </table:table-cell>
          <table:table-cell table:style-name="ce115" table:formula="of:=[.Y207]+[.AD207]" office:value-type="float" office:value="97.3954165628157" calcext:value-type="float">
            <text:p>97.4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 B Uthayakumar</text:p>
          </table:table-cell>
          <table:table-cell table:style-name="ce108" office:value-type="float" office:value="88918" calcext:value-type="float">
            <text:p>88918</text:p>
          </table:table-cell>
          <table:table-cell table:style-name="ce117" table:formula="of:=([.X207]/[.P207])*100" office:value-type="float" office:value="58.3214177959098" calcext:value-type="float">
            <text:p>58.32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 Kadarkarairaj</text:p>
          </table:table-cell>
          <table:table-cell table:style-name="ce108" office:value-type="float" office:value="59573" calcext:value-type="float">
            <text:p>59573</text:p>
          </table:table-cell>
          <table:table-cell table:style-name="ce117" table:formula="of:=([.AC207]/[.P207])*100" office:value-type="float" office:value="39.0739987669059" calcext:value-type="float">
            <text:p>39.07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 Jayasankar</text:p>
          </table:table-cell>
          <table:table-cell table:style-name="ce108" office:value-type="float" office:value="1310" calcext:value-type="float">
            <text:p>1310</text:p>
          </table:table-cell>
          <table:table-cell table:style-name="ce117" table:formula="of:=([.AH207]/[.P207])*100" office:value-type="float" office:value="0.859230496779525" calcext:value-type="float">
            <text:p>0.86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S Rameshbabu</text:p>
          </table:table-cell>
          <table:table-cell table:style-name="ce108" office:value-type="float" office:value="700" calcext:value-type="float">
            <text:p>700</text:p>
          </table:table-cell>
          <table:table-cell table:style-name="ce117" table:formula="of:=([.AM207]/[.P207])*100" office:value-type="float" office:value="0.459130799805853" calcext:value-type="float">
            <text:p>0.4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 Rajaguru</text:p>
          </table:table-cell>
          <table:table-cell table:style-name="ce108" office:value-type="float" office:value="647" calcext:value-type="float">
            <text:p>647</text:p>
          </table:table-cell>
          <table:table-cell table:style-name="ce117" table:formula="of:=([.AR207]/[.P207])*100" office:value-type="float" office:value="0.424368039249124" calcext:value-type="float">
            <text:p>0.42</text:p>
          </table:table-cell>
          <table:table-cell table:number-columns-repeated="1633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ivakas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182125" calcext:value-type="float">
            <text:p>182125</text:p>
          </table:table-cell>
          <table:table-cell table:style-name="ce108" office:value-type="float" office:value="147605" calcext:value-type="float">
            <text:p>147605</text:p>
          </table:table-cell>
          <table:table-cell table:style-name="ce115" table:formula="of:=([.P208]/[.O208])*100" office:value-type="float" office:value="81.0459849004804" calcext:value-type="float">
            <text:p>81.05</text:p>
          </table:table-cell>
          <table:table-cell table:style-name="ce102" table:formula="of:=[.X208]-[.AC208]" office:value-type="float" office:value="35654" calcext:value-type="float">
            <text:p>35654</text:p>
          </table:table-cell>
          <table:table-cell table:style-name="ce123" table:formula="of:=([.R208]/[.P208])*100" office:value-type="float" office:value="24.1550082991769" calcext:value-type="float">
            <text:p>24.16</text:p>
          </table:table-cell>
          <table:table-cell table:style-name="ce115" table:formula="of:=[.Y208]+[.AD208]" office:value-type="float" office:value="94.1783814911419" calcext:value-type="float">
            <text:p>94.1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Rajenthra Bhalaji K T</text:p>
          </table:table-cell>
          <table:table-cell table:style-name="ce108" office:value-type="float" office:value="87333" calcext:value-type="float">
            <text:p>87333</text:p>
          </table:table-cell>
          <table:table-cell table:style-name="ce117" table:formula="of:=([.X208]/[.P208])*100" office:value-type="float" office:value="59.1666948951594" calcext:value-type="float">
            <text:p>59.17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Vanaraja T</text:p>
          </table:table-cell>
          <table:table-cell table:style-name="ce108" office:value-type="float" office:value="51679" calcext:value-type="float">
            <text:p>51679</text:p>
          </table:table-cell>
          <table:table-cell table:style-name="ce117" table:formula="of:=([.AC208]/[.P208])*100" office:value-type="float" office:value="35.0116865959825" calcext:value-type="float">
            <text:p>35.01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Meera Devi P</text:p>
          </table:table-cell>
          <table:table-cell table:style-name="ce108" office:value-type="float" office:value="4198" calcext:value-type="float">
            <text:p>4198</text:p>
          </table:table-cell>
          <table:table-cell table:style-name="ce117" table:formula="of:=([.AH208]/[.P208])*100" office:value-type="float" office:value="2.84407709765929" calcext:value-type="float">
            <text:p>2.84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Kamalavel Selvan P</text:p>
          </table:table-cell>
          <table:table-cell table:style-name="ce108" office:value-type="float" office:value="722" calcext:value-type="float">
            <text:p>722</text:p>
          </table:table-cell>
          <table:table-cell table:style-name="ce117" table:formula="of:=([.AM208]/[.P208])*100" office:value-type="float" office:value="0.489143321703194" calcext:value-type="float">
            <text:p>0.4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Balasubramanian P K</text:p>
          </table:table-cell>
          <table:table-cell table:style-name="ce108" office:value-type="float" office:value="657" calcext:value-type="float">
            <text:p>657</text:p>
          </table:table-cell>
          <table:table-cell table:style-name="ce117" table:formula="of:=([.AR208]/[.P208])*100" office:value-type="float" office:value="0.445106873073405" calcext:value-type="float">
            <text:p>0.45</text:p>
          </table:table-cell>
          <table:table-cell table:number-columns-repeated="1633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Kamarajar</text:p>
          </table:table-cell>
          <table:table-cell table:style-name="ce108" office:value-type="float" office:value="170268" calcext:value-type="float">
            <text:p>170268</text:p>
          </table:table-cell>
          <table:table-cell table:style-name="ce108" office:value-type="float" office:value="134537" calcext:value-type="float">
            <text:p>134537</text:p>
          </table:table-cell>
          <table:table-cell table:style-name="ce115" table:formula="of:=([.P209]/[.O209])*100" office:value-type="float" office:value="79.0148471820894" calcext:value-type="float">
            <text:p>79.01</text:p>
          </table:table-cell>
          <table:table-cell table:style-name="ce102" table:formula="of:=[.X209]-[.AC209]" office:value-type="float" office:value="21438" calcext:value-type="float">
            <text:p>21438</text:p>
          </table:table-cell>
          <table:table-cell table:style-name="ce123" table:formula="of:=([.R209]/[.P209])*100" office:value-type="float" office:value="15.9346499475981" calcext:value-type="float">
            <text:p>15.93</text:p>
          </table:table-cell>
          <table:table-cell table:style-name="ce115" table:formula="of:=[.Y209]+[.AD209]" office:value-type="float" office:value="88.7815247850034" calcext:value-type="float">
            <text:p>88.7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Pandiaranjan K</text:p>
          </table:table-cell>
          <table:table-cell table:style-name="ce108" office:value-type="float" office:value="70441" calcext:value-type="float">
            <text:p>70441</text:p>
          </table:table-cell>
          <table:table-cell table:style-name="ce117" table:formula="of:=([.X209]/[.P209])*100" office:value-type="float" office:value="52.3580873663007" calcext:value-type="float">
            <text:p>52.36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Armstrong Naveen T</text:p>
          </table:table-cell>
          <table:table-cell table:style-name="ce108" office:value-type="float" office:value="49003" calcext:value-type="float">
            <text:p>49003</text:p>
          </table:table-cell>
          <table:table-cell table:style-name="ce117" table:formula="of:=([.AC209]/[.P209])*100" office:value-type="float" office:value="36.4234374187027" calcext:value-type="float">
            <text:p>36.42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arkuvelmariselvam S</text:p>
          </table:table-cell>
          <table:table-cell table:style-name="ce108" office:value-type="float" office:value="5652" calcext:value-type="float">
            <text:p>5652</text:p>
          </table:table-cell>
          <table:table-cell table:style-name="ce117" table:formula="of:=([.AH209]/[.P209])*100" office:value-type="float" office:value="4.20107479726767" calcext:value-type="float">
            <text:p>4.20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amatchi S</text:p>
          </table:table-cell>
          <table:table-cell table:style-name="ce108" office:value-type="float" office:value="3139" calcext:value-type="float">
            <text:p>3139</text:p>
          </table:table-cell>
          <table:table-cell table:style-name="ce117" table:formula="of:=([.AM209]/[.P209])*100" office:value-type="float" office:value="2.3331871529765" calcext:value-type="float">
            <text:p>2.3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urugesan K V</text:p>
          </table:table-cell>
          <table:table-cell table:style-name="ce108" office:value-type="float" office:value="1571" calcext:value-type="float">
            <text:p>1571</text:p>
          </table:table-cell>
          <table:table-cell table:style-name="ce117" table:formula="of:=([.AR209]/[.P209])*100" office:value-type="float" office:value="1.16770851141322" calcext:value-type="float">
            <text:p>1.17</text:p>
          </table:table-cell>
          <table:table-cell table:number-columns-repeated="1633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uppukkotta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Town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MGR</text:p>
          </table:table-cell>
          <table:table-cell table:style-name="ce108" office:value-type="float" office:value="179531" calcext:value-type="float">
            <text:p>179531</text:p>
          </table:table-cell>
          <table:table-cell table:style-name="ce108" office:value-type="float" office:value="149637" calcext:value-type="float">
            <text:p>149637</text:p>
          </table:table-cell>
          <table:table-cell table:style-name="ce115" table:formula="of:=([.P210]/[.O210])*100" office:value-type="float" office:value="83.3488366911564" calcext:value-type="float">
            <text:p>83.35</text:p>
          </table:table-cell>
          <table:table-cell table:style-name="ce102" table:formula="of:=[.X210]-[.AC210]" office:value-type="float" office:value="10638" calcext:value-type="float">
            <text:p>10638</text:p>
          </table:table-cell>
          <table:table-cell table:style-name="ce123" table:formula="of:=([.R210]/[.P210])*100" office:value-type="float" office:value="7.10920427434391" calcext:value-type="float">
            <text:p>7.11</text:p>
          </table:table-cell>
          <table:table-cell table:style-name="ce115" table:formula="of:=[.Y210]+[.AD210]" office:value-type="float" office:value="95.1997166476206" calcext:value-type="float">
            <text:p>95.2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Vaigaichelvan</text:p>
          </table:table-cell>
          <table:table-cell table:style-name="ce108" office:value-type="float" office:value="76546" calcext:value-type="float">
            <text:p>76546</text:p>
          </table:table-cell>
          <table:table-cell table:style-name="ce117" table:formula="of:=([.X210]/[.P210])*100" office:value-type="float" office:value="51.1544604609822" calcext:value-type="float">
            <text:p>51.15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amachandran K K S S R</text:p>
          </table:table-cell>
          <table:table-cell table:style-name="ce108" office:value-type="float" office:value="65908" calcext:value-type="float">
            <text:p>65908</text:p>
          </table:table-cell>
          <table:table-cell table:style-name="ce117" table:formula="of:=([.AC210]/[.P210])*100" office:value-type="float" office:value="44.0452561866383" calcext:value-type="float">
            <text:p>44.05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etrivel R</text:p>
          </table:table-cell>
          <table:table-cell table:style-name="ce108" office:value-type="float" office:value="1966" calcext:value-type="float">
            <text:p>1966</text:p>
          </table:table-cell>
          <table:table-cell table:style-name="ce117" table:formula="of:=([.AH210]/[.P210])*100" office:value-type="float" office:value="1.31384617440874" calcext:value-type="float">
            <text:p>1.3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egan</text:p>
          </table:table-cell>
          <table:table-cell table:style-name="ce108" office:value-type="float" office:value="1009" calcext:value-type="float">
            <text:p>1009</text:p>
          </table:table-cell>
          <table:table-cell table:style-name="ce117" table:formula="of:=([.AM210]/[.P210])*100" office:value-type="float" office:value="0.674298468961554" calcext:value-type="float">
            <text:p>0.67</text:p>
          </table:table-cell>
          <table:table-cell table:style-name="ce221" office:value-type="string" calcext:value-type="string">
            <text:p>Independant</text:p>
          </table:table-cell>
          <table:table-cell table:style-name="ce227" office:value-type="string" calcext:value-type="string">
            <text:p>Independant</text:p>
          </table:table-cell>
          <table:table-cell table:style-name="ce108" office:value-type="string" calcext:value-type="string">
            <text:p>Nagarajan K</text:p>
          </table:table-cell>
          <table:table-cell table:style-name="ce108" office:value-type="float" office:value="747" calcext:value-type="float">
            <text:p>747</text:p>
          </table:table-cell>
          <table:table-cell table:style-name="ce117" table:formula="of:=([.AR210]/[.P210])*100" office:value-type="float" office:value="0.499208083562221" calcext:value-type="float">
            <text:p>0.50</text:p>
          </table:table-cell>
          <table:table-cell table:number-columns-repeated="1633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iruchuli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177683" calcext:value-type="float">
            <text:p>177683</text:p>
          </table:table-cell>
          <table:table-cell table:style-name="ce108" office:value-type="float" office:value="150146" calcext:value-type="float">
            <text:p>150146</text:p>
          </table:table-cell>
          <table:table-cell table:style-name="ce115" table:formula="of:=([.P211]/[.O211])*100" office:value-type="float" office:value="84.5021752221653" calcext:value-type="float">
            <text:p>84.50</text:p>
          </table:table-cell>
          <table:table-cell table:style-name="ce102" table:formula="of:=[.X211]-[.AC211]" office:value-type="float" office:value="19952" calcext:value-type="float">
            <text:p>19952</text:p>
          </table:table-cell>
          <table:table-cell table:style-name="ce123" table:formula="of:=([.R211]/[.P211])*100" office:value-type="float" office:value="13.2883992913564" calcext:value-type="float">
            <text:p>13.29</text:p>
          </table:table-cell>
          <table:table-cell table:style-name="ce115" table:formula="of:=[.Y211]+[.AD211]" office:value-type="float" office:value="95.4231214950781" calcext:value-type="float">
            <text:p>95.42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hangam Thenarasu</text:p>
          </table:table-cell>
          <table:table-cell table:style-name="ce108" office:value-type="float" office:value="81613" calcext:value-type="float">
            <text:p>81613</text:p>
          </table:table-cell>
          <table:table-cell table:style-name="ce117" table:formula="of:=([.X211]/[.P211])*100" office:value-type="float" office:value="54.3557603932173" calcext:value-type="float">
            <text:p>54.3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Esakki Muthu</text:p>
          </table:table-cell>
          <table:table-cell table:style-name="ce108" office:value-type="float" office:value="61661" calcext:value-type="float">
            <text:p>61661</text:p>
          </table:table-cell>
          <table:table-cell table:style-name="ce117" table:formula="of:=([.AC211]/[.P211])*100" office:value-type="float" office:value="41.0673611018609" calcext:value-type="float">
            <text:p>41.07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Vijaya Ragunathan P</text:p>
          </table:table-cell>
          <table:table-cell table:style-name="ce108" office:value-type="float" office:value="1998" calcext:value-type="float">
            <text:p>1998</text:p>
          </table:table-cell>
          <table:table-cell table:style-name="ce117" table:formula="of:=([.AH211]/[.P211])*100" office:value-type="float" office:value="1.33070478068014" calcext:value-type="float">
            <text:p>1.3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mamoorthy A</text:p>
          </table:table-cell>
          <table:table-cell table:style-name="ce108" office:value-type="float" office:value="1103" calcext:value-type="float">
            <text:p>1103</text:p>
          </table:table-cell>
          <table:table-cell table:style-name="ce117" table:formula="of:=([.AM211]/[.P211])*100" office:value-type="float" office:value="0.734618304849946" calcext:value-type="float">
            <text:p>0.73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Arumugam M</text:p>
          </table:table-cell>
          <table:table-cell table:style-name="ce108" office:value-type="float" office:value="1082" calcext:value-type="float">
            <text:p>1082</text:p>
          </table:table-cell>
          <table:table-cell table:style-name="ce117" table:formula="of:=([.AR211]/[.P211])*100" office:value-type="float" office:value="0.720631918266221" calcext:value-type="float">
            <text:p>0.72</text:p>
          </table:table-cell>
          <table:table-cell table:number-columns-repeated="1633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aramakudi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C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8" office:value-type="float" office:value="205541" calcext:value-type="float">
            <text:p>205541</text:p>
          </table:table-cell>
          <table:table-cell table:style-name="ce108" office:value-type="float" office:value="148855" calcext:value-type="float">
            <text:p>148855</text:p>
          </table:table-cell>
          <table:table-cell table:style-name="ce115" table:formula="of:=([.P212]/[.O212])*100" office:value-type="float" office:value="72.4210741409257" calcext:value-type="float">
            <text:p>72.42</text:p>
          </table:table-cell>
          <table:table-cell table:style-name="ce102" table:formula="of:=[.X212]-[.AC212]" office:value-type="float" office:value="34606" calcext:value-type="float">
            <text:p>34606</text:p>
          </table:table-cell>
          <table:table-cell table:style-name="ce123" table:formula="of:=([.R212]/[.P212])*100" office:value-type="float" office:value="23.248127372275" calcext:value-type="float">
            <text:p>23.25</text:p>
          </table:table-cell>
          <table:table-cell table:style-name="ce115" table:formula="of:=[.Y212]+[.AD212]" office:value-type="float" office:value="92.5020993584361" calcext:value-type="float">
            <text:p>92.5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undararaj S Dr</text:p>
          </table:table-cell>
          <table:table-cell table:style-name="ce108" office:value-type="float" office:value="86150" calcext:value-type="float">
            <text:p>86150</text:p>
          </table:table-cell>
          <table:table-cell table:style-name="ce117" table:formula="of:=([.X212]/[.P212])*100" office:value-type="float" office:value="57.8751133653555" calcext:value-type="float">
            <text:p>57.88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Ramprabu R</text:p>
          </table:table-cell>
          <table:table-cell table:style-name="ce108" office:value-type="float" office:value="51544" calcext:value-type="float">
            <text:p>51544</text:p>
          </table:table-cell>
          <table:table-cell table:style-name="ce117" table:formula="of:=([.AC212]/[.P212])*100" office:value-type="float" office:value="34.6269859930805" calcext:value-type="float">
            <text:p>34.63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Nagarajan Suba</text:p>
          </table:table-cell>
          <table:table-cell table:style-name="ce108" office:value-type="float" office:value="4787" calcext:value-type="float">
            <text:p>4787</text:p>
          </table:table-cell>
          <table:table-cell table:style-name="ce117" table:formula="of:=([.AH212]/[.P212])*100" office:value-type="float" office:value="3.21588122669712" calcext:value-type="float">
            <text:p>3.22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Gandhi R</text:p>
          </table:table-cell>
          <table:table-cell table:style-name="ce108" office:value-type="float" office:value="1538" calcext:value-type="float">
            <text:p>1538</text:p>
          </table:table-cell>
          <table:table-cell table:style-name="ce117" table:formula="of:=([.AM212]/[.P212])*100" office:value-type="float" office:value="1.03322024789224" calcext:value-type="float">
            <text:p>1.0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elu V</text:p>
          </table:table-cell>
          <table:table-cell table:style-name="ce108" office:value-type="float" office:value="1522" calcext:value-type="float">
            <text:p>1522</text:p>
          </table:table-cell>
          <table:table-cell table:style-name="ce117" table:formula="of:=([.AR212]/[.P212])*100" office:value-type="float" office:value="1.02247153269961" calcext:value-type="float">
            <text:p>1.02</text:p>
          </table:table-cell>
          <table:table-cell table:number-columns-repeated="1633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iruvadanai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8" office:value-type="float" office:value="217955" calcext:value-type="float">
            <text:p>217955</text:p>
          </table:table-cell>
          <table:table-cell table:style-name="ce108" office:value-type="float" office:value="156072" calcext:value-type="float">
            <text:p>156072</text:p>
          </table:table-cell>
          <table:table-cell table:style-name="ce115" table:formula="of:=([.P213]/[.O213])*100" office:value-type="float" office:value="71.6074419031451" calcext:value-type="float">
            <text:p>71.61</text:p>
          </table:table-cell>
          <table:table-cell table:style-name="ce102" table:formula="of:=[.X213]-[.AC213]" office:value-type="float" office:value="927" calcext:value-type="float">
            <text:p>927</text:p>
          </table:table-cell>
          <table:table-cell table:style-name="ce123" table:formula="of:=([.R213]/[.P213])*100" office:value-type="float" office:value="0.593956635399047" calcext:value-type="float">
            <text:p>0.59</text:p>
          </table:table-cell>
          <table:table-cell table:style-name="ce115" table:formula="of:=[.Y213]+[.AD213]" office:value-type="float" office:value="81.6309139371572" calcext:value-type="float">
            <text:p>81.63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hangavelan Suba</text:p>
          </table:table-cell>
          <table:table-cell table:style-name="ce108" office:value-type="float" office:value="64165" calcext:value-type="float">
            <text:p>64165</text:p>
          </table:table-cell>
          <table:table-cell table:style-name="ce117" table:formula="of:=([.X213]/[.P213])*100" office:value-type="float" office:value="41.1124352862781" calcext:value-type="float">
            <text:p>41.1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Mujupur Rahman S</text:p>
          </table:table-cell>
          <table:table-cell table:style-name="ce108" office:value-type="float" office:value="63238" calcext:value-type="float">
            <text:p>63238</text:p>
          </table:table-cell>
          <table:table-cell table:style-name="ce117" table:formula="of:=([.AC213]/[.P213])*100" office:value-type="float" office:value="40.5184786508791" calcext:value-type="float">
            <text:p>40.52</text:p>
          </table:table-cell>
          <table:table-cell table:number-columns-repeated="2"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ndivelu U</text:p>
          </table:table-cell>
          <table:table-cell table:style-name="ce108" office:value-type="float" office:value="6667" calcext:value-type="float">
            <text:p>6667</text:p>
          </table:table-cell>
          <table:table-cell table:style-name="ce117" table:formula="of:=([.AH213]/[.P213])*100" office:value-type="float" office:value="4.27174637346866" calcext:value-type="float">
            <text:p>4.2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DP</text:p>
          </table:table-cell>
          <table:table-cell table:style-name="ce108" office:value-type="string" calcext:value-type="string">
            <text:p>Paulin Tharsis</text:p>
          </table:table-cell>
          <table:table-cell table:style-name="ce108" office:value-type="float" office:value="3919" calcext:value-type="float">
            <text:p>3919</text:p>
          </table:table-cell>
          <table:table-cell table:style-name="ce117" table:formula="of:=([.AM213]/[.P213])*100" office:value-type="float" office:value="2.51102055461582" calcext:value-type="float">
            <text:p>2.5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Karuppaiah U</text:p>
          </table:table-cell>
          <table:table-cell table:style-name="ce108" office:value-type="float" office:value="3871" calcext:value-type="float">
            <text:p>3871</text:p>
          </table:table-cell>
          <table:table-cell table:style-name="ce117" table:formula="of:=([.AR213]/[.P213])*100" office:value-type="float" office:value="2.48026551847865" calcext:value-type="float">
            <text:p>2.48</text:p>
          </table:table-cell>
          <table:table-cell table:number-columns-repeated="1633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226191" calcext:value-type="float">
            <text:p>226191</text:p>
          </table:table-cell>
          <table:table-cell table:style-name="ce108" office:value-type="float" office:value="160703" calcext:value-type="float">
            <text:p>160703</text:p>
          </table:table-cell>
          <table:table-cell table:style-name="ce115" table:formula="of:=([.P214]/[.O214])*100" office:value-type="float" office:value="71.0474775742625" calcext:value-type="float">
            <text:p>71.05</text:p>
          </table:table-cell>
          <table:table-cell table:style-name="ce102" table:formula="of:=[.X214]-[.AC214]" office:value-type="float" office:value="15757" calcext:value-type="float">
            <text:p>15757</text:p>
          </table:table-cell>
          <table:table-cell table:style-name="ce123" table:formula="of:=([.R214]/[.P214])*100" office:value-type="float" office:value="9.80504408754037" calcext:value-type="float">
            <text:p>9.81</text:p>
          </table:table-cell>
          <table:table-cell table:style-name="ce115" table:formula="of:=[.Y214]+[.AD214]" office:value-type="float" office:value="72.1237313553574" calcext:value-type="float">
            <text:p>72.1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MAMAK</text:p>
          </table:table-cell>
          <table:table-cell table:style-name="ce108" office:value-type="string" calcext:value-type="string">
            <text:p>Jawahirulla</text:p>
          </table:table-cell>
          <table:table-cell table:style-name="ce108" office:value-type="float" office:value="65831" calcext:value-type="float">
            <text:p>65831</text:p>
          </table:table-cell>
          <table:table-cell table:style-name="ce117" table:formula="of:=([.X214]/[.P214])*100" office:value-type="float" office:value="40.9643877214489" calcext:value-type="float">
            <text:p>40.96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Hasan Ali K</text:p>
          </table:table-cell>
          <table:table-cell table:style-name="ce108" office:value-type="float" office:value="50074" calcext:value-type="float">
            <text:p>50074</text:p>
          </table:table-cell>
          <table:table-cell table:style-name="ce117" table:formula="of:=([.AC214]/[.P214])*100" office:value-type="float" office:value="31.1593436339085" calcext:value-type="float">
            <text:p>31.16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Kannan D</text:p>
          </table:table-cell>
          <table:table-cell table:style-name="ce108" office:value-type="float" office:value="28060" calcext:value-type="float">
            <text:p>28060</text:p>
          </table:table-cell>
          <table:table-cell table:style-name="ce117" table:formula="of:=([.AH214]/[.P214])*100" office:value-type="float" office:value="17.4607816904476" calcext:value-type="float">
            <text:p>17.4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L</text:p>
          </table:table-cell>
          <table:table-cell table:style-name="ce108" office:value-type="string" calcext:value-type="string">
            <text:p>Raja Hussain K</text:p>
          </table:table-cell>
          <table:table-cell table:style-name="ce108" office:value-type="float" office:value="3606" calcext:value-type="float">
            <text:p>3606</text:p>
          </table:table-cell>
          <table:table-cell table:style-name="ce117" table:formula="of:=([.AM214]/[.P214])*100" office:value-type="float" office:value="2.24389090433906" calcext:value-type="float">
            <text:p>2.2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Nambukumar N</text:p>
          </table:table-cell>
          <table:table-cell table:style-name="ce108" office:value-type="float" office:value="3001" calcext:value-type="float">
            <text:p>3001</text:p>
          </table:table-cell>
          <table:table-cell table:style-name="ce117" table:formula="of:=([.AR214]/[.P214])*100" office:value-type="float" office:value="1.86742002327275" calcext:value-type="float">
            <text:p>1.87</text:p>
          </table:table-cell>
          <table:table-cell table:number-columns-repeated="1633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udhukulathur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amna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108" office:value-type="float" office:value="257118" calcext:value-type="float">
            <text:p>257118</text:p>
          </table:table-cell>
          <table:table-cell table:style-name="ce108" office:value-type="float" office:value="177555" calcext:value-type="float">
            <text:p>177555</text:p>
          </table:table-cell>
          <table:table-cell table:style-name="ce115" table:formula="of:=([.P215]/[.O215])*100" office:value-type="float" office:value="69.0558420647329" calcext:value-type="float">
            <text:p>69.06</text:p>
          </table:table-cell>
          <table:table-cell table:style-name="ce102" table:formula="of:=[.X215]-[.AC215]" office:value-type="float" office:value="20089" calcext:value-type="float">
            <text:p>20089</text:p>
          </table:table-cell>
          <table:table-cell table:style-name="ce123" table:formula="of:=([.R215]/[.P215])*100" office:value-type="float" office:value="11.3142406578243" calcext:value-type="float">
            <text:p>11.31</text:p>
          </table:table-cell>
          <table:table-cell table:style-name="ce115" table:formula="of:=[.Y215]+[.AD215]" office:value-type="float" office:value="82.4313592971192" calcext:value-type="float">
            <text:p>82.43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urugan M</text:p>
          </table:table-cell>
          <table:table-cell table:style-name="ce108" office:value-type="float" office:value="83225" calcext:value-type="float">
            <text:p>83225</text:p>
          </table:table-cell>
          <table:table-cell table:style-name="ce117" table:formula="of:=([.X215]/[.P215])*100" office:value-type="float" office:value="46.8727999774718" calcext:value-type="float">
            <text:p>46.8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athiamoorthy V</text:p>
          </table:table-cell>
          <table:table-cell table:style-name="ce108" office:value-type="float" office:value="63136" calcext:value-type="float">
            <text:p>63136</text:p>
          </table:table-cell>
          <table:table-cell table:style-name="ce117" table:formula="of:=([.AC215]/[.P215])*100" office:value-type="float" office:value="35.5585593196474" calcext:value-type="float">
            <text:p>35.56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TMMK</text:p>
          </table:table-cell>
          <table:table-cell table:style-name="ce108" office:value-type="string" calcext:value-type="string">
            <text:p>Johnpandian B</text:p>
          </table:table-cell>
          <table:table-cell table:style-name="ce108" office:value-type="float" office:value="21701" calcext:value-type="float">
            <text:p>21701</text:p>
          </table:table-cell>
          <table:table-cell table:style-name="ce117" table:formula="of:=([.AH215]/[.P215])*100" office:value-type="float" office:value="12.2221283545944" calcext:value-type="float">
            <text:p>12.22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hanmugaraj K</text:p>
          </table:table-cell>
          <table:table-cell table:style-name="ce108" office:value-type="float" office:value="2784" calcext:value-type="float">
            <text:p>2784</text:p>
          </table:table-cell>
          <table:table-cell table:style-name="ce117" table:formula="of:=([.AM215]/[.P215])*100" office:value-type="float" office:value="1.56796485596013" calcext:value-type="float">
            <text:p>1.5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Chandrasearan T</text:p>
          </table:table-cell>
          <table:table-cell table:style-name="ce108" office:value-type="float" office:value="2308" calcext:value-type="float">
            <text:p>2308</text:p>
          </table:table-cell>
          <table:table-cell table:style-name="ce117" table:formula="of:=([.AR215]/[.P215])*100" office:value-type="float" office:value="1.29987891076005" calcext:value-type="float">
            <text:p>1.30</text:p>
          </table:table-cell>
          <table:table-cell table:number-columns-repeated="1633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ilathikul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75367" calcext:value-type="float">
            <text:p>175367</text:p>
          </table:table-cell>
          <table:table-cell table:style-name="ce108" office:value-type="float" office:value="133292" calcext:value-type="float">
            <text:p>133292</text:p>
          </table:table-cell>
          <table:table-cell table:style-name="ce115" table:formula="of:=([.P216]/[.O216])*100" office:value-type="float" office:value="76.0074586438726" calcext:value-type="float">
            <text:p>76.01</text:p>
          </table:table-cell>
          <table:table-cell table:style-name="ce102" table:formula="of:=[.X216]-[.AC216]" office:value-type="float" office:value="22597" calcext:value-type="float">
            <text:p>22597</text:p>
          </table:table-cell>
          <table:table-cell table:style-name="ce123" table:formula="of:=([.R216]/[.P216])*100" office:value-type="float" office:value="16.9530054316838" calcext:value-type="float">
            <text:p>16.95</text:p>
          </table:table-cell>
          <table:table-cell table:style-name="ce115" table:formula="of:=[.Y216]+[.AD216]" office:value-type="float" office:value="92.2103352039132" calcext:value-type="float">
            <text:p>92.2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arkandayan V</text:p>
          </table:table-cell>
          <table:table-cell table:style-name="ce108" office:value-type="float" office:value="72753" calcext:value-type="float">
            <text:p>72753</text:p>
          </table:table-cell>
          <table:table-cell table:style-name="ce117" table:formula="of:=([.X216]/[.P216])*100" office:value-type="float" office:value="54.5816703177985" calcext:value-type="float">
            <text:p>54.58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Perumalsamy K</text:p>
          </table:table-cell>
          <table:table-cell table:style-name="ce108" office:value-type="float" office:value="50156" calcext:value-type="float">
            <text:p>50156</text:p>
          </table:table-cell>
          <table:table-cell table:style-name="ce117" table:formula="of:=([.AC216]/[.P216])*100" office:value-type="float" office:value="37.6286648861147" calcext:value-type="float">
            <text:p>37.63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aruthu Maiyanan M</text:p>
          </table:table-cell>
          <table:table-cell table:style-name="ce108" office:value-type="float" office:value="2378" calcext:value-type="float">
            <text:p>2378</text:p>
          </table:table-cell>
          <table:table-cell table:style-name="ce117" table:formula="of:=([.AH216]/[.P216])*100" office:value-type="float" office:value="1.7840530564475" calcext:value-type="float">
            <text:p>1.7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anthiramuthu G</text:p>
          </table:table-cell>
          <table:table-cell table:style-name="ce108" office:value-type="float" office:value="1795" calcext:value-type="float">
            <text:p>1795</text:p>
          </table:table-cell>
          <table:table-cell table:style-name="ce117" table:formula="of:=([.AM216]/[.P216])*100" office:value-type="float" office:value="1.34666746691474" calcext:value-type="float">
            <text:p>1.35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undaramoorthy K</text:p>
          </table:table-cell>
          <table:table-cell table:style-name="ce108" office:value-type="float" office:value="1499" calcext:value-type="float">
            <text:p>1499</text:p>
          </table:table-cell>
          <table:table-cell table:style-name="ce117" table:formula="of:=([.AR216]/[.P216])*100" office:value-type="float" office:value="1.12459862557393" calcext:value-type="float">
            <text:p>1.12</text:p>
          </table:table-cell>
          <table:table-cell table:number-columns-repeated="1633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oothukkud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12628" calcext:value-type="float">
            <text:p>212628</text:p>
          </table:table-cell>
          <table:table-cell table:style-name="ce108" office:value-type="float" office:value="156774" calcext:value-type="float">
            <text:p>156774</text:p>
          </table:table-cell>
          <table:table-cell table:style-name="ce115" table:formula="of:=([.P217]/[.O217])*100" office:value-type="float" office:value="73.7315875613748" calcext:value-type="float">
            <text:p>73.73</text:p>
          </table:table-cell>
          <table:table-cell table:style-name="ce102" table:formula="of:=[.X217]-[.AC217]" office:value-type="float" office:value="26193" calcext:value-type="float">
            <text:p>26193</text:p>
          </table:table-cell>
          <table:table-cell table:style-name="ce123" table:formula="of:=([.R217]/[.P217])*100" office:value-type="float" office:value="16.707489762333" calcext:value-type="float">
            <text:p>16.71</text:p>
          </table:table-cell>
          <table:table-cell table:style-name="ce115" table:formula="of:=[.Y217]+[.AD217]" office:value-type="float" office:value="96.8445022771633" calcext:value-type="float">
            <text:p>96.8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Chellapandian S T</text:p>
          </table:table-cell>
          <table:table-cell table:style-name="ce108" office:value-type="float" office:value="89010" calcext:value-type="float">
            <text:p>89010</text:p>
          </table:table-cell>
          <table:table-cell table:style-name="ce117" table:formula="of:=([.X217]/[.P217])*100" office:value-type="float" office:value="56.7759960197482" calcext:value-type="float">
            <text:p>56.78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Geetha Jeevan P</text:p>
          </table:table-cell>
          <table:table-cell table:style-name="ce108" office:value-type="float" office:value="62817" calcext:value-type="float">
            <text:p>62817</text:p>
          </table:table-cell>
          <table:table-cell table:style-name="ce117" table:formula="of:=([.AC217]/[.P217])*100" office:value-type="float" office:value="40.0685062574151" calcext:value-type="float">
            <text:p>40.07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Venkatsh V</text:p>
          </table:table-cell>
          <table:table-cell table:style-name="ce108" office:value-type="float" office:value="1025" calcext:value-type="float">
            <text:p>1025</text:p>
          </table:table-cell>
          <table:table-cell table:style-name="ce117" table:formula="of:=([.AH217]/[.P217])*100" office:value-type="float" office:value="0.653807391531759" calcext:value-type="float">
            <text:p>0.65</text:p>
          </table:table-cell>
          <table:table-cell table:number-columns-repeated="2" table:style-name="ce108" office:value-type="string" calcext:value-type="string">
            <text:p>BSP</text:p>
          </table:table-cell>
          <table:table-cell table:style-name="ce108" office:value-type="string" calcext:value-type="string">
            <text:p>Benedict J</text:p>
          </table:table-cell>
          <table:table-cell table:style-name="ce108" office:value-type="float" office:value="722" calcext:value-type="float">
            <text:p>722</text:p>
          </table:table-cell>
          <table:table-cell table:style-name="ce117" table:formula="of:=([.AM217]/[.P217])*100" office:value-type="float" office:value="0.460535547986273" calcext:value-type="float">
            <text:p>0.4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lwar Karthikeyan L</text:p>
          </table:table-cell>
          <table:table-cell table:style-name="ce108" office:value-type="float" office:value="634" calcext:value-type="float">
            <text:p>634</text:p>
          </table:table-cell>
          <table:table-cell table:style-name="ce117" table:formula="of:=([.AR217]/[.P217])*100" office:value-type="float" office:value="0.40440379144501" calcext:value-type="float">
            <text:p>0.40</text:p>
          </table:table-cell>
          <table:table-cell table:number-columns-repeated="1633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iruchendur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189982" calcext:value-type="float">
            <text:p>189982</text:p>
          </table:table-cell>
          <table:table-cell table:style-name="ce108" office:value-type="float" office:value="146141" calcext:value-type="float">
            <text:p>146141</text:p>
          </table:table-cell>
          <table:table-cell table:style-name="ce115" table:formula="of:=([.P218]/[.O218])*100" office:value-type="float" office:value="76.9236032887326" calcext:value-type="float">
            <text:p>76.92</text:p>
          </table:table-cell>
          <table:table-cell table:style-name="ce102" table:formula="of:=[.X218]-[.AC218]" office:value-type="float" office:value="640" calcext:value-type="float">
            <text:p>640</text:p>
          </table:table-cell>
          <table:table-cell table:style-name="ce123" table:formula="of:=([.R218]/[.P218])*100" office:value-type="float" office:value="0.437933228868011" calcext:value-type="float">
            <text:p>0.44</text:p>
          </table:table-cell>
          <table:table-cell table:style-name="ce115" table:formula="of:=[.Y218]+[.AD218]" office:value-type="float" office:value="93.6369670386818" calcext:value-type="float">
            <text:p>93.64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Anitha R Radhakrishnan</text:p>
          </table:table-cell>
          <table:table-cell table:style-name="ce108" office:value-type="float" office:value="68741" calcext:value-type="float">
            <text:p>68741</text:p>
          </table:table-cell>
          <table:table-cell table:style-name="ce117" table:formula="of:=([.X218]/[.P218])*100" office:value-type="float" office:value="47.0374501337749" calcext:value-type="float">
            <text:p>47.0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Manoharan Pr</text:p>
          </table:table-cell>
          <table:table-cell table:style-name="ce108" office:value-type="float" office:value="68101" calcext:value-type="float">
            <text:p>68101</text:p>
          </table:table-cell>
          <table:table-cell table:style-name="ce117" table:formula="of:=([.AC218]/[.P218])*100" office:value-type="float" office:value="46.5995169049069" calcext:value-type="float">
            <text:p>46.60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Nattar N</text:p>
          </table:table-cell>
          <table:table-cell table:style-name="ce108" office:value-type="float" office:value="3240" calcext:value-type="float">
            <text:p>3240</text:p>
          </table:table-cell>
          <table:table-cell table:style-name="ce117" table:formula="of:=([.AH218]/[.P218])*100" office:value-type="float" office:value="2.21703697114431" calcext:value-type="float">
            <text:p>2.22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ameswaran N</text:p>
          </table:table-cell>
          <table:table-cell table:style-name="ce108" office:value-type="float" office:value="2429" calcext:value-type="float">
            <text:p>2429</text:p>
          </table:table-cell>
          <table:table-cell table:style-name="ce117" table:formula="of:=([.AM218]/[.P218])*100" office:value-type="float" office:value="1.66209345768812" calcext:value-type="float">
            <text:p>1.66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urugesan B</text:p>
          </table:table-cell>
          <table:table-cell table:style-name="ce108" office:value-type="float" office:value="693" calcext:value-type="float">
            <text:p>693</text:p>
          </table:table-cell>
          <table:table-cell table:style-name="ce117" table:formula="of:=([.AR218]/[.P218])*100" office:value-type="float" office:value="0.474199574383643" calcext:value-type="float">
            <text:p>0.47</text:p>
          </table:table-cell>
          <table:table-cell table:number-columns-repeated="1633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rivaikunt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75769" calcext:value-type="float">
            <text:p>175769</text:p>
          </table:table-cell>
          <table:table-cell table:style-name="ce108" office:value-type="float" office:value="131879" calcext:value-type="float">
            <text:p>131879</text:p>
          </table:table-cell>
          <table:table-cell table:style-name="ce115" table:formula="of:=([.P219]/[.O219])*100" office:value-type="float" office:value="75.0297265160523" calcext:value-type="float">
            <text:p>75.03</text:p>
          </table:table-cell>
          <table:table-cell table:style-name="ce102" table:formula="of:=[.X219]-[.AC219]" office:value-type="float" office:value="21122" calcext:value-type="float">
            <text:p>21122</text:p>
          </table:table-cell>
          <table:table-cell table:style-name="ce123" table:formula="of:=([.R219]/[.P219])*100" office:value-type="float" office:value="16.0161966651249" calcext:value-type="float">
            <text:p>16.02</text:p>
          </table:table-cell>
          <table:table-cell table:style-name="ce115" table:formula="of:=[.Y219]+[.AD219]" office:value-type="float" office:value="89.6988906497623" calcext:value-type="float">
            <text:p>89.70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hunmuganathan S P</text:p>
          </table:table-cell>
          <table:table-cell table:style-name="ce108" office:value-type="float" office:value="69708" calcext:value-type="float">
            <text:p>69708</text:p>
          </table:table-cell>
          <table:table-cell table:style-name="ce117" table:formula="of:=([.X219]/[.P219])*100" office:value-type="float" office:value="52.8575436574436" calcext:value-type="float">
            <text:p>52.86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Sudalaiyandi M B</text:p>
          </table:table-cell>
          <table:table-cell table:style-name="ce108" office:value-type="float" office:value="48586" calcext:value-type="float">
            <text:p>48586</text:p>
          </table:table-cell>
          <table:table-cell table:style-name="ce117" table:formula="of:=([.AC219]/[.P219])*100" office:value-type="float" office:value="36.8413469923187" calcext:value-type="float">
            <text:p>36.84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Sudalaimani S</text:p>
          </table:table-cell>
          <table:table-cell table:style-name="ce108" office:value-type="float" office:value="6033" calcext:value-type="float">
            <text:p>6033</text:p>
          </table:table-cell>
          <table:table-cell table:style-name="ce117" table:formula="of:=([.AH219]/[.P219])*100" office:value-type="float" office:value="4.57464797276291" calcext:value-type="float">
            <text:p>4.57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elvaraj S</text:p>
          </table:table-cell>
          <table:table-cell table:style-name="ce108" office:value-type="float" office:value="4125" calcext:value-type="float">
            <text:p>4125</text:p>
          </table:table-cell>
          <table:table-cell table:style-name="ce117" table:formula="of:=([.AM219]/[.P219])*100" office:value-type="float" office:value="3.12786721161064" calcext:value-type="float">
            <text:p>3.1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IMF</text:p>
          </table:table-cell>
          <table:table-cell table:style-name="ce108" office:value-type="string" calcext:value-type="string">
            <text:p>Mohammed Yusuf H M</text:p>
          </table:table-cell>
          <table:table-cell table:style-name="ce108" office:value-type="float" office:value="1303" calcext:value-type="float">
            <text:p>1303</text:p>
          </table:table-cell>
          <table:table-cell table:style-name="ce117" table:formula="of:=([.AR219]/[.P219])*100" office:value-type="float" office:value="0.988026903449374" calcext:value-type="float">
            <text:p>0.99</text:p>
          </table:table-cell>
          <table:table-cell table:number-columns-repeated="1633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ttapidaram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T</text:p>
          </table:table-cell>
          <table:table-cell table:number-columns-repeated="5" office:value-type="string" calcext:value-type="string">
            <text:p>No</text:p>
          </table:table-cell>
          <table:table-cell table:style-name="ce108" office:value-type="float" office:value="167524" calcext:value-type="float">
            <text:p>167524</text:p>
          </table:table-cell>
          <table:table-cell table:style-name="ce108" office:value-type="float" office:value="126453" calcext:value-type="float">
            <text:p>126453</text:p>
          </table:table-cell>
          <table:table-cell table:style-name="ce115" table:formula="of:=([.P220]/[.O220])*100" office:value-type="float" office:value="75.4835128101048" calcext:value-type="float">
            <text:p>75.48</text:p>
          </table:table-cell>
          <table:table-cell table:style-name="ce102" table:formula="of:=[.X220]-[.AC220]" office:value-type="float" office:value="25126" calcext:value-type="float">
            <text:p>25126</text:p>
          </table:table-cell>
          <table:table-cell table:style-name="ce123" table:formula="of:=([.R220]/[.P220])*100" office:value-type="float" office:value="19.8698330605047" calcext:value-type="float">
            <text:p>19.87</text:p>
          </table:table-cell>
          <table:table-cell table:style-name="ce115" table:formula="of:=[.Y220]+[.AD220]" office:value-type="float" office:value="92.9467865531067" calcext:value-type="float">
            <text:p>92.9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PT</text:p>
          </table:table-cell>
          <table:table-cell table:style-name="ce108" office:value-type="string" calcext:value-type="string">
            <text:p>Dr K Krishnasamy</text:p>
          </table:table-cell>
          <table:table-cell table:style-name="ce108" office:value-type="float" office:value="71330" calcext:value-type="float">
            <text:p>71330</text:p>
          </table:table-cell>
          <table:table-cell table:style-name="ce117" table:formula="of:=([.X220]/[.P220])*100" office:value-type="float" office:value="56.4083098068057" calcext:value-type="float">
            <text:p>56.41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aja S</text:p>
          </table:table-cell>
          <table:table-cell table:style-name="ce108" office:value-type="float" office:value="46204" calcext:value-type="float">
            <text:p>46204</text:p>
          </table:table-cell>
          <table:table-cell table:style-name="ce117" table:formula="of:=([.AC220]/[.P220])*100" office:value-type="float" office:value="36.538476746301" calcext:value-type="float">
            <text:p>36.54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A Muthupalavesam</text:p>
          </table:table-cell>
          <table:table-cell table:style-name="ce108" office:value-type="float" office:value="2614" calcext:value-type="float">
            <text:p>2614</text:p>
          </table:table-cell>
          <table:table-cell table:style-name="ce117" table:formula="of:=([.AH220]/[.P220])*100" office:value-type="float" office:value="2.06717120194855" calcext:value-type="float">
            <text:p>2.0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 A Dharmar</text:p>
          </table:table-cell>
          <table:table-cell table:style-name="ce108" office:value-type="float" office:value="1659" calcext:value-type="float">
            <text:p>1659</text:p>
          </table:table-cell>
          <table:table-cell table:style-name="ce117" table:formula="of:=([.AM220]/[.P220])*100" office:value-type="float" office:value="1.31194989442718" calcext:value-type="float">
            <text:p>1.3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G Rajkumar</text:p>
          </table:table-cell>
          <table:table-cell table:style-name="ce108" office:value-type="float" office:value="970" calcext:value-type="float">
            <text:p>970</text:p>
          </table:table-cell>
          <table:table-cell table:style-name="ce117" table:formula="of:=([.AR220]/[.P220])*100" office:value-type="float" office:value="0.767083422299194" calcext:value-type="float">
            <text:p>0.77</text:p>
          </table:table-cell>
          <table:table-cell table:number-columns-repeated="1633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ovilpatt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81097" calcext:value-type="float">
            <text:p>181097</text:p>
          </table:table-cell>
          <table:table-cell table:style-name="ce108" office:value-type="float" office:value="130723" calcext:value-type="float">
            <text:p>130723</text:p>
          </table:table-cell>
          <table:table-cell table:style-name="ce115" table:formula="of:=([.P221]/[.O221])*100" office:value-type="float" office:value="72.1839677079134" calcext:value-type="float">
            <text:p>72.18</text:p>
          </table:table-cell>
          <table:table-cell table:style-name="ce102" table:formula="of:=[.X221]-[.AC221]" office:value-type="float" office:value="26480" calcext:value-type="float">
            <text:p>26480</text:p>
          </table:table-cell>
          <table:table-cell table:style-name="ce123" table:formula="of:=([.R221]/[.P221])*100" office:value-type="float" office:value="20.2565730590638" calcext:value-type="float">
            <text:p>20.26</text:p>
          </table:table-cell>
          <table:table-cell table:style-name="ce115" table:formula="of:=[.Y221]+[.AD221]" office:value-type="float" office:value="91.4406799109568" calcext:value-type="float">
            <text:p>91.4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dambur Raju C</text:p>
          </table:table-cell>
          <table:table-cell table:style-name="ce108" office:value-type="float" office:value="73007" calcext:value-type="float">
            <text:p>73007</text:p>
          </table:table-cell>
          <table:table-cell table:style-name="ce117" table:formula="of:=([.X221]/[.P221])*100" office:value-type="float" office:value="55.8486264850103" calcext:value-type="float">
            <text:p>55.85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PMK</text:p>
          </table:table-cell>
          <table:table-cell table:style-name="ce108" office:value-type="string" calcext:value-type="string">
            <text:p>Ramachandran G</text:p>
          </table:table-cell>
          <table:table-cell table:style-name="ce108" office:value-type="float" office:value="46527" calcext:value-type="float">
            <text:p>46527</text:p>
          </table:table-cell>
          <table:table-cell table:style-name="ce117" table:formula="of:=([.AC221]/[.P221])*100" office:value-type="float" office:value="35.5920534259465" calcext:value-type="float">
            <text:p>35.59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ariappan P</text:p>
          </table:table-cell>
          <table:table-cell table:style-name="ce108" office:value-type="float" office:value="2685" calcext:value-type="float">
            <text:p>2685</text:p>
          </table:table-cell>
          <table:table-cell table:style-name="ce117" table:formula="of:=([.AH221]/[.P221])*100" office:value-type="float" office:value="2.05396142989374" calcext:value-type="float">
            <text:p>2.05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engarajan V</text:p>
          </table:table-cell>
          <table:table-cell table:style-name="ce108" office:value-type="float" office:value="2186" calcext:value-type="float">
            <text:p>2186</text:p>
          </table:table-cell>
          <table:table-cell table:style-name="ce117" table:formula="of:=([.AM221]/[.P221])*100" office:value-type="float" office:value="1.67223824422634" calcext:value-type="float">
            <text:p>1.6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isuvasam E</text:p>
          </table:table-cell>
          <table:table-cell table:style-name="ce108" office:value-type="float" office:value="1232" calcext:value-type="float">
            <text:p>1232</text:p>
          </table:table-cell>
          <table:table-cell table:style-name="ce117" table:formula="of:=([.AR221]/[.P221])*100" office:value-type="float" office:value="0.942450831146776" calcext:value-type="float">
            <text:p>0.94</text:p>
          </table:table-cell>
          <table:table-cell table:number-columns-repeated="1633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ankarankovil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tere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office:value-type="string" calcext:value-type="string">
            <text:p>No</text:p>
          </table:table-cell>
          <table:table-cell table:style-name="ce108" office:value-type="float" office:value="191012" calcext:value-type="float">
            <text:p>191012</text:p>
          </table:table-cell>
          <table:table-cell table:style-name="ce108" office:value-type="float" office:value="144622" calcext:value-type="float">
            <text:p>144622</text:p>
          </table:table-cell>
          <table:table-cell table:style-name="ce115" table:formula="of:=([.P222]/[.O222])*100" office:value-type="float" office:value="75.7135677339644" calcext:value-type="float">
            <text:p>75.71</text:p>
          </table:table-cell>
          <table:table-cell table:style-name="ce102" table:formula="of:=[.X222]-[.AC222]" office:value-type="float" office:value="10395" calcext:value-type="float">
            <text:p>10395</text:p>
          </table:table-cell>
          <table:table-cell table:style-name="ce123" table:formula="of:=([.R222]/[.P222])*100" office:value-type="float" office:value="7.18770311570854" calcext:value-type="float">
            <text:p>7.19</text:p>
          </table:table-cell>
          <table:table-cell table:style-name="ce115" table:formula="of:=[.Y222]+[.AD222]" office:value-type="float" office:value="92.7929360678182" calcext:value-type="float">
            <text:p>92.7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Karuppasamy C</text:p>
          </table:table-cell>
          <table:table-cell table:style-name="ce108" office:value-type="float" office:value="72297" calcext:value-type="float">
            <text:p>72297</text:p>
          </table:table-cell>
          <table:table-cell table:style-name="ce117" table:formula="of:=([.X222]/[.P222])*100" office:value-type="float" office:value="49.9903195917634" calcext:value-type="float">
            <text:p>49.9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Umamaheswari M</text:p>
          </table:table-cell>
          <table:table-cell table:style-name="ce108" office:value-type="float" office:value="61902" calcext:value-type="float">
            <text:p>61902</text:p>
          </table:table-cell>
          <table:table-cell table:style-name="ce117" table:formula="of:=([.AC222]/[.P222])*100" office:value-type="float" office:value="42.8026164760548" calcext:value-type="float">
            <text:p>42.80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Lakshmi Nathan A</text:p>
          </table:table-cell>
          <table:table-cell table:style-name="ce108" office:value-type="float" office:value="2198" calcext:value-type="float">
            <text:p>2198</text:p>
          </table:table-cell>
          <table:table-cell table:style-name="ce117" table:formula="of:=([.AH222]/[.P222])*100" office:value-type="float" office:value="1.51982409315319" calcext:value-type="float">
            <text:p>1.52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jendran S</text:p>
          </table:table-cell>
          <table:table-cell table:style-name="ce108" office:value-type="float" office:value="1917" calcext:value-type="float">
            <text:p>1917</text:p>
          </table:table-cell>
          <table:table-cell table:style-name="ce117" table:formula="of:=([.AM222]/[.P222])*100" office:value-type="float" office:value="1.32552447068911" calcext:value-type="float">
            <text:p>1.33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aratha C</text:p>
          </table:table-cell>
          <table:table-cell table:style-name="ce108" office:value-type="float" office:value="1862" calcext:value-type="float">
            <text:p>1862</text:p>
          </table:table-cell>
          <table:table-cell table:style-name="ce117" table:formula="of:=([.AR222]/[.P222])*100" office:value-type="float" office:value="1.28749429547372" calcext:value-type="float">
            <text:p>1.29</text:p>
          </table:table-cell>
          <table:table-cell table:number-columns-repeated="1633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asudevanallur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C</text:p>
          </table:table-cell>
          <table:table-cell table:number-columns-repeated="3" office:value-type="string" calcext:value-type="string">
            <text:p>No</text:p>
          </table:table-cell>
          <table:table-cell table:style-name="ce93" office:value-type="string" calcext:value-type="string">
            <text:p>TMC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185683" calcext:value-type="float">
            <text:p>185683</text:p>
          </table:table-cell>
          <table:table-cell table:style-name="ce108" office:value-type="float" office:value="142026" calcext:value-type="float">
            <text:p>142026</text:p>
          </table:table-cell>
          <table:table-cell table:style-name="ce115" table:formula="of:=([.P223]/[.O223])*100" office:value-type="float" office:value="76.4884238190895" calcext:value-type="float">
            <text:p>76.49</text:p>
          </table:table-cell>
          <table:table-cell table:style-name="ce102" table:formula="of:=[.X223]-[.AC223]" office:value-type="float" office:value="28090" calcext:value-type="float">
            <text:p>28090</text:p>
          </table:table-cell>
          <table:table-cell table:style-name="ce123" table:formula="of:=([.R223]/[.P223])*100" office:value-type="float" office:value="19.7780688043034" calcext:value-type="float">
            <text:p>19.78</text:p>
          </table:table-cell>
          <table:table-cell table:style-name="ce115" table:formula="of:=[.Y223]+[.AD223]" office:value-type="float" office:value="93.7687465675299" calcext:value-type="float">
            <text:p>93.7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Dr Duraiappa S M B B S</text:p>
          </table:table-cell>
          <table:table-cell table:style-name="ce108" office:value-type="float" office:value="80633" calcext:value-type="float">
            <text:p>80633</text:p>
          </table:table-cell>
          <table:table-cell table:style-name="ce117" table:formula="of:=([.X223]/[.P223])*100" office:value-type="float" office:value="56.7734076859167" calcext:value-type="float">
            <text:p>56.77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Ganesan S</text:p>
          </table:table-cell>
          <table:table-cell table:style-name="ce108" office:value-type="float" office:value="52543" calcext:value-type="float">
            <text:p>52543</text:p>
          </table:table-cell>
          <table:table-cell table:style-name="ce117" table:formula="of:=([.AC223]/[.P223])*100" office:value-type="float" office:value="36.9953388816132" calcext:value-type="float">
            <text:p>37.00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ajkumar N</text:p>
          </table:table-cell>
          <table:table-cell table:style-name="ce108" office:value-type="float" office:value="2340" calcext:value-type="float">
            <text:p>2340</text:p>
          </table:table-cell>
          <table:table-cell table:style-name="ce117" table:formula="of:=([.AH223]/[.P223])*100" office:value-type="float" office:value="1.64758565333108" calcext:value-type="float">
            <text:p>1.6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amalingam M</text:p>
          </table:table-cell>
          <table:table-cell table:style-name="ce108" office:value-type="float" office:value="2291" calcext:value-type="float">
            <text:p>2291</text:p>
          </table:table-cell>
          <table:table-cell table:style-name="ce117" table:formula="of:=([.AM223]/[.P223])*100" office:value-type="float" office:value="1.61308492811175" calcext:value-type="float">
            <text:p>1.6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oosaipandi V</text:p>
          </table:table-cell>
          <table:table-cell table:style-name="ce108" office:value-type="float" office:value="1862" calcext:value-type="float">
            <text:p>1862</text:p>
          </table:table-cell>
          <table:table-cell table:style-name="ce117" table:formula="of:=([.AR223]/[.P223])*100" office:value-type="float" office:value="1.31102755833439" calcext:value-type="float">
            <text:p>1.31</text:p>
          </table:table-cell>
          <table:table-cell table:number-columns-repeated="1633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adayanallur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2"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table:number-columns-repeated="5" office:value-type="string" calcext:value-type="string">
            <text:p>No</text:p>
          </table:table-cell>
          <table:table-cell table:style-name="ce108" office:value-type="float" office:value="214997" calcext:value-type="float">
            <text:p>214997</text:p>
          </table:table-cell>
          <table:table-cell table:style-name="ce108" office:value-type="float" office:value="162155" calcext:value-type="float">
            <text:p>162155</text:p>
          </table:table-cell>
          <table:table-cell table:style-name="ce115" table:formula="of:=([.P224]/[.O224])*100" office:value-type="float" office:value="75.4219826323158" calcext:value-type="float">
            <text:p>75.42</text:p>
          </table:table-cell>
          <table:table-cell table:style-name="ce102" table:formula="of:=[.X224]-[.AC224]" office:value-type="float" office:value="16086" calcext:value-type="float">
            <text:p>16086</text:p>
          </table:table-cell>
          <table:table-cell table:style-name="ce123" table:formula="of:=([.R224]/[.P224])*100" office:value-type="float" office:value="9.92013813943449" calcext:value-type="float">
            <text:p>9.92</text:p>
          </table:table-cell>
          <table:table-cell table:style-name="ce115" table:formula="of:=[.Y224]+[.AD224]" office:value-type="float" office:value="89.7301964170084" calcext:value-type="float">
            <text:p>89.73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Chendur Pandian P</text:p>
          </table:table-cell>
          <table:table-cell table:style-name="ce108" office:value-type="float" office:value="80794" calcext:value-type="float">
            <text:p>80794</text:p>
          </table:table-cell>
          <table:table-cell table:style-name="ce117" table:formula="of:=([.X224]/[.P224])*100" office:value-type="float" office:value="49.8251672782215" calcext:value-type="float">
            <text:p>49.83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Peter Alphonse S</text:p>
          </table:table-cell>
          <table:table-cell table:style-name="ce108" office:value-type="float" office:value="64708" calcext:value-type="float">
            <text:p>64708</text:p>
          </table:table-cell>
          <table:table-cell table:style-name="ce117" table:formula="of:=([.AC224]/[.P224])*100" office:value-type="float" office:value="39.905029138787" calcext:value-type="float">
            <text:p>39.91</text:p>
          </table:table-cell>
          <table:table-cell table:style-name="ce196" office:value-type="string" calcext:value-type="string">
            <text:p>SDPI</text:p>
          </table:table-cell>
          <table:table-cell table:style-name="ce108" office:value-type="string" calcext:value-type="string">
            <text:p>SDPI</text:p>
          </table:table-cell>
          <table:table-cell table:style-name="ce108" office:value-type="string" calcext:value-type="string">
            <text:p>Mohamed Mubarak S</text:p>
          </table:table-cell>
          <table:table-cell table:style-name="ce108" office:value-type="float" office:value="6649" calcext:value-type="float">
            <text:p>6649</text:p>
          </table:table-cell>
          <table:table-cell table:style-name="ce117" table:formula="of:=([.AH224]/[.P224])*100" office:value-type="float" office:value="4.10039776756807" calcext:value-type="float">
            <text:p>4.10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Pandi Durai R</text:p>
          </table:table-cell>
          <table:table-cell table:style-name="ce108" office:value-type="float" office:value="3233" calcext:value-type="float">
            <text:p>3233</text:p>
          </table:table-cell>
          <table:table-cell table:style-name="ce117" table:formula="of:=([.AM224]/[.P224])*100" office:value-type="float" office:value="1.99377139156979" calcext:value-type="float">
            <text:p>1.9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ahir Hussain S S</text:p>
          </table:table-cell>
          <table:table-cell table:style-name="ce108" office:value-type="float" office:value="1753" calcext:value-type="float">
            <text:p>1753</text:p>
          </table:table-cell>
          <table:table-cell table:style-name="ce117" table:formula="of:=([.AR224]/[.P224])*100" office:value-type="float" office:value="1.08106441367827" calcext:value-type="float">
            <text:p>1.08</text:p>
          </table:table-cell>
          <table:table-cell table:number-columns-repeated="1633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15324" calcext:value-type="float">
            <text:p>215324</text:p>
          </table:table-cell>
          <table:table-cell table:style-name="ce108" office:value-type="float" office:value="169910" calcext:value-type="float">
            <text:p>169910</text:p>
          </table:table-cell>
          <table:table-cell table:style-name="ce115" table:formula="of:=([.P225]/[.O225])*100" office:value-type="float" office:value="78.9089929594472" calcext:value-type="float">
            <text:p>78.91</text:p>
          </table:table-cell>
          <table:table-cell table:style-name="ce102" table:formula="of:=[.X225]-[.AC225]" office:value-type="float" office:value="22967" calcext:value-type="float">
            <text:p>22967</text:p>
          </table:table-cell>
          <table:table-cell table:style-name="ce123" table:formula="of:=([.R225]/[.P225])*100" office:value-type="float" office:value="13.5171561414867" calcext:value-type="float">
            <text:p>13.52</text:p>
          </table:table-cell>
          <table:table-cell table:style-name="ce115" table:formula="of:=[.Y225]+[.AD225]" office:value-type="float" office:value="95.073274086281" calcext:value-type="float">
            <text:p>95.0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Sarath Kumar R</text:p>
          </table:table-cell>
          <table:table-cell table:style-name="ce108" office:value-type="float" office:value="92253" calcext:value-type="float">
            <text:p>92253</text:p>
          </table:table-cell>
          <table:table-cell table:style-name="ce117" table:formula="of:=([.X225]/[.P225])*100" office:value-type="float" office:value="54.2952151138838" calcext:value-type="float">
            <text:p>54.30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Karuppasami Pandian Y</text:p>
          </table:table-cell>
          <table:table-cell table:style-name="ce108" office:value-type="float" office:value="69286" calcext:value-type="float">
            <text:p>69286</text:p>
          </table:table-cell>
          <table:table-cell table:style-name="ce117" table:formula="of:=([.AC225]/[.P225])*100" office:value-type="float" office:value="40.7780589723972" calcext:value-type="float">
            <text:p>40.78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Anburaj S V</text:p>
          </table:table-cell>
          <table:table-cell table:style-name="ce108" office:value-type="float" office:value="2698" calcext:value-type="float">
            <text:p>2698</text:p>
          </table:table-cell>
          <table:table-cell table:style-name="ce117" table:formula="of:=([.AH225]/[.P225])*100" office:value-type="float" office:value="1.58789947619328" calcext:value-type="float">
            <text:p>1.5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BHM</text:p>
          </table:table-cell>
          <table:table-cell table:style-name="ce108" office:value-type="string" calcext:value-type="string">
            <text:p>Arumugam S</text:p>
          </table:table-cell>
          <table:table-cell table:style-name="ce108" office:value-type="float" office:value="1507" calcext:value-type="float">
            <text:p>1507</text:p>
          </table:table-cell>
          <table:table-cell table:style-name="ce117" table:formula="of:=([.AM225]/[.P225])*100" office:value-type="float" office:value="0.886940144782532" calcext:value-type="float">
            <text:p>0.8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ariappan D</text:p>
          </table:table-cell>
          <table:table-cell table:style-name="ce108" office:value-type="float" office:value="1140" calcext:value-type="float">
            <text:p>1140</text:p>
          </table:table-cell>
          <table:table-cell table:style-name="ce117" table:formula="of:=([.AR225]/[.P225])*100" office:value-type="float" office:value="0.670943440645047" calcext:value-type="float">
            <text:p>0.67</text:p>
          </table:table-cell>
          <table:table-cell table:number-columns-repeated="1633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ngulam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entral Pandya</text:p>
          </table:table-cell>
          <table:table-cell office:value-type="string" calcext:value-type="string">
            <text:p>Rural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03826" calcext:value-type="float">
            <text:p>203826</text:p>
          </table:table-cell>
          <table:table-cell table:style-name="ce108" office:value-type="float" office:value="165134" calcext:value-type="float">
            <text:p>165134</text:p>
          </table:table-cell>
          <table:table-cell table:style-name="ce115" table:formula="of:=([.P226]/[.O226])*100" office:value-type="float" office:value="81.0171420721596" calcext:value-type="float">
            <text:p>81.02</text:p>
          </table:table-cell>
          <table:table-cell table:style-name="ce102" table:formula="of:=[.X226]-[.AC226]" office:value-type="float" office:value="299" calcext:value-type="float">
            <text:p>299</text:p>
          </table:table-cell>
          <table:table-cell table:style-name="ce123" table:formula="of:=([.R226]/[.P226])*100" office:value-type="float" office:value="0.181065074424407" calcext:value-type="float">
            <text:p>0.18</text:p>
          </table:table-cell>
          <table:table-cell table:style-name="ce115" table:formula="of:=[.Y226]+[.AD226]" office:value-type="float" office:value="94.4063608947885" calcext:value-type="float">
            <text:p>94.41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 G Rajendran</text:p>
          </table:table-cell>
          <table:table-cell table:style-name="ce108" office:value-type="float" office:value="78098" calcext:value-type="float">
            <text:p>78098</text:p>
          </table:table-cell>
          <table:table-cell table:style-name="ce117" table:formula="of:=([.X226]/[.P226])*100" office:value-type="float" office:value="47.2937129846064" calcext:value-type="float">
            <text:p>47.29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Dr Poongothai Aladi Aruna</text:p>
          </table:table-cell>
          <table:table-cell table:style-name="ce108" office:value-type="float" office:value="77799" calcext:value-type="float">
            <text:p>77799</text:p>
          </table:table-cell>
          <table:table-cell table:style-name="ce117" table:formula="of:=([.AC226]/[.P226])*100" office:value-type="float" office:value="47.112647910182" calcext:value-type="float">
            <text:p>47.11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 Sudalaiyandi</text:p>
          </table:table-cell>
          <table:table-cell table:style-name="ce108" office:value-type="float" office:value="2664" calcext:value-type="float">
            <text:p>2664</text:p>
          </table:table-cell>
          <table:table-cell table:style-name="ce117" table:formula="of:=([.AH226]/[.P226])*100" office:value-type="float" office:value="1.61323531192849" calcext:value-type="float">
            <text:p>1.61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SP</text:p>
          </table:table-cell>
          <table:table-cell table:style-name="ce108" office:value-type="string" calcext:value-type="string">
            <text:p>E Murugesan</text:p>
          </table:table-cell>
          <table:table-cell table:style-name="ce108" office:value-type="float" office:value="1234" calcext:value-type="float">
            <text:p>1234</text:p>
          </table:table-cell>
          <table:table-cell table:style-name="ce117" table:formula="of:=([.AM226]/[.P226])*100" office:value-type="float" office:value="0.747271912507418" calcext:value-type="float">
            <text:p>0.7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N Rajendran</text:p>
          </table:table-cell>
          <table:table-cell table:style-name="ce108" office:value-type="float" office:value="1099" calcext:value-type="float">
            <text:p>1099</text:p>
          </table:table-cell>
          <table:table-cell table:style-name="ce117" table:formula="of:=([.AR226]/[.P226])*100" office:value-type="float" office:value="0.665520123051582" calcext:value-type="float">
            <text:p>0.67</text:p>
          </table:table-cell>
          <table:table-cell table:number-columns-repeated="1633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ity</text:p>
          </table:table-cell>
          <table:table-cell table:number-columns-repeated="8" office:value-type="string" calcext:value-type="string">
            <text:p>No</text:p>
          </table:table-cell>
          <table:table-cell table:style-name="ce108" office:value-type="float" office:value="205146" calcext:value-type="float">
            <text:p>205146</text:p>
          </table:table-cell>
          <table:table-cell table:style-name="ce108" office:value-type="float" office:value="157304" calcext:value-type="float">
            <text:p>157304</text:p>
          </table:table-cell>
          <table:table-cell table:style-name="ce115" table:formula="of:=([.P227]/[.O227])*100" office:value-type="float" office:value="76.679048092578" calcext:value-type="float">
            <text:p>76.68</text:p>
          </table:table-cell>
          <table:table-cell table:style-name="ce102" table:formula="of:=[.X227]-[.AC227]" office:value-type="float" office:value="38491" calcext:value-type="float">
            <text:p>38491</text:p>
          </table:table-cell>
          <table:table-cell table:style-name="ce123" table:formula="of:=([.R227]/[.P227])*100" office:value-type="float" office:value="24.4691806947058" calcext:value-type="float">
            <text:p>24.47</text:p>
          </table:table-cell>
          <table:table-cell table:style-name="ce115" table:formula="of:=[.Y227]+[.AD227]" office:value-type="float" office:value="85.1529522453339" calcext:value-type="float">
            <text:p>85.15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ainar Nagenthran</text:p>
          </table:table-cell>
          <table:table-cell table:style-name="ce108" office:value-type="float" office:value="86220" calcext:value-type="float">
            <text:p>86220</text:p>
          </table:table-cell>
          <table:table-cell table:style-name="ce117" table:formula="of:=([.X227]/[.P227])*100" office:value-type="float" office:value="54.8110664700198" calcext:value-type="float">
            <text:p>54.81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Lakshmanan A L S</text:p>
          </table:table-cell>
          <table:table-cell table:style-name="ce108" office:value-type="float" office:value="47729" calcext:value-type="float">
            <text:p>47729</text:p>
          </table:table-cell>
          <table:table-cell table:style-name="ce117" table:formula="of:=([.AC227]/[.P227])*100" office:value-type="float" office:value="30.341885775314" calcext:value-type="float">
            <text:p>30.34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Velammal G</text:p>
          </table:table-cell>
          <table:table-cell table:style-name="ce108" office:value-type="float" office:value="7771" calcext:value-type="float">
            <text:p>7771</text:p>
          </table:table-cell>
          <table:table-cell table:style-name="ce117" table:formula="of:=([.AH227]/[.P227])*100" office:value-type="float" office:value="4.9401159538219" calcext:value-type="float">
            <text:p>4.94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Pasupathipandian C</text:p>
          </table:table-cell>
          <table:table-cell table:style-name="ce108" office:value-type="float" office:value="4307" calcext:value-type="float">
            <text:p>4307</text:p>
          </table:table-cell>
          <table:table-cell table:style-name="ce117" table:formula="of:=([.AM227]/[.P227])*100" office:value-type="float" office:value="2.73801047652952" calcext:value-type="float">
            <text:p>2.74</text:p>
          </table:table-cell>
          <table:table-cell table:number-columns-repeated="2" table:style-name="ce108" office:value-type="string" calcext:value-type="string">
            <text:p>IJK</text:p>
          </table:table-cell>
          <table:table-cell table:style-name="ce108" office:value-type="string" calcext:value-type="string">
            <text:p>Madhan S</text:p>
          </table:table-cell>
          <table:table-cell table:style-name="ce108" office:value-type="float" office:value="2696" calcext:value-type="float">
            <text:p>2696</text:p>
          </table:table-cell>
          <table:table-cell table:style-name="ce117" table:formula="of:=([.AR227]/[.P227])*100" office:value-type="float" office:value="1.71387885877028" calcext:value-type="float">
            <text:p>1.71</text:p>
          </table:table-cell>
          <table:table-cell table:number-columns-repeated="1633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mbasamudram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193734" calcext:value-type="float">
            <text:p>193734</text:p>
          </table:table-cell>
          <table:table-cell table:style-name="ce108" office:value-type="float" office:value="145460" calcext:value-type="float">
            <text:p>145460</text:p>
          </table:table-cell>
          <table:table-cell table:style-name="ce115" table:formula="of:=([.P228]/[.O228])*100" office:value-type="float" office:value="75.0823293794584" calcext:value-type="float">
            <text:p>75.08</text:p>
          </table:table-cell>
          <table:table-cell table:style-name="ce102" table:formula="of:=[.X228]-[.AC228]" office:value-type="float" office:value="24609" calcext:value-type="float">
            <text:p>24609</text:p>
          </table:table-cell>
          <table:table-cell table:style-name="ce123" table:formula="of:=([.R228]/[.P228])*100" office:value-type="float" office:value="16.9180530730098" calcext:value-type="float">
            <text:p>16.92</text:p>
          </table:table-cell>
          <table:table-cell table:style-name="ce115" table:formula="of:=[.Y228]+[.AD228]" office:value-type="float" office:value="93.2923140382236" calcext:value-type="float">
            <text:p>93.2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E Subaya</text:p>
          </table:table-cell>
          <table:table-cell table:style-name="ce108" office:value-type="float" office:value="80156" calcext:value-type="float">
            <text:p>80156</text:p>
          </table:table-cell>
          <table:table-cell table:style-name="ce117" table:formula="of:=([.X228]/[.P228])*100" office:value-type="float" office:value="55.1051835556167" calcext:value-type="float">
            <text:p>55.11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R Avudaiappan</text:p>
          </table:table-cell>
          <table:table-cell table:style-name="ce108" office:value-type="float" office:value="55547" calcext:value-type="float">
            <text:p>55547</text:p>
          </table:table-cell>
          <table:table-cell table:style-name="ce117" table:formula="of:=([.AC228]/[.P228])*100" office:value-type="float" office:value="38.1871304826069" calcext:value-type="float">
            <text:p>38.19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S Nambirajan</text:p>
          </table:table-cell>
          <table:table-cell table:style-name="ce108" office:value-type="float" office:value="2971" calcext:value-type="float">
            <text:p>2971</text:p>
          </table:table-cell>
          <table:table-cell table:style-name="ce117" table:formula="of:=([.AH228]/[.P228])*100" office:value-type="float" office:value="2.0424859067785" calcext:value-type="float">
            <text:p>2.04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N Balachandran</text:p>
          </table:table-cell>
          <table:table-cell table:style-name="ce108" office:value-type="float" office:value="2688" calcext:value-type="float">
            <text:p>2688</text:p>
          </table:table-cell>
          <table:table-cell table:style-name="ce117" table:formula="of:=([.AM228]/[.P228])*100" office:value-type="float" office:value="1.84793070259865" calcext:value-type="float">
            <text:p>1.8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Sureshkumar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7" table:formula="of:=([.AR228]/[.P228])*100" office:value-type="float" office:value="1.00783720610477" calcext:value-type="float">
            <text:p>1.01</text:p>
          </table:table-cell>
          <table:table-cell table:number-columns-repeated="1633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layamkottai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197857" calcext:value-type="float">
            <text:p>197857</text:p>
          </table:table-cell>
          <table:table-cell table:style-name="ce108" office:value-type="float" office:value="135770" calcext:value-type="float">
            <text:p>135770</text:p>
          </table:table-cell>
          <table:table-cell table:style-name="ce115" table:formula="of:=([.P229]/[.O229])*100" office:value-type="float" office:value="68.6202661518167" calcext:value-type="float">
            <text:p>68.62</text:p>
          </table:table-cell>
          <table:table-cell table:style-name="ce102" table:formula="of:=[.X229]-[.AC229]" office:value-type="float" office:value="605" calcext:value-type="float">
            <text:p>605</text:p>
          </table:table-cell>
          <table:table-cell table:style-name="ce123" table:formula="of:=([.R229]/[.P229])*100" office:value-type="float" office:value="0.445606540472859" calcext:value-type="float">
            <text:p>0.45</text:p>
          </table:table-cell>
          <table:table-cell table:style-name="ce115" table:formula="of:=[.Y229]+[.AD229]" office:value-type="float" office:value="85.0651837666642" calcext:value-type="float">
            <text:p>85.07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T P M Mohideen Khan</text:p>
          </table:table-cell>
          <table:table-cell table:style-name="ce108" office:value-type="float" office:value="58049" calcext:value-type="float">
            <text:p>58049</text:p>
          </table:table-cell>
          <table:table-cell table:style-name="ce117" table:formula="of:=([.X229]/[.P229])*100" office:value-type="float" office:value="42.7553951535685" calcext:value-type="float">
            <text:p>42.7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V Palani</text:p>
          </table:table-cell>
          <table:table-cell table:style-name="ce108" office:value-type="float" office:value="57444" calcext:value-type="float">
            <text:p>57444</text:p>
          </table:table-cell>
          <table:table-cell table:style-name="ce117" table:formula="of:=([.AC229]/[.P229])*100" office:value-type="float" office:value="42.3097886130957" calcext:value-type="float">
            <text:p>42.31</text:p>
          </table:table-cell>
          <table:table-cell table:style-name="ce196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 S Sahul Hameed</text:p>
          </table:table-cell>
          <table:table-cell table:style-name="ce108" office:value-type="float" office:value="7032" calcext:value-type="float">
            <text:p>7032</text:p>
          </table:table-cell>
          <table:table-cell table:style-name="ce117" table:formula="of:=([.AH229]/[.P229])*100" office:value-type="float" office:value="5.17934742579362" calcext:value-type="float">
            <text:p>5.18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S Karthick Narayanan</text:p>
          </table:table-cell>
          <table:table-cell table:style-name="ce108" office:value-type="float" office:value="6939" calcext:value-type="float">
            <text:p>6939</text:p>
          </table:table-cell>
          <table:table-cell table:style-name="ce117" table:formula="of:=([.AM229]/[.P229])*100" office:value-type="float" office:value="5.11084923031598" calcext:value-type="float">
            <text:p>5.1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A Hyder Ali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17" table:formula="of:=([.AR229]/[.P229])*100" office:value-type="float" office:value="1.93268026810046" calcext:value-type="float">
            <text:p>1.93</text:p>
          </table:table-cell>
          <table:table-cell table:number-columns-repeated="1633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anguneri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AIADMK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190748" calcext:value-type="float">
            <text:p>190748</text:p>
          </table:table-cell>
          <table:table-cell table:style-name="ce108" office:value-type="float" office:value="142677" calcext:value-type="float">
            <text:p>142677</text:p>
          </table:table-cell>
          <table:table-cell table:style-name="ce115" table:formula="of:=([.P230]/[.O230])*100" office:value-type="float" office:value="74.7986872732611" calcext:value-type="float">
            <text:p>74.80</text:p>
          </table:table-cell>
          <table:table-cell table:style-name="ce102" table:formula="of:=[.X230]-[.AC230]" office:value-type="float" office:value="12280" calcext:value-type="float">
            <text:p>12280</text:p>
          </table:table-cell>
          <table:table-cell table:style-name="ce123" table:formula="of:=([.R230]/[.P230])*100" office:value-type="float" office:value="8.60685324193808" calcext:value-type="float">
            <text:p>8.61</text:p>
          </table:table-cell>
          <table:table-cell table:style-name="ce115" table:formula="of:=[.Y230]+[.AD230]" office:value-type="float" office:value="83.2229441325512" calcext:value-type="float">
            <text:p>83.22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A Narayanan</text:p>
          </table:table-cell>
          <table:table-cell table:style-name="ce108" office:value-type="float" office:value="65510" calcext:value-type="float">
            <text:p>65510</text:p>
          </table:table-cell>
          <table:table-cell table:style-name="ce117" table:formula="of:=([.X230]/[.P230])*100" office:value-type="float" office:value="45.9148986872446" calcext:value-type="float">
            <text:p>45.91</text:p>
          </table:table-cell>
          <table:table-cell table:style-name="ce138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H Vasanthakumar</text:p>
          </table:table-cell>
          <table:table-cell table:style-name="ce108" office:value-type="float" office:value="53230" calcext:value-type="float">
            <text:p>53230</text:p>
          </table:table-cell>
          <table:table-cell table:style-name="ce117" table:formula="of:=([.AC230]/[.P230])*100" office:value-type="float" office:value="37.3080454453065" calcext:value-type="float">
            <text:p>37.31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T Dhevanathan Yadav</text:p>
          </table:table-cell>
          <table:table-cell table:style-name="ce108" office:value-type="float" office:value="13425" calcext:value-type="float">
            <text:p>13425</text:p>
          </table:table-cell>
          <table:table-cell table:style-name="ce117" table:formula="of:=([.AH230]/[.P230])*100" office:value-type="float" office:value="9.40936520952922" calcext:value-type="float">
            <text:p>9.41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M Mahakannan</text:p>
          </table:table-cell>
          <table:table-cell table:style-name="ce108" office:value-type="float" office:value="5290" calcext:value-type="float">
            <text:p>5290</text:p>
          </table:table-cell>
          <table:table-cell table:style-name="ce117" table:formula="of:=([.AM230]/[.P230])*100" office:value-type="float" office:value="3.70767537865248" calcext:value-type="float">
            <text:p>3.7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S Murugan</text:p>
          </table:table-cell>
          <table:table-cell table:style-name="ce108" office:value-type="float" office:value="2207" calcext:value-type="float">
            <text:p>2207</text:p>
          </table:table-cell>
          <table:table-cell table:style-name="ce117" table:formula="of:=([.AR230]/[.P230])*100" office:value-type="float" office:value="1.54685057857959" calcext:value-type="float">
            <text:p>1.55</text:p>
          </table:table-cell>
          <table:table-cell table:number-columns-repeated="1633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adhapuram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4" office:value-type="string" calcext:value-type="string">
            <text:p>No</text:p>
          </table:table-cell>
          <table:table-cell table:style-name="ce108" office:value-type="float" office:value="195099" calcext:value-type="float">
            <text:p>195099</text:p>
          </table:table-cell>
          <table:table-cell table:style-name="ce108" office:value-type="float" office:value="138694" calcext:value-type="float">
            <text:p>138694</text:p>
          </table:table-cell>
          <table:table-cell table:style-name="ce115" table:formula="of:=([.P231]/[.O231])*100" office:value-type="float" office:value="71.0890368479592" calcext:value-type="float">
            <text:p>71.09</text:p>
          </table:table-cell>
          <table:table-cell table:style-name="ce102" table:formula="of:=[.X231]-[.AC231]" office:value-type="float" office:value="21475" calcext:value-type="float">
            <text:p>21475</text:p>
          </table:table-cell>
          <table:table-cell table:style-name="ce123" table:formula="of:=([.R231]/[.P231])*100" office:value-type="float" office:value="15.4837267653972" calcext:value-type="float">
            <text:p>15.48</text:p>
          </table:table-cell>
          <table:table-cell table:style-name="ce115" table:formula="of:=[.Y231]+[.AD231]" office:value-type="float" office:value="81.2356698919924" calcext:value-type="float">
            <text:p>81.2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 Michael Rayappan</text:p>
          </table:table-cell>
          <table:table-cell table:style-name="ce108" office:value-type="float" office:value="67072" calcext:value-type="float">
            <text:p>67072</text:p>
          </table:table-cell>
          <table:table-cell table:style-name="ce117" table:formula="of:=([.X231]/[.P231])*100" office:value-type="float" office:value="48.3596983286948" calcext:value-type="float">
            <text:p>48.36</text:p>
          </table:table-cell>
          <table:table-cell table:style-name="ce13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P Veldurai</text:p>
          </table:table-cell>
          <table:table-cell table:style-name="ce108" office:value-type="float" office:value="45597" calcext:value-type="float">
            <text:p>45597</text:p>
          </table:table-cell>
          <table:table-cell table:style-name="ce117" table:formula="of:=([.AC231]/[.P231])*100" office:value-type="float" office:value="32.8759715632976" calcext:value-type="float">
            <text:p>32.88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MM</text:p>
          </table:table-cell>
          <table:table-cell table:style-name="ce108" office:value-type="string" calcext:value-type="string">
            <text:p>N Nallakannu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17" table:formula="of:=([.AH231]/[.P231])*100" office:value-type="float" office:value="4.56833028105037" calcext:value-type="float">
            <text:p>4.5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 Vijaya Kumar</text:p>
          </table:table-cell>
          <table:table-cell table:style-name="ce108" office:value-type="float" office:value="6154" calcext:value-type="float">
            <text:p>6154</text:p>
          </table:table-cell>
          <table:table-cell table:style-name="ce117" table:formula="of:=([.AM231]/[.P231])*100" office:value-type="float" office:value="4.43710614734596" calcext:value-type="float">
            <text:p>4.44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 Shanthi Ragavan</text:p>
          </table:table-cell>
          <table:table-cell table:style-name="ce108" office:value-type="float" office:value="5305" calcext:value-type="float">
            <text:p>5305</text:p>
          </table:table-cell>
          <table:table-cell table:style-name="ce117" table:formula="of:=([.AR231]/[.P231])*100" office:value-type="float" office:value="3.82496719396657" calcext:value-type="float">
            <text:p>3.82</text:p>
          </table:table-cell>
          <table:table-cell table:number-columns-repeated="1633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table:number-columns-repeated="6" office:value-type="string" calcext:value-type="string">
            <text:p>No</text:p>
          </table:table-cell>
          <table:table-cell table:style-name="ce108" office:value-type="float" office:value="237865" calcext:value-type="float">
            <text:p>237865</text:p>
          </table:table-cell>
          <table:table-cell table:style-name="ce108" office:value-type="float" office:value="180206" calcext:value-type="float">
            <text:p>180206</text:p>
          </table:table-cell>
          <table:table-cell table:style-name="ce115" table:formula="of:=([.P232]/[.O232])*100" office:value-type="float" office:value="75.7597797069766" calcext:value-type="float">
            <text:p>75.76</text:p>
          </table:table-cell>
          <table:table-cell table:style-name="ce102" table:formula="of:=[.X232]-[.AC232]" office:value-type="float" office:value="17804" calcext:value-type="float">
            <text:p>17804</text:p>
          </table:table-cell>
          <table:table-cell table:style-name="ce123" table:formula="of:=([.R232]/[.P232])*100" office:value-type="float" office:value="9.87980422405469" calcext:value-type="float">
            <text:p>9.88</text:p>
          </table:table-cell>
          <table:table-cell table:style-name="ce115" table:formula="of:=[.Y232]+[.AD232]" office:value-type="float" office:value="86.5687047046158" calcext:value-type="float">
            <text:p>86.57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Patchaimal K T</text:p>
          </table:table-cell>
          <table:table-cell table:style-name="ce108" office:value-type="float" office:value="86903" calcext:value-type="float">
            <text:p>86903</text:p>
          </table:table-cell>
          <table:table-cell table:style-name="ce117" table:formula="of:=([.X232]/[.P232])*100" office:value-type="float" office:value="48.2242544643353" calcext:value-type="float">
            <text:p>48.22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Suresh Rajan N</text:p>
          </table:table-cell>
          <table:table-cell table:style-name="ce108" office:value-type="float" office:value="69099" calcext:value-type="float">
            <text:p>69099</text:p>
          </table:table-cell>
          <table:table-cell table:style-name="ce117" table:formula="of:=([.AC232]/[.P232])*100" office:value-type="float" office:value="38.3444502402806" calcext:value-type="float">
            <text:p>38.34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Gandhi M R</text:p>
          </table:table-cell>
          <table:table-cell table:style-name="ce108" office:value-type="float" office:value="20094" calcext:value-type="float">
            <text:p>20094</text:p>
          </table:table-cell>
          <table:table-cell table:style-name="ce117" table:formula="of:=([.AH232]/[.P232])*100" office:value-type="float" office:value="11.1505721230148" calcext:value-type="float">
            <text:p>11.15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BHM</text:p>
          </table:table-cell>
          <table:table-cell table:style-name="ce108" office:value-type="string" calcext:value-type="string">
            <text:p>Vetti Velayutha Perumal P</text:p>
          </table:table-cell>
          <table:table-cell table:style-name="ce108" office:value-type="float" office:value="734" calcext:value-type="float">
            <text:p>734</text:p>
          </table:table-cell>
          <table:table-cell table:style-name="ce117" table:formula="of:=([.AM232]/[.P232])*100" office:value-type="float" office:value="0.4073116322431" calcext:value-type="float">
            <text:p>0.4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anik Prabhu</text:p>
          </table:table-cell>
          <table:table-cell table:style-name="ce108" office:value-type="float" office:value="538" calcext:value-type="float">
            <text:p>538</text:p>
          </table:table-cell>
          <table:table-cell table:style-name="ce117" table:formula="of:=([.AR232]/[.P232])*100" office:value-type="float" office:value="0.298547218183634" calcext:value-type="float">
            <text:p>0.30</text:p>
          </table:table-cell>
          <table:table-cell table:number-columns-repeated="1633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agercoil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3" office:value-type="string" calcext:value-type="string">
            <text:p>No</text:p>
          </table:table-cell>
          <table:table-cell table:style-name="ce108" office:value-type="float" office:value="209685" calcext:value-type="float">
            <text:p>209685</text:p>
          </table:table-cell>
          <table:table-cell table:style-name="ce108" office:value-type="float" office:value="147019" calcext:value-type="float">
            <text:p>147019</text:p>
          </table:table-cell>
          <table:table-cell table:style-name="ce115" table:formula="of:=([.P233]/[.O233])*100" office:value-type="float" office:value="70.1142189474688" calcext:value-type="float">
            <text:p>70.11</text:p>
          </table:table-cell>
          <table:table-cell table:style-name="ce102" table:formula="of:=[.X233]-[.AC233]" office:value-type="float" office:value="6727" calcext:value-type="float">
            <text:p>6727</text:p>
          </table:table-cell>
          <table:table-cell table:style-name="ce123" table:formula="of:=([.R233]/[.P233])*100" office:value-type="float" office:value="4.57559907222876" calcext:value-type="float">
            <text:p>4.58</text:p>
          </table:table-cell>
          <table:table-cell table:style-name="ce115" table:formula="of:=[.Y233]+[.AD233]" office:value-type="float" office:value="75.4399091273917" calcext:value-type="float">
            <text:p>75.44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Nanjil Murugesan A</text:p>
          </table:table-cell>
          <table:table-cell table:style-name="ce108" office:value-type="float" office:value="58819" calcext:value-type="float">
            <text:p>58819</text:p>
          </table:table-cell>
          <table:table-cell table:style-name="ce117" table:formula="of:=([.X233]/[.P233])*100" office:value-type="float" office:value="40.0077540998102" calcext:value-type="float">
            <text:p>40.01</text:p>
          </table:table-cell>
          <table:table-cell table:style-name="ce108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Mahesh R</text:p>
          </table:table-cell>
          <table:table-cell table:style-name="ce108" office:value-type="float" office:value="52092" calcext:value-type="float">
            <text:p>52092</text:p>
          </table:table-cell>
          <table:table-cell table:style-name="ce117" table:formula="of:=([.AC233]/[.P233])*100" office:value-type="float" office:value="35.4321550275815" calcext:value-type="float">
            <text:p>35.43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adhakrishnan Pon</text:p>
          </table:table-cell>
          <table:table-cell table:style-name="ce108" office:value-type="float" office:value="33623" calcext:value-type="float">
            <text:p>33623</text:p>
          </table:table-cell>
          <table:table-cell table:style-name="ce117" table:formula="of:=([.AH233]/[.P233])*100" office:value-type="float" office:value="22.8698331508172" calcext:value-type="float">
            <text:p>22.87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ABHM</text:p>
          </table:table-cell>
          <table:table-cell table:style-name="ce108" office:value-type="string" calcext:value-type="string">
            <text:p>Suresh R</text:p>
          </table:table-cell>
          <table:table-cell table:style-name="ce108" office:value-type="float" office:value="588" calcext:value-type="float">
            <text:p>588</text:p>
          </table:table-cell>
          <table:table-cell table:style-name="ce117" table:formula="of:=([.AM233]/[.P233])*100" office:value-type="float" office:value="0.399948306001265" calcext:value-type="float">
            <text:p>0.4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ahesh R</text:p>
          </table:table-cell>
          <table:table-cell table:style-name="ce108" office:value-type="float" office:value="500" calcext:value-type="float">
            <text:p>500</text:p>
          </table:table-cell>
          <table:table-cell table:style-name="ce117" table:formula="of:=([.AR233]/[.P233])*100" office:value-type="float" office:value="0.340092096939851" calcext:value-type="float">
            <text:p>0.34</text:p>
          </table:table-cell>
          <table:table-cell table:number-columns-repeated="1633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lachel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26321" calcext:value-type="float">
            <text:p>226321</text:p>
          </table:table-cell>
          <table:table-cell table:style-name="ce108" office:value-type="float" office:value="145488" calcext:value-type="float">
            <text:p>145488</text:p>
          </table:table-cell>
          <table:table-cell table:style-name="ce115" table:formula="of:=([.P234]/[.O234])*100" office:value-type="float" office:value="64.28391532381" calcext:value-type="float">
            <text:p>64.28</text:p>
          </table:table-cell>
          <table:table-cell table:style-name="ce102" table:formula="of:=[.X234]-[.AC234]" office:value-type="float" office:value="11821" calcext:value-type="float">
            <text:p>11821</text:p>
          </table:table-cell>
          <table:table-cell table:style-name="ce123" table:formula="of:=([.R234]/[.P234])*100" office:value-type="float" office:value="8.12506873419114" calcext:value-type="float">
            <text:p>8.13</text:p>
          </table:table-cell>
          <table:table-cell table:style-name="ce115" table:formula="of:=[.Y234]+[.AD234]" office:value-type="float" office:value="72.1949576597383" calcext:value-type="float">
            <text:p>72.19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Prince J G</text:p>
          </table:table-cell>
          <table:table-cell table:style-name="ce108" office:value-type="float" office:value="58428" calcext:value-type="float">
            <text:p>58428</text:p>
          </table:table-cell>
          <table:table-cell table:style-name="ce117" table:formula="of:=([.X234]/[.P234])*100" office:value-type="float" office:value="40.1600131969647" calcext:value-type="float">
            <text:p>40.1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Larence P</text:p>
          </table:table-cell>
          <table:table-cell table:style-name="ce108" office:value-type="float" office:value="46607" calcext:value-type="float">
            <text:p>46607</text:p>
          </table:table-cell>
          <table:table-cell table:style-name="ce117" table:formula="of:=([.AC234]/[.P234])*100" office:value-type="float" office:value="32.0349444627736" calcext:value-type="float">
            <text:p>32.03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Ramesh P</text:p>
          </table:table-cell>
          <table:table-cell table:style-name="ce108" office:value-type="float" office:value="35778" calcext:value-type="float">
            <text:p>35778</text:p>
          </table:table-cell>
          <table:table-cell table:style-name="ce117" table:formula="of:=([.AH234]/[.P234])*100" office:value-type="float" office:value="24.5917189046519" calcext:value-type="float">
            <text:p>24.5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CPI(ML)(L)</text:p>
          </table:table-cell>
          <table:table-cell table:style-name="ce108" office:value-type="string" calcext:value-type="string">
            <text:p>Anthony Muthu S M</text:p>
          </table:table-cell>
          <table:table-cell table:style-name="ce108" office:value-type="float" office:value="1566" calcext:value-type="float">
            <text:p>1566</text:p>
          </table:table-cell>
          <table:table-cell table:style-name="ce117" table:formula="of:=([.AM234]/[.P234])*100" office:value-type="float" office:value="1.07637743319037" calcext:value-type="float">
            <text:p>1.08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Varkees Tharuma Raj G</text:p>
          </table:table-cell>
          <table:table-cell table:style-name="ce108" office:value-type="float" office:value="1262" calcext:value-type="float">
            <text:p>1262</text:p>
          </table:table-cell>
          <table:table-cell table:style-name="ce117" table:formula="of:=([.AR234]/[.P234])*100" office:value-type="float" office:value="0.867425492136809" calcext:value-type="float">
            <text:p>0.87</text:p>
          </table:table-cell>
          <table:table-cell table:number-columns-repeated="1633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admanabhapuram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own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DMK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06399" calcext:value-type="float">
            <text:p>206399</text:p>
          </table:table-cell>
          <table:table-cell table:style-name="ce108" office:value-type="float" office:value="144362" calcext:value-type="float">
            <text:p>144362</text:p>
          </table:table-cell>
          <table:table-cell table:style-name="ce115" table:formula="of:=([.P235]/[.O235])*100" office:value-type="float" office:value="69.9431683293039" calcext:value-type="float">
            <text:p>69.94</text:p>
          </table:table-cell>
          <table:table-cell table:style-name="ce102" table:formula="of:=[.X235]-[.AC235]" office:value-type="float" office:value="19321" calcext:value-type="float">
            <text:p>19321</text:p>
          </table:table-cell>
          <table:table-cell table:style-name="ce123" table:formula="of:=([.R235]/[.P235])*100" office:value-type="float" office:value="13.3837159363267" calcext:value-type="float">
            <text:p>13.38</text:p>
          </table:table-cell>
          <table:table-cell table:style-name="ce115" table:formula="of:=[.Y235]+[.AD235]" office:value-type="float" office:value="69.5771740485724" calcext:value-type="float">
            <text:p>69.58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DMK</text:p>
          </table:table-cell>
          <table:table-cell table:style-name="ce108" office:value-type="string" calcext:value-type="string">
            <text:p>Dr Pushpa Leela Alban</text:p>
          </table:table-cell>
          <table:table-cell table:style-name="ce108" office:value-type="float" office:value="59882" calcext:value-type="float">
            <text:p>59882</text:p>
          </table:table-cell>
          <table:table-cell table:style-name="ce117" table:formula="of:=([.X235]/[.P235])*100" office:value-type="float" office:value="41.4804449924495" calcext:value-type="float">
            <text:p>41.48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DMDK</text:p>
          </table:table-cell>
          <table:table-cell table:style-name="ce108" office:value-type="string" calcext:value-type="string">
            <text:p>S Austin</text:p>
          </table:table-cell>
          <table:table-cell table:style-name="ce108" office:value-type="float" office:value="40561" calcext:value-type="float">
            <text:p>40561</text:p>
          </table:table-cell>
          <table:table-cell table:style-name="ce117" table:formula="of:=([.AC235]/[.P235])*100" office:value-type="float" office:value="28.0967290561228" calcext:value-type="float">
            <text:p>28.10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G Sujith Kumar</text:p>
          </table:table-cell>
          <table:table-cell table:style-name="ce108" office:value-type="float" office:value="34491" calcext:value-type="float">
            <text:p>34491</text:p>
          </table:table-cell>
          <table:table-cell table:style-name="ce117" table:formula="of:=([.AH235]/[.P235])*100" office:value-type="float" office:value="23.8920214460869" calcext:value-type="float">
            <text:p>23.8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R S Sriraman</text:p>
          </table:table-cell>
          <table:table-cell table:style-name="ce108" office:value-type="float" office:value="4029" calcext:value-type="float">
            <text:p>4029</text:p>
          </table:table-cell>
          <table:table-cell table:style-name="ce117" table:formula="of:=([.AM235]/[.P235])*100" office:value-type="float" office:value="2.79090065252629" calcext:value-type="float">
            <text:p>2.79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M Vijayakumar</text:p>
          </table:table-cell>
          <table:table-cell table:style-name="ce108" office:value-type="float" office:value="1803" calcext:value-type="float">
            <text:p>1803</text:p>
          </table:table-cell>
          <table:table-cell table:style-name="ce117" table:formula="of:=([.AR235]/[.P235])*100" office:value-type="float" office:value="1.2489436278245" calcext:value-type="float">
            <text:p>1.25</text:p>
          </table:table-cell>
          <table:table-cell table:number-columns-repeated="1633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Vilavancode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07644" calcext:value-type="float">
            <text:p>207644</text:p>
          </table:table-cell>
          <table:table-cell table:style-name="ce108" office:value-type="float" office:value="143948" calcext:value-type="float">
            <text:p>143948</text:p>
          </table:table-cell>
          <table:table-cell table:style-name="ce115" table:formula="of:=([.P236]/[.O236])*100" office:value-type="float" office:value="69.3244206430236" calcext:value-type="float">
            <text:p>69.32</text:p>
          </table:table-cell>
          <table:table-cell table:style-name="ce102" table:formula="of:=[.X236]-[.AC236]" office:value-type="float" office:value="23789" calcext:value-type="float">
            <text:p>23789</text:p>
          </table:table-cell>
          <table:table-cell table:style-name="ce123" table:formula="of:=([.R236]/[.P236])*100" office:value-type="float" office:value="16.5261066496235" calcext:value-type="float">
            <text:p>16.53</text:p>
          </table:table-cell>
          <table:table-cell table:style-name="ce115" table:formula="of:=[.Y236]+[.AD236]" office:value-type="float" office:value="70.8637841442743" calcext:value-type="float">
            <text:p>70.86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Vijayadharani S</text:p>
          </table:table-cell>
          <table:table-cell table:style-name="ce108" office:value-type="float" office:value="62898" calcext:value-type="float">
            <text:p>62898</text:p>
          </table:table-cell>
          <table:table-cell table:style-name="ce117" table:formula="of:=([.X236]/[.P236])*100" office:value-type="float" office:value="43.6949453969489" calcext:value-type="float">
            <text:p>43.69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CPIM</text:p>
          </table:table-cell>
          <table:table-cell table:style-name="ce108" office:value-type="string" calcext:value-type="string">
            <text:p>Leemarose R</text:p>
          </table:table-cell>
          <table:table-cell table:style-name="ce108" office:value-type="float" office:value="39109" calcext:value-type="float">
            <text:p>39109</text:p>
          </table:table-cell>
          <table:table-cell table:style-name="ce117" table:formula="of:=([.AC236]/[.P236])*100" office:value-type="float" office:value="27.1688387473254" calcext:value-type="float">
            <text:p>27.17</text:p>
          </table:table-cell>
          <table:table-cell table:style-name="ce196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Jayaseelan R</text:p>
          </table:table-cell>
          <table:table-cell table:style-name="ce108" office:value-type="float" office:value="37763" calcext:value-type="float">
            <text:p>37763</text:p>
          </table:table-cell>
          <table:table-cell table:style-name="ce117" table:formula="of:=([.AH236]/[.P236])*100" office:value-type="float" office:value="26.23377886459" calcext:value-type="float">
            <text:p>26.23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Wilson T</text:p>
          </table:table-cell>
          <table:table-cell table:style-name="ce108" office:value-type="float" office:value="1144" calcext:value-type="float">
            <text:p>1144</text:p>
          </table:table-cell>
          <table:table-cell table:style-name="ce117" table:formula="of:=([.AM236]/[.P236])*100" office:value-type="float" office:value="0.794731430794454" calcext:value-type="float">
            <text:p>0.79</text:p>
          </table:table-cell>
          <table:table-cell table:style-name="ce108" office:value-type="string" calcext:value-type="string">
            <text:p>BSP</text:p>
          </table:table-cell>
          <table:table-cell table:style-name="ce227" office:value-type="string" calcext:value-type="string">
            <text:p>BSP</text:p>
          </table:table-cell>
          <table:table-cell table:style-name="ce108" office:value-type="string" calcext:value-type="string">
            <text:p>Promoth B</text:p>
          </table:table-cell>
          <table:table-cell table:style-name="ce108" office:value-type="float" office:value="911" calcext:value-type="float">
            <text:p>911</text:p>
          </table:table-cell>
          <table:table-cell table:style-name="ce117" table:formula="of:=([.AR236]/[.P236])*100" office:value-type="float" office:value="0.632867424347681" calcext:value-type="float">
            <text:p>0.63</text:p>
          </table:table-cell>
          <table:table-cell table:number-columns-repeated="1633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iliyur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Rural</text:p>
          </table:table-cell>
          <table:table-cell table:number-columns-repeated="4" office:value-type="string" calcext:value-type="string">
            <text:p>No</text:p>
          </table:table-cell>
          <table:table-cell table:style-name="ce93" office:value-type="string" calcext:value-type="string">
            <text:p>TM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No</text:p>
          </table:table-cell>
          <table:table-cell table:style-name="ce108" office:value-type="float" office:value="213668" calcext:value-type="float">
            <text:p>213668</text:p>
          </table:table-cell>
          <table:table-cell table:style-name="ce108" office:value-type="float" office:value="136544" calcext:value-type="float">
            <text:p>136544</text:p>
          </table:table-cell>
          <table:table-cell table:style-name="ce115" table:formula="of:=([.P237]/[.O237])*100" office:value-type="float" office:value="63.9047494243406" calcext:value-type="float">
            <text:p>63.90</text:p>
          </table:table-cell>
          <table:table-cell table:style-name="ce102" table:formula="of:=[.X237]-[.AC237]" office:value-type="float" office:value="24486" calcext:value-type="float">
            <text:p>24486</text:p>
          </table:table-cell>
          <table:table-cell table:style-name="ce123" table:formula="of:=([.R237]/[.P237])*100" office:value-type="float" office:value="17.9326810405437" calcext:value-type="float">
            <text:p>17.93</text:p>
          </table:table-cell>
          <table:table-cell table:style-name="ce115" table:formula="of:=[.Y237]+[.AI237]" office:value-type="float" office:value="63.6073353644247" calcext:value-type="float">
            <text:p>63.61</text:p>
          </table:table-cell>
          <table:table-cell table:style-name="ce127" office:value-type="string" calcext:value-type="string">
            <text:p>DMK+</text:p>
          </table:table-cell>
          <table:table-cell table:style-name="ce108" office:value-type="string" calcext:value-type="string">
            <text:p>INC</text:p>
          </table:table-cell>
          <table:table-cell table:style-name="ce108" office:value-type="string" calcext:value-type="string">
            <text:p>John Jacob S</text:p>
          </table:table-cell>
          <table:table-cell table:style-name="ce108" office:value-type="float" office:value="56932" calcext:value-type="float">
            <text:p>56932</text:p>
          </table:table-cell>
          <table:table-cell table:style-name="ce117" table:formula="of:=([.X237]/[.P237])*100" office:value-type="float" office:value="41.6949847668151" calcext:value-type="float">
            <text:p>41.69</text:p>
          </table:table-cell>
          <table:table-cell table:style-name="ce108" office:value-type="string" calcext:value-type="string">
            <text:p>NDA</text:p>
          </table:table-cell>
          <table:table-cell table:style-name="ce108" office:value-type="string" calcext:value-type="string">
            <text:p>BJP</text:p>
          </table:table-cell>
          <table:table-cell table:style-name="ce108" office:value-type="string" calcext:value-type="string">
            <text:p>Chandra Kumar T</text:p>
          </table:table-cell>
          <table:table-cell table:style-name="ce108" office:value-type="float" office:value="32446" calcext:value-type="float">
            <text:p>32446</text:p>
          </table:table-cell>
          <table:table-cell table:style-name="ce117" table:formula="of:=([.AC237]/[.P237])*100" office:value-type="float" office:value="23.7623037262714" calcext:value-type="float">
            <text:p>23.76</text:p>
          </table:table-cell>
          <table:table-cell table:style-name="ce108" office:value-type="string" calcext:value-type="string">
            <text:p>AIADMK+</text:p>
          </table:table-cell>
          <table:table-cell table:style-name="ce108" office:value-type="string" calcext:value-type="string">
            <text:p>AIADMK</text:p>
          </table:table-cell>
          <table:table-cell table:style-name="ce108" office:value-type="string" calcext:value-type="string">
            <text:p>George R</text:p>
          </table:table-cell>
          <table:table-cell table:style-name="ce108" office:value-type="float" office:value="29920" calcext:value-type="float">
            <text:p>29920</text:p>
          </table:table-cell>
          <table:table-cell table:style-name="ce117" table:formula="of:=([.AH237]/[.P237])*100" office:value-type="float" office:value="21.9123505976096" calcext:value-type="float">
            <text:p>21.91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Kumaradas D</text:p>
          </table:table-cell>
          <table:table-cell table:style-name="ce108" office:value-type="float" office:value="10238" calcext:value-type="float">
            <text:p>10238</text:p>
          </table:table-cell>
          <table:table-cell table:style-name="ce117" table:formula="of:=([.AM237]/[.P237])*100" office:value-type="float" office:value="7.49794937895477" calcext:value-type="float">
            <text:p>7.50</text:p>
          </table:table-cell>
          <table:table-cell table:style-name="ce221" office:value-type="string" calcext:value-type="string">
            <text:p>Independant</text:p>
          </table:table-cell>
          <table:table-cell table:style-name="ce108" office:value-type="string" calcext:value-type="string">
            <text:p>Independant</text:p>
          </table:table-cell>
          <table:table-cell table:style-name="ce108" office:value-type="string" calcext:value-type="string">
            <text:p>Jose Bilbin J</text:p>
          </table:table-cell>
          <table:table-cell table:style-name="ce108" office:value-type="float" office:value="3457" calcext:value-type="float">
            <text:p>3457</text:p>
          </table:table-cell>
          <table:table-cell table:style-name="ce117" table:formula="of:=([.AR237]/[.P237])*100" office:value-type="float" office:value="2.53178462620108" calcext:value-type="float">
            <text:p>2.53</text:p>
          </table:table-cell>
          <table:table-cell table:number-columns-repeated="16339"/>
        </table:table-row>
        <table:table-row table:style-name="ro2" table:number-rows-repeated="10">
          <table:table-cell table:number-columns-repeated="14"/>
          <table:table-cell table:style-name="ce108" table:number-columns-repeated="2"/>
          <table:table-cell table:style-name="ce117"/>
          <table:table-cell table:style-name="ce108"/>
          <table:table-cell table:style-name="ce117" table:number-columns-repeated="2"/>
          <table:table-cell table:style-name="ce108" table:number-columns-repeated="4"/>
          <table:table-cell table:style-name="ce117"/>
          <table:table-cell table:style-name="ce108" table:number-columns-repeated="4"/>
          <table:table-cell table:style-name="ce185"/>
          <table:table-cell table:style-name="ce108" table:number-columns-repeated="4"/>
          <table:table-cell table:style-name="ce185"/>
          <table:table-cell table:style-name="ce108" table:number-columns-repeated="4"/>
          <table:table-cell table:style-name="ce117"/>
          <table:table-cell table:style-name="ce108" table:number-columns-repeated="4"/>
          <table:table-cell table:style-name="ce117"/>
          <table:table-cell table:number-columns-repeated="16339"/>
        </table:table-row>
        <table:table-row table:style-name="ro2" table:number-rows-repeated="10483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Untitled5" calcext:value="contains-text(&quot;AIADMK&quot;)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DMDK" calcext:value="contains-text(&quot;DMDK&quot;)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MDMK" calcext:value="contains-text(&quot;MDMK&quot;)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DMK_New" calcext:value="begins-with(&quot;DMK&quot;)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PMK" calcext:value="=&quot;PMK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VCK" calcext:value="=&quot;VCK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CPI" calcext:value="contains-text(&quot;CPI&quot;)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NTK" calcext:value="=&quot;NTK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MNK_New" calcext:value="=&quot;MNK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Independant" calcext:value="=&quot;Independant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NOTA" calcext:value="=&quot;NOTA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PFA" calcext:value="=&quot;PFA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Fascists" calcext:value="=&quot;BJP&quot;" calcext:base-cell-address="Master.A1"/>
          </calcext:conditional-format>
          <calcext:conditional-format calcext:target-range-address="Master.D1:Master.XFD3 Master.BY25:Master.XFD158 Master.AT4:Master.XFD18 Master.AT159:Master.XFD162 Master.AT163:Master.XFD168 Master.AT169:Master.XFD180 Master.A1:Master.C1048576 Master.AT181:Master.XFD190 Master.AT191:Master.XFD200 Master.AT201:Master.XFD204 Master.AT205:Master.XFD215 Master.D238:Master.XFD1048576 Master.AT216:Master.XFD226 Master.AT141:Master.AT158 Master.AA142:Master.AC176 Master.Z108:Master.Z176 Master.AF99:Master.AH176 Master.V178:Master.X237 Master.AE229:Master.AH231 Master.Z231:Master.Z231 Master.AT19:Master.XFD24 Master.AB46:Master.AC60 Master.AF62:Master.AH83 Master.AA5:Master.AC13 Master.AA14:Master.AA16 Master.V4:Master.AI4 Master.AE46:Master.AH60 Master.AK61:Master.AK83 Master.AP61:Master.AP62 Master.AQ62:Master.AS62 Master.AJ4:Master.AJ9 Master.V177:Master.V177 Master.AF177:Master.AF177 Master.Z177:Master.AA177 Master.D4:Master.N170 Master.U46:Master.U237 Master.AD5:Master.AI42 Master.Z5:Master.Z16 Master.Z46:Master.AA74 Master.AA75:Master.AA83 Master.Z75:Master.Z92 Master.V99:Master.X176 Master.AA141:Master.AC141 Master.Z229:Master.Z229 Master.AE232:Master.AH237 Master.AE69:Master.AE69 Master.AE85:Master.AE85 Master.AE87:Master.AE87 Master.AE94:Master.AE94 Master.AE98:Master.AE176 Master.AE178:Master.AH228 Master.AJ11:Master.AJ13 Master.AJ15:Master.AJ18 Master.AJ22:Master.AJ22 Master.AJ24:Master.AJ28 Master.AJ34:Master.AJ34 Master.AJ37:Master.AJ37 Master.AJ42:Master.AJ42 Master.AJ49:Master.AJ49 Master.AJ52:Master.AJ53 Master.AJ55:Master.AJ56 Master.AJ63:Master.AJ64 Master.AJ66:Master.AJ66 Master.AJ69:Master.AJ69 Master.AJ71:Master.AJ71 Master.AJ73:Master.AJ74 Master.AJ77:Master.AJ78 Master.AJ90:Master.AJ92 Master.AJ94:Master.AJ94 Master.AJ97:Master.AJ176 Master.AO6:Master.AS30 Master.AT25:Master.AT30 Master.AN61:Master.AO63 Master.AP63:Master.AS63 Master.AN64:Master.AS176 Master.AN177:Master.AO177 Master.AT227:Master.XFD237 Master.P162:Master.P162 Master.D163:Master.P237 Master.V46:Master.X83 Master.Y46:Master.Y237 Master.AA229:Master.AC231 Master.Z232:Master.AC237 Master.Z178:Master.AC228 Master.AD46:Master.AD237 Master.AI46:Master.AI237 Master.AK4:Master.AS5 Master.AL62:Master.AM83 Master.AJ84:Master.AM88 Master.AJ20:Master.AN20 Master.AK21:Master.AN30 Master.AK89:Master.AM176 Master.AJ178:Master.AR237 Master.AK6:Master.AN19 Master.AJ31:Master.AT31 Master.AT44:Master.AT46 Master.AJ47:Master.AT47 Master.AK48:Master.AT58 Master.AJ59:Master.AT59 Master.AK60:Master.AT60 Master.AS61:Master.AS61 Master.AS177:Master.AS237 Master.AB14:Master.AC42 Master.U4:Master.U42 Master.Z17:Master.AA42 Master.V5:Master.Y42 Master.AK32:Master.AT42 Master.AS46:Master.AS46 Master.AU25:Master.BX42 Master.AU44:Master.BX158 Master.U43:Master.AI44 Master.AK43:Master.AS44 Master.AK46:Master.AR46 Master.U45:Master.AS45">
            <calcext:condition calcext:apply-style-name="INC" calcext:value="=&quot;INC&quot;" calcext:base-cell-address="Master.A1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Untitled5" calcext:value="contains-text(&quot;AIADM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DMDK" calcext:value="contains-text(&quot;DMD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MDMK" calcext:value="contains-text(&quot;MDM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DMK_New" calcext:value="begins-with(&quot;DM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PMK" calcext:value="=&quot;PM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VCK" calcext:value="=&quot;VC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CPI" calcext:value="contains-text(&quot;CPI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NTK" calcext:value="=&quot;NT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MNK_New" calcext:value="=&quot;MN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Independant" calcext:value="=&quot;Independant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NOTA" calcext:value="=&quot;NOTA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4:Master.AJ60 Master.AO42:Master.AO47">
            <calcext:condition calcext:apply-style-name="People's Front" calcext:value="=&quot;People's Front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PFA" calcext:value="=&quot;PFA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Fascists" calcext:value="=&quot;BJP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INC" calcext:value="=&quot;INC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Untitled5" calcext:value="contains-text(&quot;AIADM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DMDK" calcext:value="contains-text(&quot;DMD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MDMK" calcext:value="contains-text(&quot;MDM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DMK_New" calcext:value="begins-with(&quot;DMK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PMK" calcext:value="=&quot;PM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VCK" calcext:value="=&quot;VC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CPI" calcext:value="contains-text(&quot;CPI&quot;)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NTK" calcext:value="=&quot;NT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MNK_New" calcext:value="=&quot;MNK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Independant" calcext:value="=&quot;Independant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NOTA" calcext:value="=&quot;NOTA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People's Front" calcext:value="=&quot;People's Front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PFA" calcext:value="=&quot;PFA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Fascists" calcext:value="=&quot;BJP&quot;" calcext:base-cell-address="Master.AJ4"/>
          </calcext:conditional-format>
          <calcext:conditional-format calcext:target-range-address="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O88:Master.AO88 Master.AO90:Master.AO92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6:Master.AJ60 Master.AO42:Master.AO47">
            <calcext:condition calcext:apply-style-name="INC" calcext:value="=&quot;INC&quot;" calcext:base-cell-address="Master.AJ4"/>
          </calcext:conditional-format>
          <calcext:conditional-format calcext:target-range-address="Master.D1:Master.XFD3 Master.AS11:Master.XFD18 Master.BY19:Master.XFD60 Master.AU61:Master.XFD140 Master.V99:Master.X138 Master.A1:Master.C1048576 Master.D238:Master.XFD1048576 Master.AT177:Master.XFD236 Master.V139:Master.X139 Master.AA141:Master.AC146 Master.AJ151:Master.AJ151 Master.AO99:Master.AO100 Master.AN110:Master.AO110 Master.AO112:Master.AO114 Master.AO129:Master.AO134 Master.AT150:Master.XFD151 Master.AJ58:Master.AK59 Master.AJ11:Master.AJ31 Master.AJ60:Master.AJ60 Master.AE16:Master.AE16 Master.AE17:Master.AE31 Master.V4:Master.AJ4 Master.AK13:Master.AK18 Master.AK20:Master.AK21 Master.AK26:Master.AK28 Master.AK33:Master.AK34 Master.AJ37:Master.AK37 Master.AN61:Master.AP62 Master.AN65:Master.AP65 Master.AP68:Master.AP68 Master.AN70:Master.AP70 Master.AP72:Master.AP75 Master.AP78:Master.AP79 Master.AN83:Master.AP83 Master.V177:Master.V177 Master.AF177:Master.AF177 Master.Z177:Master.AA177 Master.D4:Master.N170 Master.U46:Master.U139 Master.U174:Master.U235 Master.AJ5:Master.AJ8 Master.AJ46:Master.AJ57 Master.Z60:Master.AA74 Master.AA75:Master.AA83 Master.Z75:Master.Z92 Master.Z99:Master.Z105 Master.Z108:Master.Z146 Master.AE163:Master.AH165 Master.Z147:Master.AC176 Master.Z178:Master.AC229 Master.AE11:Master.AE15 Master.AE69:Master.AE69 Master.AE85:Master.AE85 Master.AE87:Master.AE87 Master.AE94:Master.AE94 Master.AE98:Master.AE98 Master.AE106:Master.AE106 Master.AE154:Master.AE155 Master.AJ32:Master.AJ36 Master.AJ38:Master.AJ42 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50:Master.AJ150 Master.AT159:Master.XFD176 Master.AN63:Master.AO63 Master.AN67:Master.AO67 Master.AN69:Master.AO69 Master.AO73:Master.AO74 Master.AO76:Master.AO78 Master.AO80:Master.AO81 Master.AN84:Master.AO86 Master.AN88:Master.AO88 Master.AO90:Master.AO92 Master.AO102:Master.AO107 Master.AO116:Master.AO127 Master.AO136:Master.AO140 Master.AT141:Master.XFD149 Master.AT152:Master.XFD158 Master.AN177:Master.AO177 Master.AS237:Master.XFD237 Master.P162:Master.P162 Master.D163:Master.P237 Master.V46:Master.X83 Master.Y46:Master.Y237 Master.V174:Master.X176 Master.V178:Master.X235 Master.U236:Master.X237 Master.U140:Master.X173 Master.AB60:Master.AC60 Master.Z46:Master.AC59 Master.Z231:Master.AC237 Master.AA230:Master.AC230 Master.AD46:Master.AD237 Master.AE5:Master.AH10 Master.AF166:Master.AH167 Master.AE212:Master.AH213 Master.AE151:Master.AH151 Master.AF174:Master.AH175 Master.AE46:Master.AH60 Master.AF11:Master.AH31 Master.AE159:Master.AH161 Master.AF141:Master.AH150 Master.AE172:Master.AH173 Master.AE176:Master.AH176 Master.AE178:Master.AH178 Master.AF179:Master.AH180 Master.AE181:Master.AH181 Master.AE183:Master.AH183 Master.AE230:Master.AH235 Master.AF236:Master.AH236 Master.AF152:Master.AH158 Master.AF162:Master.AH162 Master.AE168:Master.AH168 Master.AF169:Master.AH171 Master.AF182:Master.AH182 Master.AF184:Master.AH211 Master.AF214:Master.AH218 Master.AE219:Master.AH219 Master.AF220:Master.AH224 Master.AE225:Master.AH225 Master.AF226:Master.AH229 Master.AE237:Master.AH237 Master.AI46:Master.AI237 Master.AL4:Master.XFD5 Master.AJ9:Master.AN10 Master.AK164:Master.AM165 Master.AJ166:Master.AM176 Master.AK150:Master.AM151 Master.AJ152:Master.AM163 Master.AJ178:Master.AR237 Master.AL11:Master.AR42 Master.AL47:Master.AS49 Master.AK46:Master.AS46 Master.AK50:Master.AS50 Master.AL51:Master.AS60 Master.AJ141:Master.AM149 Master.AL6:Master.AN8 Master.AN64:Master.AN64 Master.AN66:Master.AN66 Master.AN68:Master.AN68 Master.AN71:Master.AN82 Master.AN87:Master.AN87 Master.AN89:Master.AN109 Master.AN111:Master.AN158 Master.AO6:Master.XFD10 Master.AO141:Master.AR158 Master.AN159:Master.AR176 Master.AS19:Master.BX42 Master.AS61:Master.AS236 Master.U4:Master.U42 Master.V5:Master.AD42 Master.AE32:Master.AH42 Master.AI5:Master.AI42 Master.AT44:Master.BX60 Master.U43:Master.AJ44 Master.AL43:Master.AS44 Master.U45:Master.AS45">
            <calcext:condition calcext:apply-style-name="MNM" calcext:value="=&quot;MNM&quot;" calcext:base-cell-address="Master.A1"/>
          </calcext:conditional-format>
          <calcext:conditional-format calcext:target-range-address="Master.D1:Master.XFD3 Master.AS11:Master.XFD18 Master.BY19:Master.XFD60 Master.AU61:Master.XFD140 Master.V99:Master.X138 Master.A1:Master.C1048576 Master.D238:Master.XFD1048576 Master.AT177:Master.XFD236 Master.V139:Master.X139 Master.AA141:Master.AC146 Master.AJ151:Master.AJ151 Master.AO99:Master.AO100 Master.AN110:Master.AO110 Master.AO112:Master.AO114 Master.AO129:Master.AO134 Master.AT150:Master.XFD151 Master.AJ58:Master.AK59 Master.AJ11:Master.AJ31 Master.AJ60:Master.AJ60 Master.AE16:Master.AE16 Master.AE17:Master.AE31 Master.V4:Master.AJ4 Master.AK13:Master.AK18 Master.AK20:Master.AK21 Master.AK26:Master.AK28 Master.AK33:Master.AK34 Master.AJ37:Master.AK37 Master.AN61:Master.AP62 Master.AN65:Master.AP65 Master.AP68:Master.AP68 Master.AN70:Master.AP70 Master.AP72:Master.AP75 Master.AP78:Master.AP79 Master.AN83:Master.AP83 Master.V177:Master.V177 Master.AF177:Master.AF177 Master.Z177:Master.AA177 Master.D4:Master.N170 Master.U46:Master.U139 Master.U174:Master.U235 Master.AJ5:Master.AJ8 Master.AJ46:Master.AJ57 Master.Z60:Master.AA74 Master.AA75:Master.AA83 Master.Z75:Master.Z92 Master.Z99:Master.Z105 Master.Z108:Master.Z146 Master.AE163:Master.AH165 Master.Z147:Master.AC176 Master.Z178:Master.AC229 Master.AE11:Master.AE15 Master.AE69:Master.AE69 Master.AE85:Master.AE85 Master.AE87:Master.AE87 Master.AE94:Master.AE94 Master.AE98:Master.AE98 Master.AE106:Master.AE106 Master.AE154:Master.AE155 Master.AJ32:Master.AJ36 Master.AJ38:Master.AJ42 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50:Master.AJ150 Master.AT159:Master.XFD176 Master.AN63:Master.AO63 Master.AN67:Master.AO67 Master.AN69:Master.AO69 Master.AO73:Master.AO74 Master.AO76:Master.AO78 Master.AO80:Master.AO81 Master.AN84:Master.AO86 Master.AN88:Master.AO88 Master.AO90:Master.AO92 Master.AO102:Master.AO107 Master.AO116:Master.AO127 Master.AO136:Master.AO140 Master.AT141:Master.XFD149 Master.AT152:Master.XFD158 Master.AN177:Master.AO177 Master.AS237:Master.XFD237 Master.P162:Master.P162 Master.D163:Master.P237 Master.V46:Master.X83 Master.Y46:Master.Y237 Master.V174:Master.X176 Master.V178:Master.X235 Master.U236:Master.X237 Master.U140:Master.X173 Master.AB60:Master.AC60 Master.Z46:Master.AC59 Master.Z231:Master.AC237 Master.AA230:Master.AC230 Master.AD46:Master.AD237 Master.AE5:Master.AH10 Master.AF166:Master.AH167 Master.AE212:Master.AH213 Master.AE151:Master.AH151 Master.AF174:Master.AH175 Master.AE46:Master.AH60 Master.AF11:Master.AH31 Master.AE159:Master.AH161 Master.AF141:Master.AH150 Master.AE172:Master.AH173 Master.AE176:Master.AH176 Master.AE178:Master.AH178 Master.AF179:Master.AH180 Master.AE181:Master.AH181 Master.AE183:Master.AH183 Master.AE230:Master.AH235 Master.AF236:Master.AH236 Master.AF152:Master.AH158 Master.AF162:Master.AH162 Master.AE168:Master.AH168 Master.AF169:Master.AH171 Master.AF182:Master.AH182 Master.AF184:Master.AH211 Master.AF214:Master.AH218 Master.AE219:Master.AH219 Master.AF220:Master.AH224 Master.AE225:Master.AH225 Master.AF226:Master.AH229 Master.AE237:Master.AH237 Master.AI46:Master.AI237 Master.AL4:Master.XFD5 Master.AJ9:Master.AN10 Master.AK164:Master.AM165 Master.AJ166:Master.AM176 Master.AK150:Master.AM151 Master.AJ152:Master.AM163 Master.AJ178:Master.AR237 Master.AL11:Master.AR42 Master.AL47:Master.AS49 Master.AK46:Master.AS46 Master.AK50:Master.AS50 Master.AL51:Master.AS60 Master.AJ141:Master.AM149 Master.AL6:Master.AN8 Master.AN64:Master.AN64 Master.AN66:Master.AN66 Master.AN68:Master.AN68 Master.AN71:Master.AN82 Master.AN87:Master.AN87 Master.AN89:Master.AN109 Master.AN111:Master.AN158 Master.AO6:Master.XFD10 Master.AO141:Master.AR158 Master.AN159:Master.AR176 Master.AS19:Master.BX42 Master.AS61:Master.AS236 Master.U4:Master.U42 Master.V5:Master.AD42 Master.AE32:Master.AH42 Master.AI5:Master.AI42 Master.AT44:Master.BX60 Master.U43:Master.AJ44 Master.AL43:Master.AS44 Master.U45:Master.AS45">
            <calcext:condition calcext:apply-style-name="AMMK" calcext:value="=&quot;AMMK&quot;" calcext:base-cell-address="Master.A1"/>
          </calcext:conditional-format>
          <calcext:conditional-format calcext:target-range-address="Master.D1:Master.XFD3 Master.AU61:Master.XFD140 Master.V99:Master.X138 Master.A1:Master.C1048576 Master.D238:Master.XFD1048576 Master.AT177:Master.XFD236 Master.V139:Master.X139 Master.AA141:Master.AC146 Master.AJ151:Master.AJ151 Master.AO99:Master.AO100 Master.AN110:Master.AO110 Master.AO112:Master.AO114 Master.AO129:Master.AO134 Master.AT150:Master.XFD151 Master.V4:Master.AJ4 Master.AJ12:Master.AJ12 Master.AJ19:Master.AJ19 Master.AJ22:Master.AJ27 Master.AJ29:Master.AJ29 Master.AJ32:Master.AJ32 Master.AJ34:Master.AJ36 Master.AJ42:Master.AJ42 Master.AJ48:Master.AJ48 Master.AJ60:Master.AJ60 Master.AN61:Master.AP62 Master.AN65:Master.AP65 Master.AP68:Master.AP68 Master.AN70:Master.AP70 Master.AP72:Master.AP75 Master.AP78:Master.AP79 Master.AN83:Master.AP83 Master.V177:Master.V177 Master.AF177:Master.AF177 Master.Z177:Master.AA177 Master.D4:Master.N170 Master.U46:Master.U139 Master.U174:Master.U235 Master.V5:Master.Z5 Master.AJ5:Master.AJ8 Master.AJ38:Master.AJ41 Master.AJ51:Master.AJ57 Master.Z60:Master.AA74 Master.AA75:Master.AA83 Master.Z75:Master.Z92 Master.Z99:Master.Z105 Master.Z108:Master.Z146 Master.AE163:Master.AH165 Master.Z147:Master.AC176 Master.Z178:Master.AC229 Master.AJ30:Master.AJ31 Master.AE69:Master.AE69 Master.AE85:Master.AE85 Master.AE87:Master.AE87 Master.AE94:Master.AE94 Master.AE98:Master.AE98 Master.AE106:Master.AE106 Master.AE154:Master.AE155 Master.AJ11:Master.AJ11 Master.AJ47:Master.AJ47 Master.AJ49:Master.AJ49 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50:Master.AJ150 Master.AT159:Master.XFD176 Master.AN63:Master.AO63 Master.AN67:Master.AO67 Master.AN69:Master.AO69 Master.AO73:Master.AO74 Master.AO76:Master.AO78 Master.AO80:Master.AO81 Master.AN84:Master.AO86 Master.AN88:Master.AO88 Master.AO90:Master.AO92 Master.AO102:Master.AO107 Master.AO116:Master.AO127 Master.AO136:Master.AO140 Master.AT141:Master.XFD149 Master.AT152:Master.XFD158 Master.AN177:Master.AO177 Master.AS237:Master.XFD237 Master.P162:Master.P162 Master.D163:Master.P237 Master.V174:Master.X176 Master.V178:Master.X235 Master.V46:Master.X83 Master.Z6:Master.Z16 Master.U236:Master.X237 Master.U140:Master.X173 Master.Y46:Master.Y237 Master.AA5:Master.AC16 Master.Z46:Master.AC59 Master.AB60:Master.AC60 Master.Z231:Master.AC237 Master.AA230:Master.AC230 Master.AD46:Master.AD237 Master.AF166:Master.AH167 Master.AE212:Master.AH213 Master.AE151:Master.AH151 Master.AF174:Master.AH175 Master.AE159:Master.AH161 Master.AE46:Master.AH60 Master.AF141:Master.AH150 Master.AE172:Master.AH173 Master.AE176:Master.AH176 Master.AE178:Master.AH178 Master.AF179:Master.AH180 Master.AE181:Master.AH181 Master.AE183:Master.AH183 Master.AE230:Master.AH235 Master.AF236:Master.AH236 Master.AF152:Master.AH158 Master.AF162:Master.AH162 Master.AE168:Master.AH168 Master.AF169:Master.AH171 Master.AF182:Master.AH182 Master.AF184:Master.AH211 Master.AF214:Master.AH218 Master.AE219:Master.AH219 Master.AF220:Master.AH224 Master.AE225:Master.AH225 Master.AF226:Master.AH229 Master.AE237:Master.AH237 Master.AI46:Master.AI237 Master.AL4:Master.XFD5 Master.AJ9:Master.AN10 Master.AK164:Master.AM165 Master.AL11:Master.AN12 Master.AJ20:Master.AN21 Master.AL19:Master.AN19 Master.AL22:Master.AM25 Master.AJ166:Master.AM176 Master.AK150:Master.AM151 Master.AJ33:Master.AM33 Master.AL35:Master.AM36 Master.AL47:Master.AM49 Master.AJ58:Master.AM59 Master.AJ152:Master.AM163 Master.AJ13:Master.AN18 Master.AK26:Master.AM27 Master.AK34:Master.AM34 Master.AJ37:Master.AM37 Master.AJ178:Master.AR237 Master.AJ28:Master.AM28 Master.AL29:Master.AM32 Master.AL38:Master.AM42 Master.AJ46:Master.AM46 Master.AJ50:Master.AM50 Master.AL51:Master.AM57 Master.AL60:Master.AM60 Master.AJ141:Master.AM149 Master.AL6:Master.AN8 Master.AN22:Master.AN24 Master.AN64:Master.AN64 Master.AN66:Master.AN66 Master.AN68:Master.AN68 Master.AN71:Master.AN82 Master.AN87:Master.AN87 Master.AN89:Master.AN109 Master.AN111:Master.AN158 Master.BY25:Master.XFD60 Master.AO6:Master.XFD24 Master.AO141:Master.AR158 Master.AN159:Master.AR176 Master.AS61:Master.AS236 Master.U4:Master.U42 Master.V6:Master.Y42 Master.Z17:Master.AC42 Master.AD5:Master.AI42 Master.AN25:Master.BX42 Master.AN46:Master.BX60 Master.AT44:Master.BX45 Master.U43:Master.AJ44 Master.AL43:Master.AS44 Master.U45:Master.AS45">
            <calcext:condition calcext:apply-style-name="AMMK" calcext:value="=&quot;People's Front&quot;" calcext:base-cell-address="Master.A1"/>
          </calcext:conditional-format>
          <calcext:conditional-format calcext:target-range-address="Master.D1:Master.XFD3 Master.A1:Master.C1048576 Master.AU61:Master.XFD140 Master.D238:Master.XFD1048576 Master.AT177:Master.XFD237 Master.AJ151:Master.AJ151 Master.AO99:Master.AO100 Master.AN110:Master.AO110 Master.AO112:Master.AO114 Master.AO129:Master.AO134 Master.AT150:Master.XFD151 Master.V46:Master.V83 Master.W4:Master.AJ4 Master.AJ12:Master.AJ12 Master.AJ19:Master.AJ19 Master.AJ32:Master.AJ32 Master.AJ34:Master.AJ36 Master.AJ42:Master.AJ42 Master.AJ48:Master.AJ48 Master.AJ60:Master.AJ60 Master.AN61:Master.AP62 Master.AN65:Master.AP65 Master.AP68:Master.AP68 Master.AN70:Master.AP70 Master.AP72:Master.AP75 Master.AP78:Master.AP79 Master.AN83:Master.AP83 Master.V177:Master.V177 Master.AF177:Master.AF177 Master.Z177:Master.AA177 Master.D4:Master.N162 Master.U46:Master.U159 Master.U176:Master.U235 Master.W5:Master.Z5 Master.AJ5:Master.AJ8 Master.AJ22:Master.AJ27 Master.AJ38:Master.AJ41 Master.AJ51:Master.AJ57 Master.Z60:Master.AA74 Master.AA75:Master.AA83 Master.Z75:Master.Z92 Master.Z108:Master.Z141 Master.AA141:Master.AC141 Master.AE163:Master.AH165 Master.Z142:Master.AC176 Master.Z178:Master.AC229 Master.AJ29:Master.AJ31 Master.AE69:Master.AE69 Master.AE85:Master.AE85 Master.AE87:Master.AE87 Master.AE94:Master.AE94 Master.AE98:Master.AE98 Master.AE106:Master.AE106 Master.AE154:Master.AE155 Master.AJ11:Master.AJ11 Master.AJ47:Master.AJ47 Master.AJ49:Master.AJ49 Master.AJ63:Master.AJ64 Master.AJ66:Master.AJ66 Master.AJ69:Master.AJ69 Master.AJ71:Master.AJ71 Master.AJ73:Master.AJ74 Master.AJ77:Master.AJ78 Master.AJ84:Master.AJ88 Master.AJ90:Master.AJ92 Master.AJ94:Master.AJ94 Master.AJ97:Master.AJ98 Master.AJ100:Master.AJ100 Master.AJ102:Master.AJ103 Master.AJ105:Master.AJ105 Master.AJ113:Master.AJ116 Master.AJ119:Master.AJ125 Master.AJ127:Master.AJ127 Master.AJ129:Master.AJ134 Master.AJ136:Master.AJ137 Master.AJ139:Master.AJ139 Master.AJ150:Master.AJ150 Master.AT159:Master.XFD176 Master.AJ152:Master.AM163 Master.AN63:Master.AO63 Master.AN67:Master.AO67 Master.AN69:Master.AO69 Master.AO73:Master.AO74 Master.AO76:Master.AO78 Master.AO80:Master.AO81 Master.AN84:Master.AO86 Master.AN88:Master.AO88 Master.AO90:Master.AO92 Master.AO102:Master.AO107 Master.AO116:Master.AO127 Master.AO136:Master.AO140 Master.AT141:Master.XFD149 Master.AT152:Master.XFD158 Master.AN177:Master.AO177 Master.D163:Master.P237 Master.P162:Master.P162 Master.V178:Master.X235 Master.V99:Master.X159 Master.W46:Master.X83 Master.Z6:Master.Z16 Master.U160:Master.X175 Master.U236:Master.X237 Master.V176:Master.X176 Master.Y46:Master.Y237 Master.AA5:Master.AC16 Master.Z46:Master.AC59 Master.AB60:Master.AC60 Master.Z231:Master.AC237 Master.AA230:Master.AC230 Master.AD46:Master.AD237 Master.AF166:Master.AH167 Master.AE212:Master.AH213 Master.AE151:Master.AH151 Master.AF174:Master.AH175 Master.AE159:Master.AH161 Master.AE46:Master.AH60 Master.AF141:Master.AH150 Master.AE172:Master.AH173 Master.AE176:Master.AH176 Master.AE178:Master.AH178 Master.AF179:Master.AH180 Master.AE181:Master.AH181 Master.AE183:Master.AH183 Master.AE230:Master.AH235 Master.AF236:Master.AH236 Master.AF152:Master.AH158 Master.AF162:Master.AH162 Master.AE168:Master.AH168 Master.AF169:Master.AH171 Master.AF182:Master.AH182 Master.AF184:Master.AH211 Master.AF214:Master.AH218 Master.AE219:Master.AH219 Master.AF220:Master.AH224 Master.AE225:Master.AH225 Master.AF226:Master.AH229 Master.AE237:Master.AH237 Master.AI46:Master.AI237 Master.AL4:Master.XFD5 Master.AJ9:Master.AN10 Master.AL11:Master.AN12 Master.AJ20:Master.AN21 Master.AL19:Master.AN19 Master.AJ33:Master.AN33 Master.AL35:Master.AN36 Master.AL47:Master.AN49 Master.AJ58:Master.AN59 Master.AJ166:Master.AM176 Master.AK150:Master.AM151 Master.AJ13:Master.AN18 Master.AK26:Master.AN27 Master.AK34:Master.AN34 Master.AJ37:Master.AN37 Master.AJ178:Master.AR237 Master.AL22:Master.AN25 Master.AJ28:Master.AN28 Master.AL29:Master.AN32 Master.AL38:Master.AN42 Master.AJ46:Master.AN46 Master.AJ50:Master.AN50 Master.AL51:Master.AN57 Master.AL60:Master.AN60 Master.AJ141:Master.AM149 Master.AK164:Master.AM165 Master.AL6:Master.AN8 Master.AN64:Master.AN64 Master.AN66:Master.AN66 Master.AN68:Master.AN68 Master.AN71:Master.AN82 Master.AN87:Master.AN87 Master.AN89:Master.AN109 Master.AN111:Master.AN158 Master.AO141:Master.AR158 Master.AN159:Master.AR176 Master.BY6:Master.XFD60 Master.AS61:Master.AS237 Master.U4:Master.V42 Master.W6:Master.Y42 Master.Z17:Master.AC42 Master.AD5:Master.AI42 Master.AO6:Master.BX42 Master.AO46:Master.BX60 Master.AT44:Master.BX45 Master.U43:Master.AJ44 Master.AL43:Master.AS44 Master.U45:Master.AS45">
            <calcext:condition calcext:apply-style-name="AMMK" calcext:value="=&quot;PF&quot;" calcext:base-cell-address="Master.A1"/>
          </calcext:conditional-format>
          <calcext:conditional-format calcext:target-range-address="Master.N1:Master.N1048576">
            <calcext:condition calcext:apply-style-name="Untitled4" calcext:value="=&quot;Amma&quot;" calcext:base-cell-address="Master.N1"/>
          </calcext:conditional-format>
          <calcext:conditional-format calcext:target-range-address="Master.N1:Master.N1048576">
            <calcext:condition calcext:apply-style-name="Untitled4" calcext:value="=&quot;MGR&quot;" calcext:base-cell-address="Master.N1"/>
          </calcext:conditional-format>
          <calcext:conditional-format calcext:target-range-address="Master.N1:Master.N1048576">
            <calcext:condition calcext:apply-style-name="DMK" calcext:value="=&quot;Kalignar&quot;" calcext:base-cell-address="Master.N1"/>
          </calcext:conditional-format>
          <calcext:conditional-format calcext:target-range-address="Master.N1:Master.N1048576">
            <calcext:condition calcext:apply-style-name="DMK" calcext:value="=&quot;Anna&quot;" calcext:base-cell-address="Master.N1"/>
            <calcext:condition calcext:apply-style-name="DMDK" calcext:value="=&quot;Captain&quot;" calcext:base-cell-address="Master.N1"/>
            <calcext:condition calcext:apply-style-name="INC" calcext:value="=&quot;Kamarajar&quot;" calcext:base-cell-address="Master.N1"/>
          </calcext:conditional-format>
          <calcext:conditional-format calcext:target-range-address="Master.O4:Master.R45 Master.O46:Master.P83 Master.Q46:Master.R237 Master.T4:Master.T237">
            <calcext:condition calcext:apply-style-name="Untitled5" calcext:value="contains-text(&quot;AIADM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DMDK" calcext:value="contains-text(&quot;DMD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MDMK" calcext:value="contains-text(&quot;MDM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DMK_New" calcext:value="begins-with(&quot;DMK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PMK" calcext:value="=&quot;PM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VCK" calcext:value="=&quot;VC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CPI" calcext:value="contains-text(&quot;CPI&quot;)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NTK" calcext:value="=&quot;NT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MNK_New" calcext:value="=&quot;MN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Independant" calcext:value="=&quot;Independant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NOTA" calcext:value="=&quot;NOTA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PFA" calcext:value="=&quot;PFA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Fascists" calcext:value="=&quot;BJP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INC" calcext:value="=&quot;INC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MNM" calcext:value="=&quot;MNM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AMMK" calcext:value="=&quot;AMMK&quot;" calcext:base-cell-address="Master.O4"/>
          </calcext:conditional-format>
          <calcext:conditional-format calcext:target-range-address="Master.O4:Master.R45 Master.O46:Master.P83 Master.Q46:Master.R237 Master.T4:Master.T237">
            <calcext:condition calcext:apply-style-name="AMMK" calcext:value="=&quot;People's Front&quot;" calcext:base-cell-address="Master.O4"/>
          </calcext:conditional-format>
          <calcext:conditional-format calcext:target-range-address="Master.S4:Master.S237">
            <calcext:condition calcext:apply-style-name="Untitled5" calcext:value="contains-text(&quot;AIADMK&quot;)" calcext:base-cell-address="Master.S4"/>
          </calcext:conditional-format>
          <calcext:conditional-format calcext:target-range-address="Master.S4:Master.S237">
            <calcext:condition calcext:apply-style-name="DMDK" calcext:value="contains-text(&quot;DMDK&quot;)" calcext:base-cell-address="Master.S4"/>
          </calcext:conditional-format>
          <calcext:conditional-format calcext:target-range-address="Master.S4:Master.S237">
            <calcext:condition calcext:apply-style-name="MDMK" calcext:value="contains-text(&quot;MDMK&quot;)" calcext:base-cell-address="Master.S4"/>
          </calcext:conditional-format>
          <calcext:conditional-format calcext:target-range-address="Master.S4:Master.S237">
            <calcext:condition calcext:apply-style-name="DMK_New" calcext:value="begins-with(&quot;DMK&quot;)" calcext:base-cell-address="Master.S4"/>
          </calcext:conditional-format>
          <calcext:conditional-format calcext:target-range-address="Master.S4:Master.S237">
            <calcext:condition calcext:apply-style-name="PMK" calcext:value="=&quot;PMK&quot;" calcext:base-cell-address="Master.S4"/>
          </calcext:conditional-format>
          <calcext:conditional-format calcext:target-range-address="Master.S4:Master.S237">
            <calcext:condition calcext:apply-style-name="VCK" calcext:value="=&quot;VCK&quot;" calcext:base-cell-address="Master.S4"/>
          </calcext:conditional-format>
          <calcext:conditional-format calcext:target-range-address="Master.S4:Master.S237">
            <calcext:condition calcext:apply-style-name="CPI" calcext:value="contains-text(&quot;CPI&quot;)" calcext:base-cell-address="Master.S4"/>
          </calcext:conditional-format>
          <calcext:conditional-format calcext:target-range-address="Master.S4:Master.S237">
            <calcext:condition calcext:apply-style-name="NTK" calcext:value="=&quot;NTK&quot;" calcext:base-cell-address="Master.S4"/>
          </calcext:conditional-format>
          <calcext:conditional-format calcext:target-range-address="Master.S4:Master.S237">
            <calcext:condition calcext:apply-style-name="MNK_New" calcext:value="=&quot;MNK&quot;" calcext:base-cell-address="Master.S4"/>
          </calcext:conditional-format>
          <calcext:conditional-format calcext:target-range-address="Master.S4:Master.S237">
            <calcext:condition calcext:apply-style-name="Independant" calcext:value="=&quot;Independant&quot;" calcext:base-cell-address="Master.S4"/>
          </calcext:conditional-format>
          <calcext:conditional-format calcext:target-range-address="Master.S4:Master.S237">
            <calcext:condition calcext:apply-style-name="NOTA" calcext:value="=&quot;NOTA&quot;" calcext:base-cell-address="Master.S4"/>
          </calcext:conditional-format>
          <calcext:conditional-format calcext:target-range-address="Master.S4:Master.S237">
            <calcext:condition calcext:apply-style-name="PFA" calcext:value="=&quot;PFA&quot;" calcext:base-cell-address="Master.S4"/>
          </calcext:conditional-format>
          <calcext:conditional-format calcext:target-range-address="Master.S4:Master.S237">
            <calcext:condition calcext:apply-style-name="Fascists" calcext:value="=&quot;BJP&quot;" calcext:base-cell-address="Master.S4"/>
          </calcext:conditional-format>
          <calcext:conditional-format calcext:target-range-address="Master.S4:Master.S237">
            <calcext:condition calcext:apply-style-name="INC" calcext:value="=&quot;INC&quot;" calcext:base-cell-address="Master.S4"/>
          </calcext:conditional-format>
          <calcext:conditional-format calcext:target-range-address="Master.S4:Master.S237">
            <calcext:condition calcext:apply-style-name="MNM" calcext:value="=&quot;MNM&quot;" calcext:base-cell-address="Master.S4"/>
          </calcext:conditional-format>
          <calcext:conditional-format calcext:target-range-address="Master.S4:Master.S237">
            <calcext:condition calcext:apply-style-name="AMMK" calcext:value="=&quot;AMMK&quot;" calcext:base-cell-address="Master.S4"/>
          </calcext:conditional-format>
          <calcext:conditional-format calcext:target-range-address="Master.S4:Master.S237">
            <calcext:condition calcext:apply-style-name="AMMK" calcext:value="=&quot;People's Front&quot;" calcext:base-cell-address="Master.S4"/>
          </calcext:conditional-format>
          <calcext:conditional-format calcext:target-range-address="Master.O4:Master.T45 Master.O46:Master.P83 Master.Q46:Master.Q237 Master.S46:Master.S83 Master.R46:Master.R237 Master.S84:Master.S237 Master.T46:Master.T237">
            <calcext:condition calcext:apply-style-name="AMMK" calcext:value="=&quot;PF&quot;" calcext:base-cell-address="Master.O4"/>
          </calcext:conditional-format>
          <calcext:conditional-format calcext:target-range-address="Master.O84:Master.P92">
            <calcext:condition calcext:apply-style-name="Untitled5" calcext:value="contains-text(&quot;AIADMK&quot;)" calcext:base-cell-address="Master.O84"/>
          </calcext:conditional-format>
          <calcext:conditional-format calcext:target-range-address="Master.O84:Master.P92">
            <calcext:condition calcext:apply-style-name="DMDK" calcext:value="contains-text(&quot;DMDK&quot;)" calcext:base-cell-address="Master.O84"/>
          </calcext:conditional-format>
          <calcext:conditional-format calcext:target-range-address="Master.O84:Master.P92">
            <calcext:condition calcext:apply-style-name="MDMK" calcext:value="contains-text(&quot;MDMK&quot;)" calcext:base-cell-address="Master.O84"/>
          </calcext:conditional-format>
          <calcext:conditional-format calcext:target-range-address="Master.O84:Master.P92">
            <calcext:condition calcext:apply-style-name="DMK_New" calcext:value="begins-with(&quot;DMK&quot;)" calcext:base-cell-address="Master.O84"/>
          </calcext:conditional-format>
          <calcext:conditional-format calcext:target-range-address="Master.O84:Master.P92">
            <calcext:condition calcext:apply-style-name="PMK" calcext:value="=&quot;PMK&quot;" calcext:base-cell-address="Master.O84"/>
          </calcext:conditional-format>
          <calcext:conditional-format calcext:target-range-address="Master.O84:Master.P92">
            <calcext:condition calcext:apply-style-name="VCK" calcext:value="=&quot;VCK&quot;" calcext:base-cell-address="Master.O84"/>
          </calcext:conditional-format>
          <calcext:conditional-format calcext:target-range-address="Master.O84:Master.P92">
            <calcext:condition calcext:apply-style-name="CPI" calcext:value="contains-text(&quot;CPI&quot;)" calcext:base-cell-address="Master.O84"/>
          </calcext:conditional-format>
          <calcext:conditional-format calcext:target-range-address="Master.O84:Master.P92">
            <calcext:condition calcext:apply-style-name="NTK" calcext:value="=&quot;NTK&quot;" calcext:base-cell-address="Master.O84"/>
          </calcext:conditional-format>
          <calcext:conditional-format calcext:target-range-address="Master.O84:Master.P92">
            <calcext:condition calcext:apply-style-name="MNK_New" calcext:value="=&quot;MNK&quot;" calcext:base-cell-address="Master.O84"/>
          </calcext:conditional-format>
          <calcext:conditional-format calcext:target-range-address="Master.O84:Master.P92">
            <calcext:condition calcext:apply-style-name="Independant" calcext:value="=&quot;Independant&quot;" calcext:base-cell-address="Master.O84"/>
          </calcext:conditional-format>
          <calcext:conditional-format calcext:target-range-address="Master.O84:Master.P92">
            <calcext:condition calcext:apply-style-name="NOTA" calcext:value="=&quot;NOTA&quot;" calcext:base-cell-address="Master.O84"/>
          </calcext:conditional-format>
          <calcext:conditional-format calcext:target-range-address="Master.O84:Master.P92">
            <calcext:condition calcext:apply-style-name="PFA" calcext:value="=&quot;PFA&quot;" calcext:base-cell-address="Master.O84"/>
          </calcext:conditional-format>
          <calcext:conditional-format calcext:target-range-address="Master.O84:Master.P92">
            <calcext:condition calcext:apply-style-name="Fascists" calcext:value="=&quot;BJP&quot;" calcext:base-cell-address="Master.O84"/>
          </calcext:conditional-format>
          <calcext:conditional-format calcext:target-range-address="Master.O84:Master.P92">
            <calcext:condition calcext:apply-style-name="INC" calcext:value="=&quot;INC&quot;" calcext:base-cell-address="Master.O84"/>
          </calcext:conditional-format>
          <calcext:conditional-format calcext:target-range-address="Master.O84:Master.P92">
            <calcext:condition calcext:apply-style-name="MNM" calcext:value="=&quot;MNM&quot;" calcext:base-cell-address="Master.O84"/>
          </calcext:conditional-format>
          <calcext:conditional-format calcext:target-range-address="Master.O84:Master.P92">
            <calcext:condition calcext:apply-style-name="AMMK" calcext:value="=&quot;AMMK&quot;" calcext:base-cell-address="Master.O84"/>
          </calcext:conditional-format>
          <calcext:conditional-format calcext:target-range-address="Master.O84:Master.P92">
            <calcext:condition calcext:apply-style-name="AMMK" calcext:value="=&quot;People's Front&quot;" calcext:base-cell-address="Master.O84"/>
          </calcext:conditional-format>
          <calcext:conditional-format calcext:target-range-address="Master.O84:Master.P92">
            <calcext:condition calcext:apply-style-name="AMMK" calcext:value="=&quot;PF&quot;" calcext:base-cell-address="Master.O84"/>
          </calcext:conditional-format>
          <calcext:conditional-format calcext:target-range-address="Master.O93:Master.P97 Master.O99:Master.P146 Master.P147:Master.P161">
            <calcext:condition calcext:apply-style-name="Untitled5" calcext:value="contains-text(&quot;AIADM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DMDK" calcext:value="contains-text(&quot;DMD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MDMK" calcext:value="contains-text(&quot;MDM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DMK_New" calcext:value="begins-with(&quot;DMK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PMK" calcext:value="=&quot;PM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VCK" calcext:value="=&quot;VC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CPI" calcext:value="contains-text(&quot;CPI&quot;)" calcext:base-cell-address="Master.O93"/>
          </calcext:conditional-format>
          <calcext:conditional-format calcext:target-range-address="Master.O93:Master.P97 Master.O99:Master.P146 Master.P147:Master.P161">
            <calcext:condition calcext:apply-style-name="NTK" calcext:value="=&quot;NT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MNK_New" calcext:value="=&quot;MN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Independant" calcext:value="=&quot;Independant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NOTA" calcext:value="=&quot;NOTA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PFA" calcext:value="=&quot;PFA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Fascists" calcext:value="=&quot;BJP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INC" calcext:value="=&quot;INC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MNM" calcext:value="=&quot;MNM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AMMK" calcext:value="=&quot;AMMK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AMMK" calcext:value="=&quot;People's Front&quot;" calcext:base-cell-address="Master.O93"/>
          </calcext:conditional-format>
          <calcext:conditional-format calcext:target-range-address="Master.O93:Master.P97 Master.O99:Master.P146 Master.P147:Master.P161">
            <calcext:condition calcext:apply-style-name="AMMK" calcext:value="=&quot;PF&quot;" calcext:base-cell-address="Master.O93"/>
          </calcext:conditional-format>
          <calcext:conditional-format calcext:target-range-address="Master.P98:Master.P98">
            <calcext:condition calcext:apply-style-name="Untitled5" calcext:value="contains-text(&quot;AIADMK&quot;)" calcext:base-cell-address="Master.P98"/>
          </calcext:conditional-format>
          <calcext:conditional-format calcext:target-range-address="Master.P98:Master.P98">
            <calcext:condition calcext:apply-style-name="DMDK" calcext:value="contains-text(&quot;DMDK&quot;)" calcext:base-cell-address="Master.P98"/>
          </calcext:conditional-format>
          <calcext:conditional-format calcext:target-range-address="Master.P98:Master.P98">
            <calcext:condition calcext:apply-style-name="MDMK" calcext:value="contains-text(&quot;MDMK&quot;)" calcext:base-cell-address="Master.P98"/>
          </calcext:conditional-format>
          <calcext:conditional-format calcext:target-range-address="Master.P98:Master.P98">
            <calcext:condition calcext:apply-style-name="DMK_New" calcext:value="begins-with(&quot;DMK&quot;)" calcext:base-cell-address="Master.P98"/>
          </calcext:conditional-format>
          <calcext:conditional-format calcext:target-range-address="Master.P98:Master.P98">
            <calcext:condition calcext:apply-style-name="PMK" calcext:value="=&quot;PMK&quot;" calcext:base-cell-address="Master.P98"/>
          </calcext:conditional-format>
          <calcext:conditional-format calcext:target-range-address="Master.P98:Master.P98">
            <calcext:condition calcext:apply-style-name="VCK" calcext:value="=&quot;VCK&quot;" calcext:base-cell-address="Master.P98"/>
          </calcext:conditional-format>
          <calcext:conditional-format calcext:target-range-address="Master.P98:Master.P98">
            <calcext:condition calcext:apply-style-name="CPI" calcext:value="contains-text(&quot;CPI&quot;)" calcext:base-cell-address="Master.P98"/>
          </calcext:conditional-format>
          <calcext:conditional-format calcext:target-range-address="Master.P98:Master.P98">
            <calcext:condition calcext:apply-style-name="NTK" calcext:value="=&quot;NTK&quot;" calcext:base-cell-address="Master.P98"/>
          </calcext:conditional-format>
          <calcext:conditional-format calcext:target-range-address="Master.P98:Master.P98">
            <calcext:condition calcext:apply-style-name="MNK_New" calcext:value="=&quot;MNK&quot;" calcext:base-cell-address="Master.P98"/>
          </calcext:conditional-format>
          <calcext:conditional-format calcext:target-range-address="Master.P98:Master.P98">
            <calcext:condition calcext:apply-style-name="Independant" calcext:value="=&quot;Independant&quot;" calcext:base-cell-address="Master.P98"/>
          </calcext:conditional-format>
          <calcext:conditional-format calcext:target-range-address="Master.P98:Master.P98">
            <calcext:condition calcext:apply-style-name="NOTA" calcext:value="=&quot;NOTA&quot;" calcext:base-cell-address="Master.P98"/>
          </calcext:conditional-format>
          <calcext:conditional-format calcext:target-range-address="Master.P98:Master.P98">
            <calcext:condition calcext:apply-style-name="PFA" calcext:value="=&quot;PFA&quot;" calcext:base-cell-address="Master.P98"/>
          </calcext:conditional-format>
          <calcext:conditional-format calcext:target-range-address="Master.P98:Master.P98">
            <calcext:condition calcext:apply-style-name="Fascists" calcext:value="=&quot;BJP&quot;" calcext:base-cell-address="Master.P98"/>
          </calcext:conditional-format>
          <calcext:conditional-format calcext:target-range-address="Master.P98:Master.P98">
            <calcext:condition calcext:apply-style-name="INC" calcext:value="=&quot;INC&quot;" calcext:base-cell-address="Master.P98"/>
          </calcext:conditional-format>
          <calcext:conditional-format calcext:target-range-address="Master.P98:Master.P98">
            <calcext:condition calcext:apply-style-name="MNM" calcext:value="=&quot;MNM&quot;" calcext:base-cell-address="Master.P98"/>
          </calcext:conditional-format>
          <calcext:conditional-format calcext:target-range-address="Master.P98:Master.P98">
            <calcext:condition calcext:apply-style-name="AMMK" calcext:value="=&quot;AMMK&quot;" calcext:base-cell-address="Master.P98"/>
          </calcext:conditional-format>
          <calcext:conditional-format calcext:target-range-address="Master.P98:Master.P98">
            <calcext:condition calcext:apply-style-name="AMMK" calcext:value="=&quot;People's Front&quot;" calcext:base-cell-address="Master.P98"/>
          </calcext:conditional-format>
          <calcext:conditional-format calcext:target-range-address="Master.P98:Master.P98">
            <calcext:condition calcext:apply-style-name="AMMK" calcext:value="=&quot;PF&quot;" calcext:base-cell-address="Master.P98"/>
          </calcext:conditional-format>
          <calcext:conditional-format calcext:target-range-address="Master.O98:Master.O98">
            <calcext:condition calcext:apply-style-name="Untitled5" calcext:value="contains-text(&quot;AIADMK&quot;)" calcext:base-cell-address="Master.O98"/>
          </calcext:conditional-format>
          <calcext:conditional-format calcext:target-range-address="Master.O98:Master.O98">
            <calcext:condition calcext:apply-style-name="DMDK" calcext:value="contains-text(&quot;DMDK&quot;)" calcext:base-cell-address="Master.O98"/>
          </calcext:conditional-format>
          <calcext:conditional-format calcext:target-range-address="Master.O98:Master.O98">
            <calcext:condition calcext:apply-style-name="MDMK" calcext:value="contains-text(&quot;MDMK&quot;)" calcext:base-cell-address="Master.O98"/>
          </calcext:conditional-format>
          <calcext:conditional-format calcext:target-range-address="Master.O98:Master.O98">
            <calcext:condition calcext:apply-style-name="DMK_New" calcext:value="begins-with(&quot;DMK&quot;)" calcext:base-cell-address="Master.O98"/>
          </calcext:conditional-format>
          <calcext:conditional-format calcext:target-range-address="Master.O98:Master.O98">
            <calcext:condition calcext:apply-style-name="PMK" calcext:value="=&quot;PMK&quot;" calcext:base-cell-address="Master.O98"/>
          </calcext:conditional-format>
          <calcext:conditional-format calcext:target-range-address="Master.O98:Master.O98">
            <calcext:condition calcext:apply-style-name="VCK" calcext:value="=&quot;VCK&quot;" calcext:base-cell-address="Master.O98"/>
          </calcext:conditional-format>
          <calcext:conditional-format calcext:target-range-address="Master.O98:Master.O98">
            <calcext:condition calcext:apply-style-name="CPI" calcext:value="contains-text(&quot;CPI&quot;)" calcext:base-cell-address="Master.O98"/>
          </calcext:conditional-format>
          <calcext:conditional-format calcext:target-range-address="Master.O98:Master.O98">
            <calcext:condition calcext:apply-style-name="NTK" calcext:value="=&quot;NTK&quot;" calcext:base-cell-address="Master.O98"/>
          </calcext:conditional-format>
          <calcext:conditional-format calcext:target-range-address="Master.O98:Master.O98">
            <calcext:condition calcext:apply-style-name="MNK_New" calcext:value="=&quot;MNK&quot;" calcext:base-cell-address="Master.O98"/>
          </calcext:conditional-format>
          <calcext:conditional-format calcext:target-range-address="Master.O98:Master.O98">
            <calcext:condition calcext:apply-style-name="Independant" calcext:value="=&quot;Independant&quot;" calcext:base-cell-address="Master.O98"/>
          </calcext:conditional-format>
          <calcext:conditional-format calcext:target-range-address="Master.O98:Master.O98">
            <calcext:condition calcext:apply-style-name="NOTA" calcext:value="=&quot;NOTA&quot;" calcext:base-cell-address="Master.O98"/>
          </calcext:conditional-format>
          <calcext:conditional-format calcext:target-range-address="Master.O98:Master.O98">
            <calcext:condition calcext:apply-style-name="PFA" calcext:value="=&quot;PFA&quot;" calcext:base-cell-address="Master.O98"/>
          </calcext:conditional-format>
          <calcext:conditional-format calcext:target-range-address="Master.O98:Master.O98">
            <calcext:condition calcext:apply-style-name="Fascists" calcext:value="=&quot;BJP&quot;" calcext:base-cell-address="Master.O98"/>
          </calcext:conditional-format>
          <calcext:conditional-format calcext:target-range-address="Master.O98:Master.O98">
            <calcext:condition calcext:apply-style-name="INC" calcext:value="=&quot;INC&quot;" calcext:base-cell-address="Master.O98"/>
          </calcext:conditional-format>
          <calcext:conditional-format calcext:target-range-address="Master.O98:Master.O98">
            <calcext:condition calcext:apply-style-name="MNM" calcext:value="=&quot;MNM&quot;" calcext:base-cell-address="Master.O98"/>
          </calcext:conditional-format>
          <calcext:conditional-format calcext:target-range-address="Master.O98:Master.O98">
            <calcext:condition calcext:apply-style-name="AMMK" calcext:value="=&quot;AMMK&quot;" calcext:base-cell-address="Master.O98"/>
          </calcext:conditional-format>
          <calcext:conditional-format calcext:target-range-address="Master.O98:Master.O98">
            <calcext:condition calcext:apply-style-name="AMMK" calcext:value="=&quot;People's Front&quot;" calcext:base-cell-address="Master.O98"/>
          </calcext:conditional-format>
          <calcext:conditional-format calcext:target-range-address="Master.O98:Master.O98">
            <calcext:condition calcext:apply-style-name="AMMK" calcext:value="=&quot;PF&quot;" calcext:base-cell-address="Master.O98"/>
          </calcext:conditional-format>
          <calcext:conditional-format calcext:target-range-address="Master.O162:Master.O162">
            <calcext:condition calcext:apply-style-name="Untitled5" calcext:value="contains-text(&quot;AIADMK&quot;)" calcext:base-cell-address="Master.O162"/>
          </calcext:conditional-format>
          <calcext:conditional-format calcext:target-range-address="Master.O162:Master.O162">
            <calcext:condition calcext:apply-style-name="DMDK" calcext:value="contains-text(&quot;DMDK&quot;)" calcext:base-cell-address="Master.O162"/>
          </calcext:conditional-format>
          <calcext:conditional-format calcext:target-range-address="Master.O162:Master.O162">
            <calcext:condition calcext:apply-style-name="MDMK" calcext:value="contains-text(&quot;MDMK&quot;)" calcext:base-cell-address="Master.O162"/>
          </calcext:conditional-format>
          <calcext:conditional-format calcext:target-range-address="Master.O162:Master.O162">
            <calcext:condition calcext:apply-style-name="DMK_New" calcext:value="begins-with(&quot;DMK&quot;)" calcext:base-cell-address="Master.O162"/>
          </calcext:conditional-format>
          <calcext:conditional-format calcext:target-range-address="Master.O162:Master.O162">
            <calcext:condition calcext:apply-style-name="PMK" calcext:value="=&quot;PMK&quot;" calcext:base-cell-address="Master.O162"/>
          </calcext:conditional-format>
          <calcext:conditional-format calcext:target-range-address="Master.O162:Master.O162">
            <calcext:condition calcext:apply-style-name="VCK" calcext:value="=&quot;VCK&quot;" calcext:base-cell-address="Master.O162"/>
          </calcext:conditional-format>
          <calcext:conditional-format calcext:target-range-address="Master.O162:Master.O162">
            <calcext:condition calcext:apply-style-name="CPI" calcext:value="contains-text(&quot;CPI&quot;)" calcext:base-cell-address="Master.O162"/>
          </calcext:conditional-format>
          <calcext:conditional-format calcext:target-range-address="Master.O162:Master.O162">
            <calcext:condition calcext:apply-style-name="NTK" calcext:value="=&quot;NTK&quot;" calcext:base-cell-address="Master.O162"/>
          </calcext:conditional-format>
          <calcext:conditional-format calcext:target-range-address="Master.O162:Master.O162">
            <calcext:condition calcext:apply-style-name="MNK_New" calcext:value="=&quot;MNK&quot;" calcext:base-cell-address="Master.O162"/>
          </calcext:conditional-format>
          <calcext:conditional-format calcext:target-range-address="Master.O162:Master.O162">
            <calcext:condition calcext:apply-style-name="Independant" calcext:value="=&quot;Independant&quot;" calcext:base-cell-address="Master.O162"/>
          </calcext:conditional-format>
          <calcext:conditional-format calcext:target-range-address="Master.O162:Master.O162">
            <calcext:condition calcext:apply-style-name="NOTA" calcext:value="=&quot;NOTA&quot;" calcext:base-cell-address="Master.O162"/>
          </calcext:conditional-format>
          <calcext:conditional-format calcext:target-range-address="Master.O162:Master.O162">
            <calcext:condition calcext:apply-style-name="PFA" calcext:value="=&quot;PFA&quot;" calcext:base-cell-address="Master.O162"/>
          </calcext:conditional-format>
          <calcext:conditional-format calcext:target-range-address="Master.O162:Master.O162">
            <calcext:condition calcext:apply-style-name="Fascists" calcext:value="=&quot;BJP&quot;" calcext:base-cell-address="Master.O162"/>
          </calcext:conditional-format>
          <calcext:conditional-format calcext:target-range-address="Master.O162:Master.O162">
            <calcext:condition calcext:apply-style-name="INC" calcext:value="=&quot;INC&quot;" calcext:base-cell-address="Master.O162"/>
          </calcext:conditional-format>
          <calcext:conditional-format calcext:target-range-address="Master.O162:Master.O162">
            <calcext:condition calcext:apply-style-name="MNM" calcext:value="=&quot;MNM&quot;" calcext:base-cell-address="Master.O162"/>
          </calcext:conditional-format>
          <calcext:conditional-format calcext:target-range-address="Master.O162:Master.O162">
            <calcext:condition calcext:apply-style-name="AMMK" calcext:value="=&quot;AMMK&quot;" calcext:base-cell-address="Master.O162"/>
          </calcext:conditional-format>
          <calcext:conditional-format calcext:target-range-address="Master.O162:Master.O162">
            <calcext:condition calcext:apply-style-name="AMMK" calcext:value="=&quot;People's Front&quot;" calcext:base-cell-address="Master.O162"/>
          </calcext:conditional-format>
          <calcext:conditional-format calcext:target-range-address="Master.O162:Master.O162">
            <calcext:condition calcext:apply-style-name="AMMK" calcext:value="=&quot;PF&quot;" calcext:base-cell-address="Master.O162"/>
          </calcext:conditional-format>
          <calcext:conditional-format calcext:target-range-address="Master.O147:Master.O161">
            <calcext:condition calcext:apply-style-name="Untitled5" calcext:value="contains-text(&quot;AIADMK&quot;)" calcext:base-cell-address="Master.O147"/>
          </calcext:conditional-format>
          <calcext:conditional-format calcext:target-range-address="Master.O147:Master.O161">
            <calcext:condition calcext:apply-style-name="DMDK" calcext:value="contains-text(&quot;DMDK&quot;)" calcext:base-cell-address="Master.O147"/>
          </calcext:conditional-format>
          <calcext:conditional-format calcext:target-range-address="Master.O147:Master.O161">
            <calcext:condition calcext:apply-style-name="MDMK" calcext:value="contains-text(&quot;MDMK&quot;)" calcext:base-cell-address="Master.O147"/>
          </calcext:conditional-format>
          <calcext:conditional-format calcext:target-range-address="Master.O147:Master.O161">
            <calcext:condition calcext:apply-style-name="DMK_New" calcext:value="begins-with(&quot;DMK&quot;)" calcext:base-cell-address="Master.O147"/>
          </calcext:conditional-format>
          <calcext:conditional-format calcext:target-range-address="Master.O147:Master.O161">
            <calcext:condition calcext:apply-style-name="PMK" calcext:value="=&quot;PMK&quot;" calcext:base-cell-address="Master.O147"/>
          </calcext:conditional-format>
          <calcext:conditional-format calcext:target-range-address="Master.O147:Master.O161">
            <calcext:condition calcext:apply-style-name="VCK" calcext:value="=&quot;VCK&quot;" calcext:base-cell-address="Master.O147"/>
          </calcext:conditional-format>
          <calcext:conditional-format calcext:target-range-address="Master.O147:Master.O161">
            <calcext:condition calcext:apply-style-name="CPI" calcext:value="contains-text(&quot;CPI&quot;)" calcext:base-cell-address="Master.O147"/>
          </calcext:conditional-format>
          <calcext:conditional-format calcext:target-range-address="Master.O147:Master.O161">
            <calcext:condition calcext:apply-style-name="NTK" calcext:value="=&quot;NTK&quot;" calcext:base-cell-address="Master.O147"/>
          </calcext:conditional-format>
          <calcext:conditional-format calcext:target-range-address="Master.O147:Master.O161">
            <calcext:condition calcext:apply-style-name="MNK_New" calcext:value="=&quot;MNK&quot;" calcext:base-cell-address="Master.O147"/>
          </calcext:conditional-format>
          <calcext:conditional-format calcext:target-range-address="Master.O147:Master.O161">
            <calcext:condition calcext:apply-style-name="Independant" calcext:value="=&quot;Independant&quot;" calcext:base-cell-address="Master.O147"/>
          </calcext:conditional-format>
          <calcext:conditional-format calcext:target-range-address="Master.O147:Master.O161">
            <calcext:condition calcext:apply-style-name="NOTA" calcext:value="=&quot;NOTA&quot;" calcext:base-cell-address="Master.O147"/>
          </calcext:conditional-format>
          <calcext:conditional-format calcext:target-range-address="Master.O147:Master.O161">
            <calcext:condition calcext:apply-style-name="PFA" calcext:value="=&quot;PFA&quot;" calcext:base-cell-address="Master.O147"/>
          </calcext:conditional-format>
          <calcext:conditional-format calcext:target-range-address="Master.O147:Master.O161">
            <calcext:condition calcext:apply-style-name="Fascists" calcext:value="=&quot;BJP&quot;" calcext:base-cell-address="Master.O147"/>
          </calcext:conditional-format>
          <calcext:conditional-format calcext:target-range-address="Master.O147:Master.O161">
            <calcext:condition calcext:apply-style-name="INC" calcext:value="=&quot;INC&quot;" calcext:base-cell-address="Master.O147"/>
          </calcext:conditional-format>
          <calcext:conditional-format calcext:target-range-address="Master.O147:Master.O161">
            <calcext:condition calcext:apply-style-name="MNM" calcext:value="=&quot;MNM&quot;" calcext:base-cell-address="Master.O147"/>
          </calcext:conditional-format>
          <calcext:conditional-format calcext:target-range-address="Master.O147:Master.O161">
            <calcext:condition calcext:apply-style-name="AMMK" calcext:value="=&quot;AMMK&quot;" calcext:base-cell-address="Master.O147"/>
          </calcext:conditional-format>
          <calcext:conditional-format calcext:target-range-address="Master.O147:Master.O161">
            <calcext:condition calcext:apply-style-name="AMMK" calcext:value="=&quot;People's Front&quot;" calcext:base-cell-address="Master.O147"/>
          </calcext:conditional-format>
          <calcext:conditional-format calcext:target-range-address="Master.O147:Master.O161">
            <calcext:condition calcext:apply-style-name="AMMK" calcext:value="=&quot;PF&quot;" calcext:base-cell-address="Master.O147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Untitled5" calcext:value="contains-text(&quot;AIADMK&quot;)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DMDK" calcext:value="contains-text(&quot;DMDK&quot;)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MDMK" calcext:value="contains-text(&quot;MDMK&quot;)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DMK_New" calcext:value="begins-with(&quot;DMK&quot;)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PMK" calcext:value="=&quot;PMK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VCK" calcext:value="=&quot;VCK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CPI" calcext:value="contains-text(&quot;CPI&quot;)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NTK" calcext:value="=&quot;NTK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MNK_New" calcext:value="=&quot;MNK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Independant" calcext:value="=&quot;Independant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NOTA" calcext:value="=&quot;NOTA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PFA" calcext:value="=&quot;PFA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Fascists" calcext:value="=&quot;BJP&quot;" calcext:base-cell-address="Master.AA4"/>
          </calcext:conditional-format>
          <calcext:conditional-format calcext:target-range-address="Master.AA99:Master.AC140 Master.AT61:Master.AT140 Master.AF99:Master.AH138 Master.AF139:Master.AH14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O101:Master.AR101 Master.AP100:Master.AR100 Master.AO108:Master.AR109 Master.AP102:Master.AR107 Master.AO111:Master.AR111 Master.AP110:Master.AR110 Master.AP112:Master.AR114 Master.AO122:Master.AR122 Master.AP118:Master.AR121 Master.AO133:Master.AR134 Master.AP131:Master.AR132 Master.AP138:Master.AR140 Master.AJ100:Master.AM140 Master.AB61:Master.AC78 Master.AQ61:Master.AR62 Master.AF61:Master.AH61 Master.AF63:Master.AH83 Master.AK4:Master.AK8 Master.AK11:Master.AK12 Master.AK19:Master.AK19 Master.AK22:Master.AK25 Master.AK29:Master.AK32 Master.AK35:Master.AK36 Master.AK38:Master.AK42 Master.AK47:Master.AK49 Master.AK51:Master.AK57 Master.AK60:Master.AK60 Master.AO61:Master.AO63 Master.AO64:Master.AR66 Master.AO67:Master.AO68 Master.AQ68:Master.AR68 Master.AO71:Master.AR71 Master.AO70:Master.AO70 Master.AQ70:Master.AR70 Master.AO72:Master.AO76 Master.AQ72:Master.AR75 Master.AO82:Master.AR82 Master.AO79:Master.AO79 Master.AQ78:Master.AR79 Master.AO83:Master.AO83 Master.AQ83:Master.AR83 Master.AB79:Master.AC83 Master.AE70:Master.AE84 Master.AE107:Master.AE150 Master.AE61:Master.AE68 Master.AE99:Master.AE105 Master.AE152:Master.AE153 Master.AE179:Master.AE180 Master.AJ45:Master.AJ68 Master.AJ72:Master.AJ99 Master.AJ141:Master.AJ141 Master.AJ143:Master.AJ151 Master.AJ153:Master.AJ154 Master.AJ156:Master.AJ156 Master.AJ158:Master.AJ165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0 Master.AP63:Master.AR63 Master.AP67:Master.AR67 Master.AO69:Master.AR69 Master.AP76:Master.AR76 Master.AO77:Master.AR77 Master.AO78:Master.AO78 Master.AO80:Master.AR81 Master.AO84:Master.AO86 Master.AO88:Master.AO88 Master.AO90:Master.AO92 Master.AO99:Master.AR99 Master.AO103:Master.AO104 Master.AO106:Master.AO107 Master.AO112:Master.AO112 Master.AO114:Master.AO114 Master.AO115:Master.AR117 Master.AO118:Master.AO118 Master.AO120:Master.AO121 Master.AO123:Master.AR130 Master.AO131:Master.AO131 Master.AO135:Master.AR137 Master.AO138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K61:Master.AM68 Master.AJ69:Master.AM71 Master.AK72:Master.AM83 Master.AK99:Master.AM99 Master.AJ5:Master.AJ42 Master.AJ43:Master.AK44 Master.AO42:Master.AO47">
            <calcext:condition calcext:apply-style-name="INC" calcext:value="=&quot;INC&quot;" calcext:base-cell-address="Master.AA4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Untitled5" calcext:value="contains-text(&quot;AIADM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DMDK" calcext:value="contains-text(&quot;DMD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MDMK" calcext:value="contains-text(&quot;MDM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DMK_New" calcext:value="begins-with(&quot;DM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PMK" calcext:value="=&quot;PM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VCK" calcext:value="=&quot;VC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CPI" calcext:value="contains-text(&quot;CPI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NTK" calcext:value="=&quot;NT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MNK_New" calcext:value="=&quot;MN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Independant" calcext:value="=&quot;Independant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NOTA" calcext:value="=&quot;NOTA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People's Front" calcext:value="=&quot;People's Front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PFA" calcext:value="=&quot;PFA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Fascists" calcext:value="=&quot;BJP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INC" calcext:value="=&quot;INC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Untitled5" calcext:value="contains-text(&quot;AIADM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DMDK" calcext:value="contains-text(&quot;DMD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MDMK" calcext:value="contains-text(&quot;MDM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DMK_New" calcext:value="begins-with(&quot;DMK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PMK" calcext:value="=&quot;PM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VCK" calcext:value="=&quot;VC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CPI" calcext:value="contains-text(&quot;CPI&quot;)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NTK" calcext:value="=&quot;NT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MNK_New" calcext:value="=&quot;MNK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Independant" calcext:value="=&quot;Independant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NOTA" calcext:value="=&quot;NOTA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People's Front" calcext:value="=&quot;People's Front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PFA" calcext:value="=&quot;PFA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Fascists" calcext:value="=&quot;BJP&quot;" calcext:base-cell-address="Master.AJ61"/>
          </calcext:conditional-format>
          <calcext:conditional-format calcext:target-range-address="Master.AJ79:Master.AJ83 Master.AJ61:Master.AJ62 Master.AJ65:Master.AJ65 Master.AJ67:Master.AJ68 Master.AJ70:Master.AJ70 Master.AJ72:Master.AJ72 Master.AJ75:Master.AJ76">
            <calcext:condition calcext:apply-style-name="INC" calcext:value="=&quot;INC&quot;" calcext:base-cell-address="Master.AJ61"/>
          </calcext:conditional-format>
          <calcext:conditional-format calcext:target-range-address="Master.AT64:Master.AT64 Master.AT84:Master.AT92 Master.AE139:Master.AE15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T93:Master.AT93 Master.AT101:Master.AT101 Master.AT140:Master.AT140 Master.AJ164:Master.AJ165 Master.AT61:Master.AT62 Master.AT66:Master.AT66 Master.AT65:Master.AT65 Master.AT69:Master.AT69 Master.AT68:Master.AT68 Master.AT71:Master.AT71 Master.AT70:Master.AT70 Master.AT77:Master.AT77 Master.AT72:Master.AT75 Master.AT82:Master.AT82 Master.AT78:Master.AT79 Master.AT83:Master.AT83 Master.AT99:Master.AT99 Master.AT94:Master.AT98 Master.AK100:Master.AM100 Master.AT100:Master.AT100 Master.AT108:Master.AT109 Master.AJ104:Master.AM104 Master.AT102:Master.AT107 Master.AT111:Master.AT111 Master.AT110:Master.AT110 Master.AT112:Master.AT114 Master.AT126:Master.AT126 Master.AK119:Master.AM125 Master.AT131:Master.AT131 Master.AT129:Master.AT130 Master.AT133:Master.AT133 Master.AT132:Master.AT132 Master.AT135:Master.AT135 Master.AT134:Master.AT134 Master.AT138:Master.AT138 Master.AK136:Master.AM137 Master.AT136:Master.AT136 Master.AJ140:Master.AM140 Master.AT139:Master.AT139 Master.AE62:Master.AE62 Master.AJ61:Master.AM61 Master.AJ62:Master.AM62 Master.AJ65:Master.AK65 Master.AK4:Master.AK8 Master.AK11:Master.AK12 Master.AK19:Master.AK19 Master.AK22:Master.AK25 Master.AK29:Master.AK32 Master.AK35:Master.AK36 Master.AK38:Master.AK44 Master.AK47:Master.AK49 Master.AK51:Master.AK57 Master.AK60:Master.AK60 Master.AO68:Master.AO68 Master.AL70:Master.AM70 Master.AO79:Master.AO79 Master.AL72:Master.AM83 Master.AJ79:Master.AK83 Master.AE79:Master.AE84 Master.AJ70:Master.AK70 Master.AE152:Master.AE153 Master.AE179:Master.AE180 Master.AJ67:Master.AK68 Master.AE63:Master.AH68 Master.AK66:Master.AK66 Master.AF69:Master.AH69 Master.AJ72:Master.AK72 Master.AJ75:Master.AK76 Master.AK73:Master.AK74 Master.AK78:Master.AK78 Master.AE70:Master.AH78 Master.AK77:Master.AK77 Master.AK102:Master.AM103 Master.AE99:Master.AH105 Master.AK105:Master.AM105 Master.AT115:Master.AT115 Master.AT125:Master.AT125 Master.AT128:Master.AT128 Master.AT127:Master.AT127 Master.AK129:Master.AM134 Master.AT137:Master.AT137 Master.AF139:Master.AH140 Master.AK139:Master.AM139 Master.AK63:Master.AM64 Master.AT63:Master.AT63 Master.AL65:Master.AM68 Master.AT67:Master.AT67 Master.AK69:Master.AM69 Master.AO72:Master.AO72 Master.AO75:Master.AO75 Master.AT76:Master.AT76 Master.AT80:Master.AT81 Master.AJ99:Master.AM99 Master.AJ106:Master.AM112 Master.AK113:Master.AM116 Master.AT116:Master.AT124 Master.AJ117:Master.AM118 Master.AJ126:Master.AM126 Master.AK127:Master.AM127 Master.AJ138:Master.AM138 Master.AB61:Master.AC83 Master.AA99:Master.AC140 Master.AE107:Master.AH138 Master.AE61:Master.AH61 Master.AF79:Master.AH83 Master.AF106:Master.AH106 Master.AJ101:Master.AM101 Master.AK71:Master.AM71 Master.AJ135:Master.AM135 Master.AJ128:Master.AM128 Master.AO64:Master.AR64 Master.AO101:Master.AR101 Master.AQ61:Master.AR62 Master.AO66:Master.AR66 Master.AQ65:Master.AR65 Master.AP69:Master.AR69 Master.AQ68:Master.AR68 Master.AO71:Master.AR71 Master.AQ70:Master.AR70 Master.AP76:Master.AR77 Master.AQ72:Master.AR75 Master.AO82:Master.AR82 Master.AQ78:Master.AR79 Master.AQ83:Master.AR83 Master.AP99:Master.AR100 Master.AO108:Master.AR109 Master.AP102:Master.AR107 Master.AO111:Master.AR111 Master.AP110:Master.AR110 Master.AP112:Master.AR114 Master.AP116:Master.AR127 Master.AP129:Master.AR134 Master.AO135:Master.AR135 Master.AP136:Master.AR140 Master.AO115:Master.AR115 Master.AO128:Master.AR128 Master.AP63:Master.AR63 Master.AP67:Master.AR67 Master.AP80:Master.AR81">
            <calcext:condition calcext:apply-style-name="MNM" calcext:value="=&quot;MNM&quot;" calcext:base-cell-address="Master.AA4"/>
          </calcext:conditional-format>
          <calcext:conditional-format calcext:target-range-address="Master.AT64:Master.AT64 Master.AT84:Master.AT92 Master.AE139:Master.AE15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T93:Master.AT93 Master.AT101:Master.AT101 Master.AT140:Master.AT140 Master.AJ164:Master.AJ165 Master.AT61:Master.AT62 Master.AT66:Master.AT66 Master.AT65:Master.AT65 Master.AT69:Master.AT69 Master.AT68:Master.AT68 Master.AT71:Master.AT71 Master.AT70:Master.AT70 Master.AT77:Master.AT77 Master.AT72:Master.AT75 Master.AT82:Master.AT82 Master.AT78:Master.AT79 Master.AT83:Master.AT83 Master.AT99:Master.AT99 Master.AT94:Master.AT98 Master.AK100:Master.AM100 Master.AT100:Master.AT100 Master.AT108:Master.AT109 Master.AJ104:Master.AM104 Master.AT102:Master.AT107 Master.AT111:Master.AT111 Master.AT110:Master.AT110 Master.AT112:Master.AT114 Master.AT126:Master.AT126 Master.AK119:Master.AM125 Master.AT131:Master.AT131 Master.AT129:Master.AT130 Master.AT133:Master.AT133 Master.AT132:Master.AT132 Master.AT135:Master.AT135 Master.AT134:Master.AT134 Master.AT138:Master.AT138 Master.AK136:Master.AM137 Master.AT136:Master.AT136 Master.AJ140:Master.AM140 Master.AT139:Master.AT139 Master.AE62:Master.AE62 Master.AJ61:Master.AM61 Master.AJ62:Master.AM62 Master.AJ65:Master.AK65 Master.AK4:Master.AK8 Master.AK11:Master.AK12 Master.AK19:Master.AK19 Master.AK22:Master.AK25 Master.AK29:Master.AK32 Master.AK35:Master.AK36 Master.AK38:Master.AK44 Master.AK47:Master.AK49 Master.AK51:Master.AK57 Master.AK60:Master.AK60 Master.AO68:Master.AO68 Master.AL70:Master.AM70 Master.AO79:Master.AO79 Master.AL72:Master.AM83 Master.AJ79:Master.AK83 Master.AE79:Master.AE84 Master.AJ70:Master.AK70 Master.AE152:Master.AE153 Master.AE179:Master.AE180 Master.AJ67:Master.AK68 Master.AE63:Master.AH68 Master.AK66:Master.AK66 Master.AF69:Master.AH69 Master.AJ72:Master.AK72 Master.AJ75:Master.AK76 Master.AK73:Master.AK74 Master.AK78:Master.AK78 Master.AE70:Master.AH78 Master.AK77:Master.AK77 Master.AK102:Master.AM103 Master.AE99:Master.AH105 Master.AK105:Master.AM105 Master.AT115:Master.AT115 Master.AT125:Master.AT125 Master.AT128:Master.AT128 Master.AT127:Master.AT127 Master.AK129:Master.AM134 Master.AT137:Master.AT137 Master.AF139:Master.AH140 Master.AK139:Master.AM139 Master.AK63:Master.AM64 Master.AT63:Master.AT63 Master.AL65:Master.AM68 Master.AT67:Master.AT67 Master.AK69:Master.AM69 Master.AO72:Master.AO72 Master.AO75:Master.AO75 Master.AT76:Master.AT76 Master.AT80:Master.AT81 Master.AJ99:Master.AM99 Master.AJ106:Master.AM112 Master.AK113:Master.AM116 Master.AT116:Master.AT124 Master.AJ117:Master.AM118 Master.AJ126:Master.AM126 Master.AK127:Master.AM127 Master.AJ138:Master.AM138 Master.AB61:Master.AC83 Master.AA99:Master.AC140 Master.AE107:Master.AH138 Master.AE61:Master.AH61 Master.AF79:Master.AH83 Master.AF106:Master.AH106 Master.AJ101:Master.AM101 Master.AK71:Master.AM71 Master.AJ135:Master.AM135 Master.AJ128:Master.AM128 Master.AO64:Master.AR64 Master.AO101:Master.AR101 Master.AQ61:Master.AR62 Master.AO66:Master.AR66 Master.AQ65:Master.AR65 Master.AP69:Master.AR69 Master.AQ68:Master.AR68 Master.AO71:Master.AR71 Master.AQ70:Master.AR70 Master.AP76:Master.AR77 Master.AQ72:Master.AR75 Master.AO82:Master.AR82 Master.AQ78:Master.AR79 Master.AQ83:Master.AR83 Master.AP99:Master.AR100 Master.AO108:Master.AR109 Master.AP102:Master.AR107 Master.AO111:Master.AR111 Master.AP110:Master.AR110 Master.AP112:Master.AR114 Master.AP116:Master.AR127 Master.AP129:Master.AR134 Master.AO135:Master.AR135 Master.AP136:Master.AR140 Master.AO115:Master.AR115 Master.AO128:Master.AR128 Master.AP63:Master.AR63 Master.AP67:Master.AR67 Master.AP80:Master.AR81">
            <calcext:condition calcext:apply-style-name="AMMK" calcext:value="=&quot;AMMK&quot;" calcext:base-cell-address="Master.AA4"/>
          </calcext:conditional-format>
          <calcext:conditional-format calcext:target-range-address="Master.AT64:Master.AT64 Master.AT84:Master.AT92 Master.AE139:Master.AE15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T93:Master.AT93 Master.AT101:Master.AT101 Master.AT140:Master.AT140 Master.AJ164:Master.AJ165 Master.AT61:Master.AT62 Master.AT66:Master.AT66 Master.AT65:Master.AT65 Master.AT69:Master.AT69 Master.AT68:Master.AT68 Master.AT71:Master.AT71 Master.AT70:Master.AT70 Master.AT77:Master.AT77 Master.AT72:Master.AT75 Master.AT82:Master.AT82 Master.AT78:Master.AT79 Master.AT83:Master.AT83 Master.AT99:Master.AT99 Master.AT94:Master.AT98 Master.AK100:Master.AM100 Master.AT100:Master.AT100 Master.AT108:Master.AT109 Master.AJ104:Master.AM104 Master.AT102:Master.AT107 Master.AT111:Master.AT111 Master.AT110:Master.AT110 Master.AT112:Master.AT114 Master.AT126:Master.AT126 Master.AK119:Master.AM125 Master.AT131:Master.AT131 Master.AT129:Master.AT130 Master.AT133:Master.AT133 Master.AT132:Master.AT132 Master.AT135:Master.AT135 Master.AT134:Master.AT134 Master.AT138:Master.AT138 Master.AK136:Master.AM137 Master.AT136:Master.AT136 Master.AJ140:Master.AM140 Master.AT139:Master.AT139 Master.AE62:Master.AE62 Master.AJ61:Master.AM61 Master.AJ62:Master.AM62 Master.AJ65:Master.AK65 Master.AK4:Master.AK8 Master.AK11:Master.AK12 Master.AK19:Master.AK19 Master.AK22:Master.AK25 Master.AK29:Master.AK32 Master.AK35:Master.AK36 Master.AK38:Master.AK44 Master.AK47:Master.AK49 Master.AK51:Master.AK57 Master.AK60:Master.AK60 Master.AO68:Master.AO68 Master.AL70:Master.AM70 Master.AO79:Master.AO79 Master.AL72:Master.AM83 Master.AJ79:Master.AK83 Master.AE79:Master.AE84 Master.AJ70:Master.AK70 Master.AE152:Master.AE153 Master.AE179:Master.AE180 Master.AJ67:Master.AK68 Master.AE63:Master.AH68 Master.AK66:Master.AK66 Master.AF69:Master.AH69 Master.AJ72:Master.AK72 Master.AJ75:Master.AK76 Master.AK73:Master.AK74 Master.AK78:Master.AK78 Master.AE70:Master.AH78 Master.AK77:Master.AK77 Master.AK102:Master.AM103 Master.AE99:Master.AH105 Master.AK105:Master.AM105 Master.AT115:Master.AT115 Master.AT125:Master.AT125 Master.AT128:Master.AT128 Master.AT127:Master.AT127 Master.AK129:Master.AM134 Master.AT137:Master.AT137 Master.AF139:Master.AH140 Master.AK139:Master.AM139 Master.AK63:Master.AM64 Master.AT63:Master.AT63 Master.AL65:Master.AM68 Master.AT67:Master.AT67 Master.AK69:Master.AM69 Master.AO72:Master.AO72 Master.AO75:Master.AO75 Master.AT76:Master.AT76 Master.AT80:Master.AT81 Master.AJ99:Master.AM99 Master.AJ106:Master.AM112 Master.AK113:Master.AM116 Master.AT116:Master.AT124 Master.AJ117:Master.AM118 Master.AJ126:Master.AM126 Master.AK127:Master.AM127 Master.AJ138:Master.AM138 Master.AB61:Master.AC83 Master.AA99:Master.AC140 Master.AE107:Master.AH138 Master.AE61:Master.AH61 Master.AF79:Master.AH83 Master.AF106:Master.AH106 Master.AJ101:Master.AM101 Master.AK71:Master.AM71 Master.AJ135:Master.AM135 Master.AJ128:Master.AM128 Master.AO64:Master.AR64 Master.AO101:Master.AR101 Master.AQ61:Master.AR62 Master.AO66:Master.AR66 Master.AQ65:Master.AR65 Master.AP69:Master.AR69 Master.AQ68:Master.AR68 Master.AO71:Master.AR71 Master.AQ70:Master.AR70 Master.AP76:Master.AR77 Master.AQ72:Master.AR75 Master.AO82:Master.AR82 Master.AQ78:Master.AR79 Master.AQ83:Master.AR83 Master.AP99:Master.AR100 Master.AO108:Master.AR109 Master.AP102:Master.AR107 Master.AO111:Master.AR111 Master.AP110:Master.AR110 Master.AP112:Master.AR114 Master.AP116:Master.AR127 Master.AP129:Master.AR134 Master.AO135:Master.AR135 Master.AP136:Master.AR140 Master.AO115:Master.AR115 Master.AO128:Master.AR128 Master.AP63:Master.AR63 Master.AP67:Master.AR67 Master.AP80:Master.AR81">
            <calcext:condition calcext:apply-style-name="AMMK" calcext:value="=&quot;People's Front&quot;" calcext:base-cell-address="Master.AA4"/>
          </calcext:conditional-format>
          <calcext:conditional-format calcext:target-range-address="Master.AE139:Master.AE150 Master.AE156:Master.AE158 Master.AE162:Master.AE162 Master.AE166:Master.AE167 Master.AE169:Master.AE171 Master.AE174:Master.AE175 Master.AE182:Master.AE182 Master.AE184:Master.AE211 Master.AE214:Master.AE218 Master.AE220:Master.AE224 Master.AE226:Master.AE229 Master.AE236:Master.AE236 Master.AT140:Master.AT140 Master.AJ164:Master.AJ165 Master.AT61:Master.AT83 Master.AT86:Master.AT86 Master.AT84:Master.AT85 Master.AT88:Master.AT88 Master.AT87:Master.AT87 Master.AT90:Master.AT93 Master.AT89:Master.AT89 Master.AT99:Master.AT99 Master.AT94:Master.AT98 Master.AT101:Master.AT101 Master.AK100:Master.AM100 Master.AT100:Master.AT100 Master.AT108:Master.AT109 Master.AJ104:Master.AM104 Master.AT102:Master.AT107 Master.AT111:Master.AT111 Master.AT110:Master.AT110 Master.AT112:Master.AT114 Master.AT126:Master.AT126 Master.AK119:Master.AM125 Master.AT131:Master.AT131 Master.AT129:Master.AT130 Master.AT133:Master.AT133 Master.AT132:Master.AT132 Master.AT135:Master.AT135 Master.AT134:Master.AT134 Master.AT138:Master.AT138 Master.AK136:Master.AM137 Master.AT136:Master.AT136 Master.AJ140:Master.AM140 Master.AT139:Master.AT139 Master.AK4:Master.AK8 Master.AK11:Master.AK12 Master.AK19:Master.AK19 Master.AK22:Master.AK25 Master.AK29:Master.AK32 Master.AK35:Master.AK36 Master.AK38:Master.AK44 Master.AK47:Master.AK49 Master.AK51:Master.AK57 Master.AK60:Master.AK63 Master.AJ61:Master.AJ62 Master.AP63:Master.AR63 Master.AO64:Master.AR64 Master.AQ61:Master.AR62 Master.AP67:Master.AR67 Master.AJ65:Master.AM65 Master.AQ65:Master.AR65 Master.AP69:Master.AR69 Master.AO68:Master.AO68 Master.AQ68:Master.AR68 Master.AO71:Master.AR71 Master.AJ70:Master.AM70 Master.AQ70:Master.AR70 Master.AP76:Master.AR76 Master.AO72:Master.AO72 Master.AQ72:Master.AR75 Master.AO82:Master.AR82 Master.AK78:Master.AM78 Master.AQ78:Master.AR79 Master.AQ83:Master.AR83 Master.AO79:Master.AO79 Master.AE79:Master.AE84 Master.AE152:Master.AE153 Master.AE179:Master.AE180 Master.AO66:Master.AR66 Master.AF69:Master.AH69 Master.AO75:Master.AO75 Master.AK74:Master.AM74 Master.AE70:Master.AH78 Master.AP77:Master.AR77 Master.AK102:Master.AM103 Master.AE99:Master.AH105 Master.AK105:Master.AM105 Master.AT115:Master.AT115 Master.AT125:Master.AT125 Master.AT128:Master.AT128 Master.AT127:Master.AT127 Master.AK129:Master.AM134 Master.AT137:Master.AT137 Master.AF139:Master.AH140 Master.AK139:Master.AM139 Master.AL61:Master.AM63 Master.AJ67:Master.AM68 Master.AK69:Master.AM69 Master.AK73:Master.AM74 Master.AJ75:Master.AM76 Master.AK77:Master.AM77 Master.AJ79:Master.AM83 Master.AP80:Master.AR81 Master.AJ99:Master.AM99 Master.AJ106:Master.AM112 Master.AK113:Master.AM116 Master.AT116:Master.AT124 Master.AJ117:Master.AM118 Master.AJ126:Master.AM126 Master.AK127:Master.AM127 Master.AJ138:Master.AM138 Master.AB61:Master.AC83 Master.AA99:Master.AC140 Master.AE107:Master.AH138 Master.AE61:Master.AH68 Master.AF79:Master.AH83 Master.AF106:Master.AH106 Master.AJ101:Master.AM101 Master.AJ135:Master.AM135 Master.AK64:Master.AM64 Master.AK71:Master.AM71 Master.AJ72:Master.AM72 Master.AK66:Master.AM66 Master.AJ128:Master.AM128 Master.AP99:Master.AR100 Master.AO101:Master.AR101 Master.AO108:Master.AR109 Master.AP102:Master.AR107 Master.AO111:Master.AR111 Master.AP110:Master.AR110 Master.AP112:Master.AR114 Master.AP116:Master.AR127 Master.AP129:Master.AR134 Master.AO135:Master.AR135 Master.AP136:Master.AR140 Master.AO115:Master.AR115 Master.AO128:Master.AR128">
            <calcext:condition calcext:apply-style-name="AMMK" calcext:value="=&quot;PF&quot;" calcext:base-cell-address="Master.AA4"/>
          </calcext:conditional-format>
          <calcext:conditional-format calcext:target-range-address="Master.V99:Master.X107 Master.U108:Master.X120 Master.U123:Master.X139 Master.U142:Master.X145 Master.U147:Master.X154 Master.U156:Master.X156 Master.U161:Master.X161 Master.U163:Master.X163 Master.U172:Master.X172 Master.U175:Master.X178 Master.U180:Master.X187 Master.U189:Master.X189 Master.V190:Master.X204 Master.U212:Master.X212 Master.U219:Master.X228 Master.U230:Master.X230 Master.AA99:Master.AC120 Master.Z140:Master.AC140 Master.AA141:Master.AC145 Master.AT99:Master.XFD100 Master.A1:Master.XFD3 Master.AT4:Master.XFD18 Master.BY19:Master.XFD98 Master.A238:Master.XFD1048576 Master.Z60:Master.Z66 Master.Z68:Master.Z73 Master.AE76:Master.AE77 Master.U93:Master.U97 Master.U98:Master.U107 Master.AT121:Master.XFD122 Master.U157:Master.U159 Master.V157:Master.X160 Master.V164:Master.X171 Master.U164:Master.U169 Master.U190:Master.U203 Master.U214:Master.X217 Master.U231:Master.U233 Master.V231:Master.X237 Master.AE75:Master.AE75 Master.Z75:Master.Z92 Master.Z141:Master.Z141 Master.Z174:Master.Z174 Master.AA81:Master.AC82 Master.AB80:Master.AC80 Master.AA78:Master.AC79 Master.AB83:Master.AC83 Master.AE79:Master.AE85 Master.AE87:Master.AE87 Master.AE94:Master.AE94 Master.AE98:Master.AE98 Master.AJ84:Master.AJ88 Master.AJ90:Master.AJ92 Master.AJ94:Master.AJ94 Master.AJ97:Master.AJ98 Master.AT140:Master.XFD142 Master.AT146:Master.XFD237 Master.AJ46:Master.AS83 Master.AN84:Master.AO86 Master.AN88:Master.AO88 Master.AO90:Master.AO92 Master.AT101:Master.XFD104 Master.AT105:Master.XFD120 Master.AT123:Master.XFD139 Master.AT143:Master.XFD145 Master.U4:Master.AS4 Master.V140:Master.X141 Master.V46:Master.X83 Master.V121:Master.X122 Master.U205:Master.X210 Master.V173:Master.X174 Master.V188:Master.X188 Master.V211:Master.X211 Master.V146:Master.X146 Master.V155:Master.X155 Master.V162:Master.X162 Master.V179:Master.X179 Master.V213:Master.X213 Master.V218:Master.X218 Master.V229:Master.X229 Master.U6:Master.X15 Master.Y46:Master.Y237 Master.AA230:Master.AC231 Master.AA174:Master.AC175 Master.AB76:Master.AC77 Master.AB68:Master.AC68 Master.AB70:Master.AC71 Master.Z121:Master.AC122 Master.Z169:Master.AC171 Master.AA65:Master.AC66 Master.AA72:Master.AC73 Master.AA75:Master.AC75 Master.Z188:Master.AC188 Master.AB64:Master.AC64 Master.Z146:Master.AC146 Master.Z160:Master.AC160 Master.AA161:Master.AC161 Master.Z173:Master.AC173 Master.Z46:Master.AC59 Master.AA60:Master.AC63 Master.Z67:Master.AC67 Master.AA69:Master.AC69 Master.Z74:Master.AC74 Master.AA123:Master.AC139 Master.AA147:Master.AC154 Master.Z155:Master.AC155 Master.AA156:Master.AC159 Master.Z162:Master.AC162 Master.AA163:Master.AC168 Master.AA172:Master.AC172 Master.Z176:Master.AC179 Master.AA180:Master.AC187 Master.AA189:Master.AC203 Master.Z204:Master.AC211 Master.AA212:Master.AC212 Master.Z213:Master.AC213 Master.AA214:Master.AC217 Master.Z218:Master.AC218 Master.AA219:Master.AC228 Master.Z229:Master.AC229 Master.Z232:Master.AC237 Master.U5:Master.AC5 Master.AD46:Master.AD237 Master.AE99:Master.AH237 Master.AE46:Master.AH74 Master.AF75:Master.AH77 Master.AE78:Master.AH78 Master.AF79:Master.AH83 Master.AI46:Master.AI237 Master.AJ99:Master.AM237 Master.AN87:Master.AN87 Master.AN89:Master.AN145 Master.AO99:Master.AR145 Master.AN146:Master.AR237 Master.AS84:Master.AS237 Master.V16:Master.X42 Master.Y6:Master.AC42 Master.AD5:Master.AS42 Master.AT19:Master.BX42 Master.AT44:Master.BX98 Master.V43:Master.AS45 Master.A4:Master.T237">
            <calcext:condition calcext:apply-style-name="PMK" calcext:value="=&quot;MMA&quot;" calcext:base-cell-address="Master.A1"/>
          </calcext:conditional-format>
          <calcext:conditional-format calcext:target-range-address="Master.V99:Master.X107 Master.U108:Master.X120 Master.U123:Master.X139 Master.U142:Master.X145 Master.U147:Master.X154 Master.U156:Master.X156 Master.U161:Master.X161 Master.U163:Master.X163 Master.U172:Master.X172 Master.U175:Master.X178 Master.U180:Master.X187 Master.U189:Master.X189 Master.V190:Master.X204 Master.U212:Master.X212 Master.U219:Master.X228 Master.U230:Master.X230 Master.AA99:Master.AC120 Master.Z140:Master.AC140 Master.AA141:Master.AC145 Master.AT99:Master.XFD100 Master.A1:Master.XFD3 Master.AT4:Master.XFD18 Master.BY19:Master.XFD98 Master.A238:Master.XFD1048576 Master.Z60:Master.Z66 Master.Z68:Master.Z73 Master.AE76:Master.AE77 Master.U93:Master.U97 Master.U98:Master.U107 Master.AT121:Master.XFD122 Master.U157:Master.U159 Master.V157:Master.X160 Master.V164:Master.X171 Master.U164:Master.U169 Master.U190:Master.U203 Master.U214:Master.X217 Master.U231:Master.U233 Master.V231:Master.X237 Master.AE75:Master.AE75 Master.Z75:Master.Z92 Master.Z141:Master.Z141 Master.Z174:Master.Z174 Master.AA81:Master.AC82 Master.AB80:Master.AC80 Master.AA78:Master.AC79 Master.AB83:Master.AC83 Master.AE79:Master.AE85 Master.AE87:Master.AE87 Master.AE94:Master.AE94 Master.AE98:Master.AE98 Master.AJ84:Master.AJ88 Master.AJ90:Master.AJ92 Master.AJ94:Master.AJ94 Master.AJ97:Master.AJ98 Master.AT140:Master.XFD142 Master.AT146:Master.XFD237 Master.AJ46:Master.AS83 Master.AN84:Master.AO86 Master.AN88:Master.AO88 Master.AO90:Master.AO92 Master.AT101:Master.XFD104 Master.AT105:Master.XFD120 Master.AT123:Master.XFD139 Master.AT143:Master.XFD145 Master.U4:Master.AS4 Master.V140:Master.X141 Master.V46:Master.X83 Master.V121:Master.X122 Master.U205:Master.X210 Master.V173:Master.X174 Master.V188:Master.X188 Master.V211:Master.X211 Master.V146:Master.X146 Master.V155:Master.X155 Master.V162:Master.X162 Master.V179:Master.X179 Master.V213:Master.X213 Master.V218:Master.X218 Master.V229:Master.X229 Master.U6:Master.X15 Master.Y46:Master.Y237 Master.AA230:Master.AC231 Master.AA174:Master.AC175 Master.AB76:Master.AC77 Master.AB68:Master.AC68 Master.AB70:Master.AC71 Master.Z121:Master.AC122 Master.Z169:Master.AC171 Master.AA65:Master.AC66 Master.AA72:Master.AC73 Master.AA75:Master.AC75 Master.Z188:Master.AC188 Master.AB64:Master.AC64 Master.Z146:Master.AC146 Master.Z160:Master.AC160 Master.AA161:Master.AC161 Master.Z173:Master.AC173 Master.Z46:Master.AC59 Master.AA60:Master.AC63 Master.Z67:Master.AC67 Master.AA69:Master.AC69 Master.Z74:Master.AC74 Master.AA123:Master.AC139 Master.AA147:Master.AC154 Master.Z155:Master.AC155 Master.AA156:Master.AC159 Master.Z162:Master.AC162 Master.AA163:Master.AC168 Master.AA172:Master.AC172 Master.Z176:Master.AC179 Master.AA180:Master.AC187 Master.AA189:Master.AC203 Master.Z204:Master.AC211 Master.AA212:Master.AC212 Master.Z213:Master.AC213 Master.AA214:Master.AC217 Master.Z218:Master.AC218 Master.AA219:Master.AC228 Master.Z229:Master.AC229 Master.Z232:Master.AC237 Master.U5:Master.AC5 Master.AD46:Master.AD237 Master.AE99:Master.AH237 Master.AE46:Master.AH74 Master.AF75:Master.AH77 Master.AE78:Master.AH78 Master.AF79:Master.AH83 Master.AI46:Master.AI237 Master.AJ99:Master.AM237 Master.AN87:Master.AN87 Master.AN89:Master.AN145 Master.AO99:Master.AR145 Master.AN146:Master.AR237 Master.AS84:Master.AS237 Master.V16:Master.X42 Master.Y6:Master.AC42 Master.AD5:Master.AS42 Master.AT19:Master.BX42 Master.AT44:Master.BX98 Master.V43:Master.AS45 Master.A4:Master.T237">
            <calcext:condition calcext:apply-style-name="Fascists" calcext:value="=&quot;NDA&quot;" calcext:base-cell-address="Master.A1"/>
          </calcext:conditional-format>
          <calcext:conditional-format calcext:target-range-address="Master.V99:Master.X107 Master.U108:Master.X120 Master.U123:Master.X139 Master.U142:Master.X145 Master.U147:Master.X154 Master.U156:Master.X156 Master.U161:Master.X161 Master.U163:Master.X163 Master.U172:Master.X172 Master.U175:Master.X178 Master.U180:Master.X187 Master.U189:Master.X189 Master.V190:Master.X204 Master.U212:Master.X212 Master.U219:Master.X228 Master.U230:Master.X230 Master.AA99:Master.AC120 Master.Z140:Master.AC140 Master.AA141:Master.AC145 Master.AT99:Master.XFD100 Master.A1:Master.XFD3 Master.AT4:Master.XFD18 Master.BY19:Master.XFD98 Master.A238:Master.XFD1048576 Master.Z60:Master.Z66 Master.Z68:Master.Z73 Master.AE76:Master.AE77 Master.U93:Master.U97 Master.U98:Master.U107 Master.AT121:Master.XFD122 Master.U157:Master.U159 Master.V157:Master.X160 Master.V164:Master.X171 Master.U164:Master.U169 Master.U190:Master.U203 Master.U214:Master.X217 Master.U231:Master.U233 Master.V231:Master.X237 Master.AE75:Master.AE75 Master.Z75:Master.Z92 Master.Z141:Master.Z141 Master.Z174:Master.Z174 Master.AA81:Master.AC82 Master.AB80:Master.AC80 Master.AA78:Master.AC79 Master.AB83:Master.AC83 Master.AE79:Master.AE85 Master.AE87:Master.AE87 Master.AE94:Master.AE94 Master.AE98:Master.AE98 Master.AJ84:Master.AJ88 Master.AJ90:Master.AJ92 Master.AJ94:Master.AJ94 Master.AJ97:Master.AJ98 Master.AT140:Master.XFD142 Master.AT146:Master.XFD237 Master.AJ46:Master.AS83 Master.AN84:Master.AO86 Master.AN88:Master.AO88 Master.AO90:Master.AO92 Master.AT101:Master.XFD104 Master.AT105:Master.XFD120 Master.AT123:Master.XFD139 Master.AT143:Master.XFD145 Master.U4:Master.AS4 Master.V140:Master.X141 Master.V46:Master.X83 Master.V121:Master.X122 Master.U205:Master.X210 Master.V173:Master.X174 Master.V188:Master.X188 Master.V211:Master.X211 Master.V146:Master.X146 Master.V155:Master.X155 Master.V162:Master.X162 Master.V179:Master.X179 Master.V213:Master.X213 Master.V218:Master.X218 Master.V229:Master.X229 Master.U6:Master.X15 Master.Y46:Master.Y237 Master.AA230:Master.AC231 Master.AA174:Master.AC175 Master.AB76:Master.AC77 Master.AB68:Master.AC68 Master.AB70:Master.AC71 Master.Z121:Master.AC122 Master.Z169:Master.AC171 Master.AA65:Master.AC66 Master.AA72:Master.AC73 Master.AA75:Master.AC75 Master.Z188:Master.AC188 Master.AB64:Master.AC64 Master.Z146:Master.AC146 Master.Z160:Master.AC160 Master.AA161:Master.AC161 Master.Z173:Master.AC173 Master.Z46:Master.AC59 Master.AA60:Master.AC63 Master.Z67:Master.AC67 Master.AA69:Master.AC69 Master.Z74:Master.AC74 Master.AA123:Master.AC139 Master.AA147:Master.AC154 Master.Z155:Master.AC155 Master.AA156:Master.AC159 Master.Z162:Master.AC162 Master.AA163:Master.AC168 Master.AA172:Master.AC172 Master.Z176:Master.AC179 Master.AA180:Master.AC187 Master.AA189:Master.AC203 Master.Z204:Master.AC211 Master.AA212:Master.AC212 Master.Z213:Master.AC213 Master.AA214:Master.AC217 Master.Z218:Master.AC218 Master.AA219:Master.AC228 Master.Z229:Master.AC229 Master.Z232:Master.AC237 Master.U5:Master.AC5 Master.AD46:Master.AD237 Master.AE99:Master.AH237 Master.AE46:Master.AH74 Master.AF75:Master.AH77 Master.AE78:Master.AH78 Master.AF79:Master.AH83 Master.AI46:Master.AI237 Master.AJ99:Master.AM237 Master.AN87:Master.AN87 Master.AN89:Master.AN145 Master.AO99:Master.AR145 Master.AN146:Master.AR237 Master.AS84:Master.AS237 Master.V16:Master.X42 Master.Y6:Master.AC42 Master.AD5:Master.AS42 Master.AT19:Master.BX42 Master.AT44:Master.BX98 Master.V43:Master.AS45 Master.A4:Master.T237">
            <calcext:condition calcext:apply-style-name="DMDK" calcext:value="=&quot;MNK&quot;" calcext:base-cell-address="Master.A1"/>
          </calcext:conditional-format>
          <calcext:conditional-format calcext:target-range-address="Master.Z230:Master.Z230">
            <calcext:condition calcext:apply-style-name="Untitled5" calcext:value="contains-text(&quot;AIADMK&quot;)" calcext:base-cell-address="Master.Z230"/>
          </calcext:conditional-format>
          <calcext:conditional-format calcext:target-range-address="Master.Z230:Master.Z230">
            <calcext:condition calcext:apply-style-name="DMDK" calcext:value="contains-text(&quot;DMDK&quot;)" calcext:base-cell-address="Master.Z230"/>
          </calcext:conditional-format>
          <calcext:conditional-format calcext:target-range-address="Master.Z230:Master.Z230">
            <calcext:condition calcext:apply-style-name="MDMK" calcext:value="contains-text(&quot;MDMK&quot;)" calcext:base-cell-address="Master.Z230"/>
          </calcext:conditional-format>
          <calcext:conditional-format calcext:target-range-address="Master.Z230:Master.Z230">
            <calcext:condition calcext:apply-style-name="DMK_New" calcext:value="begins-with(&quot;DMK&quot;)" calcext:base-cell-address="Master.Z230"/>
          </calcext:conditional-format>
          <calcext:conditional-format calcext:target-range-address="Master.Z230:Master.Z230">
            <calcext:condition calcext:apply-style-name="PMK" calcext:value="=&quot;PMK&quot;" calcext:base-cell-address="Master.Z230"/>
          </calcext:conditional-format>
          <calcext:conditional-format calcext:target-range-address="Master.Z230:Master.Z230">
            <calcext:condition calcext:apply-style-name="VCK" calcext:value="=&quot;VCK&quot;" calcext:base-cell-address="Master.Z230"/>
          </calcext:conditional-format>
          <calcext:conditional-format calcext:target-range-address="Master.Z230:Master.Z230">
            <calcext:condition calcext:apply-style-name="CPI" calcext:value="contains-text(&quot;CPI&quot;)" calcext:base-cell-address="Master.Z230"/>
          </calcext:conditional-format>
          <calcext:conditional-format calcext:target-range-address="Master.Z230:Master.Z230">
            <calcext:condition calcext:apply-style-name="NTK" calcext:value="=&quot;NTK&quot;" calcext:base-cell-address="Master.Z230"/>
          </calcext:conditional-format>
          <calcext:conditional-format calcext:target-range-address="Master.Z230:Master.Z230">
            <calcext:condition calcext:apply-style-name="MNK_New" calcext:value="=&quot;MNK&quot;" calcext:base-cell-address="Master.Z230"/>
          </calcext:conditional-format>
          <calcext:conditional-format calcext:target-range-address="Master.Z230:Master.Z230">
            <calcext:condition calcext:apply-style-name="Independant" calcext:value="=&quot;Independant&quot;" calcext:base-cell-address="Master.Z230"/>
          </calcext:conditional-format>
          <calcext:conditional-format calcext:target-range-address="Master.Z230:Master.Z230">
            <calcext:condition calcext:apply-style-name="NOTA" calcext:value="=&quot;NOTA&quot;" calcext:base-cell-address="Master.Z230"/>
          </calcext:conditional-format>
          <calcext:conditional-format calcext:target-range-address="Master.Z230:Master.Z230">
            <calcext:condition calcext:apply-style-name="PFA" calcext:value="=&quot;PFA&quot;" calcext:base-cell-address="Master.Z230"/>
          </calcext:conditional-format>
          <calcext:conditional-format calcext:target-range-address="Master.Z230:Master.Z230">
            <calcext:condition calcext:apply-style-name="Fascists" calcext:value="=&quot;BJP&quot;" calcext:base-cell-address="Master.Z230"/>
          </calcext:conditional-format>
          <calcext:conditional-format calcext:target-range-address="Master.Z230:Master.Z230">
            <calcext:condition calcext:apply-style-name="INC" calcext:value="=&quot;INC&quot;" calcext:base-cell-address="Master.Z230"/>
          </calcext:conditional-format>
          <calcext:conditional-format calcext:target-range-address="Master.Z230:Master.Z230">
            <calcext:condition calcext:apply-style-name="MNM" calcext:value="=&quot;MNM&quot;" calcext:base-cell-address="Master.Z230"/>
          </calcext:conditional-format>
          <calcext:conditional-format calcext:target-range-address="Master.Z230:Master.Z230">
            <calcext:condition calcext:apply-style-name="AMMK" calcext:value="=&quot;AMMK&quot;" calcext:base-cell-address="Master.Z230"/>
          </calcext:conditional-format>
          <calcext:conditional-format calcext:target-range-address="Master.Z230:Master.Z230">
            <calcext:condition calcext:apply-style-name="AMMK" calcext:value="=&quot;People's Front&quot;" calcext:base-cell-address="Master.Z230"/>
          </calcext:conditional-format>
          <calcext:conditional-format calcext:target-range-address="Master.Z230:Master.Z230">
            <calcext:condition calcext:apply-style-name="AMMK" calcext:value="=&quot;PF&quot;" calcext:base-cell-address="Master.Z230"/>
          </calcext:conditional-format>
          <calcext:conditional-format calcext:target-range-address="Master.Z230:Master.Z230">
            <calcext:condition calcext:apply-style-name="PMK" calcext:value="=&quot;MMA&quot;" calcext:base-cell-address="Master.Z230"/>
          </calcext:conditional-format>
          <calcext:conditional-format calcext:target-range-address="Master.Z230:Master.Z230">
            <calcext:condition calcext:apply-style-name="Fascists" calcext:value="=&quot;NDA&quot;" calcext:base-cell-address="Master.Z230"/>
          </calcext:conditional-format>
          <calcext:conditional-format calcext:target-range-address="Master.A1:Master.XFD3 Master.AT4:Master.XFD18 Master.BY19:Master.XFD98 Master.U93:Master.U97 Master.U98:Master.U107 Master.AT140:Master.XFD141 Master.A238:Master.XFD1048576 Master.V46:Master.X83 Master.Z75:Master.Z92 Master.V99:Master.X107 Master.AA75:Master.AC83 Master.AE79:Master.AE85 Master.AT121:Master.XFD122 Master.AE87:Master.AE87 Master.AE94:Master.AE94 Master.AE98:Master.AE98 Master.AJ84:Master.AJ88 Master.AJ90:Master.AJ92 Master.AJ94:Master.AJ94 Master.AJ97:Master.AJ98 Master.AT146:Master.XFD237 Master.AJ46:Master.AS83 Master.AN84:Master.AO86 Master.AN88:Master.AO88 Master.AO90:Master.AO92 Master.AT99:Master.XFD107 Master.AT108:Master.XFD120 Master.AT123:Master.XFD139 Master.AT142:Master.XFD145 Master.U4:Master.AS4 Master.V140:Master.X141 Master.V170:Master.X171 Master.V173:Master.X174 Master.V188:Master.X188 Master.V121:Master.X122 Master.V146:Master.X146 Master.V160:Master.X160 Master.U161:Master.X161 Master.V211:Master.X211 Master.U108:Master.X120 Master.U123:Master.X139 Master.U142:Master.X145 Master.U147:Master.X154 Master.V155:Master.X155 Master.U156:Master.X159 Master.V162:Master.X162 Master.U163:Master.X169 Master.U172:Master.X172 Master.U175:Master.X178 Master.V179:Master.X179 Master.U180:Master.X187 Master.U189:Master.X203 Master.V204:Master.X204 Master.U205:Master.X210 Master.U212:Master.X212 Master.V213:Master.X213 Master.U214:Master.X217 Master.V218:Master.X218 Master.U219:Master.X228 Master.V229:Master.X229 Master.U230:Master.X233 Master.V234:Master.X237 Master.U6:Master.X15 Master.Y46:Master.Y237 Master.Z108:Master.AC237 Master.Z46:Master.AC74 Master.AA99:Master.AC107 Master.U5:Master.AC5 Master.AD46:Master.AD237 Master.AE46:Master.AH78 Master.AF79:Master.AH83 Master.AE99:Master.AH237 Master.AI46:Master.AI237 Master.AJ99:Master.AM237 Master.AN87:Master.AN87 Master.AN89:Master.AN145 Master.AN146:Master.AR237 Master.AO99:Master.AR145 Master.AS84:Master.AS237 Master.V16:Master.X42 Master.Y6:Master.AC42 Master.AD5:Master.AS42 Master.AT19:Master.BX42 Master.AT44:Master.BX98 Master.V43:Master.AS45 Master.A4:Master.T237">
            <calcext:condition calcext:apply-style-name="DMDK" calcext:value="=&quot;MNK&quot;" calcext:base-cell-address="Master.A1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Untitled5" calcext:value="contains-text(&quot;AIADMK&quot;)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DMDK" calcext:value="contains-text(&quot;DMDK&quot;)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MDMK" calcext:value="contains-text(&quot;MDMK&quot;)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DMK_New" calcext:value="begins-with(&quot;DMK&quot;)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PMK" calcext:value="=&quot;PMK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VCK" calcext:value="=&quot;VCK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CPI" calcext:value="contains-text(&quot;CPI&quot;)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NTK" calcext:value="=&quot;NTK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MNK_New" calcext:value="=&quot;MNK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Independant" calcext:value="=&quot;Independant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NOTA" calcext:value="=&quot;NOTA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PFA" calcext:value="=&quot;PFA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Fascists" calcext:value="=&quot;BJP&quot;" calcext:base-cell-address="Master.V4"/>
          </calcext:conditional-format>
          <calcext:conditional-format calcext:target-range-address="Master.Z93:Master.Z97 Master.AF86:Master.AH98 Master.V84:Master.X98 Master.Z98:Master.Z107 Master.AF84:Master.AH85 Master.AE86:Master.AE86 Master.AE95:Master.AE97 Master.AE88:Master.AE93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6 Master.AK84:Master.AM98 Master.AP84:Master.AR86 Master.AO87:Master.AR98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J5:Master.AJ98 Master.AO42:Master.AO47">
            <calcext:condition calcext:apply-style-name="INC" calcext:value="=&quot;INC&quot;" calcext:base-cell-address="Master.V4"/>
          </calcext:conditional-format>
          <calcext:conditional-format calcext:target-range-address="Master.Z93:Master.Z97 Master.AO87:Master.AO87 Master.AO89:Master.AO89 Master.AO94:Master.AO98 Master.V84:Master.X98 Master.Z98:Master.Z107 Master.AO6:Master.AO6 Master.AO8:Master.AO11 Master.AO13:Master.AO13 Master.AO15:Master.AO15 Master.AO17:Master.AO19 Master.AO22:Master.AO22 Master.AO26:Master.AO27 Master.AO30:Master.AO30 Master.AO33:Master.AO34 Master.AO37:Master.AO37 Master.AO41:Master.AO41 Master.AO48:Master.AO49 Master.AO51:Master.AO52 Master.AO64:Master.AO64 Master.AO66:Master.AO66 Master.AO68:Master.AO68 Master.AO71:Master.AO72 Master.AO75:Master.AO75 Master.AO79:Master.AO79 Master.AO82:Master.AO82">
            <calcext:condition calcext:apply-style-name="MNM" calcext:value="=&quot;MNM&quot;" calcext:base-cell-address="Master.V6"/>
          </calcext:conditional-format>
          <calcext:conditional-format calcext:target-range-address="Master.Z93:Master.Z97 Master.AO87:Master.AO87 Master.AO89:Master.AO89 Master.AO94:Master.AO98 Master.V84:Master.X98 Master.Z98:Master.Z107 Master.AO6:Master.AO6 Master.AO8:Master.AO11 Master.AO13:Master.AO13 Master.AO15:Master.AO15 Master.AO17:Master.AO19 Master.AO22:Master.AO22 Master.AO26:Master.AO27 Master.AO30:Master.AO30 Master.AO33:Master.AO34 Master.AO37:Master.AO37 Master.AO41:Master.AO41 Master.AO48:Master.AO49 Master.AO51:Master.AO52 Master.AO64:Master.AO64 Master.AO66:Master.AO66 Master.AO68:Master.AO68 Master.AO71:Master.AO72 Master.AO75:Master.AO75 Master.AO79:Master.AO79 Master.AO82:Master.AO82">
            <calcext:condition calcext:apply-style-name="AMMK" calcext:value="=&quot;AMMK&quot;" calcext:base-cell-address="Master.V6"/>
          </calcext:conditional-format>
          <calcext:conditional-format calcext:target-range-address="Master.Z93:Master.Z97 Master.AO87:Master.AO87 Master.AO89:Master.AO89 Master.AO94:Master.AO98 Master.V84:Master.X98 Master.Z98:Master.Z107 Master.AO6:Master.AO6 Master.AO8:Master.AO11 Master.AO13:Master.AO13 Master.AO15:Master.AO15 Master.AO17:Master.AO19 Master.AO22:Master.AO22 Master.AO26:Master.AO27 Master.AO30:Master.AO30 Master.AO33:Master.AO34 Master.AO37:Master.AO37 Master.AO41:Master.AO41 Master.AO48:Master.AO49 Master.AO51:Master.AO52 Master.AO64:Master.AO64 Master.AO66:Master.AO66 Master.AO68:Master.AO68 Master.AO71:Master.AO72 Master.AO75:Master.AO75 Master.AO79:Master.AO79 Master.AO82:Master.AO82">
            <calcext:condition calcext:apply-style-name="AMMK" calcext:value="=&quot;People's Front&quot;" calcext:base-cell-address="Master.V6"/>
          </calcext:conditional-format>
          <calcext:conditional-format calcext:target-range-address="Master.Z93:Master.Z97 Master.AO87:Master.AO87 Master.AO89:Master.AO89 Master.AO94:Master.AO98 Master.V84:Master.X98 Master.Z98:Master.Z107 Master.AO6:Master.AO6 Master.AO8:Master.AO11 Master.AO13:Master.AO13 Master.AO15:Master.AO15 Master.AO17:Master.AO19 Master.AO22:Master.AO22 Master.AO26:Master.AO27 Master.AO30:Master.AO30 Master.AO33:Master.AO34 Master.AO37:Master.AO37 Master.AO41:Master.AO41 Master.AO48:Master.AO49 Master.AO51:Master.AO52 Master.AO64:Master.AO64 Master.AO66:Master.AO66 Master.AO68:Master.AO68 Master.AO71:Master.AO72 Master.AO75:Master.AO75 Master.AO79:Master.AO79 Master.AO82:Master.AO82">
            <calcext:condition calcext:apply-style-name="AMMK" calcext:value="=&quot;PF&quot;" calcext:base-cell-address="Master.V6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Untitled5" calcext:value="contains-text(&quot;AIADMK&quot;)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DMDK" calcext:value="contains-text(&quot;DMDK&quot;)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MDMK" calcext:value="contains-text(&quot;MDMK&quot;)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DMK_New" calcext:value="begins-with(&quot;DMK&quot;)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PMK" calcext:value="=&quot;PMK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VCK" calcext:value="=&quot;VCK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CPI" calcext:value="contains-text(&quot;CPI&quot;)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NTK" calcext:value="=&quot;NTK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MNK_New" calcext:value="=&quot;MNK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Independant" calcext:value="=&quot;Independant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NOTA" calcext:value="=&quot;NOTA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PFA" calcext:value="=&quot;PFA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Fascists" calcext:value="=&quot;BJP&quot;" calcext:base-cell-address="Master.AA84"/>
          </calcext:conditional-format>
          <calcext:conditional-format calcext:target-range-address="Master.AE86:Master.AH86 Master.AO93:Master.AR93 Master.AP84:Master.AR92 Master.AJ89:Master.AM89 Master.AP94:Master.AR98 Master.AF84:Master.AH85 Master.AE88:Master.AH93 Master.AF87:Master.AH87 Master.AE95:Master.AH97 Master.AF94:Master.AH94 Master.AA84:Master.AC98 Master.AF98:Master.AH98 Master.AK84:Master.AM88 Master.AJ93:Master.AJ93 Master.AJ95:Master.AJ96 Master.AK91:Master.AM98">
            <calcext:condition calcext:apply-style-name="INC" calcext:value="=&quot;INC&quot;" calcext:base-cell-address="Master.AA84"/>
          </calcext:conditional-format>
          <calcext:conditional-format calcext:target-range-address="Master.AK84:Master.AM85 Master.AP84:Master.AR85 Master.AO88:Master.AR88 Master.AP87:Master.AR87 Master.AJ86:Master.AM89 Master.AP89:Master.AR89 Master.AK95:Master.AM98 Master.AP94:Master.AR98 Master.AF84:Master.AH85 Master.AE88:Master.AH93 Master.AJ95:Master.AJ97 Master.AA84:Master.AC98 Master.AJ98:Master.AJ98 Master.AJ90:Master.AJ93 Master.AJ94:Master.AM94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5 Master.AO86:Master.AR86 Master.AO90:Master.AR90 Master.AO91:Master.AR93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F87:Master.AH87 Master.AE95:Master.AH97 Master.AF98:Master.AH98 Master.AF94:Master.AH94 Master.AE86:Master.AH86 Master.AK91:Master.AM93 Master.AJ5:Master.AJ85 Master.AO42:Master.AO47">
            <calcext:condition calcext:apply-style-name="MNM" calcext:value="=&quot;MNM&quot;" calcext:base-cell-address="Master.AA4"/>
          </calcext:conditional-format>
          <calcext:conditional-format calcext:target-range-address="Master.AK84:Master.AM85 Master.AP84:Master.AR85 Master.AO88:Master.AR88 Master.AP87:Master.AR87 Master.AJ86:Master.AM89 Master.AP89:Master.AR89 Master.AK95:Master.AM98 Master.AP94:Master.AR98 Master.AF84:Master.AH85 Master.AE88:Master.AH93 Master.AJ95:Master.AJ97 Master.AA84:Master.AC98 Master.AJ98:Master.AJ98 Master.AJ90:Master.AJ93 Master.AJ94:Master.AM94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5 Master.AO86:Master.AR86 Master.AO90:Master.AR90 Master.AO91:Master.AR93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F87:Master.AH87 Master.AE95:Master.AH97 Master.AF98:Master.AH98 Master.AF94:Master.AH94 Master.AE86:Master.AH86 Master.AK91:Master.AM93 Master.AJ5:Master.AJ85 Master.AO42:Master.AO47">
            <calcext:condition calcext:apply-style-name="AMMK" calcext:value="=&quot;AMMK&quot;" calcext:base-cell-address="Master.AA4"/>
          </calcext:conditional-format>
          <calcext:conditional-format calcext:target-range-address="Master.AK84:Master.AM85 Master.AP84:Master.AR85 Master.AO88:Master.AR88 Master.AP87:Master.AR87 Master.AJ86:Master.AM89 Master.AP89:Master.AR89 Master.AK95:Master.AM98 Master.AP94:Master.AR98 Master.AF84:Master.AH85 Master.AE88:Master.AH93 Master.AJ95:Master.AJ97 Master.AA84:Master.AC98 Master.AJ98:Master.AJ98 Master.AJ90:Master.AJ93 Master.AJ94:Master.AM94 Master.AJ100:Master.AJ100 Master.AJ102:Master.AJ103 Master.AJ105:Master.AJ105 Master.AJ113:Master.AJ116 Master.AJ119:Master.AJ125 Master.AJ127:Master.AJ127 Master.AJ129:Master.AJ134 Master.AJ136:Master.AJ137 Master.AJ139:Master.AJ139 Master.AJ141:Master.AJ141 Master.AJ143:Master.AJ151 Master.AJ153:Master.AJ154 Master.AJ156:Master.AJ156 Master.AJ158:Master.AJ163 Master.AJ168:Master.AJ169 Master.AJ173:Master.AJ173 Master.AJ175:Master.AJ176 Master.AJ178:Master.AJ178 Master.AJ180:Master.AJ181 Master.AJ183:Master.AJ184 Master.AJ190:Master.AJ190 Master.AJ192:Master.AJ193 Master.AJ196:Master.AJ197 Master.AJ201:Master.AJ202 Master.AJ204:Master.AJ205 Master.AJ210:Master.AJ211 Master.AJ213:Master.AJ214 Master.AJ216:Master.AJ216 Master.AJ220:Master.AJ220 Master.AJ222:Master.AJ223 Master.AJ225:Master.AJ225 Master.AJ227:Master.AJ227 Master.AJ231:Master.AJ237 Master.AO4:Master.AO5 Master.AO7:Master.AO7 Master.AO12:Master.AO12 Master.AO14:Master.AO14 Master.AO16:Master.AO16 Master.AO20:Master.AO21 Master.AO23:Master.AO25 Master.AO28:Master.AO29 Master.AO31:Master.AO32 Master.AO35:Master.AO36 Master.AO38:Master.AO40 Master.AO50:Master.AO50 Master.AO53:Master.AO63 Master.AO65:Master.AP65 Master.AO67:Master.AO67 Master.AO69:Master.AO70 Master.AO73:Master.AO74 Master.AO76:Master.AO78 Master.AO80:Master.AO81 Master.AO83:Master.AO85 Master.AO86:Master.AR86 Master.AO90:Master.AR90 Master.AO91:Master.AR93 Master.AO99:Master.AO99 Master.AO103:Master.AO104 Master.AO106:Master.AO107 Master.AO112:Master.AO112 Master.AO114:Master.AO114 Master.AO116:Master.AO118 Master.AO120:Master.AO127 Master.AO129:Master.AO131 Master.AO133:Master.AO134 Master.AO136:Master.AO139 Master.AO142:Master.AO144 Master.AO148:Master.AO148 Master.AO152:Master.AO158 Master.AO162:Master.AO165 Master.AO167:Master.AO172 Master.AO175:Master.AO175 Master.AO177:Master.AO177 Master.AO179:Master.AO180 Master.AO182:Master.AO182 Master.AO184:Master.AO184 Master.AO189:Master.AP189 Master.AO191:Master.AO191 Master.AO193:Master.AO194 Master.AO196:Master.AO196 Master.AO199:Master.AO199 Master.AO201:Master.AO210 Master.AO212:Master.AO215 Master.AO217:Master.AO221 Master.AO223:Master.AO226 Master.AO228:Master.AO230 Master.AO232:Master.AO235 Master.AO237:Master.AO237 Master.AF87:Master.AH87 Master.AE95:Master.AH97 Master.AF98:Master.AH98 Master.AF94:Master.AH94 Master.AE86:Master.AH86 Master.AK91:Master.AM93 Master.AJ5:Master.AJ85 Master.AO42:Master.AO47">
            <calcext:condition calcext:apply-style-name="AMMK" calcext:value="=&quot;People's Front&quot;" calcext:base-cell-address="Master.AA4"/>
          </calcext:conditional-format>
          <calcext:conditional-format calcext:target-range-address="Master.AP84:Master.AR91 Master.AO93:Master.AR93 Master.AJ89:Master.AM89 Master.AJ95:Master.AM96 Master.AP94:Master.AR98 Master.AK84:Master.AM88 Master.AK94:Master.AM94 Master.AK98:Master.AM98 Master.AF84:Master.AH85 Master.AE86:Master.AH86 Master.AF87:Master.AH87 Master.AE88:Master.AH93 Master.AP92:Master.AR92 Master.AF94:Master.AH94 Master.AE95:Master.AH97 Master.AK97:Master.AM97 Master.AF98:Master.AH98 Master.AK90:Master.AM92 Master.AA84:Master.AC98 Master.AJ93:Master.AM93">
            <calcext:condition calcext:apply-style-name="AMMK" calcext:value="=&quot;PF&quot;" calcext:base-cell-address="Master.AA84"/>
          </calcext:conditional-format>
          <calcext:conditional-format calcext:target-range-address="Master.AP86:Master.AR86 Master.AO89:Master.AR89 Master.AP88:Master.AR88 Master.V84:Master.X98 Master.AP84:Master.AR84 Master.AP85:Master.AR85 Master.AO93:Master.AR93 Master.AO95:Master.AR96 Master.AO87:Master.AR87 Master.AO94:Master.AR94 Master.AO98:Master.AR98 Master.AF84:Master.AH85 Master.AE86:Master.AH86 Master.AF87:Master.AH87 Master.AE88:Master.AH93 Master.AP92:Master.AR92 Master.AF94:Master.AH94 Master.AE95:Master.AH97 Master.AO97:Master.AR97 Master.AF98:Master.AH98 Master.AK84:Master.AM88 Master.AK90:Master.AM92 Master.AP90:Master.AR91 Master.AA84:Master.AC98 Master.AJ89:Master.AM89 Master.AJ93:Master.AM93 Master.AJ95:Master.AM96 Master.AK94:Master.AM94 Master.AK97:Master.AM98">
            <calcext:condition calcext:apply-style-name="PMK" calcext:value="=&quot;MMA&quot;" calcext:base-cell-address="Master.V84"/>
          </calcext:conditional-format>
          <calcext:conditional-format calcext:target-range-address="Master.AP86:Master.AR86 Master.AO89:Master.AR89 Master.AP88:Master.AR88 Master.V84:Master.X98 Master.AP84:Master.AR84 Master.AP85:Master.AR85 Master.AO93:Master.AR93 Master.AO95:Master.AR96 Master.AO87:Master.AR87 Master.AO94:Master.AR94 Master.AO98:Master.AR98 Master.AF84:Master.AH85 Master.AE86:Master.AH86 Master.AF87:Master.AH87 Master.AE88:Master.AH93 Master.AP92:Master.AR92 Master.AF94:Master.AH94 Master.AE95:Master.AH97 Master.AO97:Master.AR97 Master.AF98:Master.AH98 Master.AK84:Master.AM88 Master.AK90:Master.AM92 Master.AP90:Master.AR91 Master.AA84:Master.AC98 Master.AJ89:Master.AM89 Master.AJ93:Master.AM93 Master.AJ95:Master.AM96 Master.AK94:Master.AM94 Master.AK97:Master.AM98">
            <calcext:condition calcext:apply-style-name="Fascists" calcext:value="=&quot;NDA&quot;" calcext:base-cell-address="Master.V84"/>
          </calcext:conditional-format>
          <calcext:conditional-format calcext:target-range-address="Master.AO89:Master.AR89 Master.AP88:Master.AR88 Master.V84:Master.X98 Master.AP84:Master.AR86 Master.AO87:Master.AR87 Master.AO93:Master.AR98 Master.AF84:Master.AH85 Master.AE86:Master.AH86 Master.AF87:Master.AH87 Master.AE88:Master.AH93 Master.AF94:Master.AH94 Master.AE95:Master.AH97 Master.AF98:Master.AH98 Master.AK84:Master.AM88 Master.AK90:Master.AM92 Master.AP90:Master.AR92 Master.AA84:Master.AC98 Master.AJ89:Master.AM89 Master.AJ93:Master.AM93 Master.AJ95:Master.AM96 Master.AK94:Master.AM94 Master.AK97:Master.AM98 Master.Z98:Master.Z107 Master.Z93:Master.AC97">
            <calcext:condition calcext:apply-style-name="DMDK" calcext:value="=&quot;MNK&quot;" calcext:base-cell-address="Master.V84"/>
          </calcext:conditional-format>
          <calcext:conditional-format calcext:target-range-address="Master.W7:Master.W7">
            <calcext:condition calcext:apply-style-name="DMK" calcext:value="contains-text(&quot;&quot;dmk&quot;&quot;)" calcext:base-cell-address="Master.W7"/>
          </calcext:conditional-format>
          <calcext:conditional-format calcext:target-range-address="Master.A1:Master.XFD42 Master.A46:Master.XFD1048576 Master.A43:Master.AS45 Master.AT44:Master.XFD45 Master.BY43:Master.XFD43">
            <calcext:condition calcext:apply-style-name="PFA" calcext:value="=&quot;PB&quot;" calcext:base-cell-address="Master.A1"/>
          </calcext:conditional-format>
          <calcext:conditional-format calcext:target-range-address="Master.A1:Master.XFD42 Master.A46:Master.XFD1048576 Master.A43:Master.AS45 Master.AT44:Master.XFD45 Master.BY43:Master.XFD43">
            <calcext:condition calcext:apply-style-name="PFA" calcext:value="=&quot;IJK&quot;" calcext:base-cell-address="Master.A1"/>
          </calcext:conditional-format>
          <calcext:conditional-format calcext:target-range-address="Master.A1:Master.XFD42 Master.A46:Master.XFD1048576 Master.A43:Master.AS45 Master.AT44:Master.XFD45 Master.BY43:Master.XFD43">
            <calcext:condition calcext:apply-style-name="BSP" calcext:value="=&quot;BSP&quot;" calcext:base-cell-address="Master.A1"/>
          </calcext:conditional-format>
        </calcext:conditional-formats>
      </table:table>
      <table:named-expressions/>
      <table:database-ranges>
        <table:database-range table:name="__Anonymous_Sheet_DB__0" table:target-range-address="Master.A1:Master.AS9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£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c9211e" style:diagonal-bl-tr="none" style:diagonal-tl-br="none"/>
      <style:text-properties fo:color="#000000"/>
    </style:style>
    <style:style style:name="Untitled4" style:family="table-cell" style:parent-style-name="Default">
      <style:table-cell-properties fo:background-color="#127622"/>
    </style:style>
    <style:style style:name="Untitled5" style:family="table-cell" style:parent-style-name="Default">
      <style:table-cell-properties fo:background-color="#127622"/>
    </style:style>
    <style:style style:name="DMDK" style:family="table-cell" style:parent-style-name="Default">
      <style:table-cell-properties fo:background-color="#4b2204"/>
    </style:style>
    <style:style style:name="MDMK" style:family="table-cell" style:parent-style-name="Default">
      <style:table-cell-properties fo:background-color="#611729"/>
    </style:style>
    <style:style style:name="DMK" style:family="table-cell" style:parent-style-name="Default">
      <style:table-cell-properties fo:background-color="#c9211e"/>
    </style:style>
    <style:style style:name="PMK" style:family="table-cell" style:parent-style-name="Default">
      <style:table-cell-properties fo:background-color="#e6e905"/>
      <style:text-properties fo:color="#000000"/>
    </style:style>
    <style:style style:name="VCK" style:family="table-cell" style:parent-style-name="Default">
      <style:table-cell-properties fo:background-color="#3465a4"/>
      <style:text-properties fo:color="#000000"/>
    </style:style>
    <style:style style:name="CPI" style:family="table-cell" style:parent-style-name="Default">
      <style:table-cell-properties fo:background-color="#ff0000"/>
    </style:style>
    <style:style style:name="NTK" style:family="table-cell" style:parent-style-name="Default">
      <style:table-cell-properties fo:background-color="#666666"/>
    </style:style>
    <style:style style:name="MNK" style:family="table-cell" style:parent-style-name="Default">
      <style:table-cell-properties fo:background-color="#8e86ae"/>
    </style:style>
    <style:style style:name="Independant" style:family="table-cell" style:parent-style-name="Default">
      <style:table-cell-properties fo:background-color="#dddddd" style:diagonal-bl-tr="none" style:diagonal-tl-br="none"/>
      <style:text-properties fo:color="#000000"/>
    </style:style>
    <style:style style:name="DMK_5f_New" style:display-name="DMK_New" style:family="table-cell" style:parent-style-name="Default">
      <style:table-cell-properties fo:background-color="#c9211e"/>
      <style:text-properties fo:color="#000000"/>
    </style:style>
    <style:style style:name="NOTA" style:family="table-cell" style:parent-style-name="Default">
      <style:table-cell-properties fo:background-color="#ffffff"/>
      <style:text-properties fo:color="#000000"/>
    </style:style>
    <style:style style:name="People_27_s_20_Front" style:display-name="People's Front" style:family="table-cell" style:parent-style-name="Default">
      <style:table-cell-properties fo:background-color="#3faf46"/>
      <style:text-properties fo:color="#000000"/>
    </style:style>
    <style:style style:name="PFA" style:family="table-cell" style:parent-style-name="Default">
      <style:table-cell-properties fo:background-color="#ffffa6"/>
      <style:text-properties fo:color="#000000"/>
    </style:style>
    <style:style style:name="Fascists" style:family="table-cell" style:parent-style-name="Default">
      <style:table-cell-properties fo:background-color="#ffb66c"/>
      <style:text-properties fo:color="#000000"/>
    </style:style>
    <style:style style:name="MNK_5f_New" style:display-name="MNK_New" style:family="table-cell" style:parent-style-name="Default">
      <style:table-cell-properties fo:background-color="#dddddd"/>
      <style:text-properties fo:color="#000000"/>
    </style:style>
    <style:style style:name="INC" style:family="table-cell" style:parent-style-name="Default">
      <style:table-cell-properties fo:background-color="#2a6099" style:diagonal-bl-tr="none" style:diagonal-tl-br="none"/>
    </style:style>
    <style:style style:name="MNM" style:family="table-cell" style:parent-style-name="Default">
      <style:table-cell-properties fo:background-color="#d62e4e"/>
      <style:text-properties fo:color="#000000"/>
    </style:style>
    <style:style style:name="AMMK" style:family="table-cell" style:parent-style-name="Default">
      <style:table-cell-properties fo:background-color="#5eb91e"/>
      <style:text-properties fo:color="#000000"/>
    </style:style>
    <style:style style:name="ConditionalStyle_5f_1" style:display-name="ConditionalStyle_1" style:family="table-cell" style:parent-style-name="Default">
      <style:table-cell-properties fo:background-color="#8d281e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able-cell-properties fo:background-color="#395511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" style:display-name="ConditionalStyle_3" style:family="table-cell" style:parent-style-name="Default">
      <style:table-cell-properties fo:background-color="#2a6099" style:diagonal-bl-tr="none" style:diagonal-tl-br="none" fo:border="none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4" style:display-name="ConditionalStyle_4" style:family="table-cell" style:parent-style-name="Default">
      <style:table-cell-properties fo:background-color="#3465a4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5" style:display-name="ConditionalStyle_5" style:family="table-cell" style:parent-style-name="Default">
      <style:table-cell-properties fo:background-color="#ff0000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6" style:display-name="ConditionalStyle_6" style:family="table-cell" style:parent-style-name="Default">
      <style:table-cell-properties fo:background-color="#ffb66c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7" style:display-name="ConditionalStyle_7" style:family="table-cell" style:parent-style-name="Default">
      <style:table-cell-properties fo:background-color="#e6e905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8" style:display-name="ConditionalStyle_8" style:family="table-cell" style:parent-style-name="Default">
      <style:table-cell-properties fo:background-color="#5eb91e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9" style:display-name="ConditionalStyle_9" style:family="table-cell" style:parent-style-name="Default">
      <style:table-cell-properties fo:background-color="#4b2204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" style:display-name="ConditionalStyle_10" style:family="table-cell" style:parent-style-name="Default">
      <style:table-cell-properties fo:background-color="#611729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666666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3" style:display-name="ConditionalStyle_13" style:family="table-cell" style:parent-style-name="Default">
      <style:table-cell-properties fo:background-color="#729fcf"/>
      <style:text-properties style:font-name="Arial" fo:font-family="Arial" style:font-family-generic="swiss" style:font-name-complex="Arial" style:font-family-complex="Arial" style:font-family-generic-complex="swiss"/>
    </style:style>
    <style:style style:name="BSP" style:family="table-cell" style:parent-style-name="Default">
      <style:table-cell-properties fo:background-color="#2a6099" style:diagonal-bl-tr="none" style:diagonal-tl-b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08:39:35.0060550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7:00:02.041472304</meta:creation-date>
    <dc:date>2026-03-25T09:05:31.495483056</dc:date>
    <meta:editing-duration>PT17H41M22S</meta:editing-duration>
    <meta:editing-cycles>155</meta:editing-cycles>
    <meta:generator>LibreOffice/25.8.5.2$Linux_X86_64 LibreOffice_project/580$Build-2</meta:generator>
    <meta:document-statistic meta:table-count="1" meta:cell-count="10581" meta:object-count="0"/>
  </office:meta>
</office:document-meta>
</file>